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928cm"/>
    </style:style>
    <style:style style:name="co2" style:family="table-column">
      <style:table-column-properties fo:break-before="auto" style:column-width="2.898cm"/>
    </style:style>
    <style:style style:name="co3" style:family="table-column">
      <style:table-column-properties fo:break-before="auto" style:column-width="6.443cm"/>
    </style:style>
    <style:style style:name="co4" style:family="table-column">
      <style:table-column-properties fo:break-before="auto" style:column-width="2.505cm"/>
    </style:style>
    <style:style style:name="co5" style:family="table-column">
      <style:table-column-properties fo:break-before="auto" style:column-width="2.926cm"/>
    </style:style>
    <style:style style:name="co6" style:family="table-column">
      <style:table-column-properties fo:break-before="auto" style:column-width="0.512cm"/>
    </style:style>
    <style:style style:name="co7" style:family="table-column">
      <style:table-column-properties fo:break-before="auto" style:column-width="4.327cm"/>
    </style:style>
    <style:style style:name="co8" style:family="table-column">
      <style:table-column-properties fo:break-before="auto" style:column-width="1.617cm"/>
    </style:style>
    <style:style style:name="co9" style:family="table-column">
      <style:table-column-properties fo:break-before="auto" style:column-width="1.321cm"/>
    </style:style>
    <style:style style:name="co10" style:family="table-column">
      <style:table-column-properties fo:break-before="auto" style:column-width="2.988cm"/>
    </style:style>
    <style:style style:name="co11" style:family="table-column">
      <style:table-column-properties fo:break-before="auto" style:column-width="1.274cm"/>
    </style:style>
    <style:style style:name="co12" style:family="table-column">
      <style:table-column-properties fo:break-before="auto" style:column-width="3.759cm"/>
    </style:style>
    <style:style style:name="co13" style:family="table-column">
      <style:table-column-properties fo:break-before="auto" style:column-width="3.796cm"/>
    </style:style>
    <style:style style:name="co14" style:family="table-column">
      <style:table-column-properties fo:break-before="auto" style:column-width="6.839cm"/>
    </style:style>
    <style:style style:name="co15" style:family="table-column">
      <style:table-column-properties fo:break-before="auto" style:column-width="1.716cm"/>
    </style:style>
    <style:style style:name="co16" style:family="table-column">
      <style:table-column-properties fo:break-before="auto" style:column-width="2.267cm"/>
    </style:style>
    <style:style style:name="co17" style:family="table-column">
      <style:table-column-properties fo:break-before="auto" style:column-width="2.709cm"/>
    </style:style>
    <style:style style:name="co18" style:family="table-column">
      <style:table-column-properties fo:break-before="auto" style:column-width="1.358cm"/>
    </style:style>
    <style:style style:name="co19" style:family="table-column">
      <style:table-column-properties fo:break-before="auto" style:column-width="1.381cm"/>
    </style:style>
    <style:style style:name="co20" style:family="table-column">
      <style:table-column-properties fo:break-before="auto" style:column-width="0.73cm"/>
    </style:style>
    <style:style style:name="co21" style:family="table-column">
      <style:table-column-properties fo:break-before="auto" style:column-width="2.637cm"/>
    </style:style>
    <style:style style:name="co22" style:family="table-column">
      <style:table-column-properties fo:break-before="auto" style:column-width="5.752cm"/>
    </style:style>
    <style:style style:name="co23" style:family="table-column">
      <style:table-column-properties fo:break-before="auto" style:column-width="4.08cm"/>
    </style:style>
    <style:style style:name="co24" style:family="table-column">
      <style:table-column-properties fo:break-before="auto" style:column-width="3.291cm"/>
    </style:style>
    <style:style style:name="ro1" style:family="table-row">
      <style:table-row-properties style:row-height="0.709cm" fo:break-before="auto" style:use-optimal-row-height="false"/>
    </style:style>
    <style:style style:name="ro2" style:family="table-row">
      <style:table-row-properties style:row-height="1.132cm" fo:break-before="auto" style:use-optimal-row-height="false"/>
    </style:style>
    <style:style style:name="ro3" style:family="table-row">
      <style:table-row-properties style:row-height="0.563cm" fo:break-before="auto" style:use-optimal-row-height="false"/>
    </style:style>
    <style:style style:name="ta1" style:family="table" style:master-page-name="PageStyle_5f_DATA">
      <style:table-properties table:display="true" style:writing-mode="lr-tb"/>
    </style:style>
    <style:style style:name="ta2" style:family="table" style:master-page-name="PageStyle_5f_MINI-GAME_20_SHEET">
      <style:table-properties table:display="true" style:writing-mode="lr-tb"/>
    </style:style>
    <style:style style:name="ta3" style:family="table" style:master-page-name="Default">
      <style:table-properties table:display="true" style:writing-mode="lr-tb"/>
    </style:style>
    <style:style style:name="ta4" style:family="table" style:master-page-name="PageStyle_5f_MINI-GAMES_20_LIS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Excel_20_Built-in_20_Normal">
      <style:table-cell-properties fo:background-color="#1f4e79" style:text-align-source="fix" style:repeat-content="false" fo:wrap-option="no-wrap" fo:border="none"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 style:family="table-cell" style:parent-style-name="Excel_20_Built-in_20_Normal">
      <style:table-cell-properties style:text-align-source="fix" style:repeat-content="false" fo:background-color="transparent" fo:wrap-option="no-wrap" fo:border="none" style:direction="ltr" style:rotation-angle="0" style:rotation-align="none" style:shrink-to-fit="false" style:vertical-align="middle"/>
      <style:paragraph-properties fo:text-align="start" fo:margin-left="0cm" style:writing-mode="page"/>
      <style:text-properties fo:color="#ff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 style:family="table-cell" style:parent-style-name="Excel_20_Built-in_20_Normal">
      <style:table-cell-properties fo:background-color="#1f4e79" style:text-align-source="fix" style:repeat-content="false" fo:wrap-option="no-wrap"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 style:family="table-cell" style:parent-style-name="Excel_20_Built-in_20_Normal">
      <style:table-cell-properties style:text-align-source="fix" style:repeat-content="false" fo:background-color="transparent" fo:wrap-option="no-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Excel_20_Built-in_20_Normal">
      <style:table-cell-properties fo:background-color="#2e75b6" style:diagonal-bl-tr="none" style:diagonal-tl-br="none" style:text-align-source="value-type" style:repeat-content="false" fo:wrap-option="no-wrap" fo:border="0.035cm solid #203864" style:direction="ltr" style:rotation-angle="0" style:rotation-align="none" style:shrink-to-fit="false" style:vertical-align="middle"/>
      <style:paragraph-properties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 style:family="table-cell" style:parent-style-name="Excel_20_Built-in_20_Normal">
      <style:table-cell-properties fo:border-bottom="0.035cm solid #2e75b6" fo:background-color="#9dc3e6" style:diagonal-bl-tr="none" style:diagonal-tl-br="none" style:text-align-source="value-type" style:repeat-content="false" fo:wrap-option="no-wrap" fo:border-left="0.035cm solid #203864" style:direction="ltr" fo:border-right="0.035cm solid #203864" style:rotation-angle="0" style:rotation-align="none" style:shrink-to-fit="false" fo:border-top="0.035cm solid #203864" style:vertical-align="middle"/>
      <style:paragraph-properties fo:margin-left="0cm"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 style:family="table-cell" style:parent-style-name="Excel_20_Built-in_20_Normal">
      <style:table-cell-properties fo:border-bottom="0.035cm solid #2e75b6" fo:background-color="#9dc3e6" style:diagonal-bl-tr="none" style:diagonal-tl-br="none" style:text-align-source="value-type" style:repeat-content="false" fo:wrap-option="no-wrap" fo:border-left="0.035cm solid #203864" style:direction="ltr" fo:border-right="0.035cm solid #203864" style:rotation-angle="0" style:rotation-align="none" style:shrink-to-fit="false" fo:border-top="0.035cm solid #2e75b6" style:vertical-align="middle"/>
      <style:paragraph-properties fo:margin-left="0cm"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Excel_20_Built-in_20_Normal">
      <style:table-cell-properties fo:border-bottom="0.035cm solid #203864" fo:background-color="#9dc3e6" style:diagonal-bl-tr="none" style:diagonal-tl-br="none" style:text-align-source="value-type" style:repeat-content="false" fo:wrap-option="no-wrap" fo:border-left="0.035cm solid #203864" style:direction="ltr" fo:border-right="0.035cm solid #203864" style:rotation-angle="0" style:rotation-align="none" style:shrink-to-fit="false" fo:border-top="0.035cm solid #2e75b6" style:vertical-align="middle"/>
      <style:paragraph-properties fo:margin-left="0cm"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 style:family="table-cell" style:parent-style-name="Excel_20_Built-in_20_Normal">
      <style:table-cell-properties fo:background-color="transparent"/>
    </style:style>
    <style:style style:name="ce10" style:family="table-cell" style:parent-style-name="Excel_20_Built-in_20_Normal">
      <style:table-cell-properties style:diagonal-bl-tr="none" style:diagonal-tl-br="none" fo:background-color="transparent" style:rotation-align="none"/>
    </style:style>
    <style:style style:name="ce11"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end" fo:margin-left="0cm" style:writing-mode="page"/>
      <style:text-properties fo:color="#8faadc" style:text-outline="false" style:text-line-through-style="none" style:font-name="Calibri"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2" style:family="table-cell" style:parent-style-name="Excel_20_Built-in_20_Normal">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Excel_20_Built-in_20_Normal">
      <style:table-cell-properties style:text-align-source="fix" style:repeat-content="false" fo:background-color="transparent" fo:wrap-option="no-wrap" style:direction="ltr" style:rotation-angle="0" style:rotation-align="none" style:shrink-to-fit="false" style:vertical-align="middle"/>
      <style:paragraph-properties fo:text-align="start" fo:margin-left="0cm" style:writing-mode="page"/>
      <style:text-properties fo:color="#ff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Excel_20_Built-in_20_Normal">
      <style:table-cell-properties fo:border-bottom="0.088cm solid #203864"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bottom"/>
      <style:paragraph-properties fo:text-align="start" fo:margin-left="0cm" style:writing-mode="page"/>
      <style:text-properties fo:color="#203864"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 style:family="table-cell" style:parent-style-name="Excel_20_Built-in_20_Normal">
      <style:table-cell-properties fo:border-bottom="0.035cm solid #8faadc" fo:background-color="#1f4e79" style:diagonal-bl-tr="none" style:diagonal-tl-br="none" style:text-align-source="fix" style:repeat-content="false" fo:wrap-option="no-wrap" fo:border-left="0.088cm solid #203864" style:direction="ltr" fo:border-right="0.035cm solid #8faadc" style:rotation-angle="0" style:rotation-align="none" style:shrink-to-fit="false" fo:border-top="0.088cm solid #203864" style:vertical-align="middle"/>
      <style:paragraph-properties fo:text-align="center" fo:margin-left="0cm" style:writing-mode="page"/>
      <style:text-properties fo:color="#ffffff" style:text-outline="false" style:text-line-through-style="none" style:font-name="Calibri"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6" style:family="table-cell" style:parent-style-name="Excel_20_Built-in_20_Normal">
      <style:table-cell-properties fo:border-bottom="0.088cm solid #203864" fo:background-color="#deebf7" style:diagonal-bl-tr="none" style:diagonal-tl-br="none" style:text-align-source="fix" style:repeat-content="false" fo:wrap-option="wrap" fo:border-left="0.088cm solid #203864" style:direction="ltr" fo:border-right="0.035cm solid #8faadc" style:rotation-angle="0" style:rotation-align="none" style:shrink-to-fit="false" fo:border-top="0.035cm solid #8faadc" style:vertical-align="middle"/>
      <style:paragraph-properties fo:text-align="center" fo:margin-left="0cm"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 style:family="table-cell" style:parent-style-name="Excel_20_Built-in_20_Normal">
      <style:table-cell-properties fo:border-bottom="0.088cm solid #203864" fo:background-color="#deebf7" style:diagonal-bl-tr="none" style:diagonal-tl-br="none" style:text-align-source="fix" style:repeat-content="false" fo:wrap-option="no-wrap" fo:border-left="0.088cm solid #203864" style:direction="ltr" fo:border-right="0.035cm solid #8faadc" style:rotation-angle="0" style:rotation-align="none" style:shrink-to-fit="false" fo:border-top="0.035cm solid #8faadc" style:vertical-align="middle"/>
      <style:paragraph-properties fo:text-align="center" fo:margin-left="0cm"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 style:family="table-cell" style:parent-style-name="Excel_20_Built-in_20_Normal">
      <style:table-cell-properties fo:border-bottom="0.035cm solid #8faadc" fo:background-color="#1f4e79" style:diagonal-bl-tr="none" style:diagonal-tl-br="none" style:text-align-source="fix" style:repeat-content="false" fo:wrap-option="no-wrap" fo:border-left="0.088cm solid #203864" style:direction="ltr" fo:border-right="0.088cm solid #203864" style:rotation-angle="0" style:rotation-align="none" style:shrink-to-fit="false" fo:border-top="0.088cm solid #203864" style:vertical-align="middle"/>
      <style:paragraph-properties fo:text-align="center" fo:margin-left="0cm" style:writing-mode="page"/>
      <style:text-properties fo:color="#ffffff" style:text-outline="false" style:text-line-through-style="none" style:font-name="Calibri"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9" style:family="table-cell" style:parent-style-name="Excel_20_Built-in_20_Normal">
      <style:table-cell-properties fo:border-bottom="0.035cm solid #8faadc" fo:background-color="#2e75b6" style:diagonal-bl-tr="none" style:diagonal-tl-br="none" style:text-align-source="fix" style:repeat-content="false" fo:wrap-option="no-wrap" fo:border-left="0.088cm solid #203864" style:direction="ltr" fo:border-right="none" style:rotation-angle="0" style:rotation-align="none" style:shrink-to-fit="false" fo:border-top="0.035cm solid #8faadc" style:vertical-align="middle"/>
      <style:paragraph-properties fo:text-align="end" fo:margin-left="0cm" style:writing-mode="page"/>
      <style:text-properties fo:color="#203864" style:text-outline="false" style:text-line-through-style="none" style:font-name="Calibri"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0" style:family="table-cell" style:parent-style-name="Excel_20_Built-in_20_Normal">
      <style:table-cell-properties fo:border-bottom="0.088cm solid #203864" fo:background-color="#deebf7" style:diagonal-bl-tr="none" style:diagonal-tl-br="none" style:text-align-source="fix" style:repeat-content="false" fo:wrap-option="wrap" fo:border-left="0.088cm solid #203864" style:direction="ltr" fo:border-right="0.088cm solid #203864" style:rotation-angle="0" style:rotation-align="none" style:shrink-to-fit="false" fo:border-top="none" style:vertical-align="top"/>
      <style:paragraph-properties fo:text-align="start"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Excel_20_Built-in_20_Normal">
      <style:table-cell-properties fo:border-bottom="none" fo:background-color="#deebf7" style:diagonal-bl-tr="none" style:diagonal-tl-br="none" style:text-align-source="fix" style:repeat-content="false" fo:wrap-option="wrap" fo:border-left="0.088cm solid #203864" style:direction="ltr" fo:border-right="none" style:rotation-angle="0" style:rotation-align="none" style:shrink-to-fit="false" fo:border-top="none" style:vertical-align="top"/>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Excel_20_Built-in_20_Normal">
      <style:table-cell-properties fo:border-bottom="0.088cm solid #203864" fo:background-color="#deebf7" style:diagonal-bl-tr="none" style:diagonal-tl-br="none" style:text-align-source="fix" style:repeat-content="false" fo:wrap-option="wrap" fo:border-left="0.088cm solid #203864" style:direction="ltr" fo:border-right="none" style:rotation-angle="0" style:rotation-align="none" style:shrink-to-fit="false" fo:border-top="none" style:vertical-align="top"/>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Excel_20_Built-in_20_Normal">
      <style:table-cell-properties fo:border-bottom="0.035cm solid #8faadc" fo:background-color="#1f4e79" style:diagonal-bl-tr="none" style:diagonal-tl-br="none" style:text-align-source="fix" style:repeat-content="false" fo:wrap-option="no-wrap" fo:border-left="0.035cm solid #8faadc" style:direction="ltr" fo:border-right="0.035cm solid #8faadc" style:rotation-angle="0" style:rotation-align="none" style:shrink-to-fit="false" fo:border-top="0.088cm solid #203864" style:vertical-align="middle"/>
      <style:paragraph-properties fo:text-align="center" fo:margin-left="0cm" style:writing-mode="page"/>
      <style:text-properties fo:color="#ffffff" style:text-outline="false" style:text-line-through-style="none" style:font-name="Calibri"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4" style:family="table-cell" style:parent-style-name="Excel_20_Built-in_20_Normal">
      <style:table-cell-properties fo:border-bottom="0.088cm solid #203864" fo:background-color="#deebf7" style:diagonal-bl-tr="none" style:diagonal-tl-br="none" style:text-align-source="fix" style:repeat-content="false" fo:wrap-option="wrap" fo:border-left="0.035cm solid #8faadc" style:direction="ltr" fo:border-right="0.035cm solid #8faadc" style:rotation-angle="0" style:rotation-align="none" style:shrink-to-fit="false" fo:border-top="0.035cm solid #8faadc" style:vertical-align="middle"/>
      <style:paragraph-properties fo:text-align="center" fo:margin-left="0cm"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5" style:family="table-cell" style:parent-style-name="Excel_20_Built-in_20_Normal">
      <style:table-cell-properties fo:border-bottom="0.088cm solid #203864" fo:background-color="#deebf7" style:diagonal-bl-tr="none" style:diagonal-tl-br="none" style:text-align-source="fix" style:repeat-content="false" fo:wrap-option="no-wrap" fo:border-left="0.035cm solid #8faadc" style:direction="ltr" fo:border-right="0.035cm solid #8faadc" style:rotation-angle="0" style:rotation-align="none" style:shrink-to-fit="false" fo:border-top="0.035cm solid #8faadc" style:vertical-align="middle"/>
      <style:paragraph-properties fo:text-align="center" fo:margin-left="0cm"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 style:family="table-cell" style:parent-style-name="Excel_20_Built-in_20_Normal">
      <style:table-cell-properties fo:border-bottom="0.035cm solid #8faadc" fo:background-color="#1f4e79" style:diagonal-bl-tr="none" style:diagonal-tl-br="none" style:text-align-source="fix" style:repeat-content="false" fo:wrap-option="no-wrap" fo:border-left="none" style:direction="ltr" fo:border-right="none" style:rotation-angle="0" style:rotation-align="none" style:shrink-to-fit="false" fo:border-top="0.088cm solid #203864" style:vertical-align="middle"/>
      <style:paragraph-properties fo:text-align="center" fo:margin-left="0cm" style:writing-mode="page"/>
      <style:text-properties fo:color="#ffffff" style:text-outline="false" style:text-line-through-style="none" style:font-name="Calibri"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7" style:family="table-cell" style:parent-style-name="Excel_20_Built-in_20_Normal">
      <style:table-cell-properties fo:border-bottom="0.035cm solid #8faadc" fo:background-color="#2e75b6" style:diagonal-bl-tr="none" style:diagonal-tl-br="none" style:text-align-source="fix" style:repeat-content="false" fo:wrap-option="no-wrap" fo:border-left="none" style:direction="ltr" fo:border-right="none" style:rotation-angle="0" style:rotation-align="none" style:shrink-to-fit="false" fo:border-top="0.035cm solid #8faadc" style:vertical-align="middle"/>
      <style:paragraph-properties fo:text-align="end" fo:margin-left="0cm" style:writing-mode="page"/>
      <style:text-properties fo:color="#203864" style:text-outline="false" style:text-line-through-style="none" style:font-name="Calibri"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8" style:family="table-cell" style:parent-style-name="Excel_20_Built-in_20_Normal">
      <style:table-cell-properties fo:background-color="#deebf7" style:diagonal-bl-tr="none" style:diagonal-tl-br="none" style:text-align-source="fix" style:repeat-content="false"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 style:family="table-cell" style:parent-style-name="Excel_20_Built-in_20_Normal">
      <style:table-cell-properties fo:border-bottom="0.088cm solid #203864" fo:background-color="#deebf7"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Excel_20_Built-in_20_Normal">
      <style:table-cell-properties fo:border-bottom="0.035cm solid #8faadc" fo:background-color="#1f4e79" style:diagonal-bl-tr="none" style:diagonal-tl-br="none" style:text-align-source="fix" style:repeat-content="false" fo:wrap-option="no-wrap" fo:border-left="0.035cm solid #8faadc" style:direction="ltr" fo:border-right="0.088cm solid #203864" style:rotation-angle="0" style:rotation-align="none" style:shrink-to-fit="false" fo:border-top="0.088cm solid #203864" style:vertical-align="middle"/>
      <style:paragraph-properties fo:text-align="center" fo:margin-left="0cm" style:writing-mode="page"/>
      <style:text-properties fo:color="#ffffff" style:text-outline="false" style:text-line-through-style="none" style:font-name="Calibri"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1" style:family="table-cell" style:parent-style-name="Excel_20_Built-in_20_Normal">
      <style:table-cell-properties fo:border-bottom="0.088cm solid #203864" fo:background-color="#bdd7ee" style:diagonal-bl-tr="none" style:diagonal-tl-br="none" style:text-align-source="fix" style:repeat-content="false" fo:wrap-option="wrap" fo:border-left="0.035cm solid #8faadc" style:direction="ltr" fo:border-right="0.088cm solid #203864" style:rotation-angle="0" style:rotation-align="none" style:shrink-to-fit="false" fo:border-top="0.035cm solid #8faadc" style:vertical-align="middle"/>
      <style:paragraph-properties fo:text-align="center" fo:margin-left="0cm"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 style:family="table-cell" style:parent-style-name="Excel_20_Built-in_20_Normal">
      <style:table-cell-properties fo:border-bottom="0.088cm solid #203864" fo:background-color="#bdd7ee" style:diagonal-bl-tr="none" style:diagonal-tl-br="none" style:text-align-source="fix" style:repeat-content="false" fo:wrap-option="wrap" fo:border-left="0.035cm solid #8faadc" style:direction="ltr" fo:border-right="0.035cm solid #8faadc" style:rotation-angle="0" style:rotation-align="none" style:shrink-to-fit="false" fo:border-top="0.035cm solid #8faadc" style:vertical-align="middle"/>
      <style:paragraph-properties fo:text-align="center" fo:margin-left="0cm"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3" style:family="table-cell" style:parent-style-name="Excel_20_Built-in_20_Normal">
      <style:table-cell-properties fo:border-bottom="0.088cm solid #203864" fo:background-color="#bdd7ee" style:diagonal-bl-tr="none" style:diagonal-tl-br="none" style:text-align-source="fix" style:repeat-content="false" fo:wrap-option="no-wrap" fo:border-left="0.035cm solid #8faadc" style:direction="ltr" fo:border-right="0.088cm solid #203864" style:rotation-angle="0" style:rotation-align="none" style:shrink-to-fit="false" fo:border-top="0.035cm solid #8faadc" style:vertical-align="middle"/>
      <style:paragraph-properties fo:text-align="center" fo:margin-left="0cm"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4" style:family="table-cell" style:parent-style-name="Excel_20_Built-in_20_Normal">
      <style:table-cell-properties fo:border-bottom="0.035cm solid #8faadc" fo:background-color="#2e75b6" style:diagonal-bl-tr="none" style:diagonal-tl-br="none" style:text-align-source="value-type" style:repeat-content="false" fo:wrap-option="wrap" fo:border-left="none" style:direction="ltr" fo:border-right="none" style:rotation-angle="0" style:rotation-align="none" style:shrink-to-fit="false" fo:border-top="0.035cm solid #8faadc" style:vertical-align="top"/>
      <style:paragraph-properties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5" style:family="table-cell" style:parent-style-name="Excel_20_Built-in_20_Normal">
      <style:table-cell-properties fo:border-bottom="0.035cm solid #8faadc" fo:background-color="#1f4e79" style:diagonal-bl-tr="none" style:diagonal-tl-br="none" style:text-align-source="fix" style:repeat-content="false" fo:wrap-option="no-wrap" fo:border-left="none" style:direction="ltr" fo:border-right="0.088cm solid #203864" style:rotation-angle="0" style:rotation-align="none" style:shrink-to-fit="false" fo:border-top="0.088cm solid #203864" style:vertical-align="middle"/>
      <style:paragraph-properties fo:text-align="center" fo:margin-left="0cm" style:writing-mode="page"/>
      <style:text-properties fo:color="#ffffff" style:text-outline="false" style:text-line-through-style="none" style:font-name="Calibri"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6" style:family="table-cell" style:parent-style-name="Excel_20_Built-in_20_Normal">
      <style:table-cell-properties fo:border-bottom="0.035cm solid #8faadc" fo:background-color="#2e75b6" style:diagonal-bl-tr="none" style:diagonal-tl-br="none" style:text-align-source="fix" style:repeat-content="false" fo:wrap-option="no-wrap" fo:border-left="none" style:direction="ltr" fo:border-right="0.088cm solid #203864" style:rotation-angle="0" style:rotation-align="none" style:shrink-to-fit="false" fo:border-top="0.035cm solid #8faadc" style:vertical-align="middle"/>
      <style:paragraph-properties fo:text-align="center" fo:margin-left="0cm" style:writing-mode="page"/>
      <style:text-properties fo:color="#2f5597" style:text-outline="false" style:text-line-through-styl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7" style:family="table-cell" style:parent-style-name="Excel_20_Built-in_20_Normal">
      <style:table-cell-properties fo:border-bottom="none" fo:background-color="#deebf7" style:diagonal-bl-tr="none" style:diagonal-tl-br="none" style:text-align-source="fix" style:repeat-content="false" fo:wrap-option="wrap" fo:border-left="none" style:direction="ltr" fo:border-right="0.088cm solid #203864" style:rotation-angle="0" style:rotation-align="none" style:shrink-to-fit="false" fo:border-top="none" style:vertical-align="top"/>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8" style:family="table-cell" style:parent-style-name="Excel_20_Built-in_20_Normal">
      <style:table-cell-properties fo:border-bottom="0.088cm solid #203864" fo:background-color="#deebf7" style:diagonal-bl-tr="none" style:diagonal-tl-br="none" style:text-align-source="fix" style:repeat-content="false" fo:wrap-option="wrap" fo:border-left="none" style:direction="ltr" fo:border-right="0.088cm solid #203864" style:rotation-angle="0" style:rotation-align="none" style:shrink-to-fit="false" fo:border-top="none" style:vertical-align="top"/>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9" style:family="table-cell" style:parent-style-name="Excel_20_Built-in_20_Normal">
      <style:table-cell-properties fo:background-color="transparent"/>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 style:family="table-cell" style:parent-style-name="Excel_20_Built-in_20_Normal">
      <style:table-cell-properties style:diagonal-bl-tr="none" style:diagonal-tl-br="none" style:text-align-source="value-type" style:repeat-content="false" fo:background-color="transparent" fo:wrap-option="no-wrap" style:direction="ltr" style:rotation-angle="0" style:rotation-align="none" style:shrink-to-fit="false" style:vertical-align="middle"/>
      <style:paragraph-properties fo:margin-left="0cm" style:writing-mode="page"/>
      <style:text-properties fo:color="#1f4e79"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1" style:family="table-cell" style:parent-style-name="Excel_20_Built-in_20_Normal">
      <style:table-cell-properties fo:border-bottom="none" fo:background-color="#bfbfbf" style:diagonal-bl-tr="none" style:diagonal-tl-br="none" fo:border-left="0.035cm solid #000000" fo:border-right="none" style:rotation-align="none" fo:border-top="0.035cm solid #000000"/>
    </style:style>
    <style:style style:name="ce42" style:family="table-cell" style:parent-style-name="Excel_20_Built-in_20_Normal">
      <style:table-cell-properties fo:border-bottom="none" fo:background-color="#bfbfbf" style:diagonal-bl-tr="none" style:diagonal-tl-br="none" fo:border-left="0.002cm solid #000000" fo:border-right="0.002cm solid #000000" style:rotation-align="none" fo:border-top="0.002cm solid #000000"/>
    </style:style>
    <style:style style:name="ce43" style:family="table-cell" style:parent-style-name="Excel_20_Built-in_20_Normal">
      <style:table-cell-properties fo:border-bottom="none" fo:background-color="#bfbfbf" style:diagonal-bl-tr="none" style:diagonal-tl-br="none" fo:border-left="0.002cm solid #000000" fo:border-right="0.002cm solid #000000" style:rotation-align="none" fo:border-top="none"/>
      <style:text-properties fo:color="#7f7f7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Excel_20_Built-in_20_Normal">
      <style:table-cell-properties fo:border-bottom="0.002cm solid #000000" fo:background-color="#bfbfbf" style:diagonal-bl-tr="none" style:diagonal-tl-br="none" fo:border-left="0.002cm solid #000000" fo:border-right="0.002cm solid #000000" style:rotation-align="none" fo:border-top="none"/>
      <style:text-properties fo:color="#7f7f7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Excel_20_Built-in_20_Normal">
      <style:table-cell-properties fo:border-bottom="none" fo:background-color="#bfbfbf" style:diagonal-bl-tr="none" style:diagonal-tl-br="none" fo:border-left="0.002cm solid #000000" fo:border-right="0.002cm solid #000000" style:rotation-align="none" fo:border-top="0.002cm solid #0000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fo:background-color="#cccccc"/>
    </style:style>
    <style:style style:name="ce47" style:family="table-cell" style:parent-style-name="Excel_20_Built-in_20_Normal">
      <style:table-cell-properties fo:border-bottom="none" fo:background-color="#bfbfbf" style:diagonal-bl-tr="none" style:diagonal-tl-br="none" fo:border-left="none" fo:border-right="none" style:rotation-align="none" fo:border-top="0.035cm solid #000000"/>
    </style:style>
    <style:style style:name="ce48" style:family="table-cell" style:parent-style-name="Excel_20_Built-in_20_Normal">
      <style:table-cell-properties fo:border-bottom="none" fo:background-color="#bfbfbf" style:diagonal-bl-tr="none" style:diagonal-tl-br="none" fo:border-left="0.035cm solid #000000" fo:border-right="none" style:rotation-align="none" fo:border-top="none"/>
      <style:text-properties fo:color="#7f7f7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Excel_20_Built-in_20_Normal">
      <style:table-cell-properties fo:border-bottom="none" fo:background-color="#d8d8d8" style:diagonal-bl-tr="none" style:diagonal-tl-br="none" fo:border-left="0.035cm solid #000000" fo:border-right="0.035cm solid #000000" style:rotation-align="none" fo:border-top="0.035cm solid #000000"/>
    </style:style>
    <style:style style:name="ce50" style:family="table-cell" style:parent-style-name="Excel_20_Built-in_20_Normal">
      <style:table-cell-properties fo:border-bottom="none" fo:background-color="#d8d8d8" style:diagonal-bl-tr="none" style:diagonal-tl-br="none" fo:border-left="0.035cm solid #000000" fo:border-right="0.035cm solid #000000" style:rotation-align="none" fo:border-top="none"/>
      <style:text-properties fo:color="#a5a5a5"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Excel_20_Built-in_20_Normal">
      <style:table-cell-properties fo:border-bottom="0.035cm solid #000000" fo:background-color="#d8d8d8" style:diagonal-bl-tr="none" style:diagonal-tl-br="none" fo:border-left="0.035cm solid #000000" fo:border-right="0.035cm solid #000000" style:rotation-align="none" fo:border-top="none"/>
      <style:text-properties fo:color="#a5a5a5"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Excel_20_Built-in_20_Normal">
      <style:table-cell-properties fo:border-bottom="none" fo:background-color="#d8d8d8" style:diagonal-bl-tr="none" style:diagonal-tl-br="none" fo:border-left="0.035cm solid #000000" fo:border-right="none" style:rotation-align="none" fo:border-top="none"/>
    </style:style>
    <style:style style:name="ce53" style:family="table-cell" style:parent-style-name="Excel_20_Built-in_20_Normal">
      <style:table-cell-properties fo:border-bottom="none" fo:background-color="#d8d8d8" style:diagonal-bl-tr="none" style:diagonal-tl-br="none" fo:border-left="0.035cm solid #000000" fo:border-right="none" style:rotation-align="none" fo:border-top="none"/>
      <style:text-properties fo:color="#a5a5a5"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Excel_20_Built-in_20_Normal">
      <style:table-cell-properties fo:border-bottom="none" fo:background-color="#d8d8d8" style:diagonal-bl-tr="none" style:diagonal-tl-br="none" fo:border-left="0.035cm solid #000000" fo:border-right="none" style:rotation-align="none" fo:border-top="0.035cm solid #000000"/>
    </style:style>
    <style:style style:name="ce55" style:family="table-cell" style:parent-style-name="Excel_20_Built-in_20_Normal">
      <style:table-cell-properties fo:border-bottom="none" fo:background-color="#d8d8d8" style:diagonal-bl-tr="none" style:diagonal-tl-br="none" fo:border-left="none" fo:border-right="0.035cm solid #000000" style:rotation-align="none" fo:border-top="0.035cm solid #000000"/>
    </style:style>
    <style:style style:name="ce56" style:family="table-cell" style:parent-style-name="Excel_20_Built-in_20_Normal">
      <style:table-cell-properties fo:border-bottom="none" fo:background-color="#d8d8d8" style:diagonal-bl-tr="none" style:diagonal-tl-br="none" fo:border-left="none" fo:border-right="0.035cm solid #000000" style:rotation-align="none" fo:border-top="none"/>
    </style:style>
    <style:style style:name="ce57" style:family="table-cell" style:parent-style-name="Excel_20_Built-in_20_Normal">
      <style:table-cell-properties fo:border-bottom="none" fo:background-color="#d8d8d8" style:diagonal-bl-tr="none" style:diagonal-tl-br="none" fo:border-left="0.035cm solid #000000" fo:border-right="0.035cm solid #000000" style:rotation-align="none" fo:border-top="none"/>
    </style:style>
    <style:style style:name="ce58" style:family="table-cell" style:parent-style-name="Excel_20_Built-in_20_Normal">
      <style:table-cell-properties fo:border-bottom="0.035cm solid #000000" fo:background-color="#f2f2f2" style:diagonal-bl-tr="none" style:diagonal-tl-br="none" fo:border-left="none" fo:border-right="none" style:rotation-align="none" fo:border-top="0.035cm solid #000000"/>
    </style:style>
    <style:style style:name="ce59" style:family="table-cell" style:parent-style-name="Excel_20_Built-in_20_Normal">
      <style:table-cell-properties fo:border-bottom="none" fo:background-color="#f2f2f2" style:diagonal-bl-tr="none" style:diagonal-tl-br="none" fo:border-left="none" fo:border-right="none" style:rotation-align="none" fo:border-top="0.035cm solid #000000"/>
    </style:style>
    <style:style style:name="ce60" style:family="table-cell" style:parent-style-name="Excel_20_Built-in_20_Normal">
      <style:table-cell-properties fo:background-color="#f2f2f2" style:diagonal-bl-tr="none" style:diagonal-tl-br="none" fo:border="0.035cm solid #000000" style:rotation-align="none"/>
    </style:style>
    <style:style style:name="ce61" style:family="table-cell" style:parent-style-name="Excel_20_Built-in_20_Normal">
      <style:table-cell-properties fo:border-bottom="none" fo:background-color="#f2f2f2" style:diagonal-bl-tr="none" style:diagonal-tl-br="none" fo:border-left="0.035cm solid #000000" fo:border-right="0.035cm solid #000000" style:rotation-align="none" fo:border-top="0.035cm solid #000000"/>
    </style:style>
    <style:style style:name="ce62" style:family="table-cell" style:parent-style-name="Excel_20_Built-in_20_Normal">
      <style:table-cell-properties fo:border-bottom="none" fo:background-color="#bfbfbf" style:diagonal-bl-tr="none" style:diagonal-tl-br="none" fo:border-left="0.035cm solid #000000" fo:border-right="0.035cm solid #000000" style:rotation-align="none" fo:border-top="0.035cm solid #000000"/>
    </style:style>
    <style:style style:name="ce63" style:family="table-cell" style:parent-style-name="Excel_20_Built-in_20_Normal">
      <style:table-cell-properties fo:border-bottom="0.035cm solid #000000" fo:background-color="#bfbfbf" style:diagonal-bl-tr="none" style:diagonal-tl-br="none" fo:border-left="none" fo:border-right="0.035cm solid #000000" style:rotation-align="none" fo:border-top="0.035cm solid #000000"/>
    </style:style>
    <style:style style:name="ce64" style:family="table-cell" style:parent-style-name="Excel_20_Built-in_20_Normal">
      <style:table-cell-properties fo:background-color="#cccccc" fo:border="0.002cm solid #000000"/>
    </style:style>
    <style:style style:name="ce65" style:family="table-cell" style:parent-style-name="Excel_20_Built-in_20_Normal">
      <style:table-cell-properties fo:border-bottom="0.002cm solid #000000" fo:background-color="#dddddd" fo:border-left="0.002cm solid #000000" fo:border-right="none" fo:border-top="0.002cm solid #000000"/>
    </style:style>
    <style:style style:name="ce66" style:family="table-cell" style:parent-style-name="Excel_20_Built-in_20_Normal">
      <style:table-cell-properties fo:border-bottom="0.002cm solid #000000" fo:background-color="#eeeeee" style:diagonal-bl-tr="none" style:diagonal-tl-br="none" fo:border-left="0.002cm solid #000000" fo:border-right="none" style:rotation-align="none" fo:border-top="0.002cm solid #000000"/>
    </style:style>
    <style:style style:name="ce67" style:family="table-cell" style:parent-style-name="Excel_20_Built-in_20_Normal">
      <style:table-cell-properties fo:border-bottom="0.002cm solid #000000" fo:background-color="#eeeeee" fo:border-left="0.002cm solid #000000" fo:border-right="none" fo:border-top="0.002cm solid #000000"/>
    </style:style>
    <style:style style:name="ce68" style:family="table-cell" style:parent-style-name="Excel_20_Built-in_20_Normal">
      <style:table-cell-properties fo:border-bottom="0.002cm solid #000000" fo:background-color="#cccccc" fo:border-left="0.002cm solid #000000" fo:border-right="none" fo:border-top="0.002cm solid #000000"/>
    </style:style>
    <style:style style:name="ce69" style:family="table-cell" style:parent-style-name="Excel_20_Built-in_20_Normal">
      <style:table-cell-properties fo:border-bottom="0.002cm solid #000000" fo:background-color="#dddddd" fo:border-left="none" fo:border-right="0.002cm solid #000000" fo:border-top="0.002cm solid #000000"/>
    </style:style>
    <style:style style:name="ce70" style:family="table-cell" style:parent-style-name="Excel_20_Built-in_20_Normal">
      <style:table-cell-properties fo:border-bottom="0.002cm solid #000000" fo:background-color="#eeeeee" style:diagonal-bl-tr="none" style:diagonal-tl-br="none" fo:border-left="none" fo:border-right="0.002cm solid #000000" style:rotation-align="none" fo:border-top="0.002cm solid #000000"/>
    </style:style>
    <style:style style:name="ce71" style:family="table-cell" style:parent-style-name="Excel_20_Built-in_20_Normal">
      <style:table-cell-properties fo:border-bottom="0.002cm solid #000000" fo:background-color="#eeeeee" fo:border-left="none" fo:border-right="0.002cm solid #000000" fo:border-top="0.002cm solid #000000"/>
    </style:style>
    <style:style style:name="ce72" style:family="table-cell" style:parent-style-name="Excel_20_Built-in_20_Normal">
      <style:table-cell-properties fo:border-bottom="0.002cm solid #000000" fo:background-color="#cccccc" fo:border-left="none" fo:border-right="0.002cm solid #000000" fo:border-top="0.002cm solid #000000"/>
    </style:style>
    <style:style style:name="ce73" style:family="table-cell" style:parent-style-name="Excel_20_Built-in_20_Normal_20_1">
      <style:table-cell-properties fo:background-color="#1f4e79" style:diagonal-bl-tr="none" style:diagonal-tl-br="none" style:text-align-source="fix" style:repeat-content="false" fo:wrap-option="no-wrap" fo:border="none"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74" style:family="table-cell" style:parent-style-name="Excel_20_Built-in_20_Normal_20_1">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cm" style:writing-mode="page"/>
      <style:text-properties fo:color="#ff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5" style:family="table-cell" style:parent-style-name="Excel_20_Built-in_20_Normal_20_1">
      <style:table-cell-properties fo:background-color="transparent"/>
    </style:style>
    <style:style style:name="ce76" style:family="table-cell" style:parent-style-name="Excel_20_Built-in_20_Normal_20_1">
      <style:table-cell-properties style:diagonal-bl-tr="none" style:diagonal-tl-br="none" fo:background-color="transparent" style:rotation-align="none"/>
    </style:style>
    <style:style style:name="ce77" style:family="table-cell" style:parent-style-name="Excel_20_Built-in_20_Normal_20_1">
      <style:table-cell-properties style:text-align-source="fix" style:repeat-content="false" fo:wrap-option="no-wrap" style:direction="ltr" style:rotation-angle="0" style:rotation-align="none" style:shrink-to-fit="false" style:vertical-align="bottom"/>
      <style:paragraph-properties fo:text-align="end" fo:margin-left="0cm" style:writing-mode="page"/>
      <style:text-properties fo:color="#8faadc" style:text-outline="false" style:text-line-through-style="none" style:font-name="Calibri"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78" style:family="table-cell" style:parent-style-name="Excel_20_Built-in_20_Normal_20_1">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9" style:family="table-cell" style:parent-style-name="Excel_20_Built-in_20_Normal_20_1">
      <style:table-cell-properties fo:background-color="#1f4e79" style:diagonal-bl-tr="none" style:diagonal-tl-br="none" style:text-align-source="fix" style:repeat-content="false" fo:wrap-option="no-wrap"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0" style:family="table-cell" style:parent-style-name="Excel_20_Built-in_20_Normal_20_1">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start" fo:margin-left="0cm" style:writing-mode="page"/>
      <style:text-properties fo:color="#ff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1" style:family="table-cell" style:parent-style-name="Excel_20_Built-in_20_Normal_20_1">
      <style:table-cell-properties fo:border-bottom="0.088cm solid #203864"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bottom"/>
      <style:paragraph-properties fo:text-align="start" fo:margin-left="0cm" style:writing-mode="page"/>
      <style:text-properties fo:color="#203864"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2" style:family="table-cell" style:parent-style-name="Excel_20_Built-in_20_Normal_20_1">
      <style:table-cell-properties fo:border-bottom="0.035cm solid #8faadc" fo:background-color="#1f4e79" style:diagonal-bl-tr="none" style:diagonal-tl-br="none" style:text-align-source="fix" style:repeat-content="false" fo:wrap-option="no-wrap" fo:border-left="0.088cm solid #203864" style:direction="ltr" fo:border-right="0.035cm solid #8faadc" style:rotation-angle="0" style:rotation-align="none" style:shrink-to-fit="false" fo:border-top="0.088cm solid #203864" style:vertical-align="middle"/>
      <style:paragraph-properties fo:text-align="center" fo:margin-left="0cm" style:writing-mode="page"/>
      <style:text-properties fo:color="#ffffff" style:text-outline="false" style:text-line-through-style="none" style:font-name="Calibri"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83" style:family="table-cell" style:parent-style-name="Excel_20_Built-in_20_Normal_20_1">
      <style:table-cell-properties fo:border-bottom="0.088cm solid #203864" fo:background-color="#deebf7" style:diagonal-bl-tr="none" style:diagonal-tl-br="none" style:text-align-source="fix" style:repeat-content="false" fo:wrap-option="wrap" fo:border-left="0.088cm solid #203864" style:direction="ltr" fo:border-right="0.035cm solid #8faadc" style:rotation-angle="0" style:rotation-align="none" style:shrink-to-fit="false" fo:border-top="0.035cm solid #8faadc" style:vertical-align="middle"/>
      <style:paragraph-properties fo:text-align="center" fo:margin-left="0cm"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4" style:family="table-cell" style:parent-style-name="Excel_20_Built-in_20_Normal_20_1">
      <style:table-cell-properties fo:border-bottom="0.088cm solid #203864" fo:background-color="#deebf7" style:diagonal-bl-tr="none" style:diagonal-tl-br="none" style:text-align-source="fix" style:repeat-content="false" fo:wrap-option="no-wrap" fo:border-left="0.088cm solid #203864" style:direction="ltr" fo:border-right="0.035cm solid #8faadc" style:rotation-angle="0" style:rotation-align="none" style:shrink-to-fit="false" fo:border-top="0.035cm solid #8faadc" style:vertical-align="middle"/>
      <style:paragraph-properties fo:text-align="center" fo:margin-left="0cm"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5" style:family="table-cell" style:parent-style-name="Excel_20_Built-in_20_Normal_20_1">
      <style:table-cell-properties fo:border-bottom="0.035cm solid #8faadc" fo:background-color="#1f4e79" style:diagonal-bl-tr="none" style:diagonal-tl-br="none" style:text-align-source="fix" style:repeat-content="false" fo:wrap-option="no-wrap" fo:border-left="0.088cm solid #203864" style:direction="ltr" fo:border-right="0.088cm solid #203864" style:rotation-angle="0" style:rotation-align="none" style:shrink-to-fit="false" fo:border-top="0.088cm solid #203864" style:vertical-align="middle"/>
      <style:paragraph-properties fo:text-align="center" fo:margin-left="0cm" style:writing-mode="page"/>
      <style:text-properties fo:color="#ffffff" style:text-outline="false" style:text-line-through-style="none" style:font-name="Calibri"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86" style:family="table-cell" style:parent-style-name="Excel_20_Built-in_20_Normal_20_1">
      <style:table-cell-properties fo:border-bottom="0.035cm solid #8faadc" fo:background-color="#2e75b6" style:diagonal-bl-tr="none" style:diagonal-tl-br="none" style:text-align-source="fix" style:repeat-content="false" fo:wrap-option="no-wrap" fo:border-left="0.088cm solid #203864" style:direction="ltr" fo:border-right="none" style:rotation-angle="0" style:rotation-align="none" style:shrink-to-fit="false" fo:border-top="0.035cm solid #8faadc" style:vertical-align="middle"/>
      <style:paragraph-properties fo:text-align="end" fo:margin-left="0cm" style:writing-mode="page"/>
      <style:text-properties fo:color="#203864" style:text-outline="false" style:text-line-through-style="none" style:font-name="Calibri"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87" style:family="table-cell" style:parent-style-name="Excel_20_Built-in_20_Normal_20_1">
      <style:table-cell-properties fo:border-bottom="0.088cm solid #203864" fo:background-color="#deebf7" style:diagonal-bl-tr="none" style:diagonal-tl-br="none" style:text-align-source="fix" style:repeat-content="false" fo:wrap-option="wrap" fo:border-left="0.088cm solid #203864" style:direction="ltr" fo:border-right="0.088cm solid #203864" style:rotation-angle="0" style:rotation-align="none" style:shrink-to-fit="false" fo:border-top="none" style:vertical-align="top"/>
      <style:paragraph-properties fo:text-align="start"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 style:family="table-cell" style:parent-style-name="Excel_20_Built-in_20_Normal_20_1">
      <style:table-cell-properties fo:border-bottom="0.035cm solid #8faadc" fo:background-color="#1f4e79" style:diagonal-bl-tr="none" style:diagonal-tl-br="none" style:text-align-source="fix" style:repeat-content="false" fo:wrap-option="no-wrap" fo:border-left="0.035cm solid #8faadc" style:direction="ltr" fo:border-right="0.035cm solid #8faadc" style:rotation-angle="0" style:rotation-align="none" style:shrink-to-fit="false" fo:border-top="0.088cm solid #203864" style:vertical-align="middle"/>
      <style:paragraph-properties fo:text-align="center" fo:margin-left="0cm" style:writing-mode="page"/>
      <style:text-properties fo:color="#ffffff" style:text-outline="false" style:text-line-through-style="none" style:font-name="Calibri"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89" style:family="table-cell" style:parent-style-name="Excel_20_Built-in_20_Normal_20_1">
      <style:table-cell-properties fo:border-bottom="0.088cm solid #203864" fo:background-color="#deebf7" style:diagonal-bl-tr="none" style:diagonal-tl-br="none" style:text-align-source="fix" style:repeat-content="false" fo:wrap-option="no-wrap" fo:border-left="0.035cm solid #8faadc" style:direction="ltr" fo:border-right="0.035cm solid #8faadc" style:rotation-angle="0" style:rotation-align="none" style:shrink-to-fit="false" fo:border-top="0.035cm solid #8faadc" style:vertical-align="middle"/>
      <style:paragraph-properties fo:text-align="center" fo:margin-left="0cm"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0" style:family="table-cell" style:parent-style-name="Excel_20_Built-in_20_Normal_20_1">
      <style:table-cell-properties fo:border-bottom="0.035cm solid #8faadc" fo:background-color="#1f4e79" style:diagonal-bl-tr="none" style:diagonal-tl-br="none" style:text-align-source="fix" style:repeat-content="false" fo:wrap-option="no-wrap" fo:border-left="0.035cm solid #8faadc" style:direction="ltr" fo:border-right="0.088cm solid #203864" style:rotation-angle="0" style:rotation-align="none" style:shrink-to-fit="false" fo:border-top="0.088cm solid #203864" style:vertical-align="middle"/>
      <style:paragraph-properties fo:text-align="center" fo:margin-left="0cm" style:writing-mode="page"/>
      <style:text-properties fo:color="#ffffff" style:text-outline="false" style:text-line-through-style="none" style:font-name="Calibri"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91" style:family="table-cell" style:parent-style-name="Excel_20_Built-in_20_Normal_20_1">
      <style:table-cell-properties fo:border-bottom="0.088cm solid #203864" fo:background-color="#bdd7ee" style:diagonal-bl-tr="none" style:diagonal-tl-br="none" style:text-align-source="fix" style:repeat-content="false" fo:wrap-option="wrap" fo:border-left="0.035cm solid #8faadc" style:direction="ltr" fo:border-right="0.088cm solid #203864" style:rotation-angle="0" style:rotation-align="none" style:shrink-to-fit="false" fo:border-top="0.035cm solid #8faadc" style:vertical-align="middle"/>
      <style:paragraph-properties fo:text-align="center" fo:margin-left="0cm"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2" style:family="table-cell" style:parent-style-name="Excel_20_Built-in_20_Normal_20_1">
      <style:table-cell-properties fo:border-bottom="0.088cm solid #203864" fo:background-color="#bdd7ee" style:diagonal-bl-tr="none" style:diagonal-tl-br="none" style:text-align-source="fix" style:repeat-content="false" fo:wrap-option="no-wrap" fo:border-left="0.035cm solid #8faadc" style:direction="ltr" fo:border-right="0.088cm solid #203864" style:rotation-angle="0" style:rotation-align="none" style:shrink-to-fit="false" fo:border-top="0.035cm solid #8faadc" style:vertical-align="middle"/>
      <style:paragraph-properties fo:text-align="center" fo:margin-left="0cm"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3" style:family="table-cell" style:parent-style-name="Excel_20_Built-in_20_Normal_20_1">
      <style:table-cell-properties fo:border-bottom="0.035cm solid #8faadc" fo:background-color="#2e75b6" style:diagonal-bl-tr="none" style:diagonal-tl-br="none" style:text-align-source="value-type" style:repeat-content="false" fo:wrap-option="wrap" fo:border-left="none" style:direction="ltr" fo:border-right="none" style:rotation-angle="0" style:rotation-align="none" style:shrink-to-fit="false" fo:border-top="0.035cm solid #8faadc" style:vertical-align="top"/>
      <style:paragraph-properties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4" style:family="table-cell" style:parent-style-name="Excel_20_Built-in_20_Normal_20_1">
      <style:table-cell-properties fo:border-bottom="0.035cm solid #8faadc" fo:background-color="#2e75b6" style:diagonal-bl-tr="none" style:diagonal-tl-br="none" style:text-align-source="fix" style:repeat-content="false" fo:wrap-option="no-wrap" fo:border-left="none" style:direction="ltr" fo:border-right="0.088cm solid #203864" style:rotation-angle="0" style:rotation-align="none" style:shrink-to-fit="false" fo:border-top="0.035cm solid #8faadc" style:vertical-align="middle"/>
      <style:paragraph-properties fo:text-align="center" fo:margin-left="0cm" style:writing-mode="page"/>
      <style:text-properties fo:color="#2f5597" style:text-outline="false" style:text-line-through-styl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95" style:family="table-cell" style:parent-style-name="Excel_20_Built-in_20_Normal_20_1">
      <style:table-cell-properties fo:background-color="transparent"/>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6" style:family="table-cell" style:parent-style-name="Excel_20_Built-in_20_Normal_20_1">
      <style:table-cell-properties style:diagonal-bl-tr="none" style:diagonal-tl-br="none" style:text-align-source="value-type" style:repeat-content="false" fo:background-color="transparent" fo:wrap-option="no-wrap" style:direction="ltr" style:rotation-angle="0" style:rotation-align="none" style:shrink-to-fit="false" style:vertical-align="middle"/>
      <style:paragraph-properties fo:margin-left="0cm" style:writing-mode="page"/>
      <style:text-properties fo:color="#1f4e79"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7" style:family="table-cell" style:parent-style-name="Excel_20_Built-in_20_Normal_20_1">
      <style:table-cell-properties fo:border-bottom="none" fo:background-color="#bfbfbf" style:diagonal-bl-tr="none" style:diagonal-tl-br="none" fo:border-left="0.035cm solid #000000" fo:border-right="0.035cm solid #000000" style:rotation-align="none" fo:border-top="0.035cm solid #0000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8" style:family="table-cell" style:parent-style-name="Excel_20_Built-in_20_Normal_20_1">
      <style:table-cell-properties fo:border-bottom="none" fo:background-color="#bfbfbf" style:diagonal-bl-tr="none" style:diagonal-tl-br="none" fo:border-left="0.035cm solid #000000" fo:border-right="none" style:rotation-align="none" fo:border-top="0.035cm solid #0000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9" style:family="table-cell" style:parent-style-name="Excel_20_Built-in_20_Normal_20_1">
      <style:table-cell-properties fo:border-bottom="none" fo:background-color="#bfbfbf" style:diagonal-bl-tr="none" style:diagonal-tl-br="none" fo:border-left="0.035cm solid #000000" fo:border-right="none" style:rotation-align="none" fo:border-top="none"/>
      <style:text-properties fo:color="#7f7f7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0" style:family="table-cell" style:parent-style-name="Excel_20_Built-in_20_Normal_20_1">
      <style:table-cell-properties fo:border-bottom="none" fo:background-color="#bfbfbf" style:diagonal-bl-tr="none" style:diagonal-tl-br="none" fo:border-left="0.035cm solid #000000" fo:border-right="none" style:rotation-align="none" fo:border-top="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1" style:family="table-cell" style:parent-style-name="Excel_20_Built-in_20_Normal_20_1">
      <style:table-cell-properties fo:border-bottom="none" fo:background-color="#d8d8d8" style:diagonal-bl-tr="none" style:diagonal-tl-br="none" fo:border-left="0.035cm solid #000000" fo:border-right="0.035cm solid #000000" style:rotation-align="none" fo:border-top="0.035cm solid #0000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2" style:family="table-cell" style:parent-style-name="Excel_20_Built-in_20_Normal_20_1">
      <style:table-cell-properties fo:border-bottom="none" fo:background-color="#d8d8d8" style:diagonal-bl-tr="none" style:diagonal-tl-br="none" fo:border-left="0.035cm solid #000000" fo:border-right="0.035cm solid #000000" style:rotation-align="none" fo:border-top="none"/>
      <style:text-properties fo:color="#a5a5a5"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3" style:family="table-cell" style:parent-style-name="Excel_20_Built-in_20_Normal_20_1">
      <style:table-cell-properties fo:border-bottom="0.035cm solid #000000" fo:background-color="#d8d8d8" style:diagonal-bl-tr="none" style:diagonal-tl-br="none" fo:border-left="0.035cm solid #000000" fo:border-right="0.035cm solid #000000" style:rotation-align="none" fo:border-top="none"/>
      <style:text-properties fo:color="#a5a5a5"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4" style:family="table-cell" style:parent-style-name="Excel_20_Built-in_20_Normal_20_1">
      <style:table-cell-properties fo:border-bottom="none" fo:background-color="#d8d8d8" style:diagonal-bl-tr="none" style:diagonal-tl-br="none" fo:border-left="0.035cm solid #000000" fo:border-right="none" style:rotation-align="none" fo:border-top="0.035cm solid #0000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5" style:family="table-cell" style:parent-style-name="Excel_20_Built-in_20_Normal_20_1">
      <style:table-cell-properties fo:border-bottom="none" fo:background-color="#d8d8d8" style:diagonal-bl-tr="none" style:diagonal-tl-br="none" fo:border-left="0.035cm solid #000000" fo:border-right="none" style:rotation-align="none" fo:border-top="none"/>
      <style:text-properties fo:color="#a5a5a5"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6" style:family="table-cell" style:parent-style-name="Excel_20_Built-in_20_Normal_20_1">
      <style:table-cell-properties fo:border-bottom="none" fo:background-color="#d8d8d8" style:diagonal-bl-tr="none" style:diagonal-tl-br="none" fo:border-left="0.002cm solid #000000" fo:border-right="0.002cm solid #000000" style:rotation-align="none" fo:border-top="0.002cm solid #0000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7" style:family="table-cell" style:parent-style-name="Excel_20_Built-in_20_Normal_20_1">
      <style:table-cell-properties fo:border-bottom="none" fo:background-color="#d8d8d8" style:diagonal-bl-tr="none" style:diagonal-tl-br="none" fo:border-left="0.002cm solid #000000" fo:border-right="0.002cm solid #000000" style:rotation-align="none" fo:border-top="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8" style:family="table-cell" style:parent-style-name="Excel_20_Built-in_20_Normal_20_1">
      <style:table-cell-properties fo:border-bottom="none" fo:background-color="#d8d8d8" style:diagonal-bl-tr="none" style:diagonal-tl-br="none" fo:border-left="0.035cm solid #000000" fo:border-right="0.035cm solid #000000" style:rotation-align="none" fo:border-top="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9" style:family="table-cell" style:parent-style-name="Excel_20_Built-in_20_Normal_20_1">
      <style:table-cell-properties fo:border-bottom="0.035cm solid #000000" fo:background-color="#d8d8d8" style:diagonal-bl-tr="none" style:diagonal-tl-br="none" fo:border-left="0.035cm solid #000000" fo:border-right="0.035cm solid #000000" style:rotation-align="none" fo:border-top="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0" style:family="table-cell" style:parent-style-name="Excel_20_Built-in_20_Normal_20_1">
      <style:table-cell-properties fo:border-bottom="0.002cm solid #000000" fo:background-color="#d8d8d8" style:diagonal-bl-tr="none" style:diagonal-tl-br="none" fo:border-left="0.002cm solid #000000" fo:border-right="0.002cm solid #000000" style:rotation-align="none" fo:border-top="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1" style:family="table-cell" style:parent-style-name="Excel_20_Built-in_20_Normal_20_1">
      <style:table-cell-properties fo:border-bottom="none" fo:background-color="#bfbfbf" style:diagonal-bl-tr="none" style:diagonal-tl-br="none" fo:border-left="none" fo:border-right="none" style:rotation-align="none" fo:border-top="0.035cm solid #000000"/>
    </style:style>
    <style:style style:name="ce112" style:family="table-cell" style:parent-style-name="Excel_20_Built-in_20_Normal_20_1">
      <style:table-cell-properties fo:border-bottom="none" fo:background-color="#d8d8d8" style:diagonal-bl-tr="none" style:diagonal-tl-br="none" fo:border-left="none" fo:border-right="0.035cm solid #000000" style:rotation-align="none" fo:border-top="0.035cm solid #000000"/>
    </style:style>
    <style:style style:name="ce113" style:family="table-cell" style:parent-style-name="Excel_20_Built-in_20_Normal_20_1">
      <style:table-cell-properties fo:border-bottom="none" fo:background-color="#d8d8d8" style:diagonal-bl-tr="none" style:diagonal-tl-br="none" fo:border-left="none" fo:border-right="0.035cm solid #000000" style:rotation-align="none" fo:border-top="none"/>
    </style:style>
    <style:style style:name="ce114" style:family="table-cell" style:parent-style-name="Excel_20_Built-in_20_Normal_20_1">
      <style:table-cell-properties fo:border-bottom="none" fo:background-color="#d8d8d8" style:diagonal-bl-tr="none" style:diagonal-tl-br="none" fo:border-left="0.035cm solid #000000" fo:border-right="0.035cm solid #000000" style:rotation-align="none" fo:border-top="none"/>
    </style:style>
    <style:style style:name="ce115" style:family="table-cell" style:parent-style-name="Excel_20_Built-in_20_Normal_20_1">
      <style:table-cell-properties fo:border-bottom="none" fo:background-color="#d8d8d8" style:diagonal-bl-tr="none" style:diagonal-tl-br="none" fo:border-left="none" fo:border-right="0.002cm solid #000000" style:rotation-align="none" fo:border-top="0.002cm solid #0000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6" style:family="table-cell" style:parent-style-name="Excel_20_Built-in_20_Normal_20_1" style:data-style-name="N37">
      <style:table-cell-properties fo:border-bottom="0.035cm solid #000000" fo:background-color="#f2f2f2" style:diagonal-bl-tr="none" style:diagonal-tl-br="none" fo:border-left="none" fo:border-right="none" style:rotation-align="none" fo:border-top="0.035cm solid #0000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7" style:family="table-cell" style:parent-style-name="Excel_20_Built-in_20_Normal_20_1">
      <style:table-cell-properties fo:border-bottom="0.035cm solid #000000" fo:background-color="#f2f2f2" style:diagonal-bl-tr="none" style:diagonal-tl-br="none" fo:border-left="none" fo:border-right="none" style:rotation-align="none" fo:border-top="0.035cm solid #0000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8" style:family="table-cell" style:parent-style-name="Excel_20_Built-in_20_Normal_20_1">
      <style:table-cell-properties fo:border-bottom="none" fo:background-color="#f2f2f2" style:diagonal-bl-tr="none" style:diagonal-tl-br="none" fo:border-left="none" fo:border-right="none" style:rotation-align="none" fo:border-top="0.035cm solid #0000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9" style:family="table-cell" style:parent-style-name="Excel_20_Built-in_20_Normal_20_1">
      <style:table-cell-properties fo:background-color="#f2f2f2" style:diagonal-bl-tr="none" style:diagonal-tl-br="none" fo:border="0.035cm solid #000000" style:rotation-align="none"/>
    </style:style>
    <style:style style:name="ce120" style:family="table-cell" style:parent-style-name="Excel_20_Built-in_20_Normal_20_1">
      <style:table-cell-properties fo:border-bottom="none" fo:background-color="#f2f2f2" style:diagonal-bl-tr="none" style:diagonal-tl-br="none" fo:border-left="0.035cm solid #000000" fo:border-right="0.035cm solid #000000" style:rotation-align="none" fo:border-top="0.035cm solid #000000"/>
    </style:style>
    <style:style style:name="ce121" style:family="table-cell" style:parent-style-name="Excel_20_Built-in_20_Normal_20_1">
      <style:table-cell-properties fo:border-bottom="0.035cm solid #000000" fo:background-color="#bfbfbf" style:diagonal-bl-tr="none" style:diagonal-tl-br="none" fo:border-left="none" fo:border-right="0.035cm solid #000000" style:rotation-align="none" fo:border-top="0.035cm solid #000000"/>
    </style:style>
    <style:style style:name="ce122" style:family="table-cell" style:parent-style-name="Excel_20_Built-in_20_Normal_20_1">
      <style:table-cell-properties fo:background-color="#cccccc" style:diagonal-bl-tr="none" style:diagonal-tl-br="none" fo:border="0.002cm solid #000000"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3" style:family="table-cell" style:parent-style-name="Excel_20_Built-in_20_Normal_20_1">
      <style:table-cell-properties fo:border-bottom="0.002cm solid #000000" fo:background-color="#dddddd" style:diagonal-bl-tr="none" style:diagonal-tl-br="none" fo:border-left="0.002cm solid #000000" fo:border-right="none" style:rotation-align="none" fo:border-top="0.002cm solid #0000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4" style:family="table-cell" style:parent-style-name="Excel_20_Built-in_20_Normal_20_1" style:data-style-name="N37">
      <style:table-cell-properties fo:border-bottom="0.002cm solid #000000" fo:background-color="#eeeeee" style:diagonal-bl-tr="none" style:diagonal-tl-br="none" fo:border-left="0.002cm solid #000000" fo:border-right="none" style:rotation-align="none" fo:border-top="0.002cm solid #0000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5" style:family="table-cell" style:parent-style-name="Excel_20_Built-in_20_Normal_20_1">
      <style:table-cell-properties fo:border-bottom="0.002cm solid #000000" fo:background-color="#eeeeee" style:diagonal-bl-tr="none" style:diagonal-tl-br="none" fo:border-left="0.002cm solid #000000" fo:border-right="none" style:rotation-align="none" fo:border-top="0.002cm solid #0000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6" style:family="table-cell" style:parent-style-name="Excel_20_Built-in_20_Normal_20_1">
      <style:table-cell-properties fo:border-bottom="0.002cm solid #000000" fo:background-color="#cccccc" style:diagonal-bl-tr="none" style:diagonal-tl-br="none" fo:border-left="0.002cm solid #000000" fo:border-right="none" style:rotation-align="none" fo:border-top="0.002cm solid #0000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7" style:family="table-cell" style:parent-style-name="Excel_20_Built-in_20_Normal_20_1">
      <style:table-cell-properties fo:border-bottom="0.002cm solid #000000" fo:background-color="#dddddd" style:diagonal-bl-tr="none" style:diagonal-tl-br="none" fo:border-left="none" fo:border-right="0.002cm solid #000000" style:rotation-align="none" fo:border-top="0.002cm solid #000000"/>
    </style:style>
    <style:style style:name="ce128" style:family="table-cell" style:parent-style-name="Excel_20_Built-in_20_Normal_20_1">
      <style:table-cell-properties fo:border-bottom="0.002cm solid #000000" fo:background-color="#eeeeee" style:diagonal-bl-tr="none" style:diagonal-tl-br="none" fo:border-left="none" fo:border-right="0.002cm solid #000000" style:rotation-align="none" fo:border-top="0.002cm solid #000000"/>
    </style:style>
    <style:style style:name="ce129" style:family="table-cell" style:parent-style-name="Excel_20_Built-in_20_Normal_20_1">
      <style:table-cell-properties fo:border-bottom="0.002cm solid #000000" fo:background-color="#cccccc" style:diagonal-bl-tr="none" style:diagonal-tl-br="none" fo:border-left="none" fo:border-right="0.002cm solid #000000" style:rotation-align="none" fo:border-top="0.002cm solid #000000"/>
    </style:style>
    <style:style style:name="ce130" style:family="table-cell" style:parent-style-name="Excel_20_Built-in_20_Normal">
      <style:table-cell-properties fo:border-bottom="none" fo:background-color="#b2b2b2" style:diagonal-bl-tr="none" style:diagonal-tl-br="none" fo:border-left="0.002cm solid #000000" fo:border-right="0.002cm solid #000000" style:rotation-align="none" fo:border-top="0.002cm solid #000000"/>
    </style:style>
    <style:style style:name="ce131" style:family="table-cell" style:parent-style-name="Excel_20_Built-in_20_Normal">
      <style:table-cell-properties fo:border-bottom="none" fo:background-color="#b2b2b2" style:diagonal-bl-tr="none" style:diagonal-tl-br="none" fo:border-left="0.002cm solid #000000" fo:border-right="0.002cm solid #000000" style:rotation-align="none" fo:border-top="none"/>
    </style:style>
    <style:style style:name="ce132" style:family="table-cell" style:parent-style-name="Excel_20_Built-in_20_Normal">
      <style:table-cell-properties fo:border-bottom="0.002cm solid #000000" fo:background-color="#b2b2b2" style:diagonal-bl-tr="none" style:diagonal-tl-br="none" fo:border-left="0.002cm solid #000000" fo:border-right="0.002cm solid #000000" style:rotation-align="none" fo:border-top="none"/>
    </style:style>
    <style:style style:name="ce133" style:family="table-cell" style:parent-style-name="Excel_20_Built-in_20_Normal_20_1">
      <style:table-cell-properties fo:border-bottom="none" fo:background-color="#bfbfbf" style:diagonal-bl-tr="none" style:diagonal-tl-br="none" fo:border-left="0.002cm solid #000000" fo:border-right="0.002cm solid #000000" style:rotation-align="none" fo:border-top="0.002cm solid #0000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4" style:family="table-cell" style:parent-style-name="Excel_20_Built-in_20_Normal_20_1">
      <style:table-cell-properties fo:border-bottom="none" fo:background-color="#bfbfbf" style:diagonal-bl-tr="none" style:diagonal-tl-br="none" fo:border-left="0.002cm solid #000000" fo:border-right="0.002cm solid #000000" style:rotation-align="none" fo:border-top="none"/>
      <style:text-properties fo:color="#7f7f7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5" style:family="table-cell" style:parent-style-name="Excel_20_Built-in_20_Normal_20_1">
      <style:table-cell-properties fo:border-bottom="none" fo:background-color="#bfbfbf" style:diagonal-bl-tr="none" style:diagonal-tl-br="none" fo:border-left="0.002cm solid #000000" fo:border-right="0.002cm solid #000000" style:rotation-align="none" fo:border-top="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6" style:family="table-cell" style:parent-style-name="Excel_20_Built-in_20_Normal_20_1">
      <style:table-cell-properties fo:border-bottom="0.002cm solid #000000" fo:background-color="#bfbfbf" style:diagonal-bl-tr="none" style:diagonal-tl-br="none" fo:border-left="0.002cm solid #000000" fo:border-right="0.002cm solid #000000" style:rotation-align="none" fo:border-top="none"/>
      <style:text-properties fo:color="#7f7f7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7" style:family="table-cell" style:parent-style-name="Excel_20_Built-in_20_Normal_20_1">
      <style:table-cell-properties fo:border-bottom="none" fo:background-color="#bfbfbf" style:diagonal-bl-tr="none" style:diagonal-tl-br="none" fo:border-left="0.035cm solid #000000" fo:border-right="0.035cm solid #000000" style:rotation-align="none" fo:border-top="0.035cm solid #000000"/>
    </style:style>
    <style:style style:name="ce138" style:family="table-cell" style:parent-style-name="Excel_20_Built-in_20_Normal_20_1">
      <style:table-cell-properties fo:border-bottom="none" fo:background-color="#bfbfbf" style:diagonal-bl-tr="none" style:diagonal-tl-br="none" fo:border-left="0.035cm solid #000000" fo:border-right="0.035cm solid #000000" style:rotation-align="none" fo:border-top="none"/>
    </style:style>
    <style:style style:name="ce139" style:family="table-cell" style:parent-style-name="Excel_20_Built-in_20_Normal_20_1">
      <style:table-cell-properties fo:border-bottom="0.035cm solid #000000" fo:background-color="#bfbfbf" style:diagonal-bl-tr="none" style:diagonal-tl-br="none" fo:border-left="0.035cm solid #000000" fo:border-right="0.035cm solid #000000" style:rotation-align="none" fo:border-top="none"/>
    </style:style>
    <style:style style:name="ce140" style:family="table-cell" style:parent-style-name="Excel_20_Built-in_20_Normal_20_1">
      <style:table-cell-properties fo:border-bottom="none" fo:background-color="#bfbfbf" style:diagonal-bl-tr="none" style:diagonal-tl-br="none" fo:border-left="none" fo:border-right="none" style:rotation-align="none" fo:border-top="0.035cm solid #0000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1" style:family="table-cell" style:parent-style-name="Excel_20_Built-in_20_Normal_20_1">
      <style:table-cell-properties fo:background-color="#bfbfbf" style:diagonal-bl-tr="none" style:diagonal-tl-br="none" style:rotation-align="none"/>
      <style:text-properties fo:color="#7f7f7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2" style:family="table-cell" style:parent-style-name="Excel_20_Built-in_20_Normal_20_1">
      <style:table-cell-properties fo:border-bottom="none" fo:background-color="#d8d8d8" style:diagonal-bl-tr="none" style:diagonal-tl-br="none" fo:border-left="0.035cm solid #000000" fo:border-right="none" style:rotation-align="none" fo:border-top="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3" style:family="table-cell" style:parent-style-name="Excel_20_Built-in_20_Normal">
      <style:table-cell-properties fo:border-bottom="0.002cm solid #000000" fo:background-color="#bfbfbf" style:diagonal-bl-tr="none" style:diagonal-tl-br="none" fo:border-left="0.002cm solid #000000" fo:border-right="none" style:rotation-align="none" fo:border-top="0.002cm solid #000000"/>
    </style:style>
    <style:style style:name="ce144" style:family="table-cell" style:parent-style-name="Excel_20_Built-in_20_Normal">
      <style:table-cell-properties fo:border-bottom="none" fo:background-color="#bfbfbf" style:diagonal-bl-tr="none" style:diagonal-tl-br="none" fo:border-left="0.002cm solid #000000" fo:border-right="0.002cm solid #000000" style:rotation-align="none" fo:border-top="none"/>
    </style:style>
    <style:style style:name="ce145" style:family="table-cell" style:parent-style-name="Excel_20_Built-in_20_Normal">
      <style:table-cell-properties fo:border-bottom="0.002cm solid #000000" fo:background-color="#bfbfbf" style:diagonal-bl-tr="none" style:diagonal-tl-br="none" fo:border-left="none" fo:border-right="0.002cm solid #000000" style:rotation-align="none" fo:border-top="0.002cm solid #000000"/>
    </style:style>
    <style:style style:name="ce146" style:family="table-cell" style:parent-style-name="Excel_20_Built-in_20_Normal">
      <style:table-cell-properties fo:border-bottom="none" fo:background-color="#d8d8d8" style:diagonal-bl-tr="none" style:diagonal-tl-br="none" fo:border-left="0.002cm solid #000000" fo:border-right="0.002cm solid #000000" style:rotation-align="none" fo:border-top="0.002cm solid #000000"/>
    </style:style>
    <style:style style:name="ce147" style:family="table-cell" style:parent-style-name="Excel_20_Built-in_20_Normal">
      <style:table-cell-properties fo:border-bottom="0.002cm solid #000000" fo:background-color="#d8d8d8" style:diagonal-bl-tr="none" style:diagonal-tl-br="none" fo:border-left="0.002cm solid #000000" fo:border-right="0.002cm solid #000000" style:rotation-align="none" fo:border-top="none"/>
      <style:text-properties fo:color="#a5a5a5"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8" style:family="table-cell" style:parent-style-name="Excel_20_Built-in_20_Normal">
      <style:table-cell-properties style:text-align-source="fix" style:repeat-content="false" fo:wrap-option="no-wrap" fo:border="none" style:direction="ltr" style:rotation-angle="0" style:rotation-align="none" style:shrink-to-fit="false" style:vertical-align="middle"/>
      <style:paragraph-properties fo:text-align="start" fo:margin-left="0cm" style:writing-mode="page"/>
      <style:text-properties fo:color="#ff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9" style:family="table-cell" style:parent-style-name="Excel_20_Built-in_20_Normal">
      <style:table-cell-properties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0" style:family="table-cell" style:parent-style-name="Excel_20_Built-in_20_Normal">
      <style:table-cell-properties style:text-align-source="value-type" style:repeat-content="false" fo:wrap-option="no-wrap" style:direction="ltr" style:rotation-angle="0" style:rotation-align="none" style:shrink-to-fit="false" style:vertical-align="middle"/>
      <style:paragraph-properties fo:margin-left="0cm" style:writing-mode="page"/>
      <style:text-properties fo:color="#8faadc"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1"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start" fo:margin-left="0cm" style:writing-mode="page"/>
      <style:text-properties fo:color="#ff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2" style:family="table-cell" style:parent-style-name="Excel_20_Built-in_20_Normal">
      <style:table-cell-properties fo:border-bottom="0.035cm solid #8faadc" fo:background-color="#2e75b6" style:diagonal-bl-tr="none" style:diagonal-tl-br="none" style:text-align-source="fix" style:repeat-content="false" fo:wrap-option="no-wrap" fo:border-left="0.088cm solid #203864" style:direction="ltr" fo:border-right="0.088cm solid #203864" style:rotation-angle="0" style:rotation-align="none" style:shrink-to-fit="false" fo:border-top="0.088cm solid #203864" style:vertical-align="middle"/>
      <style:paragraph-properties fo:text-align="center"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3" style:family="table-cell" style:parent-style-name="Excel_20_Built-in_20_Normal">
      <style:table-cell-properties fo:border-bottom="0.141cm solid #203864" fo:background-color="#1f4e79" style:diagonal-bl-tr="none" style:diagonal-tl-br="none" style:text-align-source="fix" style:repeat-content="false" fo:wrap-option="no-wrap" fo:border-left="0.088cm solid #203864" style:direction="ltr" fo:border-right="0.035cm solid #8faadc" style:rotation-angle="0" style:rotation-align="none" style:shrink-to-fit="false" fo:border-top="0.035cm solid #8faadc" style:vertical-align="middle"/>
      <style:paragraph-properties fo:text-align="center" fo:margin-left="0cm" style:writing-mode="page"/>
      <style:text-properties fo:color="#ffffff" style:text-outline="false" style:text-line-through-style="none" style:font-name="Calibri"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54" style:family="table-cell" style:parent-style-name="Excel_20_Built-in_20_Normal">
      <style:table-cell-properties fo:border-bottom="0.035cm solid #2e75b6" fo:background-color="#deebf7" style:diagonal-bl-tr="none" style:diagonal-tl-br="none" style:text-align-source="value-type" style:repeat-content="false" fo:wrap-option="no-wrap" fo:border-left="0.088cm solid #203864" style:direction="ltr" fo:border-right="0.035cm solid #2e75b6" style:rotation-angle="0" style:rotation-align="none" style:shrink-to-fit="false" fo:border-top="none" style:vertical-align="middle"/>
      <style:paragraph-properties fo:margin-left="0cm"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5" style:family="table-cell" style:parent-style-name="Excel_20_Built-in_20_Normal">
      <style:table-cell-properties fo:border-bottom="0.035cm solid #2e75b6" fo:background-color="#deebf7" style:diagonal-bl-tr="none" style:diagonal-tl-br="none" style:text-align-source="value-type" style:repeat-content="false" fo:wrap-option="no-wrap" fo:border-left="0.088cm solid #203864" style:direction="ltr" fo:border-right="0.035cm solid #2e75b6" style:rotation-angle="0" style:rotation-align="none" style:shrink-to-fit="false" fo:border-top="0.035cm solid #2e75b6" style:vertical-align="middle"/>
      <style:paragraph-properties fo:margin-left="0cm"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6" style:family="table-cell" style:parent-style-name="Excel_20_Built-in_20_Normal">
      <style:table-cell-properties fo:border-bottom="0.088cm solid #203864" fo:background-color="#deebf7" style:diagonal-bl-tr="none" style:diagonal-tl-br="none" style:text-align-source="value-type" style:repeat-content="false" fo:wrap-option="no-wrap" fo:border-left="0.088cm solid #203864" style:direction="ltr" fo:border-right="0.035cm solid #2e75b6" style:rotation-angle="0" style:rotation-align="none" style:shrink-to-fit="false" fo:border-top="0.035cm solid #2e75b6" style:vertical-align="middle"/>
      <style:paragraph-properties fo:margin-left="0cm"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7" style:family="table-cell" style:parent-style-name="Excel_20_Built-in_20_Normal">
      <style:table-cell-properties fo:border-bottom="0.035cm solid #8faadc" fo:background-color="#2e75b6" style:diagonal-bl-tr="none" style:diagonal-tl-br="none" style:text-align-source="fix" style:repeat-content="false" fo:wrap-option="no-wrap" fo:border-left="none" style:direction="ltr" fo:border-right="none" style:rotation-angle="0" style:rotation-align="none" style:shrink-to-fit="false" fo:border-top="0.088cm solid #203864" style:vertical-align="middle"/>
      <style:paragraph-properties fo:text-align="center"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8" style:family="table-cell" style:parent-style-name="Excel_20_Built-in_20_Normal">
      <style:table-cell-properties fo:border-bottom="0.141cm solid #203864" fo:background-color="#1f4e79" style:diagonal-bl-tr="none" style:diagonal-tl-br="none" style:text-align-source="fix" style:repeat-content="false" fo:wrap-option="no-wrap" fo:border-left="0.035cm solid #8faadc" style:direction="ltr" fo:border-right="0.035cm solid #8faadc" style:rotation-angle="0" style:rotation-align="none" style:shrink-to-fit="false" fo:border-top="0.035cm solid #8faadc" style:vertical-align="middle"/>
      <style:paragraph-properties fo:text-align="center" fo:margin-left="0cm" style:writing-mode="page"/>
      <style:text-properties fo:color="#ffffff" style:text-outline="false" style:text-line-through-style="none" style:font-name="Calibri"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59" style:family="table-cell" style:parent-style-name="Excel_20_Built-in_20_Normal">
      <style:table-cell-properties fo:border-bottom="0.035cm solid #2e75b6" fo:background-color="#dae3f3" style:diagonal-bl-tr="none" style:diagonal-tl-br="none" style:text-align-source="value-type" style:repeat-content="false" fo:wrap-option="no-wrap" fo:border-left="0.035cm solid #2e75b6" style:direction="ltr" fo:border-right="0.035cm solid #2e75b6" style:rotation-angle="0" style:rotation-align="none" style:shrink-to-fit="false" fo:border-top="none" style:vertical-align="middle"/>
      <style:paragraph-properties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0" style:family="table-cell" style:parent-style-name="Excel_20_Built-in_20_Normal">
      <style:table-cell-properties fo:background-color="#dae3f3" style:diagonal-bl-tr="none" style:diagonal-tl-br="none" style:text-align-source="value-type" style:repeat-content="false" fo:wrap-option="no-wrap" fo:border="0.035cm solid #2e75b6"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1" style:family="table-cell" style:parent-style-name="Excel_20_Built-in_20_Normal">
      <style:table-cell-properties fo:border-bottom="0.088cm solid #203864" fo:background-color="#dae3f3" style:diagonal-bl-tr="none" style:diagonal-tl-br="none" style:text-align-source="value-type" style:repeat-content="false" fo:wrap-option="no-wrap" fo:border-left="0.035cm solid #2e75b6" style:direction="ltr" fo:border-right="0.035cm solid #2e75b6" style:rotation-angle="0" style:rotation-align="none" style:shrink-to-fit="false" fo:border-top="0.035cm solid #2e75b6" style:vertical-align="middle"/>
      <style:paragraph-properties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2" style:family="table-cell" style:parent-style-name="Excel_20_Built-in_20_Normal">
      <style:table-cell-properties fo:border-bottom="0.035cm solid #2e75b6" fo:background-color="#deebf7" style:diagonal-bl-tr="none" style:diagonal-tl-br="none" style:text-align-source="fix" style:repeat-content="false" fo:wrap-option="no-wrap" fo:border-left="0.035cm solid #2e75b6"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3" style:family="table-cell" style:parent-style-name="Excel_20_Built-in_20_Normal">
      <style:table-cell-properties fo:border-bottom="0.035cm solid #2e75b6" fo:background-color="#deebf7" style:diagonal-bl-tr="none" style:diagonal-tl-br="none" style:text-align-source="fix" style:repeat-content="false" fo:wrap-option="no-wrap" fo:border-left="0.035cm solid #2e75b6" style:direction="ltr" fo:border-right="none" style:rotation-angle="0" style:rotation-align="none" style:shrink-to-fit="false" fo:border-top="0.035cm solid #2e75b6"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4" style:family="table-cell" style:parent-style-name="Excel_20_Built-in_20_Normal">
      <style:table-cell-properties fo:border-bottom="0.088cm solid #203864" fo:background-color="#deebf7" style:diagonal-bl-tr="none" style:diagonal-tl-br="none" style:text-align-source="fix" style:repeat-content="false" fo:wrap-option="no-wrap" fo:border-left="0.035cm solid #2e75b6" style:direction="ltr" fo:border-right="none" style:rotation-angle="0" style:rotation-align="none" style:shrink-to-fit="false" fo:border-top="0.035cm solid #2e75b6"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5" style:family="table-cell" style:parent-style-name="Excel_20_Built-in_20_Normal">
      <style:table-cell-properties fo:border-bottom="0.035cm solid #2e75b6" fo:background-color="#dae3f3" style:diagonal-bl-tr="none" style:diagonal-tl-br="none" style:text-align-source="fix" style:repeat-content="false" fo:wrap-option="no-wrap" fo:border-left="0.035cm solid #203864" style:direction="ltr" fo:border-right="0.035cm solid #203864"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6" style:family="table-cell" style:parent-style-name="Excel_20_Built-in_20_Normal">
      <style:table-cell-properties fo:border-bottom="0.035cm solid #2e75b6" fo:background-color="#dae3f3" style:diagonal-bl-tr="none" style:diagonal-tl-br="none" style:text-align-source="fix" style:repeat-content="false" fo:wrap-option="no-wrap" fo:border-left="0.035cm solid #203864" style:direction="ltr" fo:border-right="0.035cm solid #203864" style:rotation-angle="0" style:rotation-align="none" style:shrink-to-fit="false" fo:border-top="0.035cm solid #2e75b6" style:vertical-align="middle"/>
      <style:paragraph-properties fo:text-align="center"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7" style:family="table-cell" style:parent-style-name="Excel_20_Built-in_20_Normal">
      <style:table-cell-properties fo:border-bottom="0.088cm solid #203864" fo:background-color="#dae3f3" style:diagonal-bl-tr="none" style:diagonal-tl-br="none" style:text-align-source="fix" style:repeat-content="false" fo:wrap-option="no-wrap" fo:border-left="0.035cm solid #203864" style:direction="ltr" fo:border-right="0.035cm solid #203864" style:rotation-angle="0" style:rotation-align="none" style:shrink-to-fit="false" fo:border-top="0.035cm solid #2e75b6" style:vertical-align="middle"/>
      <style:paragraph-properties fo:text-align="center"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8" style:family="table-cell" style:parent-style-name="Excel_20_Built-in_20_Normal">
      <style:table-cell-properties fo:border-bottom="0.035cm solid #2e75b6" fo:background-color="#bdd7ee" style:diagonal-bl-tr="none" style:diagonal-tl-br="none" style:text-align-source="fix" style:repeat-content="false" fo:wrap-option="no-wrap" fo:border-left="0.035cm solid #203864" style:direction="ltr" fo:border-right="0.035cm solid #203864"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9" style:family="table-cell" style:parent-style-name="Excel_20_Built-in_20_Normal">
      <style:table-cell-properties fo:border-bottom="0.035cm solid #2e75b6" fo:background-color="#bdd7ee" style:diagonal-bl-tr="none" style:diagonal-tl-br="none" style:text-align-source="fix" style:repeat-content="false" fo:wrap-option="no-wrap" fo:border-left="0.035cm solid #203864" style:direction="ltr" fo:border-right="0.035cm solid #203864" style:rotation-angle="0" style:rotation-align="none" style:shrink-to-fit="false" fo:border-top="0.035cm solid #2e75b6" style:vertical-align="middle"/>
      <style:paragraph-properties fo:text-align="center"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0" style:family="table-cell" style:parent-style-name="Excel_20_Built-in_20_Normal">
      <style:table-cell-properties fo:border-bottom="0.088cm solid #203864" fo:background-color="#bdd7ee" style:diagonal-bl-tr="none" style:diagonal-tl-br="none" style:text-align-source="fix" style:repeat-content="false" fo:wrap-option="no-wrap" fo:border-left="0.035cm solid #203864" style:direction="ltr" fo:border-right="0.035cm solid #203864" style:rotation-angle="0" style:rotation-align="none" style:shrink-to-fit="false" fo:border-top="0.035cm solid #2e75b6" style:vertical-align="middle"/>
      <style:paragraph-properties fo:text-align="center"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1" style:family="table-cell" style:parent-style-name="Excel_20_Built-in_20_Normal">
      <style:table-cell-properties fo:border-bottom="0.035cm solid #2e75b6" fo:background-color="#b4c7e7" style:diagonal-bl-tr="none" style:diagonal-tl-br="none" style:text-align-source="value-type" style:repeat-content="false" fo:wrap-option="no-wrap" fo:border-left="0.035cm solid #203864" style:direction="ltr" fo:border-right="none" style:rotation-angle="0" style:rotation-align="none" style:shrink-to-fit="false" fo:border-top="none" style:vertical-align="middle"/>
      <style:paragraph-properties fo:margin-left="0cm" style:writing-mode="page"/>
      <style:text-properties fo:color="#203864" style:text-outline="false" style:text-line-through-styl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2" style:family="table-cell" style:parent-style-name="Excel_20_Built-in_20_Normal">
      <style:table-cell-properties fo:border-bottom="0.035cm solid #2e75b6" fo:background-color="#b4c7e7" style:diagonal-bl-tr="none" style:diagonal-tl-br="none" style:text-align-source="value-type" style:repeat-content="false" fo:wrap-option="no-wrap" fo:border-left="0.035cm solid #203864" style:direction="ltr" fo:border-right="none" style:rotation-angle="0" style:rotation-align="none" style:shrink-to-fit="false" fo:border-top="0.035cm solid #2e75b6" style:vertical-align="middle"/>
      <style:paragraph-properties fo:margin-left="0cm" style:writing-mode="page"/>
      <style:text-properties fo:color="#203864" style:text-outline="false" style:text-line-through-styl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3" style:family="table-cell" style:parent-style-name="Excel_20_Built-in_20_Normal">
      <style:table-cell-properties fo:border-bottom="0.088cm solid #203864" fo:background-color="#b4c7e7" style:diagonal-bl-tr="none" style:diagonal-tl-br="none" style:text-align-source="value-type" style:repeat-content="false" fo:wrap-option="no-wrap" fo:border-left="0.035cm solid #203864" style:direction="ltr" fo:border-right="none" style:rotation-angle="0" style:rotation-align="none" style:shrink-to-fit="false" fo:border-top="0.035cm solid #2e75b6" style:vertical-align="middle"/>
      <style:paragraph-properties fo:margin-left="0cm" style:writing-mode="page"/>
      <style:text-properties fo:color="#203864" style:text-outline="false" style:text-line-through-styl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4"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5" style:family="table-cell" style:parent-style-name="Excel_20_Built-in_20_Normal">
      <style:table-cell-properties fo:border-bottom="0.035cm solid #8faadc" fo:background-color="#2e75b6" style:diagonal-bl-tr="none" style:diagonal-tl-br="none" style:text-align-source="fix" style:repeat-content="false" fo:wrap-option="no-wrap" fo:border-left="none" style:direction="ltr" fo:border-right="0.088cm solid #203864" style:rotation-angle="0" style:rotation-align="none" style:shrink-to-fit="false" fo:border-top="0.088cm solid #203864" style:vertical-align="middle"/>
      <style:paragraph-properties fo:text-align="center"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6" style:family="table-cell" style:parent-style-name="Excel_20_Built-in_20_Normal">
      <style:table-cell-properties fo:border-bottom="0.141cm solid #203864" fo:background-color="#1f4e79" style:diagonal-bl-tr="none" style:diagonal-tl-br="none" style:text-align-source="fix" style:repeat-content="false" fo:wrap-option="no-wrap" fo:border-left="0.035cm solid #8faadc" style:direction="ltr" fo:border-right="0.088cm solid #203864" style:rotation-angle="0" style:rotation-align="none" style:shrink-to-fit="false" fo:border-top="0.035cm solid #8faadc" style:vertical-align="middle"/>
      <style:paragraph-properties fo:text-align="center" fo:margin-left="0cm" style:writing-mode="page"/>
      <style:text-properties fo:color="#ffffff" style:text-outline="false" style:text-line-through-style="none" style:font-name="Calibri"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77" style:family="table-cell" style:parent-style-name="Excel_20_Built-in_20_Normal">
      <style:table-cell-properties fo:border-bottom="0.035cm solid #2e75b6" fo:background-color="#8faadc" style:diagonal-bl-tr="none" style:diagonal-tl-br="none" style:text-align-source="fix" style:repeat-content="false" fo:wrap-option="no-wrap" fo:border-left="0.035cm solid #203864" style:direction="ltr" fo:border-right="0.088cm solid #203864" style:rotation-angle="0" style:rotation-align="none" style:shrink-to-fit="false" fo:border-top="0.141cm solid #203864" style:vertical-align="middle"/>
      <style:paragraph-properties fo:text-align="center" fo:margin-left="0cm" style:writing-mode="page"/>
      <style:text-properties fo:color="#2e75b6" style:text-outline="false" style:text-line-through-style="none" style:font-name="Calibri"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78" style:family="table-cell" style:parent-style-name="Excel_20_Built-in_20_Normal">
      <style:table-cell-properties fo:border-bottom="0.035cm solid #2e75b6" fo:background-color="#8faadc" style:diagonal-bl-tr="none" style:diagonal-tl-br="none" style:text-align-source="fix" style:repeat-content="false" fo:wrap-option="no-wrap" fo:border-left="0.035cm solid #203864" style:direction="ltr" fo:border-right="0.088cm solid #203864" style:rotation-angle="0" style:rotation-align="none" style:shrink-to-fit="false" fo:border-top="0.035cm solid #2e75b6" style:vertical-align="middle"/>
      <style:paragraph-properties fo:text-align="center" fo:margin-left="0cm" style:writing-mode="page"/>
      <style:text-properties fo:color="#2e75b6" style:text-outline="false" style:text-line-through-style="none" style:font-name="Calibri"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79" style:family="table-cell" style:parent-style-name="Excel_20_Built-in_20_Normal">
      <style:table-cell-properties fo:border-bottom="0.088cm solid #203864" fo:background-color="#8faadc" style:diagonal-bl-tr="none" style:diagonal-tl-br="none" style:text-align-source="fix" style:repeat-content="false" fo:wrap-option="no-wrap" fo:border-left="0.035cm solid #203864" style:direction="ltr" fo:border-right="0.088cm solid #203864" style:rotation-angle="0" style:rotation-align="none" style:shrink-to-fit="false" fo:border-top="0.035cm solid #2e75b6" style:vertical-align="middle"/>
      <style:paragraph-properties fo:text-align="center" fo:margin-left="0cm" style:writing-mode="page"/>
      <style:text-properties fo:color="#2e75b6" style:text-outline="false" style:text-line-through-style="none" style:font-name="Calibri" fo:font-size="8pt" fo:font-style="normal" fo:text-shadow="none" style:text-underline-style="none" fo:font-weight="bold" style:font-size-asian="8pt" style:font-style-asian="normal" style:font-weight-asian="bold" style:font-size-complex="8pt" style:font-style-complex="normal" style:font-weight-complex="bold"/>
    </style:style>
    <style:style style:name="T1" style:family="text">
      <style:text-properties style:font-name="Calibri" fo:font-size="11pt" style:font-size-asian="11pt" style:font-size-complex="11pt"/>
    </style:style>
    <style:style style:name="T2" style:family="text">
      <style:text-properties style:font-name="Calibri" fo:font-size="11pt" fo:language="fr" fo:country="FR" style:font-size-asian="11pt" style:font-size-complex="11pt"/>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LOG_ChallengeType)" table:allow-empty-cell="true" table:display-list="unsorted" table:base-cell-address="DATA.A1">
          <table:help-message table:display="true"/>
          <table:error-message table:message-type="stop" table:display="true"/>
        </table:content-validation>
        <table:content-validation table:name="val2" table:condition="of:cell-content-is-in-list(ETU_Sections)" table:allow-empty-cell="true" table:display-list="unsorted" table:base-cell-address="DATA.A1">
          <table:help-message table:display="true"/>
          <table:error-message table:message-type="stop" table:display="true"/>
        </table:content-validation>
        <table:content-validation table:name="val3" table:condition="of:cell-content-is-in-list(LOG_ChallengeType)" table:allow-empty-cell="true" table:display-list="unsorted" table:base-cell-address="DATA.A1">
          <table:error-message table:message-type="stop" table:display="true"/>
        </table:content-validation>
        <table:content-validation table:name="val4" table:condition="of:cell-content-is-in-list(ETU_Sections)" table:allow-empty-cell="true" table:display-list="unsorted" table:base-cell-address="DATA.A1">
          <table:error-message table:message-type="stop" table:display="true"/>
        </table:content-validation>
      </table:content-validations>
      <table:table table:name="DATA"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1" table:default-cell-style-name="Excel_20_Built-in_20_Normal"/>
        <table:table-column table:style-name="co2" table:number-columns-repeated="2" table:default-cell-style-name="Excel_20_Built-in_20_Normal"/>
        <table:table-column table:style-name="co1" table:default-cell-style-name="Excel_20_Built-in_20_Normal"/>
        <table:table-column table:style-name="co3" table:default-cell-style-name="Excel_20_Built-in_20_Normal"/>
        <table:table-column table:style-name="co1" table:number-columns-repeated="1017" table:default-cell-style-name="Excel_20_Built-in_20_Normal"/>
        <table:table-row table:style-name="ro1">
          <table:table-cell table:style-name="ce1" office:value-type="string" table:number-columns-spanned="1024" table:number-rows-spanned="1">
            <text:p>DATA</text:p>
          </table:table-cell>
          <table:covered-table-cell table:number-columns-repeated="1023" table:style-name="ce3"/>
        </table:table-row>
        <table:table-row table:style-name="ro2">
          <table:table-cell table:style-name="ce2" office:value-type="string" table:number-columns-spanned="1024" table:number-rows-spanned="1">
            <text:p>&gt; ! DO NOT EDIT !</text:p>
          </table:table-cell>
          <table:covered-table-cell table:number-columns-repeated="1023" table:style-name="ce4"/>
        </table:table-row>
        <table:table-row table:style-name="ro3">
          <table:table-cell table:number-columns-repeated="1024"/>
        </table:table-row>
        <table:table-row table:style-name="ro3">
          <table:table-cell/>
          <table:table-cell table:style-name="ce5" office:value-type="string">
            <text:p>SECTIONS</text:p>
          </table:table-cell>
          <table:table-cell/>
          <table:table-cell table:style-name="ce5" office:value-type="string">
            <text:p>CHALLENGES</text:p>
          </table:table-cell>
          <table:table-cell table:style-name="ce5" office:value-type="string">
            <text:p>WARES</text:p>
          </table:table-cell>
          <table:table-cell/>
          <table:table-cell table:style-name="ce9" table:number-columns-repeated="3"/>
          <table:table-cell table:number-columns-repeated="1015"/>
        </table:table-row>
        <table:table-row table:style-name="ro3">
          <table:table-cell/>
          <table:table-cell table:style-name="ce6"/>
          <table:table-cell/>
          <table:table-cell table:style-name="ce6" table:number-columns-repeated="2"/>
          <table:table-cell table:number-columns-repeated="1019"/>
        </table:table-row>
        <table:table-row table:style-name="ro3">
          <table:table-cell/>
          <table:table-cell table:style-name="ce7" office:value-type="string">
            <text:p>F1 A</text:p>
          </table:table-cell>
          <table:table-cell/>
          <table:table-cell table:style-name="ce7" office:value-type="string">
            <text:p>ACTION</text:p>
          </table:table-cell>
          <table:table-cell table:style-name="ce7" office:value-type="string">
            <text:p>WARE1</text:p>
          </table:table-cell>
          <table:table-cell table:number-columns-repeated="1019"/>
        </table:table-row>
        <table:table-row table:style-name="ro3">
          <table:table-cell/>
          <table:table-cell table:style-name="ce7" office:value-type="string">
            <text:p>F1 B</text:p>
          </table:table-cell>
          <table:table-cell/>
          <table:table-cell table:style-name="ce7" office:value-type="string">
            <text:p>PUZZLE</text:p>
          </table:table-cell>
          <table:table-cell table:style-name="ce7" office:value-type="string">
            <text:p>WARE2</text:p>
          </table:table-cell>
          <table:table-cell table:number-columns-repeated="1019"/>
        </table:table-row>
        <table:table-row table:style-name="ro3">
          <table:table-cell/>
          <table:table-cell table:style-name="ce8" office:value-type="string">
            <text:p>F1 C</text:p>
          </table:table-cell>
          <table:table-cell/>
          <table:table-cell table:style-name="ce7" office:value-type="string">
            <text:p>ACTION-PUZZLE</text:p>
          </table:table-cell>
          <table:table-cell table:style-name="ce7" office:value-type="string">
            <text:p>WARE3</text:p>
          </table:table-cell>
          <table:table-cell table:number-columns-repeated="1019"/>
        </table:table-row>
        <table:table-row table:style-name="ro3">
          <table:table-cell table:number-columns-repeated="3"/>
          <table:table-cell table:style-name="ce7" office:value-type="string">
            <text:p>PUZZLE-ACTION</text:p>
          </table:table-cell>
          <table:table-cell table:style-name="ce7"/>
          <table:table-cell table:number-columns-repeated="1019"/>
        </table:table-row>
        <table:table-row table:style-name="ro3">
          <table:table-cell table:number-columns-repeated="3"/>
          <table:table-cell table:style-name="ce8" table:number-columns-repeated="2"/>
          <table:table-cell table:number-columns-repeated="1019"/>
        </table:table-row>
        <table:table-row table:style-name="ro3" table:number-rows-repeated="1048565">
          <table:table-cell table:number-columns-repeated="1024"/>
        </table:table-row>
        <table:table-row table:style-name="ro3">
          <table:table-cell table:number-columns-repeated="1024"/>
        </table:table-row>
        <table:named-expressions/>
      </table:table>
      <table:table table:name="DEADEYE" table:style-name="ta2" table:print="false">
        <office:forms form:automatic-focus="false" form:apply-design-mode="false"/>
        <table:table-column-group>
          <table:table-column table:style-name="co1" table:number-columns-repeated="11" table:default-cell-style-name="Excel_20_Built-in_20_Normal"/>
        </table:table-column-group>
        <table:table-column table:style-name="co1" table:default-cell-style-name="Excel_20_Built-in_20_Normal"/>
        <table:table-column-group>
          <table:table-column table:style-name="co4" table:default-cell-style-name="Excel_20_Built-in_20_Normal"/>
          <table:table-column table:style-name="co5" table:default-cell-style-name="Excel_20_Built-in_20_Normal"/>
          <table:table-column table:style-name="co6" table:default-cell-style-name="Excel_20_Built-in_20_Normal"/>
          <table:table-column table:style-name="co7" table:default-cell-style-name="Excel_20_Built-in_20_Normal"/>
          <table:table-column table:style-name="co6" table:default-cell-style-name="Excel_20_Built-in_20_Normal"/>
          <table:table-column table:style-name="co8" table:default-cell-style-name="Excel_20_Built-in_20_Normal"/>
          <table:table-column table:style-name="co9" table:number-columns-repeated="2" table:default-cell-style-name="Excel_20_Built-in_20_Normal"/>
          <table:table-column table:style-name="co10" table:default-cell-style-name="Excel_20_Built-in_20_Normal"/>
          <table:table-column table:style-name="co11" table:default-cell-style-name="Excel_20_Built-in_20_Normal"/>
          <table:table-column table:style-name="co12" table:default-cell-style-name="Excel_20_Built-in_20_Normal"/>
          <table:table-column table:style-name="co9" table:default-cell-style-name="Excel_20_Built-in_20_Normal"/>
          <table:table-column table:style-name="co13" table:default-cell-style-name="Excel_20_Built-in_20_Normal"/>
          <table:table-column table:style-name="co9" table:default-cell-style-name="Excel_20_Built-in_20_Normal"/>
          <table:table-column table:style-name="co4" table:default-cell-style-name="Excel_20_Built-in_20_Normal"/>
          <table:table-column table:style-name="co9" table:default-cell-style-name="Excel_20_Built-in_20_Normal"/>
          <table:table-column table:style-name="co3" table:default-cell-style-name="Excel_20_Built-in_20_Normal"/>
          <table:table-column table:style-name="co9" table:number-columns-repeated="2" table:default-cell-style-name="Excel_20_Built-in_20_Normal"/>
          <table:table-column table:style-name="co1" table:number-columns-repeated="4" table:default-cell-style-name="Excel_20_Built-in_20_Normal"/>
        </table:table-column-group>
        <table:table-column table:style-name="co14" table:default-cell-style-name="Excel_20_Built-in_20_Normal"/>
        <table:table-column table:style-name="co15" table:default-cell-style-name="Excel_20_Built-in_20_Normal"/>
        <table:table-column table:style-name="co14" table:default-cell-style-name="Excel_20_Built-in_20_Normal"/>
        <table:table-column table:style-name="co15" table:default-cell-style-name="Excel_20_Built-in_20_Normal"/>
        <table:table-column table:style-name="co14" table:default-cell-style-name="Excel_20_Built-in_20_Normal"/>
        <table:table-column table:style-name="co15" table:number-columns-repeated="2" table:default-cell-style-name="Excel_20_Built-in_20_Normal"/>
        <table:table-column table:style-name="co1" table:number-columns-repeated="982" table:default-cell-style-name="Excel_20_Built-in_20_Normal"/>
        <table:table-row table:style-name="ro1">
          <table:table-cell table:style-name="ce1" office:value-type="string" table:number-columns-spanned="1024" table:number-rows-spanned="1">
            <text:p>MINI-GAME SHEET</text:p>
          </table:table-cell>
          <table:covered-table-cell table:number-columns-repeated="1023" table:style-name="ce3"/>
        </table:table-row>
        <table:table-row table:style-name="ro2">
          <table:table-cell table:style-name="ce2" office:value-type="string" table:number-columns-spanned="1024" table:number-rows-spanned="1">
            <text:p>&gt; Please place your tables at the right of the "OVERVIEW" columns - DO NOT PLACE ANYTHING BELOW THE "OVERVIEW" COLUMNS (you can still enlarge the "GAME DESCRIPTION" area if needed, respecting the formatting)</text:p>
          </table:table-cell>
          <table:covered-table-cell table:number-columns-repeated="1023" table:style-name="ce13"/>
        </table:table-row>
        <table:table-row table:style-name="ro3">
          <table:table-cell table:style-name="ce9"/>
          <table:table-cell table:style-name="ce14" office:value-type="string" table:number-columns-spanned="10" table:number-rows-spanned="1">
            <text:p>&gt; OVERVIEW</text:p>
          </table:table-cell>
          <table:covered-table-cell table:number-columns-repeated="9" table:style-name="ce14"/>
          <table:table-cell table:style-name="ce9" table:number-columns-repeated="9"/>
          <table:table-cell table:style-name="Default" table:number-columns-repeated="2"/>
          <table:table-cell table:style-name="ce64" office:value-type="string">
            <text:p>SCENARIOS</text:p>
          </table:table-cell>
          <table:table-cell table:style-name="ce64" office:value-type="string">
            <text:p>SCORE</text:p>
          </table:table-cell>
          <table:table-cell table:style-name="ce9" table:number-columns-repeated="1000"/>
        </table:table-row>
        <table:table-row table:style-name="ro3">
          <table:table-cell table:style-name="ce9"/>
          <table:table-cell table:style-name="ce15" office:value-type="string" table:number-columns-spanned="6" table:number-rows-spanned="1">
            <text:p>GAME'S NAME</text:p>
          </table:table-cell>
          <table:covered-table-cell table:number-columns-repeated="5" table:style-name="ce23"/>
          <table:table-cell table:style-name="ce30" office:value-type="string" table:number-columns-spanned="4" table:number-rows-spanned="1">
            <text:p>CHALLENGE TYPE</text:p>
          </table:table-cell>
          <table:covered-table-cell table:number-columns-repeated="2" table:style-name="ce23"/>
          <table:covered-table-cell table:style-name="ce30"/>
          <table:table-cell table:style-name="ce39"/>
          <table:table-cell table:style-name="ce41" office:value-type="string">
            <text:p>COMPOSANTS</text:p>
          </table:table-cell>
          <table:table-cell table:style-name="ce46"/>
          <table:table-cell table:style-name="ce47"/>
          <table:table-cell table:style-name="ce41" office:value-type="string">
            <text:p>MOYEN D'AJUSTEMENT</text:p>
          </table:table-cell>
          <table:table-cell table:style-name="ce47"/>
          <table:table-cell table:style-name="ce41" office:value-type="string">
            <text:p>AJUSTEMENTS</text:p>
          </table:table-cell>
          <table:table-cell table:style-name="ce47"/>
          <table:table-cell table:style-name="ce62" office:value-type="string">
            <text:p>TOTAL</text:p>
          </table:table-cell>
          <table:table-cell table:style-name="Default" table:number-columns-repeated="2"/>
          <table:table-cell table:style-name="ce65" office:value-type="string">
            <text:p>MINIMUM</text:p>
          </table:table-cell>
          <table:table-cell table:style-name="ce69"/>
          <table:table-cell table:style-name="ce65" office:value-type="string">
            <text:p>MOYEN</text:p>
          </table:table-cell>
          <table:table-cell table:style-name="ce69"/>
          <table:table-cell table:style-name="ce65" office:value-type="string">
            <text:p>MAXIMUM</text:p>
          </table:table-cell>
          <table:table-cell table:style-name="ce69"/>
          <table:table-cell table:style-name="ce9" table:number-columns-repeated="996"/>
        </table:table-row>
        <table:table-row table:style-name="ro3">
          <table:table-cell table:style-name="ce10"/>
          <table:table-cell table:style-name="ce16" office:value-type="string" table:number-columns-spanned="6" table:number-rows-spanned="1">
            <text:p>DEADEYE</text:p>
          </table:table-cell>
          <table:covered-table-cell table:number-columns-repeated="5" table:style-name="ce24"/>
          <table:table-cell table:style-name="ce31" table:content-validation-name="val1" office:value-type="string" table:number-columns-spanned="4" table:number-rows-spanned="1">
            <text:p>ACTION</text:p>
          </table:table-cell>
          <table:covered-table-cell table:number-columns-repeated="2" table:style-name="ce32"/>
          <table:covered-table-cell table:style-name="ce31"/>
          <table:table-cell table:style-name="ce10"/>
          <table:table-cell table:style-name="ce42" office:value-type="string">
            <text:p>AVATAR</text:p>
          </table:table-cell>
          <table:table-cell table:style-name="ce46" office:value-type="string">
            <text:p>DEPLACEMENT</text:p>
          </table:table-cell>
          <table:table-cell table:style-name="ce41" office:value-type="float" office:value="1">
            <text:p>1</text:p>
          </table:table-cell>
          <table:table-cell table:style-name="ce49" office:value-type="string">
            <text:p>DEPLACEMENT VISEUR</text:p>
          </table:table-cell>
          <table:table-cell table:style-name="ce55" office:value-type="float" office:value="2">
            <text:p>2</text:p>
          </table:table-cell>
          <table:table-cell table:style-name="ce58" office:value-type="string">
            <text:p>LENT</text:p>
          </table:table-cell>
          <table:table-cell table:style-name="ce60" office:value-type="float" office:value="1">
            <text:p>1</text:p>
          </table:table-cell>
          <table:table-cell table:style-name="ce63" table:formula="of:=([.S5]*[.Q5]*[.O5])" office:value-type="float" office:value="2">
            <text:p>2</text:p>
          </table:table-cell>
          <table:table-cell table:style-name="Default" table:number-columns-repeated="2"/>
          <table:table-cell table:style-name="ce66" office:value-type="string">
            <text:p>VISEUR LENT</text:p>
          </table:table-cell>
          <table:table-cell table:style-name="ce70" office:value-type="float" office:value="2">
            <text:p>2</text:p>
          </table:table-cell>
          <table:table-cell table:style-name="ce66" office:value-type="string">
            <text:p>VISEUR MOYEN</text:p>
          </table:table-cell>
          <table:table-cell table:style-name="ce70" office:value-type="float" office:value="4">
            <text:p>4</text:p>
          </table:table-cell>
          <table:table-cell table:style-name="ce66" office:value-type="string">
            <text:p>VISEUR RAPIDE</text:p>
          </table:table-cell>
          <table:table-cell table:style-name="ce70" office:value-type="float" office:value="6">
            <text:p>6</text:p>
          </table:table-cell>
          <table:table-cell table:style-name="ce10" table:number-columns-repeated="996"/>
        </table:table-row>
        <table:table-row table:style-name="ro3">
          <table:table-cell table:style-name="ce9"/>
          <table:table-cell table:style-name="ce15" office:value-type="string" table:number-columns-spanned="4" table:number-rows-spanned="1">
            <text:p>FIRST NAME</text:p>
          </table:table-cell>
          <table:covered-table-cell table:number-columns-repeated="3" table:style-name="ce23"/>
          <table:table-cell table:style-name="ce23" office:value-type="string" table:number-columns-spanned="4" table:number-rows-spanned="1">
            <text:p>LAST NAME</text:p>
          </table:table-cell>
          <table:covered-table-cell table:number-columns-repeated="3" table:style-name="ce23"/>
          <table:table-cell table:style-name="ce30" office:value-type="string" table:number-columns-spanned="2" table:number-rows-spanned="1">
            <text:p>SECTION</text:p>
          </table:table-cell>
          <table:covered-table-cell table:style-name="ce30"/>
          <table:table-cell table:style-name="ce9"/>
          <table:table-cell table:style-name="ce43"/>
          <table:table-cell table:style-name="ce46"/>
          <table:table-cell table:style-name="ce48" office:value-type="float" office:value="1">
            <text:p>1</text:p>
          </table:table-cell>
          <table:table-cell table:style-name="ce50" office:value-type="string">
            <text:p>DEPLACEMENT VISEUR</text:p>
          </table:table-cell>
          <table:table-cell table:style-name="ce56" office:value-type="float" office:value="2">
            <text:p>2</text:p>
          </table:table-cell>
          <table:table-cell table:style-name="ce58" office:value-type="string">
            <text:p>MOYEN</text:p>
          </table:table-cell>
          <table:table-cell table:style-name="ce60" office:value-type="float" office:value="2">
            <text:p>2</text:p>
          </table:table-cell>
          <table:table-cell table:style-name="ce63" table:formula="of:=([.S6]*[.Q6]*[.O6])" office:value-type="float" office:value="4">
            <text:p>4</text:p>
          </table:table-cell>
          <table:table-cell table:style-name="Default" table:number-columns-repeated="2"/>
          <table:table-cell table:style-name="ce67" office:value-type="string">
            <text:p>PATTERN SIMPLE</text:p>
          </table:table-cell>
          <table:table-cell table:style-name="ce71" office:value-type="float" office:value="3">
            <text:p>3</text:p>
          </table:table-cell>
          <table:table-cell table:style-name="ce67" office:value-type="string">
            <text:p>PATTERN SIMPLE</text:p>
          </table:table-cell>
          <table:table-cell table:style-name="ce71" office:value-type="float" office:value="3">
            <text:p>3</text:p>
          </table:table-cell>
          <table:table-cell table:style-name="ce67" office:value-type="string">
            <text:p>PATTERN ERRATIQUE</text:p>
          </table:table-cell>
          <table:table-cell table:style-name="ce71" office:value-type="float" office:value="6">
            <text:p>6</text:p>
          </table:table-cell>
          <table:table-cell table:style-name="ce9" table:number-columns-repeated="996"/>
        </table:table-row>
        <table:table-row table:style-name="ro3">
          <table:table-cell table:style-name="ce10"/>
          <table:table-cell table:style-name="ce17" office:value-type="string" table:number-columns-spanned="4" table:number-rows-spanned="1">
            <text:p>WAHLER</text:p>
          </table:table-cell>
          <table:covered-table-cell table:number-columns-repeated="3" table:style-name="ce25"/>
          <table:table-cell table:style-name="ce25" office:value-type="string" table:number-columns-spanned="4" table:number-rows-spanned="1">
            <text:p>ADRIAN</text:p>
          </table:table-cell>
          <table:covered-table-cell table:number-columns-repeated="3" table:style-name="ce25"/>
          <table:table-cell table:style-name="ce33" table:content-validation-name="val2" office:value-type="string" table:number-columns-spanned="2" table:number-rows-spanned="1">
            <text:p>F1 B</text:p>
          </table:table-cell>
          <table:covered-table-cell table:style-name="ce33" table:content-validation-name="val2"/>
          <table:table-cell table:style-name="ce40"/>
          <table:table-cell table:style-name="ce44"/>
          <table:table-cell table:style-name="ce46"/>
          <table:table-cell table:style-name="ce48" office:value-type="float" office:value="1">
            <text:p>1</text:p>
          </table:table-cell>
          <table:table-cell table:style-name="ce51" office:value-type="string">
            <text:p>DEPLACEMENT VISEUR</text:p>
          </table:table-cell>
          <table:table-cell table:style-name="ce56" office:value-type="float" office:value="2">
            <text:p>2</text:p>
          </table:table-cell>
          <table:table-cell table:style-name="ce58" office:value-type="string">
            <text:p>RAPIDE</text:p>
          </table:table-cell>
          <table:table-cell table:style-name="ce60" office:value-type="float" office:value="3">
            <text:p>3</text:p>
          </table:table-cell>
          <table:table-cell table:style-name="ce63" table:formula="of:=([.S7]*[.Q7]*[.O7])" office:value-type="float" office:value="6">
            <text:p>6</text:p>
          </table:table-cell>
          <table:table-cell table:style-name="Default" table:number-columns-repeated="2"/>
          <table:table-cell table:style-name="ce66" office:value-type="string">
            <text:p>TAILLE GRANDE</text:p>
          </table:table-cell>
          <table:table-cell table:style-name="ce70" office:value-type="float" office:value="2">
            <text:p>2</text:p>
          </table:table-cell>
          <table:table-cell table:style-name="ce66" office:value-type="string">
            <text:p>TEMPS MOYEN</text:p>
          </table:table-cell>
          <table:table-cell table:style-name="ce70" office:value-type="float" office:value="4">
            <text:p>4</text:p>
          </table:table-cell>
          <table:table-cell table:style-name="ce66" office:value-type="string">
            <text:p>PETIT ADVERSAIRE</text:p>
          </table:table-cell>
          <table:table-cell table:style-name="ce70" office:value-type="float" office:value="6">
            <text:p>6</text:p>
          </table:table-cell>
          <table:table-cell table:style-name="ce10" table:number-columns-repeated="996"/>
        </table:table-row>
        <table:table-row table:style-name="ro3">
          <table:table-cell table:style-name="ce10"/>
          <table:table-cell table:style-name="ce18" office:value-type="string" table:number-columns-spanned="10" table:number-rows-spanned="1">
            <text:p>GAMEPLAY DESCRIPTION</text:p>
          </table:table-cell>
          <table:covered-table-cell table:number-columns-repeated="8" table:style-name="ce26"/>
          <table:covered-table-cell table:style-name="ce35"/>
          <table:table-cell table:style-name="ce40"/>
          <table:table-cell table:style-name="ce45" office:value-type="string">
            <text:p>OBSTACLES</text:p>
          </table:table-cell>
          <table:table-cell table:style-name="ce46" office:value-type="string">
            <text:p>TIR</text:p>
          </table:table-cell>
          <table:table-cell table:style-name="ce48" office:value-type="float" office:value="1">
            <text:p>1</text:p>
          </table:table-cell>
          <table:table-cell table:style-name="ce52" office:value-type="string">
            <text:p>PATTERN VISEUR</text:p>
          </table:table-cell>
          <table:table-cell table:style-name="ce49" office:value-type="float" office:value="3">
            <text:p>3</text:p>
          </table:table-cell>
          <table:table-cell table:style-name="ce58" office:value-type="string">
            <text:p>SIMPLE</text:p>
          </table:table-cell>
          <table:table-cell table:style-name="ce60" office:value-type="float" office:value="1">
            <text:p>1</text:p>
          </table:table-cell>
          <table:table-cell table:style-name="ce63" table:formula="of:=([.S8]*[.Q8]*[.O8])" office:value-type="float" office:value="3">
            <text:p>3</text:p>
          </table:table-cell>
          <table:table-cell table:style-name="Default" table:number-columns-repeated="2"/>
          <table:table-cell table:style-name="ce66" office:value-type="string">
            <text:p>TEMPS LONG</text:p>
          </table:table-cell>
          <table:table-cell table:style-name="ce70" office:value-type="float" office:value="1">
            <text:p>1</text:p>
          </table:table-cell>
          <table:table-cell table:style-name="ce66" office:value-type="string">
            <text:p>TAILLE MOYENNE</text:p>
          </table:table-cell>
          <table:table-cell table:style-name="ce70" office:value-type="float" office:value="2">
            <text:p>2</text:p>
          </table:table-cell>
          <table:table-cell table:style-name="ce66" office:value-type="string">
            <text:p>TEMPS COURT </text:p>
          </table:table-cell>
          <table:table-cell table:style-name="ce70" office:value-type="float" office:value="3">
            <text:p>3</text:p>
          </table:table-cell>
          <table:table-cell table:style-name="ce10" table:number-columns-repeated="996"/>
        </table:table-row>
        <table:table-row table:style-name="ro3">
          <table:table-cell/>
          <table:table-cell table:style-name="ce19" office:value-type="string" table:number-columns-spanned="8" table:number-rows-spanned="1">
            <text:p>WORDS COUNT:</text:p>
          </table:table-cell>
          <table:covered-table-cell table:number-columns-repeated="7" table:style-name="ce27"/>
          <table:table-cell table:style-name="ce34" table:formula="of:=LEN(TRIM([.B10]))-LEN(SUBSTITUTE([.B10];&quot; &quot;;&quot;&quot;))+1" office:value-type="float" office:value="266">
            <text:p>266</text:p>
          </table:table-cell>
          <table:table-cell table:style-name="ce36" table:formula="of:=IF([.J9]&lt;200;0;IF([.J9]&gt;400;1;2))" office:value-type="float" office:value="2">
            <text:p>2</text:p>
          </table:table-cell>
          <table:table-cell/>
          <table:table-cell table:style-name="ce43"/>
          <table:table-cell table:style-name="ce46"/>
          <table:table-cell table:style-name="ce48" office:value-type="float" office:value="1">
            <text:p>1</text:p>
          </table:table-cell>
          <table:table-cell table:style-name="ce53" office:value-type="string">
            <text:p>PATTERN VISEUR</text:p>
          </table:table-cell>
          <table:table-cell table:style-name="ce57" office:value-type="float" office:value="3">
            <text:p>3</text:p>
          </table:table-cell>
          <table:table-cell table:style-name="ce58" office:value-type="string">
            <text:p>ERRATIQUE</text:p>
          </table:table-cell>
          <table:table-cell table:style-name="ce60" office:value-type="float" office:value="2">
            <text:p>2</text:p>
          </table:table-cell>
          <table:table-cell table:style-name="ce63" table:formula="of:=([.S9]*[.Q9]*[.O9])" office:value-type="float" office:value="6">
            <text:p>6</text:p>
          </table:table-cell>
          <table:table-cell table:style-name="Default" table:number-columns-repeated="2"/>
          <table:table-cell table:style-name="ce68" office:value-type="string">
            <text:p>TOTAL</text:p>
          </table:table-cell>
          <table:table-cell table:style-name="ce72" office:value-type="float" office:value="8">
            <text:p>8</text:p>
          </table:table-cell>
          <table:table-cell table:style-name="ce68" office:value-type="string">
            <text:p>TOTAL</text:p>
          </table:table-cell>
          <table:table-cell table:style-name="ce72" table:formula="of:=SUM([.Z5:.Z8])" office:value-type="float" office:value="13">
            <text:p>13</text:p>
          </table:table-cell>
          <table:table-cell table:style-name="ce68" office:value-type="string">
            <text:p>TOTAL</text:p>
          </table:table-cell>
          <table:table-cell table:style-name="ce72" office:value-type="float" office:value="21">
            <text:p>21</text:p>
          </table:table-cell>
          <table:table-cell table:number-columns-repeated="996"/>
        </table:table-row>
        <table:table-row table:style-name="ro3">
          <table:table-cell table:style-name="ce11"/>
          <table:table-cell table:style-name="ce20" office:value-type="string" table:number-columns-spanned="10" table:number-rows-spanned="40">
            <text:p><text:span text:style-name="T1">VIESE,ATTENDS la cloche puis TIRE! </text:span></text:p>
            <text:p><text:span text:style-name="T2">Le joueur joue un cowboy dans un showdown  de western. Il est face a un adversaire, et un viseur <text:s/>apparait sur lui. </text:span></text:p>
            <text:p><text:span text:style-name="T1">Le curseur <text:s/>bouge aléatoirement, et le joueur doit utiliser ZQSD pour garder le curseur sur l'adversaire, jusqu'a qu'il etende un cloche/ un message lui disant de tirer apparait a l'écran. </text:span></text:p>
            <text:p><text:span text:style-name="T2">Un fois le message a l'écran, le joueur a un temps <text:s/>court pour réagir et tirer sur son adversaire.</text:span></text:p>
            <text:p><text:span text:style-name="T2">Le temps que le message met a s'afficher a l'acran est aléeatoire est peu varier d'une vingtaine de secondes.  Il gagne des points en fonction de sa vitesse de reaction.</text:span></text:p>
            <text:p><text:span text:style-name="T2">Plus le joueur a réagi rapidement, plus il ura de point.</text:span></text:p>
            <text:p><text:span text:style-name="T2">Cela sera géré en ayant un score de départ qui sera plus haut en fonction de la difficulté ; et qui commenceras a decrémenter rapidement a partir du signal, et atteindrat 0 après que le temps de réaction attendu a été écoulé.</text:span></text:p>
            <text:p><text:span text:style-name="T2"/></text:p>
            <text:p><text:span text:style-name="T2"><text:s/></text:span><text:span text:style-name="T2">Quand le joueur met trop de temps a réagir et que ses points potentiel tombent a zéro, ou si il loupe son tir, il se fait tirer <text:s/>dessus, il perd le duel et on passe au jeu suivant.</text:span></text:p>
            <text:p><text:span text:style-name="T2">La durée du jeu est donc controlée par le timer, et ne pourra pas durer au dela.</text:span></text:p>
            <text:p><text:span text:style-name="T2"/></text:p>
            <text:p><text:span text:style-name="T2">Si le jeu s'avère trop difficile a apprendre, on pourrais le simplifier en elevant la mécanique de réaction, et faire en sorte que le tir se fait automatiquement ; et le joueur gagneras des points en fonction du temps que le curseur a passé sur l'adversaire.</text:span></text:p>
            <text:p><text:span text:style-name="T2"/></text:p>
            <text:p><text:span text:style-name="T2">La difficulté se modifie en chageant la valeur de DIFF dans le code. </text:span></text:p>
            <text:p><text:span text:style-name="T2"/></text:p>
            <text:p><text:span text:style-name="T2"/></text:p>
          </table:table-cell>
          <table:covered-table-cell table:number-columns-repeated="8" table:style-name="ce28"/>
          <table:covered-table-cell table:style-name="ce37"/>
          <table:table-cell/>
          <table:table-cell table:style-name="ce43"/>
          <table:table-cell table:style-name="ce46"/>
          <table:table-cell table:style-name="ce48" office:value-type="float" office:value="1">
            <text:p>1</text:p>
          </table:table-cell>
          <table:table-cell table:style-name="ce54" office:value-type="string">
            <text:p>TEMPS DE REACTION</text:p>
          </table:table-cell>
          <table:table-cell table:style-name="ce49" office:value-type="float" office:value="2">
            <text:p>2</text:p>
          </table:table-cell>
          <table:table-cell table:style-name="ce58" office:value-type="string">
            <text:p>LONG</text:p>
          </table:table-cell>
          <table:table-cell table:style-name="ce60" office:value-type="float" office:value="1">
            <text:p>1</text:p>
          </table:table-cell>
          <table:table-cell table:style-name="ce63" table:formula="of:=([.S10]*[.Q10]*[.O13])" office:value-type="float" office:value="2">
            <text:p>2</text:p>
          </table:table-cell>
          <table:table-cell table:number-columns-repeated="1004"/>
        </table:table-row>
        <table:table-row table:style-name="ro3">
          <table:table-cell table:style-name="ce11"/>
          <table:covered-table-cell table:style-name="ce21"/>
          <table:covered-table-cell table:number-columns-repeated="8" table:style-name="ce28"/>
          <table:covered-table-cell table:style-name="ce37"/>
          <table:table-cell/>
          <table:table-cell table:style-name="ce43"/>
          <table:table-cell table:style-name="ce46"/>
          <table:table-cell table:style-name="ce48" office:value-type="float" office:value="1">
            <text:p>1</text:p>
          </table:table-cell>
          <table:table-cell table:style-name="ce53" office:value-type="string">
            <text:p>TEMPS DE REACTION</text:p>
          </table:table-cell>
          <table:table-cell table:style-name="ce57" office:value-type="float" office:value="2">
            <text:p>2</text:p>
          </table:table-cell>
          <table:table-cell table:style-name="ce58" office:value-type="string">
            <text:p>MOYEN</text:p>
          </table:table-cell>
          <table:table-cell table:style-name="ce60" office:value-type="float" office:value="2">
            <text:p>2</text:p>
          </table:table-cell>
          <table:table-cell table:style-name="ce63" table:formula="of:=([.S11]*[.Q11]*[.O14])" office:value-type="float" office:value="4">
            <text:p>4</text:p>
          </table:table-cell>
          <table:table-cell table:number-columns-repeated="1004"/>
        </table:table-row>
        <table:table-row table:style-name="ro3">
          <table:table-cell table:style-name="ce11"/>
          <table:covered-table-cell table:style-name="ce21"/>
          <table:covered-table-cell table:number-columns-repeated="8" table:style-name="ce28"/>
          <table:covered-table-cell table:style-name="ce37"/>
          <table:table-cell/>
          <table:table-cell table:style-name="ce44"/>
          <table:table-cell table:style-name="ce46"/>
          <table:table-cell table:style-name="ce48" office:value-type="float" office:value="1">
            <text:p>1</text:p>
          </table:table-cell>
          <table:table-cell table:style-name="ce53" office:value-type="string">
            <text:p>TEMPS DE REACTION</text:p>
          </table:table-cell>
          <table:table-cell table:style-name="ce57" office:value-type="float" office:value="2">
            <text:p>2</text:p>
          </table:table-cell>
          <table:table-cell table:style-name="ce59" office:value-type="string">
            <text:p>COURT</text:p>
          </table:table-cell>
          <table:table-cell table:style-name="ce61" office:value-type="float" office:value="3">
            <text:p>3</text:p>
          </table:table-cell>
          <table:table-cell table:style-name="ce63" table:formula="of:=([.S12]*[.Q12]*[.O15])" office:value-type="float" office:value="6">
            <text:p>6</text:p>
          </table:table-cell>
          <table:table-cell table:number-columns-repeated="1004"/>
        </table:table-row>
        <table:table-row table:style-name="ro3">
          <table:table-cell table:style-name="ce11"/>
          <table:covered-table-cell table:style-name="ce21"/>
          <table:covered-table-cell table:number-columns-repeated="8" table:style-name="ce28"/>
          <table:covered-table-cell table:style-name="ce37"/>
          <table:table-cell/>
          <table:table-cell table:style-name="ce42" office:value-type="string">
            <text:p>CONTRAINTES</text:p>
          </table:table-cell>
          <table:table-cell table:style-name="ce46" office:value-type="string">
            <text:p>ADVERSAIRE</text:p>
          </table:table-cell>
          <table:table-cell table:style-name="ce41" office:value-type="float" office:value="1">
            <text:p>1</text:p>
          </table:table-cell>
          <table:table-cell table:style-name="ce54" office:value-type="string">
            <text:p>TAILLE DE L'ADVERSAIRE</text:p>
          </table:table-cell>
          <table:table-cell table:style-name="ce49" office:value-type="float" office:value="1">
            <text:p>1</text:p>
          </table:table-cell>
          <table:table-cell table:style-name="ce58" office:value-type="string">
            <text:p>PETIT</text:p>
          </table:table-cell>
          <table:table-cell table:style-name="ce60" office:value-type="float" office:value="3">
            <text:p>3</text:p>
          </table:table-cell>
          <table:table-cell table:style-name="ce63" table:formula="of:=([.S13]*[.Q13]*[.O10])" office:value-type="float" office:value="3">
            <text:p>3</text:p>
          </table:table-cell>
          <table:table-cell table:number-columns-repeated="1004"/>
        </table:table-row>
        <table:table-row table:style-name="ro3">
          <table:table-cell table:style-name="ce11"/>
          <table:covered-table-cell table:style-name="ce21"/>
          <table:covered-table-cell table:number-columns-repeated="8" table:style-name="ce28"/>
          <table:covered-table-cell table:style-name="ce37"/>
          <table:table-cell/>
          <table:table-cell table:style-name="ce43"/>
          <table:table-cell table:style-name="ce46"/>
          <table:table-cell table:style-name="ce48" office:value-type="float" office:value="1">
            <text:p>1</text:p>
          </table:table-cell>
          <table:table-cell table:style-name="ce53" office:value-type="string">
            <text:p>TAILLE DE L'ADVERSAIRE</text:p>
          </table:table-cell>
          <table:table-cell table:style-name="ce57" office:value-type="float" office:value="1">
            <text:p>1</text:p>
          </table:table-cell>
          <table:table-cell table:style-name="ce58" office:value-type="string">
            <text:p>MOYEN</text:p>
          </table:table-cell>
          <table:table-cell table:style-name="ce60" office:value-type="float" office:value="2">
            <text:p>2</text:p>
          </table:table-cell>
          <table:table-cell table:style-name="ce63" table:formula="of:=([.S14]*[.Q14]*[.O11])" office:value-type="float" office:value="2">
            <text:p>2</text:p>
          </table:table-cell>
          <table:table-cell table:number-columns-repeated="1004"/>
        </table:table-row>
        <table:table-row table:style-name="ro3">
          <table:table-cell table:style-name="ce11"/>
          <table:covered-table-cell table:style-name="ce21"/>
          <table:covered-table-cell table:number-columns-repeated="8" table:style-name="ce28"/>
          <table:covered-table-cell table:style-name="ce37"/>
          <table:table-cell/>
          <table:table-cell table:style-name="ce44"/>
          <table:table-cell table:style-name="ce46"/>
          <table:table-cell table:style-name="ce48" office:value-type="float" office:value="1">
            <text:p>1</text:p>
          </table:table-cell>
          <table:table-cell table:style-name="ce53" office:value-type="string">
            <text:p>TAILLE DE L'ADVERSAIRE</text:p>
          </table:table-cell>
          <table:table-cell table:style-name="ce57" office:value-type="float" office:value="1">
            <text:p>1</text:p>
          </table:table-cell>
          <table:table-cell table:style-name="ce58" office:value-type="string">
            <text:p>GRAND</text:p>
          </table:table-cell>
          <table:table-cell table:style-name="ce60" office:value-type="float" office:value="1">
            <text:p>1</text:p>
          </table:table-cell>
          <table:table-cell table:style-name="ce63" table:formula="of:=([.S15]*[.Q15]*[.O12])" office:value-type="float" office:value="1">
            <text:p>1</text:p>
          </table:table-cell>
          <table:table-cell table:number-columns-repeated="1004"/>
        </table:table-row>
        <table:table-row table:style-name="ro3">
          <table:table-cell table:style-name="ce11"/>
          <table:covered-table-cell table:style-name="ce21"/>
          <table:covered-table-cell table:number-columns-repeated="8" table:style-name="ce28"/>
          <table:covered-table-cell table:style-name="ce37"/>
          <table:table-cell table:number-columns-repeated="1013"/>
        </table:table-row>
        <table:table-row table:style-name="ro3">
          <table:table-cell table:style-name="ce11"/>
          <table:covered-table-cell table:style-name="ce21"/>
          <table:covered-table-cell table:number-columns-repeated="8" table:style-name="ce28"/>
          <table:covered-table-cell table:style-name="ce37"/>
          <table:table-cell table:number-columns-repeated="3"/>
          <table:table-cell table:style-name="Default"/>
          <table:table-cell table:number-columns-repeated="1009"/>
        </table:table-row>
        <table:table-row table:style-name="ro3">
          <table:table-cell table:style-name="ce11"/>
          <table:covered-table-cell table:style-name="ce21"/>
          <table:covered-table-cell table:number-columns-repeated="8" table:style-name="ce28"/>
          <table:covered-table-cell table:style-name="ce37"/>
          <table:table-cell table:number-columns-repeated="3"/>
          <table:table-cell table:style-name="Default"/>
          <table:table-cell table:number-columns-repeated="1009"/>
        </table:table-row>
        <table:table-row table:style-name="ro3">
          <table:table-cell table:style-name="ce11"/>
          <table:covered-table-cell table:style-name="ce21"/>
          <table:covered-table-cell table:number-columns-repeated="8" table:style-name="ce28"/>
          <table:covered-table-cell table:style-name="ce37"/>
          <table:table-cell table:number-columns-repeated="3"/>
          <table:table-cell table:style-name="Default"/>
          <table:table-cell table:number-columns-repeated="1009"/>
        </table:table-row>
        <table:table-row table:style-name="ro3">
          <table:table-cell table:style-name="ce11"/>
          <table:covered-table-cell table:style-name="ce21"/>
          <table:covered-table-cell table:number-columns-repeated="8" table:style-name="ce28"/>
          <table:covered-table-cell table:style-name="ce37"/>
          <table:table-cell table:number-columns-repeated="3"/>
          <table:table-cell table:style-name="Default"/>
          <table:table-cell table:number-columns-repeated="1009"/>
        </table:table-row>
        <table:table-row table:style-name="ro3">
          <table:table-cell table:style-name="ce11"/>
          <table:covered-table-cell table:style-name="ce21"/>
          <table:covered-table-cell table:number-columns-repeated="8" table:style-name="ce28"/>
          <table:covered-table-cell table:style-name="ce37"/>
          <table:table-cell table:number-columns-repeated="3"/>
          <table:table-cell table:style-name="Default" table:number-columns-repeated="6"/>
          <table:table-cell table:number-columns-repeated="1004"/>
        </table:table-row>
        <table:table-row table:style-name="ro3">
          <table:table-cell table:style-name="ce11"/>
          <table:covered-table-cell table:style-name="ce21"/>
          <table:covered-table-cell table:number-columns-repeated="8" table:style-name="ce28"/>
          <table:covered-table-cell table:style-name="ce37"/>
          <table:table-cell table:number-columns-repeated="3"/>
          <table:table-cell table:style-name="Default" table:number-columns-repeated="6"/>
          <table:table-cell table:number-columns-repeated="1004"/>
        </table:table-row>
        <table:table-row table:style-name="ro3">
          <table:table-cell table:style-name="ce11"/>
          <table:covered-table-cell table:style-name="ce21"/>
          <table:covered-table-cell table:number-columns-repeated="8" table:style-name="ce28"/>
          <table:covered-table-cell table:style-name="ce37"/>
          <table:table-cell table:number-columns-repeated="3"/>
          <table:table-cell table:style-name="Default" table:number-columns-repeated="6"/>
          <table:table-cell table:number-columns-repeated="1004"/>
        </table:table-row>
        <table:table-row table:style-name="ro3">
          <table:table-cell table:style-name="ce11"/>
          <table:covered-table-cell table:style-name="ce21"/>
          <table:covered-table-cell table:number-columns-repeated="8" table:style-name="ce28"/>
          <table:covered-table-cell table:style-name="ce37"/>
          <table:table-cell table:number-columns-repeated="3"/>
          <table:table-cell table:style-name="Default"/>
          <table:table-cell table:number-columns-repeated="1009"/>
        </table:table-row>
        <table:table-row table:style-name="ro3">
          <table:table-cell table:style-name="ce11"/>
          <table:covered-table-cell table:style-name="ce21"/>
          <table:covered-table-cell table:number-columns-repeated="8" table:style-name="ce28"/>
          <table:covered-table-cell table:style-name="ce37"/>
          <table:table-cell table:number-columns-repeated="3"/>
          <table:table-cell table:style-name="Default"/>
          <table:table-cell table:number-columns-repeated="1009"/>
        </table:table-row>
        <table:table-row table:style-name="ro3">
          <table:table-cell table:style-name="ce11"/>
          <table:covered-table-cell table:style-name="ce21"/>
          <table:covered-table-cell table:number-columns-repeated="8" table:style-name="ce28"/>
          <table:covered-table-cell table:style-name="ce37"/>
          <table:table-cell table:number-columns-repeated="2"/>
          <table:table-cell table:style-name="Default" table:number-columns-repeated="2"/>
          <table:table-cell table:number-columns-repeated="1009"/>
        </table:table-row>
        <table:table-row table:style-name="ro3">
          <table:table-cell table:style-name="ce11"/>
          <table:covered-table-cell table:style-name="ce21"/>
          <table:covered-table-cell table:number-columns-repeated="8" table:style-name="ce28"/>
          <table:covered-table-cell table:style-name="ce37"/>
          <table:table-cell table:number-columns-repeated="2"/>
          <table:table-cell table:style-name="Default" table:number-columns-repeated="2"/>
          <table:table-cell table:number-columns-repeated="1009"/>
        </table:table-row>
        <table:table-row table:style-name="ro3">
          <table:table-cell table:style-name="ce11"/>
          <table:covered-table-cell table:style-name="ce21"/>
          <table:covered-table-cell table:number-columns-repeated="8" table:style-name="ce28"/>
          <table:covered-table-cell table:style-name="ce37"/>
          <table:table-cell table:number-columns-repeated="2"/>
          <table:table-cell table:style-name="Default" table:number-columns-repeated="2"/>
          <table:table-cell table:number-columns-repeated="1009"/>
        </table:table-row>
        <table:table-row table:style-name="ro3">
          <table:table-cell table:style-name="ce11"/>
          <table:covered-table-cell table:style-name="ce21"/>
          <table:covered-table-cell table:number-columns-repeated="8" table:style-name="ce28"/>
          <table:covered-table-cell table:style-name="ce37"/>
          <table:table-cell table:number-columns-repeated="2"/>
          <table:table-cell table:style-name="Default" table:number-columns-repeated="2"/>
          <table:table-cell table:number-columns-repeated="1009"/>
        </table:table-row>
        <table:table-row table:style-name="ro3">
          <table:table-cell table:style-name="ce11"/>
          <table:covered-table-cell table:style-name="ce21"/>
          <table:covered-table-cell table:number-columns-repeated="8" table:style-name="ce28"/>
          <table:covered-table-cell table:style-name="ce37"/>
          <table:table-cell table:number-columns-repeated="2"/>
          <table:table-cell table:style-name="Default"/>
          <table:table-cell table:number-columns-repeated="1010"/>
        </table:table-row>
        <table:table-row table:style-name="ro3">
          <table:table-cell table:style-name="ce11"/>
          <table:covered-table-cell table:style-name="ce21"/>
          <table:covered-table-cell table:number-columns-repeated="8" table:style-name="ce28"/>
          <table:covered-table-cell table:style-name="ce37"/>
          <table:table-cell table:number-columns-repeated="2"/>
          <table:table-cell table:style-name="Default"/>
          <table:table-cell table:number-columns-repeated="1010"/>
        </table:table-row>
        <table:table-row table:style-name="ro3">
          <table:table-cell table:style-name="ce11"/>
          <table:covered-table-cell table:style-name="ce21"/>
          <table:covered-table-cell table:number-columns-repeated="8" table:style-name="ce28"/>
          <table:covered-table-cell table:style-name="ce37"/>
          <table:table-cell table:number-columns-repeated="2"/>
          <table:table-cell table:style-name="Default"/>
          <table:table-cell table:number-columns-repeated="1010"/>
        </table:table-row>
        <table:table-row table:style-name="ro3">
          <table:table-cell table:style-name="ce11"/>
          <table:covered-table-cell table:style-name="ce21"/>
          <table:covered-table-cell table:number-columns-repeated="8" table:style-name="ce28"/>
          <table:covered-table-cell table:style-name="ce37"/>
          <table:table-cell table:number-columns-repeated="2"/>
          <table:table-cell table:style-name="Default"/>
          <table:table-cell table:number-columns-repeated="1010"/>
        </table:table-row>
        <table:table-row table:style-name="ro3">
          <table:table-cell table:style-name="ce11"/>
          <table:covered-table-cell table:style-name="ce21"/>
          <table:covered-table-cell table:number-columns-repeated="8" table:style-name="ce28"/>
          <table:covered-table-cell table:style-name="ce37"/>
          <table:table-cell table:number-columns-repeated="2"/>
          <table:table-cell table:style-name="Default"/>
          <table:table-cell table:number-columns-repeated="1010"/>
        </table:table-row>
        <table:table-row table:style-name="ro3">
          <table:table-cell table:style-name="ce11"/>
          <table:covered-table-cell table:style-name="ce21"/>
          <table:covered-table-cell table:number-columns-repeated="8" table:style-name="ce28"/>
          <table:covered-table-cell table:style-name="ce37"/>
          <table:table-cell table:number-columns-repeated="2"/>
          <table:table-cell table:style-name="Default"/>
          <table:table-cell table:number-columns-repeated="1010"/>
        </table:table-row>
        <table:table-row table:style-name="ro3">
          <table:table-cell table:style-name="ce11"/>
          <table:covered-table-cell table:style-name="ce21"/>
          <table:covered-table-cell table:number-columns-repeated="8" table:style-name="ce28"/>
          <table:covered-table-cell table:style-name="ce37"/>
          <table:table-cell table:number-columns-repeated="2"/>
          <table:table-cell table:style-name="Default"/>
          <table:table-cell table:number-columns-repeated="1010"/>
        </table:table-row>
        <table:table-row table:style-name="ro3">
          <table:table-cell table:style-name="ce11"/>
          <table:covered-table-cell table:style-name="ce21"/>
          <table:covered-table-cell table:number-columns-repeated="8" table:style-name="ce28"/>
          <table:covered-table-cell table:style-name="ce37"/>
          <table:table-cell table:number-columns-repeated="2"/>
          <table:table-cell table:style-name="Default"/>
          <table:table-cell table:number-columns-repeated="1010"/>
        </table:table-row>
        <table:table-row table:style-name="ro3">
          <table:table-cell table:style-name="ce11"/>
          <table:covered-table-cell table:style-name="ce21"/>
          <table:covered-table-cell table:number-columns-repeated="8" table:style-name="ce28"/>
          <table:covered-table-cell table:style-name="ce37"/>
          <table:table-cell table:number-columns-repeated="2"/>
          <table:table-cell table:style-name="Default"/>
          <table:table-cell table:number-columns-repeated="1010"/>
        </table:table-row>
        <table:table-row table:style-name="ro3">
          <table:table-cell table:style-name="ce11"/>
          <table:covered-table-cell table:style-name="ce21"/>
          <table:covered-table-cell table:number-columns-repeated="8" table:style-name="ce28"/>
          <table:covered-table-cell table:style-name="ce37"/>
          <table:table-cell table:number-columns-repeated="1013"/>
        </table:table-row>
        <table:table-row table:style-name="ro3">
          <table:table-cell table:style-name="ce11"/>
          <table:covered-table-cell table:style-name="ce21"/>
          <table:covered-table-cell table:number-columns-repeated="8" table:style-name="ce28"/>
          <table:covered-table-cell table:style-name="ce37"/>
          <table:table-cell table:number-columns-repeated="1013"/>
        </table:table-row>
        <table:table-row table:style-name="ro3">
          <table:table-cell table:style-name="ce11"/>
          <table:covered-table-cell table:style-name="ce21"/>
          <table:covered-table-cell table:number-columns-repeated="8" table:style-name="ce28"/>
          <table:covered-table-cell table:style-name="ce37"/>
          <table:table-cell table:number-columns-repeated="1013"/>
        </table:table-row>
        <table:table-row table:style-name="ro3">
          <table:table-cell table:style-name="ce11"/>
          <table:covered-table-cell table:style-name="ce21"/>
          <table:covered-table-cell table:number-columns-repeated="8" table:style-name="ce28"/>
          <table:covered-table-cell table:style-name="ce37"/>
          <table:table-cell table:number-columns-repeated="1013"/>
        </table:table-row>
        <table:table-row table:style-name="ro3">
          <table:table-cell table:style-name="ce11"/>
          <table:covered-table-cell table:style-name="ce21"/>
          <table:covered-table-cell table:number-columns-repeated="8" table:style-name="ce28"/>
          <table:covered-table-cell table:style-name="ce37"/>
          <table:table-cell table:number-columns-repeated="1013"/>
        </table:table-row>
        <table:table-row table:style-name="ro3">
          <table:table-cell table:style-name="ce11"/>
          <table:covered-table-cell table:style-name="ce21"/>
          <table:covered-table-cell table:number-columns-repeated="8" table:style-name="ce28"/>
          <table:covered-table-cell table:style-name="ce37"/>
          <table:table-cell table:number-columns-repeated="1013"/>
        </table:table-row>
        <table:table-row table:style-name="ro3">
          <table:table-cell table:style-name="ce11"/>
          <table:covered-table-cell table:style-name="ce21"/>
          <table:covered-table-cell table:number-columns-repeated="8" table:style-name="ce28"/>
          <table:covered-table-cell table:style-name="ce37"/>
          <table:table-cell table:number-columns-repeated="1013"/>
        </table:table-row>
        <table:table-row table:style-name="ro3">
          <table:table-cell table:style-name="ce11"/>
          <table:covered-table-cell table:style-name="ce21"/>
          <table:covered-table-cell table:number-columns-repeated="8" table:style-name="ce28"/>
          <table:covered-table-cell table:style-name="ce37"/>
          <table:table-cell table:number-columns-repeated="1013"/>
        </table:table-row>
        <table:table-row table:style-name="ro3">
          <table:table-cell table:style-name="ce11"/>
          <table:covered-table-cell table:style-name="ce21"/>
          <table:covered-table-cell table:number-columns-repeated="8" table:style-name="ce28"/>
          <table:covered-table-cell table:style-name="ce37"/>
          <table:table-cell table:number-columns-repeated="1013"/>
        </table:table-row>
        <table:table-row table:style-name="ro3">
          <table:table-cell table:style-name="ce11"/>
          <table:covered-table-cell table:style-name="ce21"/>
          <table:covered-table-cell table:number-columns-repeated="8" table:style-name="ce28"/>
          <table:covered-table-cell table:style-name="ce37"/>
          <table:table-cell table:number-columns-repeated="1013"/>
        </table:table-row>
        <table:table-row table:style-name="ro3">
          <table:table-cell table:style-name="ce11"/>
          <table:covered-table-cell table:style-name="ce22"/>
          <table:covered-table-cell table:number-columns-repeated="8" table:style-name="ce29"/>
          <table:covered-table-cell table:style-name="ce38"/>
          <table:table-cell table:number-columns-repeated="1013"/>
        </table:table-row>
        <table:table-row table:style-name="ro3" table:number-rows-repeated="2">
          <table:table-cell table:style-name="ce12"/>
          <table:table-cell table:number-columns-repeated="1023"/>
        </table:table-row>
        <table:table-row table:style-name="ro3" table:number-rows-repeated="1048524">
          <table:table-cell table:number-columns-repeated="1024"/>
        </table:table-row>
        <table:table-row table:style-name="ro3">
          <table:table-cell table:number-columns-repeated="1024"/>
        </table:table-row>
        <table:named-expressions/>
      </table:table>
      <table:table table:name="PRESSION" table:style-name="ta3" table:print="false">
        <office:forms form:automatic-focus="false" form:apply-design-mode="false"/>
        <table:table-column table:style-name="co16" table:default-cell-style-name="ce77"/>
        <table:table-column table:style-name="co16" table:number-columns-repeated="10" table:default-cell-style-name="ce87"/>
        <table:table-column table:style-name="co16" table:number-columns-repeated="2" table:default-cell-style-name="Excel_20_Built-in_20_Normal_20_1"/>
        <table:table-column table:style-name="co17" table:default-cell-style-name="Excel_20_Built-in_20_Normal_20_1"/>
        <table:table-column table:style-name="co6" table:default-cell-style-name="Excel_20_Built-in_20_Normal_20_1"/>
        <table:table-column table:style-name="co16" table:default-cell-style-name="Excel_20_Built-in_20_Normal_20_1"/>
        <table:table-column table:style-name="co6" table:default-cell-style-name="Excel_20_Built-in_20_Normal_20_1"/>
        <table:table-column table:style-name="co16" table:default-cell-style-name="Excel_20_Built-in_20_Normal_20_1"/>
        <table:table-column table:style-name="co6" table:default-cell-style-name="Excel_20_Built-in_20_Normal_20_1"/>
        <table:table-column table:style-name="co18" table:default-cell-style-name="Excel_20_Built-in_20_Normal_20_1"/>
        <table:table-column table:style-name="co16" table:number-columns-repeated="4" table:default-cell-style-name="Excel_20_Built-in_20_Normal_20_1"/>
        <table:table-column table:style-name="co19" table:default-cell-style-name="Excel_20_Built-in_20_Normal_20_1"/>
        <table:table-column table:style-name="co16" table:default-cell-style-name="Excel_20_Built-in_20_Normal_20_1"/>
        <table:table-column table:style-name="co20" table:default-cell-style-name="Excel_20_Built-in_20_Normal_20_1"/>
        <table:table-column table:style-name="co16" table:default-cell-style-name="Excel_20_Built-in_20_Normal_20_1"/>
        <table:table-column table:style-name="co20" table:default-cell-style-name="Excel_20_Built-in_20_Normal_20_1"/>
        <table:table-column table:style-name="co16" table:number-columns-repeated="995" table:default-cell-style-name="Excel_20_Built-in_20_Normal_20_1"/>
        <table:table-row table:style-name="ro1">
          <table:table-cell table:style-name="ce73" office:value-type="string" table:number-columns-spanned="1024" table:number-rows-spanned="1">
            <text:p>MINI-GAME SHEET</text:p>
          </table:table-cell>
          <table:covered-table-cell table:number-columns-repeated="1023" table:style-name="ce79"/>
        </table:table-row>
        <table:table-row table:style-name="ro2">
          <table:table-cell table:style-name="ce74" office:value-type="string" table:number-columns-spanned="1024" table:number-rows-spanned="1">
            <text:p>&gt; Please place your tables at the right of the "OVERVIEW" columns - DO NOT PLACE ANYTHING BELOW THE "OVERVIEW" COLUMNS (you can still enlarge the "GAME DESCRIPTION" area if needed, respecting the formatting)</text:p>
          </table:table-cell>
          <table:covered-table-cell table:number-columns-repeated="1023" table:style-name="ce80"/>
        </table:table-row>
        <table:table-row table:style-name="ro3">
          <table:table-cell table:style-name="ce75"/>
          <table:table-cell table:style-name="ce81" office:value-type="string" table:number-columns-spanned="10" table:number-rows-spanned="1">
            <text:p>&gt; OVERVIEW</text:p>
          </table:table-cell>
          <table:covered-table-cell table:number-columns-repeated="9" table:style-name="ce81"/>
          <table:table-cell table:style-name="ce75" table:number-columns-repeated="1013"/>
        </table:table-row>
        <table:table-row table:style-name="ro3">
          <table:table-cell table:style-name="ce75"/>
          <table:table-cell table:style-name="ce82" office:value-type="string" table:number-columns-spanned="6" table:number-rows-spanned="1">
            <text:p>GAME'S NAME</text:p>
          </table:table-cell>
          <table:covered-table-cell table:number-columns-repeated="4" table:style-name="ce85"/>
          <table:covered-table-cell table:style-name="ce82"/>
          <table:table-cell table:style-name="ce90" office:value-type="string" table:number-columns-spanned="4" table:number-rows-spanned="1">
            <text:p>CHALLENGE TYPE</text:p>
          </table:table-cell>
          <table:covered-table-cell table:number-columns-repeated="3" table:style-name="ce85"/>
          <table:table-cell table:style-name="ce95"/>
          <table:table-cell table:number-columns-repeated="2" table:style-name="ce97" office:value-type="string">
            <text:p>COMPOSANTS</text:p>
          </table:table-cell>
          <table:table-cell table:style-name="ce97"/>
          <table:table-cell table:style-name="ce98" office:value-type="string">
            <text:p>COMPOSANTS</text:p>
          </table:table-cell>
          <table:table-cell table:style-name="ce111"/>
          <table:table-cell table:style-name="ce98" office:value-type="string">
            <text:p>AJUSTEMENTS</text:p>
          </table:table-cell>
          <table:table-cell table:style-name="ce111"/>
          <table:table-cell table:style-name="ce97" office:value-type="string">
            <text:p>TOTAL</text:p>
          </table:table-cell>
          <table:table-cell table:style-name="ce75" table:number-columns-repeated="3"/>
          <table:table-cell table:style-name="ce122" office:value-type="string">
            <text:p>SCENARIOS</text:p>
          </table:table-cell>
          <table:table-cell table:style-name="ce122" office:value-type="string">
            <text:p>SCORE</text:p>
          </table:table-cell>
          <table:table-cell table:style-name="ce75" table:number-columns-repeated="999"/>
        </table:table-row>
        <table:table-row table:style-name="ro3">
          <table:table-cell table:style-name="ce76"/>
          <table:table-cell table:style-name="ce83" office:value-type="string" table:number-columns-spanned="6" table:number-rows-spanned="1">
            <text:p>TROP DE PRESSION</text:p>
          </table:table-cell>
          <table:covered-table-cell table:number-columns-repeated="5" table:style-name="ce83"/>
          <table:table-cell table:style-name="ce91" table:content-validation-name="val3" office:value-type="string" table:number-columns-spanned="4" table:number-rows-spanned="1">
            <text:p>ACTION</text:p>
          </table:table-cell>
          <table:covered-table-cell table:number-columns-repeated="3" table:style-name="ce91" table:content-validation-name="val3"/>
          <table:table-cell table:style-name="ce76"/>
          <table:table-cell table:number-columns-repeated="2" table:style-name="ce98" office:value-type="string">
            <text:p>AVATAR</text:p>
          </table:table-cell>
          <table:table-cell table:style-name="ce98" office:value-type="float" office:value="1">
            <text:p>1</text:p>
          </table:table-cell>
          <table:table-cell table:style-name="ce101" office:value-type="string">
            <text:p>VITESSE AVATAR</text:p>
          </table:table-cell>
          <table:table-cell table:style-name="ce112" office:value-type="float" office:value="2">
            <text:p>2</text:p>
          </table:table-cell>
          <table:table-cell table:style-name="ce116" office:value-type="string">
            <text:p>RAPIDE</text:p>
          </table:table-cell>
          <table:table-cell table:style-name="ce119" office:value-type="float" office:value="1">
            <text:p>1</text:p>
          </table:table-cell>
          <table:table-cell table:style-name="ce121" table:formula="of:=([.S5]*[.Q5]*[.O5])" office:value-type="float" office:value="2">
            <text:p>2</text:p>
          </table:table-cell>
          <table:table-cell table:style-name="ce76" table:number-columns-repeated="3"/>
          <table:table-cell table:style-name="ce123" office:value-type="string">
            <text:p>MINIMUM</text:p>
          </table:table-cell>
          <table:table-cell table:style-name="ce127"/>
          <table:table-cell table:style-name="ce123" office:value-type="string">
            <text:p>MOYEN</text:p>
          </table:table-cell>
          <table:table-cell table:style-name="ce127"/>
          <table:table-cell table:style-name="ce123" office:value-type="string">
            <text:p>MAXIMUM</text:p>
          </table:table-cell>
          <table:table-cell table:style-name="ce127"/>
          <table:table-cell table:style-name="ce76" table:number-columns-repeated="995"/>
        </table:table-row>
        <table:table-row table:style-name="ro3">
          <table:table-cell table:style-name="ce75"/>
          <table:table-cell table:style-name="ce82" office:value-type="string" table:number-columns-spanned="4" table:number-rows-spanned="1">
            <text:p>FIRST NAME</text:p>
          </table:table-cell>
          <table:covered-table-cell table:number-columns-repeated="3" table:style-name="ce82"/>
          <table:table-cell table:style-name="ce88" office:value-type="string" table:number-columns-spanned="4" table:number-rows-spanned="1">
            <text:p>LAST NAME</text:p>
          </table:table-cell>
          <table:covered-table-cell table:number-columns-repeated="3" table:style-name="ce88"/>
          <table:table-cell table:style-name="ce90" office:value-type="string" table:number-columns-spanned="2" table:number-rows-spanned="1">
            <text:p>SECTION</text:p>
          </table:table-cell>
          <table:covered-table-cell table:style-name="ce90"/>
          <table:table-cell table:style-name="ce75"/>
          <table:table-cell table:style-name="ce99" table:number-columns-repeated="2"/>
          <table:table-cell table:style-name="ce99" office:value-type="float" office:value="1">
            <text:p>1</text:p>
          </table:table-cell>
          <table:table-cell table:style-name="ce102"/>
          <table:table-cell table:style-name="ce113" office:value-type="float" office:value="2">
            <text:p>2</text:p>
          </table:table-cell>
          <table:table-cell table:style-name="ce117" office:value-type="string">
            <text:p>MOYEN</text:p>
          </table:table-cell>
          <table:table-cell table:style-name="ce119" office:value-type="float" office:value="2">
            <text:p>2</text:p>
          </table:table-cell>
          <table:table-cell table:style-name="ce121" table:formula="of:=([.S6]*[.Q6]*[.O6])" office:value-type="float" office:value="4">
            <text:p>4</text:p>
          </table:table-cell>
          <table:table-cell table:style-name="ce75" table:number-columns-repeated="3"/>
          <table:table-cell table:style-name="ce124" office:value-type="string">
            <text:p>RAPIDE</text:p>
          </table:table-cell>
          <table:table-cell table:style-name="ce128" office:value-type="float" office:value="2">
            <text:p>2</text:p>
          </table:table-cell>
          <table:table-cell table:style-name="ce125" office:value-type="string">
            <text:p>MOYEN</text:p>
          </table:table-cell>
          <table:table-cell table:style-name="ce128" office:value-type="float" office:value="4">
            <text:p>4</text:p>
          </table:table-cell>
          <table:table-cell table:style-name="ce125" office:value-type="string">
            <text:p>LENT</text:p>
          </table:table-cell>
          <table:table-cell table:style-name="ce128" office:value-type="float" office:value="6">
            <text:p>6</text:p>
          </table:table-cell>
          <table:table-cell table:style-name="ce75" table:number-columns-repeated="995"/>
        </table:table-row>
        <table:table-row table:style-name="ro3">
          <table:table-cell table:style-name="ce76"/>
          <table:table-cell table:style-name="ce84" office:value-type="string" table:number-columns-spanned="4" table:number-rows-spanned="1">
            <text:p>WAHLER</text:p>
          </table:table-cell>
          <table:covered-table-cell table:number-columns-repeated="3" table:style-name="ce84"/>
          <table:table-cell table:style-name="ce89" office:value-type="string" table:number-columns-spanned="4" table:number-rows-spanned="1">
            <text:p>ADRIAN</text:p>
          </table:table-cell>
          <table:covered-table-cell table:number-columns-repeated="3" table:style-name="ce89"/>
          <table:table-cell table:style-name="ce92" table:content-validation-name="val4" office:value-type="string" table:number-columns-spanned="2" table:number-rows-spanned="1">
            <text:p>F1 B</text:p>
          </table:table-cell>
          <table:covered-table-cell table:style-name="ce92" table:content-validation-name="val4"/>
          <table:table-cell table:style-name="ce96"/>
          <table:table-cell table:style-name="ce99" table:number-columns-repeated="2"/>
          <table:table-cell table:style-name="ce99" office:value-type="float" office:value="1">
            <text:p>1</text:p>
          </table:table-cell>
          <table:table-cell table:style-name="ce103"/>
          <table:table-cell table:style-name="ce113" office:value-type="float" office:value="2">
            <text:p>2</text:p>
          </table:table-cell>
          <table:table-cell table:style-name="ce117" office:value-type="string">
            <text:p>LENT</text:p>
          </table:table-cell>
          <table:table-cell table:style-name="ce119" office:value-type="float" office:value="3">
            <text:p>3</text:p>
          </table:table-cell>
          <table:table-cell table:style-name="ce121" table:formula="of:=([.S7]*[.Q7]*[.O7])" office:value-type="float" office:value="6">
            <text:p>6</text:p>
          </table:table-cell>
          <table:table-cell table:style-name="ce76" table:number-columns-repeated="3"/>
          <table:table-cell table:style-name="ce125" office:value-type="string">
            <text:p>RAPIDE</text:p>
          </table:table-cell>
          <table:table-cell table:style-name="ce128" office:value-type="float" office:value="1">
            <text:p>1</text:p>
          </table:table-cell>
          <table:table-cell table:style-name="ce125" office:value-type="string">
            <text:p>MOYEN</text:p>
          </table:table-cell>
          <table:table-cell table:style-name="ce128" office:value-type="float" office:value="2">
            <text:p>2</text:p>
          </table:table-cell>
          <table:table-cell table:style-name="ce125" office:value-type="string">
            <text:p>LOINS</text:p>
          </table:table-cell>
          <table:table-cell table:style-name="ce128" office:value-type="float" office:value="3">
            <text:p>3</text:p>
          </table:table-cell>
          <table:table-cell table:style-name="ce76" table:number-columns-repeated="995"/>
        </table:table-row>
        <table:table-row table:style-name="ro3">
          <table:table-cell table:style-name="ce76"/>
          <table:table-cell table:style-name="ce85" office:value-type="string" table:number-columns-spanned="10" table:number-rows-spanned="1">
            <text:p>GAMEPLAY DESCRIPTION</text:p>
          </table:table-cell>
          <table:covered-table-cell table:number-columns-repeated="9" table:style-name="ce85"/>
          <table:table-cell table:style-name="ce96"/>
          <table:table-cell table:style-name="ce99" table:number-columns-repeated="2"/>
          <table:table-cell table:style-name="ce99" office:value-type="float" office:value="1">
            <text:p>1</text:p>
          </table:table-cell>
          <table:table-cell table:style-name="ce101" office:value-type="string">
            <text:p>ACCELERATION</text:p>
          </table:table-cell>
          <table:table-cell table:style-name="ce112" office:value-type="float" office:value="1">
            <text:p>1</text:p>
          </table:table-cell>
          <table:table-cell table:style-name="ce116" office:value-type="string">
            <text:p>RAPIDE</text:p>
          </table:table-cell>
          <table:table-cell table:style-name="ce119" office:value-type="float" office:value="1">
            <text:p>1</text:p>
          </table:table-cell>
          <table:table-cell table:style-name="ce121" table:formula="of:=([.S8]*[.Q8]*[.O8])" office:value-type="float" office:value="1">
            <text:p>1</text:p>
          </table:table-cell>
          <table:table-cell table:style-name="ce76" table:number-columns-repeated="3"/>
          <table:table-cell table:style-name="ce125" office:value-type="string">
            <text:p>LENT</text:p>
          </table:table-cell>
          <table:table-cell table:style-name="ce128" office:value-type="float" office:value="2">
            <text:p>2</text:p>
          </table:table-cell>
          <table:table-cell table:style-name="ce125" office:value-type="string">
            <text:p>MOYEN</text:p>
          </table:table-cell>
          <table:table-cell table:style-name="ce128" office:value-type="float" office:value="4">
            <text:p>4</text:p>
          </table:table-cell>
          <table:table-cell table:style-name="ce125" office:value-type="string">
            <text:p>RAPIDE</text:p>
          </table:table-cell>
          <table:table-cell table:style-name="ce128" office:value-type="float" office:value="6">
            <text:p>6</text:p>
          </table:table-cell>
          <table:table-cell table:style-name="ce76" table:number-columns-repeated="995"/>
        </table:table-row>
        <table:table-row table:style-name="ro3">
          <table:table-cell table:style-name="Excel_20_Built-in_20_Normal_20_1"/>
          <table:table-cell table:style-name="ce86" office:value-type="string" table:number-columns-spanned="8" table:number-rows-spanned="1">
            <text:p>WORDS COUNT:</text:p>
          </table:table-cell>
          <table:covered-table-cell table:number-columns-repeated="7" table:style-name="ce86"/>
          <table:table-cell table:style-name="ce93" table:formula="of:=LEN(TRIM([.B10]))-LEN(SUBSTITUTE([.B10];&quot; &quot;;&quot;&quot;))+1" office:value-type="float" office:value="80">
            <text:p>80</text:p>
          </table:table-cell>
          <table:table-cell table:style-name="ce94" table:formula="of:=IF([.J9]&lt;200;0;IF([.J9]&gt;400;1;2))" office:value-type="float" office:value="0">
            <text:p>0</text:p>
          </table:table-cell>
          <table:table-cell/>
          <table:table-cell table:style-name="ce99" table:number-columns-repeated="2"/>
          <table:table-cell table:style-name="ce99" office:value-type="float" office:value="1">
            <text:p>1</text:p>
          </table:table-cell>
          <table:table-cell table:style-name="ce102"/>
          <table:table-cell table:style-name="ce113" office:value-type="float" office:value="1">
            <text:p>1</text:p>
          </table:table-cell>
          <table:table-cell table:style-name="ce117" office:value-type="string">
            <text:p>MOYEN</text:p>
          </table:table-cell>
          <table:table-cell table:style-name="ce119" office:value-type="float" office:value="2">
            <text:p>2</text:p>
          </table:table-cell>
          <table:table-cell table:style-name="ce121" table:formula="of:=([.S9]*[.Q9]*[.O9])" office:value-type="float" office:value="2">
            <text:p>2</text:p>
          </table:table-cell>
          <table:table-cell table:number-columns-repeated="3"/>
          <table:table-cell table:style-name="ce125" office:value-type="string">
            <text:p>RARE</text:p>
          </table:table-cell>
          <table:table-cell table:style-name="ce128" office:value-type="float" office:value="1">
            <text:p>1</text:p>
          </table:table-cell>
          <table:table-cell table:style-name="ce125" office:value-type="string">
            <text:p>MOYEN</text:p>
          </table:table-cell>
          <table:table-cell table:style-name="ce128" office:value-type="float" office:value="2">
            <text:p>2</text:p>
          </table:table-cell>
          <table:table-cell table:style-name="ce125" office:value-type="string">
            <text:p>LENTE</text:p>
          </table:table-cell>
          <table:table-cell table:style-name="ce128" office:value-type="float" office:value="3">
            <text:p>3</text:p>
          </table:table-cell>
          <table:table-cell table:number-columns-repeated="995"/>
        </table:table-row>
        <table:table-row table:style-name="ro3">
          <table:table-cell/>
          <table:table-cell office:value-type="string" table:number-columns-spanned="10" table:number-rows-spanned="40">
            <text:p>Il y a quattre valves a chaque coin de l'écran. Une valve commence aléatoirement a etre sous pression. Le joueur doit utiliser zqsd pour aller vers cette valve et masher espace pour la réparer. Pendant ce temps, d'autre valves commencent a etre sous pression, et le joueur doit donc jongler entre les valves, et le joueur n'a de point que pour avoir ocmpléter un réparation. </text:p>
            <text:p/>
            <text:p>Le jeux est en plusieurs .exe ; le changement de difficulté demandant un changement dans L'IDE </text:p>
          </table:table-cell>
          <table:covered-table-cell table:number-columns-repeated="9"/>
          <table:table-cell/>
          <table:table-cell table:style-name="ce99" table:number-columns-repeated="2"/>
          <table:table-cell table:style-name="ce99" office:value-type="float" office:value="1">
            <text:p>1</text:p>
          </table:table-cell>
          <table:table-cell table:style-name="ce103"/>
          <table:table-cell table:style-name="ce113" office:value-type="float" office:value="1">
            <text:p>1</text:p>
          </table:table-cell>
          <table:table-cell table:style-name="ce117" office:value-type="string">
            <text:p>LENT</text:p>
          </table:table-cell>
          <table:table-cell table:style-name="ce119" office:value-type="float" office:value="3">
            <text:p>3</text:p>
          </table:table-cell>
          <table:table-cell table:style-name="ce121" table:formula="of:=([.S10]*[.Q10]*[.O10])" office:value-type="float" office:value="3">
            <text:p>3</text:p>
          </table:table-cell>
          <table:table-cell table:number-columns-repeated="3"/>
          <table:table-cell table:style-name="ce125" office:value-type="string">
            <text:p>PROCHES</text:p>
          </table:table-cell>
          <table:table-cell table:style-name="ce128" office:value-type="float" office:value="2">
            <text:p>2</text:p>
          </table:table-cell>
          <table:table-cell table:style-name="ce125" office:value-type="string">
            <text:p>MOYEN</text:p>
          </table:table-cell>
          <table:table-cell table:style-name="ce128" office:value-type="float" office:value="2">
            <text:p>2</text:p>
          </table:table-cell>
          <table:table-cell table:style-name="ce125" office:value-type="string">
            <text:p>FREQUENT</text:p>
          </table:table-cell>
          <table:table-cell table:style-name="ce128" office:value-type="float" office:value="3">
            <text:p>3</text:p>
          </table:table-cell>
          <table:table-cell table:number-columns-repeated="995"/>
        </table:table-row>
        <table:table-row table:style-name="ro3">
          <table:table-cell/>
          <table:covered-table-cell table:number-columns-repeated="10"/>
          <table:table-cell/>
          <table:table-cell table:style-name="ce98" office:value-type="string">
            <text:p>OBSTACLES</text:p>
          </table:table-cell>
          <table:table-cell table:style-name="ce98" office:value-type="string">
            <text:p>VALVES</text:p>
          </table:table-cell>
          <table:table-cell table:style-name="ce98" office:value-type="float" office:value="1">
            <text:p>1</text:p>
          </table:table-cell>
          <table:table-cell table:style-name="ce104" office:value-type="string">
            <text:p>BUILDUP PRESSION</text:p>
          </table:table-cell>
          <table:table-cell table:style-name="ce101" office:value-type="float" office:value="2">
            <text:p>2</text:p>
          </table:table-cell>
          <table:table-cell table:style-name="ce117" office:value-type="string">
            <text:p>LENT</text:p>
          </table:table-cell>
          <table:table-cell table:style-name="ce119" office:value-type="float" office:value="1">
            <text:p>1</text:p>
          </table:table-cell>
          <table:table-cell table:style-name="ce121" table:formula="of:=([.S11]*[.Q11]*[.O11])" office:value-type="float" office:value="2">
            <text:p>2</text:p>
          </table:table-cell>
          <table:table-cell table:number-columns-repeated="3"/>
          <table:table-cell table:style-name="ce125" office:value-type="float" office:value="3">
            <text:p>3</text:p>
          </table:table-cell>
          <table:table-cell table:style-name="ce128" office:value-type="float" office:value="1">
            <text:p>1</text:p>
          </table:table-cell>
          <table:table-cell table:style-name="ce125" office:value-type="float" office:value="4">
            <text:p>4</text:p>
          </table:table-cell>
          <table:table-cell table:style-name="ce128" office:value-type="float" office:value="4">
            <text:p>4</text:p>
          </table:table-cell>
          <table:table-cell table:style-name="ce125" office:value-type="float" office:value="5">
            <text:p>5</text:p>
          </table:table-cell>
          <table:table-cell table:style-name="ce128" office:value-type="float" office:value="6">
            <text:p>6</text:p>
          </table:table-cell>
          <table:table-cell table:number-columns-repeated="995"/>
        </table:table-row>
        <table:table-row table:style-name="ro3">
          <table:table-cell/>
          <table:covered-table-cell table:number-columns-repeated="10"/>
          <table:table-cell/>
          <table:table-cell table:style-name="ce99" table:number-columns-repeated="2"/>
          <table:table-cell table:style-name="ce99" office:value-type="float" office:value="1">
            <text:p>1</text:p>
          </table:table-cell>
          <table:table-cell table:style-name="ce105"/>
          <table:table-cell table:style-name="ce114" office:value-type="float" office:value="2">
            <text:p>2</text:p>
          </table:table-cell>
          <table:table-cell table:style-name="ce117" office:value-type="string">
            <text:p>MOYEN</text:p>
          </table:table-cell>
          <table:table-cell table:style-name="ce119" office:value-type="float" office:value="2">
            <text:p>2</text:p>
          </table:table-cell>
          <table:table-cell table:style-name="ce121" table:formula="of:=([.S12]*[.Q12]*[.O12])" office:value-type="float" office:value="4">
            <text:p>4</text:p>
          </table:table-cell>
          <table:table-cell table:number-columns-repeated="3"/>
          <table:table-cell table:style-name="ce125" office:value-type="string">
            <text:p>RAPDIE</text:p>
          </table:table-cell>
          <table:table-cell table:style-name="ce128" office:value-type="float" office:value="1">
            <text:p>1</text:p>
          </table:table-cell>
          <table:table-cell table:style-name="ce125" office:value-type="string">
            <text:p>MOYEN</text:p>
          </table:table-cell>
          <table:table-cell table:style-name="ce128" office:value-type="float" office:value="2">
            <text:p>2</text:p>
          </table:table-cell>
          <table:table-cell table:style-name="ce125" office:value-type="string">
            <text:p>LENTE</text:p>
          </table:table-cell>
          <table:table-cell table:style-name="ce128" office:value-type="float" office:value="3">
            <text:p>3</text:p>
          </table:table-cell>
          <table:table-cell table:number-columns-repeated="995"/>
        </table:table-row>
        <table:table-row table:style-name="ro3">
          <table:table-cell/>
          <table:covered-table-cell table:number-columns-repeated="10"/>
          <table:table-cell/>
          <table:table-cell table:style-name="ce99" table:number-columns-repeated="2"/>
          <table:table-cell table:style-name="ce99" office:value-type="float" office:value="1">
            <text:p>1</text:p>
          </table:table-cell>
          <table:table-cell table:style-name="ce105"/>
          <table:table-cell table:style-name="ce114" office:value-type="float" office:value="2">
            <text:p>2</text:p>
          </table:table-cell>
          <table:table-cell table:style-name="ce118" office:value-type="string">
            <text:p>RAPIDE</text:p>
          </table:table-cell>
          <table:table-cell table:style-name="ce120" office:value-type="float" office:value="3">
            <text:p>3</text:p>
          </table:table-cell>
          <table:table-cell table:style-name="ce121" table:formula="of:=([.S13]*[.Q13]*[.O13])" office:value-type="float" office:value="6">
            <text:p>6</text:p>
          </table:table-cell>
          <table:table-cell table:number-columns-repeated="3"/>
          <table:table-cell table:style-name="ce126" office:value-type="string">
            <text:p>TOTAL</text:p>
          </table:table-cell>
          <table:table-cell table:style-name="ce129" table:formula="of:=SUM([.Y6:.Y12])" office:value-type="float" office:value="10">
            <text:p>10</text:p>
          </table:table-cell>
          <table:table-cell table:style-name="ce126" office:value-type="string">
            <text:p>TOTAL</text:p>
          </table:table-cell>
          <table:table-cell table:style-name="ce129" table:formula="of:=SUM([.AA6:.AA12])" office:value-type="float" office:value="20">
            <text:p>20</text:p>
          </table:table-cell>
          <table:table-cell table:style-name="ce126" office:value-type="string">
            <text:p>TOTAL</text:p>
          </table:table-cell>
          <table:table-cell table:style-name="ce129" table:formula="of:=SUM([.AC6:.AC12])" office:value-type="float" office:value="30">
            <text:p>30</text:p>
          </table:table-cell>
          <table:table-cell table:number-columns-repeated="995"/>
        </table:table-row>
        <table:table-row table:style-name="ro3">
          <table:table-cell/>
          <table:covered-table-cell table:number-columns-repeated="10"/>
          <table:table-cell/>
          <table:table-cell table:style-name="ce99" table:number-columns-repeated="2"/>
          <table:table-cell table:style-name="ce99" office:value-type="float" office:value="1">
            <text:p>1</text:p>
          </table:table-cell>
          <table:table-cell table:style-name="ce106" office:value-type="string">
            <text:p>DELAI D'ACTIATION VALVE</text:p>
          </table:table-cell>
          <table:table-cell table:style-name="ce106" office:value-type="float" office:value="1">
            <text:p>1</text:p>
          </table:table-cell>
          <table:table-cell table:style-name="ce117" office:value-type="string">
            <text:p>RARE</text:p>
          </table:table-cell>
          <table:table-cell table:style-name="ce119" office:value-type="float" office:value="1">
            <text:p>1</text:p>
          </table:table-cell>
          <table:table-cell table:style-name="ce121" table:formula="of:=([.S14]*[.Q14]*[.O14])" office:value-type="float" office:value="1">
            <text:p>1</text:p>
          </table:table-cell>
          <table:table-cell table:number-columns-repeated="1004"/>
        </table:table-row>
        <table:table-row table:style-name="ro3">
          <table:table-cell/>
          <table:covered-table-cell table:number-columns-repeated="10"/>
          <table:table-cell/>
          <table:table-cell table:style-name="ce99" table:number-columns-repeated="2"/>
          <table:table-cell table:style-name="ce99" office:value-type="float" office:value="1">
            <text:p>1</text:p>
          </table:table-cell>
          <table:table-cell table:style-name="ce107"/>
          <table:table-cell table:style-name="ce107" office:value-type="float" office:value="1">
            <text:p>1</text:p>
          </table:table-cell>
          <table:table-cell table:style-name="ce117" office:value-type="string">
            <text:p>MOYEN</text:p>
          </table:table-cell>
          <table:table-cell table:style-name="ce119" office:value-type="float" office:value="2">
            <text:p>2</text:p>
          </table:table-cell>
          <table:table-cell table:style-name="ce121" table:formula="of:=([.S15]*[.Q15]*[.O15])" office:value-type="float" office:value="2">
            <text:p>2</text:p>
          </table:table-cell>
          <table:table-cell table:number-columns-repeated="1004"/>
        </table:table-row>
        <table:table-row table:style-name="ro3">
          <table:table-cell/>
          <table:covered-table-cell table:number-columns-repeated="10"/>
          <table:table-cell/>
          <table:table-cell table:style-name="ce99" table:number-columns-repeated="2"/>
          <table:table-cell table:style-name="ce99" office:value-type="float" office:value="1">
            <text:p>1</text:p>
          </table:table-cell>
          <table:table-cell table:style-name="ce107"/>
          <table:table-cell table:style-name="ce110" office:value-type="float" office:value="1">
            <text:p>1</text:p>
          </table:table-cell>
          <table:table-cell table:style-name="ce117" office:value-type="string">
            <text:p>FREQUENT</text:p>
          </table:table-cell>
          <table:table-cell table:style-name="ce119" office:value-type="float" office:value="3">
            <text:p>3</text:p>
          </table:table-cell>
          <table:table-cell table:style-name="ce121" table:formula="of:=([.S16]*[.Q16]*[.O16])" office:value-type="float" office:value="3">
            <text:p>3</text:p>
          </table:table-cell>
          <table:table-cell table:number-columns-repeated="1004"/>
        </table:table-row>
        <table:table-row table:style-name="ro3">
          <table:table-cell/>
          <table:covered-table-cell table:number-columns-repeated="10"/>
          <table:table-cell/>
          <table:table-cell table:style-name="ce98" office:value-type="string">
            <text:p>CONTRAINTES</text:p>
          </table:table-cell>
          <table:table-cell table:style-name="ce98" office:value-type="string">
            <text:p>VALVES</text:p>
          </table:table-cell>
          <table:table-cell table:style-name="ce98" office:value-type="float" office:value="2">
            <text:p>2</text:p>
          </table:table-cell>
          <table:table-cell table:style-name="ce101" office:value-type="string">
            <text:p>DISTANCE ENTRE VALVES</text:p>
          </table:table-cell>
          <table:table-cell table:style-name="ce115" office:value-type="float" office:value="1">
            <text:p>1</text:p>
          </table:table-cell>
          <table:table-cell table:style-name="ce117" office:value-type="string">
            <text:p>PROCHES</text:p>
          </table:table-cell>
          <table:table-cell table:style-name="ce119" office:value-type="float" office:value="1">
            <text:p>1</text:p>
          </table:table-cell>
          <table:table-cell table:style-name="ce121" table:formula="of:=([.S17]*[.Q17]*[.O8])" office:value-type="float" office:value="1">
            <text:p>1</text:p>
          </table:table-cell>
          <table:table-cell table:number-columns-repeated="1004"/>
        </table:table-row>
        <table:table-row table:style-name="ro3">
          <table:table-cell/>
          <table:covered-table-cell table:number-columns-repeated="10"/>
          <table:table-cell/>
          <table:table-cell table:style-name="ce99" table:number-columns-repeated="2"/>
          <table:table-cell table:style-name="ce99" office:value-type="float" office:value="2">
            <text:p>2</text:p>
          </table:table-cell>
          <table:table-cell table:style-name="ce108"/>
          <table:table-cell table:style-name="ce115" office:value-type="float" office:value="1">
            <text:p>1</text:p>
          </table:table-cell>
          <table:table-cell table:style-name="ce117" office:value-type="string">
            <text:p>MOYENS</text:p>
          </table:table-cell>
          <table:table-cell table:style-name="ce119" office:value-type="float" office:value="2">
            <text:p>2</text:p>
          </table:table-cell>
          <table:table-cell table:style-name="ce121" table:formula="of:=([.S18]*[.Q18]*[.O8])" office:value-type="float" office:value="2">
            <text:p>2</text:p>
          </table:table-cell>
          <table:table-cell table:number-columns-repeated="1004"/>
        </table:table-row>
        <table:table-row table:style-name="ro3">
          <table:table-cell/>
          <table:covered-table-cell table:number-columns-repeated="10"/>
          <table:table-cell/>
          <table:table-cell table:style-name="ce100" table:number-columns-repeated="2"/>
          <table:table-cell table:style-name="ce100" office:value-type="float" office:value="2">
            <text:p>2</text:p>
          </table:table-cell>
          <table:table-cell table:style-name="ce108"/>
          <table:table-cell table:style-name="ce115" office:value-type="float" office:value="1">
            <text:p>1</text:p>
          </table:table-cell>
          <table:table-cell table:style-name="ce117" office:value-type="string">
            <text:p>LOINS</text:p>
          </table:table-cell>
          <table:table-cell table:style-name="ce119" office:value-type="float" office:value="3">
            <text:p>3</text:p>
          </table:table-cell>
          <table:table-cell table:style-name="ce121" table:formula="of:=([.S19]*[.Q19]*[.O9])" office:value-type="float" office:value="3">
            <text:p>3</text:p>
          </table:table-cell>
          <table:table-cell table:number-columns-repeated="1004"/>
        </table:table-row>
        <table:table-row table:style-name="ro3">
          <table:table-cell/>
          <table:covered-table-cell table:number-columns-repeated="10"/>
          <table:table-cell/>
          <table:table-cell table:style-name="ce99" table:number-columns-repeated="2"/>
          <table:table-cell table:style-name="ce99" office:value-type="float" office:value="2">
            <text:p>2</text:p>
          </table:table-cell>
          <table:table-cell table:style-name="ce101" office:value-type="string">
            <text:p>NB DE VALVES</text:p>
          </table:table-cell>
          <table:table-cell table:style-name="ce115" office:value-type="float" office:value="2">
            <text:p>2</text:p>
          </table:table-cell>
          <table:table-cell table:style-name="ce117" office:value-type="float" office:value="4">
            <text:p>4</text:p>
          </table:table-cell>
          <table:table-cell table:style-name="ce119" office:value-type="float" office:value="1">
            <text:p>1</text:p>
          </table:table-cell>
          <table:table-cell table:style-name="ce121" table:formula="of:=([.S20]*[.Q20]*[.O11])" office:value-type="float" office:value="2">
            <text:p>2</text:p>
          </table:table-cell>
          <table:table-cell table:number-columns-repeated="1004"/>
        </table:table-row>
        <table:table-row table:style-name="ro3">
          <table:table-cell/>
          <table:covered-table-cell table:number-columns-repeated="10"/>
          <table:table-cell/>
          <table:table-cell table:style-name="ce100" table:number-columns-repeated="2"/>
          <table:table-cell table:style-name="ce100" office:value-type="float" office:value="2">
            <text:p>2</text:p>
          </table:table-cell>
          <table:table-cell table:style-name="ce108"/>
          <table:table-cell table:style-name="ce115" office:value-type="float" office:value="2">
            <text:p>2</text:p>
          </table:table-cell>
          <table:table-cell table:style-name="ce117" office:value-type="float" office:value="5">
            <text:p>5</text:p>
          </table:table-cell>
          <table:table-cell table:style-name="ce119" office:value-type="float" office:value="2">
            <text:p>2</text:p>
          </table:table-cell>
          <table:table-cell table:style-name="ce121" table:formula="of:=([.S21]*[.Q21]*[.O11])" office:value-type="float" office:value="4">
            <text:p>4</text:p>
          </table:table-cell>
          <table:table-cell table:number-columns-repeated="1004"/>
        </table:table-row>
        <table:table-row table:style-name="ro3">
          <table:table-cell/>
          <table:covered-table-cell table:number-columns-repeated="10"/>
          <table:table-cell/>
          <table:table-cell table:style-name="ce100"/>
          <table:table-cell table:style-name="ce99"/>
          <table:table-cell table:style-name="ce99" office:value-type="float" office:value="2">
            <text:p>2</text:p>
          </table:table-cell>
          <table:table-cell table:style-name="ce109"/>
          <table:table-cell table:style-name="ce115" office:value-type="float" office:value="2">
            <text:p>2</text:p>
          </table:table-cell>
          <table:table-cell table:style-name="ce117" office:value-type="float" office:value="6">
            <text:p>6</text:p>
          </table:table-cell>
          <table:table-cell table:style-name="ce119" office:value-type="float" office:value="3">
            <text:p>3</text:p>
          </table:table-cell>
          <table:table-cell table:style-name="ce121" table:formula="of:=([.S22]*[.Q22]*[.O12])" office:value-type="float" office:value="6">
            <text:p>6</text:p>
          </table:table-cell>
          <table:table-cell table:number-columns-repeated="1004"/>
        </table:table-row>
        <table:table-row table:style-name="ro3">
          <table:table-cell/>
          <table:covered-table-cell table:number-columns-repeated="10"/>
          <table:table-cell/>
          <table:table-cell table:style-name="ce100"/>
          <table:table-cell table:style-name="ce98" office:value-type="string">
            <text:p>AVATAR</text:p>
          </table:table-cell>
          <table:table-cell table:style-name="ce98" office:value-type="float" office:value="1">
            <text:p>1</text:p>
          </table:table-cell>
          <table:table-cell table:style-name="ce106" office:value-type="string">
            <text:p>VITESSE REPARATION</text:p>
          </table:table-cell>
          <table:table-cell table:style-name="ce106" office:value-type="float" office:value="1">
            <text:p>1</text:p>
          </table:table-cell>
          <table:table-cell table:style-name="ce117" office:value-type="string">
            <text:p>RAPIDE</text:p>
          </table:table-cell>
          <table:table-cell table:style-name="ce119" office:value-type="float" office:value="1">
            <text:p>1</text:p>
          </table:table-cell>
          <table:table-cell table:style-name="ce121" table:formula="of:=([.S23]*[.Q23]*[.O13])" office:value-type="float" office:value="1">
            <text:p>1</text:p>
          </table:table-cell>
          <table:table-cell table:number-columns-repeated="1004"/>
        </table:table-row>
        <table:table-row table:style-name="ro3">
          <table:table-cell/>
          <table:covered-table-cell table:number-columns-repeated="10"/>
          <table:table-cell/>
          <table:table-cell table:style-name="ce100"/>
          <table:table-cell table:style-name="ce99"/>
          <table:table-cell table:style-name="ce99" office:value-type="float" office:value="1">
            <text:p>1</text:p>
          </table:table-cell>
          <table:table-cell table:style-name="ce107"/>
          <table:table-cell table:style-name="ce107" office:value-type="float" office:value="1">
            <text:p>1</text:p>
          </table:table-cell>
          <table:table-cell table:style-name="ce117" office:value-type="string">
            <text:p>MOYENNE</text:p>
          </table:table-cell>
          <table:table-cell table:style-name="ce119" office:value-type="float" office:value="2">
            <text:p>2</text:p>
          </table:table-cell>
          <table:table-cell table:style-name="ce121" table:formula="of:=([.S24]*[.Q24]*[.O14])" office:value-type="float" office:value="2">
            <text:p>2</text:p>
          </table:table-cell>
          <table:table-cell table:number-columns-repeated="1004"/>
        </table:table-row>
        <table:table-row table:style-name="ro3">
          <table:table-cell/>
          <table:covered-table-cell table:number-columns-repeated="10"/>
          <table:table-cell/>
          <table:table-cell table:style-name="ce100" table:number-columns-repeated="2"/>
          <table:table-cell table:style-name="ce100" office:value-type="float" office:value="1">
            <text:p>1</text:p>
          </table:table-cell>
          <table:table-cell table:style-name="ce110"/>
          <table:table-cell table:style-name="ce110" office:value-type="float" office:value="1">
            <text:p>1</text:p>
          </table:table-cell>
          <table:table-cell table:style-name="ce117" office:value-type="string">
            <text:p>LENTE</text:p>
          </table:table-cell>
          <table:table-cell table:style-name="ce119" office:value-type="float" office:value="3">
            <text:p>3</text:p>
          </table:table-cell>
          <table:table-cell table:style-name="ce121" table:formula="of:=([.S25]*[.Q25]*[.O15])" office:value-type="float" office:value="3">
            <text:p>3</text:p>
          </table:table-cell>
          <table:table-cell table:number-columns-repeated="1004"/>
        </table:table-row>
        <table:table-row table:style-name="ro3">
          <table:table-cell/>
          <table:covered-table-cell table:number-columns-repeated="10"/>
          <table:table-cell table:number-columns-repeated="1013"/>
        </table:table-row>
        <table:table-row table:style-name="ro3">
          <table:table-cell/>
          <table:covered-table-cell table:number-columns-repeated="10"/>
          <table:table-cell table:number-columns-repeated="1013"/>
        </table:table-row>
        <table:table-row table:style-name="ro3">
          <table:table-cell/>
          <table:covered-table-cell table:number-columns-repeated="10"/>
          <table:table-cell table:number-columns-repeated="1013"/>
        </table:table-row>
        <table:table-row table:style-name="ro3">
          <table:table-cell/>
          <table:covered-table-cell table:number-columns-repeated="10"/>
          <table:table-cell table:number-columns-repeated="1013"/>
        </table:table-row>
        <table:table-row table:style-name="ro3">
          <table:table-cell/>
          <table:covered-table-cell table:number-columns-repeated="10"/>
          <table:table-cell table:number-columns-repeated="1013"/>
        </table:table-row>
        <table:table-row table:style-name="ro3">
          <table:table-cell/>
          <table:covered-table-cell table:number-columns-repeated="10"/>
          <table:table-cell table:number-columns-repeated="1013"/>
        </table:table-row>
        <table:table-row table:style-name="ro3">
          <table:table-cell/>
          <table:covered-table-cell table:number-columns-repeated="10"/>
          <table:table-cell table:number-columns-repeated="1013"/>
        </table:table-row>
        <table:table-row table:style-name="ro3">
          <table:table-cell/>
          <table:covered-table-cell table:number-columns-repeated="10"/>
          <table:table-cell table:number-columns-repeated="1013"/>
        </table:table-row>
        <table:table-row table:style-name="ro3">
          <table:table-cell/>
          <table:covered-table-cell table:number-columns-repeated="10"/>
          <table:table-cell table:number-columns-repeated="1013"/>
        </table:table-row>
        <table:table-row table:style-name="ro3">
          <table:table-cell/>
          <table:covered-table-cell table:number-columns-repeated="10"/>
          <table:table-cell table:number-columns-repeated="1013"/>
        </table:table-row>
        <table:table-row table:style-name="ro3">
          <table:table-cell/>
          <table:covered-table-cell table:number-columns-repeated="10"/>
          <table:table-cell table:number-columns-repeated="1013"/>
        </table:table-row>
        <table:table-row table:style-name="ro3">
          <table:table-cell/>
          <table:covered-table-cell table:number-columns-repeated="10"/>
          <table:table-cell table:number-columns-repeated="1013"/>
        </table:table-row>
        <table:table-row table:style-name="ro3">
          <table:table-cell/>
          <table:covered-table-cell table:number-columns-repeated="10"/>
          <table:table-cell table:number-columns-repeated="1013"/>
        </table:table-row>
        <table:table-row table:style-name="ro3">
          <table:table-cell/>
          <table:covered-table-cell table:number-columns-repeated="10"/>
          <table:table-cell table:number-columns-repeated="1013"/>
        </table:table-row>
        <table:table-row table:style-name="ro3">
          <table:table-cell/>
          <table:covered-table-cell table:number-columns-repeated="10"/>
          <table:table-cell table:number-columns-repeated="1013"/>
        </table:table-row>
        <table:table-row table:style-name="ro3">
          <table:table-cell/>
          <table:covered-table-cell table:number-columns-repeated="10"/>
          <table:table-cell table:number-columns-repeated="1013"/>
        </table:table-row>
        <table:table-row table:style-name="ro3">
          <table:table-cell/>
          <table:covered-table-cell table:number-columns-repeated="10"/>
          <table:table-cell table:number-columns-repeated="1013"/>
        </table:table-row>
        <table:table-row table:style-name="ro3">
          <table:table-cell/>
          <table:covered-table-cell table:number-columns-repeated="10"/>
          <table:table-cell table:number-columns-repeated="1013"/>
        </table:table-row>
        <table:table-row table:style-name="ro3">
          <table:table-cell/>
          <table:covered-table-cell table:number-columns-repeated="10"/>
          <table:table-cell table:number-columns-repeated="1013"/>
        </table:table-row>
        <table:table-row table:style-name="ro3">
          <table:table-cell/>
          <table:covered-table-cell table:number-columns-repeated="10"/>
          <table:table-cell table:number-columns-repeated="1013"/>
        </table:table-row>
        <table:table-row table:style-name="ro3">
          <table:table-cell/>
          <table:covered-table-cell table:number-columns-repeated="10"/>
          <table:table-cell table:number-columns-repeated="1013"/>
        </table:table-row>
        <table:table-row table:style-name="ro3">
          <table:table-cell/>
          <table:covered-table-cell table:number-columns-repeated="10"/>
          <table:table-cell table:number-columns-repeated="1013"/>
        </table:table-row>
        <table:table-row table:style-name="ro3">
          <table:table-cell/>
          <table:covered-table-cell table:number-columns-repeated="10"/>
          <table:table-cell table:number-columns-repeated="1013"/>
        </table:table-row>
        <table:table-row table:style-name="ro3">
          <table:table-cell/>
          <table:covered-table-cell table:number-columns-repeated="10"/>
          <table:table-cell table:number-columns-repeated="1013"/>
        </table:table-row>
        <table:table-row table:style-name="ro3" table:number-rows-repeated="2">
          <table:table-cell table:style-name="ce78"/>
          <table:table-cell table:style-name="Excel_20_Built-in_20_Normal_20_1" table:number-columns-repeated="10"/>
          <table:table-cell table:number-columns-repeated="1013"/>
        </table:table-row>
        <table:table-row table:style-name="ro3" table:number-rows-repeated="2">
          <table:table-cell table:style-name="Excel_20_Built-in_20_Normal_20_1" table:number-columns-repeated="11"/>
          <table:table-cell table:number-columns-repeated="1013"/>
        </table:table-row>
        <table:table-row table:style-name="ro3">
          <table:table-cell table:style-name="Excel_20_Built-in_20_Normal_20_1" table:number-columns-repeated="11"/>
          <table:table-cell table:number-columns-repeated="1013"/>
        </table:table-row>
        <table:named-expressions/>
      </table:table>
      <table:table table:name="SLASHER" table:style-name="ta3" table:print="false">
        <office:forms form:automatic-focus="false" form:apply-design-mode="false"/>
        <table:table-column table:style-name="co16" table:default-cell-style-name="ce77"/>
        <table:table-column table:style-name="co16" table:number-columns-repeated="10" table:default-cell-style-name="ce87"/>
        <table:table-column table:style-name="co16" table:number-columns-repeated="3" table:default-cell-style-name="Excel_20_Built-in_20_Normal_20_1"/>
        <table:table-column table:style-name="co6" table:default-cell-style-name="Excel_20_Built-in_20_Normal_20_1"/>
        <table:table-column table:style-name="co16" table:default-cell-style-name="Excel_20_Built-in_20_Normal_20_1"/>
        <table:table-column table:style-name="co6" table:default-cell-style-name="Excel_20_Built-in_20_Normal_20_1"/>
        <table:table-column table:style-name="co16" table:default-cell-style-name="Excel_20_Built-in_20_Normal_20_1"/>
        <table:table-column table:style-name="co6" table:default-cell-style-name="Excel_20_Built-in_20_Normal_20_1"/>
        <table:table-column table:style-name="co18" table:default-cell-style-name="Excel_20_Built-in_20_Normal_20_1"/>
        <table:table-column table:style-name="co16" table:number-columns-repeated="1004" table:default-cell-style-name="Excel_20_Built-in_20_Normal_20_1"/>
        <table:table-row table:style-name="ro1">
          <table:table-cell table:style-name="ce73" office:value-type="string" table:number-columns-spanned="1024" table:number-rows-spanned="1">
            <text:p>MINI-GAME SHEET</text:p>
          </table:table-cell>
          <table:covered-table-cell table:number-columns-repeated="1023" table:style-name="ce79"/>
        </table:table-row>
        <table:table-row table:style-name="ro2">
          <table:table-cell table:style-name="ce74" office:value-type="string" table:number-columns-spanned="1024" table:number-rows-spanned="1">
            <text:p>&gt; Please place your tables at the right of the "OVERVIEW" columns - DO NOT PLACE ANYTHING BELOW THE "OVERVIEW" COLUMNS (you can still enlarge the "GAME DESCRIPTION" area if needed, respecting the formatting)</text:p>
          </table:table-cell>
          <table:covered-table-cell table:number-columns-repeated="1023" table:style-name="ce80"/>
        </table:table-row>
        <table:table-row table:style-name="ro3">
          <table:table-cell table:style-name="ce75"/>
          <table:table-cell table:style-name="ce81" office:value-type="string" table:number-columns-spanned="10" table:number-rows-spanned="1">
            <text:p>&gt; OVERVIEW</text:p>
          </table:table-cell>
          <table:covered-table-cell table:number-columns-repeated="9" table:style-name="ce81"/>
          <table:table-cell table:style-name="ce75" table:number-columns-repeated="3"/>
          <table:table-cell table:style-name="ce75"/>
          <table:table-cell table:style-name="ce75" table:number-columns-repeated="1009"/>
        </table:table-row>
        <table:table-row table:style-name="ro3">
          <table:table-cell table:style-name="ce75"/>
          <table:table-cell table:style-name="ce82" office:value-type="string" table:number-columns-spanned="6" table:number-rows-spanned="1">
            <text:p>GAME'S NAME</text:p>
          </table:table-cell>
          <table:covered-table-cell table:number-columns-repeated="4" table:style-name="ce85"/>
          <table:covered-table-cell table:style-name="ce82"/>
          <table:table-cell table:style-name="ce90" office:value-type="string" table:number-columns-spanned="4" table:number-rows-spanned="1">
            <text:p>CHALLENGE TYPE</text:p>
          </table:table-cell>
          <table:covered-table-cell table:number-columns-repeated="3" table:style-name="ce85"/>
          <table:table-cell table:style-name="ce95"/>
          <table:table-cell table:style-name="ce130"/>
          <table:table-cell table:style-name="ce98" office:value-type="string">
            <text:p>COMPOSANTS</text:p>
          </table:table-cell>
          <table:table-cell table:style-name="ce111"/>
          <table:table-cell table:style-name="ce98" office:value-type="string">
            <text:p>MOYEN D'AJUSTEMENT</text:p>
          </table:table-cell>
          <table:table-cell table:style-name="ce111"/>
          <table:table-cell table:style-name="ce98" office:value-type="string">
            <text:p>AJUSTEMENTS</text:p>
          </table:table-cell>
          <table:table-cell table:style-name="ce111"/>
          <table:table-cell table:style-name="ce97" office:value-type="string">
            <text:p>TOTAL</text:p>
          </table:table-cell>
          <table:table-cell table:style-name="ce75" table:number-columns-repeated="1004"/>
        </table:table-row>
        <table:table-row table:style-name="ro3">
          <table:table-cell table:style-name="ce76"/>
          <table:table-cell table:style-name="ce83" table:number-columns-spanned="6" table:number-rows-spanned="1"/>
          <table:covered-table-cell table:number-columns-repeated="5" table:style-name="ce83"/>
          <table:table-cell table:style-name="ce91" table:content-validation-name="val3" office:value-type="string" table:number-columns-spanned="4" table:number-rows-spanned="1">
            <text:p>PUZZLE</text:p>
          </table:table-cell>
          <table:covered-table-cell table:number-columns-repeated="3" table:style-name="ce91" table:content-validation-name="val3"/>
          <table:table-cell table:style-name="ce76"/>
          <table:table-cell table:style-name="ce130" office:value-type="string">
            <text:p>AVATAR</text:p>
          </table:table-cell>
          <table:table-cell table:style-name="ce133" office:value-type="string">
            <text:p>ATTAQUE</text:p>
          </table:table-cell>
          <table:table-cell table:style-name="ce133" office:value-type="float" office:value="1">
            <text:p>1</text:p>
          </table:table-cell>
          <table:table-cell table:style-name="ce101" office:value-type="string">
            <text:p>CADENCE D'ATTAQUE</text:p>
          </table:table-cell>
          <table:table-cell table:style-name="ce112" office:value-type="float" office:value="2">
            <text:p>2</text:p>
          </table:table-cell>
          <table:table-cell table:style-name="ce116" office:value-type="string">
            <text:p>RAPIDE</text:p>
          </table:table-cell>
          <table:table-cell table:style-name="ce119" office:value-type="float" office:value="1">
            <text:p>1</text:p>
          </table:table-cell>
          <table:table-cell table:style-name="ce121" table:formula="of:=([.S5]*[.Q5]*[.O1048571])" office:value-type="float" office:value="0">
            <text:p>0</text:p>
          </table:table-cell>
          <table:table-cell table:style-name="ce76" table:number-columns-repeated="2"/>
          <table:table-cell table:style-name="ce122" office:value-type="string">
            <text:p>SCENARIOS</text:p>
          </table:table-cell>
          <table:table-cell table:style-name="ce122" office:value-type="string">
            <text:p>SCORE</text:p>
          </table:table-cell>
          <table:table-cell table:style-name="ce75" table:number-columns-repeated="2"/>
          <table:table-cell table:style-name="ce76" table:number-columns-repeated="998"/>
        </table:table-row>
        <table:table-row table:style-name="ro3">
          <table:table-cell table:style-name="ce75"/>
          <table:table-cell table:style-name="ce82" office:value-type="string" table:number-columns-spanned="4" table:number-rows-spanned="1">
            <text:p>FIRST NAME</text:p>
          </table:table-cell>
          <table:covered-table-cell table:number-columns-repeated="3" table:style-name="ce82"/>
          <table:table-cell table:style-name="ce88" office:value-type="string" table:number-columns-spanned="4" table:number-rows-spanned="1">
            <text:p>LAST NAME</text:p>
          </table:table-cell>
          <table:covered-table-cell table:number-columns-repeated="3" table:style-name="ce88"/>
          <table:table-cell table:style-name="ce90" office:value-type="string" table:number-columns-spanned="2" table:number-rows-spanned="1">
            <text:p>SECTION</text:p>
          </table:table-cell>
          <table:covered-table-cell table:style-name="ce90"/>
          <table:table-cell table:style-name="ce75"/>
          <table:table-cell table:style-name="ce131"/>
          <table:table-cell table:style-name="ce134"/>
          <table:table-cell table:style-name="ce134" office:value-type="float" office:value="1">
            <text:p>1</text:p>
          </table:table-cell>
          <table:table-cell table:style-name="ce102"/>
          <table:table-cell table:style-name="ce113" office:value-type="float" office:value="2">
            <text:p>2</text:p>
          </table:table-cell>
          <table:table-cell table:style-name="ce117" office:value-type="string">
            <text:p>MOYENNE</text:p>
          </table:table-cell>
          <table:table-cell table:style-name="ce119" office:value-type="float" office:value="2">
            <text:p>2</text:p>
          </table:table-cell>
          <table:table-cell table:style-name="ce121" table:formula="of:=([.S6]*[.Q6]*[.O1048572])" office:value-type="float" office:value="0">
            <text:p>0</text:p>
          </table:table-cell>
          <table:table-cell table:style-name="ce75" table:number-columns-repeated="2"/>
          <table:table-cell table:style-name="ce123" office:value-type="string">
            <text:p>MINIMUM</text:p>
          </table:table-cell>
          <table:table-cell table:style-name="ce127"/>
          <table:table-cell table:style-name="ce123" office:value-type="string">
            <text:p>MOYEN</text:p>
          </table:table-cell>
          <table:table-cell table:style-name="ce127"/>
          <table:table-cell table:style-name="ce123" office:value-type="string">
            <text:p>MAXIMUM</text:p>
          </table:table-cell>
          <table:table-cell table:style-name="ce127"/>
          <table:table-cell table:style-name="ce75" table:number-columns-repeated="996"/>
        </table:table-row>
        <table:table-row table:style-name="ro3">
          <table:table-cell table:style-name="ce76"/>
          <table:table-cell table:style-name="ce84" office:value-type="string" table:number-columns-spanned="4" table:number-rows-spanned="1">
            <text:p>WAHLER</text:p>
          </table:table-cell>
          <table:covered-table-cell table:number-columns-repeated="3" table:style-name="ce84"/>
          <table:table-cell table:style-name="ce89" office:value-type="string" table:number-columns-spanned="4" table:number-rows-spanned="1">
            <text:p>ADRIAN</text:p>
          </table:table-cell>
          <table:covered-table-cell table:number-columns-repeated="3" table:style-name="ce89"/>
          <table:table-cell table:style-name="ce92" table:content-validation-name="val4" office:value-type="string" table:number-columns-spanned="2" table:number-rows-spanned="1">
            <text:p>F1 B</text:p>
          </table:table-cell>
          <table:covered-table-cell table:style-name="ce92" table:content-validation-name="val4"/>
          <table:table-cell table:style-name="ce96"/>
          <table:table-cell table:style-name="ce131"/>
          <table:table-cell table:style-name="ce134"/>
          <table:table-cell table:style-name="ce134" office:value-type="float" office:value="1">
            <text:p>1</text:p>
          </table:table-cell>
          <table:table-cell table:style-name="ce103"/>
          <table:table-cell table:style-name="ce113" office:value-type="float" office:value="2">
            <text:p>2</text:p>
          </table:table-cell>
          <table:table-cell table:style-name="ce117" office:value-type="string">
            <text:p>LENTE</text:p>
          </table:table-cell>
          <table:table-cell table:style-name="ce119" office:value-type="float" office:value="3">
            <text:p>3</text:p>
          </table:table-cell>
          <table:table-cell table:style-name="ce121" table:formula="of:=([.S7]*[.Q7]*[.O1048573])" office:value-type="float" office:value="0">
            <text:p>0</text:p>
          </table:table-cell>
          <table:table-cell table:style-name="ce76" table:number-columns-repeated="2"/>
          <table:table-cell table:style-name="ce124" office:value-type="string">
            <text:p>RAPIDE</text:p>
          </table:table-cell>
          <table:table-cell table:style-name="ce128" office:value-type="float" office:value="2">
            <text:p>2</text:p>
          </table:table-cell>
          <table:table-cell table:style-name="ce125" office:value-type="string">
            <text:p>MOYENNE</text:p>
          </table:table-cell>
          <table:table-cell table:style-name="ce128" office:value-type="float" office:value="4">
            <text:p>4</text:p>
          </table:table-cell>
          <table:table-cell table:style-name="ce125" office:value-type="string">
            <text:p>LENT</text:p>
          </table:table-cell>
          <table:table-cell table:style-name="ce128" office:value-type="float" office:value="6">
            <text:p>6</text:p>
          </table:table-cell>
          <table:table-cell table:style-name="ce76" table:number-columns-repeated="996"/>
        </table:table-row>
        <table:table-row table:style-name="ro3">
          <table:table-cell table:style-name="ce76"/>
          <table:table-cell table:style-name="ce85" office:value-type="string" table:number-columns-spanned="10" table:number-rows-spanned="1">
            <text:p>GAMEPLAY DESCRIPTION</text:p>
          </table:table-cell>
          <table:covered-table-cell table:number-columns-repeated="9" table:style-name="ce85"/>
          <table:table-cell table:style-name="ce96"/>
          <table:table-cell table:style-name="ce131"/>
          <table:table-cell table:style-name="ce135"/>
          <table:table-cell table:style-name="ce135" office:value-type="float" office:value="1">
            <text:p>1</text:p>
          </table:table-cell>
          <table:table-cell table:style-name="ce101" office:value-type="string">
            <text:p>PENALITE TPS D'ATK</text:p>
          </table:table-cell>
          <table:table-cell table:style-name="ce112" office:value-type="float" office:value="1">
            <text:p>1</text:p>
          </table:table-cell>
          <table:table-cell table:style-name="ce116" office:value-type="string">
            <text:p>OUI</text:p>
          </table:table-cell>
          <table:table-cell table:style-name="ce119" office:value-type="float" office:value="2">
            <text:p>2</text:p>
          </table:table-cell>
          <table:table-cell table:style-name="ce121" table:formula="of:=([.S8]*[.Q8]*[.O1048574])" office:value-type="float" office:value="0">
            <text:p>0</text:p>
          </table:table-cell>
          <table:table-cell table:style-name="ce76" table:number-columns-repeated="2"/>
          <table:table-cell table:style-name="ce125" office:value-type="string">
            <text:p>PAS DE PENALITE</text:p>
          </table:table-cell>
          <table:table-cell table:style-name="ce128" office:value-type="float" office:value="1">
            <text:p>1</text:p>
          </table:table-cell>
          <table:table-cell table:style-name="ce125" office:value-type="string">
            <text:p>PAS DE PNALITE</text:p>
          </table:table-cell>
          <table:table-cell table:style-name="ce128" office:value-type="float" office:value="1">
            <text:p>1</text:p>
          </table:table-cell>
          <table:table-cell table:style-name="ce125" office:value-type="string">
            <text:p>LOINS</text:p>
          </table:table-cell>
          <table:table-cell table:style-name="ce128" office:value-type="float" office:value="2">
            <text:p>2</text:p>
          </table:table-cell>
          <table:table-cell table:style-name="ce76" table:number-columns-repeated="996"/>
        </table:table-row>
        <table:table-row table:style-name="ro3">
          <table:table-cell table:style-name="Excel_20_Built-in_20_Normal_20_1"/>
          <table:table-cell table:style-name="ce86" office:value-type="string" table:number-columns-spanned="8" table:number-rows-spanned="1">
            <text:p>WORDS COUNT:</text:p>
          </table:table-cell>
          <table:covered-table-cell table:number-columns-repeated="7" table:style-name="ce86"/>
          <table:table-cell table:style-name="ce93" table:formula="of:=LEN(TRIM([.B10]))-LEN(SUBSTITUTE([.B10];&quot; &quot;;&quot;&quot;))+1" office:value-type="float" office:value="147">
            <text:p>147</text:p>
          </table:table-cell>
          <table:table-cell table:style-name="ce94" table:formula="of:=IF([.J9]&lt;200;0;IF([.J9]&gt;400;1;2))" office:value-type="float" office:value="0">
            <text:p>0</text:p>
          </table:table-cell>
          <table:table-cell/>
          <table:table-cell table:style-name="ce132"/>
          <table:table-cell table:style-name="ce136"/>
          <table:table-cell table:style-name="ce136" office:value-type="float" office:value="1">
            <text:p>1</text:p>
          </table:table-cell>
          <table:table-cell table:style-name="ce108" office:value-type="string">
            <text:p>SUR COUP MANQUE</text:p>
          </table:table-cell>
          <table:table-cell table:style-name="ce113" office:value-type="float" office:value="1">
            <text:p>1</text:p>
          </table:table-cell>
          <table:table-cell table:style-name="ce117" office:value-type="string">
            <text:p>NON</text:p>
          </table:table-cell>
          <table:table-cell table:style-name="ce119" office:value-type="float" office:value="1">
            <text:p>1</text:p>
          </table:table-cell>
          <table:table-cell table:style-name="ce121" table:formula="of:=([.S9]*[.Q9]*[.O1048575])" office:value-type="float" office:value="0">
            <text:p>0</text:p>
          </table:table-cell>
          <table:table-cell table:number-columns-repeated="2"/>
          <table:table-cell table:style-name="ce125" office:value-type="string">
            <text:p>TEMPS AVANT COURT</text:p>
          </table:table-cell>
          <table:table-cell table:style-name="ce128" office:value-type="float" office:value="2">
            <text:p>2</text:p>
          </table:table-cell>
          <table:table-cell table:style-name="ce125" office:value-type="string">
            <text:p>MOYEN</text:p>
          </table:table-cell>
          <table:table-cell table:style-name="ce128" office:value-type="float" office:value="4">
            <text:p>4</text:p>
          </table:table-cell>
          <table:table-cell table:style-name="ce125" office:value-type="string">
            <text:p>RAPIDE</text:p>
          </table:table-cell>
          <table:table-cell table:style-name="ce128" office:value-type="float" office:value="6">
            <text:p>6</text:p>
          </table:table-cell>
          <table:table-cell table:number-columns-repeated="996"/>
        </table:table-row>
        <table:table-row table:style-name="ro3">
          <table:table-cell/>
          <table:table-cell office:value-type="string" table:number-columns-spanned="10" table:number-rows-spanned="40">
            <text:p>Le joueur joue un aventurier dont le but est de survivre le plus contre une vague de gobelins. Le joueur est immobile et ne peut que frapper. Des gobelins apparaissent devant lui a intervalles aléatoires et le joueur doit les frappers jusqu'a qu'il meurent et avant de se faire toucher en retour. De plus, l'aventurier se fait égalementbombarder par des sort; le joueur aura de temps un alerte lui indiquant qu'un sort lui arrivera dessus; il devrat alors se baisser pour l'éviter; sinon il se fait toucher. Se faire toucher pourra soit avoir comme pénalité de résuire le temps du minijeu, réduisant le gain de point possible; de faire perdre un point de vie, qui une fois completement déplétés arreterons le mini jeuou bien de tuer de suite le joueur.</text:p>
            <text:p/>
            <text:p>Le changement de difficulté se fait en plusieurs .exe ; le changement de difficulté demandant des changements dans L'IDE</text:p>
          </table:table-cell>
          <table:covered-table-cell table:number-columns-repeated="9"/>
          <table:table-cell/>
          <table:table-cell table:style-name="ce130" office:value-type="string">
            <text:p>OBSTACLES</text:p>
          </table:table-cell>
          <table:table-cell table:style-name="ce98" office:value-type="string">
            <text:p>GOBELIN</text:p>
          </table:table-cell>
          <table:table-cell table:style-name="ce98" office:value-type="float" office:value="1">
            <text:p>1</text:p>
          </table:table-cell>
          <table:table-cell table:style-name="ce101" office:value-type="string">
            <text:p>TEMPS AVANT ATTQUE</text:p>
          </table:table-cell>
          <table:table-cell table:style-name="ce112" office:value-type="float" office:value="2">
            <text:p>2</text:p>
          </table:table-cell>
          <table:table-cell table:style-name="ce116" office:value-type="string">
            <text:p>COURT</text:p>
          </table:table-cell>
          <table:table-cell table:style-name="ce119" office:value-type="float" office:value="3">
            <text:p>3</text:p>
          </table:table-cell>
          <table:table-cell table:style-name="ce121" table:formula="of:=([.S10]*[.Q10]*[.O1048576])" office:value-type="float" office:value="0">
            <text:p>0</text:p>
          </table:table-cell>
          <table:table-cell table:number-columns-repeated="2"/>
          <table:table-cell table:style-name="ce125" office:value-type="string">
            <text:p>1 COUP</text:p>
          </table:table-cell>
          <table:table-cell table:style-name="ce128" office:value-type="float" office:value="1">
            <text:p>1</text:p>
          </table:table-cell>
          <table:table-cell table:style-name="ce125" office:value-type="string">
            <text:p>LENTE</text:p>
          </table:table-cell>
          <table:table-cell table:style-name="ce128" office:value-type="float" office:value="2">
            <text:p>2</text:p>
          </table:table-cell>
          <table:table-cell table:style-name="ce125" office:value-type="string">
            <text:p>LENTE</text:p>
          </table:table-cell>
          <table:table-cell table:style-name="ce128" office:value-type="float" office:value="3">
            <text:p>3</text:p>
          </table:table-cell>
          <table:table-cell table:number-columns-repeated="996"/>
        </table:table-row>
        <table:table-row table:style-name="ro3">
          <table:table-cell/>
          <table:covered-table-cell table:number-columns-repeated="10"/>
          <table:table-cell/>
          <table:table-cell table:style-name="ce131"/>
          <table:table-cell table:style-name="ce99"/>
          <table:table-cell table:style-name="ce99" office:value-type="float" office:value="1">
            <text:p>1</text:p>
          </table:table-cell>
          <table:table-cell table:style-name="ce102"/>
          <table:table-cell table:style-name="ce113" office:value-type="float" office:value="2">
            <text:p>2</text:p>
          </table:table-cell>
          <table:table-cell table:style-name="ce117" office:value-type="string">
            <text:p>MOYEN</text:p>
          </table:table-cell>
          <table:table-cell table:style-name="ce119" office:value-type="float" office:value="2">
            <text:p>2</text:p>
          </table:table-cell>
          <table:table-cell table:style-name="ce121" table:formula="of:=([.S11]*[.Q11]*[.O1])" office:value-type="float" office:value="0">
            <text:p>0</text:p>
          </table:table-cell>
          <table:table-cell table:number-columns-repeated="2"/>
          <table:table-cell table:style-name="ce125" office:value-type="string">
            <text:p>VITESSE REACTION LENTE</text:p>
          </table:table-cell>
          <table:table-cell table:style-name="ce128" office:value-type="float" office:value="2">
            <text:p>2</text:p>
          </table:table-cell>
          <table:table-cell table:style-name="ce125" office:value-type="string">
            <text:p>VIT MOYENNE</text:p>
          </table:table-cell>
          <table:table-cell table:style-name="ce128" office:value-type="float" office:value="4">
            <text:p>4</text:p>
          </table:table-cell>
          <table:table-cell table:style-name="ce125" office:value-type="string">
            <text:p>FREQUENT</text:p>
          </table:table-cell>
          <table:table-cell table:style-name="ce128" office:value-type="float" office:value="6">
            <text:p>6</text:p>
          </table:table-cell>
          <table:table-cell table:number-columns-repeated="996"/>
        </table:table-row>
        <table:table-row table:style-name="ro3">
          <table:table-cell/>
          <table:covered-table-cell table:number-columns-repeated="10"/>
          <table:table-cell/>
          <table:table-cell table:style-name="ce131"/>
          <table:table-cell table:style-name="ce99"/>
          <table:table-cell table:style-name="ce99" office:value-type="float" office:value="1">
            <text:p>1</text:p>
          </table:table-cell>
          <table:table-cell table:style-name="ce103"/>
          <table:table-cell table:style-name="ce113" office:value-type="float" office:value="2">
            <text:p>2</text:p>
          </table:table-cell>
          <table:table-cell table:style-name="ce117" office:value-type="string">
            <text:p>LONG</text:p>
          </table:table-cell>
          <table:table-cell table:style-name="ce119" office:value-type="float" office:value="1">
            <text:p>1</text:p>
          </table:table-cell>
          <table:table-cell table:style-name="ce121" table:formula="of:=([.S12]*[.Q12]*[.O2])" office:value-type="float" office:value="0">
            <text:p>0</text:p>
          </table:table-cell>
          <table:table-cell table:number-columns-repeated="2"/>
          <table:table-cell table:style-name="ce125" office:value-type="string">
            <text:p>LENT</text:p>
          </table:table-cell>
          <table:table-cell table:style-name="ce128" office:value-type="float" office:value="2">
            <text:p>2</text:p>
          </table:table-cell>
          <table:table-cell table:style-name="ce125" office:value-type="string">
            <text:p>MOYENNE</text:p>
          </table:table-cell>
          <table:table-cell table:style-name="ce128" office:value-type="float" office:value="4">
            <text:p>4</text:p>
          </table:table-cell>
          <table:table-cell table:style-name="ce125" office:value-type="string">
            <text:p>FREQUENT</text:p>
          </table:table-cell>
          <table:table-cell table:style-name="ce128" office:value-type="float" office:value="6">
            <text:p>6</text:p>
          </table:table-cell>
          <table:table-cell table:number-columns-repeated="996"/>
        </table:table-row>
        <table:table-row table:style-name="ro3">
          <table:table-cell/>
          <table:covered-table-cell table:number-columns-repeated="10"/>
          <table:table-cell/>
          <table:table-cell table:style-name="ce131"/>
          <table:table-cell table:style-name="ce99"/>
          <table:table-cell table:style-name="ce99" office:value-type="float" office:value="1">
            <text:p>1</text:p>
          </table:table-cell>
          <table:table-cell table:style-name="ce106" office:value-type="string">
            <text:p>NB de coups pour tuer</text:p>
          </table:table-cell>
          <table:table-cell table:style-name="ce106" office:value-type="float" office:value="1">
            <text:p>1</text:p>
          </table:table-cell>
          <table:table-cell table:style-name="ce117" office:value-type="float" office:value="1">
            <text:p>1</text:p>
          </table:table-cell>
          <table:table-cell table:style-name="ce119" office:value-type="float" office:value="1">
            <text:p>1</text:p>
          </table:table-cell>
          <table:table-cell table:style-name="ce121" table:formula="of:=([.S13]*[.Q13]*[.O3])" office:value-type="float" office:value="0">
            <text:p>0</text:p>
          </table:table-cell>
          <table:table-cell table:number-columns-repeated="2"/>
          <table:table-cell table:style-name="ce125" office:value-type="string">
            <text:p>LENT</text:p>
          </table:table-cell>
          <table:table-cell table:style-name="ce128" office:value-type="float" office:value="1">
            <text:p>1</text:p>
          </table:table-cell>
          <table:table-cell table:style-name="ce125" office:value-type="string">
            <text:p>MOYENNE</text:p>
          </table:table-cell>
          <table:table-cell table:style-name="ce128" office:value-type="float" office:value="2">
            <text:p>2</text:p>
          </table:table-cell>
          <table:table-cell table:style-name="ce125" office:value-type="string">
            <text:p>FREQUENT</text:p>
          </table:table-cell>
          <table:table-cell table:style-name="ce128" office:value-type="float" office:value="3">
            <text:p>3</text:p>
          </table:table-cell>
          <table:table-cell table:number-columns-repeated="996"/>
        </table:table-row>
        <table:table-row table:style-name="ro3">
          <table:table-cell/>
          <table:covered-table-cell table:number-columns-repeated="10"/>
          <table:table-cell/>
          <table:table-cell table:style-name="ce131"/>
          <table:table-cell table:style-name="ce99"/>
          <table:table-cell table:style-name="ce99" office:value-type="float" office:value="1">
            <text:p>1</text:p>
          </table:table-cell>
          <table:table-cell table:style-name="ce107"/>
          <table:table-cell table:style-name="ce106" office:value-type="float" office:value="1">
            <text:p>1</text:p>
          </table:table-cell>
          <table:table-cell table:style-name="ce117" office:value-type="float" office:value="2">
            <text:p>2</text:p>
          </table:table-cell>
          <table:table-cell table:style-name="ce119" office:value-type="float" office:value="2">
            <text:p>2</text:p>
          </table:table-cell>
          <table:table-cell table:style-name="ce121" table:formula="of:=([.S14]*[.Q14]*[.O4])" office:value-type="float" office:value="0">
            <text:p>0</text:p>
          </table:table-cell>
          <table:table-cell table:number-columns-repeated="2"/>
          <table:table-cell table:style-name="ce125" office:value-type="string">
            <text:p>ILLIMTES</text:p>
          </table:table-cell>
          <table:table-cell table:style-name="ce128" office:value-type="float" office:value="3">
            <text:p>3</text:p>
          </table:table-cell>
          <table:table-cell table:style-name="ce125" office:value-type="string">
            <text:p>LIMITES</text:p>
          </table:table-cell>
          <table:table-cell table:style-name="ce128" office:value-type="float" office:value="6">
            <text:p>6</text:p>
          </table:table-cell>
          <table:table-cell table:style-name="ce125" office:value-type="string">
            <text:p>ONESHOT</text:p>
          </table:table-cell>
          <table:table-cell table:style-name="ce128" office:value-type="float" office:value="9">
            <text:p>9</text:p>
          </table:table-cell>
          <table:table-cell table:number-columns-repeated="996"/>
        </table:table-row>
        <table:table-row table:style-name="ro3">
          <table:table-cell/>
          <table:covered-table-cell table:number-columns-repeated="10"/>
          <table:table-cell/>
          <table:table-cell table:style-name="ce131"/>
          <table:table-cell table:style-name="ce99"/>
          <table:table-cell table:style-name="ce99" office:value-type="float" office:value="1">
            <text:p>1</text:p>
          </table:table-cell>
          <table:table-cell table:style-name="ce110"/>
          <table:table-cell table:style-name="ce106" office:value-type="float" office:value="1">
            <text:p>1</text:p>
          </table:table-cell>
          <table:table-cell table:style-name="ce117" office:value-type="float" office:value="3">
            <text:p>3</text:p>
          </table:table-cell>
          <table:table-cell table:style-name="ce119" office:value-type="float" office:value="3">
            <text:p>3</text:p>
          </table:table-cell>
          <table:table-cell table:style-name="ce121" table:formula="of:=([.S15]*[.Q15]*[.O5])" office:value-type="float" office:value="3">
            <text:p>3</text:p>
          </table:table-cell>
          <table:table-cell table:number-columns-repeated="2"/>
          <table:table-cell table:style-name="ce126" office:value-type="string">
            <text:p>TOTAL</text:p>
          </table:table-cell>
          <table:table-cell table:style-name="ce129" table:formula="of:=SUM([.X7:.X14])" office:value-type="float" office:value="14">
            <text:p>14</text:p>
          </table:table-cell>
          <table:table-cell table:style-name="ce126" office:value-type="string">
            <text:p>TOTAL</text:p>
          </table:table-cell>
          <table:table-cell table:style-name="ce129" table:formula="of:=SUM([.Z7:.Z14])" office:value-type="float" office:value="27">
            <text:p>27</text:p>
          </table:table-cell>
          <table:table-cell table:style-name="ce126" office:value-type="string">
            <text:p>TOTAL</text:p>
          </table:table-cell>
          <table:table-cell table:style-name="ce129" table:formula="of:=SUM([.AB7:.AB14])" office:value-type="float" office:value="41">
            <text:p>41</text:p>
          </table:table-cell>
          <table:table-cell table:number-columns-repeated="996"/>
        </table:table-row>
        <table:table-row table:style-name="ro3">
          <table:table-cell/>
          <table:covered-table-cell table:number-columns-repeated="10"/>
          <table:table-cell/>
          <table:table-cell table:style-name="ce131"/>
          <table:table-cell table:style-name="ce133" office:value-type="string">
            <text:p>SORT</text:p>
          </table:table-cell>
          <table:table-cell table:style-name="ce100" office:value-type="float" office:value="2">
            <text:p>2</text:p>
          </table:table-cell>
          <table:table-cell table:style-name="ce106" office:value-type="string">
            <text:p>VITESSE REACTION</text:p>
          </table:table-cell>
          <table:table-cell table:style-name="ce106" office:value-type="float" office:value="1">
            <text:p>1</text:p>
          </table:table-cell>
          <table:table-cell table:style-name="ce117" office:value-type="string">
            <text:p>LENTE</text:p>
          </table:table-cell>
          <table:table-cell table:style-name="ce119" office:value-type="float" office:value="1">
            <text:p>1</text:p>
          </table:table-cell>
          <table:table-cell table:style-name="ce121" table:formula="of:=([.S16]*[.Q16]*[.O6])" office:value-type="float" office:value="1">
            <text:p>1</text:p>
          </table:table-cell>
          <table:table-cell table:number-columns-repeated="1004"/>
        </table:table-row>
        <table:table-row table:style-name="ro3">
          <table:table-cell/>
          <table:covered-table-cell table:number-columns-repeated="10"/>
          <table:table-cell/>
          <table:table-cell table:style-name="ce131"/>
          <table:table-cell table:style-name="ce134"/>
          <table:table-cell table:style-name="ce99" office:value-type="float" office:value="2">
            <text:p>2</text:p>
          </table:table-cell>
          <table:table-cell table:style-name="ce107"/>
          <table:table-cell table:style-name="ce107" office:value-type="float" office:value="1">
            <text:p>1</text:p>
          </table:table-cell>
          <table:table-cell table:style-name="ce117" office:value-type="string">
            <text:p>MOYENNE</text:p>
          </table:table-cell>
          <table:table-cell table:style-name="ce119" office:value-type="float" office:value="2">
            <text:p>2</text:p>
          </table:table-cell>
          <table:table-cell table:style-name="ce121" table:formula="of:=([.S17]*[.Q17]*[.O7])" office:value-type="float" office:value="2">
            <text:p>2</text:p>
          </table:table-cell>
          <table:table-cell table:number-columns-repeated="1004"/>
        </table:table-row>
        <table:table-row table:style-name="ro3">
          <table:table-cell/>
          <table:covered-table-cell table:number-columns-repeated="10"/>
          <table:table-cell/>
          <table:table-cell table:style-name="ce132"/>
          <table:table-cell table:style-name="ce136"/>
          <table:table-cell table:style-name="ce99" office:value-type="float" office:value="2">
            <text:p>2</text:p>
          </table:table-cell>
          <table:table-cell table:style-name="ce110"/>
          <table:table-cell table:style-name="ce110" office:value-type="float" office:value="1">
            <text:p>1</text:p>
          </table:table-cell>
          <table:table-cell table:style-name="ce117" office:value-type="string">
            <text:p>RAPIDE</text:p>
          </table:table-cell>
          <table:table-cell table:style-name="ce119" office:value-type="float" office:value="3">
            <text:p>3</text:p>
          </table:table-cell>
          <table:table-cell table:style-name="ce121" table:formula="of:=([.S18]*[.Q18]*[.O8])" office:value-type="float" office:value="3">
            <text:p>3</text:p>
          </table:table-cell>
          <table:table-cell table:number-columns-repeated="1004"/>
        </table:table-row>
        <table:table-row table:style-name="ro3">
          <table:table-cell/>
          <table:covered-table-cell table:number-columns-repeated="10"/>
          <table:table-cell/>
          <table:table-cell table:style-name="ce130" office:value-type="string">
            <text:p>CONTRAINTES</text:p>
          </table:table-cell>
          <table:table-cell table:style-name="ce98" office:value-type="string">
            <text:p>SORT</text:p>
          </table:table-cell>
          <table:table-cell table:style-name="ce98" office:value-type="float" office:value="2">
            <text:p>2</text:p>
          </table:table-cell>
          <table:table-cell table:style-name="ce104" office:value-type="string">
            <text:p>FREQUENCE</text:p>
          </table:table-cell>
          <table:table-cell table:style-name="ce101" office:value-type="float" office:value="1">
            <text:p>1</text:p>
          </table:table-cell>
          <table:table-cell table:style-name="ce117" office:value-type="string">
            <text:p>LENT</text:p>
          </table:table-cell>
          <table:table-cell table:style-name="ce119" office:value-type="float" office:value="1">
            <text:p>1</text:p>
          </table:table-cell>
          <table:table-cell table:style-name="ce121" table:formula="of:=([.S19]*[.Q19]*[.O9])" office:value-type="float" office:value="1">
            <text:p>1</text:p>
          </table:table-cell>
          <table:table-cell table:number-columns-repeated="1004"/>
        </table:table-row>
        <table:table-row table:style-name="ro3">
          <table:table-cell/>
          <table:covered-table-cell table:number-columns-repeated="10"/>
          <table:table-cell/>
          <table:table-cell table:style-name="ce131"/>
          <table:table-cell table:style-name="ce99"/>
          <table:table-cell table:style-name="ce99" office:value-type="float" office:value="2">
            <text:p>2</text:p>
          </table:table-cell>
          <table:table-cell table:style-name="ce105"/>
          <table:table-cell table:style-name="ce114" office:value-type="float" office:value="1">
            <text:p>1</text:p>
          </table:table-cell>
          <table:table-cell table:style-name="ce117" office:value-type="string">
            <text:p>MOYEN</text:p>
          </table:table-cell>
          <table:table-cell table:style-name="ce119" office:value-type="float" office:value="2">
            <text:p>2</text:p>
          </table:table-cell>
          <table:table-cell table:style-name="ce121" table:formula="of:=([.S20]*[.Q20]*[.O10])" office:value-type="float" office:value="2">
            <text:p>2</text:p>
          </table:table-cell>
          <table:table-cell table:number-columns-repeated="1004"/>
        </table:table-row>
        <table:table-row table:style-name="ro3">
          <table:table-cell/>
          <table:covered-table-cell table:number-columns-repeated="10"/>
          <table:table-cell/>
          <table:table-cell table:style-name="ce131"/>
          <table:table-cell table:style-name="ce99"/>
          <table:table-cell table:style-name="ce99" office:value-type="float" office:value="2">
            <text:p>2</text:p>
          </table:table-cell>
          <table:table-cell table:style-name="ce105"/>
          <table:table-cell table:style-name="ce114" office:value-type="float" office:value="1">
            <text:p>1</text:p>
          </table:table-cell>
          <table:table-cell table:style-name="ce118" office:value-type="string">
            <text:p>FREQUENT</text:p>
          </table:table-cell>
          <table:table-cell table:style-name="ce120" office:value-type="float" office:value="3">
            <text:p>3</text:p>
          </table:table-cell>
          <table:table-cell table:style-name="ce121" table:formula="of:=([.S21]*[.Q21]*[.O11])" office:value-type="float" office:value="3">
            <text:p>3</text:p>
          </table:table-cell>
          <table:table-cell table:number-columns-repeated="1004"/>
        </table:table-row>
        <table:table-row table:style-name="ro3">
          <table:table-cell/>
          <table:covered-table-cell table:number-columns-repeated="10"/>
          <table:table-cell/>
          <table:table-cell table:style-name="ce131"/>
          <table:table-cell table:style-name="ce133" office:value-type="string">
            <text:p>GOBELINS</text:p>
          </table:table-cell>
          <table:table-cell table:style-name="ce100" office:value-type="float" office:value="1">
            <text:p>1</text:p>
          </table:table-cell>
          <table:table-cell table:style-name="ce106" office:value-type="string">
            <text:p>FREQUENCE DE SPAWN</text:p>
          </table:table-cell>
          <table:table-cell table:style-name="ce106" office:value-type="float" office:value="1">
            <text:p>1</text:p>
          </table:table-cell>
          <table:table-cell table:style-name="ce117" office:value-type="string">
            <text:p>FREQUENT</text:p>
          </table:table-cell>
          <table:table-cell table:style-name="ce119" office:value-type="float" office:value="3">
            <text:p>3</text:p>
          </table:table-cell>
          <table:table-cell table:style-name="ce121" table:formula="of:=([.S22]*[.Q22]*[.O12])" office:value-type="float" office:value="3">
            <text:p>3</text:p>
          </table:table-cell>
          <table:table-cell table:number-columns-repeated="1004"/>
        </table:table-row>
        <table:table-row table:style-name="ro3">
          <table:table-cell/>
          <table:covered-table-cell table:number-columns-repeated="10"/>
          <table:table-cell/>
          <table:table-cell table:style-name="ce131"/>
          <table:table-cell table:style-name="ce134"/>
          <table:table-cell table:style-name="ce99" office:value-type="float" office:value="1">
            <text:p>1</text:p>
          </table:table-cell>
          <table:table-cell table:style-name="ce107"/>
          <table:table-cell table:style-name="ce106" office:value-type="float" office:value="1">
            <text:p>1</text:p>
          </table:table-cell>
          <table:table-cell table:style-name="ce117" office:value-type="string">
            <text:p>MOYEN</text:p>
          </table:table-cell>
          <table:table-cell table:style-name="ce119" office:value-type="float" office:value="2">
            <text:p>2</text:p>
          </table:table-cell>
          <table:table-cell table:style-name="ce121" table:formula="of:=([.S23]*[.Q23]*[.O13])" office:value-type="float" office:value="2">
            <text:p>2</text:p>
          </table:table-cell>
          <table:table-cell table:number-columns-repeated="1004"/>
        </table:table-row>
        <table:table-row table:style-name="ro3">
          <table:table-cell/>
          <table:covered-table-cell table:number-columns-repeated="10"/>
          <table:table-cell/>
          <table:table-cell table:style-name="ce131"/>
          <table:table-cell table:style-name="ce136"/>
          <table:table-cell table:style-name="ce99" office:value-type="float" office:value="1">
            <text:p>1</text:p>
          </table:table-cell>
          <table:table-cell table:style-name="ce110"/>
          <table:table-cell table:style-name="ce106" office:value-type="float" office:value="1">
            <text:p>1</text:p>
          </table:table-cell>
          <table:table-cell table:style-name="ce117" office:value-type="string">
            <text:p>LENT</text:p>
          </table:table-cell>
          <table:table-cell table:style-name="ce119" office:value-type="float" office:value="1">
            <text:p>1</text:p>
          </table:table-cell>
          <table:table-cell table:style-name="ce121" table:formula="of:=([.S24]*[.Q24]*[.O14])" office:value-type="float" office:value="1">
            <text:p>1</text:p>
          </table:table-cell>
          <table:table-cell table:number-columns-repeated="1004"/>
        </table:table-row>
        <table:table-row table:style-name="ro3">
          <table:table-cell/>
          <table:covered-table-cell table:number-columns-repeated="10"/>
          <table:table-cell/>
          <table:table-cell table:style-name="ce131"/>
          <table:table-cell table:style-name="ce133" office:value-type="string">
            <text:p>JOUEUR</text:p>
          </table:table-cell>
          <table:table-cell table:style-name="ce100" office:value-type="float" office:value="3">
            <text:p>3</text:p>
          </table:table-cell>
          <table:table-cell table:style-name="ce106" office:value-type="string">
            <text:p>VIES</text:p>
          </table:table-cell>
          <table:table-cell table:style-name="ce106" office:value-type="float" office:value="1">
            <text:p>1</text:p>
          </table:table-cell>
          <table:table-cell table:style-name="ce117" office:value-type="string">
            <text:p>ILLIMTES(TEMPS)</text:p>
          </table:table-cell>
          <table:table-cell table:style-name="ce119" office:value-type="float" office:value="1">
            <text:p>1</text:p>
          </table:table-cell>
          <table:table-cell table:style-name="ce121" table:formula="of:=([.S25]*[.Q25]*[.O15])" office:value-type="float" office:value="1">
            <text:p>1</text:p>
          </table:table-cell>
          <table:table-cell table:number-columns-repeated="1004"/>
        </table:table-row>
        <table:table-row table:style-name="ro3">
          <table:table-cell/>
          <table:covered-table-cell table:number-columns-repeated="10"/>
          <table:table-cell/>
          <table:table-cell table:style-name="ce131"/>
          <table:table-cell table:style-name="ce134"/>
          <table:table-cell table:style-name="ce99" office:value-type="float" office:value="3">
            <text:p>3</text:p>
          </table:table-cell>
          <table:table-cell table:style-name="ce107"/>
          <table:table-cell table:style-name="ce106" office:value-type="float" office:value="1">
            <text:p>1</text:p>
          </table:table-cell>
          <table:table-cell table:style-name="ce117" office:value-type="string">
            <text:p>LIMITES</text:p>
          </table:table-cell>
          <table:table-cell table:style-name="ce119" office:value-type="float" office:value="2">
            <text:p>2</text:p>
          </table:table-cell>
          <table:table-cell table:style-name="ce121" table:formula="of:=([.S26]*[.Q26]*[.O16])" office:value-type="float" office:value="4">
            <text:p>4</text:p>
          </table:table-cell>
          <table:table-cell table:number-columns-repeated="1004"/>
        </table:table-row>
        <table:table-row table:style-name="ro3">
          <table:table-cell/>
          <table:covered-table-cell table:number-columns-repeated="10"/>
          <table:table-cell/>
          <table:table-cell table:style-name="ce132"/>
          <table:table-cell table:style-name="ce136"/>
          <table:table-cell table:style-name="ce99" office:value-type="float" office:value="3">
            <text:p>3</text:p>
          </table:table-cell>
          <table:table-cell table:style-name="ce110"/>
          <table:table-cell table:style-name="ce106" office:value-type="float" office:value="1">
            <text:p>1</text:p>
          </table:table-cell>
          <table:table-cell table:style-name="ce117" office:value-type="string">
            <text:p>ONESHOT</text:p>
          </table:table-cell>
          <table:table-cell table:style-name="ce119" office:value-type="float" office:value="3">
            <text:p>3</text:p>
          </table:table-cell>
          <table:table-cell table:style-name="ce121" table:formula="of:=([.S27]*[.Q27]*[.O17])" office:value-type="float" office:value="6">
            <text:p>6</text:p>
          </table:table-cell>
          <table:table-cell table:number-columns-repeated="1004"/>
        </table:table-row>
        <table:table-row table:style-name="ro3">
          <table:table-cell/>
          <table:covered-table-cell table:number-columns-repeated="10"/>
          <table:table-cell table:number-columns-repeated="1013"/>
        </table:table-row>
        <table:table-row table:style-name="ro3">
          <table:table-cell/>
          <table:covered-table-cell table:number-columns-repeated="10"/>
          <table:table-cell table:number-columns-repeated="1013"/>
        </table:table-row>
        <table:table-row table:style-name="ro3">
          <table:table-cell/>
          <table:covered-table-cell table:number-columns-repeated="10"/>
          <table:table-cell table:number-columns-repeated="1013"/>
        </table:table-row>
        <table:table-row table:style-name="ro3">
          <table:table-cell/>
          <table:covered-table-cell table:number-columns-repeated="10"/>
          <table:table-cell table:number-columns-repeated="1013"/>
        </table:table-row>
        <table:table-row table:style-name="ro3">
          <table:table-cell/>
          <table:covered-table-cell table:number-columns-repeated="10"/>
          <table:table-cell table:number-columns-repeated="1013"/>
        </table:table-row>
        <table:table-row table:style-name="ro3">
          <table:table-cell/>
          <table:covered-table-cell table:number-columns-repeated="10"/>
          <table:table-cell table:number-columns-repeated="1013"/>
        </table:table-row>
        <table:table-row table:style-name="ro3">
          <table:table-cell/>
          <table:covered-table-cell table:number-columns-repeated="10"/>
          <table:table-cell table:number-columns-repeated="1013"/>
        </table:table-row>
        <table:table-row table:style-name="ro3">
          <table:table-cell/>
          <table:covered-table-cell table:number-columns-repeated="10"/>
          <table:table-cell table:number-columns-repeated="1013"/>
        </table:table-row>
        <table:table-row table:style-name="ro3">
          <table:table-cell/>
          <table:covered-table-cell table:number-columns-repeated="10"/>
          <table:table-cell table:number-columns-repeated="1013"/>
        </table:table-row>
        <table:table-row table:style-name="ro3">
          <table:table-cell/>
          <table:covered-table-cell table:number-columns-repeated="10"/>
          <table:table-cell table:number-columns-repeated="1013"/>
        </table:table-row>
        <table:table-row table:style-name="ro3">
          <table:table-cell/>
          <table:covered-table-cell table:number-columns-repeated="10"/>
          <table:table-cell table:number-columns-repeated="1013"/>
        </table:table-row>
        <table:table-row table:style-name="ro3">
          <table:table-cell/>
          <table:covered-table-cell table:number-columns-repeated="10"/>
          <table:table-cell table:number-columns-repeated="1013"/>
        </table:table-row>
        <table:table-row table:style-name="ro3">
          <table:table-cell/>
          <table:covered-table-cell table:number-columns-repeated="10"/>
          <table:table-cell table:number-columns-repeated="1013"/>
        </table:table-row>
        <table:table-row table:style-name="ro3">
          <table:table-cell/>
          <table:covered-table-cell table:number-columns-repeated="10"/>
          <table:table-cell table:number-columns-repeated="1013"/>
        </table:table-row>
        <table:table-row table:style-name="ro3">
          <table:table-cell/>
          <table:covered-table-cell table:number-columns-repeated="10"/>
          <table:table-cell table:number-columns-repeated="1013"/>
        </table:table-row>
        <table:table-row table:style-name="ro3">
          <table:table-cell/>
          <table:covered-table-cell table:number-columns-repeated="10"/>
          <table:table-cell table:number-columns-repeated="1013"/>
        </table:table-row>
        <table:table-row table:style-name="ro3">
          <table:table-cell/>
          <table:covered-table-cell table:number-columns-repeated="10"/>
          <table:table-cell table:number-columns-repeated="1013"/>
        </table:table-row>
        <table:table-row table:style-name="ro3">
          <table:table-cell/>
          <table:covered-table-cell table:number-columns-repeated="10"/>
          <table:table-cell table:number-columns-repeated="1013"/>
        </table:table-row>
        <table:table-row table:style-name="ro3">
          <table:table-cell/>
          <table:covered-table-cell table:number-columns-repeated="10"/>
          <table:table-cell table:number-columns-repeated="1013"/>
        </table:table-row>
        <table:table-row table:style-name="ro3">
          <table:table-cell/>
          <table:covered-table-cell table:number-columns-repeated="10"/>
          <table:table-cell table:number-columns-repeated="1013"/>
        </table:table-row>
        <table:table-row table:style-name="ro3">
          <table:table-cell/>
          <table:covered-table-cell table:number-columns-repeated="10"/>
          <table:table-cell table:number-columns-repeated="1013"/>
        </table:table-row>
        <table:table-row table:style-name="ro3">
          <table:table-cell/>
          <table:covered-table-cell table:number-columns-repeated="10"/>
          <table:table-cell table:number-columns-repeated="1013"/>
        </table:table-row>
        <table:table-row table:style-name="ro3" table:number-rows-repeated="2">
          <table:table-cell table:style-name="ce78"/>
          <table:table-cell table:style-name="Excel_20_Built-in_20_Normal_20_1" table:number-columns-repeated="10"/>
          <table:table-cell table:number-columns-repeated="1013"/>
        </table:table-row>
        <table:table-row table:style-name="ro3">
          <table:table-cell table:style-name="Excel_20_Built-in_20_Normal_20_1" table:number-columns-repeated="11"/>
          <table:table-cell table:number-columns-repeated="1013"/>
        </table:table-row>
        <table:named-expressions/>
      </table:table>
      <table:table table:name="PLUS OU MOINS" table:style-name="ta3" table:print="false">
        <office:forms form:automatic-focus="false" form:apply-design-mode="false"/>
        <table:table-column table:style-name="co16" table:number-columns-repeated="13" table:default-cell-style-name="Excel_20_Built-in_20_Normal_20_1"/>
        <table:table-column table:style-name="co21" table:default-cell-style-name="Excel_20_Built-in_20_Normal_20_1"/>
        <table:table-column table:style-name="co16" table:number-columns-repeated="2" table:default-cell-style-name="Excel_20_Built-in_20_Normal_20_1"/>
        <table:table-column table:style-name="co22" table:default-cell-style-name="Excel_20_Built-in_20_Normal_20_1"/>
        <table:table-column table:style-name="co6" table:default-cell-style-name="Excel_20_Built-in_20_Normal_20_1"/>
        <table:table-column table:style-name="co16" table:default-cell-style-name="Excel_20_Built-in_20_Normal_20_1"/>
        <table:table-column table:style-name="co6" table:default-cell-style-name="Excel_20_Built-in_20_Normal_20_1"/>
        <table:table-column table:style-name="co18" table:default-cell-style-name="Excel_20_Built-in_20_Normal_20_1"/>
        <table:table-column table:style-name="co16" table:number-columns-repeated="1003" table:default-cell-style-name="Excel_20_Built-in_20_Normal_20_1"/>
        <table:table-row table:style-name="ro1">
          <table:table-cell table:style-name="ce73" office:value-type="string" table:number-columns-spanned="1024" table:number-rows-spanned="1">
            <text:p>MINI-GAME SHEET</text:p>
          </table:table-cell>
          <table:covered-table-cell table:number-columns-repeated="1023" table:style-name="ce79"/>
        </table:table-row>
        <table:table-row table:style-name="ro2">
          <table:table-cell table:style-name="ce74" office:value-type="string" table:number-columns-spanned="1024" table:number-rows-spanned="1">
            <text:p>&gt; Please place your tables at the right of the "OVERVIEW" columns - DO NOT PLACE ANYTHING BELOW THE "OVERVIEW" COLUMNS (you can still enlarge the "GAME DESCRIPTION" area if needed, respecting the formatting)</text:p>
          </table:table-cell>
          <table:covered-table-cell table:number-columns-repeated="1023" table:style-name="ce80"/>
        </table:table-row>
        <table:table-row table:style-name="ro3">
          <table:table-cell table:style-name="ce75"/>
          <table:table-cell table:style-name="ce81" office:value-type="string" table:number-columns-spanned="10" table:number-rows-spanned="1">
            <text:p>&gt; OVERVIEW</text:p>
          </table:table-cell>
          <table:covered-table-cell table:number-columns-repeated="9" table:style-name="ce81"/>
          <table:table-cell table:style-name="ce75" table:number-columns-repeated="1013"/>
        </table:table-row>
        <table:table-row table:style-name="ro3">
          <table:table-cell table:style-name="ce75"/>
          <table:table-cell table:style-name="ce82" office:value-type="string" table:number-columns-spanned="6" table:number-rows-spanned="1">
            <text:p>GAME'S NAME</text:p>
          </table:table-cell>
          <table:covered-table-cell table:number-columns-repeated="4" table:style-name="ce85"/>
          <table:covered-table-cell table:style-name="ce82"/>
          <table:table-cell table:style-name="ce90" office:value-type="string" table:number-columns-spanned="4" table:number-rows-spanned="1">
            <text:p>CHALLENGE TYPE</text:p>
          </table:table-cell>
          <table:covered-table-cell table:number-columns-repeated="3" table:style-name="ce85"/>
          <table:table-cell table:style-name="ce95"/>
          <table:table-cell table:style-name="ce75" table:number-columns-repeated="2"/>
          <table:table-cell table:style-name="ce98" office:value-type="string">
            <text:p>COMPOSANTS</text:p>
          </table:table-cell>
          <table:table-cell table:style-name="ce111"/>
          <table:table-cell table:style-name="ce98" office:value-type="string">
            <text:p>MOYEN D'AJUSTEMENT</text:p>
          </table:table-cell>
          <table:table-cell table:style-name="ce111"/>
          <table:table-cell table:style-name="ce98" office:value-type="string">
            <text:p>AJUSTEMENTS</text:p>
          </table:table-cell>
          <table:table-cell table:style-name="ce111"/>
          <table:table-cell table:style-name="ce97" office:value-type="string">
            <text:p>TOTAL</text:p>
          </table:table-cell>
          <table:table-cell table:style-name="ce75" table:number-columns-repeated="1003"/>
        </table:table-row>
        <table:table-row table:style-name="ro3">
          <table:table-cell table:style-name="ce76"/>
          <table:table-cell table:style-name="ce83" office:value-type="string" table:number-columns-spanned="6" table:number-rows-spanned="1">
            <text:p>PLUS OU MOINS.</text:p>
          </table:table-cell>
          <table:covered-table-cell table:number-columns-repeated="5" table:style-name="ce83"/>
          <table:table-cell table:style-name="ce91" table:content-validation-name="val3" office:value-type="string" table:number-columns-spanned="4" table:number-rows-spanned="1">
            <text:p>PUZZLE</text:p>
          </table:table-cell>
          <table:covered-table-cell table:number-columns-repeated="3" table:style-name="ce91" table:content-validation-name="val3"/>
          <table:table-cell table:style-name="ce76" table:number-columns-repeated="2"/>
          <table:table-cell table:style-name="ce137" office:value-type="string">
            <text:p>OBSTACLE</text:p>
          </table:table-cell>
          <table:table-cell table:style-name="ce140" office:value-type="string">
            <text:p>CALCUL</text:p>
          </table:table-cell>
          <table:table-cell table:style-name="ce98" office:value-type="float" office:value="1">
            <text:p>1</text:p>
          </table:table-cell>
          <table:table-cell table:style-name="ce101" office:value-type="string">
            <text:p>FOURCHETTE</text:p>
          </table:table-cell>
          <table:table-cell table:style-name="ce112" office:value-type="float" office:value="3">
            <text:p>3</text:p>
          </table:table-cell>
          <table:table-cell table:style-name="ce116" office:value-type="string">
            <text:p>1 – 99</text:p>
          </table:table-cell>
          <table:table-cell table:style-name="ce119" office:value-type="float" office:value="1">
            <text:p>1</text:p>
          </table:table-cell>
          <table:table-cell table:style-name="ce121" table:formula="of:=([.T5]*[.R5]*[.P5])" office:value-type="float" office:value="3">
            <text:p>3</text:p>
          </table:table-cell>
          <table:table-cell table:style-name="ce76" table:number-columns-repeated="2"/>
          <table:table-cell table:style-name="ce122" office:value-type="string">
            <text:p>SCENARIOS</text:p>
          </table:table-cell>
          <table:table-cell table:style-name="ce122"/>
          <table:table-cell table:style-name="ce76" table:number-columns-repeated="2"/>
          <table:table-cell table:style-name="ce122" office:value-type="string">
            <text:p>SCORE</text:p>
          </table:table-cell>
          <table:table-cell table:style-name="ce75"/>
          <table:table-cell table:style-name="ce76" table:number-columns-repeated="995"/>
        </table:table-row>
        <table:table-row table:style-name="ro3">
          <table:table-cell table:style-name="ce75"/>
          <table:table-cell table:style-name="ce82" office:value-type="string" table:number-columns-spanned="4" table:number-rows-spanned="1">
            <text:p>FIRST NAME</text:p>
          </table:table-cell>
          <table:covered-table-cell table:number-columns-repeated="3" table:style-name="ce82"/>
          <table:table-cell table:style-name="ce88" office:value-type="string" table:number-columns-spanned="4" table:number-rows-spanned="1">
            <text:p>LAST NAME</text:p>
          </table:table-cell>
          <table:covered-table-cell table:number-columns-repeated="3" table:style-name="ce88"/>
          <table:table-cell table:style-name="ce90" office:value-type="string" table:number-columns-spanned="2" table:number-rows-spanned="1">
            <text:p>SECTION</text:p>
          </table:table-cell>
          <table:covered-table-cell table:style-name="ce90"/>
          <table:table-cell table:style-name="ce75" table:number-columns-repeated="2"/>
          <table:table-cell table:style-name="ce138"/>
          <table:table-cell table:style-name="ce141"/>
          <table:table-cell table:style-name="ce99" office:value-type="float" office:value="1">
            <text:p>1</text:p>
          </table:table-cell>
          <table:table-cell table:style-name="ce102"/>
          <table:table-cell table:style-name="ce113" office:value-type="float" office:value="3">
            <text:p>3</text:p>
          </table:table-cell>
          <table:table-cell table:style-name="ce117" office:value-type="string">
            <text:p>1 – 999</text:p>
          </table:table-cell>
          <table:table-cell table:style-name="ce119" office:value-type="float" office:value="2">
            <text:p>2</text:p>
          </table:table-cell>
          <table:table-cell table:style-name="ce121" table:formula="of:=([.T6]*[.R6]*[.P6])" office:value-type="float" office:value="6">
            <text:p>6</text:p>
          </table:table-cell>
          <table:table-cell table:style-name="ce75" table:number-columns-repeated="2"/>
          <table:table-cell table:style-name="ce123" office:value-type="string">
            <text:p>MINIMUM</text:p>
          </table:table-cell>
          <table:table-cell table:style-name="ce127"/>
          <table:table-cell table:style-name="ce123" office:value-type="string">
            <text:p>MAXIMUM</text:p>
          </table:table-cell>
          <table:table-cell table:style-name="ce127"/>
          <table:table-cell table:style-name="ce123" office:value-type="string">
            <text:p>MAXIMUM</text:p>
          </table:table-cell>
          <table:table-cell table:style-name="ce127"/>
          <table:table-cell table:style-name="ce75" table:number-columns-repeated="995"/>
        </table:table-row>
        <table:table-row table:style-name="ro3">
          <table:table-cell table:style-name="ce76"/>
          <table:table-cell table:style-name="ce84" office:value-type="string" table:number-columns-spanned="4" table:number-rows-spanned="1">
            <text:p>WAHLER</text:p>
          </table:table-cell>
          <table:covered-table-cell table:number-columns-repeated="3" table:style-name="ce84"/>
          <table:table-cell table:style-name="ce89" office:value-type="string" table:number-columns-spanned="4" table:number-rows-spanned="1">
            <text:p>ADRIAN</text:p>
          </table:table-cell>
          <table:covered-table-cell table:number-columns-repeated="3" table:style-name="ce89"/>
          <table:table-cell table:style-name="ce92" table:content-validation-name="val4" office:value-type="string" table:number-columns-spanned="2" table:number-rows-spanned="1">
            <text:p>F1 B</text:p>
          </table:table-cell>
          <table:covered-table-cell table:style-name="ce92" table:content-validation-name="val4"/>
          <table:table-cell table:style-name="ce96"/>
          <table:table-cell table:style-name="ce76"/>
          <table:table-cell table:style-name="ce138"/>
          <table:table-cell table:style-name="ce141"/>
          <table:table-cell table:style-name="ce99" office:value-type="float" office:value="1">
            <text:p>1</text:p>
          </table:table-cell>
          <table:table-cell table:style-name="ce103"/>
          <table:table-cell table:style-name="ce113" office:value-type="float" office:value="3">
            <text:p>3</text:p>
          </table:table-cell>
          <table:table-cell table:style-name="ce117" office:value-type="string">
            <text:p>1 – 9999</text:p>
          </table:table-cell>
          <table:table-cell table:style-name="ce119" office:value-type="float" office:value="3">
            <text:p>3</text:p>
          </table:table-cell>
          <table:table-cell table:style-name="ce121" table:formula="of:=([.T7]*[.R7]*[.P7])" office:value-type="float" office:value="9">
            <text:p>9</text:p>
          </table:table-cell>
          <table:table-cell table:style-name="ce76" table:number-columns-repeated="2"/>
          <table:table-cell table:style-name="ce124" office:value-type="string">
            <text:p>1 – 99</text:p>
          </table:table-cell>
          <table:table-cell table:style-name="ce128" office:value-type="float" office:value="3">
            <text:p>3</text:p>
          </table:table-cell>
          <table:table-cell table:style-name="ce124" office:value-type="string">
            <text:p>1-999</text:p>
          </table:table-cell>
          <table:table-cell table:style-name="ce128" office:value-type="float" office:value="6">
            <text:p>6</text:p>
          </table:table-cell>
          <table:table-cell table:style-name="ce124" office:value-type="string">
            <text:p>1 – 9999</text:p>
          </table:table-cell>
          <table:table-cell table:style-name="ce128" office:value-type="float" office:value="9">
            <text:p>9</text:p>
          </table:table-cell>
          <table:table-cell table:style-name="ce76" table:number-columns-repeated="995"/>
        </table:table-row>
        <table:table-row table:style-name="ro3">
          <table:table-cell table:style-name="ce76"/>
          <table:table-cell table:style-name="ce85" office:value-type="string" table:number-columns-spanned="10" table:number-rows-spanned="1">
            <text:p>GAMEPLAY DESCRIPTION</text:p>
          </table:table-cell>
          <table:covered-table-cell table:number-columns-repeated="9" table:style-name="ce85"/>
          <table:table-cell table:style-name="ce96"/>
          <table:table-cell table:style-name="ce76"/>
          <table:table-cell table:style-name="ce138"/>
          <table:table-cell table:style-name="ce141"/>
          <table:table-cell table:style-name="ce99" office:value-type="float" office:value="1">
            <text:p>1</text:p>
          </table:table-cell>
          <table:table-cell table:style-name="ce142" office:value-type="string">
            <text:p>CALCULS</text:p>
          </table:table-cell>
          <table:table-cell table:style-name="ce101" office:value-type="float" office:value="4">
            <text:p>4</text:p>
          </table:table-cell>
          <table:table-cell table:style-name="ce117" office:value-type="string">
            <text:p>+</text:p>
          </table:table-cell>
          <table:table-cell table:style-name="ce119" office:value-type="float" office:value="1">
            <text:p>1</text:p>
          </table:table-cell>
          <table:table-cell table:style-name="ce121" table:formula="of:=([.T8]*[.R8]*[.P8])" office:value-type="float" office:value="4">
            <text:p>4</text:p>
          </table:table-cell>
          <table:table-cell table:style-name="ce76" table:number-columns-repeated="2"/>
          <table:table-cell table:style-name="ce125" office:value-type="string">
            <text:p>+</text:p>
          </table:table-cell>
          <table:table-cell table:style-name="ce128" office:value-type="float" office:value="4">
            <text:p>4</text:p>
          </table:table-cell>
          <table:table-cell table:style-name="ce125" office:value-type="string">
            <text:p>+,-</text:p>
          </table:table-cell>
          <table:table-cell table:style-name="ce128" office:value-type="float" office:value="8">
            <text:p>8</text:p>
          </table:table-cell>
          <table:table-cell table:style-name="ce125" office:value-type="string">
            <text:p>+-x/</text:p>
          </table:table-cell>
          <table:table-cell table:style-name="ce128" office:value-type="float" office:value="16">
            <text:p>16</text:p>
          </table:table-cell>
          <table:table-cell table:style-name="ce76" table:number-columns-repeated="995"/>
        </table:table-row>
        <table:table-row table:style-name="ro3">
          <table:table-cell/>
          <table:table-cell table:style-name="ce86" office:value-type="string" table:number-columns-spanned="8" table:number-rows-spanned="1">
            <text:p>WORDS COUNT:</text:p>
          </table:table-cell>
          <table:covered-table-cell table:number-columns-repeated="7" table:style-name="ce86"/>
          <table:table-cell table:style-name="ce93" table:formula="of:=LEN(TRIM([.B10]))-LEN(SUBSTITUTE([.B10];&quot; &quot;;&quot;&quot;))+1" office:value-type="float" office:value="94">
            <text:p>94</text:p>
          </table:table-cell>
          <table:table-cell table:style-name="ce94" table:formula="of:=IF([.J9]&lt;200;0;IF([.J9]&gt;400;1;2))" office:value-type="float" office:value="0">
            <text:p>0</text:p>
          </table:table-cell>
          <table:table-cell table:number-columns-repeated="2"/>
          <table:table-cell table:style-name="ce138"/>
          <table:table-cell table:style-name="ce141"/>
          <table:table-cell table:style-name="ce99" office:value-type="float" office:value="1">
            <text:p>1</text:p>
          </table:table-cell>
          <table:table-cell table:style-name="ce105"/>
          <table:table-cell table:style-name="ce114" office:value-type="float" office:value="4">
            <text:p>4</text:p>
          </table:table-cell>
          <table:table-cell table:style-name="ce117" office:value-type="string">
            <text:p>+,-</text:p>
          </table:table-cell>
          <table:table-cell table:style-name="ce119" office:value-type="float" office:value="2">
            <text:p>2</text:p>
          </table:table-cell>
          <table:table-cell table:style-name="ce121" table:formula="of:=([.T9]*[.R9]*[.P9])" office:value-type="float" office:value="8">
            <text:p>8</text:p>
          </table:table-cell>
          <table:table-cell table:number-columns-repeated="2"/>
          <table:table-cell table:style-name="ce125" office:value-type="string">
            <text:p>GRANDE VARIANCE</text:p>
          </table:table-cell>
          <table:table-cell table:style-name="ce128" office:value-type="float" office:value="1">
            <text:p>1</text:p>
          </table:table-cell>
          <table:table-cell table:style-name="ce125" office:value-type="string">
            <text:p>MOYEN</text:p>
          </table:table-cell>
          <table:table-cell table:style-name="ce128" office:value-type="float" office:value="2">
            <text:p>2</text:p>
          </table:table-cell>
          <table:table-cell table:style-name="ce125" office:value-type="string">
            <text:p>PETITE</text:p>
          </table:table-cell>
          <table:table-cell table:style-name="ce128" office:value-type="float" office:value="3">
            <text:p>3</text:p>
          </table:table-cell>
          <table:table-cell table:number-columns-repeated="995"/>
        </table:table-row>
        <table:table-row table:style-name="ro3">
          <table:table-cell table:style-name="ce77"/>
          <table:table-cell table:style-name="ce87" office:value-type="string" table:number-columns-spanned="10" table:number-rows-spanned="40">
            <text:p>Plus ou moins?</text:p>
            <text:p/>
            <text:p>Un calcul s'affiche a l'écran, et un résultat aléatoire apparait. Ce résultat un <text:s/>nombre proche du vrai résultat; avec une chance d'etre égal au vrai résultat. Le joueur doit dire si il est plus grand, plus petit, ou égal au vrai résultat en appuyant sur gauche droite ou bas.</text:p>
            <text:p>Chaque bonne réponse donne des points en fonction de la rapadité de la réponse, et doit essayer de trouver le plus de réponse possible avant la fin du temps imparti. </text:p>
            <text:p/>
            <text:p>Le changement de difficulté se fait en changeant la constante DIFF dans le code.</text:p>
          </table:table-cell>
          <table:covered-table-cell table:number-columns-repeated="9" table:style-name="ce87"/>
          <table:table-cell table:number-columns-repeated="2"/>
          <table:table-cell table:style-name="ce138"/>
          <table:table-cell table:style-name="ce141"/>
          <table:table-cell table:style-name="ce99" office:value-type="float" office:value="1">
            <text:p>1</text:p>
          </table:table-cell>
          <table:table-cell table:style-name="ce105"/>
          <table:table-cell table:style-name="ce114" office:value-type="float" office:value="4">
            <text:p>4</text:p>
          </table:table-cell>
          <table:table-cell table:style-name="ce117" office:value-type="string">
            <text:p>+,-,x</text:p>
          </table:table-cell>
          <table:table-cell table:style-name="ce119" office:value-type="float" office:value="3">
            <text:p>3</text:p>
          </table:table-cell>
          <table:table-cell table:style-name="ce121" table:formula="of:=([.T10]*[.R10]*[.P10])" office:value-type="float" office:value="12">
            <text:p>12</text:p>
          </table:table-cell>
          <table:table-cell table:number-columns-repeated="2"/>
          <table:table-cell table:style-name="ce125" office:value-type="string">
            <text:p>FREQQUENT</text:p>
          </table:table-cell>
          <table:table-cell table:style-name="ce128" office:value-type="float" office:value="2">
            <text:p>2</text:p>
          </table:table-cell>
          <table:table-cell table:style-name="ce125" office:value-type="string">
            <text:p>RARE</text:p>
          </table:table-cell>
          <table:table-cell table:style-name="ce128" office:value-type="float" office:value="4">
            <text:p>4</text:p>
          </table:table-cell>
          <table:table-cell table:style-name="ce125" office:value-type="string">
            <text:p>RARE</text:p>
          </table:table-cell>
          <table:table-cell table:style-name="ce128" office:value-type="float" office:value="4">
            <text:p>4</text:p>
          </table:table-cell>
          <table:table-cell table:number-columns-repeated="995"/>
        </table:table-row>
        <table:table-row table:style-name="ro3">
          <table:table-cell table:style-name="ce77"/>
          <table:covered-table-cell table:number-columns-repeated="10" table:style-name="ce87"/>
          <table:table-cell table:number-columns-repeated="2"/>
          <table:table-cell table:style-name="ce138"/>
          <table:table-cell table:style-name="ce141"/>
          <table:table-cell table:style-name="ce99" office:value-type="float" office:value="1">
            <text:p>1</text:p>
          </table:table-cell>
          <table:table-cell table:style-name="ce105"/>
          <table:table-cell table:style-name="ce114" office:value-type="float" office:value="4">
            <text:p>4</text:p>
          </table:table-cell>
          <table:table-cell table:style-name="ce117" office:value-type="string">
            <text:p>+,-,x,/</text:p>
          </table:table-cell>
          <table:table-cell table:style-name="ce119" office:value-type="float" office:value="4">
            <text:p>4</text:p>
          </table:table-cell>
          <table:table-cell table:style-name="ce121" table:formula="of:=([.T11]*[.R11]*[.P11])" office:value-type="float" office:value="16">
            <text:p>16</text:p>
          </table:table-cell>
          <table:table-cell table:number-columns-repeated="2"/>
          <table:table-cell table:style-name="ce125" office:value-type="string">
            <text:p>LONG</text:p>
          </table:table-cell>
          <table:table-cell table:style-name="ce128" office:value-type="float" office:value="1">
            <text:p>1</text:p>
          </table:table-cell>
          <table:table-cell table:style-name="ce125" office:value-type="string">
            <text:p>MOYEN</text:p>
          </table:table-cell>
          <table:table-cell table:style-name="ce128" office:value-type="float" office:value="2">
            <text:p>2</text:p>
          </table:table-cell>
          <table:table-cell table:style-name="ce125" office:value-type="string">
            <text:p>COURT</text:p>
          </table:table-cell>
          <table:table-cell table:style-name="ce128" office:value-type="float" office:value="3">
            <text:p>3</text:p>
          </table:table-cell>
          <table:table-cell table:number-columns-repeated="995"/>
        </table:table-row>
        <table:table-row table:style-name="ro3">
          <table:table-cell table:style-name="ce77"/>
          <table:covered-table-cell table:number-columns-repeated="10" table:style-name="ce87"/>
          <table:table-cell table:number-columns-repeated="2"/>
          <table:table-cell table:style-name="ce138"/>
          <table:table-cell table:style-name="ce141"/>
          <table:table-cell table:style-name="ce99" office:value-type="float" office:value="1">
            <text:p>1</text:p>
          </table:table-cell>
          <table:table-cell table:style-name="ce106" office:value-type="string">
            <text:p>VARIANCE</text:p>
          </table:table-cell>
          <table:table-cell table:style-name="ce106" office:value-type="float" office:value="1">
            <text:p>1</text:p>
          </table:table-cell>
          <table:table-cell table:style-name="ce117" office:value-type="string">
            <text:p>GRANDE</text:p>
          </table:table-cell>
          <table:table-cell table:style-name="ce119" office:value-type="float" office:value="1">
            <text:p>1</text:p>
          </table:table-cell>
          <table:table-cell table:style-name="ce121" table:formula="of:=([.T12]*[.R12]*[.P12])" office:value-type="float" office:value="1">
            <text:p>1</text:p>
          </table:table-cell>
          <table:table-cell table:number-columns-repeated="2"/>
          <table:table-cell table:style-name="ce126" office:value-type="string">
            <text:p>TOTAL</text:p>
          </table:table-cell>
          <table:table-cell table:style-name="ce129" table:formula="of:=([.Y11]+[.Y10]+[.Y9]+[.Y8]+[.Y7])" office:value-type="float" office:value="11">
            <text:p>11</text:p>
          </table:table-cell>
          <table:table-cell table:style-name="ce126" office:value-type="string">
            <text:p>TOTAL</text:p>
          </table:table-cell>
          <table:table-cell table:style-name="ce129" table:formula="of:=([.AA11]+[.AA10]+[.AA9]+[.AA8]+[.AA7])" office:value-type="float" office:value="22">
            <text:p>22</text:p>
          </table:table-cell>
          <table:table-cell table:style-name="ce126" office:value-type="string">
            <text:p>TOTAL</text:p>
          </table:table-cell>
          <table:table-cell table:style-name="ce129" table:formula="of:=([.AC11]+[.AC10]+[.AC9]+[.AC8]+[.AC7])" office:value-type="float" office:value="35">
            <text:p>35</text:p>
          </table:table-cell>
          <table:table-cell table:number-columns-repeated="995"/>
        </table:table-row>
        <table:table-row table:style-name="ro3">
          <table:table-cell table:style-name="ce77"/>
          <table:covered-table-cell table:number-columns-repeated="10" table:style-name="ce87"/>
          <table:table-cell table:number-columns-repeated="2"/>
          <table:table-cell table:style-name="ce138"/>
          <table:table-cell table:style-name="ce141"/>
          <table:table-cell table:style-name="ce99" office:value-type="float" office:value="1">
            <text:p>1</text:p>
          </table:table-cell>
          <table:table-cell table:style-name="ce107"/>
          <table:table-cell table:style-name="ce107" office:value-type="float" office:value="1">
            <text:p>1</text:p>
          </table:table-cell>
          <table:table-cell table:style-name="ce117" office:value-type="string">
            <text:p>MOYENNE</text:p>
          </table:table-cell>
          <table:table-cell table:style-name="ce119" office:value-type="float" office:value="2">
            <text:p>2</text:p>
          </table:table-cell>
          <table:table-cell table:style-name="ce121" table:formula="of:=([.T13]*[.R13]*[.P13])" office:value-type="float" office:value="2">
            <text:p>2</text:p>
          </table:table-cell>
          <table:table-cell table:number-columns-repeated="1003"/>
        </table:table-row>
        <table:table-row table:style-name="ro3">
          <table:table-cell table:style-name="ce77"/>
          <table:covered-table-cell table:number-columns-repeated="10" table:style-name="ce87"/>
          <table:table-cell table:number-columns-repeated="2"/>
          <table:table-cell table:style-name="ce138"/>
          <table:table-cell table:style-name="ce141"/>
          <table:table-cell table:style-name="ce99" office:value-type="float" office:value="1">
            <text:p>1</text:p>
          </table:table-cell>
          <table:table-cell table:style-name="ce110"/>
          <table:table-cell table:style-name="ce110" office:value-type="float" office:value="1">
            <text:p>1</text:p>
          </table:table-cell>
          <table:table-cell table:style-name="ce117" office:value-type="string">
            <text:p>PETITE</text:p>
          </table:table-cell>
          <table:table-cell table:style-name="ce119" office:value-type="float" office:value="3">
            <text:p>3</text:p>
          </table:table-cell>
          <table:table-cell table:style-name="ce121" table:formula="of:=([.T14]*[.R14]*[.P14])" office:value-type="float" office:value="3">
            <text:p>3</text:p>
          </table:table-cell>
          <table:table-cell table:number-columns-repeated="1003"/>
        </table:table-row>
        <table:table-row table:style-name="ro3">
          <table:table-cell table:style-name="ce77"/>
          <table:covered-table-cell table:number-columns-repeated="10" table:style-name="ce87"/>
          <table:table-cell table:number-columns-repeated="2"/>
          <table:table-cell table:style-name="ce138"/>
          <table:table-cell table:style-name="ce141"/>
          <table:table-cell table:style-name="ce99" office:value-type="float" office:value="1">
            <text:p>1</text:p>
          </table:table-cell>
          <table:table-cell table:style-name="ce106" office:value-type="string">
            <text:p>FREQUENCE DE REUSLTAT EXACT</text:p>
          </table:table-cell>
          <table:table-cell table:style-name="ce106" office:value-type="float" office:value="2">
            <text:p>2</text:p>
          </table:table-cell>
          <table:table-cell table:style-name="ce117" office:value-type="string">
            <text:p>FREQUENT</text:p>
          </table:table-cell>
          <table:table-cell table:style-name="ce119" office:value-type="float" office:value="1">
            <text:p>1</text:p>
          </table:table-cell>
          <table:table-cell table:style-name="ce121" table:formula="of:=([.T15]*[.R15]*[.P15])" office:value-type="float" office:value="2">
            <text:p>2</text:p>
          </table:table-cell>
          <table:table-cell table:number-columns-repeated="1003"/>
        </table:table-row>
        <table:table-row table:style-name="ro3">
          <table:table-cell table:style-name="ce77"/>
          <table:covered-table-cell table:number-columns-repeated="10" table:style-name="ce87"/>
          <table:table-cell table:number-columns-repeated="2"/>
          <table:table-cell table:style-name="ce138"/>
          <table:table-cell table:style-name="ce141"/>
          <table:table-cell table:style-name="ce99" office:value-type="float" office:value="1">
            <text:p>1</text:p>
          </table:table-cell>
          <table:table-cell table:style-name="ce110"/>
          <table:table-cell table:style-name="ce110" office:value-type="float" office:value="2">
            <text:p>2</text:p>
          </table:table-cell>
          <table:table-cell table:style-name="ce117" office:value-type="string">
            <text:p>RARE</text:p>
          </table:table-cell>
          <table:table-cell table:style-name="ce119" office:value-type="float" office:value="2">
            <text:p>2</text:p>
          </table:table-cell>
          <table:table-cell table:style-name="ce121" table:formula="of:=([.T16]*[.R16]*[.P16])" office:value-type="float" office:value="4">
            <text:p>4</text:p>
          </table:table-cell>
          <table:table-cell table:number-columns-repeated="1003"/>
        </table:table-row>
        <table:table-row table:style-name="ro3">
          <table:table-cell table:style-name="ce77"/>
          <table:covered-table-cell table:number-columns-repeated="10" table:style-name="ce87"/>
          <table:table-cell table:number-columns-repeated="2"/>
          <table:table-cell table:style-name="ce137" office:value-type="string">
            <text:p>CONTRAINTES</text:p>
          </table:table-cell>
          <table:table-cell table:style-name="ce140" office:value-type="string">
            <text:p>CALCUL</text:p>
          </table:table-cell>
          <table:table-cell table:style-name="ce98" office:value-type="float" office:value="1">
            <text:p>1</text:p>
          </table:table-cell>
          <table:table-cell table:style-name="ce104" office:value-type="string">
            <text:p>TEMPS POUR REPONDRE</text:p>
          </table:table-cell>
          <table:table-cell table:style-name="ce101" office:value-type="float" office:value="1">
            <text:p>1</text:p>
          </table:table-cell>
          <table:table-cell table:style-name="ce117" office:value-type="string">
            <text:p>LONG</text:p>
          </table:table-cell>
          <table:table-cell table:style-name="ce119" office:value-type="float" office:value="1">
            <text:p>1</text:p>
          </table:table-cell>
          <table:table-cell table:style-name="ce121" table:formula="of:=([.T17]*[.R17]*[.P17])" office:value-type="float" office:value="1">
            <text:p>1</text:p>
          </table:table-cell>
          <table:table-cell table:number-columns-repeated="1003"/>
        </table:table-row>
        <table:table-row table:style-name="ro3">
          <table:table-cell table:style-name="ce77"/>
          <table:covered-table-cell table:number-columns-repeated="10" table:style-name="ce87"/>
          <table:table-cell table:number-columns-repeated="2"/>
          <table:table-cell table:style-name="ce138"/>
          <table:table-cell table:style-name="ce141"/>
          <table:table-cell table:style-name="ce99" office:value-type="float" office:value="1">
            <text:p>1</text:p>
          </table:table-cell>
          <table:table-cell table:style-name="ce105" office:value-type="string">
            <text:p>TEMPS DE REACTION</text:p>
          </table:table-cell>
          <table:table-cell table:style-name="ce114" office:value-type="float" office:value="1">
            <text:p>1</text:p>
          </table:table-cell>
          <table:table-cell table:style-name="ce117" office:value-type="string">
            <text:p>MOYEN</text:p>
          </table:table-cell>
          <table:table-cell table:style-name="ce119" office:value-type="float" office:value="2">
            <text:p>2</text:p>
          </table:table-cell>
          <table:table-cell table:style-name="ce121" table:formula="of:=([.T18]*[.R18]*[.P18])" office:value-type="float" office:value="2">
            <text:p>2</text:p>
          </table:table-cell>
          <table:table-cell table:number-columns-repeated="1003"/>
        </table:table-row>
        <table:table-row table:style-name="ro3">
          <table:table-cell table:style-name="ce77"/>
          <table:covered-table-cell table:number-columns-repeated="10" table:style-name="ce87"/>
          <table:table-cell table:number-columns-repeated="2"/>
          <table:table-cell table:style-name="ce139"/>
          <table:table-cell table:style-name="ce141"/>
          <table:table-cell table:style-name="ce99" office:value-type="float" office:value="1">
            <text:p>1</text:p>
          </table:table-cell>
          <table:table-cell table:style-name="ce105" office:value-type="string">
            <text:p>TEMPS DE REACTION</text:p>
          </table:table-cell>
          <table:table-cell table:style-name="ce114" office:value-type="float" office:value="1">
            <text:p>1</text:p>
          </table:table-cell>
          <table:table-cell table:style-name="ce118" office:value-type="string">
            <text:p>COURT</text:p>
          </table:table-cell>
          <table:table-cell table:style-name="ce120" office:value-type="float" office:value="3">
            <text:p>3</text:p>
          </table:table-cell>
          <table:table-cell table:style-name="ce121" table:formula="of:=([.T19]*[.R19]*[.P19])" office:value-type="float" office:value="3">
            <text:p>3</text:p>
          </table:table-cell>
          <table:table-cell table:number-columns-repeated="1003"/>
        </table:table-row>
        <table:table-row table:style-name="ro3">
          <table:table-cell table:style-name="ce77"/>
          <table:covered-table-cell table:number-columns-repeated="10" table:style-name="ce87"/>
          <table:table-cell table:number-columns-repeated="1013"/>
        </table:table-row>
        <table:table-row table:style-name="ro3">
          <table:table-cell table:style-name="ce77"/>
          <table:covered-table-cell table:number-columns-repeated="10" table:style-name="ce87"/>
          <table:table-cell table:number-columns-repeated="1013"/>
        </table:table-row>
        <table:table-row table:style-name="ro3">
          <table:table-cell table:style-name="ce77"/>
          <table:covered-table-cell table:number-columns-repeated="10" table:style-name="ce87"/>
          <table:table-cell table:number-columns-repeated="1013"/>
        </table:table-row>
        <table:table-row table:style-name="ro3">
          <table:table-cell table:style-name="ce77"/>
          <table:covered-table-cell table:number-columns-repeated="10" table:style-name="ce87"/>
          <table:table-cell table:number-columns-repeated="1013"/>
        </table:table-row>
        <table:table-row table:style-name="ro3">
          <table:table-cell table:style-name="ce77"/>
          <table:covered-table-cell table:number-columns-repeated="10" table:style-name="ce87"/>
          <table:table-cell table:number-columns-repeated="1013"/>
        </table:table-row>
        <table:table-row table:style-name="ro3">
          <table:table-cell table:style-name="ce77"/>
          <table:covered-table-cell table:number-columns-repeated="10" table:style-name="ce87"/>
          <table:table-cell table:number-columns-repeated="1013"/>
        </table:table-row>
        <table:table-row table:style-name="ro3">
          <table:table-cell table:style-name="ce77"/>
          <table:covered-table-cell table:number-columns-repeated="10" table:style-name="ce87"/>
          <table:table-cell table:number-columns-repeated="1013"/>
        </table:table-row>
        <table:table-row table:style-name="ro3">
          <table:table-cell table:style-name="ce77"/>
          <table:covered-table-cell table:number-columns-repeated="10" table:style-name="ce87"/>
          <table:table-cell table:number-columns-repeated="1013"/>
        </table:table-row>
        <table:table-row table:style-name="ro3">
          <table:table-cell table:style-name="ce77"/>
          <table:covered-table-cell table:number-columns-repeated="10" table:style-name="ce87"/>
          <table:table-cell table:number-columns-repeated="1013"/>
        </table:table-row>
        <table:table-row table:style-name="ro3">
          <table:table-cell table:style-name="ce77"/>
          <table:covered-table-cell table:number-columns-repeated="10" table:style-name="ce87"/>
          <table:table-cell table:number-columns-repeated="1013"/>
        </table:table-row>
        <table:table-row table:style-name="ro3">
          <table:table-cell table:style-name="ce77"/>
          <table:covered-table-cell table:number-columns-repeated="10" table:style-name="ce87"/>
          <table:table-cell table:number-columns-repeated="1013"/>
        </table:table-row>
        <table:table-row table:style-name="ro3">
          <table:table-cell table:style-name="ce77"/>
          <table:covered-table-cell table:number-columns-repeated="10" table:style-name="ce87"/>
          <table:table-cell table:number-columns-repeated="1013"/>
        </table:table-row>
        <table:table-row table:style-name="ro3">
          <table:table-cell table:style-name="ce77"/>
          <table:covered-table-cell table:number-columns-repeated="10" table:style-name="ce87"/>
          <table:table-cell table:number-columns-repeated="1013"/>
        </table:table-row>
        <table:table-row table:style-name="ro3">
          <table:table-cell table:style-name="ce77"/>
          <table:covered-table-cell table:number-columns-repeated="10" table:style-name="ce87"/>
          <table:table-cell table:number-columns-repeated="1013"/>
        </table:table-row>
        <table:table-row table:style-name="ro3">
          <table:table-cell table:style-name="ce77"/>
          <table:covered-table-cell table:number-columns-repeated="10" table:style-name="ce87"/>
          <table:table-cell table:number-columns-repeated="1013"/>
        </table:table-row>
        <table:table-row table:style-name="ro3">
          <table:table-cell table:style-name="ce77"/>
          <table:covered-table-cell table:number-columns-repeated="10" table:style-name="ce87"/>
          <table:table-cell table:number-columns-repeated="1013"/>
        </table:table-row>
        <table:table-row table:style-name="ro3">
          <table:table-cell table:style-name="ce77"/>
          <table:covered-table-cell table:number-columns-repeated="10" table:style-name="ce87"/>
          <table:table-cell table:number-columns-repeated="1013"/>
        </table:table-row>
        <table:table-row table:style-name="ro3">
          <table:table-cell table:style-name="ce77"/>
          <table:covered-table-cell table:number-columns-repeated="10" table:style-name="ce87"/>
          <table:table-cell table:number-columns-repeated="1013"/>
        </table:table-row>
        <table:table-row table:style-name="ro3">
          <table:table-cell table:style-name="ce77"/>
          <table:covered-table-cell table:number-columns-repeated="10" table:style-name="ce87"/>
          <table:table-cell table:number-columns-repeated="1013"/>
        </table:table-row>
        <table:table-row table:style-name="ro3">
          <table:table-cell table:style-name="ce77"/>
          <table:covered-table-cell table:number-columns-repeated="10" table:style-name="ce87"/>
          <table:table-cell table:number-columns-repeated="1013"/>
        </table:table-row>
        <table:table-row table:style-name="ro3">
          <table:table-cell table:style-name="ce77"/>
          <table:covered-table-cell table:number-columns-repeated="10" table:style-name="ce87"/>
          <table:table-cell table:number-columns-repeated="1013"/>
        </table:table-row>
        <table:table-row table:style-name="ro3">
          <table:table-cell table:style-name="ce77"/>
          <table:covered-table-cell table:number-columns-repeated="10" table:style-name="ce87"/>
          <table:table-cell table:number-columns-repeated="1013"/>
        </table:table-row>
        <table:table-row table:style-name="ro3">
          <table:table-cell table:style-name="ce77"/>
          <table:covered-table-cell table:number-columns-repeated="10" table:style-name="ce87"/>
          <table:table-cell table:number-columns-repeated="1013"/>
        </table:table-row>
        <table:table-row table:style-name="ro3">
          <table:table-cell table:style-name="ce77"/>
          <table:covered-table-cell table:number-columns-repeated="10" table:style-name="ce87"/>
          <table:table-cell table:number-columns-repeated="1013"/>
        </table:table-row>
        <table:table-row table:style-name="ro3">
          <table:table-cell table:style-name="ce77"/>
          <table:covered-table-cell table:number-columns-repeated="10" table:style-name="ce87"/>
          <table:table-cell table:number-columns-repeated="1013"/>
        </table:table-row>
        <table:table-row table:style-name="ro3">
          <table:table-cell table:style-name="ce77"/>
          <table:covered-table-cell table:number-columns-repeated="10" table:style-name="ce87"/>
          <table:table-cell table:number-columns-repeated="1013"/>
        </table:table-row>
        <table:table-row table:style-name="ro3">
          <table:table-cell table:style-name="ce77"/>
          <table:covered-table-cell table:number-columns-repeated="10" table:style-name="ce87"/>
          <table:table-cell table:number-columns-repeated="1013"/>
        </table:table-row>
        <table:table-row table:style-name="ro3">
          <table:table-cell table:style-name="ce77"/>
          <table:covered-table-cell table:number-columns-repeated="10" table:style-name="ce87"/>
          <table:table-cell table:number-columns-repeated="1013"/>
        </table:table-row>
        <table:table-row table:style-name="ro3">
          <table:table-cell table:style-name="ce77"/>
          <table:covered-table-cell table:number-columns-repeated="10" table:style-name="ce87"/>
          <table:table-cell table:number-columns-repeated="1013"/>
        </table:table-row>
        <table:table-row table:style-name="ro3">
          <table:table-cell table:style-name="ce77"/>
          <table:covered-table-cell table:number-columns-repeated="10" table:style-name="ce87"/>
          <table:table-cell table:number-columns-repeated="1013"/>
        </table:table-row>
        <table:table-row table:style-name="ro3" table:number-rows-repeated="2">
          <table:table-cell table:style-name="ce78"/>
          <table:table-cell table:number-columns-repeated="1023"/>
        </table:table-row>
        <table:table-row table:style-name="ro3" table:number-rows-repeated="40">
          <table:table-cell table:number-columns-repeated="1024"/>
        </table:table-row>
        <table:table-row table:style-name="ro3">
          <table:table-cell table:number-columns-repeated="1024"/>
        </table:table-row>
        <table:named-expressions/>
      </table:table>
      <table:table table:name="CAT BURLGAR" table:style-name="ta3" table:print="false">
        <table:table-column table:style-name="co16" table:default-cell-style-name="ce11"/>
        <table:table-column table:style-name="co16" table:default-cell-style-name="ce21"/>
        <table:table-column table:style-name="co16" table:number-columns-repeated="8" table:default-cell-style-name="ce28"/>
        <table:table-column table:style-name="co16" table:default-cell-style-name="ce37"/>
        <table:table-column table:style-name="co16" table:number-columns-repeated="9" table:default-cell-style-name="Excel_20_Built-in_20_Normal"/>
        <table:table-column table:style-name="co16" table:default-cell-style-name="ce63"/>
        <table:table-column table:style-name="co16" table:number-columns-repeated="1003" table:default-cell-style-name="Excel_20_Built-in_20_Normal"/>
        <table:table-row table:style-name="ro1">
          <table:table-cell table:style-name="ce1" office:value-type="string" table:number-columns-spanned="1024" table:number-rows-spanned="1">
            <text:p>MINI-GAME SHEET</text:p>
          </table:table-cell>
          <table:covered-table-cell table:number-columns-repeated="1023" table:style-name="ce3"/>
        </table:table-row>
        <table:table-row table:style-name="ro2">
          <table:table-cell table:style-name="ce2" office:value-type="string" table:number-columns-spanned="1024" table:number-rows-spanned="1">
            <text:p>&gt; Please place your tables at the right of the "OVERVIEW" columns - DO NOT PLACE ANYTHING BELOW THE "OVERVIEW" COLUMNS (you can still enlarge the "GAME DESCRIPTION" area if needed, respecting the formatting)</text:p>
          </table:table-cell>
          <table:covered-table-cell table:number-columns-repeated="1023" table:style-name="ce13"/>
        </table:table-row>
        <table:table-row table:style-name="ro3">
          <table:table-cell table:style-name="ce9"/>
          <table:table-cell table:style-name="ce14" office:value-type="string" table:number-columns-spanned="10" table:number-rows-spanned="1">
            <text:p>&gt; OVERVIEW</text:p>
          </table:table-cell>
          <table:covered-table-cell table:number-columns-repeated="9" table:style-name="ce14"/>
          <table:table-cell table:style-name="ce9" table:number-columns-repeated="8"/>
          <table:table-cell table:style-name="Default" table:number-columns-repeated="5"/>
          <table:table-cell table:style-name="ce9" table:number-columns-repeated="1000"/>
        </table:table-row>
        <table:table-row table:style-name="ro3">
          <table:table-cell table:style-name="ce9"/>
          <table:table-cell table:style-name="ce15" office:value-type="string" table:number-columns-spanned="6" table:number-rows-spanned="1">
            <text:p>GAME'S NAME</text:p>
          </table:table-cell>
          <table:covered-table-cell table:number-columns-repeated="5" table:style-name="ce23"/>
          <table:table-cell table:style-name="ce30" office:value-type="string" table:number-columns-spanned="4" table:number-rows-spanned="1">
            <text:p>CHALLENGE TYPE</text:p>
          </table:table-cell>
          <table:covered-table-cell table:number-columns-repeated="2" table:style-name="ce23"/>
          <table:covered-table-cell table:style-name="ce30"/>
          <table:table-cell table:style-name="ce39"/>
          <table:table-cell table:style-name="ce143" office:value-type="string">
            <text:p>COMPOSANTS</text:p>
          </table:table-cell>
          <table:table-cell table:style-name="ce145" table:number-columns-repeated="3"/>
          <table:table-cell table:style-name="ce41" office:value-type="string">
            <text:p>MOYEN D'AJUSTEMENT</text:p>
          </table:table-cell>
          <table:table-cell table:style-name="ce47"/>
          <table:table-cell table:style-name="ce41" office:value-type="string">
            <text:p>AJUSTEMENTS</text:p>
          </table:table-cell>
          <table:table-cell table:style-name="ce47"/>
          <table:table-cell table:style-name="ce62" office:value-type="string">
            <text:p>TOTAL</text:p>
          </table:table-cell>
          <table:table-cell table:style-name="Default"/>
          <table:table-cell table:style-name="ce9"/>
          <table:table-cell table:style-name="ce64" office:value-type="string">
            <text:p>SCENARIOS</text:p>
          </table:table-cell>
          <table:table-cell table:style-name="ce64" office:value-type="string">
            <text:p>SCORE</text:p>
          </table:table-cell>
          <table:table-cell table:style-name="ce9" table:number-columns-repeated="999"/>
        </table:table-row>
        <table:table-row table:style-name="ro3">
          <table:table-cell table:style-name="ce10"/>
          <table:table-cell table:style-name="ce16" office:value-type="string" table:number-columns-spanned="6" table:number-rows-spanned="1">
            <text:p>CAT BURGLAR</text:p>
          </table:table-cell>
          <table:covered-table-cell table:number-columns-repeated="5" table:style-name="ce24"/>
          <table:table-cell table:style-name="ce31" table:content-validation-name="val1" office:value-type="string" table:number-columns-spanned="4" table:number-rows-spanned="1">
            <text:p>PUZZLE-ACTION</text:p>
          </table:table-cell>
          <table:covered-table-cell table:number-columns-repeated="2" table:style-name="ce32"/>
          <table:covered-table-cell table:style-name="ce31"/>
          <table:table-cell table:style-name="ce10"/>
          <table:table-cell table:style-name="ce41" office:value-type="string">
            <text:p>AVATAR</text:p>
          </table:table-cell>
          <table:table-cell table:style-name="ce48" office:value-type="string">
            <text:p>BURGLAR</text:p>
          </table:table-cell>
          <table:table-cell table:style-name="ce48" office:value-type="string">
            <text:p>MOUVEMENT</text:p>
          </table:table-cell>
          <table:table-cell table:style-name="ce48" office:value-type="float" office:value="1">
            <text:p>1</text:p>
          </table:table-cell>
          <table:table-cell table:style-name="ce146" office:value-type="string">
            <text:p>MOUVEMENT</text:p>
          </table:table-cell>
          <table:table-cell table:style-name="ce49" office:value-type="float" office:value="1">
            <text:p>1</text:p>
          </table:table-cell>
          <table:table-cell table:style-name="ce58" office:value-type="string">
            <text:p>D'UN COUP</text:p>
          </table:table-cell>
          <table:table-cell table:style-name="ce60" office:value-type="float" office:value="2">
            <text:p>2</text:p>
          </table:table-cell>
          <table:table-cell table:formula="of:=([.T5]*[.R5]*[.P5])" office:value-type="float" office:value="2">
            <text:p>2</text:p>
          </table:table-cell>
          <table:table-cell table:style-name="Default"/>
          <table:table-cell table:style-name="ce9"/>
          <table:table-cell table:style-name="ce65" office:value-type="string">
            <text:p>MINIMUM</text:p>
          </table:table-cell>
          <table:table-cell table:style-name="ce69"/>
          <table:table-cell table:style-name="ce65" office:value-type="string">
            <text:p>MAXIMUM</text:p>
          </table:table-cell>
          <table:table-cell table:style-name="ce69"/>
          <table:table-cell table:style-name="ce65" office:value-type="string">
            <text:p>MAXIMUM</text:p>
          </table:table-cell>
          <table:table-cell table:style-name="ce69"/>
          <table:table-cell table:style-name="ce10" table:number-columns-repeated="995"/>
        </table:table-row>
        <table:table-row table:style-name="ro3">
          <table:table-cell table:style-name="ce9"/>
          <table:table-cell table:style-name="ce15" office:value-type="string" table:number-columns-spanned="4" table:number-rows-spanned="1">
            <text:p>FIRST NAME</text:p>
          </table:table-cell>
          <table:covered-table-cell table:number-columns-repeated="3" table:style-name="ce23"/>
          <table:table-cell table:style-name="ce23" office:value-type="string" table:number-columns-spanned="4" table:number-rows-spanned="1">
            <text:p>LAST NAME</text:p>
          </table:table-cell>
          <table:covered-table-cell table:number-columns-repeated="3" table:style-name="ce23"/>
          <table:table-cell table:style-name="ce30" office:value-type="string" table:number-columns-spanned="2" table:number-rows-spanned="1">
            <text:p>SECTION</text:p>
          </table:table-cell>
          <table:covered-table-cell table:style-name="ce30"/>
          <table:table-cell table:style-name="ce9"/>
          <table:table-cell table:style-name="ce48" table:number-columns-repeated="3"/>
          <table:table-cell table:style-name="ce48" office:value-type="float" office:value="1">
            <text:p>1</text:p>
          </table:table-cell>
          <table:table-cell table:style-name="ce147"/>
          <table:table-cell table:style-name="ce57" office:value-type="float" office:value="1">
            <text:p>1</text:p>
          </table:table-cell>
          <table:table-cell table:style-name="ce58" office:value-type="string">
            <text:p>CASE PAR CASE</text:p>
          </table:table-cell>
          <table:table-cell table:style-name="ce60" office:value-type="float" office:value="1">
            <text:p>1</text:p>
          </table:table-cell>
          <table:table-cell table:formula="of:=([.T6]*[.R6]*[.P6])" office:value-type="float" office:value="1">
            <text:p>1</text:p>
          </table:table-cell>
          <table:table-cell table:style-name="Default"/>
          <table:table-cell table:style-name="ce10"/>
          <table:table-cell table:style-name="ce66" office:value-type="string">
            <text:p>CASE PAR CASE</text:p>
          </table:table-cell>
          <table:table-cell table:style-name="ce70" office:value-type="float" office:value="1">
            <text:p>1</text:p>
          </table:table-cell>
          <table:table-cell table:style-name="ce66" office:value-type="string">
            <text:p>D'UN COUP</text:p>
          </table:table-cell>
          <table:table-cell table:style-name="ce70" office:value-type="float" office:value="2">
            <text:p>2</text:p>
          </table:table-cell>
          <table:table-cell table:style-name="ce66" office:value-type="string">
            <text:p>D'UN COUP</text:p>
          </table:table-cell>
          <table:table-cell table:style-name="ce70" office:value-type="float" office:value="2">
            <text:p>2</text:p>
          </table:table-cell>
          <table:table-cell table:style-name="ce9" table:number-columns-repeated="995"/>
        </table:table-row>
        <table:table-row table:style-name="ro3">
          <table:table-cell table:style-name="ce10"/>
          <table:table-cell table:style-name="ce17" office:value-type="string" table:number-columns-spanned="4" table:number-rows-spanned="1">
            <text:p>WAHLER</text:p>
          </table:table-cell>
          <table:covered-table-cell table:number-columns-repeated="3" table:style-name="ce25"/>
          <table:table-cell table:style-name="ce25" office:value-type="string" table:number-columns-spanned="4" table:number-rows-spanned="1">
            <text:p>ADRIAN</text:p>
          </table:table-cell>
          <table:covered-table-cell table:number-columns-repeated="3" table:style-name="ce25"/>
          <table:table-cell table:style-name="ce33" table:content-validation-name="val2" office:value-type="string" table:number-columns-spanned="2" table:number-rows-spanned="1">
            <text:p>F1 B</text:p>
          </table:table-cell>
          <table:covered-table-cell table:style-name="ce33" table:content-validation-name="val2"/>
          <table:table-cell table:style-name="ce40"/>
          <table:table-cell table:style-name="ce42" office:value-type="string">
            <text:p>OBSTACLES</text:p>
          </table:table-cell>
          <table:table-cell table:style-name="ce42" office:value-type="string">
            <text:p>BLOCS</text:p>
          </table:table-cell>
          <table:table-cell table:style-name="ce42" office:value-type="string">
            <text:p>ASPECT</text:p>
          </table:table-cell>
          <table:table-cell table:style-name="ce41" office:value-type="float" office:value="1">
            <text:p>1</text:p>
          </table:table-cell>
          <table:table-cell table:style-name="ce54" office:value-type="string">
            <text:p>TAILLE DE BLOCS</text:p>
          </table:table-cell>
          <table:table-cell table:style-name="ce49" office:value-type="float" office:value="1">
            <text:p>1</text:p>
          </table:table-cell>
          <table:table-cell table:style-name="ce58" office:value-type="string">
            <text:p>1x1</text:p>
          </table:table-cell>
          <table:table-cell table:style-name="ce60" office:value-type="float" office:value="1">
            <text:p>1</text:p>
          </table:table-cell>
          <table:table-cell table:formula="of:=([.T7]*[.R7]*[.P7])" office:value-type="float" office:value="1">
            <text:p>1</text:p>
          </table:table-cell>
          <table:table-cell table:style-name="Default"/>
          <table:table-cell table:style-name="ce9"/>
          <table:table-cell table:style-name="ce67" office:value-type="string">
            <text:p>1x1</text:p>
          </table:table-cell>
          <table:table-cell table:style-name="ce71" office:value-type="float" office:value="1">
            <text:p>1</text:p>
          </table:table-cell>
          <table:table-cell table:style-name="ce67" office:value-type="string">
            <text:p>2x2</text:p>
          </table:table-cell>
          <table:table-cell table:style-name="ce71" office:value-type="float" office:value="2">
            <text:p>2</text:p>
          </table:table-cell>
          <table:table-cell table:style-name="ce67" office:value-type="string">
            <text:p>3x3</text:p>
          </table:table-cell>
          <table:table-cell table:style-name="ce71" office:value-type="float" office:value="3">
            <text:p>3</text:p>
          </table:table-cell>
          <table:table-cell table:style-name="ce10" table:number-columns-repeated="995"/>
        </table:table-row>
        <table:table-row table:style-name="ro3">
          <table:table-cell table:style-name="ce10"/>
          <table:table-cell table:style-name="ce18" office:value-type="string" table:number-columns-spanned="10" table:number-rows-spanned="1">
            <text:p>GAMEPLAY DESCRIPTION</text:p>
          </table:table-cell>
          <table:covered-table-cell table:number-columns-repeated="8" table:style-name="ce26"/>
          <table:covered-table-cell table:style-name="ce35"/>
          <table:table-cell table:style-name="ce40"/>
          <table:table-cell table:style-name="ce43" table:number-columns-repeated="3"/>
          <table:table-cell table:style-name="ce48" office:value-type="float" office:value="1">
            <text:p>1</text:p>
          </table:table-cell>
          <table:table-cell table:style-name="ce53"/>
          <table:table-cell table:style-name="ce57" office:value-type="float" office:value="1">
            <text:p>1</text:p>
          </table:table-cell>
          <table:table-cell table:style-name="ce58" office:value-type="string">
            <text:p>2x2</text:p>
          </table:table-cell>
          <table:table-cell table:style-name="ce60" office:value-type="float" office:value="2">
            <text:p>2</text:p>
          </table:table-cell>
          <table:table-cell table:formula="of:=([.T8]*[.R8]*[.P8])" office:value-type="float" office:value="2">
            <text:p>2</text:p>
          </table:table-cell>
          <table:table-cell table:style-name="Default"/>
          <table:table-cell table:style-name="ce10"/>
          <table:table-cell table:style-name="ce67" office:value-type="string">
            <text:p>AUCUN</text:p>
          </table:table-cell>
          <table:table-cell table:style-name="ce71" office:value-type="float" office:value="1">
            <text:p>1</text:p>
          </table:table-cell>
          <table:table-cell table:style-name="ce67" office:value-type="string">
            <text:p>PEU</text:p>
          </table:table-cell>
          <table:table-cell table:style-name="ce71" office:value-type="float" office:value="4">
            <text:p>4</text:p>
          </table:table-cell>
          <table:table-cell table:style-name="ce67" office:value-type="string">
            <text:p>BCP</text:p>
          </table:table-cell>
          <table:table-cell table:style-name="ce71" office:value-type="float" office:value="3">
            <text:p>3</text:p>
          </table:table-cell>
          <table:table-cell table:style-name="ce10" table:number-columns-repeated="995"/>
        </table:table-row>
        <table:table-row table:style-name="ro3">
          <table:table-cell table:style-name="Excel_20_Built-in_20_Normal"/>
          <table:table-cell table:style-name="ce19" office:value-type="string" table:number-columns-spanned="8" table:number-rows-spanned="1">
            <text:p>WORDS COUNT:</text:p>
          </table:table-cell>
          <table:covered-table-cell table:number-columns-repeated="7" table:style-name="ce27"/>
          <table:table-cell table:style-name="ce34" table:formula="of:=LEN(TRIM([.B10]))-LEN(SUBSTITUTE([.B10];&quot; &quot;;&quot;&quot;))+1" office:value-type="float" office:value="85">
            <text:p>85</text:p>
          </table:table-cell>
          <table:table-cell table:style-name="ce36" table:formula="of:=IF([.J9]&lt;200;0;IF([.J9]&gt;400;1;2))" office:value-type="float" office:value="0">
            <text:p>0</text:p>
          </table:table-cell>
          <table:table-cell/>
          <table:table-cell table:style-name="ce43" table:number-columns-repeated="3"/>
          <table:table-cell table:style-name="ce48" office:value-type="float" office:value="1">
            <text:p>1</text:p>
          </table:table-cell>
          <table:table-cell table:style-name="ce53"/>
          <table:table-cell table:style-name="ce57" office:value-type="float" office:value="1">
            <text:p>1</text:p>
          </table:table-cell>
          <table:table-cell table:style-name="ce59" office:value-type="string">
            <text:p>3x3</text:p>
          </table:table-cell>
          <table:table-cell table:style-name="ce61" office:value-type="float" office:value="3">
            <text:p>3</text:p>
          </table:table-cell>
          <table:table-cell table:formula="of:=([.T9]*[.R9]*[.P9])" office:value-type="float" office:value="3">
            <text:p>3</text:p>
          </table:table-cell>
          <table:table-cell table:style-name="Default"/>
          <table:table-cell table:style-name="ce10"/>
          <table:table-cell table:style-name="ce66" office:value-type="string">
            <text:p>COURTE LoS</text:p>
          </table:table-cell>
          <table:table-cell table:style-name="ce70" office:value-type="float" office:value="6">
            <text:p>6</text:p>
          </table:table-cell>
          <table:table-cell table:style-name="ce66" office:value-type="string">
            <text:p>MOYENNE LoS</text:p>
          </table:table-cell>
          <table:table-cell table:style-name="ce70" office:value-type="float" office:value="12">
            <text:p>12</text:p>
          </table:table-cell>
          <table:table-cell table:style-name="ce66" office:value-type="string">
            <text:p>LONGUE LoS</text:p>
          </table:table-cell>
          <table:table-cell table:style-name="ce70" office:value-type="float" office:value="18">
            <text:p>18</text:p>
          </table:table-cell>
          <table:table-cell table:number-columns-repeated="995"/>
        </table:table-row>
        <table:table-row table:style-name="ro3">
          <table:table-cell/>
          <table:table-cell table:style-name="ce20" office:value-type="string" table:number-columns-spanned="10" table:number-rows-spanned="40">
            <text:p>Le joueur joue un voleur dans un musée. Il doit essayer de s'echapper avec son butin. La salle est un esemble de blocs et de gardes. Le joueur ne peux avancer qu'en ligne droite et ne <text:s text:c="5"/>S'arrete que quand il rencontre un mur ou un bloc. Les gardes on une ligne de vue droite <text:s/>Et se tournent dans les sens des aiguilles d'une montre a intervalle reguliers. Ils game over le joueur lorsqu'il le voit. Le but est d'atteindre la sortie sans se faire voir.</text:p>
          </table:table-cell>
          <table:covered-table-cell table:number-columns-repeated="9"/>
          <table:table-cell/>
          <table:table-cell table:style-name="ce144" table:number-columns-repeated="2"/>
          <table:table-cell table:style-name="ce42" office:value-type="string">
            <text:p>DANGEROSITE</text:p>
          </table:table-cell>
          <table:table-cell table:style-name="ce41" office:value-type="float" office:value="2">
            <text:p>2</text:p>
          </table:table-cell>
          <table:table-cell table:style-name="ce54" office:value-type="string">
            <text:p>% DE BLOC PIEGE</text:p>
          </table:table-cell>
          <table:table-cell table:style-name="ce49" office:value-type="float" office:value="1">
            <text:p>1</text:p>
          </table:table-cell>
          <table:table-cell table:style-name="ce58" office:value-type="string">
            <text:p>AUCUN</text:p>
          </table:table-cell>
          <table:table-cell table:style-name="ce60" office:value-type="float" office:value="1">
            <text:p>1</text:p>
          </table:table-cell>
          <table:table-cell table:formula="of:=([.T10]*[.R10]*[.P10])" office:value-type="float" office:value="2">
            <text:p>2</text:p>
          </table:table-cell>
          <table:table-cell table:style-name="Default"/>
          <table:table-cell/>
          <table:table-cell table:style-name="ce66" office:value-type="string">
            <text:p>FREQ LENTE</text:p>
          </table:table-cell>
          <table:table-cell table:style-name="ce70" office:value-type="float" office:value="3">
            <text:p>3</text:p>
          </table:table-cell>
          <table:table-cell table:style-name="ce66" office:value-type="string">
            <text:p>MOYEN </text:p>
          </table:table-cell>
          <table:table-cell table:style-name="ce70" office:value-type="float" office:value="6">
            <text:p>6</text:p>
          </table:table-cell>
          <table:table-cell table:style-name="ce66" office:value-type="string">
            <text:p>FREQ RAPIDE</text:p>
          </table:table-cell>
          <table:table-cell table:style-name="ce70" office:value-type="float" office:value="9">
            <text:p>9</text:p>
          </table:table-cell>
          <table:table-cell table:number-columns-repeated="995"/>
        </table:table-row>
        <table:table-row table:style-name="ro3">
          <table:table-cell/>
          <table:covered-table-cell table:number-columns-repeated="10"/>
          <table:table-cell/>
          <table:table-cell table:style-name="ce43" table:number-columns-repeated="3"/>
          <table:table-cell table:style-name="ce48" office:value-type="float" office:value="2">
            <text:p>2</text:p>
          </table:table-cell>
          <table:table-cell table:style-name="ce53"/>
          <table:table-cell table:style-name="ce57" office:value-type="float" office:value="1">
            <text:p>1</text:p>
          </table:table-cell>
          <table:table-cell table:style-name="ce58" office:value-type="string">
            <text:p>PEU</text:p>
          </table:table-cell>
          <table:table-cell table:style-name="ce60" office:value-type="float" office:value="2">
            <text:p>2</text:p>
          </table:table-cell>
          <table:table-cell table:formula="of:=([.T11]*[.R11]*[.P11])" office:value-type="float" office:value="4">
            <text:p>4</text:p>
          </table:table-cell>
          <table:table-cell table:style-name="Default"/>
          <table:table-cell/>
          <table:table-cell table:style-name="ce66" office:value-type="string">
            <text:p>NE VOIS PAS</text:p>
          </table:table-cell>
          <table:table-cell table:style-name="ce70" office:value-type="float" office:value="9">
            <text:p>9</text:p>
          </table:table-cell>
          <table:table-cell table:style-name="ce66" office:value-type="string">
            <text:p>NON</text:p>
          </table:table-cell>
          <table:table-cell table:style-name="ce70" office:value-type="float" office:value="9">
            <text:p>9</text:p>
          </table:table-cell>
          <table:table-cell table:style-name="ce66" office:value-type="string">
            <text:p>VOIS AU DESUS</text:p>
          </table:table-cell>
          <table:table-cell table:style-name="ce70" office:value-type="float" office:value="18">
            <text:p>18</text:p>
          </table:table-cell>
          <table:table-cell table:number-columns-repeated="995"/>
        </table:table-row>
        <table:table-row table:style-name="ro3">
          <table:table-cell/>
          <table:covered-table-cell table:number-columns-repeated="10"/>
          <table:table-cell/>
          <table:table-cell table:style-name="ce43"/>
          <table:table-cell table:style-name="ce44" table:number-columns-repeated="2"/>
          <table:table-cell table:style-name="ce48" office:value-type="float" office:value="2">
            <text:p>2</text:p>
          </table:table-cell>
          <table:table-cell table:style-name="ce53"/>
          <table:table-cell table:style-name="ce57" office:value-type="float" office:value="1">
            <text:p>1</text:p>
          </table:table-cell>
          <table:table-cell table:style-name="ce59" office:value-type="string">
            <text:p>BCP</text:p>
          </table:table-cell>
          <table:table-cell table:style-name="ce61" office:value-type="float" office:value="3">
            <text:p>3</text:p>
          </table:table-cell>
          <table:table-cell table:formula="of:=([.T12]*[.R12]*[.P12])" office:value-type="float" office:value="6">
            <text:p>6</text:p>
          </table:table-cell>
          <table:table-cell table:style-name="Default"/>
          <table:table-cell/>
          <table:table-cell table:style-name="ce67" office:value-type="string">
            <text:p>PAS DE MVMT</text:p>
          </table:table-cell>
          <table:table-cell table:style-name="ce71" office:value-type="float" office:value="2">
            <text:p>2</text:p>
          </table:table-cell>
          <table:table-cell table:style-name="ce67" office:value-type="string">
            <text:p>PAS DE MVMT</text:p>
          </table:table-cell>
          <table:table-cell table:style-name="ce71" office:value-type="float" office:value="2">
            <text:p>2</text:p>
          </table:table-cell>
          <table:table-cell table:style-name="ce67" office:value-type="string">
            <text:p>MOUVMENT</text:p>
          </table:table-cell>
          <table:table-cell table:style-name="ce71" office:value-type="float" office:value="4">
            <text:p>4</text:p>
          </table:table-cell>
          <table:table-cell table:number-columns-repeated="995"/>
        </table:table-row>
        <table:table-row table:style-name="ro3">
          <table:table-cell/>
          <table:covered-table-cell table:number-columns-repeated="10"/>
          <table:table-cell/>
          <table:table-cell table:style-name="ce144"/>
          <table:table-cell table:style-name="ce42" office:value-type="string">
            <text:p>GARDES</text:p>
          </table:table-cell>
          <table:table-cell table:style-name="ce42" office:value-type="string">
            <text:p>VUE</text:p>
          </table:table-cell>
          <table:table-cell table:style-name="ce41" office:value-type="float" office:value="3">
            <text:p>3</text:p>
          </table:table-cell>
          <table:table-cell table:style-name="ce54" office:value-type="string">
            <text:p>LIGNE DE VUE</text:p>
          </table:table-cell>
          <table:table-cell table:style-name="ce49" office:value-type="float" office:value="2">
            <text:p>2</text:p>
          </table:table-cell>
          <table:table-cell table:style-name="ce58" office:value-type="string">
            <text:p>COURTE</text:p>
          </table:table-cell>
          <table:table-cell table:style-name="ce60" office:value-type="float" office:value="1">
            <text:p>1</text:p>
          </table:table-cell>
          <table:table-cell table:formula="of:=([.T13]*[.R13]*[.P13])" office:value-type="float" office:value="6">
            <text:p>6</text:p>
          </table:table-cell>
          <table:table-cell table:style-name="Default"/>
          <table:table-cell/>
          <table:table-cell table:style-name="ce66" office:value-type="string">
            <text:p>DENSITE GARD</text:p>
          </table:table-cell>
          <table:table-cell table:style-name="ce70" office:value-type="float" office:value="1">
            <text:p>1</text:p>
          </table:table-cell>
          <table:table-cell table:style-name="ce66" office:value-type="string">
            <text:p>MOYEN </text:p>
          </table:table-cell>
          <table:table-cell table:style-name="ce70" office:value-type="float" office:value="2">
            <text:p>2</text:p>
          </table:table-cell>
          <table:table-cell table:style-name="ce66" office:value-type="string">
            <text:p>BCP GARDS</text:p>
          </table:table-cell>
          <table:table-cell table:style-name="ce70" office:value-type="float" office:value="3">
            <text:p>3</text:p>
          </table:table-cell>
          <table:table-cell table:number-columns-repeated="995"/>
        </table:table-row>
        <table:table-row table:style-name="ro3">
          <table:table-cell/>
          <table:covered-table-cell table:number-columns-repeated="10"/>
          <table:table-cell/>
          <table:table-cell table:style-name="ce43" table:number-columns-repeated="3"/>
          <table:table-cell table:style-name="ce48" office:value-type="float" office:value="3">
            <text:p>3</text:p>
          </table:table-cell>
          <table:table-cell table:style-name="ce53"/>
          <table:table-cell table:style-name="ce57" office:value-type="float" office:value="2">
            <text:p>2</text:p>
          </table:table-cell>
          <table:table-cell table:style-name="ce58" office:value-type="string">
            <text:p>MOYNNE</text:p>
          </table:table-cell>
          <table:table-cell table:style-name="ce60" office:value-type="float" office:value="2">
            <text:p>2</text:p>
          </table:table-cell>
          <table:table-cell table:formula="of:=([.T14]*[.R14]*[.P14])" office:value-type="float" office:value="12">
            <text:p>12</text:p>
          </table:table-cell>
          <table:table-cell table:style-name="Default"/>
          <table:table-cell/>
          <table:table-cell table:style-name="ce66" office:value-type="string">
            <text:p>DENSITE BLOC</text:p>
          </table:table-cell>
          <table:table-cell table:style-name="ce70" office:value-type="float" office:value="1">
            <text:p>1</text:p>
          </table:table-cell>
          <table:table-cell table:style-name="ce66" office:value-type="string">
            <text:p>MOYEN </text:p>
          </table:table-cell>
          <table:table-cell table:style-name="ce70" office:value-type="float" office:value="2">
            <text:p>2</text:p>
          </table:table-cell>
          <table:table-cell table:style-name="ce66" office:value-type="string">
            <text:p>PEU BLOCS</text:p>
          </table:table-cell>
          <table:table-cell table:style-name="ce70" office:value-type="float" office:value="3">
            <text:p>3</text:p>
          </table:table-cell>
          <table:table-cell table:number-columns-repeated="995"/>
        </table:table-row>
        <table:table-row table:style-name="ro3">
          <table:table-cell/>
          <table:covered-table-cell table:number-columns-repeated="10"/>
          <table:table-cell/>
          <table:table-cell table:style-name="ce43" table:number-columns-repeated="3"/>
          <table:table-cell table:style-name="ce48" office:value-type="float" office:value="3">
            <text:p>3</text:p>
          </table:table-cell>
          <table:table-cell table:style-name="ce53"/>
          <table:table-cell table:style-name="ce57" office:value-type="float" office:value="2">
            <text:p>2</text:p>
          </table:table-cell>
          <table:table-cell table:style-name="ce59" office:value-type="string">
            <text:p>GRANDE</text:p>
          </table:table-cell>
          <table:table-cell table:style-name="ce61" office:value-type="float" office:value="3">
            <text:p>3</text:p>
          </table:table-cell>
          <table:table-cell table:formula="of:=([.T15]*[.R15]*[.P15])" office:value-type="float" office:value="18">
            <text:p>18</text:p>
          </table:table-cell>
          <table:table-cell table:style-name="Default"/>
          <table:table-cell/>
          <table:table-cell table:style-name="ce68" office:value-type="string">
            <text:p>TOTAL</text:p>
          </table:table-cell>
          <table:table-cell table:style-name="ce72" table:formula="of:=(SUM([.Y6:.Y14]))" office:value-type="float" office:value="25">
            <text:p>25</text:p>
          </table:table-cell>
          <table:table-cell table:style-name="ce68" office:value-type="string">
            <text:p>TOTAL</text:p>
          </table:table-cell>
          <table:table-cell table:style-name="ce72" table:formula="of:=SUM([.AA6:.AA14])" office:value-type="float" office:value="41">
            <text:p>41</text:p>
          </table:table-cell>
          <table:table-cell table:style-name="ce68" office:value-type="string">
            <text:p>TOTAL</text:p>
          </table:table-cell>
          <table:table-cell table:style-name="ce72" table:formula="of:=SUM([.AC6:.AC14])" office:value-type="float" office:value="63">
            <text:p>63</text:p>
          </table:table-cell>
          <table:table-cell table:number-columns-repeated="995"/>
        </table:table-row>
        <table:table-row table:style-name="ro3">
          <table:table-cell/>
          <table:covered-table-cell table:number-columns-repeated="10"/>
          <table:table-cell/>
          <table:table-cell table:style-name="ce144" table:number-columns-repeated="3"/>
          <table:table-cell table:style-name="ce41" office:value-type="float" office:value="3">
            <text:p>3</text:p>
          </table:table-cell>
          <table:table-cell table:style-name="ce54" office:value-type="string">
            <text:p>FREQUENCE DE ROTAT.</text:p>
          </table:table-cell>
          <table:table-cell table:style-name="ce49" office:value-type="float" office:value="1">
            <text:p>1</text:p>
          </table:table-cell>
          <table:table-cell table:style-name="ce58" office:value-type="string">
            <text:p>LENT</text:p>
          </table:table-cell>
          <table:table-cell table:style-name="ce60" office:value-type="float" office:value="1">
            <text:p>1</text:p>
          </table:table-cell>
          <table:table-cell table:formula="of:=([.T16]*[.R16]*[.P16])" office:value-type="float" office:value="3">
            <text:p>3</text:p>
          </table:table-cell>
          <table:table-cell table:number-columns-repeated="1003"/>
        </table:table-row>
        <table:table-row table:style-name="ro3">
          <table:table-cell/>
          <table:covered-table-cell table:number-columns-repeated="10"/>
          <table:table-cell/>
          <table:table-cell table:style-name="ce43" table:number-columns-repeated="3"/>
          <table:table-cell table:style-name="ce48" office:value-type="float" office:value="3">
            <text:p>3</text:p>
          </table:table-cell>
          <table:table-cell table:style-name="ce53"/>
          <table:table-cell table:style-name="ce57" office:value-type="float" office:value="1">
            <text:p>1</text:p>
          </table:table-cell>
          <table:table-cell table:style-name="ce58" office:value-type="string">
            <text:p>MOYEN</text:p>
          </table:table-cell>
          <table:table-cell table:style-name="ce60" office:value-type="float" office:value="2">
            <text:p>2</text:p>
          </table:table-cell>
          <table:table-cell table:formula="of:=([.T17]*[.R17]*[.P17])" office:value-type="float" office:value="6">
            <text:p>6</text:p>
          </table:table-cell>
          <table:table-cell table:number-columns-repeated="1003"/>
        </table:table-row>
        <table:table-row table:style-name="ro3">
          <table:table-cell/>
          <table:covered-table-cell table:number-columns-repeated="10"/>
          <table:table-cell/>
          <table:table-cell table:style-name="ce43" table:number-columns-repeated="3"/>
          <table:table-cell table:style-name="ce48" office:value-type="float" office:value="3">
            <text:p>3</text:p>
          </table:table-cell>
          <table:table-cell table:style-name="ce53"/>
          <table:table-cell table:style-name="ce57" office:value-type="float" office:value="1">
            <text:p>1</text:p>
          </table:table-cell>
          <table:table-cell table:style-name="ce59" office:value-type="string">
            <text:p>RAPIDE</text:p>
          </table:table-cell>
          <table:table-cell table:style-name="ce61" office:value-type="float" office:value="3">
            <text:p>3</text:p>
          </table:table-cell>
          <table:table-cell table:formula="of:=([.T18]*[.R18]*[.P18])" office:value-type="float" office:value="9">
            <text:p>9</text:p>
          </table:table-cell>
          <table:table-cell table:number-columns-repeated="2"/>
          <table:table-cell table:style-name="Default" table:number-columns-repeated="7"/>
          <table:table-cell table:number-columns-repeated="994"/>
        </table:table-row>
        <table:table-row table:style-name="ro3">
          <table:table-cell/>
          <table:covered-table-cell table:number-columns-repeated="10"/>
          <table:table-cell/>
          <table:table-cell table:style-name="ce144" table:number-columns-repeated="3"/>
          <table:table-cell table:style-name="ce41" office:value-type="float" office:value="3">
            <text:p>3</text:p>
          </table:table-cell>
          <table:table-cell table:style-name="ce54" office:value-type="string">
            <text:p>VOIS DESSUS BLOCS</text:p>
          </table:table-cell>
          <table:table-cell table:style-name="ce49" office:value-type="float" office:value="3">
            <text:p>3</text:p>
          </table:table-cell>
          <table:table-cell table:style-name="ce58" office:value-type="string">
            <text:p>NON</text:p>
          </table:table-cell>
          <table:table-cell table:style-name="ce60" office:value-type="float" office:value="1">
            <text:p>1</text:p>
          </table:table-cell>
          <table:table-cell table:formula="of:=([.T19]*[.R19]*[.P19])" office:value-type="float" office:value="9">
            <text:p>9</text:p>
          </table:table-cell>
          <table:table-cell table:style-name="Default" table:number-columns-repeated="9"/>
          <table:table-cell table:number-columns-repeated="994"/>
        </table:table-row>
        <table:table-row table:style-name="ro3">
          <table:table-cell/>
          <table:covered-table-cell table:number-columns-repeated="10"/>
          <table:table-cell/>
          <table:table-cell table:style-name="ce43" table:number-columns-repeated="2"/>
          <table:table-cell table:style-name="ce44"/>
          <table:table-cell table:style-name="ce48" office:value-type="float" office:value="3">
            <text:p>3</text:p>
          </table:table-cell>
          <table:table-cell table:style-name="ce53"/>
          <table:table-cell table:style-name="ce57" office:value-type="float" office:value="3">
            <text:p>3</text:p>
          </table:table-cell>
          <table:table-cell table:style-name="ce58" office:value-type="string">
            <text:p>OUI</text:p>
          </table:table-cell>
          <table:table-cell table:style-name="ce60" office:value-type="float" office:value="2">
            <text:p>2</text:p>
          </table:table-cell>
          <table:table-cell table:formula="of:=([.T20]*[.R20]*[.P20])" office:value-type="float" office:value="18">
            <text:p>18</text:p>
          </table:table-cell>
          <table:table-cell table:number-columns-repeated="1003"/>
        </table:table-row>
        <table:table-row table:style-name="ro3">
          <table:table-cell/>
          <table:covered-table-cell table:number-columns-repeated="10"/>
          <table:table-cell/>
          <table:table-cell table:style-name="ce144" table:number-columns-repeated="2"/>
          <table:table-cell table:style-name="ce42" office:value-type="string">
            <text:p>MOUVEMENT</text:p>
          </table:table-cell>
          <table:table-cell table:style-name="ce41" office:value-type="float" office:value="2">
            <text:p>2</text:p>
          </table:table-cell>
          <table:table-cell table:style-name="ce54" office:value-type="string">
            <text:p>SE DEPLACE</text:p>
          </table:table-cell>
          <table:table-cell table:style-name="ce49" office:value-type="float" office:value="1">
            <text:p>1</text:p>
          </table:table-cell>
          <table:table-cell table:style-name="ce58" office:value-type="string">
            <text:p>OUI</text:p>
          </table:table-cell>
          <table:table-cell table:style-name="ce60" office:value-type="float" office:value="1">
            <text:p>1</text:p>
          </table:table-cell>
          <table:table-cell table:formula="of:=([.T21]*[.R21]*[.P21])" office:value-type="float" office:value="2">
            <text:p>2</text:p>
          </table:table-cell>
          <table:table-cell table:number-columns-repeated="1003"/>
        </table:table-row>
        <table:table-row table:style-name="ro3">
          <table:table-cell/>
          <table:covered-table-cell table:number-columns-repeated="10"/>
          <table:table-cell/>
          <table:table-cell table:style-name="ce44"/>
          <table:table-cell table:style-name="ce43" table:number-columns-repeated="2"/>
          <table:table-cell table:style-name="ce48" office:value-type="float" office:value="2">
            <text:p>2</text:p>
          </table:table-cell>
          <table:table-cell table:style-name="ce53"/>
          <table:table-cell table:style-name="ce57" office:value-type="float" office:value="1">
            <text:p>1</text:p>
          </table:table-cell>
          <table:table-cell table:style-name="ce58" office:value-type="string">
            <text:p>NON</text:p>
          </table:table-cell>
          <table:table-cell table:style-name="ce60" office:value-type="float" office:value="2">
            <text:p>2</text:p>
          </table:table-cell>
          <table:table-cell table:formula="of:=([.T22]*[.R22]*[.P22])" office:value-type="float" office:value="4">
            <text:p>4</text:p>
          </table:table-cell>
          <table:table-cell table:number-columns-repeated="1003"/>
        </table:table-row>
        <table:table-row table:style-name="ro3">
          <table:table-cell/>
          <table:covered-table-cell table:number-columns-repeated="10"/>
          <table:table-cell/>
          <table:table-cell table:style-name="ce42" office:value-type="string">
            <text:p>CONTRAINTES</text:p>
          </table:table-cell>
          <table:table-cell table:style-name="ce42" office:value-type="string">
            <text:p>GARDES</text:p>
          </table:table-cell>
          <table:table-cell table:style-name="ce41" office:value-type="string">
            <text:p>DENSITE</text:p>
          </table:table-cell>
          <table:table-cell table:style-name="ce41" office:value-type="float" office:value="1">
            <text:p>1</text:p>
          </table:table-cell>
          <table:table-cell table:style-name="ce54" office:value-type="string">
            <text:p>NB DE GARDES</text:p>
          </table:table-cell>
          <table:table-cell table:style-name="ce49" office:value-type="float" office:value="1">
            <text:p>1</text:p>
          </table:table-cell>
          <table:table-cell table:style-name="ce58" office:value-type="string">
            <text:p>PEU</text:p>
          </table:table-cell>
          <table:table-cell table:style-name="ce60" office:value-type="float" office:value="1">
            <text:p>1</text:p>
          </table:table-cell>
          <table:table-cell table:formula="of:=([.T23]*[.R23]*[.P23])" office:value-type="float" office:value="1">
            <text:p>1</text:p>
          </table:table-cell>
          <table:table-cell table:number-columns-repeated="1003"/>
        </table:table-row>
        <table:table-row table:style-name="ro3">
          <table:table-cell/>
          <table:covered-table-cell table:number-columns-repeated="10"/>
          <table:table-cell/>
          <table:table-cell table:style-name="ce43" table:number-columns-repeated="2"/>
          <table:table-cell table:style-name="ce48"/>
          <table:table-cell table:style-name="ce48" office:value-type="float" office:value="1">
            <text:p>1</text:p>
          </table:table-cell>
          <table:table-cell table:style-name="ce53"/>
          <table:table-cell table:style-name="ce57" office:value-type="float" office:value="1">
            <text:p>1</text:p>
          </table:table-cell>
          <table:table-cell table:style-name="ce58" office:value-type="string">
            <text:p>MOYEN</text:p>
          </table:table-cell>
          <table:table-cell table:style-name="ce60" office:value-type="float" office:value="2">
            <text:p>2</text:p>
          </table:table-cell>
          <table:table-cell table:formula="of:=([.T24]*[.R24]*[.P24])" office:value-type="float" office:value="2">
            <text:p>2</text:p>
          </table:table-cell>
          <table:table-cell table:number-columns-repeated="1003"/>
        </table:table-row>
        <table:table-row table:style-name="ro3">
          <table:table-cell/>
          <table:covered-table-cell table:number-columns-repeated="10"/>
          <table:table-cell/>
          <table:table-cell table:style-name="ce43" table:number-columns-repeated="2"/>
          <table:table-cell table:style-name="ce48"/>
          <table:table-cell table:style-name="ce48" office:value-type="float" office:value="1">
            <text:p>1</text:p>
          </table:table-cell>
          <table:table-cell table:style-name="ce53"/>
          <table:table-cell table:style-name="ce57" office:value-type="float" office:value="1">
            <text:p>1</text:p>
          </table:table-cell>
          <table:table-cell table:style-name="ce59" office:value-type="string">
            <text:p>NOMBREUX</text:p>
          </table:table-cell>
          <table:table-cell table:style-name="ce61" office:value-type="float" office:value="3">
            <text:p>3</text:p>
          </table:table-cell>
          <table:table-cell table:formula="of:=([.T25]*[.R25]*[.P25])" office:value-type="float" office:value="3">
            <text:p>3</text:p>
          </table:table-cell>
          <table:table-cell table:number-columns-repeated="1003"/>
        </table:table-row>
        <table:table-row table:style-name="ro3">
          <table:table-cell/>
          <table:covered-table-cell table:number-columns-repeated="10"/>
          <table:table-cell/>
          <table:table-cell table:style-name="ce144"/>
          <table:table-cell table:style-name="ce42" office:value-type="string">
            <text:p>BLOCS</text:p>
          </table:table-cell>
          <table:table-cell table:style-name="ce41" office:value-type="string">
            <text:p>DENSITE</text:p>
          </table:table-cell>
          <table:table-cell table:style-name="ce41" office:value-type="float" office:value="1">
            <text:p>1</text:p>
          </table:table-cell>
          <table:table-cell table:style-name="ce49" office:value-type="string">
            <text:p>NB DE BLOC</text:p>
          </table:table-cell>
          <table:table-cell table:style-name="ce55" office:value-type="float" office:value="1">
            <text:p>1</text:p>
          </table:table-cell>
          <table:table-cell table:style-name="ce58" office:value-type="string">
            <text:p>BEAUCOUP</text:p>
          </table:table-cell>
          <table:table-cell table:style-name="ce60" office:value-type="float" office:value="1">
            <text:p>1</text:p>
          </table:table-cell>
          <table:table-cell table:formula="of:=([.T26]*[.R26]*[.P26])" office:value-type="float" office:value="1">
            <text:p>1</text:p>
          </table:table-cell>
          <table:table-cell table:number-columns-repeated="1003"/>
        </table:table-row>
        <table:table-row table:style-name="ro3">
          <table:table-cell/>
          <table:covered-table-cell table:number-columns-repeated="10"/>
          <table:table-cell/>
          <table:table-cell table:style-name="ce43" table:number-columns-repeated="2"/>
          <table:table-cell table:style-name="ce48"/>
          <table:table-cell table:style-name="ce48" office:value-type="float" office:value="1">
            <text:p>1</text:p>
          </table:table-cell>
          <table:table-cell table:style-name="ce50"/>
          <table:table-cell table:style-name="ce56" office:value-type="float" office:value="1">
            <text:p>1</text:p>
          </table:table-cell>
          <table:table-cell table:style-name="ce58" office:value-type="string">
            <text:p>MOYEN</text:p>
          </table:table-cell>
          <table:table-cell table:style-name="ce60" office:value-type="float" office:value="2">
            <text:p>2</text:p>
          </table:table-cell>
          <table:table-cell table:formula="of:=([.T27]*[.R27]*[.P27])" office:value-type="float" office:value="2">
            <text:p>2</text:p>
          </table:table-cell>
          <table:table-cell table:number-columns-repeated="1003"/>
        </table:table-row>
        <table:table-row table:style-name="ro3">
          <table:table-cell/>
          <table:covered-table-cell table:number-columns-repeated="10"/>
          <table:table-cell/>
          <table:table-cell table:style-name="ce44" table:number-columns-repeated="2"/>
          <table:table-cell table:style-name="ce48"/>
          <table:table-cell table:style-name="ce48" office:value-type="float" office:value="1">
            <text:p>1</text:p>
          </table:table-cell>
          <table:table-cell table:style-name="ce51"/>
          <table:table-cell table:style-name="ce56" office:value-type="float" office:value="1">
            <text:p>1</text:p>
          </table:table-cell>
          <table:table-cell table:style-name="ce58" office:value-type="string">
            <text:p>PEU</text:p>
          </table:table-cell>
          <table:table-cell table:style-name="ce60" office:value-type="float" office:value="3">
            <text:p>3</text:p>
          </table:table-cell>
          <table:table-cell table:formula="of:=([.T28]*[.R28]*[.P28])" office:value-type="float" office:value="3">
            <text:p>3</text:p>
          </table:table-cell>
          <table:table-cell table:number-columns-repeated="1003"/>
        </table:table-row>
        <table:table-row table:style-name="ro3">
          <table:table-cell/>
          <table:covered-table-cell table:number-columns-repeated="10"/>
          <table:table-cell/>
          <table:table-cell table:style-name="Default" table:number-columns-repeated="9"/>
          <table:table-cell table:number-columns-repeated="1003"/>
        </table:table-row>
        <table:table-row table:style-name="ro3">
          <table:table-cell/>
          <table:covered-table-cell table:number-columns-repeated="10"/>
          <table:table-cell/>
          <table:table-cell table:style-name="Default" table:number-columns-repeated="9"/>
          <table:table-cell table:number-columns-repeated="1003"/>
        </table:table-row>
        <table:table-row table:style-name="ro3">
          <table:table-cell/>
          <table:covered-table-cell table:number-columns-repeated="10"/>
          <table:table-cell table:number-columns-repeated="9"/>
          <table:table-cell table:style-name="Excel_20_Built-in_20_Normal"/>
          <table:table-cell table:number-columns-repeated="1003"/>
        </table:table-row>
        <table:table-row table:style-name="ro3">
          <table:table-cell/>
          <table:covered-table-cell table:number-columns-repeated="10"/>
          <table:table-cell table:number-columns-repeated="9"/>
          <table:table-cell table:style-name="Excel_20_Built-in_20_Normal"/>
          <table:table-cell table:number-columns-repeated="1003"/>
        </table:table-row>
        <table:table-row table:style-name="ro3">
          <table:table-cell/>
          <table:covered-table-cell table:number-columns-repeated="10"/>
          <table:table-cell table:number-columns-repeated="9"/>
          <table:table-cell table:style-name="Excel_20_Built-in_20_Normal"/>
          <table:table-cell table:number-columns-repeated="1003"/>
        </table:table-row>
        <table:table-row table:style-name="ro3">
          <table:table-cell/>
          <table:covered-table-cell table:number-columns-repeated="10"/>
          <table:table-cell table:number-columns-repeated="9"/>
          <table:table-cell table:style-name="Excel_20_Built-in_20_Normal"/>
          <table:table-cell table:number-columns-repeated="1003"/>
        </table:table-row>
        <table:table-row table:style-name="ro3">
          <table:table-cell/>
          <table:covered-table-cell table:number-columns-repeated="10"/>
          <table:table-cell table:number-columns-repeated="9"/>
          <table:table-cell table:style-name="Excel_20_Built-in_20_Normal"/>
          <table:table-cell table:number-columns-repeated="1003"/>
        </table:table-row>
        <table:table-row table:style-name="ro3">
          <table:table-cell/>
          <table:covered-table-cell table:number-columns-repeated="10"/>
          <table:table-cell table:number-columns-repeated="9"/>
          <table:table-cell table:style-name="Excel_20_Built-in_20_Normal"/>
          <table:table-cell table:number-columns-repeated="1003"/>
        </table:table-row>
        <table:table-row table:style-name="ro3">
          <table:table-cell/>
          <table:covered-table-cell table:number-columns-repeated="10"/>
          <table:table-cell table:number-columns-repeated="9"/>
          <table:table-cell table:style-name="Excel_20_Built-in_20_Normal"/>
          <table:table-cell table:number-columns-repeated="1003"/>
        </table:table-row>
        <table:table-row table:style-name="ro3">
          <table:table-cell/>
          <table:covered-table-cell table:number-columns-repeated="10"/>
          <table:table-cell table:number-columns-repeated="9"/>
          <table:table-cell table:style-name="Excel_20_Built-in_20_Normal"/>
          <table:table-cell table:number-columns-repeated="1003"/>
        </table:table-row>
        <table:table-row table:style-name="ro3">
          <table:table-cell/>
          <table:covered-table-cell table:number-columns-repeated="10"/>
          <table:table-cell table:number-columns-repeated="9"/>
          <table:table-cell table:style-name="Excel_20_Built-in_20_Normal"/>
          <table:table-cell table:number-columns-repeated="1003"/>
        </table:table-row>
        <table:table-row table:style-name="ro3">
          <table:table-cell/>
          <table:covered-table-cell table:number-columns-repeated="10"/>
          <table:table-cell table:number-columns-repeated="9"/>
          <table:table-cell table:style-name="Excel_20_Built-in_20_Normal"/>
          <table:table-cell table:number-columns-repeated="1003"/>
        </table:table-row>
        <table:table-row table:style-name="ro3">
          <table:table-cell/>
          <table:covered-table-cell table:number-columns-repeated="10"/>
          <table:table-cell table:number-columns-repeated="9"/>
          <table:table-cell table:style-name="Excel_20_Built-in_20_Normal"/>
          <table:table-cell table:number-columns-repeated="1003"/>
        </table:table-row>
        <table:table-row table:style-name="ro3">
          <table:table-cell/>
          <table:covered-table-cell table:number-columns-repeated="10"/>
          <table:table-cell table:number-columns-repeated="9"/>
          <table:table-cell table:style-name="Excel_20_Built-in_20_Normal"/>
          <table:table-cell table:number-columns-repeated="1003"/>
        </table:table-row>
        <table:table-row table:style-name="ro3">
          <table:table-cell/>
          <table:covered-table-cell table:number-columns-repeated="10"/>
          <table:table-cell table:number-columns-repeated="9"/>
          <table:table-cell table:style-name="Excel_20_Built-in_20_Normal"/>
          <table:table-cell table:number-columns-repeated="1003"/>
        </table:table-row>
        <table:table-row table:style-name="ro3">
          <table:table-cell/>
          <table:covered-table-cell table:number-columns-repeated="10"/>
          <table:table-cell table:number-columns-repeated="9"/>
          <table:table-cell table:style-name="Excel_20_Built-in_20_Normal"/>
          <table:table-cell table:number-columns-repeated="1003"/>
        </table:table-row>
        <table:table-row table:style-name="ro3">
          <table:table-cell/>
          <table:covered-table-cell table:number-columns-repeated="10"/>
          <table:table-cell table:number-columns-repeated="9"/>
          <table:table-cell table:style-name="Excel_20_Built-in_20_Normal"/>
          <table:table-cell table:number-columns-repeated="1003"/>
        </table:table-row>
        <table:table-row table:style-name="ro3">
          <table:table-cell/>
          <table:covered-table-cell table:number-columns-repeated="10"/>
          <table:table-cell table:number-columns-repeated="9"/>
          <table:table-cell table:style-name="Excel_20_Built-in_20_Normal"/>
          <table:table-cell table:number-columns-repeated="1003"/>
        </table:table-row>
        <table:table-row table:style-name="ro3">
          <table:table-cell/>
          <table:covered-table-cell table:number-columns-repeated="10"/>
          <table:table-cell table:number-columns-repeated="9"/>
          <table:table-cell table:style-name="Excel_20_Built-in_20_Normal"/>
          <table:table-cell table:number-columns-repeated="1003"/>
        </table:table-row>
        <table:table-row table:style-name="ro3">
          <table:table-cell/>
          <table:covered-table-cell table:number-columns-repeated="10"/>
          <table:table-cell table:number-columns-repeated="9"/>
          <table:table-cell table:style-name="Excel_20_Built-in_20_Normal"/>
          <table:table-cell table:number-columns-repeated="1003"/>
        </table:table-row>
        <table:table-row table:style-name="ro3">
          <table:table-cell/>
          <table:covered-table-cell table:style-name="ce22"/>
          <table:covered-table-cell table:number-columns-repeated="8" table:style-name="ce29"/>
          <table:covered-table-cell table:style-name="ce38"/>
          <table:table-cell table:number-columns-repeated="9"/>
          <table:table-cell table:style-name="Excel_20_Built-in_20_Normal"/>
          <table:table-cell table:number-columns-repeated="1003"/>
        </table:table-row>
        <table:table-row table:style-name="ro3">
          <table:table-cell table:style-name="ce12"/>
          <table:table-cell table:style-name="Excel_20_Built-in_20_Normal" table:number-columns-repeated="10"/>
          <table:table-cell table:number-columns-repeated="9"/>
          <table:table-cell table:style-name="Excel_20_Built-in_20_Normal"/>
          <table:table-cell table:number-columns-repeated="1003"/>
        </table:table-row>
        <table:named-expressions/>
      </table:table>
      <table:table table:name="MINI-GAMES LIST" table:style-name="ta4" table:print="false">
        <table:table-column table:style-name="co1" table:default-cell-style-name="ce149"/>
        <table:table-column table:style-name="co23" table:number-columns-repeated="2" table:default-cell-style-name="ce149"/>
        <table:table-column table:style-name="co24" table:default-cell-style-name="ce149"/>
        <table:table-column table:style-name="co15" table:number-columns-repeated="3" table:default-cell-style-name="ce149"/>
        <table:table-column table:style-name="co3" table:default-cell-style-name="ce174"/>
        <table:table-column table:style-name="co9" table:default-cell-style-name="ce149"/>
        <table:table-column table:style-name="co1" table:number-columns-repeated="1015" table:default-cell-style-name="ce149"/>
        <table:table-row table:style-name="ro1">
          <table:table-cell table:style-name="ce1" office:value-type="string" table:number-columns-spanned="1024" table:number-rows-spanned="1">
            <text:p>MINI-GAMES LIST</text:p>
          </table:table-cell>
          <table:covered-table-cell table:number-columns-repeated="1023" table:style-name="ce3"/>
        </table:table-row>
        <table:table-row table:style-name="ro2">
          <table:table-cell table:style-name="ce148" office:value-type="string" table:number-columns-spanned="1024" table:number-rows-spanned="1">
            <text:p>&gt; Please enter the data of your game in the relevant fileds</text:p>
          </table:table-cell>
          <table:covered-table-cell table:number-columns-repeated="1023" table:style-name="ce151"/>
        </table:table-row>
        <table:table-row table:style-name="ro3">
          <table:table-cell/>
          <table:table-cell table:style-name="ce152" office:value-type="string" table:number-columns-spanned="8" table:number-rows-spanned="1">
            <text:p>MINI-GAMES</text:p>
          </table:table-cell>
          <table:covered-table-cell table:number-columns-repeated="6" table:style-name="ce157"/>
          <table:covered-table-cell table:style-name="ce175"/>
          <table:table-cell table:number-columns-repeated="1015"/>
        </table:table-row>
        <table:table-row table:style-name="ro3">
          <table:table-cell/>
          <table:table-cell table:style-name="ce153" office:value-type="string">
            <text:p>NAME</text:p>
          </table:table-cell>
          <table:table-cell table:style-name="ce158" office:value-type="string">
            <text:p>DEVELOPER</text:p>
          </table:table-cell>
          <table:table-cell table:style-name="ce158" office:value-type="string">
            <text:p>CHALLENGE</text:p>
          </table:table-cell>
          <table:table-cell table:style-name="ce158" office:value-type="string">
            <text:p>DIFF. MIN</text:p>
          </table:table-cell>
          <table:table-cell table:style-name="ce158" office:value-type="string">
            <text:p>DIFF. MAX</text:p>
          </table:table-cell>
          <table:table-cell table:style-name="ce158" office:value-type="string">
            <text:p>DIFF. AVER.</text:p>
          </table:table-cell>
          <table:table-cell table:style-name="ce158" office:value-type="string">
            <text:p>ID</text:p>
          </table:table-cell>
          <table:table-cell table:style-name="ce176" office:value-type="string">
            <text:p>ERR.</text:p>
          </table:table-cell>
          <table:table-cell table:number-columns-repeated="1015"/>
        </table:table-row>
        <table:table-row table:style-name="ro3">
          <table:table-cell table:style-name="ce150" office:value-type="float" office:value="1">
            <text:p>1</text:p>
          </table:table-cell>
          <table:table-cell table:style-name="ce154" office:value-type="string">
            <text:p>Damned Flies!</text:p>
          </table:table-cell>
          <table:table-cell table:style-name="ce159" office:value-type="string">
            <text:p>LOTH</text:p>
          </table:table-cell>
          <table:table-cell table:style-name="ce162" table:content-validation-name="val1" office:value-type="string">
            <text:p>ACTION-PUZZLE</text:p>
          </table:table-cell>
          <table:table-cell table:style-name="ce165" office:value-type="float" office:value="27">
            <text:p>27</text:p>
          </table:table-cell>
          <table:table-cell table:style-name="ce165" office:value-type="float" office:value="244">
            <text:p>244</text:p>
          </table:table-cell>
          <table:table-cell table:style-name="ce168" table:formula="of:=AVERAGE([.E5:.F5])" office:value-type="float" office:value="135.5">
            <text:p>135,5</text:p>
          </table:table-cell>
          <table:table-cell table:style-name="ce171" table:formula="of:=IF([.I5]=0;&quot;-&quot;;IF([.I5]=-1;&quot;! Mini-game's name missing !&quot;;IF([.I5]=-2;&quot;! Developer's name missing !&quot;;IF([.I5]=-3;&quot;! Challenge's type missing !&quot;;IF([.I5]=-4;&quot;! Difficulty rating missing !&quot;;CONCATENATE(iferror(CONCATENATE(LEFT([.D5];1);MID([.D5];SEARCH(&quot;-&quot;;[.D5];1)+1;1));LEFT([.D5];1));COUNTIF([.$D$5:.$D5];[.D5]);&quot;_&quot;;SUBSTITUTE(PROPER([.B5]);&quot; &quot;;&quot;&quot;);&quot;_&quot;;&quot;[&quot;;[.E5];&quot;-&quot;;[.F5];&quot;]&quot;))))))" office:value-type="float" office:value="0">
            <text:p>#NOM ?</text:p>
          </table:table-cell>
          <table:table-cell table:style-name="ce177" table:formula="of:=IF(AND([.B5]=&quot;&quot;;[.C5]=&quot;&quot;;[.D5]=&quot;&quot;;[.E5]=&quot;&quot;);0;IF(AND([.B5]=&quot;&quot;;[.C5]&lt;&gt;&quot;&quot;;[.D5]&lt;&gt;&quot;&quot;;[.E5]&lt;&gt;&quot;&quot;);-1;IF(AND([.B5]&lt;&gt;&quot;&quot;;[.C5]=&quot;&quot;;[.D5]&lt;&gt;&quot;&quot;;[.E5]&lt;&gt;&quot;&quot;);-2;IF(AND([.B5]&lt;&gt;&quot;&quot;;[.C5]&lt;&gt;&quot;&quot;;[.D5]=&quot;&quot;;[.E5]&lt;&gt;&quot;&quot;);-3;IF(AND([.B5]=&quot;&quot;;[.C5]&lt;&gt;&quot;&quot;;[.D5]&lt;&gt;&quot;&quot;;[.E5]=&quot;&quot;);-3;IF(AND([.B5]&lt;&gt;&quot;&quot;;[.C5]&lt;&gt;&quot;&quot;;[.D5]&lt;&gt;&quot;&quot;;[.E5]&lt;&gt;&quot;&quot;);1;-4))))))" office:value-type="float" office:value="1">
            <text:p>1</text:p>
          </table:table-cell>
          <table:table-cell table:number-columns-repeated="1015"/>
        </table:table-row>
        <table:table-row table:style-name="ro3">
          <table:table-cell table:style-name="ce150" office:value-type="float" office:value="2">
            <text:p>2</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6]=0;&quot;-&quot;;IF([.I6]=-1;&quot;! Mini-game's name missing !&quot;;IF([.I6]=-2;&quot;! Developer's name missing !&quot;;IF([.I6]=-3;&quot;! Challenge's type missing !&quot;;IF([.I6]=-4;&quot;! Difficulty rating missing !&quot;;CONCATENATE(iferror(CONCATENATE(LEFT([.D6];1);MID([.D6];SEARCH(&quot;-&quot;;[.D6];1)+1;1));LEFT([.D6];1));COUNTIF([.$D$5:.$D6];[.D6]);&quot;_&quot;;SUBSTITUTE(PROPER([.B6]);&quot; &quot;;&quot;&quot;);&quot;_&quot;;[.E6]))))))" office:value-type="string" office:string-value="-">
            <text:p>-</text:p>
          </table:table-cell>
          <table:table-cell table:style-name="ce178" table:formula="of:=IF(AND([.B6]=&quot;&quot;;[.C6]=&quot;&quot;;[.D6]=&quot;&quot;;[.E6]=&quot;&quot;);0;IF(AND([.B6]=&quot;&quot;;[.C6]&lt;&gt;&quot;&quot;;[.D6]&lt;&gt;&quot;&quot;;[.E6]&lt;&gt;&quot;&quot;);-1;IF(AND([.B6]&lt;&gt;&quot;&quot;;[.C6]=&quot;&quot;;[.D6]&lt;&gt;&quot;&quot;;[.E6]&lt;&gt;&quot;&quot;);-2;IF(AND([.B6]&lt;&gt;&quot;&quot;;[.C6]&lt;&gt;&quot;&quot;;[.D6]=&quot;&quot;;[.E6]&lt;&gt;&quot;&quot;);-3;IF(AND([.B6]=&quot;&quot;;[.C6]&lt;&gt;&quot;&quot;;[.D6]&lt;&gt;&quot;&quot;;[.E6]=&quot;&quot;);-3;IF(AND([.B6]&lt;&gt;&quot;&quot;;[.C6]&lt;&gt;&quot;&quot;;[.D6]&lt;&gt;&quot;&quot;;[.E6]&lt;&gt;&quot;&quot;);1;-4))))))" office:value-type="float" office:value="0">
            <text:p>0</text:p>
          </table:table-cell>
          <table:table-cell table:number-columns-repeated="1015"/>
        </table:table-row>
        <table:table-row table:style-name="ro3">
          <table:table-cell table:style-name="ce150" office:value-type="float" office:value="3">
            <text:p>3</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7]=0;&quot;-&quot;;IF([.I7]=-1;&quot;! Mini-game's name missing !&quot;;IF([.I7]=-2;&quot;! Developer's name missing !&quot;;IF([.I7]=-3;&quot;! Challenge's type missing !&quot;;IF([.I7]=-4;&quot;! Difficulty rating missing !&quot;;CONCATENATE(iferror(CONCATENATE(LEFT([.D7];1);MID([.D7];SEARCH(&quot;-&quot;;[.D7];1)+1;1));LEFT([.D7];1));COUNTIF([.$D$5:.$D7];[.D7]);&quot;_&quot;;SUBSTITUTE(PROPER([.B7]);&quot; &quot;;&quot;&quot;);&quot;_&quot;;[.E7]))))))" office:value-type="string" office:string-value="-">
            <text:p>-</text:p>
          </table:table-cell>
          <table:table-cell table:style-name="ce178" table:formula="of:=IF(AND([.B7]=&quot;&quot;;[.C7]=&quot;&quot;;[.D7]=&quot;&quot;;[.E7]=&quot;&quot;);0;IF(AND([.B7]=&quot;&quot;;[.C7]&lt;&gt;&quot;&quot;;[.D7]&lt;&gt;&quot;&quot;;[.E7]&lt;&gt;&quot;&quot;);-1;IF(AND([.B7]&lt;&gt;&quot;&quot;;[.C7]=&quot;&quot;;[.D7]&lt;&gt;&quot;&quot;;[.E7]&lt;&gt;&quot;&quot;);-2;IF(AND([.B7]&lt;&gt;&quot;&quot;;[.C7]&lt;&gt;&quot;&quot;;[.D7]=&quot;&quot;;[.E7]&lt;&gt;&quot;&quot;);-3;IF(AND([.B7]=&quot;&quot;;[.C7]&lt;&gt;&quot;&quot;;[.D7]&lt;&gt;&quot;&quot;;[.E7]=&quot;&quot;);-3;IF(AND([.B7]&lt;&gt;&quot;&quot;;[.C7]&lt;&gt;&quot;&quot;;[.D7]&lt;&gt;&quot;&quot;;[.E7]&lt;&gt;&quot;&quot;);1;-4))))))" office:value-type="float" office:value="0">
            <text:p>0</text:p>
          </table:table-cell>
          <table:table-cell table:number-columns-repeated="1015"/>
        </table:table-row>
        <table:table-row table:style-name="ro3">
          <table:table-cell table:style-name="ce150" office:value-type="float" office:value="4">
            <text:p>4</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8]=0;&quot;-&quot;;IF([.I8]=-1;&quot;! Mini-game's name missing !&quot;;IF([.I8]=-2;&quot;! Developer's name missing !&quot;;IF([.I8]=-3;&quot;! Challenge's type missing !&quot;;IF([.I8]=-4;&quot;! Difficulty rating missing !&quot;;CONCATENATE(iferror(CONCATENATE(LEFT([.D8];1);MID([.D8];SEARCH(&quot;-&quot;;[.D8];1)+1;1));LEFT([.D8];1));COUNTIF([.$D$5:.$D8];[.D8]);&quot;_&quot;;SUBSTITUTE(PROPER([.B8]);&quot; &quot;;&quot;&quot;);&quot;_&quot;;[.E8]))))))" office:value-type="string" office:string-value="-">
            <text:p>-</text:p>
          </table:table-cell>
          <table:table-cell table:style-name="ce178" table:formula="of:=IF(AND([.B8]=&quot;&quot;;[.C8]=&quot;&quot;;[.D8]=&quot;&quot;;[.E8]=&quot;&quot;);0;IF(AND([.B8]=&quot;&quot;;[.C8]&lt;&gt;&quot;&quot;;[.D8]&lt;&gt;&quot;&quot;;[.E8]&lt;&gt;&quot;&quot;);-1;IF(AND([.B8]&lt;&gt;&quot;&quot;;[.C8]=&quot;&quot;;[.D8]&lt;&gt;&quot;&quot;;[.E8]&lt;&gt;&quot;&quot;);-2;IF(AND([.B8]&lt;&gt;&quot;&quot;;[.C8]&lt;&gt;&quot;&quot;;[.D8]=&quot;&quot;;[.E8]&lt;&gt;&quot;&quot;);-3;IF(AND([.B8]=&quot;&quot;;[.C8]&lt;&gt;&quot;&quot;;[.D8]&lt;&gt;&quot;&quot;;[.E8]=&quot;&quot;);-3;IF(AND([.B8]&lt;&gt;&quot;&quot;;[.C8]&lt;&gt;&quot;&quot;;[.D8]&lt;&gt;&quot;&quot;;[.E8]&lt;&gt;&quot;&quot;);1;-4))))))" office:value-type="float" office:value="0">
            <text:p>0</text:p>
          </table:table-cell>
          <table:table-cell table:number-columns-repeated="1015"/>
        </table:table-row>
        <table:table-row table:style-name="ro3">
          <table:table-cell table:style-name="ce150" office:value-type="float" office:value="5">
            <text:p>5</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9]=0;&quot;-&quot;;IF([.I9]=-1;&quot;! Mini-game's name missing !&quot;;IF([.I9]=-2;&quot;! Developer's name missing !&quot;;IF([.I9]=-3;&quot;! Challenge's type missing !&quot;;IF([.I9]=-4;&quot;! Difficulty rating missing !&quot;;CONCATENATE(iferror(CONCATENATE(LEFT([.D9];1);MID([.D9];SEARCH(&quot;-&quot;;[.D9];1)+1;1));LEFT([.D9];1));COUNTIF([.$D$5:.$D9];[.D9]);&quot;_&quot;;SUBSTITUTE(PROPER([.B9]);&quot; &quot;;&quot;&quot;);&quot;_&quot;;[.E9]))))))" office:value-type="string" office:string-value="-">
            <text:p>-</text:p>
          </table:table-cell>
          <table:table-cell table:style-name="ce178" table:formula="of:=IF(AND([.B9]=&quot;&quot;;[.C9]=&quot;&quot;;[.D9]=&quot;&quot;;[.E9]=&quot;&quot;);0;IF(AND([.B9]=&quot;&quot;;[.C9]&lt;&gt;&quot;&quot;;[.D9]&lt;&gt;&quot;&quot;;[.E9]&lt;&gt;&quot;&quot;);-1;IF(AND([.B9]&lt;&gt;&quot;&quot;;[.C9]=&quot;&quot;;[.D9]&lt;&gt;&quot;&quot;;[.E9]&lt;&gt;&quot;&quot;);-2;IF(AND([.B9]&lt;&gt;&quot;&quot;;[.C9]&lt;&gt;&quot;&quot;;[.D9]=&quot;&quot;;[.E9]&lt;&gt;&quot;&quot;);-3;IF(AND([.B9]=&quot;&quot;;[.C9]&lt;&gt;&quot;&quot;;[.D9]&lt;&gt;&quot;&quot;;[.E9]=&quot;&quot;);-3;IF(AND([.B9]&lt;&gt;&quot;&quot;;[.C9]&lt;&gt;&quot;&quot;;[.D9]&lt;&gt;&quot;&quot;;[.E9]&lt;&gt;&quot;&quot;);1;-4))))))" office:value-type="float" office:value="0">
            <text:p>0</text:p>
          </table:table-cell>
          <table:table-cell table:number-columns-repeated="1015"/>
        </table:table-row>
        <table:table-row table:style-name="ro3">
          <table:table-cell table:style-name="ce150" office:value-type="float" office:value="6">
            <text:p>6</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10]=0;&quot;-&quot;;IF([.I10]=-1;&quot;! Mini-game's name missing !&quot;;IF([.I10]=-2;&quot;! Developer's name missing !&quot;;IF([.I10]=-3;&quot;! Challenge's type missing !&quot;;IF([.I10]=-4;&quot;! Difficulty rating missing !&quot;;CONCATENATE(iferror(CONCATENATE(LEFT([.D10];1);MID([.D10];SEARCH(&quot;-&quot;;[.D10];1)+1;1));LEFT([.D10];1));COUNTIF([.$D$5:.$D10];[.D10]);&quot;_&quot;;SUBSTITUTE(PROPER([.B10]);&quot; &quot;;&quot;&quot;);&quot;_&quot;;[.E10]))))))" office:value-type="string" office:string-value="-">
            <text:p>-</text:p>
          </table:table-cell>
          <table:table-cell table:style-name="ce178" table:formula="of:=IF(AND([.B10]=&quot;&quot;;[.C10]=&quot;&quot;;[.D10]=&quot;&quot;;[.E10]=&quot;&quot;);0;IF(AND([.B10]=&quot;&quot;;[.C10]&lt;&gt;&quot;&quot;;[.D10]&lt;&gt;&quot;&quot;;[.E10]&lt;&gt;&quot;&quot;);-1;IF(AND([.B10]&lt;&gt;&quot;&quot;;[.C10]=&quot;&quot;;[.D10]&lt;&gt;&quot;&quot;;[.E10]&lt;&gt;&quot;&quot;);-2;IF(AND([.B10]&lt;&gt;&quot;&quot;;[.C10]&lt;&gt;&quot;&quot;;[.D10]=&quot;&quot;;[.E10]&lt;&gt;&quot;&quot;);-3;IF(AND([.B10]=&quot;&quot;;[.C10]&lt;&gt;&quot;&quot;;[.D10]&lt;&gt;&quot;&quot;;[.E10]=&quot;&quot;);-3;IF(AND([.B10]&lt;&gt;&quot;&quot;;[.C10]&lt;&gt;&quot;&quot;;[.D10]&lt;&gt;&quot;&quot;;[.E10]&lt;&gt;&quot;&quot;);1;-4))))))" office:value-type="float" office:value="0">
            <text:p>0</text:p>
          </table:table-cell>
          <table:table-cell table:number-columns-repeated="1015"/>
        </table:table-row>
        <table:table-row table:style-name="ro3">
          <table:table-cell table:style-name="ce150" office:value-type="float" office:value="7">
            <text:p>7</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11]=0;&quot;-&quot;;IF([.I11]=-1;&quot;! Mini-game's name missing !&quot;;IF([.I11]=-2;&quot;! Developer's name missing !&quot;;IF([.I11]=-3;&quot;! Challenge's type missing !&quot;;IF([.I11]=-4;&quot;! Difficulty rating missing !&quot;;CONCATENATE(iferror(CONCATENATE(LEFT([.D11];1);MID([.D11];SEARCH(&quot;-&quot;;[.D11];1)+1;1));LEFT([.D11];1));COUNTIF([.$D$5:.$D11];[.D11]);&quot;_&quot;;SUBSTITUTE(PROPER([.B11]);&quot; &quot;;&quot;&quot;);&quot;_&quot;;[.E11]))))))" office:value-type="string" office:string-value="-">
            <text:p>-</text:p>
          </table:table-cell>
          <table:table-cell table:style-name="ce178" table:formula="of:=IF(AND([.B11]=&quot;&quot;;[.C11]=&quot;&quot;;[.D11]=&quot;&quot;;[.E11]=&quot;&quot;);0;IF(AND([.B11]=&quot;&quot;;[.C11]&lt;&gt;&quot;&quot;;[.D11]&lt;&gt;&quot;&quot;;[.E11]&lt;&gt;&quot;&quot;);-1;IF(AND([.B11]&lt;&gt;&quot;&quot;;[.C11]=&quot;&quot;;[.D11]&lt;&gt;&quot;&quot;;[.E11]&lt;&gt;&quot;&quot;);-2;IF(AND([.B11]&lt;&gt;&quot;&quot;;[.C11]&lt;&gt;&quot;&quot;;[.D11]=&quot;&quot;;[.E11]&lt;&gt;&quot;&quot;);-3;IF(AND([.B11]=&quot;&quot;;[.C11]&lt;&gt;&quot;&quot;;[.D11]&lt;&gt;&quot;&quot;;[.E11]=&quot;&quot;);-3;IF(AND([.B11]&lt;&gt;&quot;&quot;;[.C11]&lt;&gt;&quot;&quot;;[.D11]&lt;&gt;&quot;&quot;;[.E11]&lt;&gt;&quot;&quot;);1;-4))))))" office:value-type="float" office:value="0">
            <text:p>0</text:p>
          </table:table-cell>
          <table:table-cell table:number-columns-repeated="1015"/>
        </table:table-row>
        <table:table-row table:style-name="ro3">
          <table:table-cell table:style-name="ce150" office:value-type="float" office:value="8">
            <text:p>8</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12]=0;&quot;-&quot;;IF([.I12]=-1;&quot;! Mini-game's name missing !&quot;;IF([.I12]=-2;&quot;! Developer's name missing !&quot;;IF([.I12]=-3;&quot;! Challenge's type missing !&quot;;IF([.I12]=-4;&quot;! Difficulty rating missing !&quot;;CONCATENATE(iferror(CONCATENATE(LEFT([.D12];1);MID([.D12];SEARCH(&quot;-&quot;;[.D12];1)+1;1));LEFT([.D12];1));COUNTIF([.$D$5:.$D12];[.D12]);&quot;_&quot;;SUBSTITUTE(PROPER([.B12]);&quot; &quot;;&quot;&quot;);&quot;_&quot;;[.E12]))))))" office:value-type="string" office:string-value="-">
            <text:p>-</text:p>
          </table:table-cell>
          <table:table-cell table:style-name="ce178" table:formula="of:=IF(AND([.B12]=&quot;&quot;;[.C12]=&quot;&quot;;[.D12]=&quot;&quot;;[.E12]=&quot;&quot;);0;IF(AND([.B12]=&quot;&quot;;[.C12]&lt;&gt;&quot;&quot;;[.D12]&lt;&gt;&quot;&quot;;[.E12]&lt;&gt;&quot;&quot;);-1;IF(AND([.B12]&lt;&gt;&quot;&quot;;[.C12]=&quot;&quot;;[.D12]&lt;&gt;&quot;&quot;;[.E12]&lt;&gt;&quot;&quot;);-2;IF(AND([.B12]&lt;&gt;&quot;&quot;;[.C12]&lt;&gt;&quot;&quot;;[.D12]=&quot;&quot;;[.E12]&lt;&gt;&quot;&quot;);-3;IF(AND([.B12]=&quot;&quot;;[.C12]&lt;&gt;&quot;&quot;;[.D12]&lt;&gt;&quot;&quot;;[.E12]=&quot;&quot;);-3;IF(AND([.B12]&lt;&gt;&quot;&quot;;[.C12]&lt;&gt;&quot;&quot;;[.D12]&lt;&gt;&quot;&quot;;[.E12]&lt;&gt;&quot;&quot;);1;-4))))))" office:value-type="float" office:value="0">
            <text:p>0</text:p>
          </table:table-cell>
          <table:table-cell table:number-columns-repeated="1015"/>
        </table:table-row>
        <table:table-row table:style-name="ro3">
          <table:table-cell table:style-name="ce150" office:value-type="float" office:value="9">
            <text:p>9</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13]=0;&quot;-&quot;;IF([.I13]=-1;&quot;! Mini-game's name missing !&quot;;IF([.I13]=-2;&quot;! Developer's name missing !&quot;;IF([.I13]=-3;&quot;! Challenge's type missing !&quot;;IF([.I13]=-4;&quot;! Difficulty rating missing !&quot;;CONCATENATE(iferror(CONCATENATE(LEFT([.D13];1);MID([.D13];SEARCH(&quot;-&quot;;[.D13];1)+1;1));LEFT([.D13];1));COUNTIF([.$D$5:.$D13];[.D13]);&quot;_&quot;;SUBSTITUTE(PROPER([.B13]);&quot; &quot;;&quot;&quot;);&quot;_&quot;;[.E13]))))))" office:value-type="string" office:string-value="-">
            <text:p>-</text:p>
          </table:table-cell>
          <table:table-cell table:style-name="ce178" table:formula="of:=IF(AND([.B13]=&quot;&quot;;[.C13]=&quot;&quot;;[.D13]=&quot;&quot;;[.E13]=&quot;&quot;);0;IF(AND([.B13]=&quot;&quot;;[.C13]&lt;&gt;&quot;&quot;;[.D13]&lt;&gt;&quot;&quot;;[.E13]&lt;&gt;&quot;&quot;);-1;IF(AND([.B13]&lt;&gt;&quot;&quot;;[.C13]=&quot;&quot;;[.D13]&lt;&gt;&quot;&quot;;[.E13]&lt;&gt;&quot;&quot;);-2;IF(AND([.B13]&lt;&gt;&quot;&quot;;[.C13]&lt;&gt;&quot;&quot;;[.D13]=&quot;&quot;;[.E13]&lt;&gt;&quot;&quot;);-3;IF(AND([.B13]=&quot;&quot;;[.C13]&lt;&gt;&quot;&quot;;[.D13]&lt;&gt;&quot;&quot;;[.E13]=&quot;&quot;);-3;IF(AND([.B13]&lt;&gt;&quot;&quot;;[.C13]&lt;&gt;&quot;&quot;;[.D13]&lt;&gt;&quot;&quot;;[.E13]&lt;&gt;&quot;&quot;);1;-4))))))" office:value-type="float" office:value="0">
            <text:p>0</text:p>
          </table:table-cell>
          <table:table-cell table:number-columns-repeated="1015"/>
        </table:table-row>
        <table:table-row table:style-name="ro3">
          <table:table-cell table:style-name="ce150" office:value-type="float" office:value="10">
            <text:p>10</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14]=0;&quot;-&quot;;IF([.I14]=-1;&quot;! Mini-game's name missing !&quot;;IF([.I14]=-2;&quot;! Developer's name missing !&quot;;IF([.I14]=-3;&quot;! Challenge's type missing !&quot;;IF([.I14]=-4;&quot;! Difficulty rating missing !&quot;;CONCATENATE(iferror(CONCATENATE(LEFT([.D14];1);MID([.D14];SEARCH(&quot;-&quot;;[.D14];1)+1;1));LEFT([.D14];1));COUNTIF([.$D$5:.$D14];[.D14]);&quot;_&quot;;SUBSTITUTE(PROPER([.B14]);&quot; &quot;;&quot;&quot;);&quot;_&quot;;[.E14]))))))" office:value-type="string" office:string-value="-">
            <text:p>-</text:p>
          </table:table-cell>
          <table:table-cell table:style-name="ce178" table:formula="of:=IF(AND([.B14]=&quot;&quot;;[.C14]=&quot;&quot;;[.D14]=&quot;&quot;;[.E14]=&quot;&quot;);0;IF(AND([.B14]=&quot;&quot;;[.C14]&lt;&gt;&quot;&quot;;[.D14]&lt;&gt;&quot;&quot;;[.E14]&lt;&gt;&quot;&quot;);-1;IF(AND([.B14]&lt;&gt;&quot;&quot;;[.C14]=&quot;&quot;;[.D14]&lt;&gt;&quot;&quot;;[.E14]&lt;&gt;&quot;&quot;);-2;IF(AND([.B14]&lt;&gt;&quot;&quot;;[.C14]&lt;&gt;&quot;&quot;;[.D14]=&quot;&quot;;[.E14]&lt;&gt;&quot;&quot;);-3;IF(AND([.B14]=&quot;&quot;;[.C14]&lt;&gt;&quot;&quot;;[.D14]&lt;&gt;&quot;&quot;;[.E14]=&quot;&quot;);-3;IF(AND([.B14]&lt;&gt;&quot;&quot;;[.C14]&lt;&gt;&quot;&quot;;[.D14]&lt;&gt;&quot;&quot;;[.E14]&lt;&gt;&quot;&quot;);1;-4))))))" office:value-type="float" office:value="0">
            <text:p>0</text:p>
          </table:table-cell>
          <table:table-cell table:number-columns-repeated="1015"/>
        </table:table-row>
        <table:table-row table:style-name="ro3">
          <table:table-cell table:style-name="ce150" office:value-type="float" office:value="11">
            <text:p>11</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15]=0;&quot;-&quot;;IF([.I15]=-1;&quot;! Mini-game's name missing !&quot;;IF([.I15]=-2;&quot;! Developer's name missing !&quot;;IF([.I15]=-3;&quot;! Challenge's type missing !&quot;;IF([.I15]=-4;&quot;! Difficulty rating missing !&quot;;CONCATENATE(iferror(CONCATENATE(LEFT([.D15];1);MID([.D15];SEARCH(&quot;-&quot;;[.D15];1)+1;1));LEFT([.D15];1));COUNTIF([.$D$5:.$D15];[.D15]);&quot;_&quot;;SUBSTITUTE(PROPER([.B15]);&quot; &quot;;&quot;&quot;);&quot;_&quot;;[.E15]))))))" office:value-type="string" office:string-value="-">
            <text:p>-</text:p>
          </table:table-cell>
          <table:table-cell table:style-name="ce178" table:formula="of:=IF(AND([.B15]=&quot;&quot;;[.C15]=&quot;&quot;;[.D15]=&quot;&quot;;[.E15]=&quot;&quot;);0;IF(AND([.B15]=&quot;&quot;;[.C15]&lt;&gt;&quot;&quot;;[.D15]&lt;&gt;&quot;&quot;;[.E15]&lt;&gt;&quot;&quot;);-1;IF(AND([.B15]&lt;&gt;&quot;&quot;;[.C15]=&quot;&quot;;[.D15]&lt;&gt;&quot;&quot;;[.E15]&lt;&gt;&quot;&quot;);-2;IF(AND([.B15]&lt;&gt;&quot;&quot;;[.C15]&lt;&gt;&quot;&quot;;[.D15]=&quot;&quot;;[.E15]&lt;&gt;&quot;&quot;);-3;IF(AND([.B15]=&quot;&quot;;[.C15]&lt;&gt;&quot;&quot;;[.D15]&lt;&gt;&quot;&quot;;[.E15]=&quot;&quot;);-3;IF(AND([.B15]&lt;&gt;&quot;&quot;;[.C15]&lt;&gt;&quot;&quot;;[.D15]&lt;&gt;&quot;&quot;;[.E15]&lt;&gt;&quot;&quot;);1;-4))))))" office:value-type="float" office:value="0">
            <text:p>0</text:p>
          </table:table-cell>
          <table:table-cell table:number-columns-repeated="1015"/>
        </table:table-row>
        <table:table-row table:style-name="ro3">
          <table:table-cell table:style-name="ce150" office:value-type="float" office:value="12">
            <text:p>12</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16]=0;&quot;-&quot;;IF([.I16]=-1;&quot;! Mini-game's name missing !&quot;;IF([.I16]=-2;&quot;! Developer's name missing !&quot;;IF([.I16]=-3;&quot;! Challenge's type missing !&quot;;IF([.I16]=-4;&quot;! Difficulty rating missing !&quot;;CONCATENATE(iferror(CONCATENATE(LEFT([.D16];1);MID([.D16];SEARCH(&quot;-&quot;;[.D16];1)+1;1));LEFT([.D16];1));COUNTIF([.$D$5:.$D16];[.D16]);&quot;_&quot;;SUBSTITUTE(PROPER([.B16]);&quot; &quot;;&quot;&quot;);&quot;_&quot;;[.E16]))))))" office:value-type="string" office:string-value="-">
            <text:p>-</text:p>
          </table:table-cell>
          <table:table-cell table:style-name="ce178" table:formula="of:=IF(AND([.B16]=&quot;&quot;;[.C16]=&quot;&quot;;[.D16]=&quot;&quot;;[.E16]=&quot;&quot;);0;IF(AND([.B16]=&quot;&quot;;[.C16]&lt;&gt;&quot;&quot;;[.D16]&lt;&gt;&quot;&quot;;[.E16]&lt;&gt;&quot;&quot;);-1;IF(AND([.B16]&lt;&gt;&quot;&quot;;[.C16]=&quot;&quot;;[.D16]&lt;&gt;&quot;&quot;;[.E16]&lt;&gt;&quot;&quot;);-2;IF(AND([.B16]&lt;&gt;&quot;&quot;;[.C16]&lt;&gt;&quot;&quot;;[.D16]=&quot;&quot;;[.E16]&lt;&gt;&quot;&quot;);-3;IF(AND([.B16]=&quot;&quot;;[.C16]&lt;&gt;&quot;&quot;;[.D16]&lt;&gt;&quot;&quot;;[.E16]=&quot;&quot;);-3;IF(AND([.B16]&lt;&gt;&quot;&quot;;[.C16]&lt;&gt;&quot;&quot;;[.D16]&lt;&gt;&quot;&quot;;[.E16]&lt;&gt;&quot;&quot;);1;-4))))))" office:value-type="float" office:value="0">
            <text:p>0</text:p>
          </table:table-cell>
          <table:table-cell table:number-columns-repeated="1015"/>
        </table:table-row>
        <table:table-row table:style-name="ro3">
          <table:table-cell table:style-name="ce150" office:value-type="float" office:value="13">
            <text:p>13</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17]=0;&quot;-&quot;;IF([.I17]=-1;&quot;! Mini-game's name missing !&quot;;IF([.I17]=-2;&quot;! Developer's name missing !&quot;;IF([.I17]=-3;&quot;! Challenge's type missing !&quot;;IF([.I17]=-4;&quot;! Difficulty rating missing !&quot;;CONCATENATE(iferror(CONCATENATE(LEFT([.D17];1);MID([.D17];SEARCH(&quot;-&quot;;[.D17];1)+1;1));LEFT([.D17];1));COUNTIF([.$D$5:.$D17];[.D17]);&quot;_&quot;;SUBSTITUTE(PROPER([.B17]);&quot; &quot;;&quot;&quot;);&quot;_&quot;;[.E17]))))))" office:value-type="string" office:string-value="-">
            <text:p>-</text:p>
          </table:table-cell>
          <table:table-cell table:style-name="ce178" table:formula="of:=IF(AND([.B17]=&quot;&quot;;[.C17]=&quot;&quot;;[.D17]=&quot;&quot;;[.E17]=&quot;&quot;);0;IF(AND([.B17]=&quot;&quot;;[.C17]&lt;&gt;&quot;&quot;;[.D17]&lt;&gt;&quot;&quot;;[.E17]&lt;&gt;&quot;&quot;);-1;IF(AND([.B17]&lt;&gt;&quot;&quot;;[.C17]=&quot;&quot;;[.D17]&lt;&gt;&quot;&quot;;[.E17]&lt;&gt;&quot;&quot;);-2;IF(AND([.B17]&lt;&gt;&quot;&quot;;[.C17]&lt;&gt;&quot;&quot;;[.D17]=&quot;&quot;;[.E17]&lt;&gt;&quot;&quot;);-3;IF(AND([.B17]=&quot;&quot;;[.C17]&lt;&gt;&quot;&quot;;[.D17]&lt;&gt;&quot;&quot;;[.E17]=&quot;&quot;);-3;IF(AND([.B17]&lt;&gt;&quot;&quot;;[.C17]&lt;&gt;&quot;&quot;;[.D17]&lt;&gt;&quot;&quot;;[.E17]&lt;&gt;&quot;&quot;);1;-4))))))" office:value-type="float" office:value="0">
            <text:p>0</text:p>
          </table:table-cell>
          <table:table-cell table:number-columns-repeated="1015"/>
        </table:table-row>
        <table:table-row table:style-name="ro3">
          <table:table-cell table:style-name="ce150" office:value-type="float" office:value="14">
            <text:p>14</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18]=0;&quot;-&quot;;IF([.I18]=-1;&quot;! Mini-game's name missing !&quot;;IF([.I18]=-2;&quot;! Developer's name missing !&quot;;IF([.I18]=-3;&quot;! Challenge's type missing !&quot;;IF([.I18]=-4;&quot;! Difficulty rating missing !&quot;;CONCATENATE(iferror(CONCATENATE(LEFT([.D18];1);MID([.D18];SEARCH(&quot;-&quot;;[.D18];1)+1;1));LEFT([.D18];1));COUNTIF([.$D$5:.$D18];[.D18]);&quot;_&quot;;SUBSTITUTE(PROPER([.B18]);&quot; &quot;;&quot;&quot;);&quot;_&quot;;[.E18]))))))" office:value-type="string" office:string-value="-">
            <text:p>-</text:p>
          </table:table-cell>
          <table:table-cell table:style-name="ce178" table:formula="of:=IF(AND([.B18]=&quot;&quot;;[.C18]=&quot;&quot;;[.D18]=&quot;&quot;;[.E18]=&quot;&quot;);0;IF(AND([.B18]=&quot;&quot;;[.C18]&lt;&gt;&quot;&quot;;[.D18]&lt;&gt;&quot;&quot;;[.E18]&lt;&gt;&quot;&quot;);-1;IF(AND([.B18]&lt;&gt;&quot;&quot;;[.C18]=&quot;&quot;;[.D18]&lt;&gt;&quot;&quot;;[.E18]&lt;&gt;&quot;&quot;);-2;IF(AND([.B18]&lt;&gt;&quot;&quot;;[.C18]&lt;&gt;&quot;&quot;;[.D18]=&quot;&quot;;[.E18]&lt;&gt;&quot;&quot;);-3;IF(AND([.B18]=&quot;&quot;;[.C18]&lt;&gt;&quot;&quot;;[.D18]&lt;&gt;&quot;&quot;;[.E18]=&quot;&quot;);-3;IF(AND([.B18]&lt;&gt;&quot;&quot;;[.C18]&lt;&gt;&quot;&quot;;[.D18]&lt;&gt;&quot;&quot;;[.E18]&lt;&gt;&quot;&quot;);1;-4))))))" office:value-type="float" office:value="0">
            <text:p>0</text:p>
          </table:table-cell>
          <table:table-cell table:number-columns-repeated="1015"/>
        </table:table-row>
        <table:table-row table:style-name="ro3">
          <table:table-cell table:style-name="ce150" office:value-type="float" office:value="15">
            <text:p>15</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19]=0;&quot;-&quot;;IF([.I19]=-1;&quot;! Mini-game's name missing !&quot;;IF([.I19]=-2;&quot;! Developer's name missing !&quot;;IF([.I19]=-3;&quot;! Challenge's type missing !&quot;;IF([.I19]=-4;&quot;! Difficulty rating missing !&quot;;CONCATENATE(iferror(CONCATENATE(LEFT([.D19];1);MID([.D19];SEARCH(&quot;-&quot;;[.D19];1)+1;1));LEFT([.D19];1));COUNTIF([.$D$5:.$D19];[.D19]);&quot;_&quot;;SUBSTITUTE(PROPER([.B19]);&quot; &quot;;&quot;&quot;);&quot;_&quot;;[.E19]))))))" office:value-type="string" office:string-value="-">
            <text:p>-</text:p>
          </table:table-cell>
          <table:table-cell table:style-name="ce178" table:formula="of:=IF(AND([.B19]=&quot;&quot;;[.C19]=&quot;&quot;;[.D19]=&quot;&quot;;[.E19]=&quot;&quot;);0;IF(AND([.B19]=&quot;&quot;;[.C19]&lt;&gt;&quot;&quot;;[.D19]&lt;&gt;&quot;&quot;;[.E19]&lt;&gt;&quot;&quot;);-1;IF(AND([.B19]&lt;&gt;&quot;&quot;;[.C19]=&quot;&quot;;[.D19]&lt;&gt;&quot;&quot;;[.E19]&lt;&gt;&quot;&quot;);-2;IF(AND([.B19]&lt;&gt;&quot;&quot;;[.C19]&lt;&gt;&quot;&quot;;[.D19]=&quot;&quot;;[.E19]&lt;&gt;&quot;&quot;);-3;IF(AND([.B19]=&quot;&quot;;[.C19]&lt;&gt;&quot;&quot;;[.D19]&lt;&gt;&quot;&quot;;[.E19]=&quot;&quot;);-3;IF(AND([.B19]&lt;&gt;&quot;&quot;;[.C19]&lt;&gt;&quot;&quot;;[.D19]&lt;&gt;&quot;&quot;;[.E19]&lt;&gt;&quot;&quot;);1;-4))))))" office:value-type="float" office:value="0">
            <text:p>0</text:p>
          </table:table-cell>
          <table:table-cell table:number-columns-repeated="1015"/>
        </table:table-row>
        <table:table-row table:style-name="ro3">
          <table:table-cell table:style-name="ce150" office:value-type="float" office:value="16">
            <text:p>16</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20]=0;&quot;-&quot;;IF([.I20]=-1;&quot;! Mini-game's name missing !&quot;;IF([.I20]=-2;&quot;! Developer's name missing !&quot;;IF([.I20]=-3;&quot;! Challenge's type missing !&quot;;IF([.I20]=-4;&quot;! Difficulty rating missing !&quot;;CONCATENATE(iferror(CONCATENATE(LEFT([.D20];1);MID([.D20];SEARCH(&quot;-&quot;;[.D20];1)+1;1));LEFT([.D20];1));COUNTIF([.$D$5:.$D20];[.D20]);&quot;_&quot;;SUBSTITUTE(PROPER([.B20]);&quot; &quot;;&quot;&quot;);&quot;_&quot;;[.E20]))))))" office:value-type="string" office:string-value="-">
            <text:p>-</text:p>
          </table:table-cell>
          <table:table-cell table:style-name="ce178" table:formula="of:=IF(AND([.B20]=&quot;&quot;;[.C20]=&quot;&quot;;[.D20]=&quot;&quot;;[.E20]=&quot;&quot;);0;IF(AND([.B20]=&quot;&quot;;[.C20]&lt;&gt;&quot;&quot;;[.D20]&lt;&gt;&quot;&quot;;[.E20]&lt;&gt;&quot;&quot;);-1;IF(AND([.B20]&lt;&gt;&quot;&quot;;[.C20]=&quot;&quot;;[.D20]&lt;&gt;&quot;&quot;;[.E20]&lt;&gt;&quot;&quot;);-2;IF(AND([.B20]&lt;&gt;&quot;&quot;;[.C20]&lt;&gt;&quot;&quot;;[.D20]=&quot;&quot;;[.E20]&lt;&gt;&quot;&quot;);-3;IF(AND([.B20]=&quot;&quot;;[.C20]&lt;&gt;&quot;&quot;;[.D20]&lt;&gt;&quot;&quot;;[.E20]=&quot;&quot;);-3;IF(AND([.B20]&lt;&gt;&quot;&quot;;[.C20]&lt;&gt;&quot;&quot;;[.D20]&lt;&gt;&quot;&quot;;[.E20]&lt;&gt;&quot;&quot;);1;-4))))))" office:value-type="float" office:value="0">
            <text:p>0</text:p>
          </table:table-cell>
          <table:table-cell table:number-columns-repeated="1015"/>
        </table:table-row>
        <table:table-row table:style-name="ro3">
          <table:table-cell table:style-name="ce150" office:value-type="float" office:value="17">
            <text:p>17</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21]=0;&quot;-&quot;;IF([.I21]=-1;&quot;! Mini-game's name missing !&quot;;IF([.I21]=-2;&quot;! Developer's name missing !&quot;;IF([.I21]=-3;&quot;! Challenge's type missing !&quot;;IF([.I21]=-4;&quot;! Difficulty rating missing !&quot;;CONCATENATE(iferror(CONCATENATE(LEFT([.D21];1);MID([.D21];SEARCH(&quot;-&quot;;[.D21];1)+1;1));LEFT([.D21];1));COUNTIF([.$D$5:.$D21];[.D21]);&quot;_&quot;;SUBSTITUTE(PROPER([.B21]);&quot; &quot;;&quot;&quot;);&quot;_&quot;;[.E21]))))))" office:value-type="string" office:string-value="-">
            <text:p>-</text:p>
          </table:table-cell>
          <table:table-cell table:style-name="ce178" table:formula="of:=IF(AND([.B21]=&quot;&quot;;[.C21]=&quot;&quot;;[.D21]=&quot;&quot;;[.E21]=&quot;&quot;);0;IF(AND([.B21]=&quot;&quot;;[.C21]&lt;&gt;&quot;&quot;;[.D21]&lt;&gt;&quot;&quot;;[.E21]&lt;&gt;&quot;&quot;);-1;IF(AND([.B21]&lt;&gt;&quot;&quot;;[.C21]=&quot;&quot;;[.D21]&lt;&gt;&quot;&quot;;[.E21]&lt;&gt;&quot;&quot;);-2;IF(AND([.B21]&lt;&gt;&quot;&quot;;[.C21]&lt;&gt;&quot;&quot;;[.D21]=&quot;&quot;;[.E21]&lt;&gt;&quot;&quot;);-3;IF(AND([.B21]=&quot;&quot;;[.C21]&lt;&gt;&quot;&quot;;[.D21]&lt;&gt;&quot;&quot;;[.E21]=&quot;&quot;);-3;IF(AND([.B21]&lt;&gt;&quot;&quot;;[.C21]&lt;&gt;&quot;&quot;;[.D21]&lt;&gt;&quot;&quot;;[.E21]&lt;&gt;&quot;&quot;);1;-4))))))" office:value-type="float" office:value="0">
            <text:p>0</text:p>
          </table:table-cell>
          <table:table-cell table:number-columns-repeated="1015"/>
        </table:table-row>
        <table:table-row table:style-name="ro3">
          <table:table-cell table:style-name="ce150" office:value-type="float" office:value="18">
            <text:p>18</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22]=0;&quot;-&quot;;IF([.I22]=-1;&quot;! Mini-game's name missing !&quot;;IF([.I22]=-2;&quot;! Developer's name missing !&quot;;IF([.I22]=-3;&quot;! Challenge's type missing !&quot;;IF([.I22]=-4;&quot;! Difficulty rating missing !&quot;;CONCATENATE(iferror(CONCATENATE(LEFT([.D22];1);MID([.D22];SEARCH(&quot;-&quot;;[.D22];1)+1;1));LEFT([.D22];1));COUNTIF([.$D$5:.$D22];[.D22]);&quot;_&quot;;SUBSTITUTE(PROPER([.B22]);&quot; &quot;;&quot;&quot;);&quot;_&quot;;[.E22]))))))" office:value-type="string" office:string-value="-">
            <text:p>-</text:p>
          </table:table-cell>
          <table:table-cell table:style-name="ce178" table:formula="of:=IF(AND([.B22]=&quot;&quot;;[.C22]=&quot;&quot;;[.D22]=&quot;&quot;;[.E22]=&quot;&quot;);0;IF(AND([.B22]=&quot;&quot;;[.C22]&lt;&gt;&quot;&quot;;[.D22]&lt;&gt;&quot;&quot;;[.E22]&lt;&gt;&quot;&quot;);-1;IF(AND([.B22]&lt;&gt;&quot;&quot;;[.C22]=&quot;&quot;;[.D22]&lt;&gt;&quot;&quot;;[.E22]&lt;&gt;&quot;&quot;);-2;IF(AND([.B22]&lt;&gt;&quot;&quot;;[.C22]&lt;&gt;&quot;&quot;;[.D22]=&quot;&quot;;[.E22]&lt;&gt;&quot;&quot;);-3;IF(AND([.B22]=&quot;&quot;;[.C22]&lt;&gt;&quot;&quot;;[.D22]&lt;&gt;&quot;&quot;;[.E22]=&quot;&quot;);-3;IF(AND([.B22]&lt;&gt;&quot;&quot;;[.C22]&lt;&gt;&quot;&quot;;[.D22]&lt;&gt;&quot;&quot;;[.E22]&lt;&gt;&quot;&quot;);1;-4))))))" office:value-type="float" office:value="0">
            <text:p>0</text:p>
          </table:table-cell>
          <table:table-cell table:number-columns-repeated="1015"/>
        </table:table-row>
        <table:table-row table:style-name="ro3">
          <table:table-cell table:style-name="ce150" office:value-type="float" office:value="19">
            <text:p>19</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23]=0;&quot;-&quot;;IF([.I23]=-1;&quot;! Mini-game's name missing !&quot;;IF([.I23]=-2;&quot;! Developer's name missing !&quot;;IF([.I23]=-3;&quot;! Challenge's type missing !&quot;;IF([.I23]=-4;&quot;! Difficulty rating missing !&quot;;CONCATENATE(iferror(CONCATENATE(LEFT([.D23];1);MID([.D23];SEARCH(&quot;-&quot;;[.D23];1)+1;1));LEFT([.D23];1));COUNTIF([.$D$5:.$D23];[.D23]);&quot;_&quot;;SUBSTITUTE(PROPER([.B23]);&quot; &quot;;&quot;&quot;);&quot;_&quot;;[.E23]))))))" office:value-type="string" office:string-value="-">
            <text:p>-</text:p>
          </table:table-cell>
          <table:table-cell table:style-name="ce178" table:formula="of:=IF(AND([.B23]=&quot;&quot;;[.C23]=&quot;&quot;;[.D23]=&quot;&quot;;[.E23]=&quot;&quot;);0;IF(AND([.B23]=&quot;&quot;;[.C23]&lt;&gt;&quot;&quot;;[.D23]&lt;&gt;&quot;&quot;;[.E23]&lt;&gt;&quot;&quot;);-1;IF(AND([.B23]&lt;&gt;&quot;&quot;;[.C23]=&quot;&quot;;[.D23]&lt;&gt;&quot;&quot;;[.E23]&lt;&gt;&quot;&quot;);-2;IF(AND([.B23]&lt;&gt;&quot;&quot;;[.C23]&lt;&gt;&quot;&quot;;[.D23]=&quot;&quot;;[.E23]&lt;&gt;&quot;&quot;);-3;IF(AND([.B23]=&quot;&quot;;[.C23]&lt;&gt;&quot;&quot;;[.D23]&lt;&gt;&quot;&quot;;[.E23]=&quot;&quot;);-3;IF(AND([.B23]&lt;&gt;&quot;&quot;;[.C23]&lt;&gt;&quot;&quot;;[.D23]&lt;&gt;&quot;&quot;;[.E23]&lt;&gt;&quot;&quot;);1;-4))))))" office:value-type="float" office:value="0">
            <text:p>0</text:p>
          </table:table-cell>
          <table:table-cell table:number-columns-repeated="1015"/>
        </table:table-row>
        <table:table-row table:style-name="ro3">
          <table:table-cell table:style-name="ce150" office:value-type="float" office:value="20">
            <text:p>20</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24]=0;&quot;-&quot;;IF([.I24]=-1;&quot;! Mini-game's name missing !&quot;;IF([.I24]=-2;&quot;! Developer's name missing !&quot;;IF([.I24]=-3;&quot;! Challenge's type missing !&quot;;IF([.I24]=-4;&quot;! Difficulty rating missing !&quot;;CONCATENATE(iferror(CONCATENATE(LEFT([.D24];1);MID([.D24];SEARCH(&quot;-&quot;;[.D24];1)+1;1));LEFT([.D24];1));COUNTIF([.$D$5:.$D24];[.D24]);&quot;_&quot;;SUBSTITUTE(PROPER([.B24]);&quot; &quot;;&quot;&quot;);&quot;_&quot;;[.E24]))))))" office:value-type="string" office:string-value="-">
            <text:p>-</text:p>
          </table:table-cell>
          <table:table-cell table:style-name="ce178" table:formula="of:=IF(AND([.B24]=&quot;&quot;;[.C24]=&quot;&quot;;[.D24]=&quot;&quot;;[.E24]=&quot;&quot;);0;IF(AND([.B24]=&quot;&quot;;[.C24]&lt;&gt;&quot;&quot;;[.D24]&lt;&gt;&quot;&quot;;[.E24]&lt;&gt;&quot;&quot;);-1;IF(AND([.B24]&lt;&gt;&quot;&quot;;[.C24]=&quot;&quot;;[.D24]&lt;&gt;&quot;&quot;;[.E24]&lt;&gt;&quot;&quot;);-2;IF(AND([.B24]&lt;&gt;&quot;&quot;;[.C24]&lt;&gt;&quot;&quot;;[.D24]=&quot;&quot;;[.E24]&lt;&gt;&quot;&quot;);-3;IF(AND([.B24]=&quot;&quot;;[.C24]&lt;&gt;&quot;&quot;;[.D24]&lt;&gt;&quot;&quot;;[.E24]=&quot;&quot;);-3;IF(AND([.B24]&lt;&gt;&quot;&quot;;[.C24]&lt;&gt;&quot;&quot;;[.D24]&lt;&gt;&quot;&quot;;[.E24]&lt;&gt;&quot;&quot;);1;-4))))))" office:value-type="float" office:value="0">
            <text:p>0</text:p>
          </table:table-cell>
          <table:table-cell table:number-columns-repeated="1015"/>
        </table:table-row>
        <table:table-row table:style-name="ro3">
          <table:table-cell table:style-name="ce150" office:value-type="float" office:value="21">
            <text:p>21</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25]=0;&quot;-&quot;;IF([.I25]=-1;&quot;! Mini-game's name missing !&quot;;IF([.I25]=-2;&quot;! Developer's name missing !&quot;;IF([.I25]=-3;&quot;! Challenge's type missing !&quot;;IF([.I25]=-4;&quot;! Difficulty rating missing !&quot;;CONCATENATE(iferror(CONCATENATE(LEFT([.D25];1);MID([.D25];SEARCH(&quot;-&quot;;[.D25];1)+1;1));LEFT([.D25];1));COUNTIF([.$D$5:.$D25];[.D25]);&quot;_&quot;;SUBSTITUTE(PROPER([.B25]);&quot; &quot;;&quot;&quot;);&quot;_&quot;;[.E25]))))))" office:value-type="string" office:string-value="-">
            <text:p>-</text:p>
          </table:table-cell>
          <table:table-cell table:style-name="ce178" table:formula="of:=IF(AND([.B25]=&quot;&quot;;[.C25]=&quot;&quot;;[.D25]=&quot;&quot;;[.E25]=&quot;&quot;);0;IF(AND([.B25]=&quot;&quot;;[.C25]&lt;&gt;&quot;&quot;;[.D25]&lt;&gt;&quot;&quot;;[.E25]&lt;&gt;&quot;&quot;);-1;IF(AND([.B25]&lt;&gt;&quot;&quot;;[.C25]=&quot;&quot;;[.D25]&lt;&gt;&quot;&quot;;[.E25]&lt;&gt;&quot;&quot;);-2;IF(AND([.B25]&lt;&gt;&quot;&quot;;[.C25]&lt;&gt;&quot;&quot;;[.D25]=&quot;&quot;;[.E25]&lt;&gt;&quot;&quot;);-3;IF(AND([.B25]=&quot;&quot;;[.C25]&lt;&gt;&quot;&quot;;[.D25]&lt;&gt;&quot;&quot;;[.E25]=&quot;&quot;);-3;IF(AND([.B25]&lt;&gt;&quot;&quot;;[.C25]&lt;&gt;&quot;&quot;;[.D25]&lt;&gt;&quot;&quot;;[.E25]&lt;&gt;&quot;&quot;);1;-4))))))" office:value-type="float" office:value="0">
            <text:p>0</text:p>
          </table:table-cell>
          <table:table-cell table:number-columns-repeated="1015"/>
        </table:table-row>
        <table:table-row table:style-name="ro3">
          <table:table-cell table:style-name="ce150" office:value-type="float" office:value="22">
            <text:p>22</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26]=0;&quot;-&quot;;IF([.I26]=-1;&quot;! Mini-game's name missing !&quot;;IF([.I26]=-2;&quot;! Developer's name missing !&quot;;IF([.I26]=-3;&quot;! Challenge's type missing !&quot;;IF([.I26]=-4;&quot;! Difficulty rating missing !&quot;;CONCATENATE(iferror(CONCATENATE(LEFT([.D26];1);MID([.D26];SEARCH(&quot;-&quot;;[.D26];1)+1;1));LEFT([.D26];1));COUNTIF([.$D$5:.$D26];[.D26]);&quot;_&quot;;SUBSTITUTE(PROPER([.B26]);&quot; &quot;;&quot;&quot;);&quot;_&quot;;[.E26]))))))" office:value-type="string" office:string-value="-">
            <text:p>-</text:p>
          </table:table-cell>
          <table:table-cell table:style-name="ce178" table:formula="of:=IF(AND([.B26]=&quot;&quot;;[.C26]=&quot;&quot;;[.D26]=&quot;&quot;;[.E26]=&quot;&quot;);0;IF(AND([.B26]=&quot;&quot;;[.C26]&lt;&gt;&quot;&quot;;[.D26]&lt;&gt;&quot;&quot;;[.E26]&lt;&gt;&quot;&quot;);-1;IF(AND([.B26]&lt;&gt;&quot;&quot;;[.C26]=&quot;&quot;;[.D26]&lt;&gt;&quot;&quot;;[.E26]&lt;&gt;&quot;&quot;);-2;IF(AND([.B26]&lt;&gt;&quot;&quot;;[.C26]&lt;&gt;&quot;&quot;;[.D26]=&quot;&quot;;[.E26]&lt;&gt;&quot;&quot;);-3;IF(AND([.B26]=&quot;&quot;;[.C26]&lt;&gt;&quot;&quot;;[.D26]&lt;&gt;&quot;&quot;;[.E26]=&quot;&quot;);-3;IF(AND([.B26]&lt;&gt;&quot;&quot;;[.C26]&lt;&gt;&quot;&quot;;[.D26]&lt;&gt;&quot;&quot;;[.E26]&lt;&gt;&quot;&quot;);1;-4))))))" office:value-type="float" office:value="0">
            <text:p>0</text:p>
          </table:table-cell>
          <table:table-cell table:number-columns-repeated="1015"/>
        </table:table-row>
        <table:table-row table:style-name="ro3">
          <table:table-cell table:style-name="ce150" office:value-type="float" office:value="23">
            <text:p>23</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27]=0;&quot;-&quot;;IF([.I27]=-1;&quot;! Mini-game's name missing !&quot;;IF([.I27]=-2;&quot;! Developer's name missing !&quot;;IF([.I27]=-3;&quot;! Challenge's type missing !&quot;;IF([.I27]=-4;&quot;! Difficulty rating missing !&quot;;CONCATENATE(iferror(CONCATENATE(LEFT([.D27];1);MID([.D27];SEARCH(&quot;-&quot;;[.D27];1)+1;1));LEFT([.D27];1));COUNTIF([.$D$5:.$D27];[.D27]);&quot;_&quot;;SUBSTITUTE(PROPER([.B27]);&quot; &quot;;&quot;&quot;);&quot;_&quot;;[.E27]))))))" office:value-type="string" office:string-value="-">
            <text:p>-</text:p>
          </table:table-cell>
          <table:table-cell table:style-name="ce178" table:formula="of:=IF(AND([.B27]=&quot;&quot;;[.C27]=&quot;&quot;;[.D27]=&quot;&quot;;[.E27]=&quot;&quot;);0;IF(AND([.B27]=&quot;&quot;;[.C27]&lt;&gt;&quot;&quot;;[.D27]&lt;&gt;&quot;&quot;;[.E27]&lt;&gt;&quot;&quot;);-1;IF(AND([.B27]&lt;&gt;&quot;&quot;;[.C27]=&quot;&quot;;[.D27]&lt;&gt;&quot;&quot;;[.E27]&lt;&gt;&quot;&quot;);-2;IF(AND([.B27]&lt;&gt;&quot;&quot;;[.C27]&lt;&gt;&quot;&quot;;[.D27]=&quot;&quot;;[.E27]&lt;&gt;&quot;&quot;);-3;IF(AND([.B27]=&quot;&quot;;[.C27]&lt;&gt;&quot;&quot;;[.D27]&lt;&gt;&quot;&quot;;[.E27]=&quot;&quot;);-3;IF(AND([.B27]&lt;&gt;&quot;&quot;;[.C27]&lt;&gt;&quot;&quot;;[.D27]&lt;&gt;&quot;&quot;;[.E27]&lt;&gt;&quot;&quot;);1;-4))))))" office:value-type="float" office:value="0">
            <text:p>0</text:p>
          </table:table-cell>
          <table:table-cell table:number-columns-repeated="1015"/>
        </table:table-row>
        <table:table-row table:style-name="ro3">
          <table:table-cell table:style-name="ce150" office:value-type="float" office:value="24">
            <text:p>24</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28]=0;&quot;-&quot;;IF([.I28]=-1;&quot;! Mini-game's name missing !&quot;;IF([.I28]=-2;&quot;! Developer's name missing !&quot;;IF([.I28]=-3;&quot;! Challenge's type missing !&quot;;IF([.I28]=-4;&quot;! Difficulty rating missing !&quot;;CONCATENATE(iferror(CONCATENATE(LEFT([.D28];1);MID([.D28];SEARCH(&quot;-&quot;;[.D28];1)+1;1));LEFT([.D28];1));COUNTIF([.$D$5:.$D28];[.D28]);&quot;_&quot;;SUBSTITUTE(PROPER([.B28]);&quot; &quot;;&quot;&quot;);&quot;_&quot;;[.E28]))))))" office:value-type="string" office:string-value="-">
            <text:p>-</text:p>
          </table:table-cell>
          <table:table-cell table:style-name="ce178" table:formula="of:=IF(AND([.B28]=&quot;&quot;;[.C28]=&quot;&quot;;[.D28]=&quot;&quot;;[.E28]=&quot;&quot;);0;IF(AND([.B28]=&quot;&quot;;[.C28]&lt;&gt;&quot;&quot;;[.D28]&lt;&gt;&quot;&quot;;[.E28]&lt;&gt;&quot;&quot;);-1;IF(AND([.B28]&lt;&gt;&quot;&quot;;[.C28]=&quot;&quot;;[.D28]&lt;&gt;&quot;&quot;;[.E28]&lt;&gt;&quot;&quot;);-2;IF(AND([.B28]&lt;&gt;&quot;&quot;;[.C28]&lt;&gt;&quot;&quot;;[.D28]=&quot;&quot;;[.E28]&lt;&gt;&quot;&quot;);-3;IF(AND([.B28]=&quot;&quot;;[.C28]&lt;&gt;&quot;&quot;;[.D28]&lt;&gt;&quot;&quot;;[.E28]=&quot;&quot;);-3;IF(AND([.B28]&lt;&gt;&quot;&quot;;[.C28]&lt;&gt;&quot;&quot;;[.D28]&lt;&gt;&quot;&quot;;[.E28]&lt;&gt;&quot;&quot;);1;-4))))))" office:value-type="float" office:value="0">
            <text:p>0</text:p>
          </table:table-cell>
          <table:table-cell table:number-columns-repeated="1015"/>
        </table:table-row>
        <table:table-row table:style-name="ro3">
          <table:table-cell table:style-name="ce150" office:value-type="float" office:value="25">
            <text:p>25</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29]=0;&quot;-&quot;;IF([.I29]=-1;&quot;! Mini-game's name missing !&quot;;IF([.I29]=-2;&quot;! Developer's name missing !&quot;;IF([.I29]=-3;&quot;! Challenge's type missing !&quot;;IF([.I29]=-4;&quot;! Difficulty rating missing !&quot;;CONCATENATE(iferror(CONCATENATE(LEFT([.D29];1);MID([.D29];SEARCH(&quot;-&quot;;[.D29];1)+1;1));LEFT([.D29];1));COUNTIF([.$D$5:.$D29];[.D29]);&quot;_&quot;;SUBSTITUTE(PROPER([.B29]);&quot; &quot;;&quot;&quot;);&quot;_&quot;;[.E29]))))))" office:value-type="string" office:string-value="-">
            <text:p>-</text:p>
          </table:table-cell>
          <table:table-cell table:style-name="ce178" table:formula="of:=IF(AND([.B29]=&quot;&quot;;[.C29]=&quot;&quot;;[.D29]=&quot;&quot;;[.E29]=&quot;&quot;);0;IF(AND([.B29]=&quot;&quot;;[.C29]&lt;&gt;&quot;&quot;;[.D29]&lt;&gt;&quot;&quot;;[.E29]&lt;&gt;&quot;&quot;);-1;IF(AND([.B29]&lt;&gt;&quot;&quot;;[.C29]=&quot;&quot;;[.D29]&lt;&gt;&quot;&quot;;[.E29]&lt;&gt;&quot;&quot;);-2;IF(AND([.B29]&lt;&gt;&quot;&quot;;[.C29]&lt;&gt;&quot;&quot;;[.D29]=&quot;&quot;;[.E29]&lt;&gt;&quot;&quot;);-3;IF(AND([.B29]=&quot;&quot;;[.C29]&lt;&gt;&quot;&quot;;[.D29]&lt;&gt;&quot;&quot;;[.E29]=&quot;&quot;);-3;IF(AND([.B29]&lt;&gt;&quot;&quot;;[.C29]&lt;&gt;&quot;&quot;;[.D29]&lt;&gt;&quot;&quot;;[.E29]&lt;&gt;&quot;&quot;);1;-4))))))" office:value-type="float" office:value="0">
            <text:p>0</text:p>
          </table:table-cell>
          <table:table-cell table:number-columns-repeated="1015"/>
        </table:table-row>
        <table:table-row table:style-name="ro3">
          <table:table-cell table:style-name="ce150" office:value-type="float" office:value="26">
            <text:p>26</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30]=0;&quot;-&quot;;IF([.I30]=-1;&quot;! Mini-game's name missing !&quot;;IF([.I30]=-2;&quot;! Developer's name missing !&quot;;IF([.I30]=-3;&quot;! Challenge's type missing !&quot;;IF([.I30]=-4;&quot;! Difficulty rating missing !&quot;;CONCATENATE(iferror(CONCATENATE(LEFT([.D30];1);MID([.D30];SEARCH(&quot;-&quot;;[.D30];1)+1;1));LEFT([.D30];1));COUNTIF([.$D$5:.$D30];[.D30]);&quot;_&quot;;SUBSTITUTE(PROPER([.B30]);&quot; &quot;;&quot;&quot;);&quot;_&quot;;[.E30]))))))" office:value-type="string" office:string-value="-">
            <text:p>-</text:p>
          </table:table-cell>
          <table:table-cell table:style-name="ce178" table:formula="of:=IF(AND([.B30]=&quot;&quot;;[.C30]=&quot;&quot;;[.D30]=&quot;&quot;;[.E30]=&quot;&quot;);0;IF(AND([.B30]=&quot;&quot;;[.C30]&lt;&gt;&quot;&quot;;[.D30]&lt;&gt;&quot;&quot;;[.E30]&lt;&gt;&quot;&quot;);-1;IF(AND([.B30]&lt;&gt;&quot;&quot;;[.C30]=&quot;&quot;;[.D30]&lt;&gt;&quot;&quot;;[.E30]&lt;&gt;&quot;&quot;);-2;IF(AND([.B30]&lt;&gt;&quot;&quot;;[.C30]&lt;&gt;&quot;&quot;;[.D30]=&quot;&quot;;[.E30]&lt;&gt;&quot;&quot;);-3;IF(AND([.B30]=&quot;&quot;;[.C30]&lt;&gt;&quot;&quot;;[.D30]&lt;&gt;&quot;&quot;;[.E30]=&quot;&quot;);-3;IF(AND([.B30]&lt;&gt;&quot;&quot;;[.C30]&lt;&gt;&quot;&quot;;[.D30]&lt;&gt;&quot;&quot;;[.E30]&lt;&gt;&quot;&quot;);1;-4))))))" office:value-type="float" office:value="0">
            <text:p>0</text:p>
          </table:table-cell>
          <table:table-cell table:number-columns-repeated="1015"/>
        </table:table-row>
        <table:table-row table:style-name="ro3">
          <table:table-cell table:style-name="ce150" office:value-type="float" office:value="27">
            <text:p>27</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31]=0;&quot;-&quot;;IF([.I31]=-1;&quot;! Mini-game's name missing !&quot;;IF([.I31]=-2;&quot;! Developer's name missing !&quot;;IF([.I31]=-3;&quot;! Challenge's type missing !&quot;;IF([.I31]=-4;&quot;! Difficulty rating missing !&quot;;CONCATENATE(iferror(CONCATENATE(LEFT([.D31];1);MID([.D31];SEARCH(&quot;-&quot;;[.D31];1)+1;1));LEFT([.D31];1));COUNTIF([.$D$5:.$D31];[.D31]);&quot;_&quot;;SUBSTITUTE(PROPER([.B31]);&quot; &quot;;&quot;&quot;);&quot;_&quot;;[.E31]))))))" office:value-type="string" office:string-value="-">
            <text:p>-</text:p>
          </table:table-cell>
          <table:table-cell table:style-name="ce178" table:formula="of:=IF(AND([.B31]=&quot;&quot;;[.C31]=&quot;&quot;;[.D31]=&quot;&quot;;[.E31]=&quot;&quot;);0;IF(AND([.B31]=&quot;&quot;;[.C31]&lt;&gt;&quot;&quot;;[.D31]&lt;&gt;&quot;&quot;;[.E31]&lt;&gt;&quot;&quot;);-1;IF(AND([.B31]&lt;&gt;&quot;&quot;;[.C31]=&quot;&quot;;[.D31]&lt;&gt;&quot;&quot;;[.E31]&lt;&gt;&quot;&quot;);-2;IF(AND([.B31]&lt;&gt;&quot;&quot;;[.C31]&lt;&gt;&quot;&quot;;[.D31]=&quot;&quot;;[.E31]&lt;&gt;&quot;&quot;);-3;IF(AND([.B31]=&quot;&quot;;[.C31]&lt;&gt;&quot;&quot;;[.D31]&lt;&gt;&quot;&quot;;[.E31]=&quot;&quot;);-3;IF(AND([.B31]&lt;&gt;&quot;&quot;;[.C31]&lt;&gt;&quot;&quot;;[.D31]&lt;&gt;&quot;&quot;;[.E31]&lt;&gt;&quot;&quot;);1;-4))))))" office:value-type="float" office:value="0">
            <text:p>0</text:p>
          </table:table-cell>
          <table:table-cell table:number-columns-repeated="1015"/>
        </table:table-row>
        <table:table-row table:style-name="ro3">
          <table:table-cell table:style-name="ce150" office:value-type="float" office:value="28">
            <text:p>28</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32]=0;&quot;-&quot;;IF([.I32]=-1;&quot;! Mini-game's name missing !&quot;;IF([.I32]=-2;&quot;! Developer's name missing !&quot;;IF([.I32]=-3;&quot;! Challenge's type missing !&quot;;IF([.I32]=-4;&quot;! Difficulty rating missing !&quot;;CONCATENATE(iferror(CONCATENATE(LEFT([.D32];1);MID([.D32];SEARCH(&quot;-&quot;;[.D32];1)+1;1));LEFT([.D32];1));COUNTIF([.$D$5:.$D32];[.D32]);&quot;_&quot;;SUBSTITUTE(PROPER([.B32]);&quot; &quot;;&quot;&quot;);&quot;_&quot;;[.E32]))))))" office:value-type="string" office:string-value="-">
            <text:p>-</text:p>
          </table:table-cell>
          <table:table-cell table:style-name="ce178" table:formula="of:=IF(AND([.B32]=&quot;&quot;;[.C32]=&quot;&quot;;[.D32]=&quot;&quot;;[.E32]=&quot;&quot;);0;IF(AND([.B32]=&quot;&quot;;[.C32]&lt;&gt;&quot;&quot;;[.D32]&lt;&gt;&quot;&quot;;[.E32]&lt;&gt;&quot;&quot;);-1;IF(AND([.B32]&lt;&gt;&quot;&quot;;[.C32]=&quot;&quot;;[.D32]&lt;&gt;&quot;&quot;;[.E32]&lt;&gt;&quot;&quot;);-2;IF(AND([.B32]&lt;&gt;&quot;&quot;;[.C32]&lt;&gt;&quot;&quot;;[.D32]=&quot;&quot;;[.E32]&lt;&gt;&quot;&quot;);-3;IF(AND([.B32]=&quot;&quot;;[.C32]&lt;&gt;&quot;&quot;;[.D32]&lt;&gt;&quot;&quot;;[.E32]=&quot;&quot;);-3;IF(AND([.B32]&lt;&gt;&quot;&quot;;[.C32]&lt;&gt;&quot;&quot;;[.D32]&lt;&gt;&quot;&quot;;[.E32]&lt;&gt;&quot;&quot;);1;-4))))))" office:value-type="float" office:value="0">
            <text:p>0</text:p>
          </table:table-cell>
          <table:table-cell table:number-columns-repeated="1015"/>
        </table:table-row>
        <table:table-row table:style-name="ro3">
          <table:table-cell table:style-name="ce150" office:value-type="float" office:value="29">
            <text:p>29</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33]=0;&quot;-&quot;;IF([.I33]=-1;&quot;! Mini-game's name missing !&quot;;IF([.I33]=-2;&quot;! Developer's name missing !&quot;;IF([.I33]=-3;&quot;! Challenge's type missing !&quot;;IF([.I33]=-4;&quot;! Difficulty rating missing !&quot;;CONCATENATE(iferror(CONCATENATE(LEFT([.D33];1);MID([.D33];SEARCH(&quot;-&quot;;[.D33];1)+1;1));LEFT([.D33];1));COUNTIF([.$D$5:.$D33];[.D33]);&quot;_&quot;;SUBSTITUTE(PROPER([.B33]);&quot; &quot;;&quot;&quot;);&quot;_&quot;;[.E33]))))))" office:value-type="string" office:string-value="-">
            <text:p>-</text:p>
          </table:table-cell>
          <table:table-cell table:style-name="ce178" table:formula="of:=IF(AND([.B33]=&quot;&quot;;[.C33]=&quot;&quot;;[.D33]=&quot;&quot;;[.E33]=&quot;&quot;);0;IF(AND([.B33]=&quot;&quot;;[.C33]&lt;&gt;&quot;&quot;;[.D33]&lt;&gt;&quot;&quot;;[.E33]&lt;&gt;&quot;&quot;);-1;IF(AND([.B33]&lt;&gt;&quot;&quot;;[.C33]=&quot;&quot;;[.D33]&lt;&gt;&quot;&quot;;[.E33]&lt;&gt;&quot;&quot;);-2;IF(AND([.B33]&lt;&gt;&quot;&quot;;[.C33]&lt;&gt;&quot;&quot;;[.D33]=&quot;&quot;;[.E33]&lt;&gt;&quot;&quot;);-3;IF(AND([.B33]=&quot;&quot;;[.C33]&lt;&gt;&quot;&quot;;[.D33]&lt;&gt;&quot;&quot;;[.E33]=&quot;&quot;);-3;IF(AND([.B33]&lt;&gt;&quot;&quot;;[.C33]&lt;&gt;&quot;&quot;;[.D33]&lt;&gt;&quot;&quot;;[.E33]&lt;&gt;&quot;&quot;);1;-4))))))" office:value-type="float" office:value="0">
            <text:p>0</text:p>
          </table:table-cell>
          <table:table-cell table:number-columns-repeated="1015"/>
        </table:table-row>
        <table:table-row table:style-name="ro3">
          <table:table-cell table:style-name="ce150" office:value-type="float" office:value="30">
            <text:p>30</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34]=0;&quot;-&quot;;IF([.I34]=-1;&quot;! Mini-game's name missing !&quot;;IF([.I34]=-2;&quot;! Developer's name missing !&quot;;IF([.I34]=-3;&quot;! Challenge's type missing !&quot;;IF([.I34]=-4;&quot;! Difficulty rating missing !&quot;;CONCATENATE(iferror(CONCATENATE(LEFT([.D34];1);MID([.D34];SEARCH(&quot;-&quot;;[.D34];1)+1;1));LEFT([.D34];1));COUNTIF([.$D$5:.$D34];[.D34]);&quot;_&quot;;SUBSTITUTE(PROPER([.B34]);&quot; &quot;;&quot;&quot;);&quot;_&quot;;[.E34]))))))" office:value-type="string" office:string-value="-">
            <text:p>-</text:p>
          </table:table-cell>
          <table:table-cell table:style-name="ce178" table:formula="of:=IF(AND([.B34]=&quot;&quot;;[.C34]=&quot;&quot;;[.D34]=&quot;&quot;;[.E34]=&quot;&quot;);0;IF(AND([.B34]=&quot;&quot;;[.C34]&lt;&gt;&quot;&quot;;[.D34]&lt;&gt;&quot;&quot;;[.E34]&lt;&gt;&quot;&quot;);-1;IF(AND([.B34]&lt;&gt;&quot;&quot;;[.C34]=&quot;&quot;;[.D34]&lt;&gt;&quot;&quot;;[.E34]&lt;&gt;&quot;&quot;);-2;IF(AND([.B34]&lt;&gt;&quot;&quot;;[.C34]&lt;&gt;&quot;&quot;;[.D34]=&quot;&quot;;[.E34]&lt;&gt;&quot;&quot;);-3;IF(AND([.B34]=&quot;&quot;;[.C34]&lt;&gt;&quot;&quot;;[.D34]&lt;&gt;&quot;&quot;;[.E34]=&quot;&quot;);-3;IF(AND([.B34]&lt;&gt;&quot;&quot;;[.C34]&lt;&gt;&quot;&quot;;[.D34]&lt;&gt;&quot;&quot;;[.E34]&lt;&gt;&quot;&quot;);1;-4))))))" office:value-type="float" office:value="0">
            <text:p>0</text:p>
          </table:table-cell>
          <table:table-cell table:number-columns-repeated="1015"/>
        </table:table-row>
        <table:table-row table:style-name="ro3">
          <table:table-cell table:style-name="ce150" office:value-type="float" office:value="31">
            <text:p>31</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35]=0;&quot;-&quot;;IF([.I35]=-1;&quot;! Mini-game's name missing !&quot;;IF([.I35]=-2;&quot;! Developer's name missing !&quot;;IF([.I35]=-3;&quot;! Challenge's type missing !&quot;;IF([.I35]=-4;&quot;! Difficulty rating missing !&quot;;CONCATENATE(iferror(CONCATENATE(LEFT([.D35];1);MID([.D35];SEARCH(&quot;-&quot;;[.D35];1)+1;1));LEFT([.D35];1));COUNTIF([.$D$5:.$D35];[.D35]);&quot;_&quot;;SUBSTITUTE(PROPER([.B35]);&quot; &quot;;&quot;&quot;);&quot;_&quot;;[.E35]))))))" office:value-type="string" office:string-value="-">
            <text:p>-</text:p>
          </table:table-cell>
          <table:table-cell table:style-name="ce178" table:formula="of:=IF(AND([.B35]=&quot;&quot;;[.C35]=&quot;&quot;;[.D35]=&quot;&quot;;[.E35]=&quot;&quot;);0;IF(AND([.B35]=&quot;&quot;;[.C35]&lt;&gt;&quot;&quot;;[.D35]&lt;&gt;&quot;&quot;;[.E35]&lt;&gt;&quot;&quot;);-1;IF(AND([.B35]&lt;&gt;&quot;&quot;;[.C35]=&quot;&quot;;[.D35]&lt;&gt;&quot;&quot;;[.E35]&lt;&gt;&quot;&quot;);-2;IF(AND([.B35]&lt;&gt;&quot;&quot;;[.C35]&lt;&gt;&quot;&quot;;[.D35]=&quot;&quot;;[.E35]&lt;&gt;&quot;&quot;);-3;IF(AND([.B35]=&quot;&quot;;[.C35]&lt;&gt;&quot;&quot;;[.D35]&lt;&gt;&quot;&quot;;[.E35]=&quot;&quot;);-3;IF(AND([.B35]&lt;&gt;&quot;&quot;;[.C35]&lt;&gt;&quot;&quot;;[.D35]&lt;&gt;&quot;&quot;;[.E35]&lt;&gt;&quot;&quot;);1;-4))))))" office:value-type="float" office:value="0">
            <text:p>0</text:p>
          </table:table-cell>
          <table:table-cell table:number-columns-repeated="1015"/>
        </table:table-row>
        <table:table-row table:style-name="ro3">
          <table:table-cell table:style-name="ce150" office:value-type="float" office:value="32">
            <text:p>32</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36]=0;&quot;-&quot;;IF([.I36]=-1;&quot;! Mini-game's name missing !&quot;;IF([.I36]=-2;&quot;! Developer's name missing !&quot;;IF([.I36]=-3;&quot;! Challenge's type missing !&quot;;IF([.I36]=-4;&quot;! Difficulty rating missing !&quot;;CONCATENATE(iferror(CONCATENATE(LEFT([.D36];1);MID([.D36];SEARCH(&quot;-&quot;;[.D36];1)+1;1));LEFT([.D36];1));COUNTIF([.$D$5:.$D36];[.D36]);&quot;_&quot;;SUBSTITUTE(PROPER([.B36]);&quot; &quot;;&quot;&quot;);&quot;_&quot;;[.E36]))))))" office:value-type="string" office:string-value="-">
            <text:p>-</text:p>
          </table:table-cell>
          <table:table-cell table:style-name="ce178" table:formula="of:=IF(AND([.B36]=&quot;&quot;;[.C36]=&quot;&quot;;[.D36]=&quot;&quot;;[.E36]=&quot;&quot;);0;IF(AND([.B36]=&quot;&quot;;[.C36]&lt;&gt;&quot;&quot;;[.D36]&lt;&gt;&quot;&quot;;[.E36]&lt;&gt;&quot;&quot;);-1;IF(AND([.B36]&lt;&gt;&quot;&quot;;[.C36]=&quot;&quot;;[.D36]&lt;&gt;&quot;&quot;;[.E36]&lt;&gt;&quot;&quot;);-2;IF(AND([.B36]&lt;&gt;&quot;&quot;;[.C36]&lt;&gt;&quot;&quot;;[.D36]=&quot;&quot;;[.E36]&lt;&gt;&quot;&quot;);-3;IF(AND([.B36]=&quot;&quot;;[.C36]&lt;&gt;&quot;&quot;;[.D36]&lt;&gt;&quot;&quot;;[.E36]=&quot;&quot;);-3;IF(AND([.B36]&lt;&gt;&quot;&quot;;[.C36]&lt;&gt;&quot;&quot;;[.D36]&lt;&gt;&quot;&quot;;[.E36]&lt;&gt;&quot;&quot;);1;-4))))))" office:value-type="float" office:value="0">
            <text:p>0</text:p>
          </table:table-cell>
          <table:table-cell table:number-columns-repeated="1015"/>
        </table:table-row>
        <table:table-row table:style-name="ro3">
          <table:table-cell table:style-name="ce150" office:value-type="float" office:value="33">
            <text:p>33</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37]=0;&quot;-&quot;;IF([.I37]=-1;&quot;! Mini-game's name missing !&quot;;IF([.I37]=-2;&quot;! Developer's name missing !&quot;;IF([.I37]=-3;&quot;! Challenge's type missing !&quot;;IF([.I37]=-4;&quot;! Difficulty rating missing !&quot;;CONCATENATE(iferror(CONCATENATE(LEFT([.D37];1);MID([.D37];SEARCH(&quot;-&quot;;[.D37];1)+1;1));LEFT([.D37];1));COUNTIF([.$D$5:.$D37];[.D37]);&quot;_&quot;;SUBSTITUTE(PROPER([.B37]);&quot; &quot;;&quot;&quot;);&quot;_&quot;;[.E37]))))))" office:value-type="string" office:string-value="-">
            <text:p>-</text:p>
          </table:table-cell>
          <table:table-cell table:style-name="ce178" table:formula="of:=IF(AND([.B37]=&quot;&quot;;[.C37]=&quot;&quot;;[.D37]=&quot;&quot;;[.E37]=&quot;&quot;);0;IF(AND([.B37]=&quot;&quot;;[.C37]&lt;&gt;&quot;&quot;;[.D37]&lt;&gt;&quot;&quot;;[.E37]&lt;&gt;&quot;&quot;);-1;IF(AND([.B37]&lt;&gt;&quot;&quot;;[.C37]=&quot;&quot;;[.D37]&lt;&gt;&quot;&quot;;[.E37]&lt;&gt;&quot;&quot;);-2;IF(AND([.B37]&lt;&gt;&quot;&quot;;[.C37]&lt;&gt;&quot;&quot;;[.D37]=&quot;&quot;;[.E37]&lt;&gt;&quot;&quot;);-3;IF(AND([.B37]=&quot;&quot;;[.C37]&lt;&gt;&quot;&quot;;[.D37]&lt;&gt;&quot;&quot;;[.E37]=&quot;&quot;);-3;IF(AND([.B37]&lt;&gt;&quot;&quot;;[.C37]&lt;&gt;&quot;&quot;;[.D37]&lt;&gt;&quot;&quot;;[.E37]&lt;&gt;&quot;&quot;);1;-4))))))" office:value-type="float" office:value="0">
            <text:p>0</text:p>
          </table:table-cell>
          <table:table-cell table:number-columns-repeated="1015"/>
        </table:table-row>
        <table:table-row table:style-name="ro3">
          <table:table-cell table:style-name="ce150" office:value-type="float" office:value="34">
            <text:p>34</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38]=0;&quot;-&quot;;IF([.I38]=-1;&quot;! Mini-game's name missing !&quot;;IF([.I38]=-2;&quot;! Developer's name missing !&quot;;IF([.I38]=-3;&quot;! Challenge's type missing !&quot;;IF([.I38]=-4;&quot;! Difficulty rating missing !&quot;;CONCATENATE(iferror(CONCATENATE(LEFT([.D38];1);MID([.D38];SEARCH(&quot;-&quot;;[.D38];1)+1;1));LEFT([.D38];1));COUNTIF([.$D$5:.$D38];[.D38]);&quot;_&quot;;SUBSTITUTE(PROPER([.B38]);&quot; &quot;;&quot;&quot;);&quot;_&quot;;[.E38]))))))" office:value-type="string" office:string-value="-">
            <text:p>-</text:p>
          </table:table-cell>
          <table:table-cell table:style-name="ce178" table:formula="of:=IF(AND([.B38]=&quot;&quot;;[.C38]=&quot;&quot;;[.D38]=&quot;&quot;;[.E38]=&quot;&quot;);0;IF(AND([.B38]=&quot;&quot;;[.C38]&lt;&gt;&quot;&quot;;[.D38]&lt;&gt;&quot;&quot;;[.E38]&lt;&gt;&quot;&quot;);-1;IF(AND([.B38]&lt;&gt;&quot;&quot;;[.C38]=&quot;&quot;;[.D38]&lt;&gt;&quot;&quot;;[.E38]&lt;&gt;&quot;&quot;);-2;IF(AND([.B38]&lt;&gt;&quot;&quot;;[.C38]&lt;&gt;&quot;&quot;;[.D38]=&quot;&quot;;[.E38]&lt;&gt;&quot;&quot;);-3;IF(AND([.B38]=&quot;&quot;;[.C38]&lt;&gt;&quot;&quot;;[.D38]&lt;&gt;&quot;&quot;;[.E38]=&quot;&quot;);-3;IF(AND([.B38]&lt;&gt;&quot;&quot;;[.C38]&lt;&gt;&quot;&quot;;[.D38]&lt;&gt;&quot;&quot;;[.E38]&lt;&gt;&quot;&quot;);1;-4))))))" office:value-type="float" office:value="0">
            <text:p>0</text:p>
          </table:table-cell>
          <table:table-cell table:number-columns-repeated="1015"/>
        </table:table-row>
        <table:table-row table:style-name="ro3">
          <table:table-cell table:style-name="ce150" office:value-type="float" office:value="35">
            <text:p>35</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39]=0;&quot;-&quot;;IF([.I39]=-1;&quot;! Mini-game's name missing !&quot;;IF([.I39]=-2;&quot;! Developer's name missing !&quot;;IF([.I39]=-3;&quot;! Challenge's type missing !&quot;;IF([.I39]=-4;&quot;! Difficulty rating missing !&quot;;CONCATENATE(iferror(CONCATENATE(LEFT([.D39];1);MID([.D39];SEARCH(&quot;-&quot;;[.D39];1)+1;1));LEFT([.D39];1));COUNTIF([.$D$5:.$D39];[.D39]);&quot;_&quot;;SUBSTITUTE(PROPER([.B39]);&quot; &quot;;&quot;&quot;);&quot;_&quot;;[.E39]))))))" office:value-type="string" office:string-value="-">
            <text:p>-</text:p>
          </table:table-cell>
          <table:table-cell table:style-name="ce178" table:formula="of:=IF(AND([.B39]=&quot;&quot;;[.C39]=&quot;&quot;;[.D39]=&quot;&quot;;[.E39]=&quot;&quot;);0;IF(AND([.B39]=&quot;&quot;;[.C39]&lt;&gt;&quot;&quot;;[.D39]&lt;&gt;&quot;&quot;;[.E39]&lt;&gt;&quot;&quot;);-1;IF(AND([.B39]&lt;&gt;&quot;&quot;;[.C39]=&quot;&quot;;[.D39]&lt;&gt;&quot;&quot;;[.E39]&lt;&gt;&quot;&quot;);-2;IF(AND([.B39]&lt;&gt;&quot;&quot;;[.C39]&lt;&gt;&quot;&quot;;[.D39]=&quot;&quot;;[.E39]&lt;&gt;&quot;&quot;);-3;IF(AND([.B39]=&quot;&quot;;[.C39]&lt;&gt;&quot;&quot;;[.D39]&lt;&gt;&quot;&quot;;[.E39]=&quot;&quot;);-3;IF(AND([.B39]&lt;&gt;&quot;&quot;;[.C39]&lt;&gt;&quot;&quot;;[.D39]&lt;&gt;&quot;&quot;;[.E39]&lt;&gt;&quot;&quot;);1;-4))))))" office:value-type="float" office:value="0">
            <text:p>0</text:p>
          </table:table-cell>
          <table:table-cell table:number-columns-repeated="1015"/>
        </table:table-row>
        <table:table-row table:style-name="ro3">
          <table:table-cell table:style-name="ce150" office:value-type="float" office:value="36">
            <text:p>36</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40]=0;&quot;-&quot;;IF([.I40]=-1;&quot;! Mini-game's name missing !&quot;;IF([.I40]=-2;&quot;! Developer's name missing !&quot;;IF([.I40]=-3;&quot;! Challenge's type missing !&quot;;IF([.I40]=-4;&quot;! Difficulty rating missing !&quot;;CONCATENATE(iferror(CONCATENATE(LEFT([.D40];1);MID([.D40];SEARCH(&quot;-&quot;;[.D40];1)+1;1));LEFT([.D40];1));COUNTIF([.$D$5:.$D40];[.D40]);&quot;_&quot;;SUBSTITUTE(PROPER([.B40]);&quot; &quot;;&quot;&quot;);&quot;_&quot;;[.E40]))))))" office:value-type="string" office:string-value="-">
            <text:p>-</text:p>
          </table:table-cell>
          <table:table-cell table:style-name="ce178" table:formula="of:=IF(AND([.B40]=&quot;&quot;;[.C40]=&quot;&quot;;[.D40]=&quot;&quot;;[.E40]=&quot;&quot;);0;IF(AND([.B40]=&quot;&quot;;[.C40]&lt;&gt;&quot;&quot;;[.D40]&lt;&gt;&quot;&quot;;[.E40]&lt;&gt;&quot;&quot;);-1;IF(AND([.B40]&lt;&gt;&quot;&quot;;[.C40]=&quot;&quot;;[.D40]&lt;&gt;&quot;&quot;;[.E40]&lt;&gt;&quot;&quot;);-2;IF(AND([.B40]&lt;&gt;&quot;&quot;;[.C40]&lt;&gt;&quot;&quot;;[.D40]=&quot;&quot;;[.E40]&lt;&gt;&quot;&quot;);-3;IF(AND([.B40]=&quot;&quot;;[.C40]&lt;&gt;&quot;&quot;;[.D40]&lt;&gt;&quot;&quot;;[.E40]=&quot;&quot;);-3;IF(AND([.B40]&lt;&gt;&quot;&quot;;[.C40]&lt;&gt;&quot;&quot;;[.D40]&lt;&gt;&quot;&quot;;[.E40]&lt;&gt;&quot;&quot;);1;-4))))))" office:value-type="float" office:value="0">
            <text:p>0</text:p>
          </table:table-cell>
          <table:table-cell table:number-columns-repeated="1015"/>
        </table:table-row>
        <table:table-row table:style-name="ro3">
          <table:table-cell table:style-name="ce150" office:value-type="float" office:value="37">
            <text:p>37</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41]=0;&quot;-&quot;;IF([.I41]=-1;&quot;! Mini-game's name missing !&quot;;IF([.I41]=-2;&quot;! Developer's name missing !&quot;;IF([.I41]=-3;&quot;! Challenge's type missing !&quot;;IF([.I41]=-4;&quot;! Difficulty rating missing !&quot;;CONCATENATE(iferror(CONCATENATE(LEFT([.D41];1);MID([.D41];SEARCH(&quot;-&quot;;[.D41];1)+1;1));LEFT([.D41];1));COUNTIF([.$D$5:.$D41];[.D41]);&quot;_&quot;;SUBSTITUTE(PROPER([.B41]);&quot; &quot;;&quot;&quot;);&quot;_&quot;;[.E41]))))))" office:value-type="string" office:string-value="-">
            <text:p>-</text:p>
          </table:table-cell>
          <table:table-cell table:style-name="ce178" table:formula="of:=IF(AND([.B41]=&quot;&quot;;[.C41]=&quot;&quot;;[.D41]=&quot;&quot;;[.E41]=&quot;&quot;);0;IF(AND([.B41]=&quot;&quot;;[.C41]&lt;&gt;&quot;&quot;;[.D41]&lt;&gt;&quot;&quot;;[.E41]&lt;&gt;&quot;&quot;);-1;IF(AND([.B41]&lt;&gt;&quot;&quot;;[.C41]=&quot;&quot;;[.D41]&lt;&gt;&quot;&quot;;[.E41]&lt;&gt;&quot;&quot;);-2;IF(AND([.B41]&lt;&gt;&quot;&quot;;[.C41]&lt;&gt;&quot;&quot;;[.D41]=&quot;&quot;;[.E41]&lt;&gt;&quot;&quot;);-3;IF(AND([.B41]=&quot;&quot;;[.C41]&lt;&gt;&quot;&quot;;[.D41]&lt;&gt;&quot;&quot;;[.E41]=&quot;&quot;);-3;IF(AND([.B41]&lt;&gt;&quot;&quot;;[.C41]&lt;&gt;&quot;&quot;;[.D41]&lt;&gt;&quot;&quot;;[.E41]&lt;&gt;&quot;&quot;);1;-4))))))" office:value-type="float" office:value="0">
            <text:p>0</text:p>
          </table:table-cell>
          <table:table-cell table:number-columns-repeated="1015"/>
        </table:table-row>
        <table:table-row table:style-name="ro3">
          <table:table-cell table:style-name="ce150" office:value-type="float" office:value="38">
            <text:p>38</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42]=0;&quot;-&quot;;IF([.I42]=-1;&quot;! Mini-game's name missing !&quot;;IF([.I42]=-2;&quot;! Developer's name missing !&quot;;IF([.I42]=-3;&quot;! Challenge's type missing !&quot;;IF([.I42]=-4;&quot;! Difficulty rating missing !&quot;;CONCATENATE(iferror(CONCATENATE(LEFT([.D42];1);MID([.D42];SEARCH(&quot;-&quot;;[.D42];1)+1;1));LEFT([.D42];1));COUNTIF([.$D$5:.$D42];[.D42]);&quot;_&quot;;SUBSTITUTE(PROPER([.B42]);&quot; &quot;;&quot;&quot;);&quot;_&quot;;[.E42]))))))" office:value-type="string" office:string-value="-">
            <text:p>-</text:p>
          </table:table-cell>
          <table:table-cell table:style-name="ce178" table:formula="of:=IF(AND([.B42]=&quot;&quot;;[.C42]=&quot;&quot;;[.D42]=&quot;&quot;;[.E42]=&quot;&quot;);0;IF(AND([.B42]=&quot;&quot;;[.C42]&lt;&gt;&quot;&quot;;[.D42]&lt;&gt;&quot;&quot;;[.E42]&lt;&gt;&quot;&quot;);-1;IF(AND([.B42]&lt;&gt;&quot;&quot;;[.C42]=&quot;&quot;;[.D42]&lt;&gt;&quot;&quot;;[.E42]&lt;&gt;&quot;&quot;);-2;IF(AND([.B42]&lt;&gt;&quot;&quot;;[.C42]&lt;&gt;&quot;&quot;;[.D42]=&quot;&quot;;[.E42]&lt;&gt;&quot;&quot;);-3;IF(AND([.B42]=&quot;&quot;;[.C42]&lt;&gt;&quot;&quot;;[.D42]&lt;&gt;&quot;&quot;;[.E42]=&quot;&quot;);-3;IF(AND([.B42]&lt;&gt;&quot;&quot;;[.C42]&lt;&gt;&quot;&quot;;[.D42]&lt;&gt;&quot;&quot;;[.E42]&lt;&gt;&quot;&quot;);1;-4))))))" office:value-type="float" office:value="0">
            <text:p>0</text:p>
          </table:table-cell>
          <table:table-cell table:number-columns-repeated="1015"/>
        </table:table-row>
        <table:table-row table:style-name="ro3">
          <table:table-cell table:style-name="ce150" office:value-type="float" office:value="39">
            <text:p>39</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43]=0;&quot;-&quot;;IF([.I43]=-1;&quot;! Mini-game's name missing !&quot;;IF([.I43]=-2;&quot;! Developer's name missing !&quot;;IF([.I43]=-3;&quot;! Challenge's type missing !&quot;;IF([.I43]=-4;&quot;! Difficulty rating missing !&quot;;CONCATENATE(iferror(CONCATENATE(LEFT([.D43];1);MID([.D43];SEARCH(&quot;-&quot;;[.D43];1)+1;1));LEFT([.D43];1));COUNTIF([.$D$5:.$D43];[.D43]);&quot;_&quot;;SUBSTITUTE(PROPER([.B43]);&quot; &quot;;&quot;&quot;);&quot;_&quot;;[.E43]))))))" office:value-type="string" office:string-value="-">
            <text:p>-</text:p>
          </table:table-cell>
          <table:table-cell table:style-name="ce178" table:formula="of:=IF(AND([.B43]=&quot;&quot;;[.C43]=&quot;&quot;;[.D43]=&quot;&quot;;[.E43]=&quot;&quot;);0;IF(AND([.B43]=&quot;&quot;;[.C43]&lt;&gt;&quot;&quot;;[.D43]&lt;&gt;&quot;&quot;;[.E43]&lt;&gt;&quot;&quot;);-1;IF(AND([.B43]&lt;&gt;&quot;&quot;;[.C43]=&quot;&quot;;[.D43]&lt;&gt;&quot;&quot;;[.E43]&lt;&gt;&quot;&quot;);-2;IF(AND([.B43]&lt;&gt;&quot;&quot;;[.C43]&lt;&gt;&quot;&quot;;[.D43]=&quot;&quot;;[.E43]&lt;&gt;&quot;&quot;);-3;IF(AND([.B43]=&quot;&quot;;[.C43]&lt;&gt;&quot;&quot;;[.D43]&lt;&gt;&quot;&quot;;[.E43]=&quot;&quot;);-3;IF(AND([.B43]&lt;&gt;&quot;&quot;;[.C43]&lt;&gt;&quot;&quot;;[.D43]&lt;&gt;&quot;&quot;;[.E43]&lt;&gt;&quot;&quot;);1;-4))))))" office:value-type="float" office:value="0">
            <text:p>0</text:p>
          </table:table-cell>
          <table:table-cell table:number-columns-repeated="1015"/>
        </table:table-row>
        <table:table-row table:style-name="ro3">
          <table:table-cell table:style-name="ce150" office:value-type="float" office:value="40">
            <text:p>40</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44]=0;&quot;-&quot;;IF([.I44]=-1;&quot;! Mini-game's name missing !&quot;;IF([.I44]=-2;&quot;! Developer's name missing !&quot;;IF([.I44]=-3;&quot;! Challenge's type missing !&quot;;IF([.I44]=-4;&quot;! Difficulty rating missing !&quot;;CONCATENATE(iferror(CONCATENATE(LEFT([.D44];1);MID([.D44];SEARCH(&quot;-&quot;;[.D44];1)+1;1));LEFT([.D44];1));COUNTIF([.$D$5:.$D44];[.D44]);&quot;_&quot;;SUBSTITUTE(PROPER([.B44]);&quot; &quot;;&quot;&quot;);&quot;_&quot;;[.E44]))))))" office:value-type="string" office:string-value="-">
            <text:p>-</text:p>
          </table:table-cell>
          <table:table-cell table:style-name="ce178" table:formula="of:=IF(AND([.B44]=&quot;&quot;;[.C44]=&quot;&quot;;[.D44]=&quot;&quot;;[.E44]=&quot;&quot;);0;IF(AND([.B44]=&quot;&quot;;[.C44]&lt;&gt;&quot;&quot;;[.D44]&lt;&gt;&quot;&quot;;[.E44]&lt;&gt;&quot;&quot;);-1;IF(AND([.B44]&lt;&gt;&quot;&quot;;[.C44]=&quot;&quot;;[.D44]&lt;&gt;&quot;&quot;;[.E44]&lt;&gt;&quot;&quot;);-2;IF(AND([.B44]&lt;&gt;&quot;&quot;;[.C44]&lt;&gt;&quot;&quot;;[.D44]=&quot;&quot;;[.E44]&lt;&gt;&quot;&quot;);-3;IF(AND([.B44]=&quot;&quot;;[.C44]&lt;&gt;&quot;&quot;;[.D44]&lt;&gt;&quot;&quot;;[.E44]=&quot;&quot;);-3;IF(AND([.B44]&lt;&gt;&quot;&quot;;[.C44]&lt;&gt;&quot;&quot;;[.D44]&lt;&gt;&quot;&quot;;[.E44]&lt;&gt;&quot;&quot;);1;-4))))))" office:value-type="float" office:value="0">
            <text:p>0</text:p>
          </table:table-cell>
          <table:table-cell table:number-columns-repeated="1015"/>
        </table:table-row>
        <table:table-row table:style-name="ro3">
          <table:table-cell table:style-name="ce150" office:value-type="float" office:value="41">
            <text:p>41</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45]=0;&quot;-&quot;;IF([.I45]=-1;&quot;! Mini-game's name missing !&quot;;IF([.I45]=-2;&quot;! Developer's name missing !&quot;;IF([.I45]=-3;&quot;! Challenge's type missing !&quot;;IF([.I45]=-4;&quot;! Difficulty rating missing !&quot;;CONCATENATE(iferror(CONCATENATE(LEFT([.D45];1);MID([.D45];SEARCH(&quot;-&quot;;[.D45];1)+1;1));LEFT([.D45];1));COUNTIF([.$D$5:.$D45];[.D45]);&quot;_&quot;;SUBSTITUTE(PROPER([.B45]);&quot; &quot;;&quot;&quot;);&quot;_&quot;;[.E45]))))))" office:value-type="string" office:string-value="-">
            <text:p>-</text:p>
          </table:table-cell>
          <table:table-cell table:style-name="ce178" table:formula="of:=IF(AND([.B45]=&quot;&quot;;[.C45]=&quot;&quot;;[.D45]=&quot;&quot;;[.E45]=&quot;&quot;);0;IF(AND([.B45]=&quot;&quot;;[.C45]&lt;&gt;&quot;&quot;;[.D45]&lt;&gt;&quot;&quot;;[.E45]&lt;&gt;&quot;&quot;);-1;IF(AND([.B45]&lt;&gt;&quot;&quot;;[.C45]=&quot;&quot;;[.D45]&lt;&gt;&quot;&quot;;[.E45]&lt;&gt;&quot;&quot;);-2;IF(AND([.B45]&lt;&gt;&quot;&quot;;[.C45]&lt;&gt;&quot;&quot;;[.D45]=&quot;&quot;;[.E45]&lt;&gt;&quot;&quot;);-3;IF(AND([.B45]=&quot;&quot;;[.C45]&lt;&gt;&quot;&quot;;[.D45]&lt;&gt;&quot;&quot;;[.E45]=&quot;&quot;);-3;IF(AND([.B45]&lt;&gt;&quot;&quot;;[.C45]&lt;&gt;&quot;&quot;;[.D45]&lt;&gt;&quot;&quot;;[.E45]&lt;&gt;&quot;&quot;);1;-4))))))" office:value-type="float" office:value="0">
            <text:p>0</text:p>
          </table:table-cell>
          <table:table-cell table:number-columns-repeated="1015"/>
        </table:table-row>
        <table:table-row table:style-name="ro3">
          <table:table-cell table:style-name="ce150" office:value-type="float" office:value="42">
            <text:p>42</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46]=0;&quot;-&quot;;IF([.I46]=-1;&quot;! Mini-game's name missing !&quot;;IF([.I46]=-2;&quot;! Developer's name missing !&quot;;IF([.I46]=-3;&quot;! Challenge's type missing !&quot;;IF([.I46]=-4;&quot;! Difficulty rating missing !&quot;;CONCATENATE(iferror(CONCATENATE(LEFT([.D46];1);MID([.D46];SEARCH(&quot;-&quot;;[.D46];1)+1;1));LEFT([.D46];1));COUNTIF([.$D$5:.$D46];[.D46]);&quot;_&quot;;SUBSTITUTE(PROPER([.B46]);&quot; &quot;;&quot;&quot;);&quot;_&quot;;[.E46]))))))" office:value-type="string" office:string-value="-">
            <text:p>-</text:p>
          </table:table-cell>
          <table:table-cell table:style-name="ce178" table:formula="of:=IF(AND([.B46]=&quot;&quot;;[.C46]=&quot;&quot;;[.D46]=&quot;&quot;;[.E46]=&quot;&quot;);0;IF(AND([.B46]=&quot;&quot;;[.C46]&lt;&gt;&quot;&quot;;[.D46]&lt;&gt;&quot;&quot;;[.E46]&lt;&gt;&quot;&quot;);-1;IF(AND([.B46]&lt;&gt;&quot;&quot;;[.C46]=&quot;&quot;;[.D46]&lt;&gt;&quot;&quot;;[.E46]&lt;&gt;&quot;&quot;);-2;IF(AND([.B46]&lt;&gt;&quot;&quot;;[.C46]&lt;&gt;&quot;&quot;;[.D46]=&quot;&quot;;[.E46]&lt;&gt;&quot;&quot;);-3;IF(AND([.B46]=&quot;&quot;;[.C46]&lt;&gt;&quot;&quot;;[.D46]&lt;&gt;&quot;&quot;;[.E46]=&quot;&quot;);-3;IF(AND([.B46]&lt;&gt;&quot;&quot;;[.C46]&lt;&gt;&quot;&quot;;[.D46]&lt;&gt;&quot;&quot;;[.E46]&lt;&gt;&quot;&quot;);1;-4))))))" office:value-type="float" office:value="0">
            <text:p>0</text:p>
          </table:table-cell>
          <table:table-cell table:number-columns-repeated="1015"/>
        </table:table-row>
        <table:table-row table:style-name="ro3">
          <table:table-cell table:style-name="ce150" office:value-type="float" office:value="43">
            <text:p>43</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47]=0;&quot;-&quot;;IF([.I47]=-1;&quot;! Mini-game's name missing !&quot;;IF([.I47]=-2;&quot;! Developer's name missing !&quot;;IF([.I47]=-3;&quot;! Challenge's type missing !&quot;;IF([.I47]=-4;&quot;! Difficulty rating missing !&quot;;CONCATENATE(iferror(CONCATENATE(LEFT([.D47];1);MID([.D47];SEARCH(&quot;-&quot;;[.D47];1)+1;1));LEFT([.D47];1));COUNTIF([.$D$5:.$D47];[.D47]);&quot;_&quot;;SUBSTITUTE(PROPER([.B47]);&quot; &quot;;&quot;&quot;);&quot;_&quot;;[.E47]))))))" office:value-type="string" office:string-value="-">
            <text:p>-</text:p>
          </table:table-cell>
          <table:table-cell table:style-name="ce178" table:formula="of:=IF(AND([.B47]=&quot;&quot;;[.C47]=&quot;&quot;;[.D47]=&quot;&quot;;[.E47]=&quot;&quot;);0;IF(AND([.B47]=&quot;&quot;;[.C47]&lt;&gt;&quot;&quot;;[.D47]&lt;&gt;&quot;&quot;;[.E47]&lt;&gt;&quot;&quot;);-1;IF(AND([.B47]&lt;&gt;&quot;&quot;;[.C47]=&quot;&quot;;[.D47]&lt;&gt;&quot;&quot;;[.E47]&lt;&gt;&quot;&quot;);-2;IF(AND([.B47]&lt;&gt;&quot;&quot;;[.C47]&lt;&gt;&quot;&quot;;[.D47]=&quot;&quot;;[.E47]&lt;&gt;&quot;&quot;);-3;IF(AND([.B47]=&quot;&quot;;[.C47]&lt;&gt;&quot;&quot;;[.D47]&lt;&gt;&quot;&quot;;[.E47]=&quot;&quot;);-3;IF(AND([.B47]&lt;&gt;&quot;&quot;;[.C47]&lt;&gt;&quot;&quot;;[.D47]&lt;&gt;&quot;&quot;;[.E47]&lt;&gt;&quot;&quot;);1;-4))))))" office:value-type="float" office:value="0">
            <text:p>0</text:p>
          </table:table-cell>
          <table:table-cell table:number-columns-repeated="1015"/>
        </table:table-row>
        <table:table-row table:style-name="ro3">
          <table:table-cell table:style-name="ce150" office:value-type="float" office:value="44">
            <text:p>44</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48]=0;&quot;-&quot;;IF([.I48]=-1;&quot;! Mini-game's name missing !&quot;;IF([.I48]=-2;&quot;! Developer's name missing !&quot;;IF([.I48]=-3;&quot;! Challenge's type missing !&quot;;IF([.I48]=-4;&quot;! Difficulty rating missing !&quot;;CONCATENATE(iferror(CONCATENATE(LEFT([.D48];1);MID([.D48];SEARCH(&quot;-&quot;;[.D48];1)+1;1));LEFT([.D48];1));COUNTIF([.$D$5:.$D48];[.D48]);&quot;_&quot;;SUBSTITUTE(PROPER([.B48]);&quot; &quot;;&quot;&quot;);&quot;_&quot;;[.E48]))))))" office:value-type="string" office:string-value="-">
            <text:p>-</text:p>
          </table:table-cell>
          <table:table-cell table:style-name="ce178" table:formula="of:=IF(AND([.B48]=&quot;&quot;;[.C48]=&quot;&quot;;[.D48]=&quot;&quot;;[.E48]=&quot;&quot;);0;IF(AND([.B48]=&quot;&quot;;[.C48]&lt;&gt;&quot;&quot;;[.D48]&lt;&gt;&quot;&quot;;[.E48]&lt;&gt;&quot;&quot;);-1;IF(AND([.B48]&lt;&gt;&quot;&quot;;[.C48]=&quot;&quot;;[.D48]&lt;&gt;&quot;&quot;;[.E48]&lt;&gt;&quot;&quot;);-2;IF(AND([.B48]&lt;&gt;&quot;&quot;;[.C48]&lt;&gt;&quot;&quot;;[.D48]=&quot;&quot;;[.E48]&lt;&gt;&quot;&quot;);-3;IF(AND([.B48]=&quot;&quot;;[.C48]&lt;&gt;&quot;&quot;;[.D48]&lt;&gt;&quot;&quot;;[.E48]=&quot;&quot;);-3;IF(AND([.B48]&lt;&gt;&quot;&quot;;[.C48]&lt;&gt;&quot;&quot;;[.D48]&lt;&gt;&quot;&quot;;[.E48]&lt;&gt;&quot;&quot;);1;-4))))))" office:value-type="float" office:value="0">
            <text:p>0</text:p>
          </table:table-cell>
          <table:table-cell table:number-columns-repeated="1015"/>
        </table:table-row>
        <table:table-row table:style-name="ro3">
          <table:table-cell table:style-name="ce150" office:value-type="float" office:value="45">
            <text:p>45</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49]=0;&quot;-&quot;;IF([.I49]=-1;&quot;! Mini-game's name missing !&quot;;IF([.I49]=-2;&quot;! Developer's name missing !&quot;;IF([.I49]=-3;&quot;! Challenge's type missing !&quot;;IF([.I49]=-4;&quot;! Difficulty rating missing !&quot;;CONCATENATE(iferror(CONCATENATE(LEFT([.D49];1);MID([.D49];SEARCH(&quot;-&quot;;[.D49];1)+1;1));LEFT([.D49];1));COUNTIF([.$D$5:.$D49];[.D49]);&quot;_&quot;;SUBSTITUTE(PROPER([.B49]);&quot; &quot;;&quot;&quot;);&quot;_&quot;;[.E49]))))))" office:value-type="string" office:string-value="-">
            <text:p>-</text:p>
          </table:table-cell>
          <table:table-cell table:style-name="ce178" table:formula="of:=IF(AND([.B49]=&quot;&quot;;[.C49]=&quot;&quot;;[.D49]=&quot;&quot;;[.E49]=&quot;&quot;);0;IF(AND([.B49]=&quot;&quot;;[.C49]&lt;&gt;&quot;&quot;;[.D49]&lt;&gt;&quot;&quot;;[.E49]&lt;&gt;&quot;&quot;);-1;IF(AND([.B49]&lt;&gt;&quot;&quot;;[.C49]=&quot;&quot;;[.D49]&lt;&gt;&quot;&quot;;[.E49]&lt;&gt;&quot;&quot;);-2;IF(AND([.B49]&lt;&gt;&quot;&quot;;[.C49]&lt;&gt;&quot;&quot;;[.D49]=&quot;&quot;;[.E49]&lt;&gt;&quot;&quot;);-3;IF(AND([.B49]=&quot;&quot;;[.C49]&lt;&gt;&quot;&quot;;[.D49]&lt;&gt;&quot;&quot;;[.E49]=&quot;&quot;);-3;IF(AND([.B49]&lt;&gt;&quot;&quot;;[.C49]&lt;&gt;&quot;&quot;;[.D49]&lt;&gt;&quot;&quot;;[.E49]&lt;&gt;&quot;&quot;);1;-4))))))" office:value-type="float" office:value="0">
            <text:p>0</text:p>
          </table:table-cell>
          <table:table-cell table:number-columns-repeated="1015"/>
        </table:table-row>
        <table:table-row table:style-name="ro3">
          <table:table-cell table:style-name="ce150" office:value-type="float" office:value="46">
            <text:p>46</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50]=0;&quot;-&quot;;IF([.I50]=-1;&quot;! Mini-game's name missing !&quot;;IF([.I50]=-2;&quot;! Developer's name missing !&quot;;IF([.I50]=-3;&quot;! Challenge's type missing !&quot;;IF([.I50]=-4;&quot;! Difficulty rating missing !&quot;;CONCATENATE(iferror(CONCATENATE(LEFT([.D50];1);MID([.D50];SEARCH(&quot;-&quot;;[.D50];1)+1;1));LEFT([.D50];1));COUNTIF([.$D$5:.$D50];[.D50]);&quot;_&quot;;SUBSTITUTE(PROPER([.B50]);&quot; &quot;;&quot;&quot;);&quot;_&quot;;[.E50]))))))" office:value-type="string" office:string-value="-">
            <text:p>-</text:p>
          </table:table-cell>
          <table:table-cell table:style-name="ce178" table:formula="of:=IF(AND([.B50]=&quot;&quot;;[.C50]=&quot;&quot;;[.D50]=&quot;&quot;;[.E50]=&quot;&quot;);0;IF(AND([.B50]=&quot;&quot;;[.C50]&lt;&gt;&quot;&quot;;[.D50]&lt;&gt;&quot;&quot;;[.E50]&lt;&gt;&quot;&quot;);-1;IF(AND([.B50]&lt;&gt;&quot;&quot;;[.C50]=&quot;&quot;;[.D50]&lt;&gt;&quot;&quot;;[.E50]&lt;&gt;&quot;&quot;);-2;IF(AND([.B50]&lt;&gt;&quot;&quot;;[.C50]&lt;&gt;&quot;&quot;;[.D50]=&quot;&quot;;[.E50]&lt;&gt;&quot;&quot;);-3;IF(AND([.B50]=&quot;&quot;;[.C50]&lt;&gt;&quot;&quot;;[.D50]&lt;&gt;&quot;&quot;;[.E50]=&quot;&quot;);-3;IF(AND([.B50]&lt;&gt;&quot;&quot;;[.C50]&lt;&gt;&quot;&quot;;[.D50]&lt;&gt;&quot;&quot;;[.E50]&lt;&gt;&quot;&quot;);1;-4))))))" office:value-type="float" office:value="0">
            <text:p>0</text:p>
          </table:table-cell>
          <table:table-cell table:number-columns-repeated="1015"/>
        </table:table-row>
        <table:table-row table:style-name="ro3">
          <table:table-cell table:style-name="ce150" office:value-type="float" office:value="47">
            <text:p>47</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51]=0;&quot;-&quot;;IF([.I51]=-1;&quot;! Mini-game's name missing !&quot;;IF([.I51]=-2;&quot;! Developer's name missing !&quot;;IF([.I51]=-3;&quot;! Challenge's type missing !&quot;;IF([.I51]=-4;&quot;! Difficulty rating missing !&quot;;CONCATENATE(iferror(CONCATENATE(LEFT([.D51];1);MID([.D51];SEARCH(&quot;-&quot;;[.D51];1)+1;1));LEFT([.D51];1));COUNTIF([.$D$5:.$D51];[.D51]);&quot;_&quot;;SUBSTITUTE(PROPER([.B51]);&quot; &quot;;&quot;&quot;);&quot;_&quot;;[.E51]))))))" office:value-type="string" office:string-value="-">
            <text:p>-</text:p>
          </table:table-cell>
          <table:table-cell table:style-name="ce178" table:formula="of:=IF(AND([.B51]=&quot;&quot;;[.C51]=&quot;&quot;;[.D51]=&quot;&quot;;[.E51]=&quot;&quot;);0;IF(AND([.B51]=&quot;&quot;;[.C51]&lt;&gt;&quot;&quot;;[.D51]&lt;&gt;&quot;&quot;;[.E51]&lt;&gt;&quot;&quot;);-1;IF(AND([.B51]&lt;&gt;&quot;&quot;;[.C51]=&quot;&quot;;[.D51]&lt;&gt;&quot;&quot;;[.E51]&lt;&gt;&quot;&quot;);-2;IF(AND([.B51]&lt;&gt;&quot;&quot;;[.C51]&lt;&gt;&quot;&quot;;[.D51]=&quot;&quot;;[.E51]&lt;&gt;&quot;&quot;);-3;IF(AND([.B51]=&quot;&quot;;[.C51]&lt;&gt;&quot;&quot;;[.D51]&lt;&gt;&quot;&quot;;[.E51]=&quot;&quot;);-3;IF(AND([.B51]&lt;&gt;&quot;&quot;;[.C51]&lt;&gt;&quot;&quot;;[.D51]&lt;&gt;&quot;&quot;;[.E51]&lt;&gt;&quot;&quot;);1;-4))))))" office:value-type="float" office:value="0">
            <text:p>0</text:p>
          </table:table-cell>
          <table:table-cell table:number-columns-repeated="1015"/>
        </table:table-row>
        <table:table-row table:style-name="ro3">
          <table:table-cell table:style-name="ce150" office:value-type="float" office:value="48">
            <text:p>48</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52]=0;&quot;-&quot;;IF([.I52]=-1;&quot;! Mini-game's name missing !&quot;;IF([.I52]=-2;&quot;! Developer's name missing !&quot;;IF([.I52]=-3;&quot;! Challenge's type missing !&quot;;IF([.I52]=-4;&quot;! Difficulty rating missing !&quot;;CONCATENATE(iferror(CONCATENATE(LEFT([.D52];1);MID([.D52];SEARCH(&quot;-&quot;;[.D52];1)+1;1));LEFT([.D52];1));COUNTIF([.$D$5:.$D52];[.D52]);&quot;_&quot;;SUBSTITUTE(PROPER([.B52]);&quot; &quot;;&quot;&quot;);&quot;_&quot;;[.E52]))))))" office:value-type="string" office:string-value="-">
            <text:p>-</text:p>
          </table:table-cell>
          <table:table-cell table:style-name="ce178" table:formula="of:=IF(AND([.B52]=&quot;&quot;;[.C52]=&quot;&quot;;[.D52]=&quot;&quot;;[.E52]=&quot;&quot;);0;IF(AND([.B52]=&quot;&quot;;[.C52]&lt;&gt;&quot;&quot;;[.D52]&lt;&gt;&quot;&quot;;[.E52]&lt;&gt;&quot;&quot;);-1;IF(AND([.B52]&lt;&gt;&quot;&quot;;[.C52]=&quot;&quot;;[.D52]&lt;&gt;&quot;&quot;;[.E52]&lt;&gt;&quot;&quot;);-2;IF(AND([.B52]&lt;&gt;&quot;&quot;;[.C52]&lt;&gt;&quot;&quot;;[.D52]=&quot;&quot;;[.E52]&lt;&gt;&quot;&quot;);-3;IF(AND([.B52]=&quot;&quot;;[.C52]&lt;&gt;&quot;&quot;;[.D52]&lt;&gt;&quot;&quot;;[.E52]=&quot;&quot;);-3;IF(AND([.B52]&lt;&gt;&quot;&quot;;[.C52]&lt;&gt;&quot;&quot;;[.D52]&lt;&gt;&quot;&quot;;[.E52]&lt;&gt;&quot;&quot;);1;-4))))))" office:value-type="float" office:value="0">
            <text:p>0</text:p>
          </table:table-cell>
          <table:table-cell table:number-columns-repeated="1015"/>
        </table:table-row>
        <table:table-row table:style-name="ro3">
          <table:table-cell table:style-name="ce150" office:value-type="float" office:value="49">
            <text:p>49</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53]=0;&quot;-&quot;;IF([.I53]=-1;&quot;! Mini-game's name missing !&quot;;IF([.I53]=-2;&quot;! Developer's name missing !&quot;;IF([.I53]=-3;&quot;! Challenge's type missing !&quot;;IF([.I53]=-4;&quot;! Difficulty rating missing !&quot;;CONCATENATE(iferror(CONCATENATE(LEFT([.D53];1);MID([.D53];SEARCH(&quot;-&quot;;[.D53];1)+1;1));LEFT([.D53];1));COUNTIF([.$D$5:.$D53];[.D53]);&quot;_&quot;;SUBSTITUTE(PROPER([.B53]);&quot; &quot;;&quot;&quot;);&quot;_&quot;;[.E53]))))))" office:value-type="string" office:string-value="-">
            <text:p>-</text:p>
          </table:table-cell>
          <table:table-cell table:style-name="ce178" table:formula="of:=IF(AND([.B53]=&quot;&quot;;[.C53]=&quot;&quot;;[.D53]=&quot;&quot;;[.E53]=&quot;&quot;);0;IF(AND([.B53]=&quot;&quot;;[.C53]&lt;&gt;&quot;&quot;;[.D53]&lt;&gt;&quot;&quot;;[.E53]&lt;&gt;&quot;&quot;);-1;IF(AND([.B53]&lt;&gt;&quot;&quot;;[.C53]=&quot;&quot;;[.D53]&lt;&gt;&quot;&quot;;[.E53]&lt;&gt;&quot;&quot;);-2;IF(AND([.B53]&lt;&gt;&quot;&quot;;[.C53]&lt;&gt;&quot;&quot;;[.D53]=&quot;&quot;;[.E53]&lt;&gt;&quot;&quot;);-3;IF(AND([.B53]=&quot;&quot;;[.C53]&lt;&gt;&quot;&quot;;[.D53]&lt;&gt;&quot;&quot;;[.E53]=&quot;&quot;);-3;IF(AND([.B53]&lt;&gt;&quot;&quot;;[.C53]&lt;&gt;&quot;&quot;;[.D53]&lt;&gt;&quot;&quot;;[.E53]&lt;&gt;&quot;&quot;);1;-4))))))" office:value-type="float" office:value="0">
            <text:p>0</text:p>
          </table:table-cell>
          <table:table-cell table:number-columns-repeated="1015"/>
        </table:table-row>
        <table:table-row table:style-name="ro3">
          <table:table-cell table:style-name="ce150" office:value-type="float" office:value="50">
            <text:p>50</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54]=0;&quot;-&quot;;IF([.I54]=-1;&quot;! Mini-game's name missing !&quot;;IF([.I54]=-2;&quot;! Developer's name missing !&quot;;IF([.I54]=-3;&quot;! Challenge's type missing !&quot;;IF([.I54]=-4;&quot;! Difficulty rating missing !&quot;;CONCATENATE(iferror(CONCATENATE(LEFT([.D54];1);MID([.D54];SEARCH(&quot;-&quot;;[.D54];1)+1;1));LEFT([.D54];1));COUNTIF([.$D$5:.$D54];[.D54]);&quot;_&quot;;SUBSTITUTE(PROPER([.B54]);&quot; &quot;;&quot;&quot;);&quot;_&quot;;[.E54]))))))" office:value-type="string" office:string-value="-">
            <text:p>-</text:p>
          </table:table-cell>
          <table:table-cell table:style-name="ce178" table:formula="of:=IF(AND([.B54]=&quot;&quot;;[.C54]=&quot;&quot;;[.D54]=&quot;&quot;;[.E54]=&quot;&quot;);0;IF(AND([.B54]=&quot;&quot;;[.C54]&lt;&gt;&quot;&quot;;[.D54]&lt;&gt;&quot;&quot;;[.E54]&lt;&gt;&quot;&quot;);-1;IF(AND([.B54]&lt;&gt;&quot;&quot;;[.C54]=&quot;&quot;;[.D54]&lt;&gt;&quot;&quot;;[.E54]&lt;&gt;&quot;&quot;);-2;IF(AND([.B54]&lt;&gt;&quot;&quot;;[.C54]&lt;&gt;&quot;&quot;;[.D54]=&quot;&quot;;[.E54]&lt;&gt;&quot;&quot;);-3;IF(AND([.B54]=&quot;&quot;;[.C54]&lt;&gt;&quot;&quot;;[.D54]&lt;&gt;&quot;&quot;;[.E54]=&quot;&quot;);-3;IF(AND([.B54]&lt;&gt;&quot;&quot;;[.C54]&lt;&gt;&quot;&quot;;[.D54]&lt;&gt;&quot;&quot;;[.E54]&lt;&gt;&quot;&quot;);1;-4))))))" office:value-type="float" office:value="0">
            <text:p>0</text:p>
          </table:table-cell>
          <table:table-cell table:number-columns-repeated="1015"/>
        </table:table-row>
        <table:table-row table:style-name="ro3">
          <table:table-cell table:style-name="ce150" office:value-type="float" office:value="51">
            <text:p>51</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55]=0;&quot;-&quot;;IF([.I55]=-1;&quot;! Mini-game's name missing !&quot;;IF([.I55]=-2;&quot;! Developer's name missing !&quot;;IF([.I55]=-3;&quot;! Challenge's type missing !&quot;;IF([.I55]=-4;&quot;! Difficulty rating missing !&quot;;CONCATENATE(iferror(CONCATENATE(LEFT([.D55];1);MID([.D55];SEARCH(&quot;-&quot;;[.D55];1)+1;1));LEFT([.D55];1));COUNTIF([.$D$5:.$D55];[.D55]);&quot;_&quot;;SUBSTITUTE(PROPER([.B55]);&quot; &quot;;&quot;&quot;);&quot;_&quot;;[.E55]))))))" office:value-type="string" office:string-value="-">
            <text:p>-</text:p>
          </table:table-cell>
          <table:table-cell table:style-name="ce178" table:formula="of:=IF(AND([.B55]=&quot;&quot;;[.C55]=&quot;&quot;;[.D55]=&quot;&quot;;[.E55]=&quot;&quot;);0;IF(AND([.B55]=&quot;&quot;;[.C55]&lt;&gt;&quot;&quot;;[.D55]&lt;&gt;&quot;&quot;;[.E55]&lt;&gt;&quot;&quot;);-1;IF(AND([.B55]&lt;&gt;&quot;&quot;;[.C55]=&quot;&quot;;[.D55]&lt;&gt;&quot;&quot;;[.E55]&lt;&gt;&quot;&quot;);-2;IF(AND([.B55]&lt;&gt;&quot;&quot;;[.C55]&lt;&gt;&quot;&quot;;[.D55]=&quot;&quot;;[.E55]&lt;&gt;&quot;&quot;);-3;IF(AND([.B55]=&quot;&quot;;[.C55]&lt;&gt;&quot;&quot;;[.D55]&lt;&gt;&quot;&quot;;[.E55]=&quot;&quot;);-3;IF(AND([.B55]&lt;&gt;&quot;&quot;;[.C55]&lt;&gt;&quot;&quot;;[.D55]&lt;&gt;&quot;&quot;;[.E55]&lt;&gt;&quot;&quot;);1;-4))))))" office:value-type="float" office:value="0">
            <text:p>0</text:p>
          </table:table-cell>
          <table:table-cell table:number-columns-repeated="1015"/>
        </table:table-row>
        <table:table-row table:style-name="ro3">
          <table:table-cell table:style-name="ce150" office:value-type="float" office:value="52">
            <text:p>52</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56]=0;&quot;-&quot;;IF([.I56]=-1;&quot;! Mini-game's name missing !&quot;;IF([.I56]=-2;&quot;! Developer's name missing !&quot;;IF([.I56]=-3;&quot;! Challenge's type missing !&quot;;IF([.I56]=-4;&quot;! Difficulty rating missing !&quot;;CONCATENATE(iferror(CONCATENATE(LEFT([.D56];1);MID([.D56];SEARCH(&quot;-&quot;;[.D56];1)+1;1));LEFT([.D56];1));COUNTIF([.$D$5:.$D56];[.D56]);&quot;_&quot;;SUBSTITUTE(PROPER([.B56]);&quot; &quot;;&quot;&quot;);&quot;_&quot;;[.E56]))))))" office:value-type="string" office:string-value="-">
            <text:p>-</text:p>
          </table:table-cell>
          <table:table-cell table:style-name="ce178" table:formula="of:=IF(AND([.B56]=&quot;&quot;;[.C56]=&quot;&quot;;[.D56]=&quot;&quot;;[.E56]=&quot;&quot;);0;IF(AND([.B56]=&quot;&quot;;[.C56]&lt;&gt;&quot;&quot;;[.D56]&lt;&gt;&quot;&quot;;[.E56]&lt;&gt;&quot;&quot;);-1;IF(AND([.B56]&lt;&gt;&quot;&quot;;[.C56]=&quot;&quot;;[.D56]&lt;&gt;&quot;&quot;;[.E56]&lt;&gt;&quot;&quot;);-2;IF(AND([.B56]&lt;&gt;&quot;&quot;;[.C56]&lt;&gt;&quot;&quot;;[.D56]=&quot;&quot;;[.E56]&lt;&gt;&quot;&quot;);-3;IF(AND([.B56]=&quot;&quot;;[.C56]&lt;&gt;&quot;&quot;;[.D56]&lt;&gt;&quot;&quot;;[.E56]=&quot;&quot;);-3;IF(AND([.B56]&lt;&gt;&quot;&quot;;[.C56]&lt;&gt;&quot;&quot;;[.D56]&lt;&gt;&quot;&quot;;[.E56]&lt;&gt;&quot;&quot;);1;-4))))))" office:value-type="float" office:value="0">
            <text:p>0</text:p>
          </table:table-cell>
          <table:table-cell table:number-columns-repeated="1015"/>
        </table:table-row>
        <table:table-row table:style-name="ro3">
          <table:table-cell table:style-name="ce150" office:value-type="float" office:value="53">
            <text:p>53</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57]=0;&quot;-&quot;;IF([.I57]=-1;&quot;! Mini-game's name missing !&quot;;IF([.I57]=-2;&quot;! Developer's name missing !&quot;;IF([.I57]=-3;&quot;! Challenge's type missing !&quot;;IF([.I57]=-4;&quot;! Difficulty rating missing !&quot;;CONCATENATE(iferror(CONCATENATE(LEFT([.D57];1);MID([.D57];SEARCH(&quot;-&quot;;[.D57];1)+1;1));LEFT([.D57];1));COUNTIF([.$D$5:.$D57];[.D57]);&quot;_&quot;;SUBSTITUTE(PROPER([.B57]);&quot; &quot;;&quot;&quot;);&quot;_&quot;;[.E57]))))))" office:value-type="string" office:string-value="-">
            <text:p>-</text:p>
          </table:table-cell>
          <table:table-cell table:style-name="ce178" table:formula="of:=IF(AND([.B57]=&quot;&quot;;[.C57]=&quot;&quot;;[.D57]=&quot;&quot;;[.E57]=&quot;&quot;);0;IF(AND([.B57]=&quot;&quot;;[.C57]&lt;&gt;&quot;&quot;;[.D57]&lt;&gt;&quot;&quot;;[.E57]&lt;&gt;&quot;&quot;);-1;IF(AND([.B57]&lt;&gt;&quot;&quot;;[.C57]=&quot;&quot;;[.D57]&lt;&gt;&quot;&quot;;[.E57]&lt;&gt;&quot;&quot;);-2;IF(AND([.B57]&lt;&gt;&quot;&quot;;[.C57]&lt;&gt;&quot;&quot;;[.D57]=&quot;&quot;;[.E57]&lt;&gt;&quot;&quot;);-3;IF(AND([.B57]=&quot;&quot;;[.C57]&lt;&gt;&quot;&quot;;[.D57]&lt;&gt;&quot;&quot;;[.E57]=&quot;&quot;);-3;IF(AND([.B57]&lt;&gt;&quot;&quot;;[.C57]&lt;&gt;&quot;&quot;;[.D57]&lt;&gt;&quot;&quot;;[.E57]&lt;&gt;&quot;&quot;);1;-4))))))" office:value-type="float" office:value="0">
            <text:p>0</text:p>
          </table:table-cell>
          <table:table-cell table:number-columns-repeated="1015"/>
        </table:table-row>
        <table:table-row table:style-name="ro3">
          <table:table-cell table:style-name="ce150" office:value-type="float" office:value="54">
            <text:p>54</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58]=0;&quot;-&quot;;IF([.I58]=-1;&quot;! Mini-game's name missing !&quot;;IF([.I58]=-2;&quot;! Developer's name missing !&quot;;IF([.I58]=-3;&quot;! Challenge's type missing !&quot;;IF([.I58]=-4;&quot;! Difficulty rating missing !&quot;;CONCATENATE(iferror(CONCATENATE(LEFT([.D58];1);MID([.D58];SEARCH(&quot;-&quot;;[.D58];1)+1;1));LEFT([.D58];1));COUNTIF([.$D$5:.$D58];[.D58]);&quot;_&quot;;SUBSTITUTE(PROPER([.B58]);&quot; &quot;;&quot;&quot;);&quot;_&quot;;[.E58]))))))" office:value-type="string" office:string-value="-">
            <text:p>-</text:p>
          </table:table-cell>
          <table:table-cell table:style-name="ce178" table:formula="of:=IF(AND([.B58]=&quot;&quot;;[.C58]=&quot;&quot;;[.D58]=&quot;&quot;;[.E58]=&quot;&quot;);0;IF(AND([.B58]=&quot;&quot;;[.C58]&lt;&gt;&quot;&quot;;[.D58]&lt;&gt;&quot;&quot;;[.E58]&lt;&gt;&quot;&quot;);-1;IF(AND([.B58]&lt;&gt;&quot;&quot;;[.C58]=&quot;&quot;;[.D58]&lt;&gt;&quot;&quot;;[.E58]&lt;&gt;&quot;&quot;);-2;IF(AND([.B58]&lt;&gt;&quot;&quot;;[.C58]&lt;&gt;&quot;&quot;;[.D58]=&quot;&quot;;[.E58]&lt;&gt;&quot;&quot;);-3;IF(AND([.B58]=&quot;&quot;;[.C58]&lt;&gt;&quot;&quot;;[.D58]&lt;&gt;&quot;&quot;;[.E58]=&quot;&quot;);-3;IF(AND([.B58]&lt;&gt;&quot;&quot;;[.C58]&lt;&gt;&quot;&quot;;[.D58]&lt;&gt;&quot;&quot;;[.E58]&lt;&gt;&quot;&quot;);1;-4))))))" office:value-type="float" office:value="0">
            <text:p>0</text:p>
          </table:table-cell>
          <table:table-cell table:number-columns-repeated="1015"/>
        </table:table-row>
        <table:table-row table:style-name="ro3">
          <table:table-cell table:style-name="ce150" office:value-type="float" office:value="55">
            <text:p>55</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59]=0;&quot;-&quot;;IF([.I59]=-1;&quot;! Mini-game's name missing !&quot;;IF([.I59]=-2;&quot;! Developer's name missing !&quot;;IF([.I59]=-3;&quot;! Challenge's type missing !&quot;;IF([.I59]=-4;&quot;! Difficulty rating missing !&quot;;CONCATENATE(iferror(CONCATENATE(LEFT([.D59];1);MID([.D59];SEARCH(&quot;-&quot;;[.D59];1)+1;1));LEFT([.D59];1));COUNTIF([.$D$5:.$D59];[.D59]);&quot;_&quot;;SUBSTITUTE(PROPER([.B59]);&quot; &quot;;&quot;&quot;);&quot;_&quot;;[.E59]))))))" office:value-type="string" office:string-value="-">
            <text:p>-</text:p>
          </table:table-cell>
          <table:table-cell table:style-name="ce178" table:formula="of:=IF(AND([.B59]=&quot;&quot;;[.C59]=&quot;&quot;;[.D59]=&quot;&quot;;[.E59]=&quot;&quot;);0;IF(AND([.B59]=&quot;&quot;;[.C59]&lt;&gt;&quot;&quot;;[.D59]&lt;&gt;&quot;&quot;;[.E59]&lt;&gt;&quot;&quot;);-1;IF(AND([.B59]&lt;&gt;&quot;&quot;;[.C59]=&quot;&quot;;[.D59]&lt;&gt;&quot;&quot;;[.E59]&lt;&gt;&quot;&quot;);-2;IF(AND([.B59]&lt;&gt;&quot;&quot;;[.C59]&lt;&gt;&quot;&quot;;[.D59]=&quot;&quot;;[.E59]&lt;&gt;&quot;&quot;);-3;IF(AND([.B59]=&quot;&quot;;[.C59]&lt;&gt;&quot;&quot;;[.D59]&lt;&gt;&quot;&quot;;[.E59]=&quot;&quot;);-3;IF(AND([.B59]&lt;&gt;&quot;&quot;;[.C59]&lt;&gt;&quot;&quot;;[.D59]&lt;&gt;&quot;&quot;;[.E59]&lt;&gt;&quot;&quot;);1;-4))))))" office:value-type="float" office:value="0">
            <text:p>0</text:p>
          </table:table-cell>
          <table:table-cell table:number-columns-repeated="1015"/>
        </table:table-row>
        <table:table-row table:style-name="ro3">
          <table:table-cell table:style-name="ce150" office:value-type="float" office:value="56">
            <text:p>56</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60]=0;&quot;-&quot;;IF([.I60]=-1;&quot;! Mini-game's name missing !&quot;;IF([.I60]=-2;&quot;! Developer's name missing !&quot;;IF([.I60]=-3;&quot;! Challenge's type missing !&quot;;IF([.I60]=-4;&quot;! Difficulty rating missing !&quot;;CONCATENATE(iferror(CONCATENATE(LEFT([.D60];1);MID([.D60];SEARCH(&quot;-&quot;;[.D60];1)+1;1));LEFT([.D60];1));COUNTIF([.$D$5:.$D60];[.D60]);&quot;_&quot;;SUBSTITUTE(PROPER([.B60]);&quot; &quot;;&quot;&quot;);&quot;_&quot;;[.E60]))))))" office:value-type="string" office:string-value="-">
            <text:p>-</text:p>
          </table:table-cell>
          <table:table-cell table:style-name="ce178" table:formula="of:=IF(AND([.B60]=&quot;&quot;;[.C60]=&quot;&quot;;[.D60]=&quot;&quot;;[.E60]=&quot;&quot;);0;IF(AND([.B60]=&quot;&quot;;[.C60]&lt;&gt;&quot;&quot;;[.D60]&lt;&gt;&quot;&quot;;[.E60]&lt;&gt;&quot;&quot;);-1;IF(AND([.B60]&lt;&gt;&quot;&quot;;[.C60]=&quot;&quot;;[.D60]&lt;&gt;&quot;&quot;;[.E60]&lt;&gt;&quot;&quot;);-2;IF(AND([.B60]&lt;&gt;&quot;&quot;;[.C60]&lt;&gt;&quot;&quot;;[.D60]=&quot;&quot;;[.E60]&lt;&gt;&quot;&quot;);-3;IF(AND([.B60]=&quot;&quot;;[.C60]&lt;&gt;&quot;&quot;;[.D60]&lt;&gt;&quot;&quot;;[.E60]=&quot;&quot;);-3;IF(AND([.B60]&lt;&gt;&quot;&quot;;[.C60]&lt;&gt;&quot;&quot;;[.D60]&lt;&gt;&quot;&quot;;[.E60]&lt;&gt;&quot;&quot;);1;-4))))))" office:value-type="float" office:value="0">
            <text:p>0</text:p>
          </table:table-cell>
          <table:table-cell table:number-columns-repeated="1015"/>
        </table:table-row>
        <table:table-row table:style-name="ro3">
          <table:table-cell table:style-name="ce150" office:value-type="float" office:value="57">
            <text:p>57</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61]=0;&quot;-&quot;;IF([.I61]=-1;&quot;! Mini-game's name missing !&quot;;IF([.I61]=-2;&quot;! Developer's name missing !&quot;;IF([.I61]=-3;&quot;! Challenge's type missing !&quot;;IF([.I61]=-4;&quot;! Difficulty rating missing !&quot;;CONCATENATE(iferror(CONCATENATE(LEFT([.D61];1);MID([.D61];SEARCH(&quot;-&quot;;[.D61];1)+1;1));LEFT([.D61];1));COUNTIF([.$D$5:.$D61];[.D61]);&quot;_&quot;;SUBSTITUTE(PROPER([.B61]);&quot; &quot;;&quot;&quot;);&quot;_&quot;;[.E61]))))))" office:value-type="string" office:string-value="-">
            <text:p>-</text:p>
          </table:table-cell>
          <table:table-cell table:style-name="ce178" table:formula="of:=IF(AND([.B61]=&quot;&quot;;[.C61]=&quot;&quot;;[.D61]=&quot;&quot;;[.E61]=&quot;&quot;);0;IF(AND([.B61]=&quot;&quot;;[.C61]&lt;&gt;&quot;&quot;;[.D61]&lt;&gt;&quot;&quot;;[.E61]&lt;&gt;&quot;&quot;);-1;IF(AND([.B61]&lt;&gt;&quot;&quot;;[.C61]=&quot;&quot;;[.D61]&lt;&gt;&quot;&quot;;[.E61]&lt;&gt;&quot;&quot;);-2;IF(AND([.B61]&lt;&gt;&quot;&quot;;[.C61]&lt;&gt;&quot;&quot;;[.D61]=&quot;&quot;;[.E61]&lt;&gt;&quot;&quot;);-3;IF(AND([.B61]=&quot;&quot;;[.C61]&lt;&gt;&quot;&quot;;[.D61]&lt;&gt;&quot;&quot;;[.E61]=&quot;&quot;);-3;IF(AND([.B61]&lt;&gt;&quot;&quot;;[.C61]&lt;&gt;&quot;&quot;;[.D61]&lt;&gt;&quot;&quot;;[.E61]&lt;&gt;&quot;&quot;);1;-4))))))" office:value-type="float" office:value="0">
            <text:p>0</text:p>
          </table:table-cell>
          <table:table-cell table:number-columns-repeated="1015"/>
        </table:table-row>
        <table:table-row table:style-name="ro3">
          <table:table-cell table:style-name="ce150" office:value-type="float" office:value="58">
            <text:p>58</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62]=0;&quot;-&quot;;IF([.I62]=-1;&quot;! Mini-game's name missing !&quot;;IF([.I62]=-2;&quot;! Developer's name missing !&quot;;IF([.I62]=-3;&quot;! Challenge's type missing !&quot;;IF([.I62]=-4;&quot;! Difficulty rating missing !&quot;;CONCATENATE(iferror(CONCATENATE(LEFT([.D62];1);MID([.D62];SEARCH(&quot;-&quot;;[.D62];1)+1;1));LEFT([.D62];1));COUNTIF([.$D$5:.$D62];[.D62]);&quot;_&quot;;SUBSTITUTE(PROPER([.B62]);&quot; &quot;;&quot;&quot;);&quot;_&quot;;[.E62]))))))" office:value-type="string" office:string-value="-">
            <text:p>-</text:p>
          </table:table-cell>
          <table:table-cell table:style-name="ce178" table:formula="of:=IF(AND([.B62]=&quot;&quot;;[.C62]=&quot;&quot;;[.D62]=&quot;&quot;;[.E62]=&quot;&quot;);0;IF(AND([.B62]=&quot;&quot;;[.C62]&lt;&gt;&quot;&quot;;[.D62]&lt;&gt;&quot;&quot;;[.E62]&lt;&gt;&quot;&quot;);-1;IF(AND([.B62]&lt;&gt;&quot;&quot;;[.C62]=&quot;&quot;;[.D62]&lt;&gt;&quot;&quot;;[.E62]&lt;&gt;&quot;&quot;);-2;IF(AND([.B62]&lt;&gt;&quot;&quot;;[.C62]&lt;&gt;&quot;&quot;;[.D62]=&quot;&quot;;[.E62]&lt;&gt;&quot;&quot;);-3;IF(AND([.B62]=&quot;&quot;;[.C62]&lt;&gt;&quot;&quot;;[.D62]&lt;&gt;&quot;&quot;;[.E62]=&quot;&quot;);-3;IF(AND([.B62]&lt;&gt;&quot;&quot;;[.C62]&lt;&gt;&quot;&quot;;[.D62]&lt;&gt;&quot;&quot;;[.E62]&lt;&gt;&quot;&quot;);1;-4))))))" office:value-type="float" office:value="0">
            <text:p>0</text:p>
          </table:table-cell>
          <table:table-cell table:number-columns-repeated="1015"/>
        </table:table-row>
        <table:table-row table:style-name="ro3">
          <table:table-cell table:style-name="ce150" office:value-type="float" office:value="59">
            <text:p>59</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63]=0;&quot;-&quot;;IF([.I63]=-1;&quot;! Mini-game's name missing !&quot;;IF([.I63]=-2;&quot;! Developer's name missing !&quot;;IF([.I63]=-3;&quot;! Challenge's type missing !&quot;;IF([.I63]=-4;&quot;! Difficulty rating missing !&quot;;CONCATENATE(iferror(CONCATENATE(LEFT([.D63];1);MID([.D63];SEARCH(&quot;-&quot;;[.D63];1)+1;1));LEFT([.D63];1));COUNTIF([.$D$5:.$D63];[.D63]);&quot;_&quot;;SUBSTITUTE(PROPER([.B63]);&quot; &quot;;&quot;&quot;);&quot;_&quot;;[.E63]))))))" office:value-type="string" office:string-value="-">
            <text:p>-</text:p>
          </table:table-cell>
          <table:table-cell table:style-name="ce178" table:formula="of:=IF(AND([.B63]=&quot;&quot;;[.C63]=&quot;&quot;;[.D63]=&quot;&quot;;[.E63]=&quot;&quot;);0;IF(AND([.B63]=&quot;&quot;;[.C63]&lt;&gt;&quot;&quot;;[.D63]&lt;&gt;&quot;&quot;;[.E63]&lt;&gt;&quot;&quot;);-1;IF(AND([.B63]&lt;&gt;&quot;&quot;;[.C63]=&quot;&quot;;[.D63]&lt;&gt;&quot;&quot;;[.E63]&lt;&gt;&quot;&quot;);-2;IF(AND([.B63]&lt;&gt;&quot;&quot;;[.C63]&lt;&gt;&quot;&quot;;[.D63]=&quot;&quot;;[.E63]&lt;&gt;&quot;&quot;);-3;IF(AND([.B63]=&quot;&quot;;[.C63]&lt;&gt;&quot;&quot;;[.D63]&lt;&gt;&quot;&quot;;[.E63]=&quot;&quot;);-3;IF(AND([.B63]&lt;&gt;&quot;&quot;;[.C63]&lt;&gt;&quot;&quot;;[.D63]&lt;&gt;&quot;&quot;;[.E63]&lt;&gt;&quot;&quot;);1;-4))))))" office:value-type="float" office:value="0">
            <text:p>0</text:p>
          </table:table-cell>
          <table:table-cell table:number-columns-repeated="1015"/>
        </table:table-row>
        <table:table-row table:style-name="ro3">
          <table:table-cell table:style-name="ce150" office:value-type="float" office:value="60">
            <text:p>60</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64]=0;&quot;-&quot;;IF([.I64]=-1;&quot;! Mini-game's name missing !&quot;;IF([.I64]=-2;&quot;! Developer's name missing !&quot;;IF([.I64]=-3;&quot;! Challenge's type missing !&quot;;IF([.I64]=-4;&quot;! Difficulty rating missing !&quot;;CONCATENATE(iferror(CONCATENATE(LEFT([.D64];1);MID([.D64];SEARCH(&quot;-&quot;;[.D64];1)+1;1));LEFT([.D64];1));COUNTIF([.$D$5:.$D64];[.D64]);&quot;_&quot;;SUBSTITUTE(PROPER([.B64]);&quot; &quot;;&quot;&quot;);&quot;_&quot;;[.E64]))))))" office:value-type="string" office:string-value="-">
            <text:p>-</text:p>
          </table:table-cell>
          <table:table-cell table:style-name="ce178" table:formula="of:=IF(AND([.B64]=&quot;&quot;;[.C64]=&quot;&quot;;[.D64]=&quot;&quot;;[.E64]=&quot;&quot;);0;IF(AND([.B64]=&quot;&quot;;[.C64]&lt;&gt;&quot;&quot;;[.D64]&lt;&gt;&quot;&quot;;[.E64]&lt;&gt;&quot;&quot;);-1;IF(AND([.B64]&lt;&gt;&quot;&quot;;[.C64]=&quot;&quot;;[.D64]&lt;&gt;&quot;&quot;;[.E64]&lt;&gt;&quot;&quot;);-2;IF(AND([.B64]&lt;&gt;&quot;&quot;;[.C64]&lt;&gt;&quot;&quot;;[.D64]=&quot;&quot;;[.E64]&lt;&gt;&quot;&quot;);-3;IF(AND([.B64]=&quot;&quot;;[.C64]&lt;&gt;&quot;&quot;;[.D64]&lt;&gt;&quot;&quot;;[.E64]=&quot;&quot;);-3;IF(AND([.B64]&lt;&gt;&quot;&quot;;[.C64]&lt;&gt;&quot;&quot;;[.D64]&lt;&gt;&quot;&quot;;[.E64]&lt;&gt;&quot;&quot;);1;-4))))))" office:value-type="float" office:value="0">
            <text:p>0</text:p>
          </table:table-cell>
          <table:table-cell table:number-columns-repeated="1015"/>
        </table:table-row>
        <table:table-row table:style-name="ro3">
          <table:table-cell table:style-name="ce150" office:value-type="float" office:value="61">
            <text:p>61</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65]=0;&quot;-&quot;;IF([.I65]=-1;&quot;! Mini-game's name missing !&quot;;IF([.I65]=-2;&quot;! Developer's name missing !&quot;;IF([.I65]=-3;&quot;! Challenge's type missing !&quot;;IF([.I65]=-4;&quot;! Difficulty rating missing !&quot;;CONCATENATE(iferror(CONCATENATE(LEFT([.D65];1);MID([.D65];SEARCH(&quot;-&quot;;[.D65];1)+1;1));LEFT([.D65];1));COUNTIF([.$D$5:.$D65];[.D65]);&quot;_&quot;;SUBSTITUTE(PROPER([.B65]);&quot; &quot;;&quot;&quot;);&quot;_&quot;;[.E65]))))))" office:value-type="string" office:string-value="-">
            <text:p>-</text:p>
          </table:table-cell>
          <table:table-cell table:style-name="ce178" table:formula="of:=IF(AND([.B65]=&quot;&quot;;[.C65]=&quot;&quot;;[.D65]=&quot;&quot;;[.E65]=&quot;&quot;);0;IF(AND([.B65]=&quot;&quot;;[.C65]&lt;&gt;&quot;&quot;;[.D65]&lt;&gt;&quot;&quot;;[.E65]&lt;&gt;&quot;&quot;);-1;IF(AND([.B65]&lt;&gt;&quot;&quot;;[.C65]=&quot;&quot;;[.D65]&lt;&gt;&quot;&quot;;[.E65]&lt;&gt;&quot;&quot;);-2;IF(AND([.B65]&lt;&gt;&quot;&quot;;[.C65]&lt;&gt;&quot;&quot;;[.D65]=&quot;&quot;;[.E65]&lt;&gt;&quot;&quot;);-3;IF(AND([.B65]=&quot;&quot;;[.C65]&lt;&gt;&quot;&quot;;[.D65]&lt;&gt;&quot;&quot;;[.E65]=&quot;&quot;);-3;IF(AND([.B65]&lt;&gt;&quot;&quot;;[.C65]&lt;&gt;&quot;&quot;;[.D65]&lt;&gt;&quot;&quot;;[.E65]&lt;&gt;&quot;&quot;);1;-4))))))" office:value-type="float" office:value="0">
            <text:p>0</text:p>
          </table:table-cell>
          <table:table-cell table:number-columns-repeated="1015"/>
        </table:table-row>
        <table:table-row table:style-name="ro3">
          <table:table-cell table:style-name="ce150" office:value-type="float" office:value="62">
            <text:p>62</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66]=0;&quot;-&quot;;IF([.I66]=-1;&quot;! Mini-game's name missing !&quot;;IF([.I66]=-2;&quot;! Developer's name missing !&quot;;IF([.I66]=-3;&quot;! Challenge's type missing !&quot;;IF([.I66]=-4;&quot;! Difficulty rating missing !&quot;;CONCATENATE(iferror(CONCATENATE(LEFT([.D66];1);MID([.D66];SEARCH(&quot;-&quot;;[.D66];1)+1;1));LEFT([.D66];1));COUNTIF([.$D$5:.$D66];[.D66]);&quot;_&quot;;SUBSTITUTE(PROPER([.B66]);&quot; &quot;;&quot;&quot;);&quot;_&quot;;[.E66]))))))" office:value-type="string" office:string-value="-">
            <text:p>-</text:p>
          </table:table-cell>
          <table:table-cell table:style-name="ce178" table:formula="of:=IF(AND([.B66]=&quot;&quot;;[.C66]=&quot;&quot;;[.D66]=&quot;&quot;;[.E66]=&quot;&quot;);0;IF(AND([.B66]=&quot;&quot;;[.C66]&lt;&gt;&quot;&quot;;[.D66]&lt;&gt;&quot;&quot;;[.E66]&lt;&gt;&quot;&quot;);-1;IF(AND([.B66]&lt;&gt;&quot;&quot;;[.C66]=&quot;&quot;;[.D66]&lt;&gt;&quot;&quot;;[.E66]&lt;&gt;&quot;&quot;);-2;IF(AND([.B66]&lt;&gt;&quot;&quot;;[.C66]&lt;&gt;&quot;&quot;;[.D66]=&quot;&quot;;[.E66]&lt;&gt;&quot;&quot;);-3;IF(AND([.B66]=&quot;&quot;;[.C66]&lt;&gt;&quot;&quot;;[.D66]&lt;&gt;&quot;&quot;;[.E66]=&quot;&quot;);-3;IF(AND([.B66]&lt;&gt;&quot;&quot;;[.C66]&lt;&gt;&quot;&quot;;[.D66]&lt;&gt;&quot;&quot;;[.E66]&lt;&gt;&quot;&quot;);1;-4))))))" office:value-type="float" office:value="0">
            <text:p>0</text:p>
          </table:table-cell>
          <table:table-cell table:number-columns-repeated="1015"/>
        </table:table-row>
        <table:table-row table:style-name="ro3">
          <table:table-cell table:style-name="ce150" office:value-type="float" office:value="63">
            <text:p>63</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67]=0;&quot;-&quot;;IF([.I67]=-1;&quot;! Mini-game's name missing !&quot;;IF([.I67]=-2;&quot;! Developer's name missing !&quot;;IF([.I67]=-3;&quot;! Challenge's type missing !&quot;;IF([.I67]=-4;&quot;! Difficulty rating missing !&quot;;CONCATENATE(iferror(CONCATENATE(LEFT([.D67];1);MID([.D67];SEARCH(&quot;-&quot;;[.D67];1)+1;1));LEFT([.D67];1));COUNTIF([.$D$5:.$D67];[.D67]);&quot;_&quot;;SUBSTITUTE(PROPER([.B67]);&quot; &quot;;&quot;&quot;);&quot;_&quot;;[.E67]))))))" office:value-type="string" office:string-value="-">
            <text:p>-</text:p>
          </table:table-cell>
          <table:table-cell table:style-name="ce178" table:formula="of:=IF(AND([.B67]=&quot;&quot;;[.C67]=&quot;&quot;;[.D67]=&quot;&quot;;[.E67]=&quot;&quot;);0;IF(AND([.B67]=&quot;&quot;;[.C67]&lt;&gt;&quot;&quot;;[.D67]&lt;&gt;&quot;&quot;;[.E67]&lt;&gt;&quot;&quot;);-1;IF(AND([.B67]&lt;&gt;&quot;&quot;;[.C67]=&quot;&quot;;[.D67]&lt;&gt;&quot;&quot;;[.E67]&lt;&gt;&quot;&quot;);-2;IF(AND([.B67]&lt;&gt;&quot;&quot;;[.C67]&lt;&gt;&quot;&quot;;[.D67]=&quot;&quot;;[.E67]&lt;&gt;&quot;&quot;);-3;IF(AND([.B67]=&quot;&quot;;[.C67]&lt;&gt;&quot;&quot;;[.D67]&lt;&gt;&quot;&quot;;[.E67]=&quot;&quot;);-3;IF(AND([.B67]&lt;&gt;&quot;&quot;;[.C67]&lt;&gt;&quot;&quot;;[.D67]&lt;&gt;&quot;&quot;;[.E67]&lt;&gt;&quot;&quot;);1;-4))))))" office:value-type="float" office:value="0">
            <text:p>0</text:p>
          </table:table-cell>
          <table:table-cell table:number-columns-repeated="1015"/>
        </table:table-row>
        <table:table-row table:style-name="ro3">
          <table:table-cell table:style-name="ce150" office:value-type="float" office:value="64">
            <text:p>64</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68]=0;&quot;-&quot;;IF([.I68]=-1;&quot;! Mini-game's name missing !&quot;;IF([.I68]=-2;&quot;! Developer's name missing !&quot;;IF([.I68]=-3;&quot;! Challenge's type missing !&quot;;IF([.I68]=-4;&quot;! Difficulty rating missing !&quot;;CONCATENATE(iferror(CONCATENATE(LEFT([.D68];1);MID([.D68];SEARCH(&quot;-&quot;;[.D68];1)+1;1));LEFT([.D68];1));COUNTIF([.$D$5:.$D68];[.D68]);&quot;_&quot;;SUBSTITUTE(PROPER([.B68]);&quot; &quot;;&quot;&quot;);&quot;_&quot;;[.E68]))))))" office:value-type="string" office:string-value="-">
            <text:p>-</text:p>
          </table:table-cell>
          <table:table-cell table:style-name="ce178" table:formula="of:=IF(AND([.B68]=&quot;&quot;;[.C68]=&quot;&quot;;[.D68]=&quot;&quot;;[.E68]=&quot;&quot;);0;IF(AND([.B68]=&quot;&quot;;[.C68]&lt;&gt;&quot;&quot;;[.D68]&lt;&gt;&quot;&quot;;[.E68]&lt;&gt;&quot;&quot;);-1;IF(AND([.B68]&lt;&gt;&quot;&quot;;[.C68]=&quot;&quot;;[.D68]&lt;&gt;&quot;&quot;;[.E68]&lt;&gt;&quot;&quot;);-2;IF(AND([.B68]&lt;&gt;&quot;&quot;;[.C68]&lt;&gt;&quot;&quot;;[.D68]=&quot;&quot;;[.E68]&lt;&gt;&quot;&quot;);-3;IF(AND([.B68]=&quot;&quot;;[.C68]&lt;&gt;&quot;&quot;;[.D68]&lt;&gt;&quot;&quot;;[.E68]=&quot;&quot;);-3;IF(AND([.B68]&lt;&gt;&quot;&quot;;[.C68]&lt;&gt;&quot;&quot;;[.D68]&lt;&gt;&quot;&quot;;[.E68]&lt;&gt;&quot;&quot;);1;-4))))))" office:value-type="float" office:value="0">
            <text:p>0</text:p>
          </table:table-cell>
          <table:table-cell table:number-columns-repeated="1015"/>
        </table:table-row>
        <table:table-row table:style-name="ro3">
          <table:table-cell table:style-name="ce150" office:value-type="float" office:value="65">
            <text:p>65</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69]=0;&quot;-&quot;;IF([.I69]=-1;&quot;! Mini-game's name missing !&quot;;IF([.I69]=-2;&quot;! Developer's name missing !&quot;;IF([.I69]=-3;&quot;! Challenge's type missing !&quot;;IF([.I69]=-4;&quot;! Difficulty rating missing !&quot;;CONCATENATE(iferror(CONCATENATE(LEFT([.D69];1);MID([.D69];SEARCH(&quot;-&quot;;[.D69];1)+1;1));LEFT([.D69];1));COUNTIF([.$D$5:.$D69];[.D69]);&quot;_&quot;;SUBSTITUTE(PROPER([.B69]);&quot; &quot;;&quot;&quot;);&quot;_&quot;;[.E69]))))))" office:value-type="string" office:string-value="-">
            <text:p>-</text:p>
          </table:table-cell>
          <table:table-cell table:style-name="ce178" table:formula="of:=IF(AND([.B69]=&quot;&quot;;[.C69]=&quot;&quot;;[.D69]=&quot;&quot;;[.E69]=&quot;&quot;);0;IF(AND([.B69]=&quot;&quot;;[.C69]&lt;&gt;&quot;&quot;;[.D69]&lt;&gt;&quot;&quot;;[.E69]&lt;&gt;&quot;&quot;);-1;IF(AND([.B69]&lt;&gt;&quot;&quot;;[.C69]=&quot;&quot;;[.D69]&lt;&gt;&quot;&quot;;[.E69]&lt;&gt;&quot;&quot;);-2;IF(AND([.B69]&lt;&gt;&quot;&quot;;[.C69]&lt;&gt;&quot;&quot;;[.D69]=&quot;&quot;;[.E69]&lt;&gt;&quot;&quot;);-3;IF(AND([.B69]=&quot;&quot;;[.C69]&lt;&gt;&quot;&quot;;[.D69]&lt;&gt;&quot;&quot;;[.E69]=&quot;&quot;);-3;IF(AND([.B69]&lt;&gt;&quot;&quot;;[.C69]&lt;&gt;&quot;&quot;;[.D69]&lt;&gt;&quot;&quot;;[.E69]&lt;&gt;&quot;&quot;);1;-4))))))" office:value-type="float" office:value="0">
            <text:p>0</text:p>
          </table:table-cell>
          <table:table-cell table:number-columns-repeated="1015"/>
        </table:table-row>
        <table:table-row table:style-name="ro3">
          <table:table-cell table:style-name="ce150" office:value-type="float" office:value="66">
            <text:p>66</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70]=0;&quot;-&quot;;IF([.I70]=-1;&quot;! Mini-game's name missing !&quot;;IF([.I70]=-2;&quot;! Developer's name missing !&quot;;IF([.I70]=-3;&quot;! Challenge's type missing !&quot;;IF([.I70]=-4;&quot;! Difficulty rating missing !&quot;;CONCATENATE(iferror(CONCATENATE(LEFT([.D70];1);MID([.D70];SEARCH(&quot;-&quot;;[.D70];1)+1;1));LEFT([.D70];1));COUNTIF([.$D$5:.$D70];[.D70]);&quot;_&quot;;SUBSTITUTE(PROPER([.B70]);&quot; &quot;;&quot;&quot;);&quot;_&quot;;[.E70]))))))" office:value-type="string" office:string-value="-">
            <text:p>-</text:p>
          </table:table-cell>
          <table:table-cell table:style-name="ce178" table:formula="of:=IF(AND([.B70]=&quot;&quot;;[.C70]=&quot;&quot;;[.D70]=&quot;&quot;;[.E70]=&quot;&quot;);0;IF(AND([.B70]=&quot;&quot;;[.C70]&lt;&gt;&quot;&quot;;[.D70]&lt;&gt;&quot;&quot;;[.E70]&lt;&gt;&quot;&quot;);-1;IF(AND([.B70]&lt;&gt;&quot;&quot;;[.C70]=&quot;&quot;;[.D70]&lt;&gt;&quot;&quot;;[.E70]&lt;&gt;&quot;&quot;);-2;IF(AND([.B70]&lt;&gt;&quot;&quot;;[.C70]&lt;&gt;&quot;&quot;;[.D70]=&quot;&quot;;[.E70]&lt;&gt;&quot;&quot;);-3;IF(AND([.B70]=&quot;&quot;;[.C70]&lt;&gt;&quot;&quot;;[.D70]&lt;&gt;&quot;&quot;;[.E70]=&quot;&quot;);-3;IF(AND([.B70]&lt;&gt;&quot;&quot;;[.C70]&lt;&gt;&quot;&quot;;[.D70]&lt;&gt;&quot;&quot;;[.E70]&lt;&gt;&quot;&quot;);1;-4))))))" office:value-type="float" office:value="0">
            <text:p>0</text:p>
          </table:table-cell>
          <table:table-cell table:number-columns-repeated="1015"/>
        </table:table-row>
        <table:table-row table:style-name="ro3">
          <table:table-cell table:style-name="ce150" office:value-type="float" office:value="67">
            <text:p>67</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71]=0;&quot;-&quot;;IF([.I71]=-1;&quot;! Mini-game's name missing !&quot;;IF([.I71]=-2;&quot;! Developer's name missing !&quot;;IF([.I71]=-3;&quot;! Challenge's type missing !&quot;;IF([.I71]=-4;&quot;! Difficulty rating missing !&quot;;CONCATENATE(iferror(CONCATENATE(LEFT([.D71];1);MID([.D71];SEARCH(&quot;-&quot;;[.D71];1)+1;1));LEFT([.D71];1));COUNTIF([.$D$5:.$D71];[.D71]);&quot;_&quot;;SUBSTITUTE(PROPER([.B71]);&quot; &quot;;&quot;&quot;);&quot;_&quot;;[.E71]))))))" office:value-type="string" office:string-value="-">
            <text:p>-</text:p>
          </table:table-cell>
          <table:table-cell table:style-name="ce178" table:formula="of:=IF(AND([.B71]=&quot;&quot;;[.C71]=&quot;&quot;;[.D71]=&quot;&quot;;[.E71]=&quot;&quot;);0;IF(AND([.B71]=&quot;&quot;;[.C71]&lt;&gt;&quot;&quot;;[.D71]&lt;&gt;&quot;&quot;;[.E71]&lt;&gt;&quot;&quot;);-1;IF(AND([.B71]&lt;&gt;&quot;&quot;;[.C71]=&quot;&quot;;[.D71]&lt;&gt;&quot;&quot;;[.E71]&lt;&gt;&quot;&quot;);-2;IF(AND([.B71]&lt;&gt;&quot;&quot;;[.C71]&lt;&gt;&quot;&quot;;[.D71]=&quot;&quot;;[.E71]&lt;&gt;&quot;&quot;);-3;IF(AND([.B71]=&quot;&quot;;[.C71]&lt;&gt;&quot;&quot;;[.D71]&lt;&gt;&quot;&quot;;[.E71]=&quot;&quot;);-3;IF(AND([.B71]&lt;&gt;&quot;&quot;;[.C71]&lt;&gt;&quot;&quot;;[.D71]&lt;&gt;&quot;&quot;;[.E71]&lt;&gt;&quot;&quot;);1;-4))))))" office:value-type="float" office:value="0">
            <text:p>0</text:p>
          </table:table-cell>
          <table:table-cell table:number-columns-repeated="1015"/>
        </table:table-row>
        <table:table-row table:style-name="ro3">
          <table:table-cell table:style-name="ce150" office:value-type="float" office:value="68">
            <text:p>68</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72]=0;&quot;-&quot;;IF([.I72]=-1;&quot;! Mini-game's name missing !&quot;;IF([.I72]=-2;&quot;! Developer's name missing !&quot;;IF([.I72]=-3;&quot;! Challenge's type missing !&quot;;IF([.I72]=-4;&quot;! Difficulty rating missing !&quot;;CONCATENATE(iferror(CONCATENATE(LEFT([.D72];1);MID([.D72];SEARCH(&quot;-&quot;;[.D72];1)+1;1));LEFT([.D72];1));COUNTIF([.$D$5:.$D72];[.D72]);&quot;_&quot;;SUBSTITUTE(PROPER([.B72]);&quot; &quot;;&quot;&quot;);&quot;_&quot;;[.E72]))))))" office:value-type="string" office:string-value="-">
            <text:p>-</text:p>
          </table:table-cell>
          <table:table-cell table:style-name="ce178" table:formula="of:=IF(AND([.B72]=&quot;&quot;;[.C72]=&quot;&quot;;[.D72]=&quot;&quot;;[.E72]=&quot;&quot;);0;IF(AND([.B72]=&quot;&quot;;[.C72]&lt;&gt;&quot;&quot;;[.D72]&lt;&gt;&quot;&quot;;[.E72]&lt;&gt;&quot;&quot;);-1;IF(AND([.B72]&lt;&gt;&quot;&quot;;[.C72]=&quot;&quot;;[.D72]&lt;&gt;&quot;&quot;;[.E72]&lt;&gt;&quot;&quot;);-2;IF(AND([.B72]&lt;&gt;&quot;&quot;;[.C72]&lt;&gt;&quot;&quot;;[.D72]=&quot;&quot;;[.E72]&lt;&gt;&quot;&quot;);-3;IF(AND([.B72]=&quot;&quot;;[.C72]&lt;&gt;&quot;&quot;;[.D72]&lt;&gt;&quot;&quot;;[.E72]=&quot;&quot;);-3;IF(AND([.B72]&lt;&gt;&quot;&quot;;[.C72]&lt;&gt;&quot;&quot;;[.D72]&lt;&gt;&quot;&quot;;[.E72]&lt;&gt;&quot;&quot;);1;-4))))))" office:value-type="float" office:value="0">
            <text:p>0</text:p>
          </table:table-cell>
          <table:table-cell table:number-columns-repeated="1015"/>
        </table:table-row>
        <table:table-row table:style-name="ro3">
          <table:table-cell table:style-name="ce150" office:value-type="float" office:value="69">
            <text:p>69</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73]=0;&quot;-&quot;;IF([.I73]=-1;&quot;! Mini-game's name missing !&quot;;IF([.I73]=-2;&quot;! Developer's name missing !&quot;;IF([.I73]=-3;&quot;! Challenge's type missing !&quot;;IF([.I73]=-4;&quot;! Difficulty rating missing !&quot;;CONCATENATE(iferror(CONCATENATE(LEFT([.D73];1);MID([.D73];SEARCH(&quot;-&quot;;[.D73];1)+1;1));LEFT([.D73];1));COUNTIF([.$D$5:.$D73];[.D73]);&quot;_&quot;;SUBSTITUTE(PROPER([.B73]);&quot; &quot;;&quot;&quot;);&quot;_&quot;;[.E73]))))))" office:value-type="string" office:string-value="-">
            <text:p>-</text:p>
          </table:table-cell>
          <table:table-cell table:style-name="ce178" table:formula="of:=IF(AND([.B73]=&quot;&quot;;[.C73]=&quot;&quot;;[.D73]=&quot;&quot;;[.E73]=&quot;&quot;);0;IF(AND([.B73]=&quot;&quot;;[.C73]&lt;&gt;&quot;&quot;;[.D73]&lt;&gt;&quot;&quot;;[.E73]&lt;&gt;&quot;&quot;);-1;IF(AND([.B73]&lt;&gt;&quot;&quot;;[.C73]=&quot;&quot;;[.D73]&lt;&gt;&quot;&quot;;[.E73]&lt;&gt;&quot;&quot;);-2;IF(AND([.B73]&lt;&gt;&quot;&quot;;[.C73]&lt;&gt;&quot;&quot;;[.D73]=&quot;&quot;;[.E73]&lt;&gt;&quot;&quot;);-3;IF(AND([.B73]=&quot;&quot;;[.C73]&lt;&gt;&quot;&quot;;[.D73]&lt;&gt;&quot;&quot;;[.E73]=&quot;&quot;);-3;IF(AND([.B73]&lt;&gt;&quot;&quot;;[.C73]&lt;&gt;&quot;&quot;;[.D73]&lt;&gt;&quot;&quot;;[.E73]&lt;&gt;&quot;&quot;);1;-4))))))" office:value-type="float" office:value="0">
            <text:p>0</text:p>
          </table:table-cell>
          <table:table-cell table:number-columns-repeated="1015"/>
        </table:table-row>
        <table:table-row table:style-name="ro3">
          <table:table-cell table:style-name="ce150" office:value-type="float" office:value="70">
            <text:p>70</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74]=0;&quot;-&quot;;IF([.I74]=-1;&quot;! Mini-game's name missing !&quot;;IF([.I74]=-2;&quot;! Developer's name missing !&quot;;IF([.I74]=-3;&quot;! Challenge's type missing !&quot;;IF([.I74]=-4;&quot;! Difficulty rating missing !&quot;;CONCATENATE(iferror(CONCATENATE(LEFT([.D74];1);MID([.D74];SEARCH(&quot;-&quot;;[.D74];1)+1;1));LEFT([.D74];1));COUNTIF([.$D$5:.$D74];[.D74]);&quot;_&quot;;SUBSTITUTE(PROPER([.B74]);&quot; &quot;;&quot;&quot;);&quot;_&quot;;[.E74]))))))" office:value-type="string" office:string-value="-">
            <text:p>-</text:p>
          </table:table-cell>
          <table:table-cell table:style-name="ce178" table:formula="of:=IF(AND([.B74]=&quot;&quot;;[.C74]=&quot;&quot;;[.D74]=&quot;&quot;;[.E74]=&quot;&quot;);0;IF(AND([.B74]=&quot;&quot;;[.C74]&lt;&gt;&quot;&quot;;[.D74]&lt;&gt;&quot;&quot;;[.E74]&lt;&gt;&quot;&quot;);-1;IF(AND([.B74]&lt;&gt;&quot;&quot;;[.C74]=&quot;&quot;;[.D74]&lt;&gt;&quot;&quot;;[.E74]&lt;&gt;&quot;&quot;);-2;IF(AND([.B74]&lt;&gt;&quot;&quot;;[.C74]&lt;&gt;&quot;&quot;;[.D74]=&quot;&quot;;[.E74]&lt;&gt;&quot;&quot;);-3;IF(AND([.B74]=&quot;&quot;;[.C74]&lt;&gt;&quot;&quot;;[.D74]&lt;&gt;&quot;&quot;;[.E74]=&quot;&quot;);-3;IF(AND([.B74]&lt;&gt;&quot;&quot;;[.C74]&lt;&gt;&quot;&quot;;[.D74]&lt;&gt;&quot;&quot;;[.E74]&lt;&gt;&quot;&quot;);1;-4))))))" office:value-type="float" office:value="0">
            <text:p>0</text:p>
          </table:table-cell>
          <table:table-cell table:number-columns-repeated="1015"/>
        </table:table-row>
        <table:table-row table:style-name="ro3">
          <table:table-cell table:style-name="ce150" office:value-type="float" office:value="71">
            <text:p>71</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75]=0;&quot;-&quot;;IF([.I75]=-1;&quot;! Mini-game's name missing !&quot;;IF([.I75]=-2;&quot;! Developer's name missing !&quot;;IF([.I75]=-3;&quot;! Challenge's type missing !&quot;;IF([.I75]=-4;&quot;! Difficulty rating missing !&quot;;CONCATENATE(iferror(CONCATENATE(LEFT([.D75];1);MID([.D75];SEARCH(&quot;-&quot;;[.D75];1)+1;1));LEFT([.D75];1));COUNTIF([.$D$5:.$D75];[.D75]);&quot;_&quot;;SUBSTITUTE(PROPER([.B75]);&quot; &quot;;&quot;&quot;);&quot;_&quot;;[.E75]))))))" office:value-type="string" office:string-value="-">
            <text:p>-</text:p>
          </table:table-cell>
          <table:table-cell table:style-name="ce178" table:formula="of:=IF(AND([.B75]=&quot;&quot;;[.C75]=&quot;&quot;;[.D75]=&quot;&quot;;[.E75]=&quot;&quot;);0;IF(AND([.B75]=&quot;&quot;;[.C75]&lt;&gt;&quot;&quot;;[.D75]&lt;&gt;&quot;&quot;;[.E75]&lt;&gt;&quot;&quot;);-1;IF(AND([.B75]&lt;&gt;&quot;&quot;;[.C75]=&quot;&quot;;[.D75]&lt;&gt;&quot;&quot;;[.E75]&lt;&gt;&quot;&quot;);-2;IF(AND([.B75]&lt;&gt;&quot;&quot;;[.C75]&lt;&gt;&quot;&quot;;[.D75]=&quot;&quot;;[.E75]&lt;&gt;&quot;&quot;);-3;IF(AND([.B75]=&quot;&quot;;[.C75]&lt;&gt;&quot;&quot;;[.D75]&lt;&gt;&quot;&quot;;[.E75]=&quot;&quot;);-3;IF(AND([.B75]&lt;&gt;&quot;&quot;;[.C75]&lt;&gt;&quot;&quot;;[.D75]&lt;&gt;&quot;&quot;;[.E75]&lt;&gt;&quot;&quot;);1;-4))))))" office:value-type="float" office:value="0">
            <text:p>0</text:p>
          </table:table-cell>
          <table:table-cell table:number-columns-repeated="1015"/>
        </table:table-row>
        <table:table-row table:style-name="ro3">
          <table:table-cell table:style-name="ce150" office:value-type="float" office:value="72">
            <text:p>72</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76]=0;&quot;-&quot;;IF([.I76]=-1;&quot;! Mini-game's name missing !&quot;;IF([.I76]=-2;&quot;! Developer's name missing !&quot;;IF([.I76]=-3;&quot;! Challenge's type missing !&quot;;IF([.I76]=-4;&quot;! Difficulty rating missing !&quot;;CONCATENATE(iferror(CONCATENATE(LEFT([.D76];1);MID([.D76];SEARCH(&quot;-&quot;;[.D76];1)+1;1));LEFT([.D76];1));COUNTIF([.$D$5:.$D76];[.D76]);&quot;_&quot;;SUBSTITUTE(PROPER([.B76]);&quot; &quot;;&quot;&quot;);&quot;_&quot;;[.E76]))))))" office:value-type="string" office:string-value="-">
            <text:p>-</text:p>
          </table:table-cell>
          <table:table-cell table:style-name="ce178" table:formula="of:=IF(AND([.B76]=&quot;&quot;;[.C76]=&quot;&quot;;[.D76]=&quot;&quot;;[.E76]=&quot;&quot;);0;IF(AND([.B76]=&quot;&quot;;[.C76]&lt;&gt;&quot;&quot;;[.D76]&lt;&gt;&quot;&quot;;[.E76]&lt;&gt;&quot;&quot;);-1;IF(AND([.B76]&lt;&gt;&quot;&quot;;[.C76]=&quot;&quot;;[.D76]&lt;&gt;&quot;&quot;;[.E76]&lt;&gt;&quot;&quot;);-2;IF(AND([.B76]&lt;&gt;&quot;&quot;;[.C76]&lt;&gt;&quot;&quot;;[.D76]=&quot;&quot;;[.E76]&lt;&gt;&quot;&quot;);-3;IF(AND([.B76]=&quot;&quot;;[.C76]&lt;&gt;&quot;&quot;;[.D76]&lt;&gt;&quot;&quot;;[.E76]=&quot;&quot;);-3;IF(AND([.B76]&lt;&gt;&quot;&quot;;[.C76]&lt;&gt;&quot;&quot;;[.D76]&lt;&gt;&quot;&quot;;[.E76]&lt;&gt;&quot;&quot;);1;-4))))))" office:value-type="float" office:value="0">
            <text:p>0</text:p>
          </table:table-cell>
          <table:table-cell table:number-columns-repeated="1015"/>
        </table:table-row>
        <table:table-row table:style-name="ro3">
          <table:table-cell table:style-name="ce150" office:value-type="float" office:value="73">
            <text:p>73</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77]=0;&quot;-&quot;;IF([.I77]=-1;&quot;! Mini-game's name missing !&quot;;IF([.I77]=-2;&quot;! Developer's name missing !&quot;;IF([.I77]=-3;&quot;! Challenge's type missing !&quot;;IF([.I77]=-4;&quot;! Difficulty rating missing !&quot;;CONCATENATE(iferror(CONCATENATE(LEFT([.D77];1);MID([.D77];SEARCH(&quot;-&quot;;[.D77];1)+1;1));LEFT([.D77];1));COUNTIF([.$D$5:.$D77];[.D77]);&quot;_&quot;;SUBSTITUTE(PROPER([.B77]);&quot; &quot;;&quot;&quot;);&quot;_&quot;;[.E77]))))))" office:value-type="string" office:string-value="-">
            <text:p>-</text:p>
          </table:table-cell>
          <table:table-cell table:style-name="ce178" table:formula="of:=IF(AND([.B77]=&quot;&quot;;[.C77]=&quot;&quot;;[.D77]=&quot;&quot;;[.E77]=&quot;&quot;);0;IF(AND([.B77]=&quot;&quot;;[.C77]&lt;&gt;&quot;&quot;;[.D77]&lt;&gt;&quot;&quot;;[.E77]&lt;&gt;&quot;&quot;);-1;IF(AND([.B77]&lt;&gt;&quot;&quot;;[.C77]=&quot;&quot;;[.D77]&lt;&gt;&quot;&quot;;[.E77]&lt;&gt;&quot;&quot;);-2;IF(AND([.B77]&lt;&gt;&quot;&quot;;[.C77]&lt;&gt;&quot;&quot;;[.D77]=&quot;&quot;;[.E77]&lt;&gt;&quot;&quot;);-3;IF(AND([.B77]=&quot;&quot;;[.C77]&lt;&gt;&quot;&quot;;[.D77]&lt;&gt;&quot;&quot;;[.E77]=&quot;&quot;);-3;IF(AND([.B77]&lt;&gt;&quot;&quot;;[.C77]&lt;&gt;&quot;&quot;;[.D77]&lt;&gt;&quot;&quot;;[.E77]&lt;&gt;&quot;&quot;);1;-4))))))" office:value-type="float" office:value="0">
            <text:p>0</text:p>
          </table:table-cell>
          <table:table-cell table:number-columns-repeated="1015"/>
        </table:table-row>
        <table:table-row table:style-name="ro3">
          <table:table-cell table:style-name="ce150" office:value-type="float" office:value="74">
            <text:p>74</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78]=0;&quot;-&quot;;IF([.I78]=-1;&quot;! Mini-game's name missing !&quot;;IF([.I78]=-2;&quot;! Developer's name missing !&quot;;IF([.I78]=-3;&quot;! Challenge's type missing !&quot;;IF([.I78]=-4;&quot;! Difficulty rating missing !&quot;;CONCATENATE(iferror(CONCATENATE(LEFT([.D78];1);MID([.D78];SEARCH(&quot;-&quot;;[.D78];1)+1;1));LEFT([.D78];1));COUNTIF([.$D$5:.$D78];[.D78]);&quot;_&quot;;SUBSTITUTE(PROPER([.B78]);&quot; &quot;;&quot;&quot;);&quot;_&quot;;[.E78]))))))" office:value-type="string" office:string-value="-">
            <text:p>-</text:p>
          </table:table-cell>
          <table:table-cell table:style-name="ce178" table:formula="of:=IF(AND([.B78]=&quot;&quot;;[.C78]=&quot;&quot;;[.D78]=&quot;&quot;;[.E78]=&quot;&quot;);0;IF(AND([.B78]=&quot;&quot;;[.C78]&lt;&gt;&quot;&quot;;[.D78]&lt;&gt;&quot;&quot;;[.E78]&lt;&gt;&quot;&quot;);-1;IF(AND([.B78]&lt;&gt;&quot;&quot;;[.C78]=&quot;&quot;;[.D78]&lt;&gt;&quot;&quot;;[.E78]&lt;&gt;&quot;&quot;);-2;IF(AND([.B78]&lt;&gt;&quot;&quot;;[.C78]&lt;&gt;&quot;&quot;;[.D78]=&quot;&quot;;[.E78]&lt;&gt;&quot;&quot;);-3;IF(AND([.B78]=&quot;&quot;;[.C78]&lt;&gt;&quot;&quot;;[.D78]&lt;&gt;&quot;&quot;;[.E78]=&quot;&quot;);-3;IF(AND([.B78]&lt;&gt;&quot;&quot;;[.C78]&lt;&gt;&quot;&quot;;[.D78]&lt;&gt;&quot;&quot;;[.E78]&lt;&gt;&quot;&quot;);1;-4))))))" office:value-type="float" office:value="0">
            <text:p>0</text:p>
          </table:table-cell>
          <table:table-cell table:number-columns-repeated="1015"/>
        </table:table-row>
        <table:table-row table:style-name="ro3">
          <table:table-cell table:style-name="ce150" office:value-type="float" office:value="75">
            <text:p>75</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79]=0;&quot;-&quot;;IF([.I79]=-1;&quot;! Mini-game's name missing !&quot;;IF([.I79]=-2;&quot;! Developer's name missing !&quot;;IF([.I79]=-3;&quot;! Challenge's type missing !&quot;;IF([.I79]=-4;&quot;! Difficulty rating missing !&quot;;CONCATENATE(iferror(CONCATENATE(LEFT([.D79];1);MID([.D79];SEARCH(&quot;-&quot;;[.D79];1)+1;1));LEFT([.D79];1));COUNTIF([.$D$5:.$D79];[.D79]);&quot;_&quot;;SUBSTITUTE(PROPER([.B79]);&quot; &quot;;&quot;&quot;);&quot;_&quot;;[.E79]))))))" office:value-type="string" office:string-value="-">
            <text:p>-</text:p>
          </table:table-cell>
          <table:table-cell table:style-name="ce178" table:formula="of:=IF(AND([.B79]=&quot;&quot;;[.C79]=&quot;&quot;;[.D79]=&quot;&quot;;[.E79]=&quot;&quot;);0;IF(AND([.B79]=&quot;&quot;;[.C79]&lt;&gt;&quot;&quot;;[.D79]&lt;&gt;&quot;&quot;;[.E79]&lt;&gt;&quot;&quot;);-1;IF(AND([.B79]&lt;&gt;&quot;&quot;;[.C79]=&quot;&quot;;[.D79]&lt;&gt;&quot;&quot;;[.E79]&lt;&gt;&quot;&quot;);-2;IF(AND([.B79]&lt;&gt;&quot;&quot;;[.C79]&lt;&gt;&quot;&quot;;[.D79]=&quot;&quot;;[.E79]&lt;&gt;&quot;&quot;);-3;IF(AND([.B79]=&quot;&quot;;[.C79]&lt;&gt;&quot;&quot;;[.D79]&lt;&gt;&quot;&quot;;[.E79]=&quot;&quot;);-3;IF(AND([.B79]&lt;&gt;&quot;&quot;;[.C79]&lt;&gt;&quot;&quot;;[.D79]&lt;&gt;&quot;&quot;;[.E79]&lt;&gt;&quot;&quot;);1;-4))))))" office:value-type="float" office:value="0">
            <text:p>0</text:p>
          </table:table-cell>
          <table:table-cell table:number-columns-repeated="1015"/>
        </table:table-row>
        <table:table-row table:style-name="ro3">
          <table:table-cell table:style-name="ce150" office:value-type="float" office:value="76">
            <text:p>76</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80]=0;&quot;-&quot;;IF([.I80]=-1;&quot;! Mini-game's name missing !&quot;;IF([.I80]=-2;&quot;! Developer's name missing !&quot;;IF([.I80]=-3;&quot;! Challenge's type missing !&quot;;IF([.I80]=-4;&quot;! Difficulty rating missing !&quot;;CONCATENATE(iferror(CONCATENATE(LEFT([.D80];1);MID([.D80];SEARCH(&quot;-&quot;;[.D80];1)+1;1));LEFT([.D80];1));COUNTIF([.$D$5:.$D80];[.D80]);&quot;_&quot;;SUBSTITUTE(PROPER([.B80]);&quot; &quot;;&quot;&quot;);&quot;_&quot;;[.E80]))))))" office:value-type="string" office:string-value="-">
            <text:p>-</text:p>
          </table:table-cell>
          <table:table-cell table:style-name="ce178" table:formula="of:=IF(AND([.B80]=&quot;&quot;;[.C80]=&quot;&quot;;[.D80]=&quot;&quot;;[.E80]=&quot;&quot;);0;IF(AND([.B80]=&quot;&quot;;[.C80]&lt;&gt;&quot;&quot;;[.D80]&lt;&gt;&quot;&quot;;[.E80]&lt;&gt;&quot;&quot;);-1;IF(AND([.B80]&lt;&gt;&quot;&quot;;[.C80]=&quot;&quot;;[.D80]&lt;&gt;&quot;&quot;;[.E80]&lt;&gt;&quot;&quot;);-2;IF(AND([.B80]&lt;&gt;&quot;&quot;;[.C80]&lt;&gt;&quot;&quot;;[.D80]=&quot;&quot;;[.E80]&lt;&gt;&quot;&quot;);-3;IF(AND([.B80]=&quot;&quot;;[.C80]&lt;&gt;&quot;&quot;;[.D80]&lt;&gt;&quot;&quot;;[.E80]=&quot;&quot;);-3;IF(AND([.B80]&lt;&gt;&quot;&quot;;[.C80]&lt;&gt;&quot;&quot;;[.D80]&lt;&gt;&quot;&quot;;[.E80]&lt;&gt;&quot;&quot;);1;-4))))))" office:value-type="float" office:value="0">
            <text:p>0</text:p>
          </table:table-cell>
          <table:table-cell table:number-columns-repeated="1015"/>
        </table:table-row>
        <table:table-row table:style-name="ro3">
          <table:table-cell table:style-name="ce150" office:value-type="float" office:value="77">
            <text:p>77</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81]=0;&quot;-&quot;;IF([.I81]=-1;&quot;! Mini-game's name missing !&quot;;IF([.I81]=-2;&quot;! Developer's name missing !&quot;;IF([.I81]=-3;&quot;! Challenge's type missing !&quot;;IF([.I81]=-4;&quot;! Difficulty rating missing !&quot;;CONCATENATE(iferror(CONCATENATE(LEFT([.D81];1);MID([.D81];SEARCH(&quot;-&quot;;[.D81];1)+1;1));LEFT([.D81];1));COUNTIF([.$D$5:.$D81];[.D81]);&quot;_&quot;;SUBSTITUTE(PROPER([.B81]);&quot; &quot;;&quot;&quot;);&quot;_&quot;;[.E81]))))))" office:value-type="string" office:string-value="-">
            <text:p>-</text:p>
          </table:table-cell>
          <table:table-cell table:style-name="ce178" table:formula="of:=IF(AND([.B81]=&quot;&quot;;[.C81]=&quot;&quot;;[.D81]=&quot;&quot;;[.E81]=&quot;&quot;);0;IF(AND([.B81]=&quot;&quot;;[.C81]&lt;&gt;&quot;&quot;;[.D81]&lt;&gt;&quot;&quot;;[.E81]&lt;&gt;&quot;&quot;);-1;IF(AND([.B81]&lt;&gt;&quot;&quot;;[.C81]=&quot;&quot;;[.D81]&lt;&gt;&quot;&quot;;[.E81]&lt;&gt;&quot;&quot;);-2;IF(AND([.B81]&lt;&gt;&quot;&quot;;[.C81]&lt;&gt;&quot;&quot;;[.D81]=&quot;&quot;;[.E81]&lt;&gt;&quot;&quot;);-3;IF(AND([.B81]=&quot;&quot;;[.C81]&lt;&gt;&quot;&quot;;[.D81]&lt;&gt;&quot;&quot;;[.E81]=&quot;&quot;);-3;IF(AND([.B81]&lt;&gt;&quot;&quot;;[.C81]&lt;&gt;&quot;&quot;;[.D81]&lt;&gt;&quot;&quot;;[.E81]&lt;&gt;&quot;&quot;);1;-4))))))" office:value-type="float" office:value="0">
            <text:p>0</text:p>
          </table:table-cell>
          <table:table-cell table:number-columns-repeated="1015"/>
        </table:table-row>
        <table:table-row table:style-name="ro3">
          <table:table-cell table:style-name="ce150" office:value-type="float" office:value="78">
            <text:p>78</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82]=0;&quot;-&quot;;IF([.I82]=-1;&quot;! Mini-game's name missing !&quot;;IF([.I82]=-2;&quot;! Developer's name missing !&quot;;IF([.I82]=-3;&quot;! Challenge's type missing !&quot;;IF([.I82]=-4;&quot;! Difficulty rating missing !&quot;;CONCATENATE(iferror(CONCATENATE(LEFT([.D82];1);MID([.D82];SEARCH(&quot;-&quot;;[.D82];1)+1;1));LEFT([.D82];1));COUNTIF([.$D$5:.$D82];[.D82]);&quot;_&quot;;SUBSTITUTE(PROPER([.B82]);&quot; &quot;;&quot;&quot;);&quot;_&quot;;[.E82]))))))" office:value-type="string" office:string-value="-">
            <text:p>-</text:p>
          </table:table-cell>
          <table:table-cell table:style-name="ce178" table:formula="of:=IF(AND([.B82]=&quot;&quot;;[.C82]=&quot;&quot;;[.D82]=&quot;&quot;;[.E82]=&quot;&quot;);0;IF(AND([.B82]=&quot;&quot;;[.C82]&lt;&gt;&quot;&quot;;[.D82]&lt;&gt;&quot;&quot;;[.E82]&lt;&gt;&quot;&quot;);-1;IF(AND([.B82]&lt;&gt;&quot;&quot;;[.C82]=&quot;&quot;;[.D82]&lt;&gt;&quot;&quot;;[.E82]&lt;&gt;&quot;&quot;);-2;IF(AND([.B82]&lt;&gt;&quot;&quot;;[.C82]&lt;&gt;&quot;&quot;;[.D82]=&quot;&quot;;[.E82]&lt;&gt;&quot;&quot;);-3;IF(AND([.B82]=&quot;&quot;;[.C82]&lt;&gt;&quot;&quot;;[.D82]&lt;&gt;&quot;&quot;;[.E82]=&quot;&quot;);-3;IF(AND([.B82]&lt;&gt;&quot;&quot;;[.C82]&lt;&gt;&quot;&quot;;[.D82]&lt;&gt;&quot;&quot;;[.E82]&lt;&gt;&quot;&quot;);1;-4))))))" office:value-type="float" office:value="0">
            <text:p>0</text:p>
          </table:table-cell>
          <table:table-cell table:number-columns-repeated="1015"/>
        </table:table-row>
        <table:table-row table:style-name="ro3">
          <table:table-cell table:style-name="ce150" office:value-type="float" office:value="79">
            <text:p>79</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83]=0;&quot;-&quot;;IF([.I83]=-1;&quot;! Mini-game's name missing !&quot;;IF([.I83]=-2;&quot;! Developer's name missing !&quot;;IF([.I83]=-3;&quot;! Challenge's type missing !&quot;;IF([.I83]=-4;&quot;! Difficulty rating missing !&quot;;CONCATENATE(iferror(CONCATENATE(LEFT([.D83];1);MID([.D83];SEARCH(&quot;-&quot;;[.D83];1)+1;1));LEFT([.D83];1));COUNTIF([.$D$5:.$D83];[.D83]);&quot;_&quot;;SUBSTITUTE(PROPER([.B83]);&quot; &quot;;&quot;&quot;);&quot;_&quot;;[.E83]))))))" office:value-type="string" office:string-value="-">
            <text:p>-</text:p>
          </table:table-cell>
          <table:table-cell table:style-name="ce178" table:formula="of:=IF(AND([.B83]=&quot;&quot;;[.C83]=&quot;&quot;;[.D83]=&quot;&quot;;[.E83]=&quot;&quot;);0;IF(AND([.B83]=&quot;&quot;;[.C83]&lt;&gt;&quot;&quot;;[.D83]&lt;&gt;&quot;&quot;;[.E83]&lt;&gt;&quot;&quot;);-1;IF(AND([.B83]&lt;&gt;&quot;&quot;;[.C83]=&quot;&quot;;[.D83]&lt;&gt;&quot;&quot;;[.E83]&lt;&gt;&quot;&quot;);-2;IF(AND([.B83]&lt;&gt;&quot;&quot;;[.C83]&lt;&gt;&quot;&quot;;[.D83]=&quot;&quot;;[.E83]&lt;&gt;&quot;&quot;);-3;IF(AND([.B83]=&quot;&quot;;[.C83]&lt;&gt;&quot;&quot;;[.D83]&lt;&gt;&quot;&quot;;[.E83]=&quot;&quot;);-3;IF(AND([.B83]&lt;&gt;&quot;&quot;;[.C83]&lt;&gt;&quot;&quot;;[.D83]&lt;&gt;&quot;&quot;;[.E83]&lt;&gt;&quot;&quot;);1;-4))))))" office:value-type="float" office:value="0">
            <text:p>0</text:p>
          </table:table-cell>
          <table:table-cell table:number-columns-repeated="1015"/>
        </table:table-row>
        <table:table-row table:style-name="ro3">
          <table:table-cell table:style-name="ce150" office:value-type="float" office:value="80">
            <text:p>80</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84]=0;&quot;-&quot;;IF([.I84]=-1;&quot;! Mini-game's name missing !&quot;;IF([.I84]=-2;&quot;! Developer's name missing !&quot;;IF([.I84]=-3;&quot;! Challenge's type missing !&quot;;IF([.I84]=-4;&quot;! Difficulty rating missing !&quot;;CONCATENATE(iferror(CONCATENATE(LEFT([.D84];1);MID([.D84];SEARCH(&quot;-&quot;;[.D84];1)+1;1));LEFT([.D84];1));COUNTIF([.$D$5:.$D84];[.D84]);&quot;_&quot;;SUBSTITUTE(PROPER([.B84]);&quot; &quot;;&quot;&quot;);&quot;_&quot;;[.E84]))))))" office:value-type="string" office:string-value="-">
            <text:p>-</text:p>
          </table:table-cell>
          <table:table-cell table:style-name="ce178" table:formula="of:=IF(AND([.B84]=&quot;&quot;;[.C84]=&quot;&quot;;[.D84]=&quot;&quot;;[.E84]=&quot;&quot;);0;IF(AND([.B84]=&quot;&quot;;[.C84]&lt;&gt;&quot;&quot;;[.D84]&lt;&gt;&quot;&quot;;[.E84]&lt;&gt;&quot;&quot;);-1;IF(AND([.B84]&lt;&gt;&quot;&quot;;[.C84]=&quot;&quot;;[.D84]&lt;&gt;&quot;&quot;;[.E84]&lt;&gt;&quot;&quot;);-2;IF(AND([.B84]&lt;&gt;&quot;&quot;;[.C84]&lt;&gt;&quot;&quot;;[.D84]=&quot;&quot;;[.E84]&lt;&gt;&quot;&quot;);-3;IF(AND([.B84]=&quot;&quot;;[.C84]&lt;&gt;&quot;&quot;;[.D84]&lt;&gt;&quot;&quot;;[.E84]=&quot;&quot;);-3;IF(AND([.B84]&lt;&gt;&quot;&quot;;[.C84]&lt;&gt;&quot;&quot;;[.D84]&lt;&gt;&quot;&quot;;[.E84]&lt;&gt;&quot;&quot;);1;-4))))))" office:value-type="float" office:value="0">
            <text:p>0</text:p>
          </table:table-cell>
          <table:table-cell table:number-columns-repeated="1015"/>
        </table:table-row>
        <table:table-row table:style-name="ro3">
          <table:table-cell table:style-name="ce150" office:value-type="float" office:value="81">
            <text:p>81</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85]=0;&quot;-&quot;;IF([.I85]=-1;&quot;! Mini-game's name missing !&quot;;IF([.I85]=-2;&quot;! Developer's name missing !&quot;;IF([.I85]=-3;&quot;! Challenge's type missing !&quot;;IF([.I85]=-4;&quot;! Difficulty rating missing !&quot;;CONCATENATE(iferror(CONCATENATE(LEFT([.D85];1);MID([.D85];SEARCH(&quot;-&quot;;[.D85];1)+1;1));LEFT([.D85];1));COUNTIF([.$D$5:.$D85];[.D85]);&quot;_&quot;;SUBSTITUTE(PROPER([.B85]);&quot; &quot;;&quot;&quot;);&quot;_&quot;;[.E85]))))))" office:value-type="string" office:string-value="-">
            <text:p>-</text:p>
          </table:table-cell>
          <table:table-cell table:style-name="ce178" table:formula="of:=IF(AND([.B85]=&quot;&quot;;[.C85]=&quot;&quot;;[.D85]=&quot;&quot;;[.E85]=&quot;&quot;);0;IF(AND([.B85]=&quot;&quot;;[.C85]&lt;&gt;&quot;&quot;;[.D85]&lt;&gt;&quot;&quot;;[.E85]&lt;&gt;&quot;&quot;);-1;IF(AND([.B85]&lt;&gt;&quot;&quot;;[.C85]=&quot;&quot;;[.D85]&lt;&gt;&quot;&quot;;[.E85]&lt;&gt;&quot;&quot;);-2;IF(AND([.B85]&lt;&gt;&quot;&quot;;[.C85]&lt;&gt;&quot;&quot;;[.D85]=&quot;&quot;;[.E85]&lt;&gt;&quot;&quot;);-3;IF(AND([.B85]=&quot;&quot;;[.C85]&lt;&gt;&quot;&quot;;[.D85]&lt;&gt;&quot;&quot;;[.E85]=&quot;&quot;);-3;IF(AND([.B85]&lt;&gt;&quot;&quot;;[.C85]&lt;&gt;&quot;&quot;;[.D85]&lt;&gt;&quot;&quot;;[.E85]&lt;&gt;&quot;&quot;);1;-4))))))" office:value-type="float" office:value="0">
            <text:p>0</text:p>
          </table:table-cell>
          <table:table-cell table:number-columns-repeated="1015"/>
        </table:table-row>
        <table:table-row table:style-name="ro3">
          <table:table-cell table:style-name="ce150" office:value-type="float" office:value="82">
            <text:p>82</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86]=0;&quot;-&quot;;IF([.I86]=-1;&quot;! Mini-game's name missing !&quot;;IF([.I86]=-2;&quot;! Developer's name missing !&quot;;IF([.I86]=-3;&quot;! Challenge's type missing !&quot;;IF([.I86]=-4;&quot;! Difficulty rating missing !&quot;;CONCATENATE(iferror(CONCATENATE(LEFT([.D86];1);MID([.D86];SEARCH(&quot;-&quot;;[.D86];1)+1;1));LEFT([.D86];1));COUNTIF([.$D$5:.$D86];[.D86]);&quot;_&quot;;SUBSTITUTE(PROPER([.B86]);&quot; &quot;;&quot;&quot;);&quot;_&quot;;[.E86]))))))" office:value-type="string" office:string-value="-">
            <text:p>-</text:p>
          </table:table-cell>
          <table:table-cell table:style-name="ce178" table:formula="of:=IF(AND([.B86]=&quot;&quot;;[.C86]=&quot;&quot;;[.D86]=&quot;&quot;;[.E86]=&quot;&quot;);0;IF(AND([.B86]=&quot;&quot;;[.C86]&lt;&gt;&quot;&quot;;[.D86]&lt;&gt;&quot;&quot;;[.E86]&lt;&gt;&quot;&quot;);-1;IF(AND([.B86]&lt;&gt;&quot;&quot;;[.C86]=&quot;&quot;;[.D86]&lt;&gt;&quot;&quot;;[.E86]&lt;&gt;&quot;&quot;);-2;IF(AND([.B86]&lt;&gt;&quot;&quot;;[.C86]&lt;&gt;&quot;&quot;;[.D86]=&quot;&quot;;[.E86]&lt;&gt;&quot;&quot;);-3;IF(AND([.B86]=&quot;&quot;;[.C86]&lt;&gt;&quot;&quot;;[.D86]&lt;&gt;&quot;&quot;;[.E86]=&quot;&quot;);-3;IF(AND([.B86]&lt;&gt;&quot;&quot;;[.C86]&lt;&gt;&quot;&quot;;[.D86]&lt;&gt;&quot;&quot;;[.E86]&lt;&gt;&quot;&quot;);1;-4))))))" office:value-type="float" office:value="0">
            <text:p>0</text:p>
          </table:table-cell>
          <table:table-cell table:number-columns-repeated="1015"/>
        </table:table-row>
        <table:table-row table:style-name="ro3">
          <table:table-cell table:style-name="ce150" office:value-type="float" office:value="83">
            <text:p>83</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87]=0;&quot;-&quot;;IF([.I87]=-1;&quot;! Mini-game's name missing !&quot;;IF([.I87]=-2;&quot;! Developer's name missing !&quot;;IF([.I87]=-3;&quot;! Challenge's type missing !&quot;;IF([.I87]=-4;&quot;! Difficulty rating missing !&quot;;CONCATENATE(iferror(CONCATENATE(LEFT([.D87];1);MID([.D87];SEARCH(&quot;-&quot;;[.D87];1)+1;1));LEFT([.D87];1));COUNTIF([.$D$5:.$D87];[.D87]);&quot;_&quot;;SUBSTITUTE(PROPER([.B87]);&quot; &quot;;&quot;&quot;);&quot;_&quot;;[.E87]))))))" office:value-type="string" office:string-value="-">
            <text:p>-</text:p>
          </table:table-cell>
          <table:table-cell table:style-name="ce178" table:formula="of:=IF(AND([.B87]=&quot;&quot;;[.C87]=&quot;&quot;;[.D87]=&quot;&quot;;[.E87]=&quot;&quot;);0;IF(AND([.B87]=&quot;&quot;;[.C87]&lt;&gt;&quot;&quot;;[.D87]&lt;&gt;&quot;&quot;;[.E87]&lt;&gt;&quot;&quot;);-1;IF(AND([.B87]&lt;&gt;&quot;&quot;;[.C87]=&quot;&quot;;[.D87]&lt;&gt;&quot;&quot;;[.E87]&lt;&gt;&quot;&quot;);-2;IF(AND([.B87]&lt;&gt;&quot;&quot;;[.C87]&lt;&gt;&quot;&quot;;[.D87]=&quot;&quot;;[.E87]&lt;&gt;&quot;&quot;);-3;IF(AND([.B87]=&quot;&quot;;[.C87]&lt;&gt;&quot;&quot;;[.D87]&lt;&gt;&quot;&quot;;[.E87]=&quot;&quot;);-3;IF(AND([.B87]&lt;&gt;&quot;&quot;;[.C87]&lt;&gt;&quot;&quot;;[.D87]&lt;&gt;&quot;&quot;;[.E87]&lt;&gt;&quot;&quot;);1;-4))))))" office:value-type="float" office:value="0">
            <text:p>0</text:p>
          </table:table-cell>
          <table:table-cell table:number-columns-repeated="1015"/>
        </table:table-row>
        <table:table-row table:style-name="ro3">
          <table:table-cell table:style-name="ce150" office:value-type="float" office:value="84">
            <text:p>84</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88]=0;&quot;-&quot;;IF([.I88]=-1;&quot;! Mini-game's name missing !&quot;;IF([.I88]=-2;&quot;! Developer's name missing !&quot;;IF([.I88]=-3;&quot;! Challenge's type missing !&quot;;IF([.I88]=-4;&quot;! Difficulty rating missing !&quot;;CONCATENATE(iferror(CONCATENATE(LEFT([.D88];1);MID([.D88];SEARCH(&quot;-&quot;;[.D88];1)+1;1));LEFT([.D88];1));COUNTIF([.$D$5:.$D88];[.D88]);&quot;_&quot;;SUBSTITUTE(PROPER([.B88]);&quot; &quot;;&quot;&quot;);&quot;_&quot;;[.E88]))))))" office:value-type="string" office:string-value="-">
            <text:p>-</text:p>
          </table:table-cell>
          <table:table-cell table:style-name="ce178" table:formula="of:=IF(AND([.B88]=&quot;&quot;;[.C88]=&quot;&quot;;[.D88]=&quot;&quot;;[.E88]=&quot;&quot;);0;IF(AND([.B88]=&quot;&quot;;[.C88]&lt;&gt;&quot;&quot;;[.D88]&lt;&gt;&quot;&quot;;[.E88]&lt;&gt;&quot;&quot;);-1;IF(AND([.B88]&lt;&gt;&quot;&quot;;[.C88]=&quot;&quot;;[.D88]&lt;&gt;&quot;&quot;;[.E88]&lt;&gt;&quot;&quot;);-2;IF(AND([.B88]&lt;&gt;&quot;&quot;;[.C88]&lt;&gt;&quot;&quot;;[.D88]=&quot;&quot;;[.E88]&lt;&gt;&quot;&quot;);-3;IF(AND([.B88]=&quot;&quot;;[.C88]&lt;&gt;&quot;&quot;;[.D88]&lt;&gt;&quot;&quot;;[.E88]=&quot;&quot;);-3;IF(AND([.B88]&lt;&gt;&quot;&quot;;[.C88]&lt;&gt;&quot;&quot;;[.D88]&lt;&gt;&quot;&quot;;[.E88]&lt;&gt;&quot;&quot;);1;-4))))))" office:value-type="float" office:value="0">
            <text:p>0</text:p>
          </table:table-cell>
          <table:table-cell table:number-columns-repeated="1015"/>
        </table:table-row>
        <table:table-row table:style-name="ro3">
          <table:table-cell table:style-name="ce150" office:value-type="float" office:value="85">
            <text:p>85</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89]=0;&quot;-&quot;;IF([.I89]=-1;&quot;! Mini-game's name missing !&quot;;IF([.I89]=-2;&quot;! Developer's name missing !&quot;;IF([.I89]=-3;&quot;! Challenge's type missing !&quot;;IF([.I89]=-4;&quot;! Difficulty rating missing !&quot;;CONCATENATE(iferror(CONCATENATE(LEFT([.D89];1);MID([.D89];SEARCH(&quot;-&quot;;[.D89];1)+1;1));LEFT([.D89];1));COUNTIF([.$D$5:.$D89];[.D89]);&quot;_&quot;;SUBSTITUTE(PROPER([.B89]);&quot; &quot;;&quot;&quot;);&quot;_&quot;;[.E89]))))))" office:value-type="string" office:string-value="-">
            <text:p>-</text:p>
          </table:table-cell>
          <table:table-cell table:style-name="ce178" table:formula="of:=IF(AND([.B89]=&quot;&quot;;[.C89]=&quot;&quot;;[.D89]=&quot;&quot;;[.E89]=&quot;&quot;);0;IF(AND([.B89]=&quot;&quot;;[.C89]&lt;&gt;&quot;&quot;;[.D89]&lt;&gt;&quot;&quot;;[.E89]&lt;&gt;&quot;&quot;);-1;IF(AND([.B89]&lt;&gt;&quot;&quot;;[.C89]=&quot;&quot;;[.D89]&lt;&gt;&quot;&quot;;[.E89]&lt;&gt;&quot;&quot;);-2;IF(AND([.B89]&lt;&gt;&quot;&quot;;[.C89]&lt;&gt;&quot;&quot;;[.D89]=&quot;&quot;;[.E89]&lt;&gt;&quot;&quot;);-3;IF(AND([.B89]=&quot;&quot;;[.C89]&lt;&gt;&quot;&quot;;[.D89]&lt;&gt;&quot;&quot;;[.E89]=&quot;&quot;);-3;IF(AND([.B89]&lt;&gt;&quot;&quot;;[.C89]&lt;&gt;&quot;&quot;;[.D89]&lt;&gt;&quot;&quot;;[.E89]&lt;&gt;&quot;&quot;);1;-4))))))" office:value-type="float" office:value="0">
            <text:p>0</text:p>
          </table:table-cell>
          <table:table-cell table:number-columns-repeated="1015"/>
        </table:table-row>
        <table:table-row table:style-name="ro3">
          <table:table-cell table:style-name="ce150" office:value-type="float" office:value="86">
            <text:p>86</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90]=0;&quot;-&quot;;IF([.I90]=-1;&quot;! Mini-game's name missing !&quot;;IF([.I90]=-2;&quot;! Developer's name missing !&quot;;IF([.I90]=-3;&quot;! Challenge's type missing !&quot;;IF([.I90]=-4;&quot;! Difficulty rating missing !&quot;;CONCATENATE(iferror(CONCATENATE(LEFT([.D90];1);MID([.D90];SEARCH(&quot;-&quot;;[.D90];1)+1;1));LEFT([.D90];1));COUNTIF([.$D$5:.$D90];[.D90]);&quot;_&quot;;SUBSTITUTE(PROPER([.B90]);&quot; &quot;;&quot;&quot;);&quot;_&quot;;[.E90]))))))" office:value-type="string" office:string-value="-">
            <text:p>-</text:p>
          </table:table-cell>
          <table:table-cell table:style-name="ce178" table:formula="of:=IF(AND([.B90]=&quot;&quot;;[.C90]=&quot;&quot;;[.D90]=&quot;&quot;;[.E90]=&quot;&quot;);0;IF(AND([.B90]=&quot;&quot;;[.C90]&lt;&gt;&quot;&quot;;[.D90]&lt;&gt;&quot;&quot;;[.E90]&lt;&gt;&quot;&quot;);-1;IF(AND([.B90]&lt;&gt;&quot;&quot;;[.C90]=&quot;&quot;;[.D90]&lt;&gt;&quot;&quot;;[.E90]&lt;&gt;&quot;&quot;);-2;IF(AND([.B90]&lt;&gt;&quot;&quot;;[.C90]&lt;&gt;&quot;&quot;;[.D90]=&quot;&quot;;[.E90]&lt;&gt;&quot;&quot;);-3;IF(AND([.B90]=&quot;&quot;;[.C90]&lt;&gt;&quot;&quot;;[.D90]&lt;&gt;&quot;&quot;;[.E90]=&quot;&quot;);-3;IF(AND([.B90]&lt;&gt;&quot;&quot;;[.C90]&lt;&gt;&quot;&quot;;[.D90]&lt;&gt;&quot;&quot;;[.E90]&lt;&gt;&quot;&quot;);1;-4))))))" office:value-type="float" office:value="0">
            <text:p>0</text:p>
          </table:table-cell>
          <table:table-cell table:number-columns-repeated="1015"/>
        </table:table-row>
        <table:table-row table:style-name="ro3">
          <table:table-cell table:style-name="ce150" office:value-type="float" office:value="87">
            <text:p>87</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91]=0;&quot;-&quot;;IF([.I91]=-1;&quot;! Mini-game's name missing !&quot;;IF([.I91]=-2;&quot;! Developer's name missing !&quot;;IF([.I91]=-3;&quot;! Challenge's type missing !&quot;;IF([.I91]=-4;&quot;! Difficulty rating missing !&quot;;CONCATENATE(iferror(CONCATENATE(LEFT([.D91];1);MID([.D91];SEARCH(&quot;-&quot;;[.D91];1)+1;1));LEFT([.D91];1));COUNTIF([.$D$5:.$D91];[.D91]);&quot;_&quot;;SUBSTITUTE(PROPER([.B91]);&quot; &quot;;&quot;&quot;);&quot;_&quot;;[.E91]))))))" office:value-type="string" office:string-value="-">
            <text:p>-</text:p>
          </table:table-cell>
          <table:table-cell table:style-name="ce178" table:formula="of:=IF(AND([.B91]=&quot;&quot;;[.C91]=&quot;&quot;;[.D91]=&quot;&quot;;[.E91]=&quot;&quot;);0;IF(AND([.B91]=&quot;&quot;;[.C91]&lt;&gt;&quot;&quot;;[.D91]&lt;&gt;&quot;&quot;;[.E91]&lt;&gt;&quot;&quot;);-1;IF(AND([.B91]&lt;&gt;&quot;&quot;;[.C91]=&quot;&quot;;[.D91]&lt;&gt;&quot;&quot;;[.E91]&lt;&gt;&quot;&quot;);-2;IF(AND([.B91]&lt;&gt;&quot;&quot;;[.C91]&lt;&gt;&quot;&quot;;[.D91]=&quot;&quot;;[.E91]&lt;&gt;&quot;&quot;);-3;IF(AND([.B91]=&quot;&quot;;[.C91]&lt;&gt;&quot;&quot;;[.D91]&lt;&gt;&quot;&quot;;[.E91]=&quot;&quot;);-3;IF(AND([.B91]&lt;&gt;&quot;&quot;;[.C91]&lt;&gt;&quot;&quot;;[.D91]&lt;&gt;&quot;&quot;;[.E91]&lt;&gt;&quot;&quot;);1;-4))))))" office:value-type="float" office:value="0">
            <text:p>0</text:p>
          </table:table-cell>
          <table:table-cell table:number-columns-repeated="1015"/>
        </table:table-row>
        <table:table-row table:style-name="ro3">
          <table:table-cell table:style-name="ce150" office:value-type="float" office:value="88">
            <text:p>88</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92]=0;&quot;-&quot;;IF([.I92]=-1;&quot;! Mini-game's name missing !&quot;;IF([.I92]=-2;&quot;! Developer's name missing !&quot;;IF([.I92]=-3;&quot;! Challenge's type missing !&quot;;IF([.I92]=-4;&quot;! Difficulty rating missing !&quot;;CONCATENATE(iferror(CONCATENATE(LEFT([.D92];1);MID([.D92];SEARCH(&quot;-&quot;;[.D92];1)+1;1));LEFT([.D92];1));COUNTIF([.$D$5:.$D92];[.D92]);&quot;_&quot;;SUBSTITUTE(PROPER([.B92]);&quot; &quot;;&quot;&quot;);&quot;_&quot;;[.E92]))))))" office:value-type="string" office:string-value="-">
            <text:p>-</text:p>
          </table:table-cell>
          <table:table-cell table:style-name="ce178" table:formula="of:=IF(AND([.B92]=&quot;&quot;;[.C92]=&quot;&quot;;[.D92]=&quot;&quot;;[.E92]=&quot;&quot;);0;IF(AND([.B92]=&quot;&quot;;[.C92]&lt;&gt;&quot;&quot;;[.D92]&lt;&gt;&quot;&quot;;[.E92]&lt;&gt;&quot;&quot;);-1;IF(AND([.B92]&lt;&gt;&quot;&quot;;[.C92]=&quot;&quot;;[.D92]&lt;&gt;&quot;&quot;;[.E92]&lt;&gt;&quot;&quot;);-2;IF(AND([.B92]&lt;&gt;&quot;&quot;;[.C92]&lt;&gt;&quot;&quot;;[.D92]=&quot;&quot;;[.E92]&lt;&gt;&quot;&quot;);-3;IF(AND([.B92]=&quot;&quot;;[.C92]&lt;&gt;&quot;&quot;;[.D92]&lt;&gt;&quot;&quot;;[.E92]=&quot;&quot;);-3;IF(AND([.B92]&lt;&gt;&quot;&quot;;[.C92]&lt;&gt;&quot;&quot;;[.D92]&lt;&gt;&quot;&quot;;[.E92]&lt;&gt;&quot;&quot;);1;-4))))))" office:value-type="float" office:value="0">
            <text:p>0</text:p>
          </table:table-cell>
          <table:table-cell table:number-columns-repeated="1015"/>
        </table:table-row>
        <table:table-row table:style-name="ro3">
          <table:table-cell table:style-name="ce150" office:value-type="float" office:value="89">
            <text:p>89</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93]=0;&quot;-&quot;;IF([.I93]=-1;&quot;! Mini-game's name missing !&quot;;IF([.I93]=-2;&quot;! Developer's name missing !&quot;;IF([.I93]=-3;&quot;! Challenge's type missing !&quot;;IF([.I93]=-4;&quot;! Difficulty rating missing !&quot;;CONCATENATE(iferror(CONCATENATE(LEFT([.D93];1);MID([.D93];SEARCH(&quot;-&quot;;[.D93];1)+1;1));LEFT([.D93];1));COUNTIF([.$D$5:.$D93];[.D93]);&quot;_&quot;;SUBSTITUTE(PROPER([.B93]);&quot; &quot;;&quot;&quot;);&quot;_&quot;;[.E93]))))))" office:value-type="string" office:string-value="-">
            <text:p>-</text:p>
          </table:table-cell>
          <table:table-cell table:style-name="ce178" table:formula="of:=IF(AND([.B93]=&quot;&quot;;[.C93]=&quot;&quot;;[.D93]=&quot;&quot;;[.E93]=&quot;&quot;);0;IF(AND([.B93]=&quot;&quot;;[.C93]&lt;&gt;&quot;&quot;;[.D93]&lt;&gt;&quot;&quot;;[.E93]&lt;&gt;&quot;&quot;);-1;IF(AND([.B93]&lt;&gt;&quot;&quot;;[.C93]=&quot;&quot;;[.D93]&lt;&gt;&quot;&quot;;[.E93]&lt;&gt;&quot;&quot;);-2;IF(AND([.B93]&lt;&gt;&quot;&quot;;[.C93]&lt;&gt;&quot;&quot;;[.D93]=&quot;&quot;;[.E93]&lt;&gt;&quot;&quot;);-3;IF(AND([.B93]=&quot;&quot;;[.C93]&lt;&gt;&quot;&quot;;[.D93]&lt;&gt;&quot;&quot;;[.E93]=&quot;&quot;);-3;IF(AND([.B93]&lt;&gt;&quot;&quot;;[.C93]&lt;&gt;&quot;&quot;;[.D93]&lt;&gt;&quot;&quot;;[.E93]&lt;&gt;&quot;&quot;);1;-4))))))" office:value-type="float" office:value="0">
            <text:p>0</text:p>
          </table:table-cell>
          <table:table-cell table:number-columns-repeated="1015"/>
        </table:table-row>
        <table:table-row table:style-name="ro3">
          <table:table-cell table:style-name="ce150" office:value-type="float" office:value="90">
            <text:p>90</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94]=0;&quot;-&quot;;IF([.I94]=-1;&quot;! Mini-game's name missing !&quot;;IF([.I94]=-2;&quot;! Developer's name missing !&quot;;IF([.I94]=-3;&quot;! Challenge's type missing !&quot;;IF([.I94]=-4;&quot;! Difficulty rating missing !&quot;;CONCATENATE(iferror(CONCATENATE(LEFT([.D94];1);MID([.D94];SEARCH(&quot;-&quot;;[.D94];1)+1;1));LEFT([.D94];1));COUNTIF([.$D$5:.$D94];[.D94]);&quot;_&quot;;SUBSTITUTE(PROPER([.B94]);&quot; &quot;;&quot;&quot;);&quot;_&quot;;[.E94]))))))" office:value-type="string" office:string-value="-">
            <text:p>-</text:p>
          </table:table-cell>
          <table:table-cell table:style-name="ce178" table:formula="of:=IF(AND([.B94]=&quot;&quot;;[.C94]=&quot;&quot;;[.D94]=&quot;&quot;;[.E94]=&quot;&quot;);0;IF(AND([.B94]=&quot;&quot;;[.C94]&lt;&gt;&quot;&quot;;[.D94]&lt;&gt;&quot;&quot;;[.E94]&lt;&gt;&quot;&quot;);-1;IF(AND([.B94]&lt;&gt;&quot;&quot;;[.C94]=&quot;&quot;;[.D94]&lt;&gt;&quot;&quot;;[.E94]&lt;&gt;&quot;&quot;);-2;IF(AND([.B94]&lt;&gt;&quot;&quot;;[.C94]&lt;&gt;&quot;&quot;;[.D94]=&quot;&quot;;[.E94]&lt;&gt;&quot;&quot;);-3;IF(AND([.B94]=&quot;&quot;;[.C94]&lt;&gt;&quot;&quot;;[.D94]&lt;&gt;&quot;&quot;;[.E94]=&quot;&quot;);-3;IF(AND([.B94]&lt;&gt;&quot;&quot;;[.C94]&lt;&gt;&quot;&quot;;[.D94]&lt;&gt;&quot;&quot;;[.E94]&lt;&gt;&quot;&quot;);1;-4))))))" office:value-type="float" office:value="0">
            <text:p>0</text:p>
          </table:table-cell>
          <table:table-cell table:number-columns-repeated="1015"/>
        </table:table-row>
        <table:table-row table:style-name="ro3">
          <table:table-cell table:style-name="ce150" office:value-type="float" office:value="91">
            <text:p>91</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95]=0;&quot;-&quot;;IF([.I95]=-1;&quot;! Mini-game's name missing !&quot;;IF([.I95]=-2;&quot;! Developer's name missing !&quot;;IF([.I95]=-3;&quot;! Challenge's type missing !&quot;;IF([.I95]=-4;&quot;! Difficulty rating missing !&quot;;CONCATENATE(iferror(CONCATENATE(LEFT([.D95];1);MID([.D95];SEARCH(&quot;-&quot;;[.D95];1)+1;1));LEFT([.D95];1));COUNTIF([.$D$5:.$D95];[.D95]);&quot;_&quot;;SUBSTITUTE(PROPER([.B95]);&quot; &quot;;&quot;&quot;);&quot;_&quot;;[.E95]))))))" office:value-type="string" office:string-value="-">
            <text:p>-</text:p>
          </table:table-cell>
          <table:table-cell table:style-name="ce178" table:formula="of:=IF(AND([.B95]=&quot;&quot;;[.C95]=&quot;&quot;;[.D95]=&quot;&quot;;[.E95]=&quot;&quot;);0;IF(AND([.B95]=&quot;&quot;;[.C95]&lt;&gt;&quot;&quot;;[.D95]&lt;&gt;&quot;&quot;;[.E95]&lt;&gt;&quot;&quot;);-1;IF(AND([.B95]&lt;&gt;&quot;&quot;;[.C95]=&quot;&quot;;[.D95]&lt;&gt;&quot;&quot;;[.E95]&lt;&gt;&quot;&quot;);-2;IF(AND([.B95]&lt;&gt;&quot;&quot;;[.C95]&lt;&gt;&quot;&quot;;[.D95]=&quot;&quot;;[.E95]&lt;&gt;&quot;&quot;);-3;IF(AND([.B95]=&quot;&quot;;[.C95]&lt;&gt;&quot;&quot;;[.D95]&lt;&gt;&quot;&quot;;[.E95]=&quot;&quot;);-3;IF(AND([.B95]&lt;&gt;&quot;&quot;;[.C95]&lt;&gt;&quot;&quot;;[.D95]&lt;&gt;&quot;&quot;;[.E95]&lt;&gt;&quot;&quot;);1;-4))))))" office:value-type="float" office:value="0">
            <text:p>0</text:p>
          </table:table-cell>
          <table:table-cell table:number-columns-repeated="1015"/>
        </table:table-row>
        <table:table-row table:style-name="ro3">
          <table:table-cell table:style-name="ce150" office:value-type="float" office:value="92">
            <text:p>92</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96]=0;&quot;-&quot;;IF([.I96]=-1;&quot;! Mini-game's name missing !&quot;;IF([.I96]=-2;&quot;! Developer's name missing !&quot;;IF([.I96]=-3;&quot;! Challenge's type missing !&quot;;IF([.I96]=-4;&quot;! Difficulty rating missing !&quot;;CONCATENATE(iferror(CONCATENATE(LEFT([.D96];1);MID([.D96];SEARCH(&quot;-&quot;;[.D96];1)+1;1));LEFT([.D96];1));COUNTIF([.$D$5:.$D96];[.D96]);&quot;_&quot;;SUBSTITUTE(PROPER([.B96]);&quot; &quot;;&quot;&quot;);&quot;_&quot;;[.E96]))))))" office:value-type="string" office:string-value="-">
            <text:p>-</text:p>
          </table:table-cell>
          <table:table-cell table:style-name="ce178" table:formula="of:=IF(AND([.B96]=&quot;&quot;;[.C96]=&quot;&quot;;[.D96]=&quot;&quot;;[.E96]=&quot;&quot;);0;IF(AND([.B96]=&quot;&quot;;[.C96]&lt;&gt;&quot;&quot;;[.D96]&lt;&gt;&quot;&quot;;[.E96]&lt;&gt;&quot;&quot;);-1;IF(AND([.B96]&lt;&gt;&quot;&quot;;[.C96]=&quot;&quot;;[.D96]&lt;&gt;&quot;&quot;;[.E96]&lt;&gt;&quot;&quot;);-2;IF(AND([.B96]&lt;&gt;&quot;&quot;;[.C96]&lt;&gt;&quot;&quot;;[.D96]=&quot;&quot;;[.E96]&lt;&gt;&quot;&quot;);-3;IF(AND([.B96]=&quot;&quot;;[.C96]&lt;&gt;&quot;&quot;;[.D96]&lt;&gt;&quot;&quot;;[.E96]=&quot;&quot;);-3;IF(AND([.B96]&lt;&gt;&quot;&quot;;[.C96]&lt;&gt;&quot;&quot;;[.D96]&lt;&gt;&quot;&quot;;[.E96]&lt;&gt;&quot;&quot;);1;-4))))))" office:value-type="float" office:value="0">
            <text:p>0</text:p>
          </table:table-cell>
          <table:table-cell table:number-columns-repeated="1015"/>
        </table:table-row>
        <table:table-row table:style-name="ro3">
          <table:table-cell table:style-name="ce150" office:value-type="float" office:value="93">
            <text:p>93</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97]=0;&quot;-&quot;;IF([.I97]=-1;&quot;! Mini-game's name missing !&quot;;IF([.I97]=-2;&quot;! Developer's name missing !&quot;;IF([.I97]=-3;&quot;! Challenge's type missing !&quot;;IF([.I97]=-4;&quot;! Difficulty rating missing !&quot;;CONCATENATE(iferror(CONCATENATE(LEFT([.D97];1);MID([.D97];SEARCH(&quot;-&quot;;[.D97];1)+1;1));LEFT([.D97];1));COUNTIF([.$D$5:.$D97];[.D97]);&quot;_&quot;;SUBSTITUTE(PROPER([.B97]);&quot; &quot;;&quot;&quot;);&quot;_&quot;;[.E97]))))))" office:value-type="string" office:string-value="-">
            <text:p>-</text:p>
          </table:table-cell>
          <table:table-cell table:style-name="ce178" table:formula="of:=IF(AND([.B97]=&quot;&quot;;[.C97]=&quot;&quot;;[.D97]=&quot;&quot;;[.E97]=&quot;&quot;);0;IF(AND([.B97]=&quot;&quot;;[.C97]&lt;&gt;&quot;&quot;;[.D97]&lt;&gt;&quot;&quot;;[.E97]&lt;&gt;&quot;&quot;);-1;IF(AND([.B97]&lt;&gt;&quot;&quot;;[.C97]=&quot;&quot;;[.D97]&lt;&gt;&quot;&quot;;[.E97]&lt;&gt;&quot;&quot;);-2;IF(AND([.B97]&lt;&gt;&quot;&quot;;[.C97]&lt;&gt;&quot;&quot;;[.D97]=&quot;&quot;;[.E97]&lt;&gt;&quot;&quot;);-3;IF(AND([.B97]=&quot;&quot;;[.C97]&lt;&gt;&quot;&quot;;[.D97]&lt;&gt;&quot;&quot;;[.E97]=&quot;&quot;);-3;IF(AND([.B97]&lt;&gt;&quot;&quot;;[.C97]&lt;&gt;&quot;&quot;;[.D97]&lt;&gt;&quot;&quot;;[.E97]&lt;&gt;&quot;&quot;);1;-4))))))" office:value-type="float" office:value="0">
            <text:p>0</text:p>
          </table:table-cell>
          <table:table-cell table:number-columns-repeated="1015"/>
        </table:table-row>
        <table:table-row table:style-name="ro3">
          <table:table-cell table:style-name="ce150" office:value-type="float" office:value="94">
            <text:p>94</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98]=0;&quot;-&quot;;IF([.I98]=-1;&quot;! Mini-game's name missing !&quot;;IF([.I98]=-2;&quot;! Developer's name missing !&quot;;IF([.I98]=-3;&quot;! Challenge's type missing !&quot;;IF([.I98]=-4;&quot;! Difficulty rating missing !&quot;;CONCATENATE(iferror(CONCATENATE(LEFT([.D98];1);MID([.D98];SEARCH(&quot;-&quot;;[.D98];1)+1;1));LEFT([.D98];1));COUNTIF([.$D$5:.$D98];[.D98]);&quot;_&quot;;SUBSTITUTE(PROPER([.B98]);&quot; &quot;;&quot;&quot;);&quot;_&quot;;[.E98]))))))" office:value-type="string" office:string-value="-">
            <text:p>-</text:p>
          </table:table-cell>
          <table:table-cell table:style-name="ce178" table:formula="of:=IF(AND([.B98]=&quot;&quot;;[.C98]=&quot;&quot;;[.D98]=&quot;&quot;;[.E98]=&quot;&quot;);0;IF(AND([.B98]=&quot;&quot;;[.C98]&lt;&gt;&quot;&quot;;[.D98]&lt;&gt;&quot;&quot;;[.E98]&lt;&gt;&quot;&quot;);-1;IF(AND([.B98]&lt;&gt;&quot;&quot;;[.C98]=&quot;&quot;;[.D98]&lt;&gt;&quot;&quot;;[.E98]&lt;&gt;&quot;&quot;);-2;IF(AND([.B98]&lt;&gt;&quot;&quot;;[.C98]&lt;&gt;&quot;&quot;;[.D98]=&quot;&quot;;[.E98]&lt;&gt;&quot;&quot;);-3;IF(AND([.B98]=&quot;&quot;;[.C98]&lt;&gt;&quot;&quot;;[.D98]&lt;&gt;&quot;&quot;;[.E98]=&quot;&quot;);-3;IF(AND([.B98]&lt;&gt;&quot;&quot;;[.C98]&lt;&gt;&quot;&quot;;[.D98]&lt;&gt;&quot;&quot;;[.E98]&lt;&gt;&quot;&quot;);1;-4))))))" office:value-type="float" office:value="0">
            <text:p>0</text:p>
          </table:table-cell>
          <table:table-cell table:number-columns-repeated="1015"/>
        </table:table-row>
        <table:table-row table:style-name="ro3">
          <table:table-cell table:style-name="ce150" office:value-type="float" office:value="95">
            <text:p>95</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99]=0;&quot;-&quot;;IF([.I99]=-1;&quot;! Mini-game's name missing !&quot;;IF([.I99]=-2;&quot;! Developer's name missing !&quot;;IF([.I99]=-3;&quot;! Challenge's type missing !&quot;;IF([.I99]=-4;&quot;! Difficulty rating missing !&quot;;CONCATENATE(iferror(CONCATENATE(LEFT([.D99];1);MID([.D99];SEARCH(&quot;-&quot;;[.D99];1)+1;1));LEFT([.D99];1));COUNTIF([.$D$5:.$D99];[.D99]);&quot;_&quot;;SUBSTITUTE(PROPER([.B99]);&quot; &quot;;&quot;&quot;);&quot;_&quot;;[.E99]))))))" office:value-type="string" office:string-value="-">
            <text:p>-</text:p>
          </table:table-cell>
          <table:table-cell table:style-name="ce178" table:formula="of:=IF(AND([.B99]=&quot;&quot;;[.C99]=&quot;&quot;;[.D99]=&quot;&quot;;[.E99]=&quot;&quot;);0;IF(AND([.B99]=&quot;&quot;;[.C99]&lt;&gt;&quot;&quot;;[.D99]&lt;&gt;&quot;&quot;;[.E99]&lt;&gt;&quot;&quot;);-1;IF(AND([.B99]&lt;&gt;&quot;&quot;;[.C99]=&quot;&quot;;[.D99]&lt;&gt;&quot;&quot;;[.E99]&lt;&gt;&quot;&quot;);-2;IF(AND([.B99]&lt;&gt;&quot;&quot;;[.C99]&lt;&gt;&quot;&quot;;[.D99]=&quot;&quot;;[.E99]&lt;&gt;&quot;&quot;);-3;IF(AND([.B99]=&quot;&quot;;[.C99]&lt;&gt;&quot;&quot;;[.D99]&lt;&gt;&quot;&quot;;[.E99]=&quot;&quot;);-3;IF(AND([.B99]&lt;&gt;&quot;&quot;;[.C99]&lt;&gt;&quot;&quot;;[.D99]&lt;&gt;&quot;&quot;;[.E99]&lt;&gt;&quot;&quot;);1;-4))))))" office:value-type="float" office:value="0">
            <text:p>0</text:p>
          </table:table-cell>
          <table:table-cell table:number-columns-repeated="1015"/>
        </table:table-row>
        <table:table-row table:style-name="ro3">
          <table:table-cell table:style-name="ce150" office:value-type="float" office:value="96">
            <text:p>96</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100]=0;&quot;-&quot;;IF([.I100]=-1;&quot;! Mini-game's name missing !&quot;;IF([.I100]=-2;&quot;! Developer's name missing !&quot;;IF([.I100]=-3;&quot;! Challenge's type missing !&quot;;IF([.I100]=-4;&quot;! Difficulty rating missing !&quot;;CONCATENATE(iferror(CONCATENATE(LEFT([.D100];1);MID([.D100];SEARCH(&quot;-&quot;;[.D100];1)+1;1));LEFT([.D100];1));COUNTIF([.$D$5:.$D100];[.D100]);&quot;_&quot;;SUBSTITUTE(PROPER([.B100]);&quot; &quot;;&quot;&quot;);&quot;_&quot;;[.E100]))))))" office:value-type="string" office:string-value="-">
            <text:p>-</text:p>
          </table:table-cell>
          <table:table-cell table:style-name="ce178" table:formula="of:=IF(AND([.B100]=&quot;&quot;;[.C100]=&quot;&quot;;[.D100]=&quot;&quot;;[.E100]=&quot;&quot;);0;IF(AND([.B100]=&quot;&quot;;[.C100]&lt;&gt;&quot;&quot;;[.D100]&lt;&gt;&quot;&quot;;[.E100]&lt;&gt;&quot;&quot;);-1;IF(AND([.B100]&lt;&gt;&quot;&quot;;[.C100]=&quot;&quot;;[.D100]&lt;&gt;&quot;&quot;;[.E100]&lt;&gt;&quot;&quot;);-2;IF(AND([.B100]&lt;&gt;&quot;&quot;;[.C100]&lt;&gt;&quot;&quot;;[.D100]=&quot;&quot;;[.E100]&lt;&gt;&quot;&quot;);-3;IF(AND([.B100]=&quot;&quot;;[.C100]&lt;&gt;&quot;&quot;;[.D100]&lt;&gt;&quot;&quot;;[.E100]=&quot;&quot;);-3;IF(AND([.B100]&lt;&gt;&quot;&quot;;[.C100]&lt;&gt;&quot;&quot;;[.D100]&lt;&gt;&quot;&quot;;[.E100]&lt;&gt;&quot;&quot;);1;-4))))))" office:value-type="float" office:value="0">
            <text:p>0</text:p>
          </table:table-cell>
          <table:table-cell table:number-columns-repeated="1015"/>
        </table:table-row>
        <table:table-row table:style-name="ro3">
          <table:table-cell table:style-name="ce150" office:value-type="float" office:value="97">
            <text:p>97</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101]=0;&quot;-&quot;;IF([.I101]=-1;&quot;! Mini-game's name missing !&quot;;IF([.I101]=-2;&quot;! Developer's name missing !&quot;;IF([.I101]=-3;&quot;! Challenge's type missing !&quot;;IF([.I101]=-4;&quot;! Difficulty rating missing !&quot;;CONCATENATE(iferror(CONCATENATE(LEFT([.D101];1);MID([.D101];SEARCH(&quot;-&quot;;[.D101];1)+1;1));LEFT([.D101];1));COUNTIF([.$D$5:.$D101];[.D101]);&quot;_&quot;;SUBSTITUTE(PROPER([.B101]);&quot; &quot;;&quot;&quot;);&quot;_&quot;;[.E101]))))))" office:value-type="string" office:string-value="-">
            <text:p>-</text:p>
          </table:table-cell>
          <table:table-cell table:style-name="ce178" table:formula="of:=IF(AND([.B101]=&quot;&quot;;[.C101]=&quot;&quot;;[.D101]=&quot;&quot;;[.E101]=&quot;&quot;);0;IF(AND([.B101]=&quot;&quot;;[.C101]&lt;&gt;&quot;&quot;;[.D101]&lt;&gt;&quot;&quot;;[.E101]&lt;&gt;&quot;&quot;);-1;IF(AND([.B101]&lt;&gt;&quot;&quot;;[.C101]=&quot;&quot;;[.D101]&lt;&gt;&quot;&quot;;[.E101]&lt;&gt;&quot;&quot;);-2;IF(AND([.B101]&lt;&gt;&quot;&quot;;[.C101]&lt;&gt;&quot;&quot;;[.D101]=&quot;&quot;;[.E101]&lt;&gt;&quot;&quot;);-3;IF(AND([.B101]=&quot;&quot;;[.C101]&lt;&gt;&quot;&quot;;[.D101]&lt;&gt;&quot;&quot;;[.E101]=&quot;&quot;);-3;IF(AND([.B101]&lt;&gt;&quot;&quot;;[.C101]&lt;&gt;&quot;&quot;;[.D101]&lt;&gt;&quot;&quot;;[.E101]&lt;&gt;&quot;&quot;);1;-4))))))" office:value-type="float" office:value="0">
            <text:p>0</text:p>
          </table:table-cell>
          <table:table-cell table:number-columns-repeated="1015"/>
        </table:table-row>
        <table:table-row table:style-name="ro3">
          <table:table-cell table:style-name="ce150" office:value-type="float" office:value="98">
            <text:p>98</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102]=0;&quot;-&quot;;IF([.I102]=-1;&quot;! Mini-game's name missing !&quot;;IF([.I102]=-2;&quot;! Developer's name missing !&quot;;IF([.I102]=-3;&quot;! Challenge's type missing !&quot;;IF([.I102]=-4;&quot;! Difficulty rating missing !&quot;;CONCATENATE(iferror(CONCATENATE(LEFT([.D102];1);MID([.D102];SEARCH(&quot;-&quot;;[.D102];1)+1;1));LEFT([.D102];1));COUNTIF([.$D$5:.$D102];[.D102]);&quot;_&quot;;SUBSTITUTE(PROPER([.B102]);&quot; &quot;;&quot;&quot;);&quot;_&quot;;[.E102]))))))" office:value-type="string" office:string-value="-">
            <text:p>-</text:p>
          </table:table-cell>
          <table:table-cell table:style-name="ce178" table:formula="of:=IF(AND([.B102]=&quot;&quot;;[.C102]=&quot;&quot;;[.D102]=&quot;&quot;;[.E102]=&quot;&quot;);0;IF(AND([.B102]=&quot;&quot;;[.C102]&lt;&gt;&quot;&quot;;[.D102]&lt;&gt;&quot;&quot;;[.E102]&lt;&gt;&quot;&quot;);-1;IF(AND([.B102]&lt;&gt;&quot;&quot;;[.C102]=&quot;&quot;;[.D102]&lt;&gt;&quot;&quot;;[.E102]&lt;&gt;&quot;&quot;);-2;IF(AND([.B102]&lt;&gt;&quot;&quot;;[.C102]&lt;&gt;&quot;&quot;;[.D102]=&quot;&quot;;[.E102]&lt;&gt;&quot;&quot;);-3;IF(AND([.B102]=&quot;&quot;;[.C102]&lt;&gt;&quot;&quot;;[.D102]&lt;&gt;&quot;&quot;;[.E102]=&quot;&quot;);-3;IF(AND([.B102]&lt;&gt;&quot;&quot;;[.C102]&lt;&gt;&quot;&quot;;[.D102]&lt;&gt;&quot;&quot;;[.E102]&lt;&gt;&quot;&quot;);1;-4))))))" office:value-type="float" office:value="0">
            <text:p>0</text:p>
          </table:table-cell>
          <table:table-cell table:number-columns-repeated="1015"/>
        </table:table-row>
        <table:table-row table:style-name="ro3">
          <table:table-cell table:style-name="ce150" office:value-type="float" office:value="99">
            <text:p>99</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103]=0;&quot;-&quot;;IF([.I103]=-1;&quot;! Mini-game's name missing !&quot;;IF([.I103]=-2;&quot;! Developer's name missing !&quot;;IF([.I103]=-3;&quot;! Challenge's type missing !&quot;;IF([.I103]=-4;&quot;! Difficulty rating missing !&quot;;CONCATENATE(iferror(CONCATENATE(LEFT([.D103];1);MID([.D103];SEARCH(&quot;-&quot;;[.D103];1)+1;1));LEFT([.D103];1));COUNTIF([.$D$5:.$D103];[.D103]);&quot;_&quot;;SUBSTITUTE(PROPER([.B103]);&quot; &quot;;&quot;&quot;);&quot;_&quot;;[.E103]))))))" office:value-type="string" office:string-value="-">
            <text:p>-</text:p>
          </table:table-cell>
          <table:table-cell table:style-name="ce178" table:formula="of:=IF(AND([.B103]=&quot;&quot;;[.C103]=&quot;&quot;;[.D103]=&quot;&quot;;[.E103]=&quot;&quot;);0;IF(AND([.B103]=&quot;&quot;;[.C103]&lt;&gt;&quot;&quot;;[.D103]&lt;&gt;&quot;&quot;;[.E103]&lt;&gt;&quot;&quot;);-1;IF(AND([.B103]&lt;&gt;&quot;&quot;;[.C103]=&quot;&quot;;[.D103]&lt;&gt;&quot;&quot;;[.E103]&lt;&gt;&quot;&quot;);-2;IF(AND([.B103]&lt;&gt;&quot;&quot;;[.C103]&lt;&gt;&quot;&quot;;[.D103]=&quot;&quot;;[.E103]&lt;&gt;&quot;&quot;);-3;IF(AND([.B103]=&quot;&quot;;[.C103]&lt;&gt;&quot;&quot;;[.D103]&lt;&gt;&quot;&quot;;[.E103]=&quot;&quot;);-3;IF(AND([.B103]&lt;&gt;&quot;&quot;;[.C103]&lt;&gt;&quot;&quot;;[.D103]&lt;&gt;&quot;&quot;;[.E103]&lt;&gt;&quot;&quot;);1;-4))))))" office:value-type="float" office:value="0">
            <text:p>0</text:p>
          </table:table-cell>
          <table:table-cell table:number-columns-repeated="1015"/>
        </table:table-row>
        <table:table-row table:style-name="ro3">
          <table:table-cell table:style-name="ce150" office:value-type="float" office:value="100">
            <text:p>100</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104]=0;&quot;-&quot;;IF([.I104]=-1;&quot;! Mini-game's name missing !&quot;;IF([.I104]=-2;&quot;! Developer's name missing !&quot;;IF([.I104]=-3;&quot;! Challenge's type missing !&quot;;IF([.I104]=-4;&quot;! Difficulty rating missing !&quot;;CONCATENATE(iferror(CONCATENATE(LEFT([.D104];1);MID([.D104];SEARCH(&quot;-&quot;;[.D104];1)+1;1));LEFT([.D104];1));COUNTIF([.$D$5:.$D104];[.D104]);&quot;_&quot;;SUBSTITUTE(PROPER([.B104]);&quot; &quot;;&quot;&quot;);&quot;_&quot;;[.E104]))))))" office:value-type="string" office:string-value="-">
            <text:p>-</text:p>
          </table:table-cell>
          <table:table-cell table:style-name="ce178" table:formula="of:=IF(AND([.B104]=&quot;&quot;;[.C104]=&quot;&quot;;[.D104]=&quot;&quot;;[.E104]=&quot;&quot;);0;IF(AND([.B104]=&quot;&quot;;[.C104]&lt;&gt;&quot;&quot;;[.D104]&lt;&gt;&quot;&quot;;[.E104]&lt;&gt;&quot;&quot;);-1;IF(AND([.B104]&lt;&gt;&quot;&quot;;[.C104]=&quot;&quot;;[.D104]&lt;&gt;&quot;&quot;;[.E104]&lt;&gt;&quot;&quot;);-2;IF(AND([.B104]&lt;&gt;&quot;&quot;;[.C104]&lt;&gt;&quot;&quot;;[.D104]=&quot;&quot;;[.E104]&lt;&gt;&quot;&quot;);-3;IF(AND([.B104]=&quot;&quot;;[.C104]&lt;&gt;&quot;&quot;;[.D104]&lt;&gt;&quot;&quot;;[.E104]=&quot;&quot;);-3;IF(AND([.B104]&lt;&gt;&quot;&quot;;[.C104]&lt;&gt;&quot;&quot;;[.D104]&lt;&gt;&quot;&quot;;[.E104]&lt;&gt;&quot;&quot;);1;-4))))))" office:value-type="float" office:value="0">
            <text:p>0</text:p>
          </table:table-cell>
          <table:table-cell table:number-columns-repeated="1015"/>
        </table:table-row>
        <table:table-row table:style-name="ro3">
          <table:table-cell table:style-name="ce150" office:value-type="float" office:value="101">
            <text:p>101</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105]=0;&quot;-&quot;;IF([.I105]=-1;&quot;! Mini-game's name missing !&quot;;IF([.I105]=-2;&quot;! Developer's name missing !&quot;;IF([.I105]=-3;&quot;! Challenge's type missing !&quot;;IF([.I105]=-4;&quot;! Difficulty rating missing !&quot;;CONCATENATE(iferror(CONCATENATE(LEFT([.D105];1);MID([.D105];SEARCH(&quot;-&quot;;[.D105];1)+1;1));LEFT([.D105];1));COUNTIF([.$D$5:.$D105];[.D105]);&quot;_&quot;;SUBSTITUTE(PROPER([.B105]);&quot; &quot;;&quot;&quot;);&quot;_&quot;;[.E105]))))))" office:value-type="string" office:string-value="-">
            <text:p>-</text:p>
          </table:table-cell>
          <table:table-cell table:style-name="ce178" table:formula="of:=IF(AND([.B105]=&quot;&quot;;[.C105]=&quot;&quot;;[.D105]=&quot;&quot;;[.E105]=&quot;&quot;);0;IF(AND([.B105]=&quot;&quot;;[.C105]&lt;&gt;&quot;&quot;;[.D105]&lt;&gt;&quot;&quot;;[.E105]&lt;&gt;&quot;&quot;);-1;IF(AND([.B105]&lt;&gt;&quot;&quot;;[.C105]=&quot;&quot;;[.D105]&lt;&gt;&quot;&quot;;[.E105]&lt;&gt;&quot;&quot;);-2;IF(AND([.B105]&lt;&gt;&quot;&quot;;[.C105]&lt;&gt;&quot;&quot;;[.D105]=&quot;&quot;;[.E105]&lt;&gt;&quot;&quot;);-3;IF(AND([.B105]=&quot;&quot;;[.C105]&lt;&gt;&quot;&quot;;[.D105]&lt;&gt;&quot;&quot;;[.E105]=&quot;&quot;);-3;IF(AND([.B105]&lt;&gt;&quot;&quot;;[.C105]&lt;&gt;&quot;&quot;;[.D105]&lt;&gt;&quot;&quot;;[.E105]&lt;&gt;&quot;&quot;);1;-4))))))" office:value-type="float" office:value="0">
            <text:p>0</text:p>
          </table:table-cell>
          <table:table-cell table:number-columns-repeated="1015"/>
        </table:table-row>
        <table:table-row table:style-name="ro3">
          <table:table-cell table:style-name="ce150" office:value-type="float" office:value="102">
            <text:p>102</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106]=0;&quot;-&quot;;IF([.I106]=-1;&quot;! Mini-game's name missing !&quot;;IF([.I106]=-2;&quot;! Developer's name missing !&quot;;IF([.I106]=-3;&quot;! Challenge's type missing !&quot;;IF([.I106]=-4;&quot;! Difficulty rating missing !&quot;;CONCATENATE(iferror(CONCATENATE(LEFT([.D106];1);MID([.D106];SEARCH(&quot;-&quot;;[.D106];1)+1;1));LEFT([.D106];1));COUNTIF([.$D$5:.$D106];[.D106]);&quot;_&quot;;SUBSTITUTE(PROPER([.B106]);&quot; &quot;;&quot;&quot;);&quot;_&quot;;[.E106]))))))" office:value-type="string" office:string-value="-">
            <text:p>-</text:p>
          </table:table-cell>
          <table:table-cell table:style-name="ce178" table:formula="of:=IF(AND([.B106]=&quot;&quot;;[.C106]=&quot;&quot;;[.D106]=&quot;&quot;;[.E106]=&quot;&quot;);0;IF(AND([.B106]=&quot;&quot;;[.C106]&lt;&gt;&quot;&quot;;[.D106]&lt;&gt;&quot;&quot;;[.E106]&lt;&gt;&quot;&quot;);-1;IF(AND([.B106]&lt;&gt;&quot;&quot;;[.C106]=&quot;&quot;;[.D106]&lt;&gt;&quot;&quot;;[.E106]&lt;&gt;&quot;&quot;);-2;IF(AND([.B106]&lt;&gt;&quot;&quot;;[.C106]&lt;&gt;&quot;&quot;;[.D106]=&quot;&quot;;[.E106]&lt;&gt;&quot;&quot;);-3;IF(AND([.B106]=&quot;&quot;;[.C106]&lt;&gt;&quot;&quot;;[.D106]&lt;&gt;&quot;&quot;;[.E106]=&quot;&quot;);-3;IF(AND([.B106]&lt;&gt;&quot;&quot;;[.C106]&lt;&gt;&quot;&quot;;[.D106]&lt;&gt;&quot;&quot;;[.E106]&lt;&gt;&quot;&quot;);1;-4))))))" office:value-type="float" office:value="0">
            <text:p>0</text:p>
          </table:table-cell>
          <table:table-cell table:number-columns-repeated="1015"/>
        </table:table-row>
        <table:table-row table:style-name="ro3">
          <table:table-cell table:style-name="ce150" office:value-type="float" office:value="103">
            <text:p>103</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107]=0;&quot;-&quot;;IF([.I107]=-1;&quot;! Mini-game's name missing !&quot;;IF([.I107]=-2;&quot;! Developer's name missing !&quot;;IF([.I107]=-3;&quot;! Challenge's type missing !&quot;;IF([.I107]=-4;&quot;! Difficulty rating missing !&quot;;CONCATENATE(iferror(CONCATENATE(LEFT([.D107];1);MID([.D107];SEARCH(&quot;-&quot;;[.D107];1)+1;1));LEFT([.D107];1));COUNTIF([.$D$5:.$D107];[.D107]);&quot;_&quot;;SUBSTITUTE(PROPER([.B107]);&quot; &quot;;&quot;&quot;);&quot;_&quot;;[.E107]))))))" office:value-type="string" office:string-value="-">
            <text:p>-</text:p>
          </table:table-cell>
          <table:table-cell table:style-name="ce178" table:formula="of:=IF(AND([.B107]=&quot;&quot;;[.C107]=&quot;&quot;;[.D107]=&quot;&quot;;[.E107]=&quot;&quot;);0;IF(AND([.B107]=&quot;&quot;;[.C107]&lt;&gt;&quot;&quot;;[.D107]&lt;&gt;&quot;&quot;;[.E107]&lt;&gt;&quot;&quot;);-1;IF(AND([.B107]&lt;&gt;&quot;&quot;;[.C107]=&quot;&quot;;[.D107]&lt;&gt;&quot;&quot;;[.E107]&lt;&gt;&quot;&quot;);-2;IF(AND([.B107]&lt;&gt;&quot;&quot;;[.C107]&lt;&gt;&quot;&quot;;[.D107]=&quot;&quot;;[.E107]&lt;&gt;&quot;&quot;);-3;IF(AND([.B107]=&quot;&quot;;[.C107]&lt;&gt;&quot;&quot;;[.D107]&lt;&gt;&quot;&quot;;[.E107]=&quot;&quot;);-3;IF(AND([.B107]&lt;&gt;&quot;&quot;;[.C107]&lt;&gt;&quot;&quot;;[.D107]&lt;&gt;&quot;&quot;;[.E107]&lt;&gt;&quot;&quot;);1;-4))))))" office:value-type="float" office:value="0">
            <text:p>0</text:p>
          </table:table-cell>
          <table:table-cell table:number-columns-repeated="1015"/>
        </table:table-row>
        <table:table-row table:style-name="ro3">
          <table:table-cell table:style-name="ce150" office:value-type="float" office:value="104">
            <text:p>104</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108]=0;&quot;-&quot;;IF([.I108]=-1;&quot;! Mini-game's name missing !&quot;;IF([.I108]=-2;&quot;! Developer's name missing !&quot;;IF([.I108]=-3;&quot;! Challenge's type missing !&quot;;IF([.I108]=-4;&quot;! Difficulty rating missing !&quot;;CONCATENATE(iferror(CONCATENATE(LEFT([.D108];1);MID([.D108];SEARCH(&quot;-&quot;;[.D108];1)+1;1));LEFT([.D108];1));COUNTIF([.$D$5:.$D108];[.D108]);&quot;_&quot;;SUBSTITUTE(PROPER([.B108]);&quot; &quot;;&quot;&quot;);&quot;_&quot;;[.E108]))))))" office:value-type="string" office:string-value="-">
            <text:p>-</text:p>
          </table:table-cell>
          <table:table-cell table:style-name="ce178" table:formula="of:=IF(AND([.B108]=&quot;&quot;;[.C108]=&quot;&quot;;[.D108]=&quot;&quot;;[.E108]=&quot;&quot;);0;IF(AND([.B108]=&quot;&quot;;[.C108]&lt;&gt;&quot;&quot;;[.D108]&lt;&gt;&quot;&quot;;[.E108]&lt;&gt;&quot;&quot;);-1;IF(AND([.B108]&lt;&gt;&quot;&quot;;[.C108]=&quot;&quot;;[.D108]&lt;&gt;&quot;&quot;;[.E108]&lt;&gt;&quot;&quot;);-2;IF(AND([.B108]&lt;&gt;&quot;&quot;;[.C108]&lt;&gt;&quot;&quot;;[.D108]=&quot;&quot;;[.E108]&lt;&gt;&quot;&quot;);-3;IF(AND([.B108]=&quot;&quot;;[.C108]&lt;&gt;&quot;&quot;;[.D108]&lt;&gt;&quot;&quot;;[.E108]=&quot;&quot;);-3;IF(AND([.B108]&lt;&gt;&quot;&quot;;[.C108]&lt;&gt;&quot;&quot;;[.D108]&lt;&gt;&quot;&quot;;[.E108]&lt;&gt;&quot;&quot;);1;-4))))))" office:value-type="float" office:value="0">
            <text:p>0</text:p>
          </table:table-cell>
          <table:table-cell table:number-columns-repeated="1015"/>
        </table:table-row>
        <table:table-row table:style-name="ro3">
          <table:table-cell table:style-name="ce150" office:value-type="float" office:value="105">
            <text:p>105</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109]=0;&quot;-&quot;;IF([.I109]=-1;&quot;! Mini-game's name missing !&quot;;IF([.I109]=-2;&quot;! Developer's name missing !&quot;;IF([.I109]=-3;&quot;! Challenge's type missing !&quot;;IF([.I109]=-4;&quot;! Difficulty rating missing !&quot;;CONCATENATE(iferror(CONCATENATE(LEFT([.D109];1);MID([.D109];SEARCH(&quot;-&quot;;[.D109];1)+1;1));LEFT([.D109];1));COUNTIF([.$D$5:.$D109];[.D109]);&quot;_&quot;;SUBSTITUTE(PROPER([.B109]);&quot; &quot;;&quot;&quot;);&quot;_&quot;;[.E109]))))))" office:value-type="string" office:string-value="-">
            <text:p>-</text:p>
          </table:table-cell>
          <table:table-cell table:style-name="ce178" table:formula="of:=IF(AND([.B109]=&quot;&quot;;[.C109]=&quot;&quot;;[.D109]=&quot;&quot;;[.E109]=&quot;&quot;);0;IF(AND([.B109]=&quot;&quot;;[.C109]&lt;&gt;&quot;&quot;;[.D109]&lt;&gt;&quot;&quot;;[.E109]&lt;&gt;&quot;&quot;);-1;IF(AND([.B109]&lt;&gt;&quot;&quot;;[.C109]=&quot;&quot;;[.D109]&lt;&gt;&quot;&quot;;[.E109]&lt;&gt;&quot;&quot;);-2;IF(AND([.B109]&lt;&gt;&quot;&quot;;[.C109]&lt;&gt;&quot;&quot;;[.D109]=&quot;&quot;;[.E109]&lt;&gt;&quot;&quot;);-3;IF(AND([.B109]=&quot;&quot;;[.C109]&lt;&gt;&quot;&quot;;[.D109]&lt;&gt;&quot;&quot;;[.E109]=&quot;&quot;);-3;IF(AND([.B109]&lt;&gt;&quot;&quot;;[.C109]&lt;&gt;&quot;&quot;;[.D109]&lt;&gt;&quot;&quot;;[.E109]&lt;&gt;&quot;&quot;);1;-4))))))" office:value-type="float" office:value="0">
            <text:p>0</text:p>
          </table:table-cell>
          <table:table-cell table:number-columns-repeated="1015"/>
        </table:table-row>
        <table:table-row table:style-name="ro3">
          <table:table-cell table:style-name="ce150" office:value-type="float" office:value="106">
            <text:p>106</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110]=0;&quot;-&quot;;IF([.I110]=-1;&quot;! Mini-game's name missing !&quot;;IF([.I110]=-2;&quot;! Developer's name missing !&quot;;IF([.I110]=-3;&quot;! Challenge's type missing !&quot;;IF([.I110]=-4;&quot;! Difficulty rating missing !&quot;;CONCATENATE(iferror(CONCATENATE(LEFT([.D110];1);MID([.D110];SEARCH(&quot;-&quot;;[.D110];1)+1;1));LEFT([.D110];1));COUNTIF([.$D$5:.$D110];[.D110]);&quot;_&quot;;SUBSTITUTE(PROPER([.B110]);&quot; &quot;;&quot;&quot;);&quot;_&quot;;[.E110]))))))" office:value-type="string" office:string-value="-">
            <text:p>-</text:p>
          </table:table-cell>
          <table:table-cell table:style-name="ce178" table:formula="of:=IF(AND([.B110]=&quot;&quot;;[.C110]=&quot;&quot;;[.D110]=&quot;&quot;;[.E110]=&quot;&quot;);0;IF(AND([.B110]=&quot;&quot;;[.C110]&lt;&gt;&quot;&quot;;[.D110]&lt;&gt;&quot;&quot;;[.E110]&lt;&gt;&quot;&quot;);-1;IF(AND([.B110]&lt;&gt;&quot;&quot;;[.C110]=&quot;&quot;;[.D110]&lt;&gt;&quot;&quot;;[.E110]&lt;&gt;&quot;&quot;);-2;IF(AND([.B110]&lt;&gt;&quot;&quot;;[.C110]&lt;&gt;&quot;&quot;;[.D110]=&quot;&quot;;[.E110]&lt;&gt;&quot;&quot;);-3;IF(AND([.B110]=&quot;&quot;;[.C110]&lt;&gt;&quot;&quot;;[.D110]&lt;&gt;&quot;&quot;;[.E110]=&quot;&quot;);-3;IF(AND([.B110]&lt;&gt;&quot;&quot;;[.C110]&lt;&gt;&quot;&quot;;[.D110]&lt;&gt;&quot;&quot;;[.E110]&lt;&gt;&quot;&quot;);1;-4))))))" office:value-type="float" office:value="0">
            <text:p>0</text:p>
          </table:table-cell>
          <table:table-cell table:number-columns-repeated="1015"/>
        </table:table-row>
        <table:table-row table:style-name="ro3">
          <table:table-cell table:style-name="ce150" office:value-type="float" office:value="107">
            <text:p>107</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111]=0;&quot;-&quot;;IF([.I111]=-1;&quot;! Mini-game's name missing !&quot;;IF([.I111]=-2;&quot;! Developer's name missing !&quot;;IF([.I111]=-3;&quot;! Challenge's type missing !&quot;;IF([.I111]=-4;&quot;! Difficulty rating missing !&quot;;CONCATENATE(iferror(CONCATENATE(LEFT([.D111];1);MID([.D111];SEARCH(&quot;-&quot;;[.D111];1)+1;1));LEFT([.D111];1));COUNTIF([.$D$5:.$D111];[.D111]);&quot;_&quot;;SUBSTITUTE(PROPER([.B111]);&quot; &quot;;&quot;&quot;);&quot;_&quot;;[.E111]))))))" office:value-type="string" office:string-value="-">
            <text:p>-</text:p>
          </table:table-cell>
          <table:table-cell table:style-name="ce178" table:formula="of:=IF(AND([.B111]=&quot;&quot;;[.C111]=&quot;&quot;;[.D111]=&quot;&quot;;[.E111]=&quot;&quot;);0;IF(AND([.B111]=&quot;&quot;;[.C111]&lt;&gt;&quot;&quot;;[.D111]&lt;&gt;&quot;&quot;;[.E111]&lt;&gt;&quot;&quot;);-1;IF(AND([.B111]&lt;&gt;&quot;&quot;;[.C111]=&quot;&quot;;[.D111]&lt;&gt;&quot;&quot;;[.E111]&lt;&gt;&quot;&quot;);-2;IF(AND([.B111]&lt;&gt;&quot;&quot;;[.C111]&lt;&gt;&quot;&quot;;[.D111]=&quot;&quot;;[.E111]&lt;&gt;&quot;&quot;);-3;IF(AND([.B111]=&quot;&quot;;[.C111]&lt;&gt;&quot;&quot;;[.D111]&lt;&gt;&quot;&quot;;[.E111]=&quot;&quot;);-3;IF(AND([.B111]&lt;&gt;&quot;&quot;;[.C111]&lt;&gt;&quot;&quot;;[.D111]&lt;&gt;&quot;&quot;;[.E111]&lt;&gt;&quot;&quot;);1;-4))))))" office:value-type="float" office:value="0">
            <text:p>0</text:p>
          </table:table-cell>
          <table:table-cell table:number-columns-repeated="1015"/>
        </table:table-row>
        <table:table-row table:style-name="ro3">
          <table:table-cell table:style-name="ce150" office:value-type="float" office:value="108">
            <text:p>108</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112]=0;&quot;-&quot;;IF([.I112]=-1;&quot;! Mini-game's name missing !&quot;;IF([.I112]=-2;&quot;! Developer's name missing !&quot;;IF([.I112]=-3;&quot;! Challenge's type missing !&quot;;IF([.I112]=-4;&quot;! Difficulty rating missing !&quot;;CONCATENATE(iferror(CONCATENATE(LEFT([.D112];1);MID([.D112];SEARCH(&quot;-&quot;;[.D112];1)+1;1));LEFT([.D112];1));COUNTIF([.$D$5:.$D112];[.D112]);&quot;_&quot;;SUBSTITUTE(PROPER([.B112]);&quot; &quot;;&quot;&quot;);&quot;_&quot;;[.E112]))))))" office:value-type="string" office:string-value="-">
            <text:p>-</text:p>
          </table:table-cell>
          <table:table-cell table:style-name="ce178" table:formula="of:=IF(AND([.B112]=&quot;&quot;;[.C112]=&quot;&quot;;[.D112]=&quot;&quot;;[.E112]=&quot;&quot;);0;IF(AND([.B112]=&quot;&quot;;[.C112]&lt;&gt;&quot;&quot;;[.D112]&lt;&gt;&quot;&quot;;[.E112]&lt;&gt;&quot;&quot;);-1;IF(AND([.B112]&lt;&gt;&quot;&quot;;[.C112]=&quot;&quot;;[.D112]&lt;&gt;&quot;&quot;;[.E112]&lt;&gt;&quot;&quot;);-2;IF(AND([.B112]&lt;&gt;&quot;&quot;;[.C112]&lt;&gt;&quot;&quot;;[.D112]=&quot;&quot;;[.E112]&lt;&gt;&quot;&quot;);-3;IF(AND([.B112]=&quot;&quot;;[.C112]&lt;&gt;&quot;&quot;;[.D112]&lt;&gt;&quot;&quot;;[.E112]=&quot;&quot;);-3;IF(AND([.B112]&lt;&gt;&quot;&quot;;[.C112]&lt;&gt;&quot;&quot;;[.D112]&lt;&gt;&quot;&quot;;[.E112]&lt;&gt;&quot;&quot;);1;-4))))))" office:value-type="float" office:value="0">
            <text:p>0</text:p>
          </table:table-cell>
          <table:table-cell table:number-columns-repeated="1015"/>
        </table:table-row>
        <table:table-row table:style-name="ro3">
          <table:table-cell table:style-name="ce150" office:value-type="float" office:value="109">
            <text:p>109</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113]=0;&quot;-&quot;;IF([.I113]=-1;&quot;! Mini-game's name missing !&quot;;IF([.I113]=-2;&quot;! Developer's name missing !&quot;;IF([.I113]=-3;&quot;! Challenge's type missing !&quot;;IF([.I113]=-4;&quot;! Difficulty rating missing !&quot;;CONCATENATE(iferror(CONCATENATE(LEFT([.D113];1);MID([.D113];SEARCH(&quot;-&quot;;[.D113];1)+1;1));LEFT([.D113];1));COUNTIF([.$D$5:.$D113];[.D113]);&quot;_&quot;;SUBSTITUTE(PROPER([.B113]);&quot; &quot;;&quot;&quot;);&quot;_&quot;;[.E113]))))))" office:value-type="string" office:string-value="-">
            <text:p>-</text:p>
          </table:table-cell>
          <table:table-cell table:style-name="ce178" table:formula="of:=IF(AND([.B113]=&quot;&quot;;[.C113]=&quot;&quot;;[.D113]=&quot;&quot;;[.E113]=&quot;&quot;);0;IF(AND([.B113]=&quot;&quot;;[.C113]&lt;&gt;&quot;&quot;;[.D113]&lt;&gt;&quot;&quot;;[.E113]&lt;&gt;&quot;&quot;);-1;IF(AND([.B113]&lt;&gt;&quot;&quot;;[.C113]=&quot;&quot;;[.D113]&lt;&gt;&quot;&quot;;[.E113]&lt;&gt;&quot;&quot;);-2;IF(AND([.B113]&lt;&gt;&quot;&quot;;[.C113]&lt;&gt;&quot;&quot;;[.D113]=&quot;&quot;;[.E113]&lt;&gt;&quot;&quot;);-3;IF(AND([.B113]=&quot;&quot;;[.C113]&lt;&gt;&quot;&quot;;[.D113]&lt;&gt;&quot;&quot;;[.E113]=&quot;&quot;);-3;IF(AND([.B113]&lt;&gt;&quot;&quot;;[.C113]&lt;&gt;&quot;&quot;;[.D113]&lt;&gt;&quot;&quot;;[.E113]&lt;&gt;&quot;&quot;);1;-4))))))" office:value-type="float" office:value="0">
            <text:p>0</text:p>
          </table:table-cell>
          <table:table-cell table:number-columns-repeated="1015"/>
        </table:table-row>
        <table:table-row table:style-name="ro3">
          <table:table-cell table:style-name="ce150" office:value-type="float" office:value="110">
            <text:p>110</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114]=0;&quot;-&quot;;IF([.I114]=-1;&quot;! Mini-game's name missing !&quot;;IF([.I114]=-2;&quot;! Developer's name missing !&quot;;IF([.I114]=-3;&quot;! Challenge's type missing !&quot;;IF([.I114]=-4;&quot;! Difficulty rating missing !&quot;;CONCATENATE(iferror(CONCATENATE(LEFT([.D114];1);MID([.D114];SEARCH(&quot;-&quot;;[.D114];1)+1;1));LEFT([.D114];1));COUNTIF([.$D$5:.$D114];[.D114]);&quot;_&quot;;SUBSTITUTE(PROPER([.B114]);&quot; &quot;;&quot;&quot;);&quot;_&quot;;[.E114]))))))" office:value-type="string" office:string-value="-">
            <text:p>-</text:p>
          </table:table-cell>
          <table:table-cell table:style-name="ce178" table:formula="of:=IF(AND([.B114]=&quot;&quot;;[.C114]=&quot;&quot;;[.D114]=&quot;&quot;;[.E114]=&quot;&quot;);0;IF(AND([.B114]=&quot;&quot;;[.C114]&lt;&gt;&quot;&quot;;[.D114]&lt;&gt;&quot;&quot;;[.E114]&lt;&gt;&quot;&quot;);-1;IF(AND([.B114]&lt;&gt;&quot;&quot;;[.C114]=&quot;&quot;;[.D114]&lt;&gt;&quot;&quot;;[.E114]&lt;&gt;&quot;&quot;);-2;IF(AND([.B114]&lt;&gt;&quot;&quot;;[.C114]&lt;&gt;&quot;&quot;;[.D114]=&quot;&quot;;[.E114]&lt;&gt;&quot;&quot;);-3;IF(AND([.B114]=&quot;&quot;;[.C114]&lt;&gt;&quot;&quot;;[.D114]&lt;&gt;&quot;&quot;;[.E114]=&quot;&quot;);-3;IF(AND([.B114]&lt;&gt;&quot;&quot;;[.C114]&lt;&gt;&quot;&quot;;[.D114]&lt;&gt;&quot;&quot;;[.E114]&lt;&gt;&quot;&quot;);1;-4))))))" office:value-type="float" office:value="0">
            <text:p>0</text:p>
          </table:table-cell>
          <table:table-cell table:number-columns-repeated="1015"/>
        </table:table-row>
        <table:table-row table:style-name="ro3">
          <table:table-cell table:style-name="ce150" office:value-type="float" office:value="111">
            <text:p>111</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115]=0;&quot;-&quot;;IF([.I115]=-1;&quot;! Mini-game's name missing !&quot;;IF([.I115]=-2;&quot;! Developer's name missing !&quot;;IF([.I115]=-3;&quot;! Challenge's type missing !&quot;;IF([.I115]=-4;&quot;! Difficulty rating missing !&quot;;CONCATENATE(iferror(CONCATENATE(LEFT([.D115];1);MID([.D115];SEARCH(&quot;-&quot;;[.D115];1)+1;1));LEFT([.D115];1));COUNTIF([.$D$5:.$D115];[.D115]);&quot;_&quot;;SUBSTITUTE(PROPER([.B115]);&quot; &quot;;&quot;&quot;);&quot;_&quot;;[.E115]))))))" office:value-type="string" office:string-value="-">
            <text:p>-</text:p>
          </table:table-cell>
          <table:table-cell table:style-name="ce178" table:formula="of:=IF(AND([.B115]=&quot;&quot;;[.C115]=&quot;&quot;;[.D115]=&quot;&quot;;[.E115]=&quot;&quot;);0;IF(AND([.B115]=&quot;&quot;;[.C115]&lt;&gt;&quot;&quot;;[.D115]&lt;&gt;&quot;&quot;;[.E115]&lt;&gt;&quot;&quot;);-1;IF(AND([.B115]&lt;&gt;&quot;&quot;;[.C115]=&quot;&quot;;[.D115]&lt;&gt;&quot;&quot;;[.E115]&lt;&gt;&quot;&quot;);-2;IF(AND([.B115]&lt;&gt;&quot;&quot;;[.C115]&lt;&gt;&quot;&quot;;[.D115]=&quot;&quot;;[.E115]&lt;&gt;&quot;&quot;);-3;IF(AND([.B115]=&quot;&quot;;[.C115]&lt;&gt;&quot;&quot;;[.D115]&lt;&gt;&quot;&quot;;[.E115]=&quot;&quot;);-3;IF(AND([.B115]&lt;&gt;&quot;&quot;;[.C115]&lt;&gt;&quot;&quot;;[.D115]&lt;&gt;&quot;&quot;;[.E115]&lt;&gt;&quot;&quot;);1;-4))))))" office:value-type="float" office:value="0">
            <text:p>0</text:p>
          </table:table-cell>
          <table:table-cell table:number-columns-repeated="1015"/>
        </table:table-row>
        <table:table-row table:style-name="ro3">
          <table:table-cell table:style-name="ce150" office:value-type="float" office:value="112">
            <text:p>112</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116]=0;&quot;-&quot;;IF([.I116]=-1;&quot;! Mini-game's name missing !&quot;;IF([.I116]=-2;&quot;! Developer's name missing !&quot;;IF([.I116]=-3;&quot;! Challenge's type missing !&quot;;IF([.I116]=-4;&quot;! Difficulty rating missing !&quot;;CONCATENATE(iferror(CONCATENATE(LEFT([.D116];1);MID([.D116];SEARCH(&quot;-&quot;;[.D116];1)+1;1));LEFT([.D116];1));COUNTIF([.$D$5:.$D116];[.D116]);&quot;_&quot;;SUBSTITUTE(PROPER([.B116]);&quot; &quot;;&quot;&quot;);&quot;_&quot;;[.E116]))))))" office:value-type="string" office:string-value="-">
            <text:p>-</text:p>
          </table:table-cell>
          <table:table-cell table:style-name="ce178" table:formula="of:=IF(AND([.B116]=&quot;&quot;;[.C116]=&quot;&quot;;[.D116]=&quot;&quot;;[.E116]=&quot;&quot;);0;IF(AND([.B116]=&quot;&quot;;[.C116]&lt;&gt;&quot;&quot;;[.D116]&lt;&gt;&quot;&quot;;[.E116]&lt;&gt;&quot;&quot;);-1;IF(AND([.B116]&lt;&gt;&quot;&quot;;[.C116]=&quot;&quot;;[.D116]&lt;&gt;&quot;&quot;;[.E116]&lt;&gt;&quot;&quot;);-2;IF(AND([.B116]&lt;&gt;&quot;&quot;;[.C116]&lt;&gt;&quot;&quot;;[.D116]=&quot;&quot;;[.E116]&lt;&gt;&quot;&quot;);-3;IF(AND([.B116]=&quot;&quot;;[.C116]&lt;&gt;&quot;&quot;;[.D116]&lt;&gt;&quot;&quot;;[.E116]=&quot;&quot;);-3;IF(AND([.B116]&lt;&gt;&quot;&quot;;[.C116]&lt;&gt;&quot;&quot;;[.D116]&lt;&gt;&quot;&quot;;[.E116]&lt;&gt;&quot;&quot;);1;-4))))))" office:value-type="float" office:value="0">
            <text:p>0</text:p>
          </table:table-cell>
          <table:table-cell table:number-columns-repeated="1015"/>
        </table:table-row>
        <table:table-row table:style-name="ro3">
          <table:table-cell table:style-name="ce150" office:value-type="float" office:value="113">
            <text:p>113</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117]=0;&quot;-&quot;;IF([.I117]=-1;&quot;! Mini-game's name missing !&quot;;IF([.I117]=-2;&quot;! Developer's name missing !&quot;;IF([.I117]=-3;&quot;! Challenge's type missing !&quot;;IF([.I117]=-4;&quot;! Difficulty rating missing !&quot;;CONCATENATE(iferror(CONCATENATE(LEFT([.D117];1);MID([.D117];SEARCH(&quot;-&quot;;[.D117];1)+1;1));LEFT([.D117];1));COUNTIF([.$D$5:.$D117];[.D117]);&quot;_&quot;;SUBSTITUTE(PROPER([.B117]);&quot; &quot;;&quot;&quot;);&quot;_&quot;;[.E117]))))))" office:value-type="string" office:string-value="-">
            <text:p>-</text:p>
          </table:table-cell>
          <table:table-cell table:style-name="ce178" table:formula="of:=IF(AND([.B117]=&quot;&quot;;[.C117]=&quot;&quot;;[.D117]=&quot;&quot;;[.E117]=&quot;&quot;);0;IF(AND([.B117]=&quot;&quot;;[.C117]&lt;&gt;&quot;&quot;;[.D117]&lt;&gt;&quot;&quot;;[.E117]&lt;&gt;&quot;&quot;);-1;IF(AND([.B117]&lt;&gt;&quot;&quot;;[.C117]=&quot;&quot;;[.D117]&lt;&gt;&quot;&quot;;[.E117]&lt;&gt;&quot;&quot;);-2;IF(AND([.B117]&lt;&gt;&quot;&quot;;[.C117]&lt;&gt;&quot;&quot;;[.D117]=&quot;&quot;;[.E117]&lt;&gt;&quot;&quot;);-3;IF(AND([.B117]=&quot;&quot;;[.C117]&lt;&gt;&quot;&quot;;[.D117]&lt;&gt;&quot;&quot;;[.E117]=&quot;&quot;);-3;IF(AND([.B117]&lt;&gt;&quot;&quot;;[.C117]&lt;&gt;&quot;&quot;;[.D117]&lt;&gt;&quot;&quot;;[.E117]&lt;&gt;&quot;&quot;);1;-4))))))" office:value-type="float" office:value="0">
            <text:p>0</text:p>
          </table:table-cell>
          <table:table-cell table:number-columns-repeated="1015"/>
        </table:table-row>
        <table:table-row table:style-name="ro3">
          <table:table-cell table:style-name="ce150" office:value-type="float" office:value="114">
            <text:p>114</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118]=0;&quot;-&quot;;IF([.I118]=-1;&quot;! Mini-game's name missing !&quot;;IF([.I118]=-2;&quot;! Developer's name missing !&quot;;IF([.I118]=-3;&quot;! Challenge's type missing !&quot;;IF([.I118]=-4;&quot;! Difficulty rating missing !&quot;;CONCATENATE(iferror(CONCATENATE(LEFT([.D118];1);MID([.D118];SEARCH(&quot;-&quot;;[.D118];1)+1;1));LEFT([.D118];1));COUNTIF([.$D$5:.$D118];[.D118]);&quot;_&quot;;SUBSTITUTE(PROPER([.B118]);&quot; &quot;;&quot;&quot;);&quot;_&quot;;[.E118]))))))" office:value-type="string" office:string-value="-">
            <text:p>-</text:p>
          </table:table-cell>
          <table:table-cell table:style-name="ce178" table:formula="of:=IF(AND([.B118]=&quot;&quot;;[.C118]=&quot;&quot;;[.D118]=&quot;&quot;;[.E118]=&quot;&quot;);0;IF(AND([.B118]=&quot;&quot;;[.C118]&lt;&gt;&quot;&quot;;[.D118]&lt;&gt;&quot;&quot;;[.E118]&lt;&gt;&quot;&quot;);-1;IF(AND([.B118]&lt;&gt;&quot;&quot;;[.C118]=&quot;&quot;;[.D118]&lt;&gt;&quot;&quot;;[.E118]&lt;&gt;&quot;&quot;);-2;IF(AND([.B118]&lt;&gt;&quot;&quot;;[.C118]&lt;&gt;&quot;&quot;;[.D118]=&quot;&quot;;[.E118]&lt;&gt;&quot;&quot;);-3;IF(AND([.B118]=&quot;&quot;;[.C118]&lt;&gt;&quot;&quot;;[.D118]&lt;&gt;&quot;&quot;;[.E118]=&quot;&quot;);-3;IF(AND([.B118]&lt;&gt;&quot;&quot;;[.C118]&lt;&gt;&quot;&quot;;[.D118]&lt;&gt;&quot;&quot;;[.E118]&lt;&gt;&quot;&quot;);1;-4))))))" office:value-type="float" office:value="0">
            <text:p>0</text:p>
          </table:table-cell>
          <table:table-cell table:number-columns-repeated="1015"/>
        </table:table-row>
        <table:table-row table:style-name="ro3">
          <table:table-cell table:style-name="ce150" office:value-type="float" office:value="115">
            <text:p>115</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119]=0;&quot;-&quot;;IF([.I119]=-1;&quot;! Mini-game's name missing !&quot;;IF([.I119]=-2;&quot;! Developer's name missing !&quot;;IF([.I119]=-3;&quot;! Challenge's type missing !&quot;;IF([.I119]=-4;&quot;! Difficulty rating missing !&quot;;CONCATENATE(iferror(CONCATENATE(LEFT([.D119];1);MID([.D119];SEARCH(&quot;-&quot;;[.D119];1)+1;1));LEFT([.D119];1));COUNTIF([.$D$5:.$D119];[.D119]);&quot;_&quot;;SUBSTITUTE(PROPER([.B119]);&quot; &quot;;&quot;&quot;);&quot;_&quot;;[.E119]))))))" office:value-type="string" office:string-value="-">
            <text:p>-</text:p>
          </table:table-cell>
          <table:table-cell table:style-name="ce178" table:formula="of:=IF(AND([.B119]=&quot;&quot;;[.C119]=&quot;&quot;;[.D119]=&quot;&quot;;[.E119]=&quot;&quot;);0;IF(AND([.B119]=&quot;&quot;;[.C119]&lt;&gt;&quot;&quot;;[.D119]&lt;&gt;&quot;&quot;;[.E119]&lt;&gt;&quot;&quot;);-1;IF(AND([.B119]&lt;&gt;&quot;&quot;;[.C119]=&quot;&quot;;[.D119]&lt;&gt;&quot;&quot;;[.E119]&lt;&gt;&quot;&quot;);-2;IF(AND([.B119]&lt;&gt;&quot;&quot;;[.C119]&lt;&gt;&quot;&quot;;[.D119]=&quot;&quot;;[.E119]&lt;&gt;&quot;&quot;);-3;IF(AND([.B119]=&quot;&quot;;[.C119]&lt;&gt;&quot;&quot;;[.D119]&lt;&gt;&quot;&quot;;[.E119]=&quot;&quot;);-3;IF(AND([.B119]&lt;&gt;&quot;&quot;;[.C119]&lt;&gt;&quot;&quot;;[.D119]&lt;&gt;&quot;&quot;;[.E119]&lt;&gt;&quot;&quot;);1;-4))))))" office:value-type="float" office:value="0">
            <text:p>0</text:p>
          </table:table-cell>
          <table:table-cell table:number-columns-repeated="1015"/>
        </table:table-row>
        <table:table-row table:style-name="ro3">
          <table:table-cell table:style-name="ce150" office:value-type="float" office:value="116">
            <text:p>116</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120]=0;&quot;-&quot;;IF([.I120]=-1;&quot;! Mini-game's name missing !&quot;;IF([.I120]=-2;&quot;! Developer's name missing !&quot;;IF([.I120]=-3;&quot;! Challenge's type missing !&quot;;IF([.I120]=-4;&quot;! Difficulty rating missing !&quot;;CONCATENATE(iferror(CONCATENATE(LEFT([.D120];1);MID([.D120];SEARCH(&quot;-&quot;;[.D120];1)+1;1));LEFT([.D120];1));COUNTIF([.$D$5:.$D120];[.D120]);&quot;_&quot;;SUBSTITUTE(PROPER([.B120]);&quot; &quot;;&quot;&quot;);&quot;_&quot;;[.E120]))))))" office:value-type="string" office:string-value="-">
            <text:p>-</text:p>
          </table:table-cell>
          <table:table-cell table:style-name="ce178" table:formula="of:=IF(AND([.B120]=&quot;&quot;;[.C120]=&quot;&quot;;[.D120]=&quot;&quot;;[.E120]=&quot;&quot;);0;IF(AND([.B120]=&quot;&quot;;[.C120]&lt;&gt;&quot;&quot;;[.D120]&lt;&gt;&quot;&quot;;[.E120]&lt;&gt;&quot;&quot;);-1;IF(AND([.B120]&lt;&gt;&quot;&quot;;[.C120]=&quot;&quot;;[.D120]&lt;&gt;&quot;&quot;;[.E120]&lt;&gt;&quot;&quot;);-2;IF(AND([.B120]&lt;&gt;&quot;&quot;;[.C120]&lt;&gt;&quot;&quot;;[.D120]=&quot;&quot;;[.E120]&lt;&gt;&quot;&quot;);-3;IF(AND([.B120]=&quot;&quot;;[.C120]&lt;&gt;&quot;&quot;;[.D120]&lt;&gt;&quot;&quot;;[.E120]=&quot;&quot;);-3;IF(AND([.B120]&lt;&gt;&quot;&quot;;[.C120]&lt;&gt;&quot;&quot;;[.D120]&lt;&gt;&quot;&quot;;[.E120]&lt;&gt;&quot;&quot;);1;-4))))))" office:value-type="float" office:value="0">
            <text:p>0</text:p>
          </table:table-cell>
          <table:table-cell table:number-columns-repeated="1015"/>
        </table:table-row>
        <table:table-row table:style-name="ro3">
          <table:table-cell table:style-name="ce150" office:value-type="float" office:value="117">
            <text:p>117</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121]=0;&quot;-&quot;;IF([.I121]=-1;&quot;! Mini-game's name missing !&quot;;IF([.I121]=-2;&quot;! Developer's name missing !&quot;;IF([.I121]=-3;&quot;! Challenge's type missing !&quot;;IF([.I121]=-4;&quot;! Difficulty rating missing !&quot;;CONCATENATE(iferror(CONCATENATE(LEFT([.D121];1);MID([.D121];SEARCH(&quot;-&quot;;[.D121];1)+1;1));LEFT([.D121];1));COUNTIF([.$D$5:.$D121];[.D121]);&quot;_&quot;;SUBSTITUTE(PROPER([.B121]);&quot; &quot;;&quot;&quot;);&quot;_&quot;;[.E121]))))))" office:value-type="string" office:string-value="-">
            <text:p>-</text:p>
          </table:table-cell>
          <table:table-cell table:style-name="ce178" table:formula="of:=IF(AND([.B121]=&quot;&quot;;[.C121]=&quot;&quot;;[.D121]=&quot;&quot;;[.E121]=&quot;&quot;);0;IF(AND([.B121]=&quot;&quot;;[.C121]&lt;&gt;&quot;&quot;;[.D121]&lt;&gt;&quot;&quot;;[.E121]&lt;&gt;&quot;&quot;);-1;IF(AND([.B121]&lt;&gt;&quot;&quot;;[.C121]=&quot;&quot;;[.D121]&lt;&gt;&quot;&quot;;[.E121]&lt;&gt;&quot;&quot;);-2;IF(AND([.B121]&lt;&gt;&quot;&quot;;[.C121]&lt;&gt;&quot;&quot;;[.D121]=&quot;&quot;;[.E121]&lt;&gt;&quot;&quot;);-3;IF(AND([.B121]=&quot;&quot;;[.C121]&lt;&gt;&quot;&quot;;[.D121]&lt;&gt;&quot;&quot;;[.E121]=&quot;&quot;);-3;IF(AND([.B121]&lt;&gt;&quot;&quot;;[.C121]&lt;&gt;&quot;&quot;;[.D121]&lt;&gt;&quot;&quot;;[.E121]&lt;&gt;&quot;&quot;);1;-4))))))" office:value-type="float" office:value="0">
            <text:p>0</text:p>
          </table:table-cell>
          <table:table-cell table:number-columns-repeated="1015"/>
        </table:table-row>
        <table:table-row table:style-name="ro3">
          <table:table-cell table:style-name="ce150" office:value-type="float" office:value="118">
            <text:p>118</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122]=0;&quot;-&quot;;IF([.I122]=-1;&quot;! Mini-game's name missing !&quot;;IF([.I122]=-2;&quot;! Developer's name missing !&quot;;IF([.I122]=-3;&quot;! Challenge's type missing !&quot;;IF([.I122]=-4;&quot;! Difficulty rating missing !&quot;;CONCATENATE(iferror(CONCATENATE(LEFT([.D122];1);MID([.D122];SEARCH(&quot;-&quot;;[.D122];1)+1;1));LEFT([.D122];1));COUNTIF([.$D$5:.$D122];[.D122]);&quot;_&quot;;SUBSTITUTE(PROPER([.B122]);&quot; &quot;;&quot;&quot;);&quot;_&quot;;[.E122]))))))" office:value-type="string" office:string-value="-">
            <text:p>-</text:p>
          </table:table-cell>
          <table:table-cell table:style-name="ce178" table:formula="of:=IF(AND([.B122]=&quot;&quot;;[.C122]=&quot;&quot;;[.D122]=&quot;&quot;;[.E122]=&quot;&quot;);0;IF(AND([.B122]=&quot;&quot;;[.C122]&lt;&gt;&quot;&quot;;[.D122]&lt;&gt;&quot;&quot;;[.E122]&lt;&gt;&quot;&quot;);-1;IF(AND([.B122]&lt;&gt;&quot;&quot;;[.C122]=&quot;&quot;;[.D122]&lt;&gt;&quot;&quot;;[.E122]&lt;&gt;&quot;&quot;);-2;IF(AND([.B122]&lt;&gt;&quot;&quot;;[.C122]&lt;&gt;&quot;&quot;;[.D122]=&quot;&quot;;[.E122]&lt;&gt;&quot;&quot;);-3;IF(AND([.B122]=&quot;&quot;;[.C122]&lt;&gt;&quot;&quot;;[.D122]&lt;&gt;&quot;&quot;;[.E122]=&quot;&quot;);-3;IF(AND([.B122]&lt;&gt;&quot;&quot;;[.C122]&lt;&gt;&quot;&quot;;[.D122]&lt;&gt;&quot;&quot;;[.E122]&lt;&gt;&quot;&quot;);1;-4))))))" office:value-type="float" office:value="0">
            <text:p>0</text:p>
          </table:table-cell>
          <table:table-cell table:number-columns-repeated="1015"/>
        </table:table-row>
        <table:table-row table:style-name="ro3">
          <table:table-cell table:style-name="ce150" office:value-type="float" office:value="119">
            <text:p>119</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123]=0;&quot;-&quot;;IF([.I123]=-1;&quot;! Mini-game's name missing !&quot;;IF([.I123]=-2;&quot;! Developer's name missing !&quot;;IF([.I123]=-3;&quot;! Challenge's type missing !&quot;;IF([.I123]=-4;&quot;! Difficulty rating missing !&quot;;CONCATENATE(iferror(CONCATENATE(LEFT([.D123];1);MID([.D123];SEARCH(&quot;-&quot;;[.D123];1)+1;1));LEFT([.D123];1));COUNTIF([.$D$5:.$D123];[.D123]);&quot;_&quot;;SUBSTITUTE(PROPER([.B123]);&quot; &quot;;&quot;&quot;);&quot;_&quot;;[.E123]))))))" office:value-type="string" office:string-value="-">
            <text:p>-</text:p>
          </table:table-cell>
          <table:table-cell table:style-name="ce178" table:formula="of:=IF(AND([.B123]=&quot;&quot;;[.C123]=&quot;&quot;;[.D123]=&quot;&quot;;[.E123]=&quot;&quot;);0;IF(AND([.B123]=&quot;&quot;;[.C123]&lt;&gt;&quot;&quot;;[.D123]&lt;&gt;&quot;&quot;;[.E123]&lt;&gt;&quot;&quot;);-1;IF(AND([.B123]&lt;&gt;&quot;&quot;;[.C123]=&quot;&quot;;[.D123]&lt;&gt;&quot;&quot;;[.E123]&lt;&gt;&quot;&quot;);-2;IF(AND([.B123]&lt;&gt;&quot;&quot;;[.C123]&lt;&gt;&quot;&quot;;[.D123]=&quot;&quot;;[.E123]&lt;&gt;&quot;&quot;);-3;IF(AND([.B123]=&quot;&quot;;[.C123]&lt;&gt;&quot;&quot;;[.D123]&lt;&gt;&quot;&quot;;[.E123]=&quot;&quot;);-3;IF(AND([.B123]&lt;&gt;&quot;&quot;;[.C123]&lt;&gt;&quot;&quot;;[.D123]&lt;&gt;&quot;&quot;;[.E123]&lt;&gt;&quot;&quot;);1;-4))))))" office:value-type="float" office:value="0">
            <text:p>0</text:p>
          </table:table-cell>
          <table:table-cell table:number-columns-repeated="1015"/>
        </table:table-row>
        <table:table-row table:style-name="ro3">
          <table:table-cell table:style-name="ce150" office:value-type="float" office:value="120">
            <text:p>120</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124]=0;&quot;-&quot;;IF([.I124]=-1;&quot;! Mini-game's name missing !&quot;;IF([.I124]=-2;&quot;! Developer's name missing !&quot;;IF([.I124]=-3;&quot;! Challenge's type missing !&quot;;IF([.I124]=-4;&quot;! Difficulty rating missing !&quot;;CONCATENATE(iferror(CONCATENATE(LEFT([.D124];1);MID([.D124];SEARCH(&quot;-&quot;;[.D124];1)+1;1));LEFT([.D124];1));COUNTIF([.$D$5:.$D124];[.D124]);&quot;_&quot;;SUBSTITUTE(PROPER([.B124]);&quot; &quot;;&quot;&quot;);&quot;_&quot;;[.E124]))))))" office:value-type="string" office:string-value="-">
            <text:p>-</text:p>
          </table:table-cell>
          <table:table-cell table:style-name="ce178" table:formula="of:=IF(AND([.B124]=&quot;&quot;;[.C124]=&quot;&quot;;[.D124]=&quot;&quot;;[.E124]=&quot;&quot;);0;IF(AND([.B124]=&quot;&quot;;[.C124]&lt;&gt;&quot;&quot;;[.D124]&lt;&gt;&quot;&quot;;[.E124]&lt;&gt;&quot;&quot;);-1;IF(AND([.B124]&lt;&gt;&quot;&quot;;[.C124]=&quot;&quot;;[.D124]&lt;&gt;&quot;&quot;;[.E124]&lt;&gt;&quot;&quot;);-2;IF(AND([.B124]&lt;&gt;&quot;&quot;;[.C124]&lt;&gt;&quot;&quot;;[.D124]=&quot;&quot;;[.E124]&lt;&gt;&quot;&quot;);-3;IF(AND([.B124]=&quot;&quot;;[.C124]&lt;&gt;&quot;&quot;;[.D124]&lt;&gt;&quot;&quot;;[.E124]=&quot;&quot;);-3;IF(AND([.B124]&lt;&gt;&quot;&quot;;[.C124]&lt;&gt;&quot;&quot;;[.D124]&lt;&gt;&quot;&quot;;[.E124]&lt;&gt;&quot;&quot;);1;-4))))))" office:value-type="float" office:value="0">
            <text:p>0</text:p>
          </table:table-cell>
          <table:table-cell table:number-columns-repeated="1015"/>
        </table:table-row>
        <table:table-row table:style-name="ro3">
          <table:table-cell table:style-name="ce150" office:value-type="float" office:value="121">
            <text:p>121</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125]=0;&quot;-&quot;;IF([.I125]=-1;&quot;! Mini-game's name missing !&quot;;IF([.I125]=-2;&quot;! Developer's name missing !&quot;;IF([.I125]=-3;&quot;! Challenge's type missing !&quot;;IF([.I125]=-4;&quot;! Difficulty rating missing !&quot;;CONCATENATE(iferror(CONCATENATE(LEFT([.D125];1);MID([.D125];SEARCH(&quot;-&quot;;[.D125];1)+1;1));LEFT([.D125];1));COUNTIF([.$D$5:.$D125];[.D125]);&quot;_&quot;;SUBSTITUTE(PROPER([.B125]);&quot; &quot;;&quot;&quot;);&quot;_&quot;;[.E125]))))))" office:value-type="string" office:string-value="-">
            <text:p>-</text:p>
          </table:table-cell>
          <table:table-cell table:style-name="ce178" table:formula="of:=IF(AND([.B125]=&quot;&quot;;[.C125]=&quot;&quot;;[.D125]=&quot;&quot;;[.E125]=&quot;&quot;);0;IF(AND([.B125]=&quot;&quot;;[.C125]&lt;&gt;&quot;&quot;;[.D125]&lt;&gt;&quot;&quot;;[.E125]&lt;&gt;&quot;&quot;);-1;IF(AND([.B125]&lt;&gt;&quot;&quot;;[.C125]=&quot;&quot;;[.D125]&lt;&gt;&quot;&quot;;[.E125]&lt;&gt;&quot;&quot;);-2;IF(AND([.B125]&lt;&gt;&quot;&quot;;[.C125]&lt;&gt;&quot;&quot;;[.D125]=&quot;&quot;;[.E125]&lt;&gt;&quot;&quot;);-3;IF(AND([.B125]=&quot;&quot;;[.C125]&lt;&gt;&quot;&quot;;[.D125]&lt;&gt;&quot;&quot;;[.E125]=&quot;&quot;);-3;IF(AND([.B125]&lt;&gt;&quot;&quot;;[.C125]&lt;&gt;&quot;&quot;;[.D125]&lt;&gt;&quot;&quot;;[.E125]&lt;&gt;&quot;&quot;);1;-4))))))" office:value-type="float" office:value="0">
            <text:p>0</text:p>
          </table:table-cell>
          <table:table-cell table:number-columns-repeated="1015"/>
        </table:table-row>
        <table:table-row table:style-name="ro3">
          <table:table-cell table:style-name="ce150" office:value-type="float" office:value="122">
            <text:p>122</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126]=0;&quot;-&quot;;IF([.I126]=-1;&quot;! Mini-game's name missing !&quot;;IF([.I126]=-2;&quot;! Developer's name missing !&quot;;IF([.I126]=-3;&quot;! Challenge's type missing !&quot;;IF([.I126]=-4;&quot;! Difficulty rating missing !&quot;;CONCATENATE(iferror(CONCATENATE(LEFT([.D126];1);MID([.D126];SEARCH(&quot;-&quot;;[.D126];1)+1;1));LEFT([.D126];1));COUNTIF([.$D$5:.$D126];[.D126]);&quot;_&quot;;SUBSTITUTE(PROPER([.B126]);&quot; &quot;;&quot;&quot;);&quot;_&quot;;[.E126]))))))" office:value-type="string" office:string-value="-">
            <text:p>-</text:p>
          </table:table-cell>
          <table:table-cell table:style-name="ce178" table:formula="of:=IF(AND([.B126]=&quot;&quot;;[.C126]=&quot;&quot;;[.D126]=&quot;&quot;;[.E126]=&quot;&quot;);0;IF(AND([.B126]=&quot;&quot;;[.C126]&lt;&gt;&quot;&quot;;[.D126]&lt;&gt;&quot;&quot;;[.E126]&lt;&gt;&quot;&quot;);-1;IF(AND([.B126]&lt;&gt;&quot;&quot;;[.C126]=&quot;&quot;;[.D126]&lt;&gt;&quot;&quot;;[.E126]&lt;&gt;&quot;&quot;);-2;IF(AND([.B126]&lt;&gt;&quot;&quot;;[.C126]&lt;&gt;&quot;&quot;;[.D126]=&quot;&quot;;[.E126]&lt;&gt;&quot;&quot;);-3;IF(AND([.B126]=&quot;&quot;;[.C126]&lt;&gt;&quot;&quot;;[.D126]&lt;&gt;&quot;&quot;;[.E126]=&quot;&quot;);-3;IF(AND([.B126]&lt;&gt;&quot;&quot;;[.C126]&lt;&gt;&quot;&quot;;[.D126]&lt;&gt;&quot;&quot;;[.E126]&lt;&gt;&quot;&quot;);1;-4))))))" office:value-type="float" office:value="0">
            <text:p>0</text:p>
          </table:table-cell>
          <table:table-cell table:number-columns-repeated="1015"/>
        </table:table-row>
        <table:table-row table:style-name="ro3">
          <table:table-cell table:style-name="ce150" office:value-type="float" office:value="123">
            <text:p>123</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127]=0;&quot;-&quot;;IF([.I127]=-1;&quot;! Mini-game's name missing !&quot;;IF([.I127]=-2;&quot;! Developer's name missing !&quot;;IF([.I127]=-3;&quot;! Challenge's type missing !&quot;;IF([.I127]=-4;&quot;! Difficulty rating missing !&quot;;CONCATENATE(iferror(CONCATENATE(LEFT([.D127];1);MID([.D127];SEARCH(&quot;-&quot;;[.D127];1)+1;1));LEFT([.D127];1));COUNTIF([.$D$5:.$D127];[.D127]);&quot;_&quot;;SUBSTITUTE(PROPER([.B127]);&quot; &quot;;&quot;&quot;);&quot;_&quot;;[.E127]))))))" office:value-type="string" office:string-value="-">
            <text:p>-</text:p>
          </table:table-cell>
          <table:table-cell table:style-name="ce178" table:formula="of:=IF(AND([.B127]=&quot;&quot;;[.C127]=&quot;&quot;;[.D127]=&quot;&quot;;[.E127]=&quot;&quot;);0;IF(AND([.B127]=&quot;&quot;;[.C127]&lt;&gt;&quot;&quot;;[.D127]&lt;&gt;&quot;&quot;;[.E127]&lt;&gt;&quot;&quot;);-1;IF(AND([.B127]&lt;&gt;&quot;&quot;;[.C127]=&quot;&quot;;[.D127]&lt;&gt;&quot;&quot;;[.E127]&lt;&gt;&quot;&quot;);-2;IF(AND([.B127]&lt;&gt;&quot;&quot;;[.C127]&lt;&gt;&quot;&quot;;[.D127]=&quot;&quot;;[.E127]&lt;&gt;&quot;&quot;);-3;IF(AND([.B127]=&quot;&quot;;[.C127]&lt;&gt;&quot;&quot;;[.D127]&lt;&gt;&quot;&quot;;[.E127]=&quot;&quot;);-3;IF(AND([.B127]&lt;&gt;&quot;&quot;;[.C127]&lt;&gt;&quot;&quot;;[.D127]&lt;&gt;&quot;&quot;;[.E127]&lt;&gt;&quot;&quot;);1;-4))))))" office:value-type="float" office:value="0">
            <text:p>0</text:p>
          </table:table-cell>
          <table:table-cell table:number-columns-repeated="1015"/>
        </table:table-row>
        <table:table-row table:style-name="ro3">
          <table:table-cell table:style-name="ce150" office:value-type="float" office:value="124">
            <text:p>124</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128]=0;&quot;-&quot;;IF([.I128]=-1;&quot;! Mini-game's name missing !&quot;;IF([.I128]=-2;&quot;! Developer's name missing !&quot;;IF([.I128]=-3;&quot;! Challenge's type missing !&quot;;IF([.I128]=-4;&quot;! Difficulty rating missing !&quot;;CONCATENATE(iferror(CONCATENATE(LEFT([.D128];1);MID([.D128];SEARCH(&quot;-&quot;;[.D128];1)+1;1));LEFT([.D128];1));COUNTIF([.$D$5:.$D128];[.D128]);&quot;_&quot;;SUBSTITUTE(PROPER([.B128]);&quot; &quot;;&quot;&quot;);&quot;_&quot;;[.E128]))))))" office:value-type="string" office:string-value="-">
            <text:p>-</text:p>
          </table:table-cell>
          <table:table-cell table:style-name="ce178" table:formula="of:=IF(AND([.B128]=&quot;&quot;;[.C128]=&quot;&quot;;[.D128]=&quot;&quot;;[.E128]=&quot;&quot;);0;IF(AND([.B128]=&quot;&quot;;[.C128]&lt;&gt;&quot;&quot;;[.D128]&lt;&gt;&quot;&quot;;[.E128]&lt;&gt;&quot;&quot;);-1;IF(AND([.B128]&lt;&gt;&quot;&quot;;[.C128]=&quot;&quot;;[.D128]&lt;&gt;&quot;&quot;;[.E128]&lt;&gt;&quot;&quot;);-2;IF(AND([.B128]&lt;&gt;&quot;&quot;;[.C128]&lt;&gt;&quot;&quot;;[.D128]=&quot;&quot;;[.E128]&lt;&gt;&quot;&quot;);-3;IF(AND([.B128]=&quot;&quot;;[.C128]&lt;&gt;&quot;&quot;;[.D128]&lt;&gt;&quot;&quot;;[.E128]=&quot;&quot;);-3;IF(AND([.B128]&lt;&gt;&quot;&quot;;[.C128]&lt;&gt;&quot;&quot;;[.D128]&lt;&gt;&quot;&quot;;[.E128]&lt;&gt;&quot;&quot;);1;-4))))))" office:value-type="float" office:value="0">
            <text:p>0</text:p>
          </table:table-cell>
          <table:table-cell table:number-columns-repeated="1015"/>
        </table:table-row>
        <table:table-row table:style-name="ro3">
          <table:table-cell table:style-name="ce150" office:value-type="float" office:value="125">
            <text:p>125</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129]=0;&quot;-&quot;;IF([.I129]=-1;&quot;! Mini-game's name missing !&quot;;IF([.I129]=-2;&quot;! Developer's name missing !&quot;;IF([.I129]=-3;&quot;! Challenge's type missing !&quot;;IF([.I129]=-4;&quot;! Difficulty rating missing !&quot;;CONCATENATE(iferror(CONCATENATE(LEFT([.D129];1);MID([.D129];SEARCH(&quot;-&quot;;[.D129];1)+1;1));LEFT([.D129];1));COUNTIF([.$D$5:.$D129];[.D129]);&quot;_&quot;;SUBSTITUTE(PROPER([.B129]);&quot; &quot;;&quot;&quot;);&quot;_&quot;;[.E129]))))))" office:value-type="string" office:string-value="-">
            <text:p>-</text:p>
          </table:table-cell>
          <table:table-cell table:style-name="ce178" table:formula="of:=IF(AND([.B129]=&quot;&quot;;[.C129]=&quot;&quot;;[.D129]=&quot;&quot;;[.E129]=&quot;&quot;);0;IF(AND([.B129]=&quot;&quot;;[.C129]&lt;&gt;&quot;&quot;;[.D129]&lt;&gt;&quot;&quot;;[.E129]&lt;&gt;&quot;&quot;);-1;IF(AND([.B129]&lt;&gt;&quot;&quot;;[.C129]=&quot;&quot;;[.D129]&lt;&gt;&quot;&quot;;[.E129]&lt;&gt;&quot;&quot;);-2;IF(AND([.B129]&lt;&gt;&quot;&quot;;[.C129]&lt;&gt;&quot;&quot;;[.D129]=&quot;&quot;;[.E129]&lt;&gt;&quot;&quot;);-3;IF(AND([.B129]=&quot;&quot;;[.C129]&lt;&gt;&quot;&quot;;[.D129]&lt;&gt;&quot;&quot;;[.E129]=&quot;&quot;);-3;IF(AND([.B129]&lt;&gt;&quot;&quot;;[.C129]&lt;&gt;&quot;&quot;;[.D129]&lt;&gt;&quot;&quot;;[.E129]&lt;&gt;&quot;&quot;);1;-4))))))" office:value-type="float" office:value="0">
            <text:p>0</text:p>
          </table:table-cell>
          <table:table-cell table:number-columns-repeated="1015"/>
        </table:table-row>
        <table:table-row table:style-name="ro3">
          <table:table-cell table:style-name="ce150" office:value-type="float" office:value="126">
            <text:p>126</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130]=0;&quot;-&quot;;IF([.I130]=-1;&quot;! Mini-game's name missing !&quot;;IF([.I130]=-2;&quot;! Developer's name missing !&quot;;IF([.I130]=-3;&quot;! Challenge's type missing !&quot;;IF([.I130]=-4;&quot;! Difficulty rating missing !&quot;;CONCATENATE(iferror(CONCATENATE(LEFT([.D130];1);MID([.D130];SEARCH(&quot;-&quot;;[.D130];1)+1;1));LEFT([.D130];1));COUNTIF([.$D$5:.$D130];[.D130]);&quot;_&quot;;SUBSTITUTE(PROPER([.B130]);&quot; &quot;;&quot;&quot;);&quot;_&quot;;[.E130]))))))" office:value-type="string" office:string-value="-">
            <text:p>-</text:p>
          </table:table-cell>
          <table:table-cell table:style-name="ce178" table:formula="of:=IF(AND([.B130]=&quot;&quot;;[.C130]=&quot;&quot;;[.D130]=&quot;&quot;;[.E130]=&quot;&quot;);0;IF(AND([.B130]=&quot;&quot;;[.C130]&lt;&gt;&quot;&quot;;[.D130]&lt;&gt;&quot;&quot;;[.E130]&lt;&gt;&quot;&quot;);-1;IF(AND([.B130]&lt;&gt;&quot;&quot;;[.C130]=&quot;&quot;;[.D130]&lt;&gt;&quot;&quot;;[.E130]&lt;&gt;&quot;&quot;);-2;IF(AND([.B130]&lt;&gt;&quot;&quot;;[.C130]&lt;&gt;&quot;&quot;;[.D130]=&quot;&quot;;[.E130]&lt;&gt;&quot;&quot;);-3;IF(AND([.B130]=&quot;&quot;;[.C130]&lt;&gt;&quot;&quot;;[.D130]&lt;&gt;&quot;&quot;;[.E130]=&quot;&quot;);-3;IF(AND([.B130]&lt;&gt;&quot;&quot;;[.C130]&lt;&gt;&quot;&quot;;[.D130]&lt;&gt;&quot;&quot;;[.E130]&lt;&gt;&quot;&quot;);1;-4))))))" office:value-type="float" office:value="0">
            <text:p>0</text:p>
          </table:table-cell>
          <table:table-cell table:number-columns-repeated="1015"/>
        </table:table-row>
        <table:table-row table:style-name="ro3">
          <table:table-cell table:style-name="ce150" office:value-type="float" office:value="127">
            <text:p>127</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131]=0;&quot;-&quot;;IF([.I131]=-1;&quot;! Mini-game's name missing !&quot;;IF([.I131]=-2;&quot;! Developer's name missing !&quot;;IF([.I131]=-3;&quot;! Challenge's type missing !&quot;;IF([.I131]=-4;&quot;! Difficulty rating missing !&quot;;CONCATENATE(iferror(CONCATENATE(LEFT([.D131];1);MID([.D131];SEARCH(&quot;-&quot;;[.D131];1)+1;1));LEFT([.D131];1));COUNTIF([.$D$5:.$D131];[.D131]);&quot;_&quot;;SUBSTITUTE(PROPER([.B131]);&quot; &quot;;&quot;&quot;);&quot;_&quot;;[.E131]))))))" office:value-type="string" office:string-value="-">
            <text:p>-</text:p>
          </table:table-cell>
          <table:table-cell table:style-name="ce178" table:formula="of:=IF(AND([.B131]=&quot;&quot;;[.C131]=&quot;&quot;;[.D131]=&quot;&quot;;[.E131]=&quot;&quot;);0;IF(AND([.B131]=&quot;&quot;;[.C131]&lt;&gt;&quot;&quot;;[.D131]&lt;&gt;&quot;&quot;;[.E131]&lt;&gt;&quot;&quot;);-1;IF(AND([.B131]&lt;&gt;&quot;&quot;;[.C131]=&quot;&quot;;[.D131]&lt;&gt;&quot;&quot;;[.E131]&lt;&gt;&quot;&quot;);-2;IF(AND([.B131]&lt;&gt;&quot;&quot;;[.C131]&lt;&gt;&quot;&quot;;[.D131]=&quot;&quot;;[.E131]&lt;&gt;&quot;&quot;);-3;IF(AND([.B131]=&quot;&quot;;[.C131]&lt;&gt;&quot;&quot;;[.D131]&lt;&gt;&quot;&quot;;[.E131]=&quot;&quot;);-3;IF(AND([.B131]&lt;&gt;&quot;&quot;;[.C131]&lt;&gt;&quot;&quot;;[.D131]&lt;&gt;&quot;&quot;;[.E131]&lt;&gt;&quot;&quot;);1;-4))))))" office:value-type="float" office:value="0">
            <text:p>0</text:p>
          </table:table-cell>
          <table:table-cell table:number-columns-repeated="1015"/>
        </table:table-row>
        <table:table-row table:style-name="ro3">
          <table:table-cell table:style-name="ce150" office:value-type="float" office:value="128">
            <text:p>128</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132]=0;&quot;-&quot;;IF([.I132]=-1;&quot;! Mini-game's name missing !&quot;;IF([.I132]=-2;&quot;! Developer's name missing !&quot;;IF([.I132]=-3;&quot;! Challenge's type missing !&quot;;IF([.I132]=-4;&quot;! Difficulty rating missing !&quot;;CONCATENATE(iferror(CONCATENATE(LEFT([.D132];1);MID([.D132];SEARCH(&quot;-&quot;;[.D132];1)+1;1));LEFT([.D132];1));COUNTIF([.$D$5:.$D132];[.D132]);&quot;_&quot;;SUBSTITUTE(PROPER([.B132]);&quot; &quot;;&quot;&quot;);&quot;_&quot;;[.E132]))))))" office:value-type="string" office:string-value="-">
            <text:p>-</text:p>
          </table:table-cell>
          <table:table-cell table:style-name="ce178" table:formula="of:=IF(AND([.B132]=&quot;&quot;;[.C132]=&quot;&quot;;[.D132]=&quot;&quot;;[.E132]=&quot;&quot;);0;IF(AND([.B132]=&quot;&quot;;[.C132]&lt;&gt;&quot;&quot;;[.D132]&lt;&gt;&quot;&quot;;[.E132]&lt;&gt;&quot;&quot;);-1;IF(AND([.B132]&lt;&gt;&quot;&quot;;[.C132]=&quot;&quot;;[.D132]&lt;&gt;&quot;&quot;;[.E132]&lt;&gt;&quot;&quot;);-2;IF(AND([.B132]&lt;&gt;&quot;&quot;;[.C132]&lt;&gt;&quot;&quot;;[.D132]=&quot;&quot;;[.E132]&lt;&gt;&quot;&quot;);-3;IF(AND([.B132]=&quot;&quot;;[.C132]&lt;&gt;&quot;&quot;;[.D132]&lt;&gt;&quot;&quot;;[.E132]=&quot;&quot;);-3;IF(AND([.B132]&lt;&gt;&quot;&quot;;[.C132]&lt;&gt;&quot;&quot;;[.D132]&lt;&gt;&quot;&quot;;[.E132]&lt;&gt;&quot;&quot;);1;-4))))))" office:value-type="float" office:value="0">
            <text:p>0</text:p>
          </table:table-cell>
          <table:table-cell table:number-columns-repeated="1015"/>
        </table:table-row>
        <table:table-row table:style-name="ro3">
          <table:table-cell table:style-name="ce150" office:value-type="float" office:value="129">
            <text:p>129</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133]=0;&quot;-&quot;;IF([.I133]=-1;&quot;! Mini-game's name missing !&quot;;IF([.I133]=-2;&quot;! Developer's name missing !&quot;;IF([.I133]=-3;&quot;! Challenge's type missing !&quot;;IF([.I133]=-4;&quot;! Difficulty rating missing !&quot;;CONCATENATE(iferror(CONCATENATE(LEFT([.D133];1);MID([.D133];SEARCH(&quot;-&quot;;[.D133];1)+1;1));LEFT([.D133];1));COUNTIF([.$D$5:.$D133];[.D133]);&quot;_&quot;;SUBSTITUTE(PROPER([.B133]);&quot; &quot;;&quot;&quot;);&quot;_&quot;;[.E133]))))))" office:value-type="string" office:string-value="-">
            <text:p>-</text:p>
          </table:table-cell>
          <table:table-cell table:style-name="ce178" table:formula="of:=IF(AND([.B133]=&quot;&quot;;[.C133]=&quot;&quot;;[.D133]=&quot;&quot;;[.E133]=&quot;&quot;);0;IF(AND([.B133]=&quot;&quot;;[.C133]&lt;&gt;&quot;&quot;;[.D133]&lt;&gt;&quot;&quot;;[.E133]&lt;&gt;&quot;&quot;);-1;IF(AND([.B133]&lt;&gt;&quot;&quot;;[.C133]=&quot;&quot;;[.D133]&lt;&gt;&quot;&quot;;[.E133]&lt;&gt;&quot;&quot;);-2;IF(AND([.B133]&lt;&gt;&quot;&quot;;[.C133]&lt;&gt;&quot;&quot;;[.D133]=&quot;&quot;;[.E133]&lt;&gt;&quot;&quot;);-3;IF(AND([.B133]=&quot;&quot;;[.C133]&lt;&gt;&quot;&quot;;[.D133]&lt;&gt;&quot;&quot;;[.E133]=&quot;&quot;);-3;IF(AND([.B133]&lt;&gt;&quot;&quot;;[.C133]&lt;&gt;&quot;&quot;;[.D133]&lt;&gt;&quot;&quot;;[.E133]&lt;&gt;&quot;&quot;);1;-4))))))" office:value-type="float" office:value="0">
            <text:p>0</text:p>
          </table:table-cell>
          <table:table-cell table:number-columns-repeated="1015"/>
        </table:table-row>
        <table:table-row table:style-name="ro3">
          <table:table-cell table:style-name="ce150" office:value-type="float" office:value="130">
            <text:p>130</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134]=0;&quot;-&quot;;IF([.I134]=-1;&quot;! Mini-game's name missing !&quot;;IF([.I134]=-2;&quot;! Developer's name missing !&quot;;IF([.I134]=-3;&quot;! Challenge's type missing !&quot;;IF([.I134]=-4;&quot;! Difficulty rating missing !&quot;;CONCATENATE(iferror(CONCATENATE(LEFT([.D134];1);MID([.D134];SEARCH(&quot;-&quot;;[.D134];1)+1;1));LEFT([.D134];1));COUNTIF([.$D$5:.$D134];[.D134]);&quot;_&quot;;SUBSTITUTE(PROPER([.B134]);&quot; &quot;;&quot;&quot;);&quot;_&quot;;[.E134]))))))" office:value-type="string" office:string-value="-">
            <text:p>-</text:p>
          </table:table-cell>
          <table:table-cell table:style-name="ce178" table:formula="of:=IF(AND([.B134]=&quot;&quot;;[.C134]=&quot;&quot;;[.D134]=&quot;&quot;;[.E134]=&quot;&quot;);0;IF(AND([.B134]=&quot;&quot;;[.C134]&lt;&gt;&quot;&quot;;[.D134]&lt;&gt;&quot;&quot;;[.E134]&lt;&gt;&quot;&quot;);-1;IF(AND([.B134]&lt;&gt;&quot;&quot;;[.C134]=&quot;&quot;;[.D134]&lt;&gt;&quot;&quot;;[.E134]&lt;&gt;&quot;&quot;);-2;IF(AND([.B134]&lt;&gt;&quot;&quot;;[.C134]&lt;&gt;&quot;&quot;;[.D134]=&quot;&quot;;[.E134]&lt;&gt;&quot;&quot;);-3;IF(AND([.B134]=&quot;&quot;;[.C134]&lt;&gt;&quot;&quot;;[.D134]&lt;&gt;&quot;&quot;;[.E134]=&quot;&quot;);-3;IF(AND([.B134]&lt;&gt;&quot;&quot;;[.C134]&lt;&gt;&quot;&quot;;[.D134]&lt;&gt;&quot;&quot;;[.E134]&lt;&gt;&quot;&quot;);1;-4))))))" office:value-type="float" office:value="0">
            <text:p>0</text:p>
          </table:table-cell>
          <table:table-cell table:number-columns-repeated="1015"/>
        </table:table-row>
        <table:table-row table:style-name="ro3">
          <table:table-cell table:style-name="ce150" office:value-type="float" office:value="131">
            <text:p>131</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135]=0;&quot;-&quot;;IF([.I135]=-1;&quot;! Mini-game's name missing !&quot;;IF([.I135]=-2;&quot;! Developer's name missing !&quot;;IF([.I135]=-3;&quot;! Challenge's type missing !&quot;;IF([.I135]=-4;&quot;! Difficulty rating missing !&quot;;CONCATENATE(iferror(CONCATENATE(LEFT([.D135];1);MID([.D135];SEARCH(&quot;-&quot;;[.D135];1)+1;1));LEFT([.D135];1));COUNTIF([.$D$5:.$D135];[.D135]);&quot;_&quot;;SUBSTITUTE(PROPER([.B135]);&quot; &quot;;&quot;&quot;);&quot;_&quot;;[.E135]))))))" office:value-type="string" office:string-value="-">
            <text:p>-</text:p>
          </table:table-cell>
          <table:table-cell table:style-name="ce178" table:formula="of:=IF(AND([.B135]=&quot;&quot;;[.C135]=&quot;&quot;;[.D135]=&quot;&quot;;[.E135]=&quot;&quot;);0;IF(AND([.B135]=&quot;&quot;;[.C135]&lt;&gt;&quot;&quot;;[.D135]&lt;&gt;&quot;&quot;;[.E135]&lt;&gt;&quot;&quot;);-1;IF(AND([.B135]&lt;&gt;&quot;&quot;;[.C135]=&quot;&quot;;[.D135]&lt;&gt;&quot;&quot;;[.E135]&lt;&gt;&quot;&quot;);-2;IF(AND([.B135]&lt;&gt;&quot;&quot;;[.C135]&lt;&gt;&quot;&quot;;[.D135]=&quot;&quot;;[.E135]&lt;&gt;&quot;&quot;);-3;IF(AND([.B135]=&quot;&quot;;[.C135]&lt;&gt;&quot;&quot;;[.D135]&lt;&gt;&quot;&quot;;[.E135]=&quot;&quot;);-3;IF(AND([.B135]&lt;&gt;&quot;&quot;;[.C135]&lt;&gt;&quot;&quot;;[.D135]&lt;&gt;&quot;&quot;;[.E135]&lt;&gt;&quot;&quot;);1;-4))))))" office:value-type="float" office:value="0">
            <text:p>0</text:p>
          </table:table-cell>
          <table:table-cell table:number-columns-repeated="1015"/>
        </table:table-row>
        <table:table-row table:style-name="ro3">
          <table:table-cell table:style-name="ce150" office:value-type="float" office:value="132">
            <text:p>132</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136]=0;&quot;-&quot;;IF([.I136]=-1;&quot;! Mini-game's name missing !&quot;;IF([.I136]=-2;&quot;! Developer's name missing !&quot;;IF([.I136]=-3;&quot;! Challenge's type missing !&quot;;IF([.I136]=-4;&quot;! Difficulty rating missing !&quot;;CONCATENATE(iferror(CONCATENATE(LEFT([.D136];1);MID([.D136];SEARCH(&quot;-&quot;;[.D136];1)+1;1));LEFT([.D136];1));COUNTIF([.$D$5:.$D136];[.D136]);&quot;_&quot;;SUBSTITUTE(PROPER([.B136]);&quot; &quot;;&quot;&quot;);&quot;_&quot;;[.E136]))))))" office:value-type="string" office:string-value="-">
            <text:p>-</text:p>
          </table:table-cell>
          <table:table-cell table:style-name="ce178" table:formula="of:=IF(AND([.B136]=&quot;&quot;;[.C136]=&quot;&quot;;[.D136]=&quot;&quot;;[.E136]=&quot;&quot;);0;IF(AND([.B136]=&quot;&quot;;[.C136]&lt;&gt;&quot;&quot;;[.D136]&lt;&gt;&quot;&quot;;[.E136]&lt;&gt;&quot;&quot;);-1;IF(AND([.B136]&lt;&gt;&quot;&quot;;[.C136]=&quot;&quot;;[.D136]&lt;&gt;&quot;&quot;;[.E136]&lt;&gt;&quot;&quot;);-2;IF(AND([.B136]&lt;&gt;&quot;&quot;;[.C136]&lt;&gt;&quot;&quot;;[.D136]=&quot;&quot;;[.E136]&lt;&gt;&quot;&quot;);-3;IF(AND([.B136]=&quot;&quot;;[.C136]&lt;&gt;&quot;&quot;;[.D136]&lt;&gt;&quot;&quot;;[.E136]=&quot;&quot;);-3;IF(AND([.B136]&lt;&gt;&quot;&quot;;[.C136]&lt;&gt;&quot;&quot;;[.D136]&lt;&gt;&quot;&quot;;[.E136]&lt;&gt;&quot;&quot;);1;-4))))))" office:value-type="float" office:value="0">
            <text:p>0</text:p>
          </table:table-cell>
          <table:table-cell table:number-columns-repeated="1015"/>
        </table:table-row>
        <table:table-row table:style-name="ro3">
          <table:table-cell table:style-name="ce150" office:value-type="float" office:value="133">
            <text:p>133</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137]=0;&quot;-&quot;;IF([.I137]=-1;&quot;! Mini-game's name missing !&quot;;IF([.I137]=-2;&quot;! Developer's name missing !&quot;;IF([.I137]=-3;&quot;! Challenge's type missing !&quot;;IF([.I137]=-4;&quot;! Difficulty rating missing !&quot;;CONCATENATE(iferror(CONCATENATE(LEFT([.D137];1);MID([.D137];SEARCH(&quot;-&quot;;[.D137];1)+1;1));LEFT([.D137];1));COUNTIF([.$D$5:.$D137];[.D137]);&quot;_&quot;;SUBSTITUTE(PROPER([.B137]);&quot; &quot;;&quot;&quot;);&quot;_&quot;;[.E137]))))))" office:value-type="string" office:string-value="-">
            <text:p>-</text:p>
          </table:table-cell>
          <table:table-cell table:style-name="ce178" table:formula="of:=IF(AND([.B137]=&quot;&quot;;[.C137]=&quot;&quot;;[.D137]=&quot;&quot;;[.E137]=&quot;&quot;);0;IF(AND([.B137]=&quot;&quot;;[.C137]&lt;&gt;&quot;&quot;;[.D137]&lt;&gt;&quot;&quot;;[.E137]&lt;&gt;&quot;&quot;);-1;IF(AND([.B137]&lt;&gt;&quot;&quot;;[.C137]=&quot;&quot;;[.D137]&lt;&gt;&quot;&quot;;[.E137]&lt;&gt;&quot;&quot;);-2;IF(AND([.B137]&lt;&gt;&quot;&quot;;[.C137]&lt;&gt;&quot;&quot;;[.D137]=&quot;&quot;;[.E137]&lt;&gt;&quot;&quot;);-3;IF(AND([.B137]=&quot;&quot;;[.C137]&lt;&gt;&quot;&quot;;[.D137]&lt;&gt;&quot;&quot;;[.E137]=&quot;&quot;);-3;IF(AND([.B137]&lt;&gt;&quot;&quot;;[.C137]&lt;&gt;&quot;&quot;;[.D137]&lt;&gt;&quot;&quot;;[.E137]&lt;&gt;&quot;&quot;);1;-4))))))" office:value-type="float" office:value="0">
            <text:p>0</text:p>
          </table:table-cell>
          <table:table-cell table:number-columns-repeated="1015"/>
        </table:table-row>
        <table:table-row table:style-name="ro3">
          <table:table-cell table:style-name="ce150" office:value-type="float" office:value="134">
            <text:p>134</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138]=0;&quot;-&quot;;IF([.I138]=-1;&quot;! Mini-game's name missing !&quot;;IF([.I138]=-2;&quot;! Developer's name missing !&quot;;IF([.I138]=-3;&quot;! Challenge's type missing !&quot;;IF([.I138]=-4;&quot;! Difficulty rating missing !&quot;;CONCATENATE(iferror(CONCATENATE(LEFT([.D138];1);MID([.D138];SEARCH(&quot;-&quot;;[.D138];1)+1;1));LEFT([.D138];1));COUNTIF([.$D$5:.$D138];[.D138]);&quot;_&quot;;SUBSTITUTE(PROPER([.B138]);&quot; &quot;;&quot;&quot;);&quot;_&quot;;[.E138]))))))" office:value-type="string" office:string-value="-">
            <text:p>-</text:p>
          </table:table-cell>
          <table:table-cell table:style-name="ce178" table:formula="of:=IF(AND([.B138]=&quot;&quot;;[.C138]=&quot;&quot;;[.D138]=&quot;&quot;;[.E138]=&quot;&quot;);0;IF(AND([.B138]=&quot;&quot;;[.C138]&lt;&gt;&quot;&quot;;[.D138]&lt;&gt;&quot;&quot;;[.E138]&lt;&gt;&quot;&quot;);-1;IF(AND([.B138]&lt;&gt;&quot;&quot;;[.C138]=&quot;&quot;;[.D138]&lt;&gt;&quot;&quot;;[.E138]&lt;&gt;&quot;&quot;);-2;IF(AND([.B138]&lt;&gt;&quot;&quot;;[.C138]&lt;&gt;&quot;&quot;;[.D138]=&quot;&quot;;[.E138]&lt;&gt;&quot;&quot;);-3;IF(AND([.B138]=&quot;&quot;;[.C138]&lt;&gt;&quot;&quot;;[.D138]&lt;&gt;&quot;&quot;;[.E138]=&quot;&quot;);-3;IF(AND([.B138]&lt;&gt;&quot;&quot;;[.C138]&lt;&gt;&quot;&quot;;[.D138]&lt;&gt;&quot;&quot;;[.E138]&lt;&gt;&quot;&quot;);1;-4))))))" office:value-type="float" office:value="0">
            <text:p>0</text:p>
          </table:table-cell>
          <table:table-cell table:number-columns-repeated="1015"/>
        </table:table-row>
        <table:table-row table:style-name="ro3">
          <table:table-cell table:style-name="ce150" office:value-type="float" office:value="135">
            <text:p>135</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139]=0;&quot;-&quot;;IF([.I139]=-1;&quot;! Mini-game's name missing !&quot;;IF([.I139]=-2;&quot;! Developer's name missing !&quot;;IF([.I139]=-3;&quot;! Challenge's type missing !&quot;;IF([.I139]=-4;&quot;! Difficulty rating missing !&quot;;CONCATENATE(iferror(CONCATENATE(LEFT([.D139];1);MID([.D139];SEARCH(&quot;-&quot;;[.D139];1)+1;1));LEFT([.D139];1));COUNTIF([.$D$5:.$D139];[.D139]);&quot;_&quot;;SUBSTITUTE(PROPER([.B139]);&quot; &quot;;&quot;&quot;);&quot;_&quot;;[.E139]))))))" office:value-type="string" office:string-value="-">
            <text:p>-</text:p>
          </table:table-cell>
          <table:table-cell table:style-name="ce178" table:formula="of:=IF(AND([.B139]=&quot;&quot;;[.C139]=&quot;&quot;;[.D139]=&quot;&quot;;[.E139]=&quot;&quot;);0;IF(AND([.B139]=&quot;&quot;;[.C139]&lt;&gt;&quot;&quot;;[.D139]&lt;&gt;&quot;&quot;;[.E139]&lt;&gt;&quot;&quot;);-1;IF(AND([.B139]&lt;&gt;&quot;&quot;;[.C139]=&quot;&quot;;[.D139]&lt;&gt;&quot;&quot;;[.E139]&lt;&gt;&quot;&quot;);-2;IF(AND([.B139]&lt;&gt;&quot;&quot;;[.C139]&lt;&gt;&quot;&quot;;[.D139]=&quot;&quot;;[.E139]&lt;&gt;&quot;&quot;);-3;IF(AND([.B139]=&quot;&quot;;[.C139]&lt;&gt;&quot;&quot;;[.D139]&lt;&gt;&quot;&quot;;[.E139]=&quot;&quot;);-3;IF(AND([.B139]&lt;&gt;&quot;&quot;;[.C139]&lt;&gt;&quot;&quot;;[.D139]&lt;&gt;&quot;&quot;;[.E139]&lt;&gt;&quot;&quot;);1;-4))))))" office:value-type="float" office:value="0">
            <text:p>0</text:p>
          </table:table-cell>
          <table:table-cell table:number-columns-repeated="1015"/>
        </table:table-row>
        <table:table-row table:style-name="ro3">
          <table:table-cell table:style-name="ce150" office:value-type="float" office:value="136">
            <text:p>136</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140]=0;&quot;-&quot;;IF([.I140]=-1;&quot;! Mini-game's name missing !&quot;;IF([.I140]=-2;&quot;! Developer's name missing !&quot;;IF([.I140]=-3;&quot;! Challenge's type missing !&quot;;IF([.I140]=-4;&quot;! Difficulty rating missing !&quot;;CONCATENATE(iferror(CONCATENATE(LEFT([.D140];1);MID([.D140];SEARCH(&quot;-&quot;;[.D140];1)+1;1));LEFT([.D140];1));COUNTIF([.$D$5:.$D140];[.D140]);&quot;_&quot;;SUBSTITUTE(PROPER([.B140]);&quot; &quot;;&quot;&quot;);&quot;_&quot;;[.E140]))))))" office:value-type="string" office:string-value="-">
            <text:p>-</text:p>
          </table:table-cell>
          <table:table-cell table:style-name="ce178" table:formula="of:=IF(AND([.B140]=&quot;&quot;;[.C140]=&quot;&quot;;[.D140]=&quot;&quot;;[.E140]=&quot;&quot;);0;IF(AND([.B140]=&quot;&quot;;[.C140]&lt;&gt;&quot;&quot;;[.D140]&lt;&gt;&quot;&quot;;[.E140]&lt;&gt;&quot;&quot;);-1;IF(AND([.B140]&lt;&gt;&quot;&quot;;[.C140]=&quot;&quot;;[.D140]&lt;&gt;&quot;&quot;;[.E140]&lt;&gt;&quot;&quot;);-2;IF(AND([.B140]&lt;&gt;&quot;&quot;;[.C140]&lt;&gt;&quot;&quot;;[.D140]=&quot;&quot;;[.E140]&lt;&gt;&quot;&quot;);-3;IF(AND([.B140]=&quot;&quot;;[.C140]&lt;&gt;&quot;&quot;;[.D140]&lt;&gt;&quot;&quot;;[.E140]=&quot;&quot;);-3;IF(AND([.B140]&lt;&gt;&quot;&quot;;[.C140]&lt;&gt;&quot;&quot;;[.D140]&lt;&gt;&quot;&quot;;[.E140]&lt;&gt;&quot;&quot;);1;-4))))))" office:value-type="float" office:value="0">
            <text:p>0</text:p>
          </table:table-cell>
          <table:table-cell table:number-columns-repeated="1015"/>
        </table:table-row>
        <table:table-row table:style-name="ro3">
          <table:table-cell table:style-name="ce150" office:value-type="float" office:value="137">
            <text:p>137</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141]=0;&quot;-&quot;;IF([.I141]=-1;&quot;! Mini-game's name missing !&quot;;IF([.I141]=-2;&quot;! Developer's name missing !&quot;;IF([.I141]=-3;&quot;! Challenge's type missing !&quot;;IF([.I141]=-4;&quot;! Difficulty rating missing !&quot;;CONCATENATE(iferror(CONCATENATE(LEFT([.D141];1);MID([.D141];SEARCH(&quot;-&quot;;[.D141];1)+1;1));LEFT([.D141];1));COUNTIF([.$D$5:.$D141];[.D141]);&quot;_&quot;;SUBSTITUTE(PROPER([.B141]);&quot; &quot;;&quot;&quot;);&quot;_&quot;;[.E141]))))))" office:value-type="string" office:string-value="-">
            <text:p>-</text:p>
          </table:table-cell>
          <table:table-cell table:style-name="ce178" table:formula="of:=IF(AND([.B141]=&quot;&quot;;[.C141]=&quot;&quot;;[.D141]=&quot;&quot;;[.E141]=&quot;&quot;);0;IF(AND([.B141]=&quot;&quot;;[.C141]&lt;&gt;&quot;&quot;;[.D141]&lt;&gt;&quot;&quot;;[.E141]&lt;&gt;&quot;&quot;);-1;IF(AND([.B141]&lt;&gt;&quot;&quot;;[.C141]=&quot;&quot;;[.D141]&lt;&gt;&quot;&quot;;[.E141]&lt;&gt;&quot;&quot;);-2;IF(AND([.B141]&lt;&gt;&quot;&quot;;[.C141]&lt;&gt;&quot;&quot;;[.D141]=&quot;&quot;;[.E141]&lt;&gt;&quot;&quot;);-3;IF(AND([.B141]=&quot;&quot;;[.C141]&lt;&gt;&quot;&quot;;[.D141]&lt;&gt;&quot;&quot;;[.E141]=&quot;&quot;);-3;IF(AND([.B141]&lt;&gt;&quot;&quot;;[.C141]&lt;&gt;&quot;&quot;;[.D141]&lt;&gt;&quot;&quot;;[.E141]&lt;&gt;&quot;&quot;);1;-4))))))" office:value-type="float" office:value="0">
            <text:p>0</text:p>
          </table:table-cell>
          <table:table-cell table:number-columns-repeated="1015"/>
        </table:table-row>
        <table:table-row table:style-name="ro3">
          <table:table-cell table:style-name="ce150" office:value-type="float" office:value="138">
            <text:p>138</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142]=0;&quot;-&quot;;IF([.I142]=-1;&quot;! Mini-game's name missing !&quot;;IF([.I142]=-2;&quot;! Developer's name missing !&quot;;IF([.I142]=-3;&quot;! Challenge's type missing !&quot;;IF([.I142]=-4;&quot;! Difficulty rating missing !&quot;;CONCATENATE(iferror(CONCATENATE(LEFT([.D142];1);MID([.D142];SEARCH(&quot;-&quot;;[.D142];1)+1;1));LEFT([.D142];1));COUNTIF([.$D$5:.$D142];[.D142]);&quot;_&quot;;SUBSTITUTE(PROPER([.B142]);&quot; &quot;;&quot;&quot;);&quot;_&quot;;[.E142]))))))" office:value-type="string" office:string-value="-">
            <text:p>-</text:p>
          </table:table-cell>
          <table:table-cell table:style-name="ce178" table:formula="of:=IF(AND([.B142]=&quot;&quot;;[.C142]=&quot;&quot;;[.D142]=&quot;&quot;;[.E142]=&quot;&quot;);0;IF(AND([.B142]=&quot;&quot;;[.C142]&lt;&gt;&quot;&quot;;[.D142]&lt;&gt;&quot;&quot;;[.E142]&lt;&gt;&quot;&quot;);-1;IF(AND([.B142]&lt;&gt;&quot;&quot;;[.C142]=&quot;&quot;;[.D142]&lt;&gt;&quot;&quot;;[.E142]&lt;&gt;&quot;&quot;);-2;IF(AND([.B142]&lt;&gt;&quot;&quot;;[.C142]&lt;&gt;&quot;&quot;;[.D142]=&quot;&quot;;[.E142]&lt;&gt;&quot;&quot;);-3;IF(AND([.B142]=&quot;&quot;;[.C142]&lt;&gt;&quot;&quot;;[.D142]&lt;&gt;&quot;&quot;;[.E142]=&quot;&quot;);-3;IF(AND([.B142]&lt;&gt;&quot;&quot;;[.C142]&lt;&gt;&quot;&quot;;[.D142]&lt;&gt;&quot;&quot;;[.E142]&lt;&gt;&quot;&quot;);1;-4))))))" office:value-type="float" office:value="0">
            <text:p>0</text:p>
          </table:table-cell>
          <table:table-cell table:number-columns-repeated="1015"/>
        </table:table-row>
        <table:table-row table:style-name="ro3">
          <table:table-cell table:style-name="ce150" office:value-type="float" office:value="139">
            <text:p>139</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143]=0;&quot;-&quot;;IF([.I143]=-1;&quot;! Mini-game's name missing !&quot;;IF([.I143]=-2;&quot;! Developer's name missing !&quot;;IF([.I143]=-3;&quot;! Challenge's type missing !&quot;;IF([.I143]=-4;&quot;! Difficulty rating missing !&quot;;CONCATENATE(iferror(CONCATENATE(LEFT([.D143];1);MID([.D143];SEARCH(&quot;-&quot;;[.D143];1)+1;1));LEFT([.D143];1));COUNTIF([.$D$5:.$D143];[.D143]);&quot;_&quot;;SUBSTITUTE(PROPER([.B143]);&quot; &quot;;&quot;&quot;);&quot;_&quot;;[.E143]))))))" office:value-type="string" office:string-value="-">
            <text:p>-</text:p>
          </table:table-cell>
          <table:table-cell table:style-name="ce178" table:formula="of:=IF(AND([.B143]=&quot;&quot;;[.C143]=&quot;&quot;;[.D143]=&quot;&quot;;[.E143]=&quot;&quot;);0;IF(AND([.B143]=&quot;&quot;;[.C143]&lt;&gt;&quot;&quot;;[.D143]&lt;&gt;&quot;&quot;;[.E143]&lt;&gt;&quot;&quot;);-1;IF(AND([.B143]&lt;&gt;&quot;&quot;;[.C143]=&quot;&quot;;[.D143]&lt;&gt;&quot;&quot;;[.E143]&lt;&gt;&quot;&quot;);-2;IF(AND([.B143]&lt;&gt;&quot;&quot;;[.C143]&lt;&gt;&quot;&quot;;[.D143]=&quot;&quot;;[.E143]&lt;&gt;&quot;&quot;);-3;IF(AND([.B143]=&quot;&quot;;[.C143]&lt;&gt;&quot;&quot;;[.D143]&lt;&gt;&quot;&quot;;[.E143]=&quot;&quot;);-3;IF(AND([.B143]&lt;&gt;&quot;&quot;;[.C143]&lt;&gt;&quot;&quot;;[.D143]&lt;&gt;&quot;&quot;;[.E143]&lt;&gt;&quot;&quot;);1;-4))))))" office:value-type="float" office:value="0">
            <text:p>0</text:p>
          </table:table-cell>
          <table:table-cell table:number-columns-repeated="1015"/>
        </table:table-row>
        <table:table-row table:style-name="ro3">
          <table:table-cell table:style-name="ce150" office:value-type="float" office:value="140">
            <text:p>140</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144]=0;&quot;-&quot;;IF([.I144]=-1;&quot;! Mini-game's name missing !&quot;;IF([.I144]=-2;&quot;! Developer's name missing !&quot;;IF([.I144]=-3;&quot;! Challenge's type missing !&quot;;IF([.I144]=-4;&quot;! Difficulty rating missing !&quot;;CONCATENATE(iferror(CONCATENATE(LEFT([.D144];1);MID([.D144];SEARCH(&quot;-&quot;;[.D144];1)+1;1));LEFT([.D144];1));COUNTIF([.$D$5:.$D144];[.D144]);&quot;_&quot;;SUBSTITUTE(PROPER([.B144]);&quot; &quot;;&quot;&quot;);&quot;_&quot;;[.E144]))))))" office:value-type="string" office:string-value="-">
            <text:p>-</text:p>
          </table:table-cell>
          <table:table-cell table:style-name="ce178" table:formula="of:=IF(AND([.B144]=&quot;&quot;;[.C144]=&quot;&quot;;[.D144]=&quot;&quot;;[.E144]=&quot;&quot;);0;IF(AND([.B144]=&quot;&quot;;[.C144]&lt;&gt;&quot;&quot;;[.D144]&lt;&gt;&quot;&quot;;[.E144]&lt;&gt;&quot;&quot;);-1;IF(AND([.B144]&lt;&gt;&quot;&quot;;[.C144]=&quot;&quot;;[.D144]&lt;&gt;&quot;&quot;;[.E144]&lt;&gt;&quot;&quot;);-2;IF(AND([.B144]&lt;&gt;&quot;&quot;;[.C144]&lt;&gt;&quot;&quot;;[.D144]=&quot;&quot;;[.E144]&lt;&gt;&quot;&quot;);-3;IF(AND([.B144]=&quot;&quot;;[.C144]&lt;&gt;&quot;&quot;;[.D144]&lt;&gt;&quot;&quot;;[.E144]=&quot;&quot;);-3;IF(AND([.B144]&lt;&gt;&quot;&quot;;[.C144]&lt;&gt;&quot;&quot;;[.D144]&lt;&gt;&quot;&quot;;[.E144]&lt;&gt;&quot;&quot;);1;-4))))))" office:value-type="float" office:value="0">
            <text:p>0</text:p>
          </table:table-cell>
          <table:table-cell table:number-columns-repeated="1015"/>
        </table:table-row>
        <table:table-row table:style-name="ro3">
          <table:table-cell table:style-name="ce150" office:value-type="float" office:value="141">
            <text:p>141</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145]=0;&quot;-&quot;;IF([.I145]=-1;&quot;! Mini-game's name missing !&quot;;IF([.I145]=-2;&quot;! Developer's name missing !&quot;;IF([.I145]=-3;&quot;! Challenge's type missing !&quot;;IF([.I145]=-4;&quot;! Difficulty rating missing !&quot;;CONCATENATE(iferror(CONCATENATE(LEFT([.D145];1);MID([.D145];SEARCH(&quot;-&quot;;[.D145];1)+1;1));LEFT([.D145];1));COUNTIF([.$D$5:.$D145];[.D145]);&quot;_&quot;;SUBSTITUTE(PROPER([.B145]);&quot; &quot;;&quot;&quot;);&quot;_&quot;;[.E145]))))))" office:value-type="string" office:string-value="-">
            <text:p>-</text:p>
          </table:table-cell>
          <table:table-cell table:style-name="ce178" table:formula="of:=IF(AND([.B145]=&quot;&quot;;[.C145]=&quot;&quot;;[.D145]=&quot;&quot;;[.E145]=&quot;&quot;);0;IF(AND([.B145]=&quot;&quot;;[.C145]&lt;&gt;&quot;&quot;;[.D145]&lt;&gt;&quot;&quot;;[.E145]&lt;&gt;&quot;&quot;);-1;IF(AND([.B145]&lt;&gt;&quot;&quot;;[.C145]=&quot;&quot;;[.D145]&lt;&gt;&quot;&quot;;[.E145]&lt;&gt;&quot;&quot;);-2;IF(AND([.B145]&lt;&gt;&quot;&quot;;[.C145]&lt;&gt;&quot;&quot;;[.D145]=&quot;&quot;;[.E145]&lt;&gt;&quot;&quot;);-3;IF(AND([.B145]=&quot;&quot;;[.C145]&lt;&gt;&quot;&quot;;[.D145]&lt;&gt;&quot;&quot;;[.E145]=&quot;&quot;);-3;IF(AND([.B145]&lt;&gt;&quot;&quot;;[.C145]&lt;&gt;&quot;&quot;;[.D145]&lt;&gt;&quot;&quot;;[.E145]&lt;&gt;&quot;&quot;);1;-4))))))" office:value-type="float" office:value="0">
            <text:p>0</text:p>
          </table:table-cell>
          <table:table-cell table:number-columns-repeated="1015"/>
        </table:table-row>
        <table:table-row table:style-name="ro3">
          <table:table-cell table:style-name="ce150" office:value-type="float" office:value="142">
            <text:p>142</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146]=0;&quot;-&quot;;IF([.I146]=-1;&quot;! Mini-game's name missing !&quot;;IF([.I146]=-2;&quot;! Developer's name missing !&quot;;IF([.I146]=-3;&quot;! Challenge's type missing !&quot;;IF([.I146]=-4;&quot;! Difficulty rating missing !&quot;;CONCATENATE(iferror(CONCATENATE(LEFT([.D146];1);MID([.D146];SEARCH(&quot;-&quot;;[.D146];1)+1;1));LEFT([.D146];1));COUNTIF([.$D$5:.$D146];[.D146]);&quot;_&quot;;SUBSTITUTE(PROPER([.B146]);&quot; &quot;;&quot;&quot;);&quot;_&quot;;[.E146]))))))" office:value-type="string" office:string-value="-">
            <text:p>-</text:p>
          </table:table-cell>
          <table:table-cell table:style-name="ce178" table:formula="of:=IF(AND([.B146]=&quot;&quot;;[.C146]=&quot;&quot;;[.D146]=&quot;&quot;;[.E146]=&quot;&quot;);0;IF(AND([.B146]=&quot;&quot;;[.C146]&lt;&gt;&quot;&quot;;[.D146]&lt;&gt;&quot;&quot;;[.E146]&lt;&gt;&quot;&quot;);-1;IF(AND([.B146]&lt;&gt;&quot;&quot;;[.C146]=&quot;&quot;;[.D146]&lt;&gt;&quot;&quot;;[.E146]&lt;&gt;&quot;&quot;);-2;IF(AND([.B146]&lt;&gt;&quot;&quot;;[.C146]&lt;&gt;&quot;&quot;;[.D146]=&quot;&quot;;[.E146]&lt;&gt;&quot;&quot;);-3;IF(AND([.B146]=&quot;&quot;;[.C146]&lt;&gt;&quot;&quot;;[.D146]&lt;&gt;&quot;&quot;;[.E146]=&quot;&quot;);-3;IF(AND([.B146]&lt;&gt;&quot;&quot;;[.C146]&lt;&gt;&quot;&quot;;[.D146]&lt;&gt;&quot;&quot;;[.E146]&lt;&gt;&quot;&quot;);1;-4))))))" office:value-type="float" office:value="0">
            <text:p>0</text:p>
          </table:table-cell>
          <table:table-cell table:number-columns-repeated="1015"/>
        </table:table-row>
        <table:table-row table:style-name="ro3">
          <table:table-cell table:style-name="ce150" office:value-type="float" office:value="143">
            <text:p>143</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147]=0;&quot;-&quot;;IF([.I147]=-1;&quot;! Mini-game's name missing !&quot;;IF([.I147]=-2;&quot;! Developer's name missing !&quot;;IF([.I147]=-3;&quot;! Challenge's type missing !&quot;;IF([.I147]=-4;&quot;! Difficulty rating missing !&quot;;CONCATENATE(iferror(CONCATENATE(LEFT([.D147];1);MID([.D147];SEARCH(&quot;-&quot;;[.D147];1)+1;1));LEFT([.D147];1));COUNTIF([.$D$5:.$D147];[.D147]);&quot;_&quot;;SUBSTITUTE(PROPER([.B147]);&quot; &quot;;&quot;&quot;);&quot;_&quot;;[.E147]))))))" office:value-type="string" office:string-value="-">
            <text:p>-</text:p>
          </table:table-cell>
          <table:table-cell table:style-name="ce178" table:formula="of:=IF(AND([.B147]=&quot;&quot;;[.C147]=&quot;&quot;;[.D147]=&quot;&quot;;[.E147]=&quot;&quot;);0;IF(AND([.B147]=&quot;&quot;;[.C147]&lt;&gt;&quot;&quot;;[.D147]&lt;&gt;&quot;&quot;;[.E147]&lt;&gt;&quot;&quot;);-1;IF(AND([.B147]&lt;&gt;&quot;&quot;;[.C147]=&quot;&quot;;[.D147]&lt;&gt;&quot;&quot;;[.E147]&lt;&gt;&quot;&quot;);-2;IF(AND([.B147]&lt;&gt;&quot;&quot;;[.C147]&lt;&gt;&quot;&quot;;[.D147]=&quot;&quot;;[.E147]&lt;&gt;&quot;&quot;);-3;IF(AND([.B147]=&quot;&quot;;[.C147]&lt;&gt;&quot;&quot;;[.D147]&lt;&gt;&quot;&quot;;[.E147]=&quot;&quot;);-3;IF(AND([.B147]&lt;&gt;&quot;&quot;;[.C147]&lt;&gt;&quot;&quot;;[.D147]&lt;&gt;&quot;&quot;;[.E147]&lt;&gt;&quot;&quot;);1;-4))))))" office:value-type="float" office:value="0">
            <text:p>0</text:p>
          </table:table-cell>
          <table:table-cell table:number-columns-repeated="1015"/>
        </table:table-row>
        <table:table-row table:style-name="ro3">
          <table:table-cell table:style-name="ce150" office:value-type="float" office:value="144">
            <text:p>144</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148]=0;&quot;-&quot;;IF([.I148]=-1;&quot;! Mini-game's name missing !&quot;;IF([.I148]=-2;&quot;! Developer's name missing !&quot;;IF([.I148]=-3;&quot;! Challenge's type missing !&quot;;IF([.I148]=-4;&quot;! Difficulty rating missing !&quot;;CONCATENATE(iferror(CONCATENATE(LEFT([.D148];1);MID([.D148];SEARCH(&quot;-&quot;;[.D148];1)+1;1));LEFT([.D148];1));COUNTIF([.$D$5:.$D148];[.D148]);&quot;_&quot;;SUBSTITUTE(PROPER([.B148]);&quot; &quot;;&quot;&quot;);&quot;_&quot;;[.E148]))))))" office:value-type="string" office:string-value="-">
            <text:p>-</text:p>
          </table:table-cell>
          <table:table-cell table:style-name="ce178" table:formula="of:=IF(AND([.B148]=&quot;&quot;;[.C148]=&quot;&quot;;[.D148]=&quot;&quot;;[.E148]=&quot;&quot;);0;IF(AND([.B148]=&quot;&quot;;[.C148]&lt;&gt;&quot;&quot;;[.D148]&lt;&gt;&quot;&quot;;[.E148]&lt;&gt;&quot;&quot;);-1;IF(AND([.B148]&lt;&gt;&quot;&quot;;[.C148]=&quot;&quot;;[.D148]&lt;&gt;&quot;&quot;;[.E148]&lt;&gt;&quot;&quot;);-2;IF(AND([.B148]&lt;&gt;&quot;&quot;;[.C148]&lt;&gt;&quot;&quot;;[.D148]=&quot;&quot;;[.E148]&lt;&gt;&quot;&quot;);-3;IF(AND([.B148]=&quot;&quot;;[.C148]&lt;&gt;&quot;&quot;;[.D148]&lt;&gt;&quot;&quot;;[.E148]=&quot;&quot;);-3;IF(AND([.B148]&lt;&gt;&quot;&quot;;[.C148]&lt;&gt;&quot;&quot;;[.D148]&lt;&gt;&quot;&quot;;[.E148]&lt;&gt;&quot;&quot;);1;-4))))))" office:value-type="float" office:value="0">
            <text:p>0</text:p>
          </table:table-cell>
          <table:table-cell table:number-columns-repeated="1015"/>
        </table:table-row>
        <table:table-row table:style-name="ro3">
          <table:table-cell table:style-name="ce150" office:value-type="float" office:value="145">
            <text:p>145</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149]=0;&quot;-&quot;;IF([.I149]=-1;&quot;! Mini-game's name missing !&quot;;IF([.I149]=-2;&quot;! Developer's name missing !&quot;;IF([.I149]=-3;&quot;! Challenge's type missing !&quot;;IF([.I149]=-4;&quot;! Difficulty rating missing !&quot;;CONCATENATE(iferror(CONCATENATE(LEFT([.D149];1);MID([.D149];SEARCH(&quot;-&quot;;[.D149];1)+1;1));LEFT([.D149];1));COUNTIF([.$D$5:.$D149];[.D149]);&quot;_&quot;;SUBSTITUTE(PROPER([.B149]);&quot; &quot;;&quot;&quot;);&quot;_&quot;;[.E149]))))))" office:value-type="string" office:string-value="-">
            <text:p>-</text:p>
          </table:table-cell>
          <table:table-cell table:style-name="ce178" table:formula="of:=IF(AND([.B149]=&quot;&quot;;[.C149]=&quot;&quot;;[.D149]=&quot;&quot;;[.E149]=&quot;&quot;);0;IF(AND([.B149]=&quot;&quot;;[.C149]&lt;&gt;&quot;&quot;;[.D149]&lt;&gt;&quot;&quot;;[.E149]&lt;&gt;&quot;&quot;);-1;IF(AND([.B149]&lt;&gt;&quot;&quot;;[.C149]=&quot;&quot;;[.D149]&lt;&gt;&quot;&quot;;[.E149]&lt;&gt;&quot;&quot;);-2;IF(AND([.B149]&lt;&gt;&quot;&quot;;[.C149]&lt;&gt;&quot;&quot;;[.D149]=&quot;&quot;;[.E149]&lt;&gt;&quot;&quot;);-3;IF(AND([.B149]=&quot;&quot;;[.C149]&lt;&gt;&quot;&quot;;[.D149]&lt;&gt;&quot;&quot;;[.E149]=&quot;&quot;);-3;IF(AND([.B149]&lt;&gt;&quot;&quot;;[.C149]&lt;&gt;&quot;&quot;;[.D149]&lt;&gt;&quot;&quot;;[.E149]&lt;&gt;&quot;&quot;);1;-4))))))" office:value-type="float" office:value="0">
            <text:p>0</text:p>
          </table:table-cell>
          <table:table-cell table:number-columns-repeated="1015"/>
        </table:table-row>
        <table:table-row table:style-name="ro3">
          <table:table-cell table:style-name="ce150" office:value-type="float" office:value="146">
            <text:p>146</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150]=0;&quot;-&quot;;IF([.I150]=-1;&quot;! Mini-game's name missing !&quot;;IF([.I150]=-2;&quot;! Developer's name missing !&quot;;IF([.I150]=-3;&quot;! Challenge's type missing !&quot;;IF([.I150]=-4;&quot;! Difficulty rating missing !&quot;;CONCATENATE(iferror(CONCATENATE(LEFT([.D150];1);MID([.D150];SEARCH(&quot;-&quot;;[.D150];1)+1;1));LEFT([.D150];1));COUNTIF([.$D$5:.$D150];[.D150]);&quot;_&quot;;SUBSTITUTE(PROPER([.B150]);&quot; &quot;;&quot;&quot;);&quot;_&quot;;[.E150]))))))" office:value-type="string" office:string-value="-">
            <text:p>-</text:p>
          </table:table-cell>
          <table:table-cell table:style-name="ce178" table:formula="of:=IF(AND([.B150]=&quot;&quot;;[.C150]=&quot;&quot;;[.D150]=&quot;&quot;;[.E150]=&quot;&quot;);0;IF(AND([.B150]=&quot;&quot;;[.C150]&lt;&gt;&quot;&quot;;[.D150]&lt;&gt;&quot;&quot;;[.E150]&lt;&gt;&quot;&quot;);-1;IF(AND([.B150]&lt;&gt;&quot;&quot;;[.C150]=&quot;&quot;;[.D150]&lt;&gt;&quot;&quot;;[.E150]&lt;&gt;&quot;&quot;);-2;IF(AND([.B150]&lt;&gt;&quot;&quot;;[.C150]&lt;&gt;&quot;&quot;;[.D150]=&quot;&quot;;[.E150]&lt;&gt;&quot;&quot;);-3;IF(AND([.B150]=&quot;&quot;;[.C150]&lt;&gt;&quot;&quot;;[.D150]&lt;&gt;&quot;&quot;;[.E150]=&quot;&quot;);-3;IF(AND([.B150]&lt;&gt;&quot;&quot;;[.C150]&lt;&gt;&quot;&quot;;[.D150]&lt;&gt;&quot;&quot;;[.E150]&lt;&gt;&quot;&quot;);1;-4))))))" office:value-type="float" office:value="0">
            <text:p>0</text:p>
          </table:table-cell>
          <table:table-cell table:number-columns-repeated="1015"/>
        </table:table-row>
        <table:table-row table:style-name="ro3">
          <table:table-cell table:style-name="ce150" office:value-type="float" office:value="147">
            <text:p>147</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151]=0;&quot;-&quot;;IF([.I151]=-1;&quot;! Mini-game's name missing !&quot;;IF([.I151]=-2;&quot;! Developer's name missing !&quot;;IF([.I151]=-3;&quot;! Challenge's type missing !&quot;;IF([.I151]=-4;&quot;! Difficulty rating missing !&quot;;CONCATENATE(iferror(CONCATENATE(LEFT([.D151];1);MID([.D151];SEARCH(&quot;-&quot;;[.D151];1)+1;1));LEFT([.D151];1));COUNTIF([.$D$5:.$D151];[.D151]);&quot;_&quot;;SUBSTITUTE(PROPER([.B151]);&quot; &quot;;&quot;&quot;);&quot;_&quot;;[.E151]))))))" office:value-type="string" office:string-value="-">
            <text:p>-</text:p>
          </table:table-cell>
          <table:table-cell table:style-name="ce178" table:formula="of:=IF(AND([.B151]=&quot;&quot;;[.C151]=&quot;&quot;;[.D151]=&quot;&quot;;[.E151]=&quot;&quot;);0;IF(AND([.B151]=&quot;&quot;;[.C151]&lt;&gt;&quot;&quot;;[.D151]&lt;&gt;&quot;&quot;;[.E151]&lt;&gt;&quot;&quot;);-1;IF(AND([.B151]&lt;&gt;&quot;&quot;;[.C151]=&quot;&quot;;[.D151]&lt;&gt;&quot;&quot;;[.E151]&lt;&gt;&quot;&quot;);-2;IF(AND([.B151]&lt;&gt;&quot;&quot;;[.C151]&lt;&gt;&quot;&quot;;[.D151]=&quot;&quot;;[.E151]&lt;&gt;&quot;&quot;);-3;IF(AND([.B151]=&quot;&quot;;[.C151]&lt;&gt;&quot;&quot;;[.D151]&lt;&gt;&quot;&quot;;[.E151]=&quot;&quot;);-3;IF(AND([.B151]&lt;&gt;&quot;&quot;;[.C151]&lt;&gt;&quot;&quot;;[.D151]&lt;&gt;&quot;&quot;;[.E151]&lt;&gt;&quot;&quot;);1;-4))))))" office:value-type="float" office:value="0">
            <text:p>0</text:p>
          </table:table-cell>
          <table:table-cell table:number-columns-repeated="1015"/>
        </table:table-row>
        <table:table-row table:style-name="ro3">
          <table:table-cell table:style-name="ce150" office:value-type="float" office:value="148">
            <text:p>148</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152]=0;&quot;-&quot;;IF([.I152]=-1;&quot;! Mini-game's name missing !&quot;;IF([.I152]=-2;&quot;! Developer's name missing !&quot;;IF([.I152]=-3;&quot;! Challenge's type missing !&quot;;IF([.I152]=-4;&quot;! Difficulty rating missing !&quot;;CONCATENATE(iferror(CONCATENATE(LEFT([.D152];1);MID([.D152];SEARCH(&quot;-&quot;;[.D152];1)+1;1));LEFT([.D152];1));COUNTIF([.$D$5:.$D152];[.D152]);&quot;_&quot;;SUBSTITUTE(PROPER([.B152]);&quot; &quot;;&quot;&quot;);&quot;_&quot;;[.E152]))))))" office:value-type="string" office:string-value="-">
            <text:p>-</text:p>
          </table:table-cell>
          <table:table-cell table:style-name="ce178" table:formula="of:=IF(AND([.B152]=&quot;&quot;;[.C152]=&quot;&quot;;[.D152]=&quot;&quot;;[.E152]=&quot;&quot;);0;IF(AND([.B152]=&quot;&quot;;[.C152]&lt;&gt;&quot;&quot;;[.D152]&lt;&gt;&quot;&quot;;[.E152]&lt;&gt;&quot;&quot;);-1;IF(AND([.B152]&lt;&gt;&quot;&quot;;[.C152]=&quot;&quot;;[.D152]&lt;&gt;&quot;&quot;;[.E152]&lt;&gt;&quot;&quot;);-2;IF(AND([.B152]&lt;&gt;&quot;&quot;;[.C152]&lt;&gt;&quot;&quot;;[.D152]=&quot;&quot;;[.E152]&lt;&gt;&quot;&quot;);-3;IF(AND([.B152]=&quot;&quot;;[.C152]&lt;&gt;&quot;&quot;;[.D152]&lt;&gt;&quot;&quot;;[.E152]=&quot;&quot;);-3;IF(AND([.B152]&lt;&gt;&quot;&quot;;[.C152]&lt;&gt;&quot;&quot;;[.D152]&lt;&gt;&quot;&quot;;[.E152]&lt;&gt;&quot;&quot;);1;-4))))))" office:value-type="float" office:value="0">
            <text:p>0</text:p>
          </table:table-cell>
          <table:table-cell table:number-columns-repeated="1015"/>
        </table:table-row>
        <table:table-row table:style-name="ro3">
          <table:table-cell table:style-name="ce150" office:value-type="float" office:value="149">
            <text:p>149</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153]=0;&quot;-&quot;;IF([.I153]=-1;&quot;! Mini-game's name missing !&quot;;IF([.I153]=-2;&quot;! Developer's name missing !&quot;;IF([.I153]=-3;&quot;! Challenge's type missing !&quot;;IF([.I153]=-4;&quot;! Difficulty rating missing !&quot;;CONCATENATE(iferror(CONCATENATE(LEFT([.D153];1);MID([.D153];SEARCH(&quot;-&quot;;[.D153];1)+1;1));LEFT([.D153];1));COUNTIF([.$D$5:.$D153];[.D153]);&quot;_&quot;;SUBSTITUTE(PROPER([.B153]);&quot; &quot;;&quot;&quot;);&quot;_&quot;;[.E153]))))))" office:value-type="string" office:string-value="-">
            <text:p>-</text:p>
          </table:table-cell>
          <table:table-cell table:style-name="ce178" table:formula="of:=IF(AND([.B153]=&quot;&quot;;[.C153]=&quot;&quot;;[.D153]=&quot;&quot;;[.E153]=&quot;&quot;);0;IF(AND([.B153]=&quot;&quot;;[.C153]&lt;&gt;&quot;&quot;;[.D153]&lt;&gt;&quot;&quot;;[.E153]&lt;&gt;&quot;&quot;);-1;IF(AND([.B153]&lt;&gt;&quot;&quot;;[.C153]=&quot;&quot;;[.D153]&lt;&gt;&quot;&quot;;[.E153]&lt;&gt;&quot;&quot;);-2;IF(AND([.B153]&lt;&gt;&quot;&quot;;[.C153]&lt;&gt;&quot;&quot;;[.D153]=&quot;&quot;;[.E153]&lt;&gt;&quot;&quot;);-3;IF(AND([.B153]=&quot;&quot;;[.C153]&lt;&gt;&quot;&quot;;[.D153]&lt;&gt;&quot;&quot;;[.E153]=&quot;&quot;);-3;IF(AND([.B153]&lt;&gt;&quot;&quot;;[.C153]&lt;&gt;&quot;&quot;;[.D153]&lt;&gt;&quot;&quot;;[.E153]&lt;&gt;&quot;&quot;);1;-4))))))" office:value-type="float" office:value="0">
            <text:p>0</text:p>
          </table:table-cell>
          <table:table-cell table:number-columns-repeated="1015"/>
        </table:table-row>
        <table:table-row table:style-name="ro3">
          <table:table-cell table:style-name="ce150" office:value-type="float" office:value="150">
            <text:p>150</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154]=0;&quot;-&quot;;IF([.I154]=-1;&quot;! Mini-game's name missing !&quot;;IF([.I154]=-2;&quot;! Developer's name missing !&quot;;IF([.I154]=-3;&quot;! Challenge's type missing !&quot;;IF([.I154]=-4;&quot;! Difficulty rating missing !&quot;;CONCATENATE(iferror(CONCATENATE(LEFT([.D154];1);MID([.D154];SEARCH(&quot;-&quot;;[.D154];1)+1;1));LEFT([.D154];1));COUNTIF([.$D$5:.$D154];[.D154]);&quot;_&quot;;SUBSTITUTE(PROPER([.B154]);&quot; &quot;;&quot;&quot;);&quot;_&quot;;[.E154]))))))" office:value-type="string" office:string-value="-">
            <text:p>-</text:p>
          </table:table-cell>
          <table:table-cell table:style-name="ce178" table:formula="of:=IF(AND([.B154]=&quot;&quot;;[.C154]=&quot;&quot;;[.D154]=&quot;&quot;;[.E154]=&quot;&quot;);0;IF(AND([.B154]=&quot;&quot;;[.C154]&lt;&gt;&quot;&quot;;[.D154]&lt;&gt;&quot;&quot;;[.E154]&lt;&gt;&quot;&quot;);-1;IF(AND([.B154]&lt;&gt;&quot;&quot;;[.C154]=&quot;&quot;;[.D154]&lt;&gt;&quot;&quot;;[.E154]&lt;&gt;&quot;&quot;);-2;IF(AND([.B154]&lt;&gt;&quot;&quot;;[.C154]&lt;&gt;&quot;&quot;;[.D154]=&quot;&quot;;[.E154]&lt;&gt;&quot;&quot;);-3;IF(AND([.B154]=&quot;&quot;;[.C154]&lt;&gt;&quot;&quot;;[.D154]&lt;&gt;&quot;&quot;;[.E154]=&quot;&quot;);-3;IF(AND([.B154]&lt;&gt;&quot;&quot;;[.C154]&lt;&gt;&quot;&quot;;[.D154]&lt;&gt;&quot;&quot;;[.E154]&lt;&gt;&quot;&quot;);1;-4))))))" office:value-type="float" office:value="0">
            <text:p>0</text:p>
          </table:table-cell>
          <table:table-cell table:number-columns-repeated="1015"/>
        </table:table-row>
        <table:table-row table:style-name="ro3">
          <table:table-cell table:style-name="ce150" office:value-type="float" office:value="151">
            <text:p>151</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155]=0;&quot;-&quot;;IF([.I155]=-1;&quot;! Mini-game's name missing !&quot;;IF([.I155]=-2;&quot;! Developer's name missing !&quot;;IF([.I155]=-3;&quot;! Challenge's type missing !&quot;;IF([.I155]=-4;&quot;! Difficulty rating missing !&quot;;CONCATENATE(iferror(CONCATENATE(LEFT([.D155];1);MID([.D155];SEARCH(&quot;-&quot;;[.D155];1)+1;1));LEFT([.D155];1));COUNTIF([.$D$5:.$D155];[.D155]);&quot;_&quot;;SUBSTITUTE(PROPER([.B155]);&quot; &quot;;&quot;&quot;);&quot;_&quot;;[.E155]))))))" office:value-type="string" office:string-value="-">
            <text:p>-</text:p>
          </table:table-cell>
          <table:table-cell table:style-name="ce178" table:formula="of:=IF(AND([.B155]=&quot;&quot;;[.C155]=&quot;&quot;;[.D155]=&quot;&quot;;[.E155]=&quot;&quot;);0;IF(AND([.B155]=&quot;&quot;;[.C155]&lt;&gt;&quot;&quot;;[.D155]&lt;&gt;&quot;&quot;;[.E155]&lt;&gt;&quot;&quot;);-1;IF(AND([.B155]&lt;&gt;&quot;&quot;;[.C155]=&quot;&quot;;[.D155]&lt;&gt;&quot;&quot;;[.E155]&lt;&gt;&quot;&quot;);-2;IF(AND([.B155]&lt;&gt;&quot;&quot;;[.C155]&lt;&gt;&quot;&quot;;[.D155]=&quot;&quot;;[.E155]&lt;&gt;&quot;&quot;);-3;IF(AND([.B155]=&quot;&quot;;[.C155]&lt;&gt;&quot;&quot;;[.D155]&lt;&gt;&quot;&quot;;[.E155]=&quot;&quot;);-3;IF(AND([.B155]&lt;&gt;&quot;&quot;;[.C155]&lt;&gt;&quot;&quot;;[.D155]&lt;&gt;&quot;&quot;;[.E155]&lt;&gt;&quot;&quot;);1;-4))))))" office:value-type="float" office:value="0">
            <text:p>0</text:p>
          </table:table-cell>
          <table:table-cell table:number-columns-repeated="1015"/>
        </table:table-row>
        <table:table-row table:style-name="ro3">
          <table:table-cell table:style-name="ce150" office:value-type="float" office:value="152">
            <text:p>152</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156]=0;&quot;-&quot;;IF([.I156]=-1;&quot;! Mini-game's name missing !&quot;;IF([.I156]=-2;&quot;! Developer's name missing !&quot;;IF([.I156]=-3;&quot;! Challenge's type missing !&quot;;IF([.I156]=-4;&quot;! Difficulty rating missing !&quot;;CONCATENATE(iferror(CONCATENATE(LEFT([.D156];1);MID([.D156];SEARCH(&quot;-&quot;;[.D156];1)+1;1));LEFT([.D156];1));COUNTIF([.$D$5:.$D156];[.D156]);&quot;_&quot;;SUBSTITUTE(PROPER([.B156]);&quot; &quot;;&quot;&quot;);&quot;_&quot;;[.E156]))))))" office:value-type="string" office:string-value="-">
            <text:p>-</text:p>
          </table:table-cell>
          <table:table-cell table:style-name="ce178" table:formula="of:=IF(AND([.B156]=&quot;&quot;;[.C156]=&quot;&quot;;[.D156]=&quot;&quot;;[.E156]=&quot;&quot;);0;IF(AND([.B156]=&quot;&quot;;[.C156]&lt;&gt;&quot;&quot;;[.D156]&lt;&gt;&quot;&quot;;[.E156]&lt;&gt;&quot;&quot;);-1;IF(AND([.B156]&lt;&gt;&quot;&quot;;[.C156]=&quot;&quot;;[.D156]&lt;&gt;&quot;&quot;;[.E156]&lt;&gt;&quot;&quot;);-2;IF(AND([.B156]&lt;&gt;&quot;&quot;;[.C156]&lt;&gt;&quot;&quot;;[.D156]=&quot;&quot;;[.E156]&lt;&gt;&quot;&quot;);-3;IF(AND([.B156]=&quot;&quot;;[.C156]&lt;&gt;&quot;&quot;;[.D156]&lt;&gt;&quot;&quot;;[.E156]=&quot;&quot;);-3;IF(AND([.B156]&lt;&gt;&quot;&quot;;[.C156]&lt;&gt;&quot;&quot;;[.D156]&lt;&gt;&quot;&quot;;[.E156]&lt;&gt;&quot;&quot;);1;-4))))))" office:value-type="float" office:value="0">
            <text:p>0</text:p>
          </table:table-cell>
          <table:table-cell table:number-columns-repeated="1015"/>
        </table:table-row>
        <table:table-row table:style-name="ro3">
          <table:table-cell table:style-name="ce150" office:value-type="float" office:value="153">
            <text:p>153</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157]=0;&quot;-&quot;;IF([.I157]=-1;&quot;! Mini-game's name missing !&quot;;IF([.I157]=-2;&quot;! Developer's name missing !&quot;;IF([.I157]=-3;&quot;! Challenge's type missing !&quot;;IF([.I157]=-4;&quot;! Difficulty rating missing !&quot;;CONCATENATE(iferror(CONCATENATE(LEFT([.D157];1);MID([.D157];SEARCH(&quot;-&quot;;[.D157];1)+1;1));LEFT([.D157];1));COUNTIF([.$D$5:.$D157];[.D157]);&quot;_&quot;;SUBSTITUTE(PROPER([.B157]);&quot; &quot;;&quot;&quot;);&quot;_&quot;;[.E157]))))))" office:value-type="string" office:string-value="-">
            <text:p>-</text:p>
          </table:table-cell>
          <table:table-cell table:style-name="ce178" table:formula="of:=IF(AND([.B157]=&quot;&quot;;[.C157]=&quot;&quot;;[.D157]=&quot;&quot;;[.E157]=&quot;&quot;);0;IF(AND([.B157]=&quot;&quot;;[.C157]&lt;&gt;&quot;&quot;;[.D157]&lt;&gt;&quot;&quot;;[.E157]&lt;&gt;&quot;&quot;);-1;IF(AND([.B157]&lt;&gt;&quot;&quot;;[.C157]=&quot;&quot;;[.D157]&lt;&gt;&quot;&quot;;[.E157]&lt;&gt;&quot;&quot;);-2;IF(AND([.B157]&lt;&gt;&quot;&quot;;[.C157]&lt;&gt;&quot;&quot;;[.D157]=&quot;&quot;;[.E157]&lt;&gt;&quot;&quot;);-3;IF(AND([.B157]=&quot;&quot;;[.C157]&lt;&gt;&quot;&quot;;[.D157]&lt;&gt;&quot;&quot;;[.E157]=&quot;&quot;);-3;IF(AND([.B157]&lt;&gt;&quot;&quot;;[.C157]&lt;&gt;&quot;&quot;;[.D157]&lt;&gt;&quot;&quot;;[.E157]&lt;&gt;&quot;&quot;);1;-4))))))" office:value-type="float" office:value="0">
            <text:p>0</text:p>
          </table:table-cell>
          <table:table-cell table:number-columns-repeated="1015"/>
        </table:table-row>
        <table:table-row table:style-name="ro3">
          <table:table-cell table:style-name="ce150" office:value-type="float" office:value="154">
            <text:p>154</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158]=0;&quot;-&quot;;IF([.I158]=-1;&quot;! Mini-game's name missing !&quot;;IF([.I158]=-2;&quot;! Developer's name missing !&quot;;IF([.I158]=-3;&quot;! Challenge's type missing !&quot;;IF([.I158]=-4;&quot;! Difficulty rating missing !&quot;;CONCATENATE(iferror(CONCATENATE(LEFT([.D158];1);MID([.D158];SEARCH(&quot;-&quot;;[.D158];1)+1;1));LEFT([.D158];1));COUNTIF([.$D$5:.$D158];[.D158]);&quot;_&quot;;SUBSTITUTE(PROPER([.B158]);&quot; &quot;;&quot;&quot;);&quot;_&quot;;[.E158]))))))" office:value-type="string" office:string-value="-">
            <text:p>-</text:p>
          </table:table-cell>
          <table:table-cell table:style-name="ce178" table:formula="of:=IF(AND([.B158]=&quot;&quot;;[.C158]=&quot;&quot;;[.D158]=&quot;&quot;;[.E158]=&quot;&quot;);0;IF(AND([.B158]=&quot;&quot;;[.C158]&lt;&gt;&quot;&quot;;[.D158]&lt;&gt;&quot;&quot;;[.E158]&lt;&gt;&quot;&quot;);-1;IF(AND([.B158]&lt;&gt;&quot;&quot;;[.C158]=&quot;&quot;;[.D158]&lt;&gt;&quot;&quot;;[.E158]&lt;&gt;&quot;&quot;);-2;IF(AND([.B158]&lt;&gt;&quot;&quot;;[.C158]&lt;&gt;&quot;&quot;;[.D158]=&quot;&quot;;[.E158]&lt;&gt;&quot;&quot;);-3;IF(AND([.B158]=&quot;&quot;;[.C158]&lt;&gt;&quot;&quot;;[.D158]&lt;&gt;&quot;&quot;;[.E158]=&quot;&quot;);-3;IF(AND([.B158]&lt;&gt;&quot;&quot;;[.C158]&lt;&gt;&quot;&quot;;[.D158]&lt;&gt;&quot;&quot;;[.E158]&lt;&gt;&quot;&quot;);1;-4))))))" office:value-type="float" office:value="0">
            <text:p>0</text:p>
          </table:table-cell>
          <table:table-cell table:number-columns-repeated="1015"/>
        </table:table-row>
        <table:table-row table:style-name="ro3">
          <table:table-cell table:style-name="ce150" office:value-type="float" office:value="155">
            <text:p>155</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159]=0;&quot;-&quot;;IF([.I159]=-1;&quot;! Mini-game's name missing !&quot;;IF([.I159]=-2;&quot;! Developer's name missing !&quot;;IF([.I159]=-3;&quot;! Challenge's type missing !&quot;;IF([.I159]=-4;&quot;! Difficulty rating missing !&quot;;CONCATENATE(iferror(CONCATENATE(LEFT([.D159];1);MID([.D159];SEARCH(&quot;-&quot;;[.D159];1)+1;1));LEFT([.D159];1));COUNTIF([.$D$5:.$D159];[.D159]);&quot;_&quot;;SUBSTITUTE(PROPER([.B159]);&quot; &quot;;&quot;&quot;);&quot;_&quot;;[.E159]))))))" office:value-type="string" office:string-value="-">
            <text:p>-</text:p>
          </table:table-cell>
          <table:table-cell table:style-name="ce178" table:formula="of:=IF(AND([.B159]=&quot;&quot;;[.C159]=&quot;&quot;;[.D159]=&quot;&quot;;[.E159]=&quot;&quot;);0;IF(AND([.B159]=&quot;&quot;;[.C159]&lt;&gt;&quot;&quot;;[.D159]&lt;&gt;&quot;&quot;;[.E159]&lt;&gt;&quot;&quot;);-1;IF(AND([.B159]&lt;&gt;&quot;&quot;;[.C159]=&quot;&quot;;[.D159]&lt;&gt;&quot;&quot;;[.E159]&lt;&gt;&quot;&quot;);-2;IF(AND([.B159]&lt;&gt;&quot;&quot;;[.C159]&lt;&gt;&quot;&quot;;[.D159]=&quot;&quot;;[.E159]&lt;&gt;&quot;&quot;);-3;IF(AND([.B159]=&quot;&quot;;[.C159]&lt;&gt;&quot;&quot;;[.D159]&lt;&gt;&quot;&quot;;[.E159]=&quot;&quot;);-3;IF(AND([.B159]&lt;&gt;&quot;&quot;;[.C159]&lt;&gt;&quot;&quot;;[.D159]&lt;&gt;&quot;&quot;;[.E159]&lt;&gt;&quot;&quot;);1;-4))))))" office:value-type="float" office:value="0">
            <text:p>0</text:p>
          </table:table-cell>
          <table:table-cell table:number-columns-repeated="1015"/>
        </table:table-row>
        <table:table-row table:style-name="ro3">
          <table:table-cell table:style-name="ce150" office:value-type="float" office:value="156">
            <text:p>156</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160]=0;&quot;-&quot;;IF([.I160]=-1;&quot;! Mini-game's name missing !&quot;;IF([.I160]=-2;&quot;! Developer's name missing !&quot;;IF([.I160]=-3;&quot;! Challenge's type missing !&quot;;IF([.I160]=-4;&quot;! Difficulty rating missing !&quot;;CONCATENATE(iferror(CONCATENATE(LEFT([.D160];1);MID([.D160];SEARCH(&quot;-&quot;;[.D160];1)+1;1));LEFT([.D160];1));COUNTIF([.$D$5:.$D160];[.D160]);&quot;_&quot;;SUBSTITUTE(PROPER([.B160]);&quot; &quot;;&quot;&quot;);&quot;_&quot;;[.E160]))))))" office:value-type="string" office:string-value="-">
            <text:p>-</text:p>
          </table:table-cell>
          <table:table-cell table:style-name="ce178" table:formula="of:=IF(AND([.B160]=&quot;&quot;;[.C160]=&quot;&quot;;[.D160]=&quot;&quot;;[.E160]=&quot;&quot;);0;IF(AND([.B160]=&quot;&quot;;[.C160]&lt;&gt;&quot;&quot;;[.D160]&lt;&gt;&quot;&quot;;[.E160]&lt;&gt;&quot;&quot;);-1;IF(AND([.B160]&lt;&gt;&quot;&quot;;[.C160]=&quot;&quot;;[.D160]&lt;&gt;&quot;&quot;;[.E160]&lt;&gt;&quot;&quot;);-2;IF(AND([.B160]&lt;&gt;&quot;&quot;;[.C160]&lt;&gt;&quot;&quot;;[.D160]=&quot;&quot;;[.E160]&lt;&gt;&quot;&quot;);-3;IF(AND([.B160]=&quot;&quot;;[.C160]&lt;&gt;&quot;&quot;;[.D160]&lt;&gt;&quot;&quot;;[.E160]=&quot;&quot;);-3;IF(AND([.B160]&lt;&gt;&quot;&quot;;[.C160]&lt;&gt;&quot;&quot;;[.D160]&lt;&gt;&quot;&quot;;[.E160]&lt;&gt;&quot;&quot;);1;-4))))))" office:value-type="float" office:value="0">
            <text:p>0</text:p>
          </table:table-cell>
          <table:table-cell table:number-columns-repeated="1015"/>
        </table:table-row>
        <table:table-row table:style-name="ro3">
          <table:table-cell table:style-name="ce150" office:value-type="float" office:value="157">
            <text:p>157</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161]=0;&quot;-&quot;;IF([.I161]=-1;&quot;! Mini-game's name missing !&quot;;IF([.I161]=-2;&quot;! Developer's name missing !&quot;;IF([.I161]=-3;&quot;! Challenge's type missing !&quot;;IF([.I161]=-4;&quot;! Difficulty rating missing !&quot;;CONCATENATE(iferror(CONCATENATE(LEFT([.D161];1);MID([.D161];SEARCH(&quot;-&quot;;[.D161];1)+1;1));LEFT([.D161];1));COUNTIF([.$D$5:.$D161];[.D161]);&quot;_&quot;;SUBSTITUTE(PROPER([.B161]);&quot; &quot;;&quot;&quot;);&quot;_&quot;;[.E161]))))))" office:value-type="string" office:string-value="-">
            <text:p>-</text:p>
          </table:table-cell>
          <table:table-cell table:style-name="ce178" table:formula="of:=IF(AND([.B161]=&quot;&quot;;[.C161]=&quot;&quot;;[.D161]=&quot;&quot;;[.E161]=&quot;&quot;);0;IF(AND([.B161]=&quot;&quot;;[.C161]&lt;&gt;&quot;&quot;;[.D161]&lt;&gt;&quot;&quot;;[.E161]&lt;&gt;&quot;&quot;);-1;IF(AND([.B161]&lt;&gt;&quot;&quot;;[.C161]=&quot;&quot;;[.D161]&lt;&gt;&quot;&quot;;[.E161]&lt;&gt;&quot;&quot;);-2;IF(AND([.B161]&lt;&gt;&quot;&quot;;[.C161]&lt;&gt;&quot;&quot;;[.D161]=&quot;&quot;;[.E161]&lt;&gt;&quot;&quot;);-3;IF(AND([.B161]=&quot;&quot;;[.C161]&lt;&gt;&quot;&quot;;[.D161]&lt;&gt;&quot;&quot;;[.E161]=&quot;&quot;);-3;IF(AND([.B161]&lt;&gt;&quot;&quot;;[.C161]&lt;&gt;&quot;&quot;;[.D161]&lt;&gt;&quot;&quot;;[.E161]&lt;&gt;&quot;&quot;);1;-4))))))" office:value-type="float" office:value="0">
            <text:p>0</text:p>
          </table:table-cell>
          <table:table-cell table:number-columns-repeated="1015"/>
        </table:table-row>
        <table:table-row table:style-name="ro3">
          <table:table-cell table:style-name="ce150" office:value-type="float" office:value="158">
            <text:p>158</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162]=0;&quot;-&quot;;IF([.I162]=-1;&quot;! Mini-game's name missing !&quot;;IF([.I162]=-2;&quot;! Developer's name missing !&quot;;IF([.I162]=-3;&quot;! Challenge's type missing !&quot;;IF([.I162]=-4;&quot;! Difficulty rating missing !&quot;;CONCATENATE(iferror(CONCATENATE(LEFT([.D162];1);MID([.D162];SEARCH(&quot;-&quot;;[.D162];1)+1;1));LEFT([.D162];1));COUNTIF([.$D$5:.$D162];[.D162]);&quot;_&quot;;SUBSTITUTE(PROPER([.B162]);&quot; &quot;;&quot;&quot;);&quot;_&quot;;[.E162]))))))" office:value-type="string" office:string-value="-">
            <text:p>-</text:p>
          </table:table-cell>
          <table:table-cell table:style-name="ce178" table:formula="of:=IF(AND([.B162]=&quot;&quot;;[.C162]=&quot;&quot;;[.D162]=&quot;&quot;;[.E162]=&quot;&quot;);0;IF(AND([.B162]=&quot;&quot;;[.C162]&lt;&gt;&quot;&quot;;[.D162]&lt;&gt;&quot;&quot;;[.E162]&lt;&gt;&quot;&quot;);-1;IF(AND([.B162]&lt;&gt;&quot;&quot;;[.C162]=&quot;&quot;;[.D162]&lt;&gt;&quot;&quot;;[.E162]&lt;&gt;&quot;&quot;);-2;IF(AND([.B162]&lt;&gt;&quot;&quot;;[.C162]&lt;&gt;&quot;&quot;;[.D162]=&quot;&quot;;[.E162]&lt;&gt;&quot;&quot;);-3;IF(AND([.B162]=&quot;&quot;;[.C162]&lt;&gt;&quot;&quot;;[.D162]&lt;&gt;&quot;&quot;;[.E162]=&quot;&quot;);-3;IF(AND([.B162]&lt;&gt;&quot;&quot;;[.C162]&lt;&gt;&quot;&quot;;[.D162]&lt;&gt;&quot;&quot;;[.E162]&lt;&gt;&quot;&quot;);1;-4))))))" office:value-type="float" office:value="0">
            <text:p>0</text:p>
          </table:table-cell>
          <table:table-cell table:number-columns-repeated="1015"/>
        </table:table-row>
        <table:table-row table:style-name="ro3">
          <table:table-cell table:style-name="ce150" office:value-type="float" office:value="159">
            <text:p>159</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163]=0;&quot;-&quot;;IF([.I163]=-1;&quot;! Mini-game's name missing !&quot;;IF([.I163]=-2;&quot;! Developer's name missing !&quot;;IF([.I163]=-3;&quot;! Challenge's type missing !&quot;;IF([.I163]=-4;&quot;! Difficulty rating missing !&quot;;CONCATENATE(iferror(CONCATENATE(LEFT([.D163];1);MID([.D163];SEARCH(&quot;-&quot;;[.D163];1)+1;1));LEFT([.D163];1));COUNTIF([.$D$5:.$D163];[.D163]);&quot;_&quot;;SUBSTITUTE(PROPER([.B163]);&quot; &quot;;&quot;&quot;);&quot;_&quot;;[.E163]))))))" office:value-type="string" office:string-value="-">
            <text:p>-</text:p>
          </table:table-cell>
          <table:table-cell table:style-name="ce178" table:formula="of:=IF(AND([.B163]=&quot;&quot;;[.C163]=&quot;&quot;;[.D163]=&quot;&quot;;[.E163]=&quot;&quot;);0;IF(AND([.B163]=&quot;&quot;;[.C163]&lt;&gt;&quot;&quot;;[.D163]&lt;&gt;&quot;&quot;;[.E163]&lt;&gt;&quot;&quot;);-1;IF(AND([.B163]&lt;&gt;&quot;&quot;;[.C163]=&quot;&quot;;[.D163]&lt;&gt;&quot;&quot;;[.E163]&lt;&gt;&quot;&quot;);-2;IF(AND([.B163]&lt;&gt;&quot;&quot;;[.C163]&lt;&gt;&quot;&quot;;[.D163]=&quot;&quot;;[.E163]&lt;&gt;&quot;&quot;);-3;IF(AND([.B163]=&quot;&quot;;[.C163]&lt;&gt;&quot;&quot;;[.D163]&lt;&gt;&quot;&quot;;[.E163]=&quot;&quot;);-3;IF(AND([.B163]&lt;&gt;&quot;&quot;;[.C163]&lt;&gt;&quot;&quot;;[.D163]&lt;&gt;&quot;&quot;;[.E163]&lt;&gt;&quot;&quot;);1;-4))))))" office:value-type="float" office:value="0">
            <text:p>0</text:p>
          </table:table-cell>
          <table:table-cell table:number-columns-repeated="1015"/>
        </table:table-row>
        <table:table-row table:style-name="ro3">
          <table:table-cell table:style-name="ce150" office:value-type="float" office:value="160">
            <text:p>160</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164]=0;&quot;-&quot;;IF([.I164]=-1;&quot;! Mini-game's name missing !&quot;;IF([.I164]=-2;&quot;! Developer's name missing !&quot;;IF([.I164]=-3;&quot;! Challenge's type missing !&quot;;IF([.I164]=-4;&quot;! Difficulty rating missing !&quot;;CONCATENATE(iferror(CONCATENATE(LEFT([.D164];1);MID([.D164];SEARCH(&quot;-&quot;;[.D164];1)+1;1));LEFT([.D164];1));COUNTIF([.$D$5:.$D164];[.D164]);&quot;_&quot;;SUBSTITUTE(PROPER([.B164]);&quot; &quot;;&quot;&quot;);&quot;_&quot;;[.E164]))))))" office:value-type="string" office:string-value="-">
            <text:p>-</text:p>
          </table:table-cell>
          <table:table-cell table:style-name="ce178" table:formula="of:=IF(AND([.B164]=&quot;&quot;;[.C164]=&quot;&quot;;[.D164]=&quot;&quot;;[.E164]=&quot;&quot;);0;IF(AND([.B164]=&quot;&quot;;[.C164]&lt;&gt;&quot;&quot;;[.D164]&lt;&gt;&quot;&quot;;[.E164]&lt;&gt;&quot;&quot;);-1;IF(AND([.B164]&lt;&gt;&quot;&quot;;[.C164]=&quot;&quot;;[.D164]&lt;&gt;&quot;&quot;;[.E164]&lt;&gt;&quot;&quot;);-2;IF(AND([.B164]&lt;&gt;&quot;&quot;;[.C164]&lt;&gt;&quot;&quot;;[.D164]=&quot;&quot;;[.E164]&lt;&gt;&quot;&quot;);-3;IF(AND([.B164]=&quot;&quot;;[.C164]&lt;&gt;&quot;&quot;;[.D164]&lt;&gt;&quot;&quot;;[.E164]=&quot;&quot;);-3;IF(AND([.B164]&lt;&gt;&quot;&quot;;[.C164]&lt;&gt;&quot;&quot;;[.D164]&lt;&gt;&quot;&quot;;[.E164]&lt;&gt;&quot;&quot;);1;-4))))))" office:value-type="float" office:value="0">
            <text:p>0</text:p>
          </table:table-cell>
          <table:table-cell table:number-columns-repeated="1015"/>
        </table:table-row>
        <table:table-row table:style-name="ro3">
          <table:table-cell table:style-name="ce150" office:value-type="float" office:value="161">
            <text:p>161</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165]=0;&quot;-&quot;;IF([.I165]=-1;&quot;! Mini-game's name missing !&quot;;IF([.I165]=-2;&quot;! Developer's name missing !&quot;;IF([.I165]=-3;&quot;! Challenge's type missing !&quot;;IF([.I165]=-4;&quot;! Difficulty rating missing !&quot;;CONCATENATE(iferror(CONCATENATE(LEFT([.D165];1);MID([.D165];SEARCH(&quot;-&quot;;[.D165];1)+1;1));LEFT([.D165];1));COUNTIF([.$D$5:.$D165];[.D165]);&quot;_&quot;;SUBSTITUTE(PROPER([.B165]);&quot; &quot;;&quot;&quot;);&quot;_&quot;;[.E165]))))))" office:value-type="string" office:string-value="-">
            <text:p>-</text:p>
          </table:table-cell>
          <table:table-cell table:style-name="ce178" table:formula="of:=IF(AND([.B165]=&quot;&quot;;[.C165]=&quot;&quot;;[.D165]=&quot;&quot;;[.E165]=&quot;&quot;);0;IF(AND([.B165]=&quot;&quot;;[.C165]&lt;&gt;&quot;&quot;;[.D165]&lt;&gt;&quot;&quot;;[.E165]&lt;&gt;&quot;&quot;);-1;IF(AND([.B165]&lt;&gt;&quot;&quot;;[.C165]=&quot;&quot;;[.D165]&lt;&gt;&quot;&quot;;[.E165]&lt;&gt;&quot;&quot;);-2;IF(AND([.B165]&lt;&gt;&quot;&quot;;[.C165]&lt;&gt;&quot;&quot;;[.D165]=&quot;&quot;;[.E165]&lt;&gt;&quot;&quot;);-3;IF(AND([.B165]=&quot;&quot;;[.C165]&lt;&gt;&quot;&quot;;[.D165]&lt;&gt;&quot;&quot;;[.E165]=&quot;&quot;);-3;IF(AND([.B165]&lt;&gt;&quot;&quot;;[.C165]&lt;&gt;&quot;&quot;;[.D165]&lt;&gt;&quot;&quot;;[.E165]&lt;&gt;&quot;&quot;);1;-4))))))" office:value-type="float" office:value="0">
            <text:p>0</text:p>
          </table:table-cell>
          <table:table-cell table:number-columns-repeated="1015"/>
        </table:table-row>
        <table:table-row table:style-name="ro3">
          <table:table-cell table:style-name="ce150" office:value-type="float" office:value="162">
            <text:p>162</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166]=0;&quot;-&quot;;IF([.I166]=-1;&quot;! Mini-game's name missing !&quot;;IF([.I166]=-2;&quot;! Developer's name missing !&quot;;IF([.I166]=-3;&quot;! Challenge's type missing !&quot;;IF([.I166]=-4;&quot;! Difficulty rating missing !&quot;;CONCATENATE(iferror(CONCATENATE(LEFT([.D166];1);MID([.D166];SEARCH(&quot;-&quot;;[.D166];1)+1;1));LEFT([.D166];1));COUNTIF([.$D$5:.$D166];[.D166]);&quot;_&quot;;SUBSTITUTE(PROPER([.B166]);&quot; &quot;;&quot;&quot;);&quot;_&quot;;[.E166]))))))" office:value-type="string" office:string-value="-">
            <text:p>-</text:p>
          </table:table-cell>
          <table:table-cell table:style-name="ce178" table:formula="of:=IF(AND([.B166]=&quot;&quot;;[.C166]=&quot;&quot;;[.D166]=&quot;&quot;;[.E166]=&quot;&quot;);0;IF(AND([.B166]=&quot;&quot;;[.C166]&lt;&gt;&quot;&quot;;[.D166]&lt;&gt;&quot;&quot;;[.E166]&lt;&gt;&quot;&quot;);-1;IF(AND([.B166]&lt;&gt;&quot;&quot;;[.C166]=&quot;&quot;;[.D166]&lt;&gt;&quot;&quot;;[.E166]&lt;&gt;&quot;&quot;);-2;IF(AND([.B166]&lt;&gt;&quot;&quot;;[.C166]&lt;&gt;&quot;&quot;;[.D166]=&quot;&quot;;[.E166]&lt;&gt;&quot;&quot;);-3;IF(AND([.B166]=&quot;&quot;;[.C166]&lt;&gt;&quot;&quot;;[.D166]&lt;&gt;&quot;&quot;;[.E166]=&quot;&quot;);-3;IF(AND([.B166]&lt;&gt;&quot;&quot;;[.C166]&lt;&gt;&quot;&quot;;[.D166]&lt;&gt;&quot;&quot;;[.E166]&lt;&gt;&quot;&quot;);1;-4))))))" office:value-type="float" office:value="0">
            <text:p>0</text:p>
          </table:table-cell>
          <table:table-cell table:number-columns-repeated="1015"/>
        </table:table-row>
        <table:table-row table:style-name="ro3">
          <table:table-cell table:style-name="ce150" office:value-type="float" office:value="163">
            <text:p>163</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167]=0;&quot;-&quot;;IF([.I167]=-1;&quot;! Mini-game's name missing !&quot;;IF([.I167]=-2;&quot;! Developer's name missing !&quot;;IF([.I167]=-3;&quot;! Challenge's type missing !&quot;;IF([.I167]=-4;&quot;! Difficulty rating missing !&quot;;CONCATENATE(iferror(CONCATENATE(LEFT([.D167];1);MID([.D167];SEARCH(&quot;-&quot;;[.D167];1)+1;1));LEFT([.D167];1));COUNTIF([.$D$5:.$D167];[.D167]);&quot;_&quot;;SUBSTITUTE(PROPER([.B167]);&quot; &quot;;&quot;&quot;);&quot;_&quot;;[.E167]))))))" office:value-type="string" office:string-value="-">
            <text:p>-</text:p>
          </table:table-cell>
          <table:table-cell table:style-name="ce178" table:formula="of:=IF(AND([.B167]=&quot;&quot;;[.C167]=&quot;&quot;;[.D167]=&quot;&quot;;[.E167]=&quot;&quot;);0;IF(AND([.B167]=&quot;&quot;;[.C167]&lt;&gt;&quot;&quot;;[.D167]&lt;&gt;&quot;&quot;;[.E167]&lt;&gt;&quot;&quot;);-1;IF(AND([.B167]&lt;&gt;&quot;&quot;;[.C167]=&quot;&quot;;[.D167]&lt;&gt;&quot;&quot;;[.E167]&lt;&gt;&quot;&quot;);-2;IF(AND([.B167]&lt;&gt;&quot;&quot;;[.C167]&lt;&gt;&quot;&quot;;[.D167]=&quot;&quot;;[.E167]&lt;&gt;&quot;&quot;);-3;IF(AND([.B167]=&quot;&quot;;[.C167]&lt;&gt;&quot;&quot;;[.D167]&lt;&gt;&quot;&quot;;[.E167]=&quot;&quot;);-3;IF(AND([.B167]&lt;&gt;&quot;&quot;;[.C167]&lt;&gt;&quot;&quot;;[.D167]&lt;&gt;&quot;&quot;;[.E167]&lt;&gt;&quot;&quot;);1;-4))))))" office:value-type="float" office:value="0">
            <text:p>0</text:p>
          </table:table-cell>
          <table:table-cell table:number-columns-repeated="1015"/>
        </table:table-row>
        <table:table-row table:style-name="ro3">
          <table:table-cell table:style-name="ce150" office:value-type="float" office:value="164">
            <text:p>164</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168]=0;&quot;-&quot;;IF([.I168]=-1;&quot;! Mini-game's name missing !&quot;;IF([.I168]=-2;&quot;! Developer's name missing !&quot;;IF([.I168]=-3;&quot;! Challenge's type missing !&quot;;IF([.I168]=-4;&quot;! Difficulty rating missing !&quot;;CONCATENATE(iferror(CONCATENATE(LEFT([.D168];1);MID([.D168];SEARCH(&quot;-&quot;;[.D168];1)+1;1));LEFT([.D168];1));COUNTIF([.$D$5:.$D168];[.D168]);&quot;_&quot;;SUBSTITUTE(PROPER([.B168]);&quot; &quot;;&quot;&quot;);&quot;_&quot;;[.E168]))))))" office:value-type="string" office:string-value="-">
            <text:p>-</text:p>
          </table:table-cell>
          <table:table-cell table:style-name="ce178" table:formula="of:=IF(AND([.B168]=&quot;&quot;;[.C168]=&quot;&quot;;[.D168]=&quot;&quot;;[.E168]=&quot;&quot;);0;IF(AND([.B168]=&quot;&quot;;[.C168]&lt;&gt;&quot;&quot;;[.D168]&lt;&gt;&quot;&quot;;[.E168]&lt;&gt;&quot;&quot;);-1;IF(AND([.B168]&lt;&gt;&quot;&quot;;[.C168]=&quot;&quot;;[.D168]&lt;&gt;&quot;&quot;;[.E168]&lt;&gt;&quot;&quot;);-2;IF(AND([.B168]&lt;&gt;&quot;&quot;;[.C168]&lt;&gt;&quot;&quot;;[.D168]=&quot;&quot;;[.E168]&lt;&gt;&quot;&quot;);-3;IF(AND([.B168]=&quot;&quot;;[.C168]&lt;&gt;&quot;&quot;;[.D168]&lt;&gt;&quot;&quot;;[.E168]=&quot;&quot;);-3;IF(AND([.B168]&lt;&gt;&quot;&quot;;[.C168]&lt;&gt;&quot;&quot;;[.D168]&lt;&gt;&quot;&quot;;[.E168]&lt;&gt;&quot;&quot;);1;-4))))))" office:value-type="float" office:value="0">
            <text:p>0</text:p>
          </table:table-cell>
          <table:table-cell table:number-columns-repeated="1015"/>
        </table:table-row>
        <table:table-row table:style-name="ro3">
          <table:table-cell table:style-name="ce150" office:value-type="float" office:value="165">
            <text:p>165</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169]=0;&quot;-&quot;;IF([.I169]=-1;&quot;! Mini-game's name missing !&quot;;IF([.I169]=-2;&quot;! Developer's name missing !&quot;;IF([.I169]=-3;&quot;! Challenge's type missing !&quot;;IF([.I169]=-4;&quot;! Difficulty rating missing !&quot;;CONCATENATE(iferror(CONCATENATE(LEFT([.D169];1);MID([.D169];SEARCH(&quot;-&quot;;[.D169];1)+1;1));LEFT([.D169];1));COUNTIF([.$D$5:.$D169];[.D169]);&quot;_&quot;;SUBSTITUTE(PROPER([.B169]);&quot; &quot;;&quot;&quot;);&quot;_&quot;;[.E169]))))))" office:value-type="string" office:string-value="-">
            <text:p>-</text:p>
          </table:table-cell>
          <table:table-cell table:style-name="ce178" table:formula="of:=IF(AND([.B169]=&quot;&quot;;[.C169]=&quot;&quot;;[.D169]=&quot;&quot;;[.E169]=&quot;&quot;);0;IF(AND([.B169]=&quot;&quot;;[.C169]&lt;&gt;&quot;&quot;;[.D169]&lt;&gt;&quot;&quot;;[.E169]&lt;&gt;&quot;&quot;);-1;IF(AND([.B169]&lt;&gt;&quot;&quot;;[.C169]=&quot;&quot;;[.D169]&lt;&gt;&quot;&quot;;[.E169]&lt;&gt;&quot;&quot;);-2;IF(AND([.B169]&lt;&gt;&quot;&quot;;[.C169]&lt;&gt;&quot;&quot;;[.D169]=&quot;&quot;;[.E169]&lt;&gt;&quot;&quot;);-3;IF(AND([.B169]=&quot;&quot;;[.C169]&lt;&gt;&quot;&quot;;[.D169]&lt;&gt;&quot;&quot;;[.E169]=&quot;&quot;);-3;IF(AND([.B169]&lt;&gt;&quot;&quot;;[.C169]&lt;&gt;&quot;&quot;;[.D169]&lt;&gt;&quot;&quot;;[.E169]&lt;&gt;&quot;&quot;);1;-4))))))" office:value-type="float" office:value="0">
            <text:p>0</text:p>
          </table:table-cell>
          <table:table-cell table:number-columns-repeated="1015"/>
        </table:table-row>
        <table:table-row table:style-name="ro3">
          <table:table-cell table:style-name="ce150" office:value-type="float" office:value="166">
            <text:p>166</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170]=0;&quot;-&quot;;IF([.I170]=-1;&quot;! Mini-game's name missing !&quot;;IF([.I170]=-2;&quot;! Developer's name missing !&quot;;IF([.I170]=-3;&quot;! Challenge's type missing !&quot;;IF([.I170]=-4;&quot;! Difficulty rating missing !&quot;;CONCATENATE(iferror(CONCATENATE(LEFT([.D170];1);MID([.D170];SEARCH(&quot;-&quot;;[.D170];1)+1;1));LEFT([.D170];1));COUNTIF([.$D$5:.$D170];[.D170]);&quot;_&quot;;SUBSTITUTE(PROPER([.B170]);&quot; &quot;;&quot;&quot;);&quot;_&quot;;[.E170]))))))" office:value-type="string" office:string-value="-">
            <text:p>-</text:p>
          </table:table-cell>
          <table:table-cell table:style-name="ce178" table:formula="of:=IF(AND([.B170]=&quot;&quot;;[.C170]=&quot;&quot;;[.D170]=&quot;&quot;;[.E170]=&quot;&quot;);0;IF(AND([.B170]=&quot;&quot;;[.C170]&lt;&gt;&quot;&quot;;[.D170]&lt;&gt;&quot;&quot;;[.E170]&lt;&gt;&quot;&quot;);-1;IF(AND([.B170]&lt;&gt;&quot;&quot;;[.C170]=&quot;&quot;;[.D170]&lt;&gt;&quot;&quot;;[.E170]&lt;&gt;&quot;&quot;);-2;IF(AND([.B170]&lt;&gt;&quot;&quot;;[.C170]&lt;&gt;&quot;&quot;;[.D170]=&quot;&quot;;[.E170]&lt;&gt;&quot;&quot;);-3;IF(AND([.B170]=&quot;&quot;;[.C170]&lt;&gt;&quot;&quot;;[.D170]&lt;&gt;&quot;&quot;;[.E170]=&quot;&quot;);-3;IF(AND([.B170]&lt;&gt;&quot;&quot;;[.C170]&lt;&gt;&quot;&quot;;[.D170]&lt;&gt;&quot;&quot;;[.E170]&lt;&gt;&quot;&quot;);1;-4))))))" office:value-type="float" office:value="0">
            <text:p>0</text:p>
          </table:table-cell>
          <table:table-cell table:number-columns-repeated="1015"/>
        </table:table-row>
        <table:table-row table:style-name="ro3">
          <table:table-cell table:style-name="ce150" office:value-type="float" office:value="167">
            <text:p>167</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171]=0;&quot;-&quot;;IF([.I171]=-1;&quot;! Mini-game's name missing !&quot;;IF([.I171]=-2;&quot;! Developer's name missing !&quot;;IF([.I171]=-3;&quot;! Challenge's type missing !&quot;;IF([.I171]=-4;&quot;! Difficulty rating missing !&quot;;CONCATENATE(iferror(CONCATENATE(LEFT([.D171];1);MID([.D171];SEARCH(&quot;-&quot;;[.D171];1)+1;1));LEFT([.D171];1));COUNTIF([.$D$5:.$D171];[.D171]);&quot;_&quot;;SUBSTITUTE(PROPER([.B171]);&quot; &quot;;&quot;&quot;);&quot;_&quot;;[.E171]))))))" office:value-type="string" office:string-value="-">
            <text:p>-</text:p>
          </table:table-cell>
          <table:table-cell table:style-name="ce178" table:formula="of:=IF(AND([.B171]=&quot;&quot;;[.C171]=&quot;&quot;;[.D171]=&quot;&quot;;[.E171]=&quot;&quot;);0;IF(AND([.B171]=&quot;&quot;;[.C171]&lt;&gt;&quot;&quot;;[.D171]&lt;&gt;&quot;&quot;;[.E171]&lt;&gt;&quot;&quot;);-1;IF(AND([.B171]&lt;&gt;&quot;&quot;;[.C171]=&quot;&quot;;[.D171]&lt;&gt;&quot;&quot;;[.E171]&lt;&gt;&quot;&quot;);-2;IF(AND([.B171]&lt;&gt;&quot;&quot;;[.C171]&lt;&gt;&quot;&quot;;[.D171]=&quot;&quot;;[.E171]&lt;&gt;&quot;&quot;);-3;IF(AND([.B171]=&quot;&quot;;[.C171]&lt;&gt;&quot;&quot;;[.D171]&lt;&gt;&quot;&quot;;[.E171]=&quot;&quot;);-3;IF(AND([.B171]&lt;&gt;&quot;&quot;;[.C171]&lt;&gt;&quot;&quot;;[.D171]&lt;&gt;&quot;&quot;;[.E171]&lt;&gt;&quot;&quot;);1;-4))))))" office:value-type="float" office:value="0">
            <text:p>0</text:p>
          </table:table-cell>
          <table:table-cell table:number-columns-repeated="1015"/>
        </table:table-row>
        <table:table-row table:style-name="ro3">
          <table:table-cell table:style-name="ce150" office:value-type="float" office:value="168">
            <text:p>168</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172]=0;&quot;-&quot;;IF([.I172]=-1;&quot;! Mini-game's name missing !&quot;;IF([.I172]=-2;&quot;! Developer's name missing !&quot;;IF([.I172]=-3;&quot;! Challenge's type missing !&quot;;IF([.I172]=-4;&quot;! Difficulty rating missing !&quot;;CONCATENATE(iferror(CONCATENATE(LEFT([.D172];1);MID([.D172];SEARCH(&quot;-&quot;;[.D172];1)+1;1));LEFT([.D172];1));COUNTIF([.$D$5:.$D172];[.D172]);&quot;_&quot;;SUBSTITUTE(PROPER([.B172]);&quot; &quot;;&quot;&quot;);&quot;_&quot;;[.E172]))))))" office:value-type="string" office:string-value="-">
            <text:p>-</text:p>
          </table:table-cell>
          <table:table-cell table:style-name="ce178" table:formula="of:=IF(AND([.B172]=&quot;&quot;;[.C172]=&quot;&quot;;[.D172]=&quot;&quot;;[.E172]=&quot;&quot;);0;IF(AND([.B172]=&quot;&quot;;[.C172]&lt;&gt;&quot;&quot;;[.D172]&lt;&gt;&quot;&quot;;[.E172]&lt;&gt;&quot;&quot;);-1;IF(AND([.B172]&lt;&gt;&quot;&quot;;[.C172]=&quot;&quot;;[.D172]&lt;&gt;&quot;&quot;;[.E172]&lt;&gt;&quot;&quot;);-2;IF(AND([.B172]&lt;&gt;&quot;&quot;;[.C172]&lt;&gt;&quot;&quot;;[.D172]=&quot;&quot;;[.E172]&lt;&gt;&quot;&quot;);-3;IF(AND([.B172]=&quot;&quot;;[.C172]&lt;&gt;&quot;&quot;;[.D172]&lt;&gt;&quot;&quot;;[.E172]=&quot;&quot;);-3;IF(AND([.B172]&lt;&gt;&quot;&quot;;[.C172]&lt;&gt;&quot;&quot;;[.D172]&lt;&gt;&quot;&quot;;[.E172]&lt;&gt;&quot;&quot;);1;-4))))))" office:value-type="float" office:value="0">
            <text:p>0</text:p>
          </table:table-cell>
          <table:table-cell table:number-columns-repeated="1015"/>
        </table:table-row>
        <table:table-row table:style-name="ro3">
          <table:table-cell table:style-name="ce150" office:value-type="float" office:value="169">
            <text:p>169</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173]=0;&quot;-&quot;;IF([.I173]=-1;&quot;! Mini-game's name missing !&quot;;IF([.I173]=-2;&quot;! Developer's name missing !&quot;;IF([.I173]=-3;&quot;! Challenge's type missing !&quot;;IF([.I173]=-4;&quot;! Difficulty rating missing !&quot;;CONCATENATE(iferror(CONCATENATE(LEFT([.D173];1);MID([.D173];SEARCH(&quot;-&quot;;[.D173];1)+1;1));LEFT([.D173];1));COUNTIF([.$D$5:.$D173];[.D173]);&quot;_&quot;;SUBSTITUTE(PROPER([.B173]);&quot; &quot;;&quot;&quot;);&quot;_&quot;;[.E173]))))))" office:value-type="string" office:string-value="-">
            <text:p>-</text:p>
          </table:table-cell>
          <table:table-cell table:style-name="ce178" table:formula="of:=IF(AND([.B173]=&quot;&quot;;[.C173]=&quot;&quot;;[.D173]=&quot;&quot;;[.E173]=&quot;&quot;);0;IF(AND([.B173]=&quot;&quot;;[.C173]&lt;&gt;&quot;&quot;;[.D173]&lt;&gt;&quot;&quot;;[.E173]&lt;&gt;&quot;&quot;);-1;IF(AND([.B173]&lt;&gt;&quot;&quot;;[.C173]=&quot;&quot;;[.D173]&lt;&gt;&quot;&quot;;[.E173]&lt;&gt;&quot;&quot;);-2;IF(AND([.B173]&lt;&gt;&quot;&quot;;[.C173]&lt;&gt;&quot;&quot;;[.D173]=&quot;&quot;;[.E173]&lt;&gt;&quot;&quot;);-3;IF(AND([.B173]=&quot;&quot;;[.C173]&lt;&gt;&quot;&quot;;[.D173]&lt;&gt;&quot;&quot;;[.E173]=&quot;&quot;);-3;IF(AND([.B173]&lt;&gt;&quot;&quot;;[.C173]&lt;&gt;&quot;&quot;;[.D173]&lt;&gt;&quot;&quot;;[.E173]&lt;&gt;&quot;&quot;);1;-4))))))" office:value-type="float" office:value="0">
            <text:p>0</text:p>
          </table:table-cell>
          <table:table-cell table:number-columns-repeated="1015"/>
        </table:table-row>
        <table:table-row table:style-name="ro3">
          <table:table-cell table:style-name="ce150" office:value-type="float" office:value="170">
            <text:p>170</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174]=0;&quot;-&quot;;IF([.I174]=-1;&quot;! Mini-game's name missing !&quot;;IF([.I174]=-2;&quot;! Developer's name missing !&quot;;IF([.I174]=-3;&quot;! Challenge's type missing !&quot;;IF([.I174]=-4;&quot;! Difficulty rating missing !&quot;;CONCATENATE(iferror(CONCATENATE(LEFT([.D174];1);MID([.D174];SEARCH(&quot;-&quot;;[.D174];1)+1;1));LEFT([.D174];1));COUNTIF([.$D$5:.$D174];[.D174]);&quot;_&quot;;SUBSTITUTE(PROPER([.B174]);&quot; &quot;;&quot;&quot;);&quot;_&quot;;[.E174]))))))" office:value-type="string" office:string-value="-">
            <text:p>-</text:p>
          </table:table-cell>
          <table:table-cell table:style-name="ce178" table:formula="of:=IF(AND([.B174]=&quot;&quot;;[.C174]=&quot;&quot;;[.D174]=&quot;&quot;;[.E174]=&quot;&quot;);0;IF(AND([.B174]=&quot;&quot;;[.C174]&lt;&gt;&quot;&quot;;[.D174]&lt;&gt;&quot;&quot;;[.E174]&lt;&gt;&quot;&quot;);-1;IF(AND([.B174]&lt;&gt;&quot;&quot;;[.C174]=&quot;&quot;;[.D174]&lt;&gt;&quot;&quot;;[.E174]&lt;&gt;&quot;&quot;);-2;IF(AND([.B174]&lt;&gt;&quot;&quot;;[.C174]&lt;&gt;&quot;&quot;;[.D174]=&quot;&quot;;[.E174]&lt;&gt;&quot;&quot;);-3;IF(AND([.B174]=&quot;&quot;;[.C174]&lt;&gt;&quot;&quot;;[.D174]&lt;&gt;&quot;&quot;;[.E174]=&quot;&quot;);-3;IF(AND([.B174]&lt;&gt;&quot;&quot;;[.C174]&lt;&gt;&quot;&quot;;[.D174]&lt;&gt;&quot;&quot;;[.E174]&lt;&gt;&quot;&quot;);1;-4))))))" office:value-type="float" office:value="0">
            <text:p>0</text:p>
          </table:table-cell>
          <table:table-cell table:number-columns-repeated="1015"/>
        </table:table-row>
        <table:table-row table:style-name="ro3">
          <table:table-cell table:style-name="ce150" office:value-type="float" office:value="171">
            <text:p>171</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175]=0;&quot;-&quot;;IF([.I175]=-1;&quot;! Mini-game's name missing !&quot;;IF([.I175]=-2;&quot;! Developer's name missing !&quot;;IF([.I175]=-3;&quot;! Challenge's type missing !&quot;;IF([.I175]=-4;&quot;! Difficulty rating missing !&quot;;CONCATENATE(iferror(CONCATENATE(LEFT([.D175];1);MID([.D175];SEARCH(&quot;-&quot;;[.D175];1)+1;1));LEFT([.D175];1));COUNTIF([.$D$5:.$D175];[.D175]);&quot;_&quot;;SUBSTITUTE(PROPER([.B175]);&quot; &quot;;&quot;&quot;);&quot;_&quot;;[.E175]))))))" office:value-type="string" office:string-value="-">
            <text:p>-</text:p>
          </table:table-cell>
          <table:table-cell table:style-name="ce178" table:formula="of:=IF(AND([.B175]=&quot;&quot;;[.C175]=&quot;&quot;;[.D175]=&quot;&quot;;[.E175]=&quot;&quot;);0;IF(AND([.B175]=&quot;&quot;;[.C175]&lt;&gt;&quot;&quot;;[.D175]&lt;&gt;&quot;&quot;;[.E175]&lt;&gt;&quot;&quot;);-1;IF(AND([.B175]&lt;&gt;&quot;&quot;;[.C175]=&quot;&quot;;[.D175]&lt;&gt;&quot;&quot;;[.E175]&lt;&gt;&quot;&quot;);-2;IF(AND([.B175]&lt;&gt;&quot;&quot;;[.C175]&lt;&gt;&quot;&quot;;[.D175]=&quot;&quot;;[.E175]&lt;&gt;&quot;&quot;);-3;IF(AND([.B175]=&quot;&quot;;[.C175]&lt;&gt;&quot;&quot;;[.D175]&lt;&gt;&quot;&quot;;[.E175]=&quot;&quot;);-3;IF(AND([.B175]&lt;&gt;&quot;&quot;;[.C175]&lt;&gt;&quot;&quot;;[.D175]&lt;&gt;&quot;&quot;;[.E175]&lt;&gt;&quot;&quot;);1;-4))))))" office:value-type="float" office:value="0">
            <text:p>0</text:p>
          </table:table-cell>
          <table:table-cell table:number-columns-repeated="1015"/>
        </table:table-row>
        <table:table-row table:style-name="ro3">
          <table:table-cell table:style-name="ce150" office:value-type="float" office:value="172">
            <text:p>172</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176]=0;&quot;-&quot;;IF([.I176]=-1;&quot;! Mini-game's name missing !&quot;;IF([.I176]=-2;&quot;! Developer's name missing !&quot;;IF([.I176]=-3;&quot;! Challenge's type missing !&quot;;IF([.I176]=-4;&quot;! Difficulty rating missing !&quot;;CONCATENATE(iferror(CONCATENATE(LEFT([.D176];1);MID([.D176];SEARCH(&quot;-&quot;;[.D176];1)+1;1));LEFT([.D176];1));COUNTIF([.$D$5:.$D176];[.D176]);&quot;_&quot;;SUBSTITUTE(PROPER([.B176]);&quot; &quot;;&quot;&quot;);&quot;_&quot;;[.E176]))))))" office:value-type="string" office:string-value="-">
            <text:p>-</text:p>
          </table:table-cell>
          <table:table-cell table:style-name="ce178" table:formula="of:=IF(AND([.B176]=&quot;&quot;;[.C176]=&quot;&quot;;[.D176]=&quot;&quot;;[.E176]=&quot;&quot;);0;IF(AND([.B176]=&quot;&quot;;[.C176]&lt;&gt;&quot;&quot;;[.D176]&lt;&gt;&quot;&quot;;[.E176]&lt;&gt;&quot;&quot;);-1;IF(AND([.B176]&lt;&gt;&quot;&quot;;[.C176]=&quot;&quot;;[.D176]&lt;&gt;&quot;&quot;;[.E176]&lt;&gt;&quot;&quot;);-2;IF(AND([.B176]&lt;&gt;&quot;&quot;;[.C176]&lt;&gt;&quot;&quot;;[.D176]=&quot;&quot;;[.E176]&lt;&gt;&quot;&quot;);-3;IF(AND([.B176]=&quot;&quot;;[.C176]&lt;&gt;&quot;&quot;;[.D176]&lt;&gt;&quot;&quot;;[.E176]=&quot;&quot;);-3;IF(AND([.B176]&lt;&gt;&quot;&quot;;[.C176]&lt;&gt;&quot;&quot;;[.D176]&lt;&gt;&quot;&quot;;[.E176]&lt;&gt;&quot;&quot;);1;-4))))))" office:value-type="float" office:value="0">
            <text:p>0</text:p>
          </table:table-cell>
          <table:table-cell table:number-columns-repeated="1015"/>
        </table:table-row>
        <table:table-row table:style-name="ro3">
          <table:table-cell table:style-name="ce150" office:value-type="float" office:value="173">
            <text:p>173</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177]=0;&quot;-&quot;;IF([.I177]=-1;&quot;! Mini-game's name missing !&quot;;IF([.I177]=-2;&quot;! Developer's name missing !&quot;;IF([.I177]=-3;&quot;! Challenge's type missing !&quot;;IF([.I177]=-4;&quot;! Difficulty rating missing !&quot;;CONCATENATE(iferror(CONCATENATE(LEFT([.D177];1);MID([.D177];SEARCH(&quot;-&quot;;[.D177];1)+1;1));LEFT([.D177];1));COUNTIF([.$D$5:.$D177];[.D177]);&quot;_&quot;;SUBSTITUTE(PROPER([.B177]);&quot; &quot;;&quot;&quot;);&quot;_&quot;;[.E177]))))))" office:value-type="string" office:string-value="-">
            <text:p>-</text:p>
          </table:table-cell>
          <table:table-cell table:style-name="ce178" table:formula="of:=IF(AND([.B177]=&quot;&quot;;[.C177]=&quot;&quot;;[.D177]=&quot;&quot;;[.E177]=&quot;&quot;);0;IF(AND([.B177]=&quot;&quot;;[.C177]&lt;&gt;&quot;&quot;;[.D177]&lt;&gt;&quot;&quot;;[.E177]&lt;&gt;&quot;&quot;);-1;IF(AND([.B177]&lt;&gt;&quot;&quot;;[.C177]=&quot;&quot;;[.D177]&lt;&gt;&quot;&quot;;[.E177]&lt;&gt;&quot;&quot;);-2;IF(AND([.B177]&lt;&gt;&quot;&quot;;[.C177]&lt;&gt;&quot;&quot;;[.D177]=&quot;&quot;;[.E177]&lt;&gt;&quot;&quot;);-3;IF(AND([.B177]=&quot;&quot;;[.C177]&lt;&gt;&quot;&quot;;[.D177]&lt;&gt;&quot;&quot;;[.E177]=&quot;&quot;);-3;IF(AND([.B177]&lt;&gt;&quot;&quot;;[.C177]&lt;&gt;&quot;&quot;;[.D177]&lt;&gt;&quot;&quot;;[.E177]&lt;&gt;&quot;&quot;);1;-4))))))" office:value-type="float" office:value="0">
            <text:p>0</text:p>
          </table:table-cell>
          <table:table-cell table:number-columns-repeated="1015"/>
        </table:table-row>
        <table:table-row table:style-name="ro3">
          <table:table-cell table:style-name="ce150" office:value-type="float" office:value="174">
            <text:p>174</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178]=0;&quot;-&quot;;IF([.I178]=-1;&quot;! Mini-game's name missing !&quot;;IF([.I178]=-2;&quot;! Developer's name missing !&quot;;IF([.I178]=-3;&quot;! Challenge's type missing !&quot;;IF([.I178]=-4;&quot;! Difficulty rating missing !&quot;;CONCATENATE(iferror(CONCATENATE(LEFT([.D178];1);MID([.D178];SEARCH(&quot;-&quot;;[.D178];1)+1;1));LEFT([.D178];1));COUNTIF([.$D$5:.$D178];[.D178]);&quot;_&quot;;SUBSTITUTE(PROPER([.B178]);&quot; &quot;;&quot;&quot;);&quot;_&quot;;[.E178]))))))" office:value-type="string" office:string-value="-">
            <text:p>-</text:p>
          </table:table-cell>
          <table:table-cell table:style-name="ce178" table:formula="of:=IF(AND([.B178]=&quot;&quot;;[.C178]=&quot;&quot;;[.D178]=&quot;&quot;;[.E178]=&quot;&quot;);0;IF(AND([.B178]=&quot;&quot;;[.C178]&lt;&gt;&quot;&quot;;[.D178]&lt;&gt;&quot;&quot;;[.E178]&lt;&gt;&quot;&quot;);-1;IF(AND([.B178]&lt;&gt;&quot;&quot;;[.C178]=&quot;&quot;;[.D178]&lt;&gt;&quot;&quot;;[.E178]&lt;&gt;&quot;&quot;);-2;IF(AND([.B178]&lt;&gt;&quot;&quot;;[.C178]&lt;&gt;&quot;&quot;;[.D178]=&quot;&quot;;[.E178]&lt;&gt;&quot;&quot;);-3;IF(AND([.B178]=&quot;&quot;;[.C178]&lt;&gt;&quot;&quot;;[.D178]&lt;&gt;&quot;&quot;;[.E178]=&quot;&quot;);-3;IF(AND([.B178]&lt;&gt;&quot;&quot;;[.C178]&lt;&gt;&quot;&quot;;[.D178]&lt;&gt;&quot;&quot;;[.E178]&lt;&gt;&quot;&quot;);1;-4))))))" office:value-type="float" office:value="0">
            <text:p>0</text:p>
          </table:table-cell>
          <table:table-cell table:number-columns-repeated="1015"/>
        </table:table-row>
        <table:table-row table:style-name="ro3">
          <table:table-cell table:style-name="ce150" office:value-type="float" office:value="175">
            <text:p>175</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179]=0;&quot;-&quot;;IF([.I179]=-1;&quot;! Mini-game's name missing !&quot;;IF([.I179]=-2;&quot;! Developer's name missing !&quot;;IF([.I179]=-3;&quot;! Challenge's type missing !&quot;;IF([.I179]=-4;&quot;! Difficulty rating missing !&quot;;CONCATENATE(iferror(CONCATENATE(LEFT([.D179];1);MID([.D179];SEARCH(&quot;-&quot;;[.D179];1)+1;1));LEFT([.D179];1));COUNTIF([.$D$5:.$D179];[.D179]);&quot;_&quot;;SUBSTITUTE(PROPER([.B179]);&quot; &quot;;&quot;&quot;);&quot;_&quot;;[.E179]))))))" office:value-type="string" office:string-value="-">
            <text:p>-</text:p>
          </table:table-cell>
          <table:table-cell table:style-name="ce178" table:formula="of:=IF(AND([.B179]=&quot;&quot;;[.C179]=&quot;&quot;;[.D179]=&quot;&quot;;[.E179]=&quot;&quot;);0;IF(AND([.B179]=&quot;&quot;;[.C179]&lt;&gt;&quot;&quot;;[.D179]&lt;&gt;&quot;&quot;;[.E179]&lt;&gt;&quot;&quot;);-1;IF(AND([.B179]&lt;&gt;&quot;&quot;;[.C179]=&quot;&quot;;[.D179]&lt;&gt;&quot;&quot;;[.E179]&lt;&gt;&quot;&quot;);-2;IF(AND([.B179]&lt;&gt;&quot;&quot;;[.C179]&lt;&gt;&quot;&quot;;[.D179]=&quot;&quot;;[.E179]&lt;&gt;&quot;&quot;);-3;IF(AND([.B179]=&quot;&quot;;[.C179]&lt;&gt;&quot;&quot;;[.D179]&lt;&gt;&quot;&quot;;[.E179]=&quot;&quot;);-3;IF(AND([.B179]&lt;&gt;&quot;&quot;;[.C179]&lt;&gt;&quot;&quot;;[.D179]&lt;&gt;&quot;&quot;;[.E179]&lt;&gt;&quot;&quot;);1;-4))))))" office:value-type="float" office:value="0">
            <text:p>0</text:p>
          </table:table-cell>
          <table:table-cell table:number-columns-repeated="1015"/>
        </table:table-row>
        <table:table-row table:style-name="ro3">
          <table:table-cell table:style-name="ce150" office:value-type="float" office:value="176">
            <text:p>176</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180]=0;&quot;-&quot;;IF([.I180]=-1;&quot;! Mini-game's name missing !&quot;;IF([.I180]=-2;&quot;! Developer's name missing !&quot;;IF([.I180]=-3;&quot;! Challenge's type missing !&quot;;IF([.I180]=-4;&quot;! Difficulty rating missing !&quot;;CONCATENATE(iferror(CONCATENATE(LEFT([.D180];1);MID([.D180];SEARCH(&quot;-&quot;;[.D180];1)+1;1));LEFT([.D180];1));COUNTIF([.$D$5:.$D180];[.D180]);&quot;_&quot;;SUBSTITUTE(PROPER([.B180]);&quot; &quot;;&quot;&quot;);&quot;_&quot;;[.E180]))))))" office:value-type="string" office:string-value="-">
            <text:p>-</text:p>
          </table:table-cell>
          <table:table-cell table:style-name="ce178" table:formula="of:=IF(AND([.B180]=&quot;&quot;;[.C180]=&quot;&quot;;[.D180]=&quot;&quot;;[.E180]=&quot;&quot;);0;IF(AND([.B180]=&quot;&quot;;[.C180]&lt;&gt;&quot;&quot;;[.D180]&lt;&gt;&quot;&quot;;[.E180]&lt;&gt;&quot;&quot;);-1;IF(AND([.B180]&lt;&gt;&quot;&quot;;[.C180]=&quot;&quot;;[.D180]&lt;&gt;&quot;&quot;;[.E180]&lt;&gt;&quot;&quot;);-2;IF(AND([.B180]&lt;&gt;&quot;&quot;;[.C180]&lt;&gt;&quot;&quot;;[.D180]=&quot;&quot;;[.E180]&lt;&gt;&quot;&quot;);-3;IF(AND([.B180]=&quot;&quot;;[.C180]&lt;&gt;&quot;&quot;;[.D180]&lt;&gt;&quot;&quot;;[.E180]=&quot;&quot;);-3;IF(AND([.B180]&lt;&gt;&quot;&quot;;[.C180]&lt;&gt;&quot;&quot;;[.D180]&lt;&gt;&quot;&quot;;[.E180]&lt;&gt;&quot;&quot;);1;-4))))))" office:value-type="float" office:value="0">
            <text:p>0</text:p>
          </table:table-cell>
          <table:table-cell table:number-columns-repeated="1015"/>
        </table:table-row>
        <table:table-row table:style-name="ro3">
          <table:table-cell table:style-name="ce150" office:value-type="float" office:value="177">
            <text:p>177</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181]=0;&quot;-&quot;;IF([.I181]=-1;&quot;! Mini-game's name missing !&quot;;IF([.I181]=-2;&quot;! Developer's name missing !&quot;;IF([.I181]=-3;&quot;! Challenge's type missing !&quot;;IF([.I181]=-4;&quot;! Difficulty rating missing !&quot;;CONCATENATE(iferror(CONCATENATE(LEFT([.D181];1);MID([.D181];SEARCH(&quot;-&quot;;[.D181];1)+1;1));LEFT([.D181];1));COUNTIF([.$D$5:.$D181];[.D181]);&quot;_&quot;;SUBSTITUTE(PROPER([.B181]);&quot; &quot;;&quot;&quot;);&quot;_&quot;;[.E181]))))))" office:value-type="string" office:string-value="-">
            <text:p>-</text:p>
          </table:table-cell>
          <table:table-cell table:style-name="ce178" table:formula="of:=IF(AND([.B181]=&quot;&quot;;[.C181]=&quot;&quot;;[.D181]=&quot;&quot;;[.E181]=&quot;&quot;);0;IF(AND([.B181]=&quot;&quot;;[.C181]&lt;&gt;&quot;&quot;;[.D181]&lt;&gt;&quot;&quot;;[.E181]&lt;&gt;&quot;&quot;);-1;IF(AND([.B181]&lt;&gt;&quot;&quot;;[.C181]=&quot;&quot;;[.D181]&lt;&gt;&quot;&quot;;[.E181]&lt;&gt;&quot;&quot;);-2;IF(AND([.B181]&lt;&gt;&quot;&quot;;[.C181]&lt;&gt;&quot;&quot;;[.D181]=&quot;&quot;;[.E181]&lt;&gt;&quot;&quot;);-3;IF(AND([.B181]=&quot;&quot;;[.C181]&lt;&gt;&quot;&quot;;[.D181]&lt;&gt;&quot;&quot;;[.E181]=&quot;&quot;);-3;IF(AND([.B181]&lt;&gt;&quot;&quot;;[.C181]&lt;&gt;&quot;&quot;;[.D181]&lt;&gt;&quot;&quot;;[.E181]&lt;&gt;&quot;&quot;);1;-4))))))" office:value-type="float" office:value="0">
            <text:p>0</text:p>
          </table:table-cell>
          <table:table-cell table:number-columns-repeated="1015"/>
        </table:table-row>
        <table:table-row table:style-name="ro3">
          <table:table-cell table:style-name="ce150" office:value-type="float" office:value="178">
            <text:p>178</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182]=0;&quot;-&quot;;IF([.I182]=-1;&quot;! Mini-game's name missing !&quot;;IF([.I182]=-2;&quot;! Developer's name missing !&quot;;IF([.I182]=-3;&quot;! Challenge's type missing !&quot;;IF([.I182]=-4;&quot;! Difficulty rating missing !&quot;;CONCATENATE(iferror(CONCATENATE(LEFT([.D182];1);MID([.D182];SEARCH(&quot;-&quot;;[.D182];1)+1;1));LEFT([.D182];1));COUNTIF([.$D$5:.$D182];[.D182]);&quot;_&quot;;SUBSTITUTE(PROPER([.B182]);&quot; &quot;;&quot;&quot;);&quot;_&quot;;[.E182]))))))" office:value-type="string" office:string-value="-">
            <text:p>-</text:p>
          </table:table-cell>
          <table:table-cell table:style-name="ce178" table:formula="of:=IF(AND([.B182]=&quot;&quot;;[.C182]=&quot;&quot;;[.D182]=&quot;&quot;;[.E182]=&quot;&quot;);0;IF(AND([.B182]=&quot;&quot;;[.C182]&lt;&gt;&quot;&quot;;[.D182]&lt;&gt;&quot;&quot;;[.E182]&lt;&gt;&quot;&quot;);-1;IF(AND([.B182]&lt;&gt;&quot;&quot;;[.C182]=&quot;&quot;;[.D182]&lt;&gt;&quot;&quot;;[.E182]&lt;&gt;&quot;&quot;);-2;IF(AND([.B182]&lt;&gt;&quot;&quot;;[.C182]&lt;&gt;&quot;&quot;;[.D182]=&quot;&quot;;[.E182]&lt;&gt;&quot;&quot;);-3;IF(AND([.B182]=&quot;&quot;;[.C182]&lt;&gt;&quot;&quot;;[.D182]&lt;&gt;&quot;&quot;;[.E182]=&quot;&quot;);-3;IF(AND([.B182]&lt;&gt;&quot;&quot;;[.C182]&lt;&gt;&quot;&quot;;[.D182]&lt;&gt;&quot;&quot;;[.E182]&lt;&gt;&quot;&quot;);1;-4))))))" office:value-type="float" office:value="0">
            <text:p>0</text:p>
          </table:table-cell>
          <table:table-cell table:number-columns-repeated="1015"/>
        </table:table-row>
        <table:table-row table:style-name="ro3">
          <table:table-cell table:style-name="ce150" office:value-type="float" office:value="179">
            <text:p>179</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183]=0;&quot;-&quot;;IF([.I183]=-1;&quot;! Mini-game's name missing !&quot;;IF([.I183]=-2;&quot;! Developer's name missing !&quot;;IF([.I183]=-3;&quot;! Challenge's type missing !&quot;;IF([.I183]=-4;&quot;! Difficulty rating missing !&quot;;CONCATENATE(iferror(CONCATENATE(LEFT([.D183];1);MID([.D183];SEARCH(&quot;-&quot;;[.D183];1)+1;1));LEFT([.D183];1));COUNTIF([.$D$5:.$D183];[.D183]);&quot;_&quot;;SUBSTITUTE(PROPER([.B183]);&quot; &quot;;&quot;&quot;);&quot;_&quot;;[.E183]))))))" office:value-type="string" office:string-value="-">
            <text:p>-</text:p>
          </table:table-cell>
          <table:table-cell table:style-name="ce178" table:formula="of:=IF(AND([.B183]=&quot;&quot;;[.C183]=&quot;&quot;;[.D183]=&quot;&quot;;[.E183]=&quot;&quot;);0;IF(AND([.B183]=&quot;&quot;;[.C183]&lt;&gt;&quot;&quot;;[.D183]&lt;&gt;&quot;&quot;;[.E183]&lt;&gt;&quot;&quot;);-1;IF(AND([.B183]&lt;&gt;&quot;&quot;;[.C183]=&quot;&quot;;[.D183]&lt;&gt;&quot;&quot;;[.E183]&lt;&gt;&quot;&quot;);-2;IF(AND([.B183]&lt;&gt;&quot;&quot;;[.C183]&lt;&gt;&quot;&quot;;[.D183]=&quot;&quot;;[.E183]&lt;&gt;&quot;&quot;);-3;IF(AND([.B183]=&quot;&quot;;[.C183]&lt;&gt;&quot;&quot;;[.D183]&lt;&gt;&quot;&quot;;[.E183]=&quot;&quot;);-3;IF(AND([.B183]&lt;&gt;&quot;&quot;;[.C183]&lt;&gt;&quot;&quot;;[.D183]&lt;&gt;&quot;&quot;;[.E183]&lt;&gt;&quot;&quot;);1;-4))))))" office:value-type="float" office:value="0">
            <text:p>0</text:p>
          </table:table-cell>
          <table:table-cell table:number-columns-repeated="1015"/>
        </table:table-row>
        <table:table-row table:style-name="ro3">
          <table:table-cell table:style-name="ce150" office:value-type="float" office:value="180">
            <text:p>180</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184]=0;&quot;-&quot;;IF([.I184]=-1;&quot;! Mini-game's name missing !&quot;;IF([.I184]=-2;&quot;! Developer's name missing !&quot;;IF([.I184]=-3;&quot;! Challenge's type missing !&quot;;IF([.I184]=-4;&quot;! Difficulty rating missing !&quot;;CONCATENATE(iferror(CONCATENATE(LEFT([.D184];1);MID([.D184];SEARCH(&quot;-&quot;;[.D184];1)+1;1));LEFT([.D184];1));COUNTIF([.$D$5:.$D184];[.D184]);&quot;_&quot;;SUBSTITUTE(PROPER([.B184]);&quot; &quot;;&quot;&quot;);&quot;_&quot;;[.E184]))))))" office:value-type="string" office:string-value="-">
            <text:p>-</text:p>
          </table:table-cell>
          <table:table-cell table:style-name="ce178" table:formula="of:=IF(AND([.B184]=&quot;&quot;;[.C184]=&quot;&quot;;[.D184]=&quot;&quot;;[.E184]=&quot;&quot;);0;IF(AND([.B184]=&quot;&quot;;[.C184]&lt;&gt;&quot;&quot;;[.D184]&lt;&gt;&quot;&quot;;[.E184]&lt;&gt;&quot;&quot;);-1;IF(AND([.B184]&lt;&gt;&quot;&quot;;[.C184]=&quot;&quot;;[.D184]&lt;&gt;&quot;&quot;;[.E184]&lt;&gt;&quot;&quot;);-2;IF(AND([.B184]&lt;&gt;&quot;&quot;;[.C184]&lt;&gt;&quot;&quot;;[.D184]=&quot;&quot;;[.E184]&lt;&gt;&quot;&quot;);-3;IF(AND([.B184]=&quot;&quot;;[.C184]&lt;&gt;&quot;&quot;;[.D184]&lt;&gt;&quot;&quot;;[.E184]=&quot;&quot;);-3;IF(AND([.B184]&lt;&gt;&quot;&quot;;[.C184]&lt;&gt;&quot;&quot;;[.D184]&lt;&gt;&quot;&quot;;[.E184]&lt;&gt;&quot;&quot;);1;-4))))))" office:value-type="float" office:value="0">
            <text:p>0</text:p>
          </table:table-cell>
          <table:table-cell table:number-columns-repeated="1015"/>
        </table:table-row>
        <table:table-row table:style-name="ro3">
          <table:table-cell table:style-name="ce150" office:value-type="float" office:value="181">
            <text:p>181</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185]=0;&quot;-&quot;;IF([.I185]=-1;&quot;! Mini-game's name missing !&quot;;IF([.I185]=-2;&quot;! Developer's name missing !&quot;;IF([.I185]=-3;&quot;! Challenge's type missing !&quot;;IF([.I185]=-4;&quot;! Difficulty rating missing !&quot;;CONCATENATE(iferror(CONCATENATE(LEFT([.D185];1);MID([.D185];SEARCH(&quot;-&quot;;[.D185];1)+1;1));LEFT([.D185];1));COUNTIF([.$D$5:.$D185];[.D185]);&quot;_&quot;;SUBSTITUTE(PROPER([.B185]);&quot; &quot;;&quot;&quot;);&quot;_&quot;;[.E185]))))))" office:value-type="string" office:string-value="-">
            <text:p>-</text:p>
          </table:table-cell>
          <table:table-cell table:style-name="ce178" table:formula="of:=IF(AND([.B185]=&quot;&quot;;[.C185]=&quot;&quot;;[.D185]=&quot;&quot;;[.E185]=&quot;&quot;);0;IF(AND([.B185]=&quot;&quot;;[.C185]&lt;&gt;&quot;&quot;;[.D185]&lt;&gt;&quot;&quot;;[.E185]&lt;&gt;&quot;&quot;);-1;IF(AND([.B185]&lt;&gt;&quot;&quot;;[.C185]=&quot;&quot;;[.D185]&lt;&gt;&quot;&quot;;[.E185]&lt;&gt;&quot;&quot;);-2;IF(AND([.B185]&lt;&gt;&quot;&quot;;[.C185]&lt;&gt;&quot;&quot;;[.D185]=&quot;&quot;;[.E185]&lt;&gt;&quot;&quot;);-3;IF(AND([.B185]=&quot;&quot;;[.C185]&lt;&gt;&quot;&quot;;[.D185]&lt;&gt;&quot;&quot;;[.E185]=&quot;&quot;);-3;IF(AND([.B185]&lt;&gt;&quot;&quot;;[.C185]&lt;&gt;&quot;&quot;;[.D185]&lt;&gt;&quot;&quot;;[.E185]&lt;&gt;&quot;&quot;);1;-4))))))" office:value-type="float" office:value="0">
            <text:p>0</text:p>
          </table:table-cell>
          <table:table-cell table:number-columns-repeated="1015"/>
        </table:table-row>
        <table:table-row table:style-name="ro3">
          <table:table-cell table:style-name="ce150" office:value-type="float" office:value="182">
            <text:p>182</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186]=0;&quot;-&quot;;IF([.I186]=-1;&quot;! Mini-game's name missing !&quot;;IF([.I186]=-2;&quot;! Developer's name missing !&quot;;IF([.I186]=-3;&quot;! Challenge's type missing !&quot;;IF([.I186]=-4;&quot;! Difficulty rating missing !&quot;;CONCATENATE(iferror(CONCATENATE(LEFT([.D186];1);MID([.D186];SEARCH(&quot;-&quot;;[.D186];1)+1;1));LEFT([.D186];1));COUNTIF([.$D$5:.$D186];[.D186]);&quot;_&quot;;SUBSTITUTE(PROPER([.B186]);&quot; &quot;;&quot;&quot;);&quot;_&quot;;[.E186]))))))" office:value-type="string" office:string-value="-">
            <text:p>-</text:p>
          </table:table-cell>
          <table:table-cell table:style-name="ce178" table:formula="of:=IF(AND([.B186]=&quot;&quot;;[.C186]=&quot;&quot;;[.D186]=&quot;&quot;;[.E186]=&quot;&quot;);0;IF(AND([.B186]=&quot;&quot;;[.C186]&lt;&gt;&quot;&quot;;[.D186]&lt;&gt;&quot;&quot;;[.E186]&lt;&gt;&quot;&quot;);-1;IF(AND([.B186]&lt;&gt;&quot;&quot;;[.C186]=&quot;&quot;;[.D186]&lt;&gt;&quot;&quot;;[.E186]&lt;&gt;&quot;&quot;);-2;IF(AND([.B186]&lt;&gt;&quot;&quot;;[.C186]&lt;&gt;&quot;&quot;;[.D186]=&quot;&quot;;[.E186]&lt;&gt;&quot;&quot;);-3;IF(AND([.B186]=&quot;&quot;;[.C186]&lt;&gt;&quot;&quot;;[.D186]&lt;&gt;&quot;&quot;;[.E186]=&quot;&quot;);-3;IF(AND([.B186]&lt;&gt;&quot;&quot;;[.C186]&lt;&gt;&quot;&quot;;[.D186]&lt;&gt;&quot;&quot;;[.E186]&lt;&gt;&quot;&quot;);1;-4))))))" office:value-type="float" office:value="0">
            <text:p>0</text:p>
          </table:table-cell>
          <table:table-cell table:number-columns-repeated="1015"/>
        </table:table-row>
        <table:table-row table:style-name="ro3">
          <table:table-cell table:style-name="ce150" office:value-type="float" office:value="183">
            <text:p>183</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187]=0;&quot;-&quot;;IF([.I187]=-1;&quot;! Mini-game's name missing !&quot;;IF([.I187]=-2;&quot;! Developer's name missing !&quot;;IF([.I187]=-3;&quot;! Challenge's type missing !&quot;;IF([.I187]=-4;&quot;! Difficulty rating missing !&quot;;CONCATENATE(iferror(CONCATENATE(LEFT([.D187];1);MID([.D187];SEARCH(&quot;-&quot;;[.D187];1)+1;1));LEFT([.D187];1));COUNTIF([.$D$5:.$D187];[.D187]);&quot;_&quot;;SUBSTITUTE(PROPER([.B187]);&quot; &quot;;&quot;&quot;);&quot;_&quot;;[.E187]))))))" office:value-type="string" office:string-value="-">
            <text:p>-</text:p>
          </table:table-cell>
          <table:table-cell table:style-name="ce178" table:formula="of:=IF(AND([.B187]=&quot;&quot;;[.C187]=&quot;&quot;;[.D187]=&quot;&quot;;[.E187]=&quot;&quot;);0;IF(AND([.B187]=&quot;&quot;;[.C187]&lt;&gt;&quot;&quot;;[.D187]&lt;&gt;&quot;&quot;;[.E187]&lt;&gt;&quot;&quot;);-1;IF(AND([.B187]&lt;&gt;&quot;&quot;;[.C187]=&quot;&quot;;[.D187]&lt;&gt;&quot;&quot;;[.E187]&lt;&gt;&quot;&quot;);-2;IF(AND([.B187]&lt;&gt;&quot;&quot;;[.C187]&lt;&gt;&quot;&quot;;[.D187]=&quot;&quot;;[.E187]&lt;&gt;&quot;&quot;);-3;IF(AND([.B187]=&quot;&quot;;[.C187]&lt;&gt;&quot;&quot;;[.D187]&lt;&gt;&quot;&quot;;[.E187]=&quot;&quot;);-3;IF(AND([.B187]&lt;&gt;&quot;&quot;;[.C187]&lt;&gt;&quot;&quot;;[.D187]&lt;&gt;&quot;&quot;;[.E187]&lt;&gt;&quot;&quot;);1;-4))))))" office:value-type="float" office:value="0">
            <text:p>0</text:p>
          </table:table-cell>
          <table:table-cell table:number-columns-repeated="1015"/>
        </table:table-row>
        <table:table-row table:style-name="ro3">
          <table:table-cell table:style-name="ce150" office:value-type="float" office:value="184">
            <text:p>184</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188]=0;&quot;-&quot;;IF([.I188]=-1;&quot;! Mini-game's name missing !&quot;;IF([.I188]=-2;&quot;! Developer's name missing !&quot;;IF([.I188]=-3;&quot;! Challenge's type missing !&quot;;IF([.I188]=-4;&quot;! Difficulty rating missing !&quot;;CONCATENATE(iferror(CONCATENATE(LEFT([.D188];1);MID([.D188];SEARCH(&quot;-&quot;;[.D188];1)+1;1));LEFT([.D188];1));COUNTIF([.$D$5:.$D188];[.D188]);&quot;_&quot;;SUBSTITUTE(PROPER([.B188]);&quot; &quot;;&quot;&quot;);&quot;_&quot;;[.E188]))))))" office:value-type="string" office:string-value="-">
            <text:p>-</text:p>
          </table:table-cell>
          <table:table-cell table:style-name="ce178" table:formula="of:=IF(AND([.B188]=&quot;&quot;;[.C188]=&quot;&quot;;[.D188]=&quot;&quot;;[.E188]=&quot;&quot;);0;IF(AND([.B188]=&quot;&quot;;[.C188]&lt;&gt;&quot;&quot;;[.D188]&lt;&gt;&quot;&quot;;[.E188]&lt;&gt;&quot;&quot;);-1;IF(AND([.B188]&lt;&gt;&quot;&quot;;[.C188]=&quot;&quot;;[.D188]&lt;&gt;&quot;&quot;;[.E188]&lt;&gt;&quot;&quot;);-2;IF(AND([.B188]&lt;&gt;&quot;&quot;;[.C188]&lt;&gt;&quot;&quot;;[.D188]=&quot;&quot;;[.E188]&lt;&gt;&quot;&quot;);-3;IF(AND([.B188]=&quot;&quot;;[.C188]&lt;&gt;&quot;&quot;;[.D188]&lt;&gt;&quot;&quot;;[.E188]=&quot;&quot;);-3;IF(AND([.B188]&lt;&gt;&quot;&quot;;[.C188]&lt;&gt;&quot;&quot;;[.D188]&lt;&gt;&quot;&quot;;[.E188]&lt;&gt;&quot;&quot;);1;-4))))))" office:value-type="float" office:value="0">
            <text:p>0</text:p>
          </table:table-cell>
          <table:table-cell table:number-columns-repeated="1015"/>
        </table:table-row>
        <table:table-row table:style-name="ro3">
          <table:table-cell table:style-name="ce150" office:value-type="float" office:value="185">
            <text:p>185</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189]=0;&quot;-&quot;;IF([.I189]=-1;&quot;! Mini-game's name missing !&quot;;IF([.I189]=-2;&quot;! Developer's name missing !&quot;;IF([.I189]=-3;&quot;! Challenge's type missing !&quot;;IF([.I189]=-4;&quot;! Difficulty rating missing !&quot;;CONCATENATE(iferror(CONCATENATE(LEFT([.D189];1);MID([.D189];SEARCH(&quot;-&quot;;[.D189];1)+1;1));LEFT([.D189];1));COUNTIF([.$D$5:.$D189];[.D189]);&quot;_&quot;;SUBSTITUTE(PROPER([.B189]);&quot; &quot;;&quot;&quot;);&quot;_&quot;;[.E189]))))))" office:value-type="string" office:string-value="-">
            <text:p>-</text:p>
          </table:table-cell>
          <table:table-cell table:style-name="ce178" table:formula="of:=IF(AND([.B189]=&quot;&quot;;[.C189]=&quot;&quot;;[.D189]=&quot;&quot;;[.E189]=&quot;&quot;);0;IF(AND([.B189]=&quot;&quot;;[.C189]&lt;&gt;&quot;&quot;;[.D189]&lt;&gt;&quot;&quot;;[.E189]&lt;&gt;&quot;&quot;);-1;IF(AND([.B189]&lt;&gt;&quot;&quot;;[.C189]=&quot;&quot;;[.D189]&lt;&gt;&quot;&quot;;[.E189]&lt;&gt;&quot;&quot;);-2;IF(AND([.B189]&lt;&gt;&quot;&quot;;[.C189]&lt;&gt;&quot;&quot;;[.D189]=&quot;&quot;;[.E189]&lt;&gt;&quot;&quot;);-3;IF(AND([.B189]=&quot;&quot;;[.C189]&lt;&gt;&quot;&quot;;[.D189]&lt;&gt;&quot;&quot;;[.E189]=&quot;&quot;);-3;IF(AND([.B189]&lt;&gt;&quot;&quot;;[.C189]&lt;&gt;&quot;&quot;;[.D189]&lt;&gt;&quot;&quot;;[.E189]&lt;&gt;&quot;&quot;);1;-4))))))" office:value-type="float" office:value="0">
            <text:p>0</text:p>
          </table:table-cell>
          <table:table-cell table:number-columns-repeated="1015"/>
        </table:table-row>
        <table:table-row table:style-name="ro3">
          <table:table-cell table:style-name="ce150" office:value-type="float" office:value="186">
            <text:p>186</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190]=0;&quot;-&quot;;IF([.I190]=-1;&quot;! Mini-game's name missing !&quot;;IF([.I190]=-2;&quot;! Developer's name missing !&quot;;IF([.I190]=-3;&quot;! Challenge's type missing !&quot;;IF([.I190]=-4;&quot;! Difficulty rating missing !&quot;;CONCATENATE(iferror(CONCATENATE(LEFT([.D190];1);MID([.D190];SEARCH(&quot;-&quot;;[.D190];1)+1;1));LEFT([.D190];1));COUNTIF([.$D$5:.$D190];[.D190]);&quot;_&quot;;SUBSTITUTE(PROPER([.B190]);&quot; &quot;;&quot;&quot;);&quot;_&quot;;[.E190]))))))" office:value-type="string" office:string-value="-">
            <text:p>-</text:p>
          </table:table-cell>
          <table:table-cell table:style-name="ce178" table:formula="of:=IF(AND([.B190]=&quot;&quot;;[.C190]=&quot;&quot;;[.D190]=&quot;&quot;;[.E190]=&quot;&quot;);0;IF(AND([.B190]=&quot;&quot;;[.C190]&lt;&gt;&quot;&quot;;[.D190]&lt;&gt;&quot;&quot;;[.E190]&lt;&gt;&quot;&quot;);-1;IF(AND([.B190]&lt;&gt;&quot;&quot;;[.C190]=&quot;&quot;;[.D190]&lt;&gt;&quot;&quot;;[.E190]&lt;&gt;&quot;&quot;);-2;IF(AND([.B190]&lt;&gt;&quot;&quot;;[.C190]&lt;&gt;&quot;&quot;;[.D190]=&quot;&quot;;[.E190]&lt;&gt;&quot;&quot;);-3;IF(AND([.B190]=&quot;&quot;;[.C190]&lt;&gt;&quot;&quot;;[.D190]&lt;&gt;&quot;&quot;;[.E190]=&quot;&quot;);-3;IF(AND([.B190]&lt;&gt;&quot;&quot;;[.C190]&lt;&gt;&quot;&quot;;[.D190]&lt;&gt;&quot;&quot;;[.E190]&lt;&gt;&quot;&quot;);1;-4))))))" office:value-type="float" office:value="0">
            <text:p>0</text:p>
          </table:table-cell>
          <table:table-cell table:number-columns-repeated="1015"/>
        </table:table-row>
        <table:table-row table:style-name="ro3">
          <table:table-cell table:style-name="ce150" office:value-type="float" office:value="187">
            <text:p>187</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191]=0;&quot;-&quot;;IF([.I191]=-1;&quot;! Mini-game's name missing !&quot;;IF([.I191]=-2;&quot;! Developer's name missing !&quot;;IF([.I191]=-3;&quot;! Challenge's type missing !&quot;;IF([.I191]=-4;&quot;! Difficulty rating missing !&quot;;CONCATENATE(iferror(CONCATENATE(LEFT([.D191];1);MID([.D191];SEARCH(&quot;-&quot;;[.D191];1)+1;1));LEFT([.D191];1));COUNTIF([.$D$5:.$D191];[.D191]);&quot;_&quot;;SUBSTITUTE(PROPER([.B191]);&quot; &quot;;&quot;&quot;);&quot;_&quot;;[.E191]))))))" office:value-type="string" office:string-value="-">
            <text:p>-</text:p>
          </table:table-cell>
          <table:table-cell table:style-name="ce178" table:formula="of:=IF(AND([.B191]=&quot;&quot;;[.C191]=&quot;&quot;;[.D191]=&quot;&quot;;[.E191]=&quot;&quot;);0;IF(AND([.B191]=&quot;&quot;;[.C191]&lt;&gt;&quot;&quot;;[.D191]&lt;&gt;&quot;&quot;;[.E191]&lt;&gt;&quot;&quot;);-1;IF(AND([.B191]&lt;&gt;&quot;&quot;;[.C191]=&quot;&quot;;[.D191]&lt;&gt;&quot;&quot;;[.E191]&lt;&gt;&quot;&quot;);-2;IF(AND([.B191]&lt;&gt;&quot;&quot;;[.C191]&lt;&gt;&quot;&quot;;[.D191]=&quot;&quot;;[.E191]&lt;&gt;&quot;&quot;);-3;IF(AND([.B191]=&quot;&quot;;[.C191]&lt;&gt;&quot;&quot;;[.D191]&lt;&gt;&quot;&quot;;[.E191]=&quot;&quot;);-3;IF(AND([.B191]&lt;&gt;&quot;&quot;;[.C191]&lt;&gt;&quot;&quot;;[.D191]&lt;&gt;&quot;&quot;;[.E191]&lt;&gt;&quot;&quot;);1;-4))))))" office:value-type="float" office:value="0">
            <text:p>0</text:p>
          </table:table-cell>
          <table:table-cell table:number-columns-repeated="1015"/>
        </table:table-row>
        <table:table-row table:style-name="ro3">
          <table:table-cell table:style-name="ce150" office:value-type="float" office:value="188">
            <text:p>188</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192]=0;&quot;-&quot;;IF([.I192]=-1;&quot;! Mini-game's name missing !&quot;;IF([.I192]=-2;&quot;! Developer's name missing !&quot;;IF([.I192]=-3;&quot;! Challenge's type missing !&quot;;IF([.I192]=-4;&quot;! Difficulty rating missing !&quot;;CONCATENATE(iferror(CONCATENATE(LEFT([.D192];1);MID([.D192];SEARCH(&quot;-&quot;;[.D192];1)+1;1));LEFT([.D192];1));COUNTIF([.$D$5:.$D192];[.D192]);&quot;_&quot;;SUBSTITUTE(PROPER([.B192]);&quot; &quot;;&quot;&quot;);&quot;_&quot;;[.E192]))))))" office:value-type="string" office:string-value="-">
            <text:p>-</text:p>
          </table:table-cell>
          <table:table-cell table:style-name="ce178" table:formula="of:=IF(AND([.B192]=&quot;&quot;;[.C192]=&quot;&quot;;[.D192]=&quot;&quot;;[.E192]=&quot;&quot;);0;IF(AND([.B192]=&quot;&quot;;[.C192]&lt;&gt;&quot;&quot;;[.D192]&lt;&gt;&quot;&quot;;[.E192]&lt;&gt;&quot;&quot;);-1;IF(AND([.B192]&lt;&gt;&quot;&quot;;[.C192]=&quot;&quot;;[.D192]&lt;&gt;&quot;&quot;;[.E192]&lt;&gt;&quot;&quot;);-2;IF(AND([.B192]&lt;&gt;&quot;&quot;;[.C192]&lt;&gt;&quot;&quot;;[.D192]=&quot;&quot;;[.E192]&lt;&gt;&quot;&quot;);-3;IF(AND([.B192]=&quot;&quot;;[.C192]&lt;&gt;&quot;&quot;;[.D192]&lt;&gt;&quot;&quot;;[.E192]=&quot;&quot;);-3;IF(AND([.B192]&lt;&gt;&quot;&quot;;[.C192]&lt;&gt;&quot;&quot;;[.D192]&lt;&gt;&quot;&quot;;[.E192]&lt;&gt;&quot;&quot;);1;-4))))))" office:value-type="float" office:value="0">
            <text:p>0</text:p>
          </table:table-cell>
          <table:table-cell table:number-columns-repeated="1015"/>
        </table:table-row>
        <table:table-row table:style-name="ro3">
          <table:table-cell table:style-name="ce150" office:value-type="float" office:value="189">
            <text:p>189</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193]=0;&quot;-&quot;;IF([.I193]=-1;&quot;! Mini-game's name missing !&quot;;IF([.I193]=-2;&quot;! Developer's name missing !&quot;;IF([.I193]=-3;&quot;! Challenge's type missing !&quot;;IF([.I193]=-4;&quot;! Difficulty rating missing !&quot;;CONCATENATE(iferror(CONCATENATE(LEFT([.D193];1);MID([.D193];SEARCH(&quot;-&quot;;[.D193];1)+1;1));LEFT([.D193];1));COUNTIF([.$D$5:.$D193];[.D193]);&quot;_&quot;;SUBSTITUTE(PROPER([.B193]);&quot; &quot;;&quot;&quot;);&quot;_&quot;;[.E193]))))))" office:value-type="string" office:string-value="-">
            <text:p>-</text:p>
          </table:table-cell>
          <table:table-cell table:style-name="ce178" table:formula="of:=IF(AND([.B193]=&quot;&quot;;[.C193]=&quot;&quot;;[.D193]=&quot;&quot;;[.E193]=&quot;&quot;);0;IF(AND([.B193]=&quot;&quot;;[.C193]&lt;&gt;&quot;&quot;;[.D193]&lt;&gt;&quot;&quot;;[.E193]&lt;&gt;&quot;&quot;);-1;IF(AND([.B193]&lt;&gt;&quot;&quot;;[.C193]=&quot;&quot;;[.D193]&lt;&gt;&quot;&quot;;[.E193]&lt;&gt;&quot;&quot;);-2;IF(AND([.B193]&lt;&gt;&quot;&quot;;[.C193]&lt;&gt;&quot;&quot;;[.D193]=&quot;&quot;;[.E193]&lt;&gt;&quot;&quot;);-3;IF(AND([.B193]=&quot;&quot;;[.C193]&lt;&gt;&quot;&quot;;[.D193]&lt;&gt;&quot;&quot;;[.E193]=&quot;&quot;);-3;IF(AND([.B193]&lt;&gt;&quot;&quot;;[.C193]&lt;&gt;&quot;&quot;;[.D193]&lt;&gt;&quot;&quot;;[.E193]&lt;&gt;&quot;&quot;);1;-4))))))" office:value-type="float" office:value="0">
            <text:p>0</text:p>
          </table:table-cell>
          <table:table-cell table:number-columns-repeated="1015"/>
        </table:table-row>
        <table:table-row table:style-name="ro3">
          <table:table-cell table:style-name="ce150" office:value-type="float" office:value="190">
            <text:p>190</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194]=0;&quot;-&quot;;IF([.I194]=-1;&quot;! Mini-game's name missing !&quot;;IF([.I194]=-2;&quot;! Developer's name missing !&quot;;IF([.I194]=-3;&quot;! Challenge's type missing !&quot;;IF([.I194]=-4;&quot;! Difficulty rating missing !&quot;;CONCATENATE(iferror(CONCATENATE(LEFT([.D194];1);MID([.D194];SEARCH(&quot;-&quot;;[.D194];1)+1;1));LEFT([.D194];1));COUNTIF([.$D$5:.$D194];[.D194]);&quot;_&quot;;SUBSTITUTE(PROPER([.B194]);&quot; &quot;;&quot;&quot;);&quot;_&quot;;[.E194]))))))" office:value-type="string" office:string-value="-">
            <text:p>-</text:p>
          </table:table-cell>
          <table:table-cell table:style-name="ce178" table:formula="of:=IF(AND([.B194]=&quot;&quot;;[.C194]=&quot;&quot;;[.D194]=&quot;&quot;;[.E194]=&quot;&quot;);0;IF(AND([.B194]=&quot;&quot;;[.C194]&lt;&gt;&quot;&quot;;[.D194]&lt;&gt;&quot;&quot;;[.E194]&lt;&gt;&quot;&quot;);-1;IF(AND([.B194]&lt;&gt;&quot;&quot;;[.C194]=&quot;&quot;;[.D194]&lt;&gt;&quot;&quot;;[.E194]&lt;&gt;&quot;&quot;);-2;IF(AND([.B194]&lt;&gt;&quot;&quot;;[.C194]&lt;&gt;&quot;&quot;;[.D194]=&quot;&quot;;[.E194]&lt;&gt;&quot;&quot;);-3;IF(AND([.B194]=&quot;&quot;;[.C194]&lt;&gt;&quot;&quot;;[.D194]&lt;&gt;&quot;&quot;;[.E194]=&quot;&quot;);-3;IF(AND([.B194]&lt;&gt;&quot;&quot;;[.C194]&lt;&gt;&quot;&quot;;[.D194]&lt;&gt;&quot;&quot;;[.E194]&lt;&gt;&quot;&quot;);1;-4))))))" office:value-type="float" office:value="0">
            <text:p>0</text:p>
          </table:table-cell>
          <table:table-cell table:number-columns-repeated="1015"/>
        </table:table-row>
        <table:table-row table:style-name="ro3">
          <table:table-cell table:style-name="ce150" office:value-type="float" office:value="191">
            <text:p>191</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195]=0;&quot;-&quot;;IF([.I195]=-1;&quot;! Mini-game's name missing !&quot;;IF([.I195]=-2;&quot;! Developer's name missing !&quot;;IF([.I195]=-3;&quot;! Challenge's type missing !&quot;;IF([.I195]=-4;&quot;! Difficulty rating missing !&quot;;CONCATENATE(iferror(CONCATENATE(LEFT([.D195];1);MID([.D195];SEARCH(&quot;-&quot;;[.D195];1)+1;1));LEFT([.D195];1));COUNTIF([.$D$5:.$D195];[.D195]);&quot;_&quot;;SUBSTITUTE(PROPER([.B195]);&quot; &quot;;&quot;&quot;);&quot;_&quot;;[.E195]))))))" office:value-type="string" office:string-value="-">
            <text:p>-</text:p>
          </table:table-cell>
          <table:table-cell table:style-name="ce178" table:formula="of:=IF(AND([.B195]=&quot;&quot;;[.C195]=&quot;&quot;;[.D195]=&quot;&quot;;[.E195]=&quot;&quot;);0;IF(AND([.B195]=&quot;&quot;;[.C195]&lt;&gt;&quot;&quot;;[.D195]&lt;&gt;&quot;&quot;;[.E195]&lt;&gt;&quot;&quot;);-1;IF(AND([.B195]&lt;&gt;&quot;&quot;;[.C195]=&quot;&quot;;[.D195]&lt;&gt;&quot;&quot;;[.E195]&lt;&gt;&quot;&quot;);-2;IF(AND([.B195]&lt;&gt;&quot;&quot;;[.C195]&lt;&gt;&quot;&quot;;[.D195]=&quot;&quot;;[.E195]&lt;&gt;&quot;&quot;);-3;IF(AND([.B195]=&quot;&quot;;[.C195]&lt;&gt;&quot;&quot;;[.D195]&lt;&gt;&quot;&quot;;[.E195]=&quot;&quot;);-3;IF(AND([.B195]&lt;&gt;&quot;&quot;;[.C195]&lt;&gt;&quot;&quot;;[.D195]&lt;&gt;&quot;&quot;;[.E195]&lt;&gt;&quot;&quot;);1;-4))))))" office:value-type="float" office:value="0">
            <text:p>0</text:p>
          </table:table-cell>
          <table:table-cell table:number-columns-repeated="1015"/>
        </table:table-row>
        <table:table-row table:style-name="ro3">
          <table:table-cell table:style-name="ce150" office:value-type="float" office:value="192">
            <text:p>192</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196]=0;&quot;-&quot;;IF([.I196]=-1;&quot;! Mini-game's name missing !&quot;;IF([.I196]=-2;&quot;! Developer's name missing !&quot;;IF([.I196]=-3;&quot;! Challenge's type missing !&quot;;IF([.I196]=-4;&quot;! Difficulty rating missing !&quot;;CONCATENATE(iferror(CONCATENATE(LEFT([.D196];1);MID([.D196];SEARCH(&quot;-&quot;;[.D196];1)+1;1));LEFT([.D196];1));COUNTIF([.$D$5:.$D196];[.D196]);&quot;_&quot;;SUBSTITUTE(PROPER([.B196]);&quot; &quot;;&quot;&quot;);&quot;_&quot;;[.E196]))))))" office:value-type="string" office:string-value="-">
            <text:p>-</text:p>
          </table:table-cell>
          <table:table-cell table:style-name="ce178" table:formula="of:=IF(AND([.B196]=&quot;&quot;;[.C196]=&quot;&quot;;[.D196]=&quot;&quot;;[.E196]=&quot;&quot;);0;IF(AND([.B196]=&quot;&quot;;[.C196]&lt;&gt;&quot;&quot;;[.D196]&lt;&gt;&quot;&quot;;[.E196]&lt;&gt;&quot;&quot;);-1;IF(AND([.B196]&lt;&gt;&quot;&quot;;[.C196]=&quot;&quot;;[.D196]&lt;&gt;&quot;&quot;;[.E196]&lt;&gt;&quot;&quot;);-2;IF(AND([.B196]&lt;&gt;&quot;&quot;;[.C196]&lt;&gt;&quot;&quot;;[.D196]=&quot;&quot;;[.E196]&lt;&gt;&quot;&quot;);-3;IF(AND([.B196]=&quot;&quot;;[.C196]&lt;&gt;&quot;&quot;;[.D196]&lt;&gt;&quot;&quot;;[.E196]=&quot;&quot;);-3;IF(AND([.B196]&lt;&gt;&quot;&quot;;[.C196]&lt;&gt;&quot;&quot;;[.D196]&lt;&gt;&quot;&quot;;[.E196]&lt;&gt;&quot;&quot;);1;-4))))))" office:value-type="float" office:value="0">
            <text:p>0</text:p>
          </table:table-cell>
          <table:table-cell table:number-columns-repeated="1015"/>
        </table:table-row>
        <table:table-row table:style-name="ro3">
          <table:table-cell table:style-name="ce150" office:value-type="float" office:value="193">
            <text:p>193</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197]=0;&quot;-&quot;;IF([.I197]=-1;&quot;! Mini-game's name missing !&quot;;IF([.I197]=-2;&quot;! Developer's name missing !&quot;;IF([.I197]=-3;&quot;! Challenge's type missing !&quot;;IF([.I197]=-4;&quot;! Difficulty rating missing !&quot;;CONCATENATE(iferror(CONCATENATE(LEFT([.D197];1);MID([.D197];SEARCH(&quot;-&quot;;[.D197];1)+1;1));LEFT([.D197];1));COUNTIF([.$D$5:.$D197];[.D197]);&quot;_&quot;;SUBSTITUTE(PROPER([.B197]);&quot; &quot;;&quot;&quot;);&quot;_&quot;;[.E197]))))))" office:value-type="string" office:string-value="-">
            <text:p>-</text:p>
          </table:table-cell>
          <table:table-cell table:style-name="ce178" table:formula="of:=IF(AND([.B197]=&quot;&quot;;[.C197]=&quot;&quot;;[.D197]=&quot;&quot;;[.E197]=&quot;&quot;);0;IF(AND([.B197]=&quot;&quot;;[.C197]&lt;&gt;&quot;&quot;;[.D197]&lt;&gt;&quot;&quot;;[.E197]&lt;&gt;&quot;&quot;);-1;IF(AND([.B197]&lt;&gt;&quot;&quot;;[.C197]=&quot;&quot;;[.D197]&lt;&gt;&quot;&quot;;[.E197]&lt;&gt;&quot;&quot;);-2;IF(AND([.B197]&lt;&gt;&quot;&quot;;[.C197]&lt;&gt;&quot;&quot;;[.D197]=&quot;&quot;;[.E197]&lt;&gt;&quot;&quot;);-3;IF(AND([.B197]=&quot;&quot;;[.C197]&lt;&gt;&quot;&quot;;[.D197]&lt;&gt;&quot;&quot;;[.E197]=&quot;&quot;);-3;IF(AND([.B197]&lt;&gt;&quot;&quot;;[.C197]&lt;&gt;&quot;&quot;;[.D197]&lt;&gt;&quot;&quot;;[.E197]&lt;&gt;&quot;&quot;);1;-4))))))" office:value-type="float" office:value="0">
            <text:p>0</text:p>
          </table:table-cell>
          <table:table-cell table:number-columns-repeated="1015"/>
        </table:table-row>
        <table:table-row table:style-name="ro3">
          <table:table-cell table:style-name="ce150" office:value-type="float" office:value="194">
            <text:p>194</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198]=0;&quot;-&quot;;IF([.I198]=-1;&quot;! Mini-game's name missing !&quot;;IF([.I198]=-2;&quot;! Developer's name missing !&quot;;IF([.I198]=-3;&quot;! Challenge's type missing !&quot;;IF([.I198]=-4;&quot;! Difficulty rating missing !&quot;;CONCATENATE(iferror(CONCATENATE(LEFT([.D198];1);MID([.D198];SEARCH(&quot;-&quot;;[.D198];1)+1;1));LEFT([.D198];1));COUNTIF([.$D$5:.$D198];[.D198]);&quot;_&quot;;SUBSTITUTE(PROPER([.B198]);&quot; &quot;;&quot;&quot;);&quot;_&quot;;[.E198]))))))" office:value-type="string" office:string-value="-">
            <text:p>-</text:p>
          </table:table-cell>
          <table:table-cell table:style-name="ce178" table:formula="of:=IF(AND([.B198]=&quot;&quot;;[.C198]=&quot;&quot;;[.D198]=&quot;&quot;;[.E198]=&quot;&quot;);0;IF(AND([.B198]=&quot;&quot;;[.C198]&lt;&gt;&quot;&quot;;[.D198]&lt;&gt;&quot;&quot;;[.E198]&lt;&gt;&quot;&quot;);-1;IF(AND([.B198]&lt;&gt;&quot;&quot;;[.C198]=&quot;&quot;;[.D198]&lt;&gt;&quot;&quot;;[.E198]&lt;&gt;&quot;&quot;);-2;IF(AND([.B198]&lt;&gt;&quot;&quot;;[.C198]&lt;&gt;&quot;&quot;;[.D198]=&quot;&quot;;[.E198]&lt;&gt;&quot;&quot;);-3;IF(AND([.B198]=&quot;&quot;;[.C198]&lt;&gt;&quot;&quot;;[.D198]&lt;&gt;&quot;&quot;;[.E198]=&quot;&quot;);-3;IF(AND([.B198]&lt;&gt;&quot;&quot;;[.C198]&lt;&gt;&quot;&quot;;[.D198]&lt;&gt;&quot;&quot;;[.E198]&lt;&gt;&quot;&quot;);1;-4))))))" office:value-type="float" office:value="0">
            <text:p>0</text:p>
          </table:table-cell>
          <table:table-cell table:number-columns-repeated="1015"/>
        </table:table-row>
        <table:table-row table:style-name="ro3">
          <table:table-cell table:style-name="ce150" office:value-type="float" office:value="195">
            <text:p>195</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199]=0;&quot;-&quot;;IF([.I199]=-1;&quot;! Mini-game's name missing !&quot;;IF([.I199]=-2;&quot;! Developer's name missing !&quot;;IF([.I199]=-3;&quot;! Challenge's type missing !&quot;;IF([.I199]=-4;&quot;! Difficulty rating missing !&quot;;CONCATENATE(iferror(CONCATENATE(LEFT([.D199];1);MID([.D199];SEARCH(&quot;-&quot;;[.D199];1)+1;1));LEFT([.D199];1));COUNTIF([.$D$5:.$D199];[.D199]);&quot;_&quot;;SUBSTITUTE(PROPER([.B199]);&quot; &quot;;&quot;&quot;);&quot;_&quot;;[.E199]))))))" office:value-type="string" office:string-value="-">
            <text:p>-</text:p>
          </table:table-cell>
          <table:table-cell table:style-name="ce178" table:formula="of:=IF(AND([.B199]=&quot;&quot;;[.C199]=&quot;&quot;;[.D199]=&quot;&quot;;[.E199]=&quot;&quot;);0;IF(AND([.B199]=&quot;&quot;;[.C199]&lt;&gt;&quot;&quot;;[.D199]&lt;&gt;&quot;&quot;;[.E199]&lt;&gt;&quot;&quot;);-1;IF(AND([.B199]&lt;&gt;&quot;&quot;;[.C199]=&quot;&quot;;[.D199]&lt;&gt;&quot;&quot;;[.E199]&lt;&gt;&quot;&quot;);-2;IF(AND([.B199]&lt;&gt;&quot;&quot;;[.C199]&lt;&gt;&quot;&quot;;[.D199]=&quot;&quot;;[.E199]&lt;&gt;&quot;&quot;);-3;IF(AND([.B199]=&quot;&quot;;[.C199]&lt;&gt;&quot;&quot;;[.D199]&lt;&gt;&quot;&quot;;[.E199]=&quot;&quot;);-3;IF(AND([.B199]&lt;&gt;&quot;&quot;;[.C199]&lt;&gt;&quot;&quot;;[.D199]&lt;&gt;&quot;&quot;;[.E199]&lt;&gt;&quot;&quot;);1;-4))))))" office:value-type="float" office:value="0">
            <text:p>0</text:p>
          </table:table-cell>
          <table:table-cell table:number-columns-repeated="1015"/>
        </table:table-row>
        <table:table-row table:style-name="ro3">
          <table:table-cell table:style-name="ce150" office:value-type="float" office:value="196">
            <text:p>196</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200]=0;&quot;-&quot;;IF([.I200]=-1;&quot;! Mini-game's name missing !&quot;;IF([.I200]=-2;&quot;! Developer's name missing !&quot;;IF([.I200]=-3;&quot;! Challenge's type missing !&quot;;IF([.I200]=-4;&quot;! Difficulty rating missing !&quot;;CONCATENATE(iferror(CONCATENATE(LEFT([.D200];1);MID([.D200];SEARCH(&quot;-&quot;;[.D200];1)+1;1));LEFT([.D200];1));COUNTIF([.$D$5:.$D200];[.D200]);&quot;_&quot;;SUBSTITUTE(PROPER([.B200]);&quot; &quot;;&quot;&quot;);&quot;_&quot;;[.E200]))))))" office:value-type="string" office:string-value="-">
            <text:p>-</text:p>
          </table:table-cell>
          <table:table-cell table:style-name="ce178" table:formula="of:=IF(AND([.B200]=&quot;&quot;;[.C200]=&quot;&quot;;[.D200]=&quot;&quot;;[.E200]=&quot;&quot;);0;IF(AND([.B200]=&quot;&quot;;[.C200]&lt;&gt;&quot;&quot;;[.D200]&lt;&gt;&quot;&quot;;[.E200]&lt;&gt;&quot;&quot;);-1;IF(AND([.B200]&lt;&gt;&quot;&quot;;[.C200]=&quot;&quot;;[.D200]&lt;&gt;&quot;&quot;;[.E200]&lt;&gt;&quot;&quot;);-2;IF(AND([.B200]&lt;&gt;&quot;&quot;;[.C200]&lt;&gt;&quot;&quot;;[.D200]=&quot;&quot;;[.E200]&lt;&gt;&quot;&quot;);-3;IF(AND([.B200]=&quot;&quot;;[.C200]&lt;&gt;&quot;&quot;;[.D200]&lt;&gt;&quot;&quot;;[.E200]=&quot;&quot;);-3;IF(AND([.B200]&lt;&gt;&quot;&quot;;[.C200]&lt;&gt;&quot;&quot;;[.D200]&lt;&gt;&quot;&quot;;[.E200]&lt;&gt;&quot;&quot;);1;-4))))))" office:value-type="float" office:value="0">
            <text:p>0</text:p>
          </table:table-cell>
          <table:table-cell table:number-columns-repeated="1015"/>
        </table:table-row>
        <table:table-row table:style-name="ro3">
          <table:table-cell table:style-name="ce150" office:value-type="float" office:value="197">
            <text:p>197</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201]=0;&quot;-&quot;;IF([.I201]=-1;&quot;! Mini-game's name missing !&quot;;IF([.I201]=-2;&quot;! Developer's name missing !&quot;;IF([.I201]=-3;&quot;! Challenge's type missing !&quot;;IF([.I201]=-4;&quot;! Difficulty rating missing !&quot;;CONCATENATE(iferror(CONCATENATE(LEFT([.D201];1);MID([.D201];SEARCH(&quot;-&quot;;[.D201];1)+1;1));LEFT([.D201];1));COUNTIF([.$D$5:.$D201];[.D201]);&quot;_&quot;;SUBSTITUTE(PROPER([.B201]);&quot; &quot;;&quot;&quot;);&quot;_&quot;;[.E201]))))))" office:value-type="string" office:string-value="-">
            <text:p>-</text:p>
          </table:table-cell>
          <table:table-cell table:style-name="ce178" table:formula="of:=IF(AND([.B201]=&quot;&quot;;[.C201]=&quot;&quot;;[.D201]=&quot;&quot;;[.E201]=&quot;&quot;);0;IF(AND([.B201]=&quot;&quot;;[.C201]&lt;&gt;&quot;&quot;;[.D201]&lt;&gt;&quot;&quot;;[.E201]&lt;&gt;&quot;&quot;);-1;IF(AND([.B201]&lt;&gt;&quot;&quot;;[.C201]=&quot;&quot;;[.D201]&lt;&gt;&quot;&quot;;[.E201]&lt;&gt;&quot;&quot;);-2;IF(AND([.B201]&lt;&gt;&quot;&quot;;[.C201]&lt;&gt;&quot;&quot;;[.D201]=&quot;&quot;;[.E201]&lt;&gt;&quot;&quot;);-3;IF(AND([.B201]=&quot;&quot;;[.C201]&lt;&gt;&quot;&quot;;[.D201]&lt;&gt;&quot;&quot;;[.E201]=&quot;&quot;);-3;IF(AND([.B201]&lt;&gt;&quot;&quot;;[.C201]&lt;&gt;&quot;&quot;;[.D201]&lt;&gt;&quot;&quot;;[.E201]&lt;&gt;&quot;&quot;);1;-4))))))" office:value-type="float" office:value="0">
            <text:p>0</text:p>
          </table:table-cell>
          <table:table-cell table:number-columns-repeated="1015"/>
        </table:table-row>
        <table:table-row table:style-name="ro3">
          <table:table-cell table:style-name="ce150" office:value-type="float" office:value="198">
            <text:p>198</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202]=0;&quot;-&quot;;IF([.I202]=-1;&quot;! Mini-game's name missing !&quot;;IF([.I202]=-2;&quot;! Developer's name missing !&quot;;IF([.I202]=-3;&quot;! Challenge's type missing !&quot;;IF([.I202]=-4;&quot;! Difficulty rating missing !&quot;;CONCATENATE(iferror(CONCATENATE(LEFT([.D202];1);MID([.D202];SEARCH(&quot;-&quot;;[.D202];1)+1;1));LEFT([.D202];1));COUNTIF([.$D$5:.$D202];[.D202]);&quot;_&quot;;SUBSTITUTE(PROPER([.B202]);&quot; &quot;;&quot;&quot;);&quot;_&quot;;[.E202]))))))" office:value-type="string" office:string-value="-">
            <text:p>-</text:p>
          </table:table-cell>
          <table:table-cell table:style-name="ce178" table:formula="of:=IF(AND([.B202]=&quot;&quot;;[.C202]=&quot;&quot;;[.D202]=&quot;&quot;;[.E202]=&quot;&quot;);0;IF(AND([.B202]=&quot;&quot;;[.C202]&lt;&gt;&quot;&quot;;[.D202]&lt;&gt;&quot;&quot;;[.E202]&lt;&gt;&quot;&quot;);-1;IF(AND([.B202]&lt;&gt;&quot;&quot;;[.C202]=&quot;&quot;;[.D202]&lt;&gt;&quot;&quot;;[.E202]&lt;&gt;&quot;&quot;);-2;IF(AND([.B202]&lt;&gt;&quot;&quot;;[.C202]&lt;&gt;&quot;&quot;;[.D202]=&quot;&quot;;[.E202]&lt;&gt;&quot;&quot;);-3;IF(AND([.B202]=&quot;&quot;;[.C202]&lt;&gt;&quot;&quot;;[.D202]&lt;&gt;&quot;&quot;;[.E202]=&quot;&quot;);-3;IF(AND([.B202]&lt;&gt;&quot;&quot;;[.C202]&lt;&gt;&quot;&quot;;[.D202]&lt;&gt;&quot;&quot;;[.E202]&lt;&gt;&quot;&quot;);1;-4))))))" office:value-type="float" office:value="0">
            <text:p>0</text:p>
          </table:table-cell>
          <table:table-cell table:number-columns-repeated="1015"/>
        </table:table-row>
        <table:table-row table:style-name="ro3">
          <table:table-cell table:style-name="ce150" office:value-type="float" office:value="199">
            <text:p>199</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203]=0;&quot;-&quot;;IF([.I203]=-1;&quot;! Mini-game's name missing !&quot;;IF([.I203]=-2;&quot;! Developer's name missing !&quot;;IF([.I203]=-3;&quot;! Challenge's type missing !&quot;;IF([.I203]=-4;&quot;! Difficulty rating missing !&quot;;CONCATENATE(iferror(CONCATENATE(LEFT([.D203];1);MID([.D203];SEARCH(&quot;-&quot;;[.D203];1)+1;1));LEFT([.D203];1));COUNTIF([.$D$5:.$D203];[.D203]);&quot;_&quot;;SUBSTITUTE(PROPER([.B203]);&quot; &quot;;&quot;&quot;);&quot;_&quot;;[.E203]))))))" office:value-type="string" office:string-value="-">
            <text:p>-</text:p>
          </table:table-cell>
          <table:table-cell table:style-name="ce178" table:formula="of:=IF(AND([.B203]=&quot;&quot;;[.C203]=&quot;&quot;;[.D203]=&quot;&quot;;[.E203]=&quot;&quot;);0;IF(AND([.B203]=&quot;&quot;;[.C203]&lt;&gt;&quot;&quot;;[.D203]&lt;&gt;&quot;&quot;;[.E203]&lt;&gt;&quot;&quot;);-1;IF(AND([.B203]&lt;&gt;&quot;&quot;;[.C203]=&quot;&quot;;[.D203]&lt;&gt;&quot;&quot;;[.E203]&lt;&gt;&quot;&quot;);-2;IF(AND([.B203]&lt;&gt;&quot;&quot;;[.C203]&lt;&gt;&quot;&quot;;[.D203]=&quot;&quot;;[.E203]&lt;&gt;&quot;&quot;);-3;IF(AND([.B203]=&quot;&quot;;[.C203]&lt;&gt;&quot;&quot;;[.D203]&lt;&gt;&quot;&quot;;[.E203]=&quot;&quot;);-3;IF(AND([.B203]&lt;&gt;&quot;&quot;;[.C203]&lt;&gt;&quot;&quot;;[.D203]&lt;&gt;&quot;&quot;;[.E203]&lt;&gt;&quot;&quot;);1;-4))))))" office:value-type="float" office:value="0">
            <text:p>0</text:p>
          </table:table-cell>
          <table:table-cell table:number-columns-repeated="1015"/>
        </table:table-row>
        <table:table-row table:style-name="ro3">
          <table:table-cell table:style-name="ce150" office:value-type="float" office:value="200">
            <text:p>200</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204]=0;&quot;-&quot;;IF([.I204]=-1;&quot;! Mini-game's name missing !&quot;;IF([.I204]=-2;&quot;! Developer's name missing !&quot;;IF([.I204]=-3;&quot;! Challenge's type missing !&quot;;IF([.I204]=-4;&quot;! Difficulty rating missing !&quot;;CONCATENATE(iferror(CONCATENATE(LEFT([.D204];1);MID([.D204];SEARCH(&quot;-&quot;;[.D204];1)+1;1));LEFT([.D204];1));COUNTIF([.$D$5:.$D204];[.D204]);&quot;_&quot;;SUBSTITUTE(PROPER([.B204]);&quot; &quot;;&quot;&quot;);&quot;_&quot;;[.E204]))))))" office:value-type="string" office:string-value="-">
            <text:p>-</text:p>
          </table:table-cell>
          <table:table-cell table:style-name="ce178" table:formula="of:=IF(AND([.B204]=&quot;&quot;;[.C204]=&quot;&quot;;[.D204]=&quot;&quot;;[.E204]=&quot;&quot;);0;IF(AND([.B204]=&quot;&quot;;[.C204]&lt;&gt;&quot;&quot;;[.D204]&lt;&gt;&quot;&quot;;[.E204]&lt;&gt;&quot;&quot;);-1;IF(AND([.B204]&lt;&gt;&quot;&quot;;[.C204]=&quot;&quot;;[.D204]&lt;&gt;&quot;&quot;;[.E204]&lt;&gt;&quot;&quot;);-2;IF(AND([.B204]&lt;&gt;&quot;&quot;;[.C204]&lt;&gt;&quot;&quot;;[.D204]=&quot;&quot;;[.E204]&lt;&gt;&quot;&quot;);-3;IF(AND([.B204]=&quot;&quot;;[.C204]&lt;&gt;&quot;&quot;;[.D204]&lt;&gt;&quot;&quot;;[.E204]=&quot;&quot;);-3;IF(AND([.B204]&lt;&gt;&quot;&quot;;[.C204]&lt;&gt;&quot;&quot;;[.D204]&lt;&gt;&quot;&quot;;[.E204]&lt;&gt;&quot;&quot;);1;-4))))))" office:value-type="float" office:value="0">
            <text:p>0</text:p>
          </table:table-cell>
          <table:table-cell table:number-columns-repeated="1015"/>
        </table:table-row>
        <table:table-row table:style-name="ro3">
          <table:table-cell table:style-name="ce150" office:value-type="float" office:value="201">
            <text:p>201</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205]=0;&quot;-&quot;;IF([.I205]=-1;&quot;! Mini-game's name missing !&quot;;IF([.I205]=-2;&quot;! Developer's name missing !&quot;;IF([.I205]=-3;&quot;! Challenge's type missing !&quot;;IF([.I205]=-4;&quot;! Difficulty rating missing !&quot;;CONCATENATE(iferror(CONCATENATE(LEFT([.D205];1);MID([.D205];SEARCH(&quot;-&quot;;[.D205];1)+1;1));LEFT([.D205];1));COUNTIF([.$D$5:.$D205];[.D205]);&quot;_&quot;;SUBSTITUTE(PROPER([.B205]);&quot; &quot;;&quot;&quot;);&quot;_&quot;;[.E205]))))))" office:value-type="string" office:string-value="-">
            <text:p>-</text:p>
          </table:table-cell>
          <table:table-cell table:style-name="ce178" table:formula="of:=IF(AND([.B205]=&quot;&quot;;[.C205]=&quot;&quot;;[.D205]=&quot;&quot;;[.E205]=&quot;&quot;);0;IF(AND([.B205]=&quot;&quot;;[.C205]&lt;&gt;&quot;&quot;;[.D205]&lt;&gt;&quot;&quot;;[.E205]&lt;&gt;&quot;&quot;);-1;IF(AND([.B205]&lt;&gt;&quot;&quot;;[.C205]=&quot;&quot;;[.D205]&lt;&gt;&quot;&quot;;[.E205]&lt;&gt;&quot;&quot;);-2;IF(AND([.B205]&lt;&gt;&quot;&quot;;[.C205]&lt;&gt;&quot;&quot;;[.D205]=&quot;&quot;;[.E205]&lt;&gt;&quot;&quot;);-3;IF(AND([.B205]=&quot;&quot;;[.C205]&lt;&gt;&quot;&quot;;[.D205]&lt;&gt;&quot;&quot;;[.E205]=&quot;&quot;);-3;IF(AND([.B205]&lt;&gt;&quot;&quot;;[.C205]&lt;&gt;&quot;&quot;;[.D205]&lt;&gt;&quot;&quot;;[.E205]&lt;&gt;&quot;&quot;);1;-4))))))" office:value-type="float" office:value="0">
            <text:p>0</text:p>
          </table:table-cell>
          <table:table-cell table:number-columns-repeated="1015"/>
        </table:table-row>
        <table:table-row table:style-name="ro3">
          <table:table-cell table:style-name="ce150" office:value-type="float" office:value="202">
            <text:p>202</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206]=0;&quot;-&quot;;IF([.I206]=-1;&quot;! Mini-game's name missing !&quot;;IF([.I206]=-2;&quot;! Developer's name missing !&quot;;IF([.I206]=-3;&quot;! Challenge's type missing !&quot;;IF([.I206]=-4;&quot;! Difficulty rating missing !&quot;;CONCATENATE(iferror(CONCATENATE(LEFT([.D206];1);MID([.D206];SEARCH(&quot;-&quot;;[.D206];1)+1;1));LEFT([.D206];1));COUNTIF([.$D$5:.$D206];[.D206]);&quot;_&quot;;SUBSTITUTE(PROPER([.B206]);&quot; &quot;;&quot;&quot;);&quot;_&quot;;[.E206]))))))" office:value-type="string" office:string-value="-">
            <text:p>-</text:p>
          </table:table-cell>
          <table:table-cell table:style-name="ce178" table:formula="of:=IF(AND([.B206]=&quot;&quot;;[.C206]=&quot;&quot;;[.D206]=&quot;&quot;;[.E206]=&quot;&quot;);0;IF(AND([.B206]=&quot;&quot;;[.C206]&lt;&gt;&quot;&quot;;[.D206]&lt;&gt;&quot;&quot;;[.E206]&lt;&gt;&quot;&quot;);-1;IF(AND([.B206]&lt;&gt;&quot;&quot;;[.C206]=&quot;&quot;;[.D206]&lt;&gt;&quot;&quot;;[.E206]&lt;&gt;&quot;&quot;);-2;IF(AND([.B206]&lt;&gt;&quot;&quot;;[.C206]&lt;&gt;&quot;&quot;;[.D206]=&quot;&quot;;[.E206]&lt;&gt;&quot;&quot;);-3;IF(AND([.B206]=&quot;&quot;;[.C206]&lt;&gt;&quot;&quot;;[.D206]&lt;&gt;&quot;&quot;;[.E206]=&quot;&quot;);-3;IF(AND([.B206]&lt;&gt;&quot;&quot;;[.C206]&lt;&gt;&quot;&quot;;[.D206]&lt;&gt;&quot;&quot;;[.E206]&lt;&gt;&quot;&quot;);1;-4))))))" office:value-type="float" office:value="0">
            <text:p>0</text:p>
          </table:table-cell>
          <table:table-cell table:number-columns-repeated="1015"/>
        </table:table-row>
        <table:table-row table:style-name="ro3">
          <table:table-cell table:style-name="ce150" office:value-type="float" office:value="203">
            <text:p>203</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207]=0;&quot;-&quot;;IF([.I207]=-1;&quot;! Mini-game's name missing !&quot;;IF([.I207]=-2;&quot;! Developer's name missing !&quot;;IF([.I207]=-3;&quot;! Challenge's type missing !&quot;;IF([.I207]=-4;&quot;! Difficulty rating missing !&quot;;CONCATENATE(iferror(CONCATENATE(LEFT([.D207];1);MID([.D207];SEARCH(&quot;-&quot;;[.D207];1)+1;1));LEFT([.D207];1));COUNTIF([.$D$5:.$D207];[.D207]);&quot;_&quot;;SUBSTITUTE(PROPER([.B207]);&quot; &quot;;&quot;&quot;);&quot;_&quot;;[.E207]))))))" office:value-type="string" office:string-value="-">
            <text:p>-</text:p>
          </table:table-cell>
          <table:table-cell table:style-name="ce178" table:formula="of:=IF(AND([.B207]=&quot;&quot;;[.C207]=&quot;&quot;;[.D207]=&quot;&quot;;[.E207]=&quot;&quot;);0;IF(AND([.B207]=&quot;&quot;;[.C207]&lt;&gt;&quot;&quot;;[.D207]&lt;&gt;&quot;&quot;;[.E207]&lt;&gt;&quot;&quot;);-1;IF(AND([.B207]&lt;&gt;&quot;&quot;;[.C207]=&quot;&quot;;[.D207]&lt;&gt;&quot;&quot;;[.E207]&lt;&gt;&quot;&quot;);-2;IF(AND([.B207]&lt;&gt;&quot;&quot;;[.C207]&lt;&gt;&quot;&quot;;[.D207]=&quot;&quot;;[.E207]&lt;&gt;&quot;&quot;);-3;IF(AND([.B207]=&quot;&quot;;[.C207]&lt;&gt;&quot;&quot;;[.D207]&lt;&gt;&quot;&quot;;[.E207]=&quot;&quot;);-3;IF(AND([.B207]&lt;&gt;&quot;&quot;;[.C207]&lt;&gt;&quot;&quot;;[.D207]&lt;&gt;&quot;&quot;;[.E207]&lt;&gt;&quot;&quot;);1;-4))))))" office:value-type="float" office:value="0">
            <text:p>0</text:p>
          </table:table-cell>
          <table:table-cell table:number-columns-repeated="1015"/>
        </table:table-row>
        <table:table-row table:style-name="ro3">
          <table:table-cell table:style-name="ce150" office:value-type="float" office:value="204">
            <text:p>204</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208]=0;&quot;-&quot;;IF([.I208]=-1;&quot;! Mini-game's name missing !&quot;;IF([.I208]=-2;&quot;! Developer's name missing !&quot;;IF([.I208]=-3;&quot;! Challenge's type missing !&quot;;IF([.I208]=-4;&quot;! Difficulty rating missing !&quot;;CONCATENATE(iferror(CONCATENATE(LEFT([.D208];1);MID([.D208];SEARCH(&quot;-&quot;;[.D208];1)+1;1));LEFT([.D208];1));COUNTIF([.$D$5:.$D208];[.D208]);&quot;_&quot;;SUBSTITUTE(PROPER([.B208]);&quot; &quot;;&quot;&quot;);&quot;_&quot;;[.E208]))))))" office:value-type="string" office:string-value="-">
            <text:p>-</text:p>
          </table:table-cell>
          <table:table-cell table:style-name="ce178" table:formula="of:=IF(AND([.B208]=&quot;&quot;;[.C208]=&quot;&quot;;[.D208]=&quot;&quot;;[.E208]=&quot;&quot;);0;IF(AND([.B208]=&quot;&quot;;[.C208]&lt;&gt;&quot;&quot;;[.D208]&lt;&gt;&quot;&quot;;[.E208]&lt;&gt;&quot;&quot;);-1;IF(AND([.B208]&lt;&gt;&quot;&quot;;[.C208]=&quot;&quot;;[.D208]&lt;&gt;&quot;&quot;;[.E208]&lt;&gt;&quot;&quot;);-2;IF(AND([.B208]&lt;&gt;&quot;&quot;;[.C208]&lt;&gt;&quot;&quot;;[.D208]=&quot;&quot;;[.E208]&lt;&gt;&quot;&quot;);-3;IF(AND([.B208]=&quot;&quot;;[.C208]&lt;&gt;&quot;&quot;;[.D208]&lt;&gt;&quot;&quot;;[.E208]=&quot;&quot;);-3;IF(AND([.B208]&lt;&gt;&quot;&quot;;[.C208]&lt;&gt;&quot;&quot;;[.D208]&lt;&gt;&quot;&quot;;[.E208]&lt;&gt;&quot;&quot;);1;-4))))))" office:value-type="float" office:value="0">
            <text:p>0</text:p>
          </table:table-cell>
          <table:table-cell table:number-columns-repeated="1015"/>
        </table:table-row>
        <table:table-row table:style-name="ro3">
          <table:table-cell table:style-name="ce150" office:value-type="float" office:value="205">
            <text:p>205</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209]=0;&quot;-&quot;;IF([.I209]=-1;&quot;! Mini-game's name missing !&quot;;IF([.I209]=-2;&quot;! Developer's name missing !&quot;;IF([.I209]=-3;&quot;! Challenge's type missing !&quot;;IF([.I209]=-4;&quot;! Difficulty rating missing !&quot;;CONCATENATE(iferror(CONCATENATE(LEFT([.D209];1);MID([.D209];SEARCH(&quot;-&quot;;[.D209];1)+1;1));LEFT([.D209];1));COUNTIF([.$D$5:.$D209];[.D209]);&quot;_&quot;;SUBSTITUTE(PROPER([.B209]);&quot; &quot;;&quot;&quot;);&quot;_&quot;;[.E209]))))))" office:value-type="string" office:string-value="-">
            <text:p>-</text:p>
          </table:table-cell>
          <table:table-cell table:style-name="ce178" table:formula="of:=IF(AND([.B209]=&quot;&quot;;[.C209]=&quot;&quot;;[.D209]=&quot;&quot;;[.E209]=&quot;&quot;);0;IF(AND([.B209]=&quot;&quot;;[.C209]&lt;&gt;&quot;&quot;;[.D209]&lt;&gt;&quot;&quot;;[.E209]&lt;&gt;&quot;&quot;);-1;IF(AND([.B209]&lt;&gt;&quot;&quot;;[.C209]=&quot;&quot;;[.D209]&lt;&gt;&quot;&quot;;[.E209]&lt;&gt;&quot;&quot;);-2;IF(AND([.B209]&lt;&gt;&quot;&quot;;[.C209]&lt;&gt;&quot;&quot;;[.D209]=&quot;&quot;;[.E209]&lt;&gt;&quot;&quot;);-3;IF(AND([.B209]=&quot;&quot;;[.C209]&lt;&gt;&quot;&quot;;[.D209]&lt;&gt;&quot;&quot;;[.E209]=&quot;&quot;);-3;IF(AND([.B209]&lt;&gt;&quot;&quot;;[.C209]&lt;&gt;&quot;&quot;;[.D209]&lt;&gt;&quot;&quot;;[.E209]&lt;&gt;&quot;&quot;);1;-4))))))" office:value-type="float" office:value="0">
            <text:p>0</text:p>
          </table:table-cell>
          <table:table-cell table:number-columns-repeated="1015"/>
        </table:table-row>
        <table:table-row table:style-name="ro3">
          <table:table-cell table:style-name="ce150" office:value-type="float" office:value="206">
            <text:p>206</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210]=0;&quot;-&quot;;IF([.I210]=-1;&quot;! Mini-game's name missing !&quot;;IF([.I210]=-2;&quot;! Developer's name missing !&quot;;IF([.I210]=-3;&quot;! Challenge's type missing !&quot;;IF([.I210]=-4;&quot;! Difficulty rating missing !&quot;;CONCATENATE(iferror(CONCATENATE(LEFT([.D210];1);MID([.D210];SEARCH(&quot;-&quot;;[.D210];1)+1;1));LEFT([.D210];1));COUNTIF([.$D$5:.$D210];[.D210]);&quot;_&quot;;SUBSTITUTE(PROPER([.B210]);&quot; &quot;;&quot;&quot;);&quot;_&quot;;[.E210]))))))" office:value-type="string" office:string-value="-">
            <text:p>-</text:p>
          </table:table-cell>
          <table:table-cell table:style-name="ce178" table:formula="of:=IF(AND([.B210]=&quot;&quot;;[.C210]=&quot;&quot;;[.D210]=&quot;&quot;;[.E210]=&quot;&quot;);0;IF(AND([.B210]=&quot;&quot;;[.C210]&lt;&gt;&quot;&quot;;[.D210]&lt;&gt;&quot;&quot;;[.E210]&lt;&gt;&quot;&quot;);-1;IF(AND([.B210]&lt;&gt;&quot;&quot;;[.C210]=&quot;&quot;;[.D210]&lt;&gt;&quot;&quot;;[.E210]&lt;&gt;&quot;&quot;);-2;IF(AND([.B210]&lt;&gt;&quot;&quot;;[.C210]&lt;&gt;&quot;&quot;;[.D210]=&quot;&quot;;[.E210]&lt;&gt;&quot;&quot;);-3;IF(AND([.B210]=&quot;&quot;;[.C210]&lt;&gt;&quot;&quot;;[.D210]&lt;&gt;&quot;&quot;;[.E210]=&quot;&quot;);-3;IF(AND([.B210]&lt;&gt;&quot;&quot;;[.C210]&lt;&gt;&quot;&quot;;[.D210]&lt;&gt;&quot;&quot;;[.E210]&lt;&gt;&quot;&quot;);1;-4))))))" office:value-type="float" office:value="0">
            <text:p>0</text:p>
          </table:table-cell>
          <table:table-cell table:number-columns-repeated="1015"/>
        </table:table-row>
        <table:table-row table:style-name="ro3">
          <table:table-cell table:style-name="ce150" office:value-type="float" office:value="207">
            <text:p>207</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211]=0;&quot;-&quot;;IF([.I211]=-1;&quot;! Mini-game's name missing !&quot;;IF([.I211]=-2;&quot;! Developer's name missing !&quot;;IF([.I211]=-3;&quot;! Challenge's type missing !&quot;;IF([.I211]=-4;&quot;! Difficulty rating missing !&quot;;CONCATENATE(iferror(CONCATENATE(LEFT([.D211];1);MID([.D211];SEARCH(&quot;-&quot;;[.D211];1)+1;1));LEFT([.D211];1));COUNTIF([.$D$5:.$D211];[.D211]);&quot;_&quot;;SUBSTITUTE(PROPER([.B211]);&quot; &quot;;&quot;&quot;);&quot;_&quot;;[.E211]))))))" office:value-type="string" office:string-value="-">
            <text:p>-</text:p>
          </table:table-cell>
          <table:table-cell table:style-name="ce178" table:formula="of:=IF(AND([.B211]=&quot;&quot;;[.C211]=&quot;&quot;;[.D211]=&quot;&quot;;[.E211]=&quot;&quot;);0;IF(AND([.B211]=&quot;&quot;;[.C211]&lt;&gt;&quot;&quot;;[.D211]&lt;&gt;&quot;&quot;;[.E211]&lt;&gt;&quot;&quot;);-1;IF(AND([.B211]&lt;&gt;&quot;&quot;;[.C211]=&quot;&quot;;[.D211]&lt;&gt;&quot;&quot;;[.E211]&lt;&gt;&quot;&quot;);-2;IF(AND([.B211]&lt;&gt;&quot;&quot;;[.C211]&lt;&gt;&quot;&quot;;[.D211]=&quot;&quot;;[.E211]&lt;&gt;&quot;&quot;);-3;IF(AND([.B211]=&quot;&quot;;[.C211]&lt;&gt;&quot;&quot;;[.D211]&lt;&gt;&quot;&quot;;[.E211]=&quot;&quot;);-3;IF(AND([.B211]&lt;&gt;&quot;&quot;;[.C211]&lt;&gt;&quot;&quot;;[.D211]&lt;&gt;&quot;&quot;;[.E211]&lt;&gt;&quot;&quot;);1;-4))))))" office:value-type="float" office:value="0">
            <text:p>0</text:p>
          </table:table-cell>
          <table:table-cell table:number-columns-repeated="1015"/>
        </table:table-row>
        <table:table-row table:style-name="ro3">
          <table:table-cell table:style-name="ce150" office:value-type="float" office:value="208">
            <text:p>208</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212]=0;&quot;-&quot;;IF([.I212]=-1;&quot;! Mini-game's name missing !&quot;;IF([.I212]=-2;&quot;! Developer's name missing !&quot;;IF([.I212]=-3;&quot;! Challenge's type missing !&quot;;IF([.I212]=-4;&quot;! Difficulty rating missing !&quot;;CONCATENATE(iferror(CONCATENATE(LEFT([.D212];1);MID([.D212];SEARCH(&quot;-&quot;;[.D212];1)+1;1));LEFT([.D212];1));COUNTIF([.$D$5:.$D212];[.D212]);&quot;_&quot;;SUBSTITUTE(PROPER([.B212]);&quot; &quot;;&quot;&quot;);&quot;_&quot;;[.E212]))))))" office:value-type="string" office:string-value="-">
            <text:p>-</text:p>
          </table:table-cell>
          <table:table-cell table:style-name="ce178" table:formula="of:=IF(AND([.B212]=&quot;&quot;;[.C212]=&quot;&quot;;[.D212]=&quot;&quot;;[.E212]=&quot;&quot;);0;IF(AND([.B212]=&quot;&quot;;[.C212]&lt;&gt;&quot;&quot;;[.D212]&lt;&gt;&quot;&quot;;[.E212]&lt;&gt;&quot;&quot;);-1;IF(AND([.B212]&lt;&gt;&quot;&quot;;[.C212]=&quot;&quot;;[.D212]&lt;&gt;&quot;&quot;;[.E212]&lt;&gt;&quot;&quot;);-2;IF(AND([.B212]&lt;&gt;&quot;&quot;;[.C212]&lt;&gt;&quot;&quot;;[.D212]=&quot;&quot;;[.E212]&lt;&gt;&quot;&quot;);-3;IF(AND([.B212]=&quot;&quot;;[.C212]&lt;&gt;&quot;&quot;;[.D212]&lt;&gt;&quot;&quot;;[.E212]=&quot;&quot;);-3;IF(AND([.B212]&lt;&gt;&quot;&quot;;[.C212]&lt;&gt;&quot;&quot;;[.D212]&lt;&gt;&quot;&quot;;[.E212]&lt;&gt;&quot;&quot;);1;-4))))))" office:value-type="float" office:value="0">
            <text:p>0</text:p>
          </table:table-cell>
          <table:table-cell table:number-columns-repeated="1015"/>
        </table:table-row>
        <table:table-row table:style-name="ro3">
          <table:table-cell table:style-name="ce150" office:value-type="float" office:value="209">
            <text:p>209</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213]=0;&quot;-&quot;;IF([.I213]=-1;&quot;! Mini-game's name missing !&quot;;IF([.I213]=-2;&quot;! Developer's name missing !&quot;;IF([.I213]=-3;&quot;! Challenge's type missing !&quot;;IF([.I213]=-4;&quot;! Difficulty rating missing !&quot;;CONCATENATE(iferror(CONCATENATE(LEFT([.D213];1);MID([.D213];SEARCH(&quot;-&quot;;[.D213];1)+1;1));LEFT([.D213];1));COUNTIF([.$D$5:.$D213];[.D213]);&quot;_&quot;;SUBSTITUTE(PROPER([.B213]);&quot; &quot;;&quot;&quot;);&quot;_&quot;;[.E213]))))))" office:value-type="string" office:string-value="-">
            <text:p>-</text:p>
          </table:table-cell>
          <table:table-cell table:style-name="ce178" table:formula="of:=IF(AND([.B213]=&quot;&quot;;[.C213]=&quot;&quot;;[.D213]=&quot;&quot;;[.E213]=&quot;&quot;);0;IF(AND([.B213]=&quot;&quot;;[.C213]&lt;&gt;&quot;&quot;;[.D213]&lt;&gt;&quot;&quot;;[.E213]&lt;&gt;&quot;&quot;);-1;IF(AND([.B213]&lt;&gt;&quot;&quot;;[.C213]=&quot;&quot;;[.D213]&lt;&gt;&quot;&quot;;[.E213]&lt;&gt;&quot;&quot;);-2;IF(AND([.B213]&lt;&gt;&quot;&quot;;[.C213]&lt;&gt;&quot;&quot;;[.D213]=&quot;&quot;;[.E213]&lt;&gt;&quot;&quot;);-3;IF(AND([.B213]=&quot;&quot;;[.C213]&lt;&gt;&quot;&quot;;[.D213]&lt;&gt;&quot;&quot;;[.E213]=&quot;&quot;);-3;IF(AND([.B213]&lt;&gt;&quot;&quot;;[.C213]&lt;&gt;&quot;&quot;;[.D213]&lt;&gt;&quot;&quot;;[.E213]&lt;&gt;&quot;&quot;);1;-4))))))" office:value-type="float" office:value="0">
            <text:p>0</text:p>
          </table:table-cell>
          <table:table-cell table:number-columns-repeated="1015"/>
        </table:table-row>
        <table:table-row table:style-name="ro3">
          <table:table-cell table:style-name="ce150" office:value-type="float" office:value="210">
            <text:p>210</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214]=0;&quot;-&quot;;IF([.I214]=-1;&quot;! Mini-game's name missing !&quot;;IF([.I214]=-2;&quot;! Developer's name missing !&quot;;IF([.I214]=-3;&quot;! Challenge's type missing !&quot;;IF([.I214]=-4;&quot;! Difficulty rating missing !&quot;;CONCATENATE(iferror(CONCATENATE(LEFT([.D214];1);MID([.D214];SEARCH(&quot;-&quot;;[.D214];1)+1;1));LEFT([.D214];1));COUNTIF([.$D$5:.$D214];[.D214]);&quot;_&quot;;SUBSTITUTE(PROPER([.B214]);&quot; &quot;;&quot;&quot;);&quot;_&quot;;[.E214]))))))" office:value-type="string" office:string-value="-">
            <text:p>-</text:p>
          </table:table-cell>
          <table:table-cell table:style-name="ce178" table:formula="of:=IF(AND([.B214]=&quot;&quot;;[.C214]=&quot;&quot;;[.D214]=&quot;&quot;;[.E214]=&quot;&quot;);0;IF(AND([.B214]=&quot;&quot;;[.C214]&lt;&gt;&quot;&quot;;[.D214]&lt;&gt;&quot;&quot;;[.E214]&lt;&gt;&quot;&quot;);-1;IF(AND([.B214]&lt;&gt;&quot;&quot;;[.C214]=&quot;&quot;;[.D214]&lt;&gt;&quot;&quot;;[.E214]&lt;&gt;&quot;&quot;);-2;IF(AND([.B214]&lt;&gt;&quot;&quot;;[.C214]&lt;&gt;&quot;&quot;;[.D214]=&quot;&quot;;[.E214]&lt;&gt;&quot;&quot;);-3;IF(AND([.B214]=&quot;&quot;;[.C214]&lt;&gt;&quot;&quot;;[.D214]&lt;&gt;&quot;&quot;;[.E214]=&quot;&quot;);-3;IF(AND([.B214]&lt;&gt;&quot;&quot;;[.C214]&lt;&gt;&quot;&quot;;[.D214]&lt;&gt;&quot;&quot;;[.E214]&lt;&gt;&quot;&quot;);1;-4))))))" office:value-type="float" office:value="0">
            <text:p>0</text:p>
          </table:table-cell>
          <table:table-cell table:number-columns-repeated="1015"/>
        </table:table-row>
        <table:table-row table:style-name="ro3">
          <table:table-cell table:style-name="ce150" office:value-type="float" office:value="211">
            <text:p>211</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215]=0;&quot;-&quot;;IF([.I215]=-1;&quot;! Mini-game's name missing !&quot;;IF([.I215]=-2;&quot;! Developer's name missing !&quot;;IF([.I215]=-3;&quot;! Challenge's type missing !&quot;;IF([.I215]=-4;&quot;! Difficulty rating missing !&quot;;CONCATENATE(iferror(CONCATENATE(LEFT([.D215];1);MID([.D215];SEARCH(&quot;-&quot;;[.D215];1)+1;1));LEFT([.D215];1));COUNTIF([.$D$5:.$D215];[.D215]);&quot;_&quot;;SUBSTITUTE(PROPER([.B215]);&quot; &quot;;&quot;&quot;);&quot;_&quot;;[.E215]))))))" office:value-type="string" office:string-value="-">
            <text:p>-</text:p>
          </table:table-cell>
          <table:table-cell table:style-name="ce178" table:formula="of:=IF(AND([.B215]=&quot;&quot;;[.C215]=&quot;&quot;;[.D215]=&quot;&quot;;[.E215]=&quot;&quot;);0;IF(AND([.B215]=&quot;&quot;;[.C215]&lt;&gt;&quot;&quot;;[.D215]&lt;&gt;&quot;&quot;;[.E215]&lt;&gt;&quot;&quot;);-1;IF(AND([.B215]&lt;&gt;&quot;&quot;;[.C215]=&quot;&quot;;[.D215]&lt;&gt;&quot;&quot;;[.E215]&lt;&gt;&quot;&quot;);-2;IF(AND([.B215]&lt;&gt;&quot;&quot;;[.C215]&lt;&gt;&quot;&quot;;[.D215]=&quot;&quot;;[.E215]&lt;&gt;&quot;&quot;);-3;IF(AND([.B215]=&quot;&quot;;[.C215]&lt;&gt;&quot;&quot;;[.D215]&lt;&gt;&quot;&quot;;[.E215]=&quot;&quot;);-3;IF(AND([.B215]&lt;&gt;&quot;&quot;;[.C215]&lt;&gt;&quot;&quot;;[.D215]&lt;&gt;&quot;&quot;;[.E215]&lt;&gt;&quot;&quot;);1;-4))))))" office:value-type="float" office:value="0">
            <text:p>0</text:p>
          </table:table-cell>
          <table:table-cell table:number-columns-repeated="1015"/>
        </table:table-row>
        <table:table-row table:style-name="ro3">
          <table:table-cell table:style-name="ce150" office:value-type="float" office:value="212">
            <text:p>212</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216]=0;&quot;-&quot;;IF([.I216]=-1;&quot;! Mini-game's name missing !&quot;;IF([.I216]=-2;&quot;! Developer's name missing !&quot;;IF([.I216]=-3;&quot;! Challenge's type missing !&quot;;IF([.I216]=-4;&quot;! Difficulty rating missing !&quot;;CONCATENATE(iferror(CONCATENATE(LEFT([.D216];1);MID([.D216];SEARCH(&quot;-&quot;;[.D216];1)+1;1));LEFT([.D216];1));COUNTIF([.$D$5:.$D216];[.D216]);&quot;_&quot;;SUBSTITUTE(PROPER([.B216]);&quot; &quot;;&quot;&quot;);&quot;_&quot;;[.E216]))))))" office:value-type="string" office:string-value="-">
            <text:p>-</text:p>
          </table:table-cell>
          <table:table-cell table:style-name="ce178" table:formula="of:=IF(AND([.B216]=&quot;&quot;;[.C216]=&quot;&quot;;[.D216]=&quot;&quot;;[.E216]=&quot;&quot;);0;IF(AND([.B216]=&quot;&quot;;[.C216]&lt;&gt;&quot;&quot;;[.D216]&lt;&gt;&quot;&quot;;[.E216]&lt;&gt;&quot;&quot;);-1;IF(AND([.B216]&lt;&gt;&quot;&quot;;[.C216]=&quot;&quot;;[.D216]&lt;&gt;&quot;&quot;;[.E216]&lt;&gt;&quot;&quot;);-2;IF(AND([.B216]&lt;&gt;&quot;&quot;;[.C216]&lt;&gt;&quot;&quot;;[.D216]=&quot;&quot;;[.E216]&lt;&gt;&quot;&quot;);-3;IF(AND([.B216]=&quot;&quot;;[.C216]&lt;&gt;&quot;&quot;;[.D216]&lt;&gt;&quot;&quot;;[.E216]=&quot;&quot;);-3;IF(AND([.B216]&lt;&gt;&quot;&quot;;[.C216]&lt;&gt;&quot;&quot;;[.D216]&lt;&gt;&quot;&quot;;[.E216]&lt;&gt;&quot;&quot;);1;-4))))))" office:value-type="float" office:value="0">
            <text:p>0</text:p>
          </table:table-cell>
          <table:table-cell table:number-columns-repeated="1015"/>
        </table:table-row>
        <table:table-row table:style-name="ro3">
          <table:table-cell table:style-name="ce150" office:value-type="float" office:value="213">
            <text:p>213</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217]=0;&quot;-&quot;;IF([.I217]=-1;&quot;! Mini-game's name missing !&quot;;IF([.I217]=-2;&quot;! Developer's name missing !&quot;;IF([.I217]=-3;&quot;! Challenge's type missing !&quot;;IF([.I217]=-4;&quot;! Difficulty rating missing !&quot;;CONCATENATE(iferror(CONCATENATE(LEFT([.D217];1);MID([.D217];SEARCH(&quot;-&quot;;[.D217];1)+1;1));LEFT([.D217];1));COUNTIF([.$D$5:.$D217];[.D217]);&quot;_&quot;;SUBSTITUTE(PROPER([.B217]);&quot; &quot;;&quot;&quot;);&quot;_&quot;;[.E217]))))))" office:value-type="string" office:string-value="-">
            <text:p>-</text:p>
          </table:table-cell>
          <table:table-cell table:style-name="ce178" table:formula="of:=IF(AND([.B217]=&quot;&quot;;[.C217]=&quot;&quot;;[.D217]=&quot;&quot;;[.E217]=&quot;&quot;);0;IF(AND([.B217]=&quot;&quot;;[.C217]&lt;&gt;&quot;&quot;;[.D217]&lt;&gt;&quot;&quot;;[.E217]&lt;&gt;&quot;&quot;);-1;IF(AND([.B217]&lt;&gt;&quot;&quot;;[.C217]=&quot;&quot;;[.D217]&lt;&gt;&quot;&quot;;[.E217]&lt;&gt;&quot;&quot;);-2;IF(AND([.B217]&lt;&gt;&quot;&quot;;[.C217]&lt;&gt;&quot;&quot;;[.D217]=&quot;&quot;;[.E217]&lt;&gt;&quot;&quot;);-3;IF(AND([.B217]=&quot;&quot;;[.C217]&lt;&gt;&quot;&quot;;[.D217]&lt;&gt;&quot;&quot;;[.E217]=&quot;&quot;);-3;IF(AND([.B217]&lt;&gt;&quot;&quot;;[.C217]&lt;&gt;&quot;&quot;;[.D217]&lt;&gt;&quot;&quot;;[.E217]&lt;&gt;&quot;&quot;);1;-4))))))" office:value-type="float" office:value="0">
            <text:p>0</text:p>
          </table:table-cell>
          <table:table-cell table:number-columns-repeated="1015"/>
        </table:table-row>
        <table:table-row table:style-name="ro3">
          <table:table-cell table:style-name="ce150" office:value-type="float" office:value="214">
            <text:p>214</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218]=0;&quot;-&quot;;IF([.I218]=-1;&quot;! Mini-game's name missing !&quot;;IF([.I218]=-2;&quot;! Developer's name missing !&quot;;IF([.I218]=-3;&quot;! Challenge's type missing !&quot;;IF([.I218]=-4;&quot;! Difficulty rating missing !&quot;;CONCATENATE(iferror(CONCATENATE(LEFT([.D218];1);MID([.D218];SEARCH(&quot;-&quot;;[.D218];1)+1;1));LEFT([.D218];1));COUNTIF([.$D$5:.$D218];[.D218]);&quot;_&quot;;SUBSTITUTE(PROPER([.B218]);&quot; &quot;;&quot;&quot;);&quot;_&quot;;[.E218]))))))" office:value-type="string" office:string-value="-">
            <text:p>-</text:p>
          </table:table-cell>
          <table:table-cell table:style-name="ce178" table:formula="of:=IF(AND([.B218]=&quot;&quot;;[.C218]=&quot;&quot;;[.D218]=&quot;&quot;;[.E218]=&quot;&quot;);0;IF(AND([.B218]=&quot;&quot;;[.C218]&lt;&gt;&quot;&quot;;[.D218]&lt;&gt;&quot;&quot;;[.E218]&lt;&gt;&quot;&quot;);-1;IF(AND([.B218]&lt;&gt;&quot;&quot;;[.C218]=&quot;&quot;;[.D218]&lt;&gt;&quot;&quot;;[.E218]&lt;&gt;&quot;&quot;);-2;IF(AND([.B218]&lt;&gt;&quot;&quot;;[.C218]&lt;&gt;&quot;&quot;;[.D218]=&quot;&quot;;[.E218]&lt;&gt;&quot;&quot;);-3;IF(AND([.B218]=&quot;&quot;;[.C218]&lt;&gt;&quot;&quot;;[.D218]&lt;&gt;&quot;&quot;;[.E218]=&quot;&quot;);-3;IF(AND([.B218]&lt;&gt;&quot;&quot;;[.C218]&lt;&gt;&quot;&quot;;[.D218]&lt;&gt;&quot;&quot;;[.E218]&lt;&gt;&quot;&quot;);1;-4))))))" office:value-type="float" office:value="0">
            <text:p>0</text:p>
          </table:table-cell>
          <table:table-cell table:number-columns-repeated="1015"/>
        </table:table-row>
        <table:table-row table:style-name="ro3">
          <table:table-cell table:style-name="ce150" office:value-type="float" office:value="215">
            <text:p>215</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219]=0;&quot;-&quot;;IF([.I219]=-1;&quot;! Mini-game's name missing !&quot;;IF([.I219]=-2;&quot;! Developer's name missing !&quot;;IF([.I219]=-3;&quot;! Challenge's type missing !&quot;;IF([.I219]=-4;&quot;! Difficulty rating missing !&quot;;CONCATENATE(iferror(CONCATENATE(LEFT([.D219];1);MID([.D219];SEARCH(&quot;-&quot;;[.D219];1)+1;1));LEFT([.D219];1));COUNTIF([.$D$5:.$D219];[.D219]);&quot;_&quot;;SUBSTITUTE(PROPER([.B219]);&quot; &quot;;&quot;&quot;);&quot;_&quot;;[.E219]))))))" office:value-type="string" office:string-value="-">
            <text:p>-</text:p>
          </table:table-cell>
          <table:table-cell table:style-name="ce178" table:formula="of:=IF(AND([.B219]=&quot;&quot;;[.C219]=&quot;&quot;;[.D219]=&quot;&quot;;[.E219]=&quot;&quot;);0;IF(AND([.B219]=&quot;&quot;;[.C219]&lt;&gt;&quot;&quot;;[.D219]&lt;&gt;&quot;&quot;;[.E219]&lt;&gt;&quot;&quot;);-1;IF(AND([.B219]&lt;&gt;&quot;&quot;;[.C219]=&quot;&quot;;[.D219]&lt;&gt;&quot;&quot;;[.E219]&lt;&gt;&quot;&quot;);-2;IF(AND([.B219]&lt;&gt;&quot;&quot;;[.C219]&lt;&gt;&quot;&quot;;[.D219]=&quot;&quot;;[.E219]&lt;&gt;&quot;&quot;);-3;IF(AND([.B219]=&quot;&quot;;[.C219]&lt;&gt;&quot;&quot;;[.D219]&lt;&gt;&quot;&quot;;[.E219]=&quot;&quot;);-3;IF(AND([.B219]&lt;&gt;&quot;&quot;;[.C219]&lt;&gt;&quot;&quot;;[.D219]&lt;&gt;&quot;&quot;;[.E219]&lt;&gt;&quot;&quot;);1;-4))))))" office:value-type="float" office:value="0">
            <text:p>0</text:p>
          </table:table-cell>
          <table:table-cell table:number-columns-repeated="1015"/>
        </table:table-row>
        <table:table-row table:style-name="ro3">
          <table:table-cell table:style-name="ce150" office:value-type="float" office:value="216">
            <text:p>216</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220]=0;&quot;-&quot;;IF([.I220]=-1;&quot;! Mini-game's name missing !&quot;;IF([.I220]=-2;&quot;! Developer's name missing !&quot;;IF([.I220]=-3;&quot;! Challenge's type missing !&quot;;IF([.I220]=-4;&quot;! Difficulty rating missing !&quot;;CONCATENATE(iferror(CONCATENATE(LEFT([.D220];1);MID([.D220];SEARCH(&quot;-&quot;;[.D220];1)+1;1));LEFT([.D220];1));COUNTIF([.$D$5:.$D220];[.D220]);&quot;_&quot;;SUBSTITUTE(PROPER([.B220]);&quot; &quot;;&quot;&quot;);&quot;_&quot;;[.E220]))))))" office:value-type="string" office:string-value="-">
            <text:p>-</text:p>
          </table:table-cell>
          <table:table-cell table:style-name="ce178" table:formula="of:=IF(AND([.B220]=&quot;&quot;;[.C220]=&quot;&quot;;[.D220]=&quot;&quot;;[.E220]=&quot;&quot;);0;IF(AND([.B220]=&quot;&quot;;[.C220]&lt;&gt;&quot;&quot;;[.D220]&lt;&gt;&quot;&quot;;[.E220]&lt;&gt;&quot;&quot;);-1;IF(AND([.B220]&lt;&gt;&quot;&quot;;[.C220]=&quot;&quot;;[.D220]&lt;&gt;&quot;&quot;;[.E220]&lt;&gt;&quot;&quot;);-2;IF(AND([.B220]&lt;&gt;&quot;&quot;;[.C220]&lt;&gt;&quot;&quot;;[.D220]=&quot;&quot;;[.E220]&lt;&gt;&quot;&quot;);-3;IF(AND([.B220]=&quot;&quot;;[.C220]&lt;&gt;&quot;&quot;;[.D220]&lt;&gt;&quot;&quot;;[.E220]=&quot;&quot;);-3;IF(AND([.B220]&lt;&gt;&quot;&quot;;[.C220]&lt;&gt;&quot;&quot;;[.D220]&lt;&gt;&quot;&quot;;[.E220]&lt;&gt;&quot;&quot;);1;-4))))))" office:value-type="float" office:value="0">
            <text:p>0</text:p>
          </table:table-cell>
          <table:table-cell table:number-columns-repeated="1015"/>
        </table:table-row>
        <table:table-row table:style-name="ro3">
          <table:table-cell table:style-name="ce150" office:value-type="float" office:value="217">
            <text:p>217</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221]=0;&quot;-&quot;;IF([.I221]=-1;&quot;! Mini-game's name missing !&quot;;IF([.I221]=-2;&quot;! Developer's name missing !&quot;;IF([.I221]=-3;&quot;! Challenge's type missing !&quot;;IF([.I221]=-4;&quot;! Difficulty rating missing !&quot;;CONCATENATE(iferror(CONCATENATE(LEFT([.D221];1);MID([.D221];SEARCH(&quot;-&quot;;[.D221];1)+1;1));LEFT([.D221];1));COUNTIF([.$D$5:.$D221];[.D221]);&quot;_&quot;;SUBSTITUTE(PROPER([.B221]);&quot; &quot;;&quot;&quot;);&quot;_&quot;;[.E221]))))))" office:value-type="string" office:string-value="-">
            <text:p>-</text:p>
          </table:table-cell>
          <table:table-cell table:style-name="ce178" table:formula="of:=IF(AND([.B221]=&quot;&quot;;[.C221]=&quot;&quot;;[.D221]=&quot;&quot;;[.E221]=&quot;&quot;);0;IF(AND([.B221]=&quot;&quot;;[.C221]&lt;&gt;&quot;&quot;;[.D221]&lt;&gt;&quot;&quot;;[.E221]&lt;&gt;&quot;&quot;);-1;IF(AND([.B221]&lt;&gt;&quot;&quot;;[.C221]=&quot;&quot;;[.D221]&lt;&gt;&quot;&quot;;[.E221]&lt;&gt;&quot;&quot;);-2;IF(AND([.B221]&lt;&gt;&quot;&quot;;[.C221]&lt;&gt;&quot;&quot;;[.D221]=&quot;&quot;;[.E221]&lt;&gt;&quot;&quot;);-3;IF(AND([.B221]=&quot;&quot;;[.C221]&lt;&gt;&quot;&quot;;[.D221]&lt;&gt;&quot;&quot;;[.E221]=&quot;&quot;);-3;IF(AND([.B221]&lt;&gt;&quot;&quot;;[.C221]&lt;&gt;&quot;&quot;;[.D221]&lt;&gt;&quot;&quot;;[.E221]&lt;&gt;&quot;&quot;);1;-4))))))" office:value-type="float" office:value="0">
            <text:p>0</text:p>
          </table:table-cell>
          <table:table-cell table:number-columns-repeated="1015"/>
        </table:table-row>
        <table:table-row table:style-name="ro3">
          <table:table-cell table:style-name="ce150" office:value-type="float" office:value="218">
            <text:p>218</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222]=0;&quot;-&quot;;IF([.I222]=-1;&quot;! Mini-game's name missing !&quot;;IF([.I222]=-2;&quot;! Developer's name missing !&quot;;IF([.I222]=-3;&quot;! Challenge's type missing !&quot;;IF([.I222]=-4;&quot;! Difficulty rating missing !&quot;;CONCATENATE(iferror(CONCATENATE(LEFT([.D222];1);MID([.D222];SEARCH(&quot;-&quot;;[.D222];1)+1;1));LEFT([.D222];1));COUNTIF([.$D$5:.$D222];[.D222]);&quot;_&quot;;SUBSTITUTE(PROPER([.B222]);&quot; &quot;;&quot;&quot;);&quot;_&quot;;[.E222]))))))" office:value-type="string" office:string-value="-">
            <text:p>-</text:p>
          </table:table-cell>
          <table:table-cell table:style-name="ce178" table:formula="of:=IF(AND([.B222]=&quot;&quot;;[.C222]=&quot;&quot;;[.D222]=&quot;&quot;;[.E222]=&quot;&quot;);0;IF(AND([.B222]=&quot;&quot;;[.C222]&lt;&gt;&quot;&quot;;[.D222]&lt;&gt;&quot;&quot;;[.E222]&lt;&gt;&quot;&quot;);-1;IF(AND([.B222]&lt;&gt;&quot;&quot;;[.C222]=&quot;&quot;;[.D222]&lt;&gt;&quot;&quot;;[.E222]&lt;&gt;&quot;&quot;);-2;IF(AND([.B222]&lt;&gt;&quot;&quot;;[.C222]&lt;&gt;&quot;&quot;;[.D222]=&quot;&quot;;[.E222]&lt;&gt;&quot;&quot;);-3;IF(AND([.B222]=&quot;&quot;;[.C222]&lt;&gt;&quot;&quot;;[.D222]&lt;&gt;&quot;&quot;;[.E222]=&quot;&quot;);-3;IF(AND([.B222]&lt;&gt;&quot;&quot;;[.C222]&lt;&gt;&quot;&quot;;[.D222]&lt;&gt;&quot;&quot;;[.E222]&lt;&gt;&quot;&quot;);1;-4))))))" office:value-type="float" office:value="0">
            <text:p>0</text:p>
          </table:table-cell>
          <table:table-cell table:number-columns-repeated="1015"/>
        </table:table-row>
        <table:table-row table:style-name="ro3">
          <table:table-cell table:style-name="ce150" office:value-type="float" office:value="219">
            <text:p>219</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223]=0;&quot;-&quot;;IF([.I223]=-1;&quot;! Mini-game's name missing !&quot;;IF([.I223]=-2;&quot;! Developer's name missing !&quot;;IF([.I223]=-3;&quot;! Challenge's type missing !&quot;;IF([.I223]=-4;&quot;! Difficulty rating missing !&quot;;CONCATENATE(iferror(CONCATENATE(LEFT([.D223];1);MID([.D223];SEARCH(&quot;-&quot;;[.D223];1)+1;1));LEFT([.D223];1));COUNTIF([.$D$5:.$D223];[.D223]);&quot;_&quot;;SUBSTITUTE(PROPER([.B223]);&quot; &quot;;&quot;&quot;);&quot;_&quot;;[.E223]))))))" office:value-type="string" office:string-value="-">
            <text:p>-</text:p>
          </table:table-cell>
          <table:table-cell table:style-name="ce178" table:formula="of:=IF(AND([.B223]=&quot;&quot;;[.C223]=&quot;&quot;;[.D223]=&quot;&quot;;[.E223]=&quot;&quot;);0;IF(AND([.B223]=&quot;&quot;;[.C223]&lt;&gt;&quot;&quot;;[.D223]&lt;&gt;&quot;&quot;;[.E223]&lt;&gt;&quot;&quot;);-1;IF(AND([.B223]&lt;&gt;&quot;&quot;;[.C223]=&quot;&quot;;[.D223]&lt;&gt;&quot;&quot;;[.E223]&lt;&gt;&quot;&quot;);-2;IF(AND([.B223]&lt;&gt;&quot;&quot;;[.C223]&lt;&gt;&quot;&quot;;[.D223]=&quot;&quot;;[.E223]&lt;&gt;&quot;&quot;);-3;IF(AND([.B223]=&quot;&quot;;[.C223]&lt;&gt;&quot;&quot;;[.D223]&lt;&gt;&quot;&quot;;[.E223]=&quot;&quot;);-3;IF(AND([.B223]&lt;&gt;&quot;&quot;;[.C223]&lt;&gt;&quot;&quot;;[.D223]&lt;&gt;&quot;&quot;;[.E223]&lt;&gt;&quot;&quot;);1;-4))))))" office:value-type="float" office:value="0">
            <text:p>0</text:p>
          </table:table-cell>
          <table:table-cell table:number-columns-repeated="1015"/>
        </table:table-row>
        <table:table-row table:style-name="ro3">
          <table:table-cell table:style-name="ce150" office:value-type="float" office:value="220">
            <text:p>220</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224]=0;&quot;-&quot;;IF([.I224]=-1;&quot;! Mini-game's name missing !&quot;;IF([.I224]=-2;&quot;! Developer's name missing !&quot;;IF([.I224]=-3;&quot;! Challenge's type missing !&quot;;IF([.I224]=-4;&quot;! Difficulty rating missing !&quot;;CONCATENATE(iferror(CONCATENATE(LEFT([.D224];1);MID([.D224];SEARCH(&quot;-&quot;;[.D224];1)+1;1));LEFT([.D224];1));COUNTIF([.$D$5:.$D224];[.D224]);&quot;_&quot;;SUBSTITUTE(PROPER([.B224]);&quot; &quot;;&quot;&quot;);&quot;_&quot;;[.E224]))))))" office:value-type="string" office:string-value="-">
            <text:p>-</text:p>
          </table:table-cell>
          <table:table-cell table:style-name="ce178" table:formula="of:=IF(AND([.B224]=&quot;&quot;;[.C224]=&quot;&quot;;[.D224]=&quot;&quot;;[.E224]=&quot;&quot;);0;IF(AND([.B224]=&quot;&quot;;[.C224]&lt;&gt;&quot;&quot;;[.D224]&lt;&gt;&quot;&quot;;[.E224]&lt;&gt;&quot;&quot;);-1;IF(AND([.B224]&lt;&gt;&quot;&quot;;[.C224]=&quot;&quot;;[.D224]&lt;&gt;&quot;&quot;;[.E224]&lt;&gt;&quot;&quot;);-2;IF(AND([.B224]&lt;&gt;&quot;&quot;;[.C224]&lt;&gt;&quot;&quot;;[.D224]=&quot;&quot;;[.E224]&lt;&gt;&quot;&quot;);-3;IF(AND([.B224]=&quot;&quot;;[.C224]&lt;&gt;&quot;&quot;;[.D224]&lt;&gt;&quot;&quot;;[.E224]=&quot;&quot;);-3;IF(AND([.B224]&lt;&gt;&quot;&quot;;[.C224]&lt;&gt;&quot;&quot;;[.D224]&lt;&gt;&quot;&quot;;[.E224]&lt;&gt;&quot;&quot;);1;-4))))))" office:value-type="float" office:value="0">
            <text:p>0</text:p>
          </table:table-cell>
          <table:table-cell table:number-columns-repeated="1015"/>
        </table:table-row>
        <table:table-row table:style-name="ro3">
          <table:table-cell table:style-name="ce150" office:value-type="float" office:value="221">
            <text:p>221</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225]=0;&quot;-&quot;;IF([.I225]=-1;&quot;! Mini-game's name missing !&quot;;IF([.I225]=-2;&quot;! Developer's name missing !&quot;;IF([.I225]=-3;&quot;! Challenge's type missing !&quot;;IF([.I225]=-4;&quot;! Difficulty rating missing !&quot;;CONCATENATE(iferror(CONCATENATE(LEFT([.D225];1);MID([.D225];SEARCH(&quot;-&quot;;[.D225];1)+1;1));LEFT([.D225];1));COUNTIF([.$D$5:.$D225];[.D225]);&quot;_&quot;;SUBSTITUTE(PROPER([.B225]);&quot; &quot;;&quot;&quot;);&quot;_&quot;;[.E225]))))))" office:value-type="string" office:string-value="-">
            <text:p>-</text:p>
          </table:table-cell>
          <table:table-cell table:style-name="ce178" table:formula="of:=IF(AND([.B225]=&quot;&quot;;[.C225]=&quot;&quot;;[.D225]=&quot;&quot;;[.E225]=&quot;&quot;);0;IF(AND([.B225]=&quot;&quot;;[.C225]&lt;&gt;&quot;&quot;;[.D225]&lt;&gt;&quot;&quot;;[.E225]&lt;&gt;&quot;&quot;);-1;IF(AND([.B225]&lt;&gt;&quot;&quot;;[.C225]=&quot;&quot;;[.D225]&lt;&gt;&quot;&quot;;[.E225]&lt;&gt;&quot;&quot;);-2;IF(AND([.B225]&lt;&gt;&quot;&quot;;[.C225]&lt;&gt;&quot;&quot;;[.D225]=&quot;&quot;;[.E225]&lt;&gt;&quot;&quot;);-3;IF(AND([.B225]=&quot;&quot;;[.C225]&lt;&gt;&quot;&quot;;[.D225]&lt;&gt;&quot;&quot;;[.E225]=&quot;&quot;);-3;IF(AND([.B225]&lt;&gt;&quot;&quot;;[.C225]&lt;&gt;&quot;&quot;;[.D225]&lt;&gt;&quot;&quot;;[.E225]&lt;&gt;&quot;&quot;);1;-4))))))" office:value-type="float" office:value="0">
            <text:p>0</text:p>
          </table:table-cell>
          <table:table-cell table:number-columns-repeated="1015"/>
        </table:table-row>
        <table:table-row table:style-name="ro3">
          <table:table-cell table:style-name="ce150" office:value-type="float" office:value="222">
            <text:p>222</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226]=0;&quot;-&quot;;IF([.I226]=-1;&quot;! Mini-game's name missing !&quot;;IF([.I226]=-2;&quot;! Developer's name missing !&quot;;IF([.I226]=-3;&quot;! Challenge's type missing !&quot;;IF([.I226]=-4;&quot;! Difficulty rating missing !&quot;;CONCATENATE(iferror(CONCATENATE(LEFT([.D226];1);MID([.D226];SEARCH(&quot;-&quot;;[.D226];1)+1;1));LEFT([.D226];1));COUNTIF([.$D$5:.$D226];[.D226]);&quot;_&quot;;SUBSTITUTE(PROPER([.B226]);&quot; &quot;;&quot;&quot;);&quot;_&quot;;[.E226]))))))" office:value-type="string" office:string-value="-">
            <text:p>-</text:p>
          </table:table-cell>
          <table:table-cell table:style-name="ce178" table:formula="of:=IF(AND([.B226]=&quot;&quot;;[.C226]=&quot;&quot;;[.D226]=&quot;&quot;;[.E226]=&quot;&quot;);0;IF(AND([.B226]=&quot;&quot;;[.C226]&lt;&gt;&quot;&quot;;[.D226]&lt;&gt;&quot;&quot;;[.E226]&lt;&gt;&quot;&quot;);-1;IF(AND([.B226]&lt;&gt;&quot;&quot;;[.C226]=&quot;&quot;;[.D226]&lt;&gt;&quot;&quot;;[.E226]&lt;&gt;&quot;&quot;);-2;IF(AND([.B226]&lt;&gt;&quot;&quot;;[.C226]&lt;&gt;&quot;&quot;;[.D226]=&quot;&quot;;[.E226]&lt;&gt;&quot;&quot;);-3;IF(AND([.B226]=&quot;&quot;;[.C226]&lt;&gt;&quot;&quot;;[.D226]&lt;&gt;&quot;&quot;;[.E226]=&quot;&quot;);-3;IF(AND([.B226]&lt;&gt;&quot;&quot;;[.C226]&lt;&gt;&quot;&quot;;[.D226]&lt;&gt;&quot;&quot;;[.E226]&lt;&gt;&quot;&quot;);1;-4))))))" office:value-type="float" office:value="0">
            <text:p>0</text:p>
          </table:table-cell>
          <table:table-cell table:number-columns-repeated="1015"/>
        </table:table-row>
        <table:table-row table:style-name="ro3">
          <table:table-cell table:style-name="ce150" office:value-type="float" office:value="223">
            <text:p>223</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227]=0;&quot;-&quot;;IF([.I227]=-1;&quot;! Mini-game's name missing !&quot;;IF([.I227]=-2;&quot;! Developer's name missing !&quot;;IF([.I227]=-3;&quot;! Challenge's type missing !&quot;;IF([.I227]=-4;&quot;! Difficulty rating missing !&quot;;CONCATENATE(iferror(CONCATENATE(LEFT([.D227];1);MID([.D227];SEARCH(&quot;-&quot;;[.D227];1)+1;1));LEFT([.D227];1));COUNTIF([.$D$5:.$D227];[.D227]);&quot;_&quot;;SUBSTITUTE(PROPER([.B227]);&quot; &quot;;&quot;&quot;);&quot;_&quot;;[.E227]))))))" office:value-type="string" office:string-value="-">
            <text:p>-</text:p>
          </table:table-cell>
          <table:table-cell table:style-name="ce178" table:formula="of:=IF(AND([.B227]=&quot;&quot;;[.C227]=&quot;&quot;;[.D227]=&quot;&quot;;[.E227]=&quot;&quot;);0;IF(AND([.B227]=&quot;&quot;;[.C227]&lt;&gt;&quot;&quot;;[.D227]&lt;&gt;&quot;&quot;;[.E227]&lt;&gt;&quot;&quot;);-1;IF(AND([.B227]&lt;&gt;&quot;&quot;;[.C227]=&quot;&quot;;[.D227]&lt;&gt;&quot;&quot;;[.E227]&lt;&gt;&quot;&quot;);-2;IF(AND([.B227]&lt;&gt;&quot;&quot;;[.C227]&lt;&gt;&quot;&quot;;[.D227]=&quot;&quot;;[.E227]&lt;&gt;&quot;&quot;);-3;IF(AND([.B227]=&quot;&quot;;[.C227]&lt;&gt;&quot;&quot;;[.D227]&lt;&gt;&quot;&quot;;[.E227]=&quot;&quot;);-3;IF(AND([.B227]&lt;&gt;&quot;&quot;;[.C227]&lt;&gt;&quot;&quot;;[.D227]&lt;&gt;&quot;&quot;;[.E227]&lt;&gt;&quot;&quot;);1;-4))))))" office:value-type="float" office:value="0">
            <text:p>0</text:p>
          </table:table-cell>
          <table:table-cell table:number-columns-repeated="1015"/>
        </table:table-row>
        <table:table-row table:style-name="ro3">
          <table:table-cell table:style-name="ce150" office:value-type="float" office:value="224">
            <text:p>224</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228]=0;&quot;-&quot;;IF([.I228]=-1;&quot;! Mini-game's name missing !&quot;;IF([.I228]=-2;&quot;! Developer's name missing !&quot;;IF([.I228]=-3;&quot;! Challenge's type missing !&quot;;IF([.I228]=-4;&quot;! Difficulty rating missing !&quot;;CONCATENATE(iferror(CONCATENATE(LEFT([.D228];1);MID([.D228];SEARCH(&quot;-&quot;;[.D228];1)+1;1));LEFT([.D228];1));COUNTIF([.$D$5:.$D228];[.D228]);&quot;_&quot;;SUBSTITUTE(PROPER([.B228]);&quot; &quot;;&quot;&quot;);&quot;_&quot;;[.E228]))))))" office:value-type="string" office:string-value="-">
            <text:p>-</text:p>
          </table:table-cell>
          <table:table-cell table:style-name="ce178" table:formula="of:=IF(AND([.B228]=&quot;&quot;;[.C228]=&quot;&quot;;[.D228]=&quot;&quot;;[.E228]=&quot;&quot;);0;IF(AND([.B228]=&quot;&quot;;[.C228]&lt;&gt;&quot;&quot;;[.D228]&lt;&gt;&quot;&quot;;[.E228]&lt;&gt;&quot;&quot;);-1;IF(AND([.B228]&lt;&gt;&quot;&quot;;[.C228]=&quot;&quot;;[.D228]&lt;&gt;&quot;&quot;;[.E228]&lt;&gt;&quot;&quot;);-2;IF(AND([.B228]&lt;&gt;&quot;&quot;;[.C228]&lt;&gt;&quot;&quot;;[.D228]=&quot;&quot;;[.E228]&lt;&gt;&quot;&quot;);-3;IF(AND([.B228]=&quot;&quot;;[.C228]&lt;&gt;&quot;&quot;;[.D228]&lt;&gt;&quot;&quot;;[.E228]=&quot;&quot;);-3;IF(AND([.B228]&lt;&gt;&quot;&quot;;[.C228]&lt;&gt;&quot;&quot;;[.D228]&lt;&gt;&quot;&quot;;[.E228]&lt;&gt;&quot;&quot;);1;-4))))))" office:value-type="float" office:value="0">
            <text:p>0</text:p>
          </table:table-cell>
          <table:table-cell table:number-columns-repeated="1015"/>
        </table:table-row>
        <table:table-row table:style-name="ro3">
          <table:table-cell table:style-name="ce150" office:value-type="float" office:value="225">
            <text:p>225</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229]=0;&quot;-&quot;;IF([.I229]=-1;&quot;! Mini-game's name missing !&quot;;IF([.I229]=-2;&quot;! Developer's name missing !&quot;;IF([.I229]=-3;&quot;! Challenge's type missing !&quot;;IF([.I229]=-4;&quot;! Difficulty rating missing !&quot;;CONCATENATE(iferror(CONCATENATE(LEFT([.D229];1);MID([.D229];SEARCH(&quot;-&quot;;[.D229];1)+1;1));LEFT([.D229];1));COUNTIF([.$D$5:.$D229];[.D229]);&quot;_&quot;;SUBSTITUTE(PROPER([.B229]);&quot; &quot;;&quot;&quot;);&quot;_&quot;;[.E229]))))))" office:value-type="string" office:string-value="-">
            <text:p>-</text:p>
          </table:table-cell>
          <table:table-cell table:style-name="ce178" table:formula="of:=IF(AND([.B229]=&quot;&quot;;[.C229]=&quot;&quot;;[.D229]=&quot;&quot;;[.E229]=&quot;&quot;);0;IF(AND([.B229]=&quot;&quot;;[.C229]&lt;&gt;&quot;&quot;;[.D229]&lt;&gt;&quot;&quot;;[.E229]&lt;&gt;&quot;&quot;);-1;IF(AND([.B229]&lt;&gt;&quot;&quot;;[.C229]=&quot;&quot;;[.D229]&lt;&gt;&quot;&quot;;[.E229]&lt;&gt;&quot;&quot;);-2;IF(AND([.B229]&lt;&gt;&quot;&quot;;[.C229]&lt;&gt;&quot;&quot;;[.D229]=&quot;&quot;;[.E229]&lt;&gt;&quot;&quot;);-3;IF(AND([.B229]=&quot;&quot;;[.C229]&lt;&gt;&quot;&quot;;[.D229]&lt;&gt;&quot;&quot;;[.E229]=&quot;&quot;);-3;IF(AND([.B229]&lt;&gt;&quot;&quot;;[.C229]&lt;&gt;&quot;&quot;;[.D229]&lt;&gt;&quot;&quot;;[.E229]&lt;&gt;&quot;&quot;);1;-4))))))" office:value-type="float" office:value="0">
            <text:p>0</text:p>
          </table:table-cell>
          <table:table-cell table:number-columns-repeated="1015"/>
        </table:table-row>
        <table:table-row table:style-name="ro3">
          <table:table-cell table:style-name="ce150" office:value-type="float" office:value="226">
            <text:p>226</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230]=0;&quot;-&quot;;IF([.I230]=-1;&quot;! Mini-game's name missing !&quot;;IF([.I230]=-2;&quot;! Developer's name missing !&quot;;IF([.I230]=-3;&quot;! Challenge's type missing !&quot;;IF([.I230]=-4;&quot;! Difficulty rating missing !&quot;;CONCATENATE(iferror(CONCATENATE(LEFT([.D230];1);MID([.D230];SEARCH(&quot;-&quot;;[.D230];1)+1;1));LEFT([.D230];1));COUNTIF([.$D$5:.$D230];[.D230]);&quot;_&quot;;SUBSTITUTE(PROPER([.B230]);&quot; &quot;;&quot;&quot;);&quot;_&quot;;[.E230]))))))" office:value-type="string" office:string-value="-">
            <text:p>-</text:p>
          </table:table-cell>
          <table:table-cell table:style-name="ce178" table:formula="of:=IF(AND([.B230]=&quot;&quot;;[.C230]=&quot;&quot;;[.D230]=&quot;&quot;;[.E230]=&quot;&quot;);0;IF(AND([.B230]=&quot;&quot;;[.C230]&lt;&gt;&quot;&quot;;[.D230]&lt;&gt;&quot;&quot;;[.E230]&lt;&gt;&quot;&quot;);-1;IF(AND([.B230]&lt;&gt;&quot;&quot;;[.C230]=&quot;&quot;;[.D230]&lt;&gt;&quot;&quot;;[.E230]&lt;&gt;&quot;&quot;);-2;IF(AND([.B230]&lt;&gt;&quot;&quot;;[.C230]&lt;&gt;&quot;&quot;;[.D230]=&quot;&quot;;[.E230]&lt;&gt;&quot;&quot;);-3;IF(AND([.B230]=&quot;&quot;;[.C230]&lt;&gt;&quot;&quot;;[.D230]&lt;&gt;&quot;&quot;;[.E230]=&quot;&quot;);-3;IF(AND([.B230]&lt;&gt;&quot;&quot;;[.C230]&lt;&gt;&quot;&quot;;[.D230]&lt;&gt;&quot;&quot;;[.E230]&lt;&gt;&quot;&quot;);1;-4))))))" office:value-type="float" office:value="0">
            <text:p>0</text:p>
          </table:table-cell>
          <table:table-cell table:number-columns-repeated="1015"/>
        </table:table-row>
        <table:table-row table:style-name="ro3">
          <table:table-cell table:style-name="ce150" office:value-type="float" office:value="227">
            <text:p>227</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231]=0;&quot;-&quot;;IF([.I231]=-1;&quot;! Mini-game's name missing !&quot;;IF([.I231]=-2;&quot;! Developer's name missing !&quot;;IF([.I231]=-3;&quot;! Challenge's type missing !&quot;;IF([.I231]=-4;&quot;! Difficulty rating missing !&quot;;CONCATENATE(iferror(CONCATENATE(LEFT([.D231];1);MID([.D231];SEARCH(&quot;-&quot;;[.D231];1)+1;1));LEFT([.D231];1));COUNTIF([.$D$5:.$D231];[.D231]);&quot;_&quot;;SUBSTITUTE(PROPER([.B231]);&quot; &quot;;&quot;&quot;);&quot;_&quot;;[.E231]))))))" office:value-type="string" office:string-value="-">
            <text:p>-</text:p>
          </table:table-cell>
          <table:table-cell table:style-name="ce178" table:formula="of:=IF(AND([.B231]=&quot;&quot;;[.C231]=&quot;&quot;;[.D231]=&quot;&quot;;[.E231]=&quot;&quot;);0;IF(AND([.B231]=&quot;&quot;;[.C231]&lt;&gt;&quot;&quot;;[.D231]&lt;&gt;&quot;&quot;;[.E231]&lt;&gt;&quot;&quot;);-1;IF(AND([.B231]&lt;&gt;&quot;&quot;;[.C231]=&quot;&quot;;[.D231]&lt;&gt;&quot;&quot;;[.E231]&lt;&gt;&quot;&quot;);-2;IF(AND([.B231]&lt;&gt;&quot;&quot;;[.C231]&lt;&gt;&quot;&quot;;[.D231]=&quot;&quot;;[.E231]&lt;&gt;&quot;&quot;);-3;IF(AND([.B231]=&quot;&quot;;[.C231]&lt;&gt;&quot;&quot;;[.D231]&lt;&gt;&quot;&quot;;[.E231]=&quot;&quot;);-3;IF(AND([.B231]&lt;&gt;&quot;&quot;;[.C231]&lt;&gt;&quot;&quot;;[.D231]&lt;&gt;&quot;&quot;;[.E231]&lt;&gt;&quot;&quot;);1;-4))))))" office:value-type="float" office:value="0">
            <text:p>0</text:p>
          </table:table-cell>
          <table:table-cell table:number-columns-repeated="1015"/>
        </table:table-row>
        <table:table-row table:style-name="ro3">
          <table:table-cell table:style-name="ce150" office:value-type="float" office:value="228">
            <text:p>228</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232]=0;&quot;-&quot;;IF([.I232]=-1;&quot;! Mini-game's name missing !&quot;;IF([.I232]=-2;&quot;! Developer's name missing !&quot;;IF([.I232]=-3;&quot;! Challenge's type missing !&quot;;IF([.I232]=-4;&quot;! Difficulty rating missing !&quot;;CONCATENATE(iferror(CONCATENATE(LEFT([.D232];1);MID([.D232];SEARCH(&quot;-&quot;;[.D232];1)+1;1));LEFT([.D232];1));COUNTIF([.$D$5:.$D232];[.D232]);&quot;_&quot;;SUBSTITUTE(PROPER([.B232]);&quot; &quot;;&quot;&quot;);&quot;_&quot;;[.E232]))))))" office:value-type="string" office:string-value="-">
            <text:p>-</text:p>
          </table:table-cell>
          <table:table-cell table:style-name="ce178" table:formula="of:=IF(AND([.B232]=&quot;&quot;;[.C232]=&quot;&quot;;[.D232]=&quot;&quot;;[.E232]=&quot;&quot;);0;IF(AND([.B232]=&quot;&quot;;[.C232]&lt;&gt;&quot;&quot;;[.D232]&lt;&gt;&quot;&quot;;[.E232]&lt;&gt;&quot;&quot;);-1;IF(AND([.B232]&lt;&gt;&quot;&quot;;[.C232]=&quot;&quot;;[.D232]&lt;&gt;&quot;&quot;;[.E232]&lt;&gt;&quot;&quot;);-2;IF(AND([.B232]&lt;&gt;&quot;&quot;;[.C232]&lt;&gt;&quot;&quot;;[.D232]=&quot;&quot;;[.E232]&lt;&gt;&quot;&quot;);-3;IF(AND([.B232]=&quot;&quot;;[.C232]&lt;&gt;&quot;&quot;;[.D232]&lt;&gt;&quot;&quot;;[.E232]=&quot;&quot;);-3;IF(AND([.B232]&lt;&gt;&quot;&quot;;[.C232]&lt;&gt;&quot;&quot;;[.D232]&lt;&gt;&quot;&quot;;[.E232]&lt;&gt;&quot;&quot;);1;-4))))))" office:value-type="float" office:value="0">
            <text:p>0</text:p>
          </table:table-cell>
          <table:table-cell table:number-columns-repeated="1015"/>
        </table:table-row>
        <table:table-row table:style-name="ro3">
          <table:table-cell table:style-name="ce150" office:value-type="float" office:value="229">
            <text:p>229</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233]=0;&quot;-&quot;;IF([.I233]=-1;&quot;! Mini-game's name missing !&quot;;IF([.I233]=-2;&quot;! Developer's name missing !&quot;;IF([.I233]=-3;&quot;! Challenge's type missing !&quot;;IF([.I233]=-4;&quot;! Difficulty rating missing !&quot;;CONCATENATE(iferror(CONCATENATE(LEFT([.D233];1);MID([.D233];SEARCH(&quot;-&quot;;[.D233];1)+1;1));LEFT([.D233];1));COUNTIF([.$D$5:.$D233];[.D233]);&quot;_&quot;;SUBSTITUTE(PROPER([.B233]);&quot; &quot;;&quot;&quot;);&quot;_&quot;;[.E233]))))))" office:value-type="string" office:string-value="-">
            <text:p>-</text:p>
          </table:table-cell>
          <table:table-cell table:style-name="ce178" table:formula="of:=IF(AND([.B233]=&quot;&quot;;[.C233]=&quot;&quot;;[.D233]=&quot;&quot;;[.E233]=&quot;&quot;);0;IF(AND([.B233]=&quot;&quot;;[.C233]&lt;&gt;&quot;&quot;;[.D233]&lt;&gt;&quot;&quot;;[.E233]&lt;&gt;&quot;&quot;);-1;IF(AND([.B233]&lt;&gt;&quot;&quot;;[.C233]=&quot;&quot;;[.D233]&lt;&gt;&quot;&quot;;[.E233]&lt;&gt;&quot;&quot;);-2;IF(AND([.B233]&lt;&gt;&quot;&quot;;[.C233]&lt;&gt;&quot;&quot;;[.D233]=&quot;&quot;;[.E233]&lt;&gt;&quot;&quot;);-3;IF(AND([.B233]=&quot;&quot;;[.C233]&lt;&gt;&quot;&quot;;[.D233]&lt;&gt;&quot;&quot;;[.E233]=&quot;&quot;);-3;IF(AND([.B233]&lt;&gt;&quot;&quot;;[.C233]&lt;&gt;&quot;&quot;;[.D233]&lt;&gt;&quot;&quot;;[.E233]&lt;&gt;&quot;&quot;);1;-4))))))" office:value-type="float" office:value="0">
            <text:p>0</text:p>
          </table:table-cell>
          <table:table-cell table:number-columns-repeated="1015"/>
        </table:table-row>
        <table:table-row table:style-name="ro3">
          <table:table-cell table:style-name="ce150" office:value-type="float" office:value="230">
            <text:p>230</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234]=0;&quot;-&quot;;IF([.I234]=-1;&quot;! Mini-game's name missing !&quot;;IF([.I234]=-2;&quot;! Developer's name missing !&quot;;IF([.I234]=-3;&quot;! Challenge's type missing !&quot;;IF([.I234]=-4;&quot;! Difficulty rating missing !&quot;;CONCATENATE(iferror(CONCATENATE(LEFT([.D234];1);MID([.D234];SEARCH(&quot;-&quot;;[.D234];1)+1;1));LEFT([.D234];1));COUNTIF([.$D$5:.$D234];[.D234]);&quot;_&quot;;SUBSTITUTE(PROPER([.B234]);&quot; &quot;;&quot;&quot;);&quot;_&quot;;[.E234]))))))" office:value-type="string" office:string-value="-">
            <text:p>-</text:p>
          </table:table-cell>
          <table:table-cell table:style-name="ce178" table:formula="of:=IF(AND([.B234]=&quot;&quot;;[.C234]=&quot;&quot;;[.D234]=&quot;&quot;;[.E234]=&quot;&quot;);0;IF(AND([.B234]=&quot;&quot;;[.C234]&lt;&gt;&quot;&quot;;[.D234]&lt;&gt;&quot;&quot;;[.E234]&lt;&gt;&quot;&quot;);-1;IF(AND([.B234]&lt;&gt;&quot;&quot;;[.C234]=&quot;&quot;;[.D234]&lt;&gt;&quot;&quot;;[.E234]&lt;&gt;&quot;&quot;);-2;IF(AND([.B234]&lt;&gt;&quot;&quot;;[.C234]&lt;&gt;&quot;&quot;;[.D234]=&quot;&quot;;[.E234]&lt;&gt;&quot;&quot;);-3;IF(AND([.B234]=&quot;&quot;;[.C234]&lt;&gt;&quot;&quot;;[.D234]&lt;&gt;&quot;&quot;;[.E234]=&quot;&quot;);-3;IF(AND([.B234]&lt;&gt;&quot;&quot;;[.C234]&lt;&gt;&quot;&quot;;[.D234]&lt;&gt;&quot;&quot;;[.E234]&lt;&gt;&quot;&quot;);1;-4))))))" office:value-type="float" office:value="0">
            <text:p>0</text:p>
          </table:table-cell>
          <table:table-cell table:number-columns-repeated="1015"/>
        </table:table-row>
        <table:table-row table:style-name="ro3">
          <table:table-cell table:style-name="ce150" office:value-type="float" office:value="231">
            <text:p>231</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235]=0;&quot;-&quot;;IF([.I235]=-1;&quot;! Mini-game's name missing !&quot;;IF([.I235]=-2;&quot;! Developer's name missing !&quot;;IF([.I235]=-3;&quot;! Challenge's type missing !&quot;;IF([.I235]=-4;&quot;! Difficulty rating missing !&quot;;CONCATENATE(iferror(CONCATENATE(LEFT([.D235];1);MID([.D235];SEARCH(&quot;-&quot;;[.D235];1)+1;1));LEFT([.D235];1));COUNTIF([.$D$5:.$D235];[.D235]);&quot;_&quot;;SUBSTITUTE(PROPER([.B235]);&quot; &quot;;&quot;&quot;);&quot;_&quot;;[.E235]))))))" office:value-type="string" office:string-value="-">
            <text:p>-</text:p>
          </table:table-cell>
          <table:table-cell table:style-name="ce178" table:formula="of:=IF(AND([.B235]=&quot;&quot;;[.C235]=&quot;&quot;;[.D235]=&quot;&quot;;[.E235]=&quot;&quot;);0;IF(AND([.B235]=&quot;&quot;;[.C235]&lt;&gt;&quot;&quot;;[.D235]&lt;&gt;&quot;&quot;;[.E235]&lt;&gt;&quot;&quot;);-1;IF(AND([.B235]&lt;&gt;&quot;&quot;;[.C235]=&quot;&quot;;[.D235]&lt;&gt;&quot;&quot;;[.E235]&lt;&gt;&quot;&quot;);-2;IF(AND([.B235]&lt;&gt;&quot;&quot;;[.C235]&lt;&gt;&quot;&quot;;[.D235]=&quot;&quot;;[.E235]&lt;&gt;&quot;&quot;);-3;IF(AND([.B235]=&quot;&quot;;[.C235]&lt;&gt;&quot;&quot;;[.D235]&lt;&gt;&quot;&quot;;[.E235]=&quot;&quot;);-3;IF(AND([.B235]&lt;&gt;&quot;&quot;;[.C235]&lt;&gt;&quot;&quot;;[.D235]&lt;&gt;&quot;&quot;;[.E235]&lt;&gt;&quot;&quot;);1;-4))))))" office:value-type="float" office:value="0">
            <text:p>0</text:p>
          </table:table-cell>
          <table:table-cell table:number-columns-repeated="1015"/>
        </table:table-row>
        <table:table-row table:style-name="ro3">
          <table:table-cell table:style-name="ce150" office:value-type="float" office:value="232">
            <text:p>232</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236]=0;&quot;-&quot;;IF([.I236]=-1;&quot;! Mini-game's name missing !&quot;;IF([.I236]=-2;&quot;! Developer's name missing !&quot;;IF([.I236]=-3;&quot;! Challenge's type missing !&quot;;IF([.I236]=-4;&quot;! Difficulty rating missing !&quot;;CONCATENATE(iferror(CONCATENATE(LEFT([.D236];1);MID([.D236];SEARCH(&quot;-&quot;;[.D236];1)+1;1));LEFT([.D236];1));COUNTIF([.$D$5:.$D236];[.D236]);&quot;_&quot;;SUBSTITUTE(PROPER([.B236]);&quot; &quot;;&quot;&quot;);&quot;_&quot;;[.E236]))))))" office:value-type="string" office:string-value="-">
            <text:p>-</text:p>
          </table:table-cell>
          <table:table-cell table:style-name="ce178" table:formula="of:=IF(AND([.B236]=&quot;&quot;;[.C236]=&quot;&quot;;[.D236]=&quot;&quot;;[.E236]=&quot;&quot;);0;IF(AND([.B236]=&quot;&quot;;[.C236]&lt;&gt;&quot;&quot;;[.D236]&lt;&gt;&quot;&quot;;[.E236]&lt;&gt;&quot;&quot;);-1;IF(AND([.B236]&lt;&gt;&quot;&quot;;[.C236]=&quot;&quot;;[.D236]&lt;&gt;&quot;&quot;;[.E236]&lt;&gt;&quot;&quot;);-2;IF(AND([.B236]&lt;&gt;&quot;&quot;;[.C236]&lt;&gt;&quot;&quot;;[.D236]=&quot;&quot;;[.E236]&lt;&gt;&quot;&quot;);-3;IF(AND([.B236]=&quot;&quot;;[.C236]&lt;&gt;&quot;&quot;;[.D236]&lt;&gt;&quot;&quot;;[.E236]=&quot;&quot;);-3;IF(AND([.B236]&lt;&gt;&quot;&quot;;[.C236]&lt;&gt;&quot;&quot;;[.D236]&lt;&gt;&quot;&quot;;[.E236]&lt;&gt;&quot;&quot;);1;-4))))))" office:value-type="float" office:value="0">
            <text:p>0</text:p>
          </table:table-cell>
          <table:table-cell table:number-columns-repeated="1015"/>
        </table:table-row>
        <table:table-row table:style-name="ro3">
          <table:table-cell table:style-name="ce150" office:value-type="float" office:value="233">
            <text:p>233</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237]=0;&quot;-&quot;;IF([.I237]=-1;&quot;! Mini-game's name missing !&quot;;IF([.I237]=-2;&quot;! Developer's name missing !&quot;;IF([.I237]=-3;&quot;! Challenge's type missing !&quot;;IF([.I237]=-4;&quot;! Difficulty rating missing !&quot;;CONCATENATE(iferror(CONCATENATE(LEFT([.D237];1);MID([.D237];SEARCH(&quot;-&quot;;[.D237];1)+1;1));LEFT([.D237];1));COUNTIF([.$D$5:.$D237];[.D237]);&quot;_&quot;;SUBSTITUTE(PROPER([.B237]);&quot; &quot;;&quot;&quot;);&quot;_&quot;;[.E237]))))))" office:value-type="string" office:string-value="-">
            <text:p>-</text:p>
          </table:table-cell>
          <table:table-cell table:style-name="ce178" table:formula="of:=IF(AND([.B237]=&quot;&quot;;[.C237]=&quot;&quot;;[.D237]=&quot;&quot;;[.E237]=&quot;&quot;);0;IF(AND([.B237]=&quot;&quot;;[.C237]&lt;&gt;&quot;&quot;;[.D237]&lt;&gt;&quot;&quot;;[.E237]&lt;&gt;&quot;&quot;);-1;IF(AND([.B237]&lt;&gt;&quot;&quot;;[.C237]=&quot;&quot;;[.D237]&lt;&gt;&quot;&quot;;[.E237]&lt;&gt;&quot;&quot;);-2;IF(AND([.B237]&lt;&gt;&quot;&quot;;[.C237]&lt;&gt;&quot;&quot;;[.D237]=&quot;&quot;;[.E237]&lt;&gt;&quot;&quot;);-3;IF(AND([.B237]=&quot;&quot;;[.C237]&lt;&gt;&quot;&quot;;[.D237]&lt;&gt;&quot;&quot;;[.E237]=&quot;&quot;);-3;IF(AND([.B237]&lt;&gt;&quot;&quot;;[.C237]&lt;&gt;&quot;&quot;;[.D237]&lt;&gt;&quot;&quot;;[.E237]&lt;&gt;&quot;&quot;);1;-4))))))" office:value-type="float" office:value="0">
            <text:p>0</text:p>
          </table:table-cell>
          <table:table-cell table:number-columns-repeated="1015"/>
        </table:table-row>
        <table:table-row table:style-name="ro3">
          <table:table-cell table:style-name="ce150" office:value-type="float" office:value="234">
            <text:p>234</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238]=0;&quot;-&quot;;IF([.I238]=-1;&quot;! Mini-game's name missing !&quot;;IF([.I238]=-2;&quot;! Developer's name missing !&quot;;IF([.I238]=-3;&quot;! Challenge's type missing !&quot;;IF([.I238]=-4;&quot;! Difficulty rating missing !&quot;;CONCATENATE(iferror(CONCATENATE(LEFT([.D238];1);MID([.D238];SEARCH(&quot;-&quot;;[.D238];1)+1;1));LEFT([.D238];1));COUNTIF([.$D$5:.$D238];[.D238]);&quot;_&quot;;SUBSTITUTE(PROPER([.B238]);&quot; &quot;;&quot;&quot;);&quot;_&quot;;[.E238]))))))" office:value-type="string" office:string-value="-">
            <text:p>-</text:p>
          </table:table-cell>
          <table:table-cell table:style-name="ce178" table:formula="of:=IF(AND([.B238]=&quot;&quot;;[.C238]=&quot;&quot;;[.D238]=&quot;&quot;;[.E238]=&quot;&quot;);0;IF(AND([.B238]=&quot;&quot;;[.C238]&lt;&gt;&quot;&quot;;[.D238]&lt;&gt;&quot;&quot;;[.E238]&lt;&gt;&quot;&quot;);-1;IF(AND([.B238]&lt;&gt;&quot;&quot;;[.C238]=&quot;&quot;;[.D238]&lt;&gt;&quot;&quot;;[.E238]&lt;&gt;&quot;&quot;);-2;IF(AND([.B238]&lt;&gt;&quot;&quot;;[.C238]&lt;&gt;&quot;&quot;;[.D238]=&quot;&quot;;[.E238]&lt;&gt;&quot;&quot;);-3;IF(AND([.B238]=&quot;&quot;;[.C238]&lt;&gt;&quot;&quot;;[.D238]&lt;&gt;&quot;&quot;;[.E238]=&quot;&quot;);-3;IF(AND([.B238]&lt;&gt;&quot;&quot;;[.C238]&lt;&gt;&quot;&quot;;[.D238]&lt;&gt;&quot;&quot;;[.E238]&lt;&gt;&quot;&quot;);1;-4))))))" office:value-type="float" office:value="0">
            <text:p>0</text:p>
          </table:table-cell>
          <table:table-cell table:number-columns-repeated="1015"/>
        </table:table-row>
        <table:table-row table:style-name="ro3">
          <table:table-cell table:style-name="ce150" office:value-type="float" office:value="235">
            <text:p>235</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239]=0;&quot;-&quot;;IF([.I239]=-1;&quot;! Mini-game's name missing !&quot;;IF([.I239]=-2;&quot;! Developer's name missing !&quot;;IF([.I239]=-3;&quot;! Challenge's type missing !&quot;;IF([.I239]=-4;&quot;! Difficulty rating missing !&quot;;CONCATENATE(iferror(CONCATENATE(LEFT([.D239];1);MID([.D239];SEARCH(&quot;-&quot;;[.D239];1)+1;1));LEFT([.D239];1));COUNTIF([.$D$5:.$D239];[.D239]);&quot;_&quot;;SUBSTITUTE(PROPER([.B239]);&quot; &quot;;&quot;&quot;);&quot;_&quot;;[.E239]))))))" office:value-type="string" office:string-value="-">
            <text:p>-</text:p>
          </table:table-cell>
          <table:table-cell table:style-name="ce178" table:formula="of:=IF(AND([.B239]=&quot;&quot;;[.C239]=&quot;&quot;;[.D239]=&quot;&quot;;[.E239]=&quot;&quot;);0;IF(AND([.B239]=&quot;&quot;;[.C239]&lt;&gt;&quot;&quot;;[.D239]&lt;&gt;&quot;&quot;;[.E239]&lt;&gt;&quot;&quot;);-1;IF(AND([.B239]&lt;&gt;&quot;&quot;;[.C239]=&quot;&quot;;[.D239]&lt;&gt;&quot;&quot;;[.E239]&lt;&gt;&quot;&quot;);-2;IF(AND([.B239]&lt;&gt;&quot;&quot;;[.C239]&lt;&gt;&quot;&quot;;[.D239]=&quot;&quot;;[.E239]&lt;&gt;&quot;&quot;);-3;IF(AND([.B239]=&quot;&quot;;[.C239]&lt;&gt;&quot;&quot;;[.D239]&lt;&gt;&quot;&quot;;[.E239]=&quot;&quot;);-3;IF(AND([.B239]&lt;&gt;&quot;&quot;;[.C239]&lt;&gt;&quot;&quot;;[.D239]&lt;&gt;&quot;&quot;;[.E239]&lt;&gt;&quot;&quot;);1;-4))))))" office:value-type="float" office:value="0">
            <text:p>0</text:p>
          </table:table-cell>
          <table:table-cell table:number-columns-repeated="1015"/>
        </table:table-row>
        <table:table-row table:style-name="ro3">
          <table:table-cell table:style-name="ce150" office:value-type="float" office:value="236">
            <text:p>236</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240]=0;&quot;-&quot;;IF([.I240]=-1;&quot;! Mini-game's name missing !&quot;;IF([.I240]=-2;&quot;! Developer's name missing !&quot;;IF([.I240]=-3;&quot;! Challenge's type missing !&quot;;IF([.I240]=-4;&quot;! Difficulty rating missing !&quot;;CONCATENATE(iferror(CONCATENATE(LEFT([.D240];1);MID([.D240];SEARCH(&quot;-&quot;;[.D240];1)+1;1));LEFT([.D240];1));COUNTIF([.$D$5:.$D240];[.D240]);&quot;_&quot;;SUBSTITUTE(PROPER([.B240]);&quot; &quot;;&quot;&quot;);&quot;_&quot;;[.E240]))))))" office:value-type="string" office:string-value="-">
            <text:p>-</text:p>
          </table:table-cell>
          <table:table-cell table:style-name="ce178" table:formula="of:=IF(AND([.B240]=&quot;&quot;;[.C240]=&quot;&quot;;[.D240]=&quot;&quot;;[.E240]=&quot;&quot;);0;IF(AND([.B240]=&quot;&quot;;[.C240]&lt;&gt;&quot;&quot;;[.D240]&lt;&gt;&quot;&quot;;[.E240]&lt;&gt;&quot;&quot;);-1;IF(AND([.B240]&lt;&gt;&quot;&quot;;[.C240]=&quot;&quot;;[.D240]&lt;&gt;&quot;&quot;;[.E240]&lt;&gt;&quot;&quot;);-2;IF(AND([.B240]&lt;&gt;&quot;&quot;;[.C240]&lt;&gt;&quot;&quot;;[.D240]=&quot;&quot;;[.E240]&lt;&gt;&quot;&quot;);-3;IF(AND([.B240]=&quot;&quot;;[.C240]&lt;&gt;&quot;&quot;;[.D240]&lt;&gt;&quot;&quot;;[.E240]=&quot;&quot;);-3;IF(AND([.B240]&lt;&gt;&quot;&quot;;[.C240]&lt;&gt;&quot;&quot;;[.D240]&lt;&gt;&quot;&quot;;[.E240]&lt;&gt;&quot;&quot;);1;-4))))))" office:value-type="float" office:value="0">
            <text:p>0</text:p>
          </table:table-cell>
          <table:table-cell table:number-columns-repeated="1015"/>
        </table:table-row>
        <table:table-row table:style-name="ro3">
          <table:table-cell table:style-name="ce150" office:value-type="float" office:value="237">
            <text:p>237</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241]=0;&quot;-&quot;;IF([.I241]=-1;&quot;! Mini-game's name missing !&quot;;IF([.I241]=-2;&quot;! Developer's name missing !&quot;;IF([.I241]=-3;&quot;! Challenge's type missing !&quot;;IF([.I241]=-4;&quot;! Difficulty rating missing !&quot;;CONCATENATE(iferror(CONCATENATE(LEFT([.D241];1);MID([.D241];SEARCH(&quot;-&quot;;[.D241];1)+1;1));LEFT([.D241];1));COUNTIF([.$D$5:.$D241];[.D241]);&quot;_&quot;;SUBSTITUTE(PROPER([.B241]);&quot; &quot;;&quot;&quot;);&quot;_&quot;;[.E241]))))))" office:value-type="string" office:string-value="-">
            <text:p>-</text:p>
          </table:table-cell>
          <table:table-cell table:style-name="ce178" table:formula="of:=IF(AND([.B241]=&quot;&quot;;[.C241]=&quot;&quot;;[.D241]=&quot;&quot;;[.E241]=&quot;&quot;);0;IF(AND([.B241]=&quot;&quot;;[.C241]&lt;&gt;&quot;&quot;;[.D241]&lt;&gt;&quot;&quot;;[.E241]&lt;&gt;&quot;&quot;);-1;IF(AND([.B241]&lt;&gt;&quot;&quot;;[.C241]=&quot;&quot;;[.D241]&lt;&gt;&quot;&quot;;[.E241]&lt;&gt;&quot;&quot;);-2;IF(AND([.B241]&lt;&gt;&quot;&quot;;[.C241]&lt;&gt;&quot;&quot;;[.D241]=&quot;&quot;;[.E241]&lt;&gt;&quot;&quot;);-3;IF(AND([.B241]=&quot;&quot;;[.C241]&lt;&gt;&quot;&quot;;[.D241]&lt;&gt;&quot;&quot;;[.E241]=&quot;&quot;);-3;IF(AND([.B241]&lt;&gt;&quot;&quot;;[.C241]&lt;&gt;&quot;&quot;;[.D241]&lt;&gt;&quot;&quot;;[.E241]&lt;&gt;&quot;&quot;);1;-4))))))" office:value-type="float" office:value="0">
            <text:p>0</text:p>
          </table:table-cell>
          <table:table-cell table:number-columns-repeated="1015"/>
        </table:table-row>
        <table:table-row table:style-name="ro3">
          <table:table-cell table:style-name="ce150" office:value-type="float" office:value="238">
            <text:p>238</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242]=0;&quot;-&quot;;IF([.I242]=-1;&quot;! Mini-game's name missing !&quot;;IF([.I242]=-2;&quot;! Developer's name missing !&quot;;IF([.I242]=-3;&quot;! Challenge's type missing !&quot;;IF([.I242]=-4;&quot;! Difficulty rating missing !&quot;;CONCATENATE(iferror(CONCATENATE(LEFT([.D242];1);MID([.D242];SEARCH(&quot;-&quot;;[.D242];1)+1;1));LEFT([.D242];1));COUNTIF([.$D$5:.$D242];[.D242]);&quot;_&quot;;SUBSTITUTE(PROPER([.B242]);&quot; &quot;;&quot;&quot;);&quot;_&quot;;[.E242]))))))" office:value-type="string" office:string-value="-">
            <text:p>-</text:p>
          </table:table-cell>
          <table:table-cell table:style-name="ce178" table:formula="of:=IF(AND([.B242]=&quot;&quot;;[.C242]=&quot;&quot;;[.D242]=&quot;&quot;;[.E242]=&quot;&quot;);0;IF(AND([.B242]=&quot;&quot;;[.C242]&lt;&gt;&quot;&quot;;[.D242]&lt;&gt;&quot;&quot;;[.E242]&lt;&gt;&quot;&quot;);-1;IF(AND([.B242]&lt;&gt;&quot;&quot;;[.C242]=&quot;&quot;;[.D242]&lt;&gt;&quot;&quot;;[.E242]&lt;&gt;&quot;&quot;);-2;IF(AND([.B242]&lt;&gt;&quot;&quot;;[.C242]&lt;&gt;&quot;&quot;;[.D242]=&quot;&quot;;[.E242]&lt;&gt;&quot;&quot;);-3;IF(AND([.B242]=&quot;&quot;;[.C242]&lt;&gt;&quot;&quot;;[.D242]&lt;&gt;&quot;&quot;;[.E242]=&quot;&quot;);-3;IF(AND([.B242]&lt;&gt;&quot;&quot;;[.C242]&lt;&gt;&quot;&quot;;[.D242]&lt;&gt;&quot;&quot;;[.E242]&lt;&gt;&quot;&quot;);1;-4))))))" office:value-type="float" office:value="0">
            <text:p>0</text:p>
          </table:table-cell>
          <table:table-cell table:number-columns-repeated="1015"/>
        </table:table-row>
        <table:table-row table:style-name="ro3">
          <table:table-cell table:style-name="ce150" office:value-type="float" office:value="239">
            <text:p>239</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243]=0;&quot;-&quot;;IF([.I243]=-1;&quot;! Mini-game's name missing !&quot;;IF([.I243]=-2;&quot;! Developer's name missing !&quot;;IF([.I243]=-3;&quot;! Challenge's type missing !&quot;;IF([.I243]=-4;&quot;! Difficulty rating missing !&quot;;CONCATENATE(iferror(CONCATENATE(LEFT([.D243];1);MID([.D243];SEARCH(&quot;-&quot;;[.D243];1)+1;1));LEFT([.D243];1));COUNTIF([.$D$5:.$D243];[.D243]);&quot;_&quot;;SUBSTITUTE(PROPER([.B243]);&quot; &quot;;&quot;&quot;);&quot;_&quot;;[.E243]))))))" office:value-type="string" office:string-value="-">
            <text:p>-</text:p>
          </table:table-cell>
          <table:table-cell table:style-name="ce178" table:formula="of:=IF(AND([.B243]=&quot;&quot;;[.C243]=&quot;&quot;;[.D243]=&quot;&quot;;[.E243]=&quot;&quot;);0;IF(AND([.B243]=&quot;&quot;;[.C243]&lt;&gt;&quot;&quot;;[.D243]&lt;&gt;&quot;&quot;;[.E243]&lt;&gt;&quot;&quot;);-1;IF(AND([.B243]&lt;&gt;&quot;&quot;;[.C243]=&quot;&quot;;[.D243]&lt;&gt;&quot;&quot;;[.E243]&lt;&gt;&quot;&quot;);-2;IF(AND([.B243]&lt;&gt;&quot;&quot;;[.C243]&lt;&gt;&quot;&quot;;[.D243]=&quot;&quot;;[.E243]&lt;&gt;&quot;&quot;);-3;IF(AND([.B243]=&quot;&quot;;[.C243]&lt;&gt;&quot;&quot;;[.D243]&lt;&gt;&quot;&quot;;[.E243]=&quot;&quot;);-3;IF(AND([.B243]&lt;&gt;&quot;&quot;;[.C243]&lt;&gt;&quot;&quot;;[.D243]&lt;&gt;&quot;&quot;;[.E243]&lt;&gt;&quot;&quot;);1;-4))))))" office:value-type="float" office:value="0">
            <text:p>0</text:p>
          </table:table-cell>
          <table:table-cell table:number-columns-repeated="1015"/>
        </table:table-row>
        <table:table-row table:style-name="ro3">
          <table:table-cell table:style-name="ce150" office:value-type="float" office:value="240">
            <text:p>240</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244]=0;&quot;-&quot;;IF([.I244]=-1;&quot;! Mini-game's name missing !&quot;;IF([.I244]=-2;&quot;! Developer's name missing !&quot;;IF([.I244]=-3;&quot;! Challenge's type missing !&quot;;IF([.I244]=-4;&quot;! Difficulty rating missing !&quot;;CONCATENATE(iferror(CONCATENATE(LEFT([.D244];1);MID([.D244];SEARCH(&quot;-&quot;;[.D244];1)+1;1));LEFT([.D244];1));COUNTIF([.$D$5:.$D244];[.D244]);&quot;_&quot;;SUBSTITUTE(PROPER([.B244]);&quot; &quot;;&quot;&quot;);&quot;_&quot;;[.E244]))))))" office:value-type="string" office:string-value="-">
            <text:p>-</text:p>
          </table:table-cell>
          <table:table-cell table:style-name="ce178" table:formula="of:=IF(AND([.B244]=&quot;&quot;;[.C244]=&quot;&quot;;[.D244]=&quot;&quot;;[.E244]=&quot;&quot;);0;IF(AND([.B244]=&quot;&quot;;[.C244]&lt;&gt;&quot;&quot;;[.D244]&lt;&gt;&quot;&quot;;[.E244]&lt;&gt;&quot;&quot;);-1;IF(AND([.B244]&lt;&gt;&quot;&quot;;[.C244]=&quot;&quot;;[.D244]&lt;&gt;&quot;&quot;;[.E244]&lt;&gt;&quot;&quot;);-2;IF(AND([.B244]&lt;&gt;&quot;&quot;;[.C244]&lt;&gt;&quot;&quot;;[.D244]=&quot;&quot;;[.E244]&lt;&gt;&quot;&quot;);-3;IF(AND([.B244]=&quot;&quot;;[.C244]&lt;&gt;&quot;&quot;;[.D244]&lt;&gt;&quot;&quot;;[.E244]=&quot;&quot;);-3;IF(AND([.B244]&lt;&gt;&quot;&quot;;[.C244]&lt;&gt;&quot;&quot;;[.D244]&lt;&gt;&quot;&quot;;[.E244]&lt;&gt;&quot;&quot;);1;-4))))))" office:value-type="float" office:value="0">
            <text:p>0</text:p>
          </table:table-cell>
          <table:table-cell table:number-columns-repeated="1015"/>
        </table:table-row>
        <table:table-row table:style-name="ro3">
          <table:table-cell table:style-name="ce150" office:value-type="float" office:value="241">
            <text:p>241</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245]=0;&quot;-&quot;;IF([.I245]=-1;&quot;! Mini-game's name missing !&quot;;IF([.I245]=-2;&quot;! Developer's name missing !&quot;;IF([.I245]=-3;&quot;! Challenge's type missing !&quot;;IF([.I245]=-4;&quot;! Difficulty rating missing !&quot;;CONCATENATE(iferror(CONCATENATE(LEFT([.D245];1);MID([.D245];SEARCH(&quot;-&quot;;[.D245];1)+1;1));LEFT([.D245];1));COUNTIF([.$D$5:.$D245];[.D245]);&quot;_&quot;;SUBSTITUTE(PROPER([.B245]);&quot; &quot;;&quot;&quot;);&quot;_&quot;;[.E245]))))))" office:value-type="string" office:string-value="-">
            <text:p>-</text:p>
          </table:table-cell>
          <table:table-cell table:style-name="ce178" table:formula="of:=IF(AND([.B245]=&quot;&quot;;[.C245]=&quot;&quot;;[.D245]=&quot;&quot;;[.E245]=&quot;&quot;);0;IF(AND([.B245]=&quot;&quot;;[.C245]&lt;&gt;&quot;&quot;;[.D245]&lt;&gt;&quot;&quot;;[.E245]&lt;&gt;&quot;&quot;);-1;IF(AND([.B245]&lt;&gt;&quot;&quot;;[.C245]=&quot;&quot;;[.D245]&lt;&gt;&quot;&quot;;[.E245]&lt;&gt;&quot;&quot;);-2;IF(AND([.B245]&lt;&gt;&quot;&quot;;[.C245]&lt;&gt;&quot;&quot;;[.D245]=&quot;&quot;;[.E245]&lt;&gt;&quot;&quot;);-3;IF(AND([.B245]=&quot;&quot;;[.C245]&lt;&gt;&quot;&quot;;[.D245]&lt;&gt;&quot;&quot;;[.E245]=&quot;&quot;);-3;IF(AND([.B245]&lt;&gt;&quot;&quot;;[.C245]&lt;&gt;&quot;&quot;;[.D245]&lt;&gt;&quot;&quot;;[.E245]&lt;&gt;&quot;&quot;);1;-4))))))" office:value-type="float" office:value="0">
            <text:p>0</text:p>
          </table:table-cell>
          <table:table-cell table:number-columns-repeated="1015"/>
        </table:table-row>
        <table:table-row table:style-name="ro3">
          <table:table-cell table:style-name="ce150" office:value-type="float" office:value="242">
            <text:p>242</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246]=0;&quot;-&quot;;IF([.I246]=-1;&quot;! Mini-game's name missing !&quot;;IF([.I246]=-2;&quot;! Developer's name missing !&quot;;IF([.I246]=-3;&quot;! Challenge's type missing !&quot;;IF([.I246]=-4;&quot;! Difficulty rating missing !&quot;;CONCATENATE(iferror(CONCATENATE(LEFT([.D246];1);MID([.D246];SEARCH(&quot;-&quot;;[.D246];1)+1;1));LEFT([.D246];1));COUNTIF([.$D$5:.$D246];[.D246]);&quot;_&quot;;SUBSTITUTE(PROPER([.B246]);&quot; &quot;;&quot;&quot;);&quot;_&quot;;[.E246]))))))" office:value-type="string" office:string-value="-">
            <text:p>-</text:p>
          </table:table-cell>
          <table:table-cell table:style-name="ce178" table:formula="of:=IF(AND([.B246]=&quot;&quot;;[.C246]=&quot;&quot;;[.D246]=&quot;&quot;;[.E246]=&quot;&quot;);0;IF(AND([.B246]=&quot;&quot;;[.C246]&lt;&gt;&quot;&quot;;[.D246]&lt;&gt;&quot;&quot;;[.E246]&lt;&gt;&quot;&quot;);-1;IF(AND([.B246]&lt;&gt;&quot;&quot;;[.C246]=&quot;&quot;;[.D246]&lt;&gt;&quot;&quot;;[.E246]&lt;&gt;&quot;&quot;);-2;IF(AND([.B246]&lt;&gt;&quot;&quot;;[.C246]&lt;&gt;&quot;&quot;;[.D246]=&quot;&quot;;[.E246]&lt;&gt;&quot;&quot;);-3;IF(AND([.B246]=&quot;&quot;;[.C246]&lt;&gt;&quot;&quot;;[.D246]&lt;&gt;&quot;&quot;;[.E246]=&quot;&quot;);-3;IF(AND([.B246]&lt;&gt;&quot;&quot;;[.C246]&lt;&gt;&quot;&quot;;[.D246]&lt;&gt;&quot;&quot;;[.E246]&lt;&gt;&quot;&quot;);1;-4))))))" office:value-type="float" office:value="0">
            <text:p>0</text:p>
          </table:table-cell>
          <table:table-cell table:number-columns-repeated="1015"/>
        </table:table-row>
        <table:table-row table:style-name="ro3">
          <table:table-cell table:style-name="ce150" office:value-type="float" office:value="243">
            <text:p>243</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247]=0;&quot;-&quot;;IF([.I247]=-1;&quot;! Mini-game's name missing !&quot;;IF([.I247]=-2;&quot;! Developer's name missing !&quot;;IF([.I247]=-3;&quot;! Challenge's type missing !&quot;;IF([.I247]=-4;&quot;! Difficulty rating missing !&quot;;CONCATENATE(iferror(CONCATENATE(LEFT([.D247];1);MID([.D247];SEARCH(&quot;-&quot;;[.D247];1)+1;1));LEFT([.D247];1));COUNTIF([.$D$5:.$D247];[.D247]);&quot;_&quot;;SUBSTITUTE(PROPER([.B247]);&quot; &quot;;&quot;&quot;);&quot;_&quot;;[.E247]))))))" office:value-type="string" office:string-value="-">
            <text:p>-</text:p>
          </table:table-cell>
          <table:table-cell table:style-name="ce178" table:formula="of:=IF(AND([.B247]=&quot;&quot;;[.C247]=&quot;&quot;;[.D247]=&quot;&quot;;[.E247]=&quot;&quot;);0;IF(AND([.B247]=&quot;&quot;;[.C247]&lt;&gt;&quot;&quot;;[.D247]&lt;&gt;&quot;&quot;;[.E247]&lt;&gt;&quot;&quot;);-1;IF(AND([.B247]&lt;&gt;&quot;&quot;;[.C247]=&quot;&quot;;[.D247]&lt;&gt;&quot;&quot;;[.E247]&lt;&gt;&quot;&quot;);-2;IF(AND([.B247]&lt;&gt;&quot;&quot;;[.C247]&lt;&gt;&quot;&quot;;[.D247]=&quot;&quot;;[.E247]&lt;&gt;&quot;&quot;);-3;IF(AND([.B247]=&quot;&quot;;[.C247]&lt;&gt;&quot;&quot;;[.D247]&lt;&gt;&quot;&quot;;[.E247]=&quot;&quot;);-3;IF(AND([.B247]&lt;&gt;&quot;&quot;;[.C247]&lt;&gt;&quot;&quot;;[.D247]&lt;&gt;&quot;&quot;;[.E247]&lt;&gt;&quot;&quot;);1;-4))))))" office:value-type="float" office:value="0">
            <text:p>0</text:p>
          </table:table-cell>
          <table:table-cell table:number-columns-repeated="1015"/>
        </table:table-row>
        <table:table-row table:style-name="ro3">
          <table:table-cell table:style-name="ce150" office:value-type="float" office:value="244">
            <text:p>244</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248]=0;&quot;-&quot;;IF([.I248]=-1;&quot;! Mini-game's name missing !&quot;;IF([.I248]=-2;&quot;! Developer's name missing !&quot;;IF([.I248]=-3;&quot;! Challenge's type missing !&quot;;IF([.I248]=-4;&quot;! Difficulty rating missing !&quot;;CONCATENATE(iferror(CONCATENATE(LEFT([.D248];1);MID([.D248];SEARCH(&quot;-&quot;;[.D248];1)+1;1));LEFT([.D248];1));COUNTIF([.$D$5:.$D248];[.D248]);&quot;_&quot;;SUBSTITUTE(PROPER([.B248]);&quot; &quot;;&quot;&quot;);&quot;_&quot;;[.E248]))))))" office:value-type="string" office:string-value="-">
            <text:p>-</text:p>
          </table:table-cell>
          <table:table-cell table:style-name="ce178" table:formula="of:=IF(AND([.B248]=&quot;&quot;;[.C248]=&quot;&quot;;[.D248]=&quot;&quot;;[.E248]=&quot;&quot;);0;IF(AND([.B248]=&quot;&quot;;[.C248]&lt;&gt;&quot;&quot;;[.D248]&lt;&gt;&quot;&quot;;[.E248]&lt;&gt;&quot;&quot;);-1;IF(AND([.B248]&lt;&gt;&quot;&quot;;[.C248]=&quot;&quot;;[.D248]&lt;&gt;&quot;&quot;;[.E248]&lt;&gt;&quot;&quot;);-2;IF(AND([.B248]&lt;&gt;&quot;&quot;;[.C248]&lt;&gt;&quot;&quot;;[.D248]=&quot;&quot;;[.E248]&lt;&gt;&quot;&quot;);-3;IF(AND([.B248]=&quot;&quot;;[.C248]&lt;&gt;&quot;&quot;;[.D248]&lt;&gt;&quot;&quot;;[.E248]=&quot;&quot;);-3;IF(AND([.B248]&lt;&gt;&quot;&quot;;[.C248]&lt;&gt;&quot;&quot;;[.D248]&lt;&gt;&quot;&quot;;[.E248]&lt;&gt;&quot;&quot;);1;-4))))))" office:value-type="float" office:value="0">
            <text:p>0</text:p>
          </table:table-cell>
          <table:table-cell table:number-columns-repeated="1015"/>
        </table:table-row>
        <table:table-row table:style-name="ro3">
          <table:table-cell table:style-name="ce150" office:value-type="float" office:value="245">
            <text:p>245</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249]=0;&quot;-&quot;;IF([.I249]=-1;&quot;! Mini-game's name missing !&quot;;IF([.I249]=-2;&quot;! Developer's name missing !&quot;;IF([.I249]=-3;&quot;! Challenge's type missing !&quot;;IF([.I249]=-4;&quot;! Difficulty rating missing !&quot;;CONCATENATE(iferror(CONCATENATE(LEFT([.D249];1);MID([.D249];SEARCH(&quot;-&quot;;[.D249];1)+1;1));LEFT([.D249];1));COUNTIF([.$D$5:.$D249];[.D249]);&quot;_&quot;;SUBSTITUTE(PROPER([.B249]);&quot; &quot;;&quot;&quot;);&quot;_&quot;;[.E249]))))))" office:value-type="string" office:string-value="-">
            <text:p>-</text:p>
          </table:table-cell>
          <table:table-cell table:style-name="ce178" table:formula="of:=IF(AND([.B249]=&quot;&quot;;[.C249]=&quot;&quot;;[.D249]=&quot;&quot;;[.E249]=&quot;&quot;);0;IF(AND([.B249]=&quot;&quot;;[.C249]&lt;&gt;&quot;&quot;;[.D249]&lt;&gt;&quot;&quot;;[.E249]&lt;&gt;&quot;&quot;);-1;IF(AND([.B249]&lt;&gt;&quot;&quot;;[.C249]=&quot;&quot;;[.D249]&lt;&gt;&quot;&quot;;[.E249]&lt;&gt;&quot;&quot;);-2;IF(AND([.B249]&lt;&gt;&quot;&quot;;[.C249]&lt;&gt;&quot;&quot;;[.D249]=&quot;&quot;;[.E249]&lt;&gt;&quot;&quot;);-3;IF(AND([.B249]=&quot;&quot;;[.C249]&lt;&gt;&quot;&quot;;[.D249]&lt;&gt;&quot;&quot;;[.E249]=&quot;&quot;);-3;IF(AND([.B249]&lt;&gt;&quot;&quot;;[.C249]&lt;&gt;&quot;&quot;;[.D249]&lt;&gt;&quot;&quot;;[.E249]&lt;&gt;&quot;&quot;);1;-4))))))" office:value-type="float" office:value="0">
            <text:p>0</text:p>
          </table:table-cell>
          <table:table-cell table:number-columns-repeated="1015"/>
        </table:table-row>
        <table:table-row table:style-name="ro3">
          <table:table-cell table:style-name="ce150" office:value-type="float" office:value="246">
            <text:p>246</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250]=0;&quot;-&quot;;IF([.I250]=-1;&quot;! Mini-game's name missing !&quot;;IF([.I250]=-2;&quot;! Developer's name missing !&quot;;IF([.I250]=-3;&quot;! Challenge's type missing !&quot;;IF([.I250]=-4;&quot;! Difficulty rating missing !&quot;;CONCATENATE(iferror(CONCATENATE(LEFT([.D250];1);MID([.D250];SEARCH(&quot;-&quot;;[.D250];1)+1;1));LEFT([.D250];1));COUNTIF([.$D$5:.$D250];[.D250]);&quot;_&quot;;SUBSTITUTE(PROPER([.B250]);&quot; &quot;;&quot;&quot;);&quot;_&quot;;[.E250]))))))" office:value-type="string" office:string-value="-">
            <text:p>-</text:p>
          </table:table-cell>
          <table:table-cell table:style-name="ce178" table:formula="of:=IF(AND([.B250]=&quot;&quot;;[.C250]=&quot;&quot;;[.D250]=&quot;&quot;;[.E250]=&quot;&quot;);0;IF(AND([.B250]=&quot;&quot;;[.C250]&lt;&gt;&quot;&quot;;[.D250]&lt;&gt;&quot;&quot;;[.E250]&lt;&gt;&quot;&quot;);-1;IF(AND([.B250]&lt;&gt;&quot;&quot;;[.C250]=&quot;&quot;;[.D250]&lt;&gt;&quot;&quot;;[.E250]&lt;&gt;&quot;&quot;);-2;IF(AND([.B250]&lt;&gt;&quot;&quot;;[.C250]&lt;&gt;&quot;&quot;;[.D250]=&quot;&quot;;[.E250]&lt;&gt;&quot;&quot;);-3;IF(AND([.B250]=&quot;&quot;;[.C250]&lt;&gt;&quot;&quot;;[.D250]&lt;&gt;&quot;&quot;;[.E250]=&quot;&quot;);-3;IF(AND([.B250]&lt;&gt;&quot;&quot;;[.C250]&lt;&gt;&quot;&quot;;[.D250]&lt;&gt;&quot;&quot;;[.E250]&lt;&gt;&quot;&quot;);1;-4))))))" office:value-type="float" office:value="0">
            <text:p>0</text:p>
          </table:table-cell>
          <table:table-cell table:number-columns-repeated="1015"/>
        </table:table-row>
        <table:table-row table:style-name="ro3">
          <table:table-cell table:style-name="ce150" office:value-type="float" office:value="247">
            <text:p>247</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251]=0;&quot;-&quot;;IF([.I251]=-1;&quot;! Mini-game's name missing !&quot;;IF([.I251]=-2;&quot;! Developer's name missing !&quot;;IF([.I251]=-3;&quot;! Challenge's type missing !&quot;;IF([.I251]=-4;&quot;! Difficulty rating missing !&quot;;CONCATENATE(iferror(CONCATENATE(LEFT([.D251];1);MID([.D251];SEARCH(&quot;-&quot;;[.D251];1)+1;1));LEFT([.D251];1));COUNTIF([.$D$5:.$D251];[.D251]);&quot;_&quot;;SUBSTITUTE(PROPER([.B251]);&quot; &quot;;&quot;&quot;);&quot;_&quot;;[.E251]))))))" office:value-type="string" office:string-value="-">
            <text:p>-</text:p>
          </table:table-cell>
          <table:table-cell table:style-name="ce178" table:formula="of:=IF(AND([.B251]=&quot;&quot;;[.C251]=&quot;&quot;;[.D251]=&quot;&quot;;[.E251]=&quot;&quot;);0;IF(AND([.B251]=&quot;&quot;;[.C251]&lt;&gt;&quot;&quot;;[.D251]&lt;&gt;&quot;&quot;;[.E251]&lt;&gt;&quot;&quot;);-1;IF(AND([.B251]&lt;&gt;&quot;&quot;;[.C251]=&quot;&quot;;[.D251]&lt;&gt;&quot;&quot;;[.E251]&lt;&gt;&quot;&quot;);-2;IF(AND([.B251]&lt;&gt;&quot;&quot;;[.C251]&lt;&gt;&quot;&quot;;[.D251]=&quot;&quot;;[.E251]&lt;&gt;&quot;&quot;);-3;IF(AND([.B251]=&quot;&quot;;[.C251]&lt;&gt;&quot;&quot;;[.D251]&lt;&gt;&quot;&quot;;[.E251]=&quot;&quot;);-3;IF(AND([.B251]&lt;&gt;&quot;&quot;;[.C251]&lt;&gt;&quot;&quot;;[.D251]&lt;&gt;&quot;&quot;;[.E251]&lt;&gt;&quot;&quot;);1;-4))))))" office:value-type="float" office:value="0">
            <text:p>0</text:p>
          </table:table-cell>
          <table:table-cell table:number-columns-repeated="1015"/>
        </table:table-row>
        <table:table-row table:style-name="ro3">
          <table:table-cell table:style-name="ce150" office:value-type="float" office:value="248">
            <text:p>248</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252]=0;&quot;-&quot;;IF([.I252]=-1;&quot;! Mini-game's name missing !&quot;;IF([.I252]=-2;&quot;! Developer's name missing !&quot;;IF([.I252]=-3;&quot;! Challenge's type missing !&quot;;IF([.I252]=-4;&quot;! Difficulty rating missing !&quot;;CONCATENATE(iferror(CONCATENATE(LEFT([.D252];1);MID([.D252];SEARCH(&quot;-&quot;;[.D252];1)+1;1));LEFT([.D252];1));COUNTIF([.$D$5:.$D252];[.D252]);&quot;_&quot;;SUBSTITUTE(PROPER([.B252]);&quot; &quot;;&quot;&quot;);&quot;_&quot;;[.E252]))))))" office:value-type="string" office:string-value="-">
            <text:p>-</text:p>
          </table:table-cell>
          <table:table-cell table:style-name="ce178" table:formula="of:=IF(AND([.B252]=&quot;&quot;;[.C252]=&quot;&quot;;[.D252]=&quot;&quot;;[.E252]=&quot;&quot;);0;IF(AND([.B252]=&quot;&quot;;[.C252]&lt;&gt;&quot;&quot;;[.D252]&lt;&gt;&quot;&quot;;[.E252]&lt;&gt;&quot;&quot;);-1;IF(AND([.B252]&lt;&gt;&quot;&quot;;[.C252]=&quot;&quot;;[.D252]&lt;&gt;&quot;&quot;;[.E252]&lt;&gt;&quot;&quot;);-2;IF(AND([.B252]&lt;&gt;&quot;&quot;;[.C252]&lt;&gt;&quot;&quot;;[.D252]=&quot;&quot;;[.E252]&lt;&gt;&quot;&quot;);-3;IF(AND([.B252]=&quot;&quot;;[.C252]&lt;&gt;&quot;&quot;;[.D252]&lt;&gt;&quot;&quot;;[.E252]=&quot;&quot;);-3;IF(AND([.B252]&lt;&gt;&quot;&quot;;[.C252]&lt;&gt;&quot;&quot;;[.D252]&lt;&gt;&quot;&quot;;[.E252]&lt;&gt;&quot;&quot;);1;-4))))))" office:value-type="float" office:value="0">
            <text:p>0</text:p>
          </table:table-cell>
          <table:table-cell table:number-columns-repeated="1015"/>
        </table:table-row>
        <table:table-row table:style-name="ro3">
          <table:table-cell table:style-name="ce150" office:value-type="float" office:value="249">
            <text:p>249</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253]=0;&quot;-&quot;;IF([.I253]=-1;&quot;! Mini-game's name missing !&quot;;IF([.I253]=-2;&quot;! Developer's name missing !&quot;;IF([.I253]=-3;&quot;! Challenge's type missing !&quot;;IF([.I253]=-4;&quot;! Difficulty rating missing !&quot;;CONCATENATE(iferror(CONCATENATE(LEFT([.D253];1);MID([.D253];SEARCH(&quot;-&quot;;[.D253];1)+1;1));LEFT([.D253];1));COUNTIF([.$D$5:.$D253];[.D253]);&quot;_&quot;;SUBSTITUTE(PROPER([.B253]);&quot; &quot;;&quot;&quot;);&quot;_&quot;;[.E253]))))))" office:value-type="string" office:string-value="-">
            <text:p>-</text:p>
          </table:table-cell>
          <table:table-cell table:style-name="ce178" table:formula="of:=IF(AND([.B253]=&quot;&quot;;[.C253]=&quot;&quot;;[.D253]=&quot;&quot;;[.E253]=&quot;&quot;);0;IF(AND([.B253]=&quot;&quot;;[.C253]&lt;&gt;&quot;&quot;;[.D253]&lt;&gt;&quot;&quot;;[.E253]&lt;&gt;&quot;&quot;);-1;IF(AND([.B253]&lt;&gt;&quot;&quot;;[.C253]=&quot;&quot;;[.D253]&lt;&gt;&quot;&quot;;[.E253]&lt;&gt;&quot;&quot;);-2;IF(AND([.B253]&lt;&gt;&quot;&quot;;[.C253]&lt;&gt;&quot;&quot;;[.D253]=&quot;&quot;;[.E253]&lt;&gt;&quot;&quot;);-3;IF(AND([.B253]=&quot;&quot;;[.C253]&lt;&gt;&quot;&quot;;[.D253]&lt;&gt;&quot;&quot;;[.E253]=&quot;&quot;);-3;IF(AND([.B253]&lt;&gt;&quot;&quot;;[.C253]&lt;&gt;&quot;&quot;;[.D253]&lt;&gt;&quot;&quot;;[.E253]&lt;&gt;&quot;&quot;);1;-4))))))" office:value-type="float" office:value="0">
            <text:p>0</text:p>
          </table:table-cell>
          <table:table-cell table:number-columns-repeated="1015"/>
        </table:table-row>
        <table:table-row table:style-name="ro3">
          <table:table-cell table:style-name="ce150" office:value-type="float" office:value="250">
            <text:p>250</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254]=0;&quot;-&quot;;IF([.I254]=-1;&quot;! Mini-game's name missing !&quot;;IF([.I254]=-2;&quot;! Developer's name missing !&quot;;IF([.I254]=-3;&quot;! Challenge's type missing !&quot;;IF([.I254]=-4;&quot;! Difficulty rating missing !&quot;;CONCATENATE(iferror(CONCATENATE(LEFT([.D254];1);MID([.D254];SEARCH(&quot;-&quot;;[.D254];1)+1;1));LEFT([.D254];1));COUNTIF([.$D$5:.$D254];[.D254]);&quot;_&quot;;SUBSTITUTE(PROPER([.B254]);&quot; &quot;;&quot;&quot;);&quot;_&quot;;[.E254]))))))" office:value-type="string" office:string-value="-">
            <text:p>-</text:p>
          </table:table-cell>
          <table:table-cell table:style-name="ce178" table:formula="of:=IF(AND([.B254]=&quot;&quot;;[.C254]=&quot;&quot;;[.D254]=&quot;&quot;;[.E254]=&quot;&quot;);0;IF(AND([.B254]=&quot;&quot;;[.C254]&lt;&gt;&quot;&quot;;[.D254]&lt;&gt;&quot;&quot;;[.E254]&lt;&gt;&quot;&quot;);-1;IF(AND([.B254]&lt;&gt;&quot;&quot;;[.C254]=&quot;&quot;;[.D254]&lt;&gt;&quot;&quot;;[.E254]&lt;&gt;&quot;&quot;);-2;IF(AND([.B254]&lt;&gt;&quot;&quot;;[.C254]&lt;&gt;&quot;&quot;;[.D254]=&quot;&quot;;[.E254]&lt;&gt;&quot;&quot;);-3;IF(AND([.B254]=&quot;&quot;;[.C254]&lt;&gt;&quot;&quot;;[.D254]&lt;&gt;&quot;&quot;;[.E254]=&quot;&quot;);-3;IF(AND([.B254]&lt;&gt;&quot;&quot;;[.C254]&lt;&gt;&quot;&quot;;[.D254]&lt;&gt;&quot;&quot;;[.E254]&lt;&gt;&quot;&quot;);1;-4))))))" office:value-type="float" office:value="0">
            <text:p>0</text:p>
          </table:table-cell>
          <table:table-cell table:number-columns-repeated="1015"/>
        </table:table-row>
        <table:table-row table:style-name="ro3">
          <table:table-cell table:style-name="ce150" office:value-type="float" office:value="251">
            <text:p>251</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255]=0;&quot;-&quot;;IF([.I255]=-1;&quot;! Mini-game's name missing !&quot;;IF([.I255]=-2;&quot;! Developer's name missing !&quot;;IF([.I255]=-3;&quot;! Challenge's type missing !&quot;;IF([.I255]=-4;&quot;! Difficulty rating missing !&quot;;CONCATENATE(iferror(CONCATENATE(LEFT([.D255];1);MID([.D255];SEARCH(&quot;-&quot;;[.D255];1)+1;1));LEFT([.D255];1));COUNTIF([.$D$5:.$D255];[.D255]);&quot;_&quot;;SUBSTITUTE(PROPER([.B255]);&quot; &quot;;&quot;&quot;);&quot;_&quot;;[.E255]))))))" office:value-type="string" office:string-value="-">
            <text:p>-</text:p>
          </table:table-cell>
          <table:table-cell table:style-name="ce178" table:formula="of:=IF(AND([.B255]=&quot;&quot;;[.C255]=&quot;&quot;;[.D255]=&quot;&quot;;[.E255]=&quot;&quot;);0;IF(AND([.B255]=&quot;&quot;;[.C255]&lt;&gt;&quot;&quot;;[.D255]&lt;&gt;&quot;&quot;;[.E255]&lt;&gt;&quot;&quot;);-1;IF(AND([.B255]&lt;&gt;&quot;&quot;;[.C255]=&quot;&quot;;[.D255]&lt;&gt;&quot;&quot;;[.E255]&lt;&gt;&quot;&quot;);-2;IF(AND([.B255]&lt;&gt;&quot;&quot;;[.C255]&lt;&gt;&quot;&quot;;[.D255]=&quot;&quot;;[.E255]&lt;&gt;&quot;&quot;);-3;IF(AND([.B255]=&quot;&quot;;[.C255]&lt;&gt;&quot;&quot;;[.D255]&lt;&gt;&quot;&quot;;[.E255]=&quot;&quot;);-3;IF(AND([.B255]&lt;&gt;&quot;&quot;;[.C255]&lt;&gt;&quot;&quot;;[.D255]&lt;&gt;&quot;&quot;;[.E255]&lt;&gt;&quot;&quot;);1;-4))))))" office:value-type="float" office:value="0">
            <text:p>0</text:p>
          </table:table-cell>
          <table:table-cell table:number-columns-repeated="1015"/>
        </table:table-row>
        <table:table-row table:style-name="ro3">
          <table:table-cell table:style-name="ce150" office:value-type="float" office:value="252">
            <text:p>252</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256]=0;&quot;-&quot;;IF([.I256]=-1;&quot;! Mini-game's name missing !&quot;;IF([.I256]=-2;&quot;! Developer's name missing !&quot;;IF([.I256]=-3;&quot;! Challenge's type missing !&quot;;IF([.I256]=-4;&quot;! Difficulty rating missing !&quot;;CONCATENATE(iferror(CONCATENATE(LEFT([.D256];1);MID([.D256];SEARCH(&quot;-&quot;;[.D256];1)+1;1));LEFT([.D256];1));COUNTIF([.$D$5:.$D256];[.D256]);&quot;_&quot;;SUBSTITUTE(PROPER([.B256]);&quot; &quot;;&quot;&quot;);&quot;_&quot;;[.E256]))))))" office:value-type="string" office:string-value="-">
            <text:p>-</text:p>
          </table:table-cell>
          <table:table-cell table:style-name="ce178" table:formula="of:=IF(AND([.B256]=&quot;&quot;;[.C256]=&quot;&quot;;[.D256]=&quot;&quot;;[.E256]=&quot;&quot;);0;IF(AND([.B256]=&quot;&quot;;[.C256]&lt;&gt;&quot;&quot;;[.D256]&lt;&gt;&quot;&quot;;[.E256]&lt;&gt;&quot;&quot;);-1;IF(AND([.B256]&lt;&gt;&quot;&quot;;[.C256]=&quot;&quot;;[.D256]&lt;&gt;&quot;&quot;;[.E256]&lt;&gt;&quot;&quot;);-2;IF(AND([.B256]&lt;&gt;&quot;&quot;;[.C256]&lt;&gt;&quot;&quot;;[.D256]=&quot;&quot;;[.E256]&lt;&gt;&quot;&quot;);-3;IF(AND([.B256]=&quot;&quot;;[.C256]&lt;&gt;&quot;&quot;;[.D256]&lt;&gt;&quot;&quot;;[.E256]=&quot;&quot;);-3;IF(AND([.B256]&lt;&gt;&quot;&quot;;[.C256]&lt;&gt;&quot;&quot;;[.D256]&lt;&gt;&quot;&quot;;[.E256]&lt;&gt;&quot;&quot;);1;-4))))))" office:value-type="float" office:value="0">
            <text:p>0</text:p>
          </table:table-cell>
          <table:table-cell table:number-columns-repeated="1015"/>
        </table:table-row>
        <table:table-row table:style-name="ro3">
          <table:table-cell table:style-name="ce150" office:value-type="float" office:value="253">
            <text:p>253</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257]=0;&quot;-&quot;;IF([.I257]=-1;&quot;! Mini-game's name missing !&quot;;IF([.I257]=-2;&quot;! Developer's name missing !&quot;;IF([.I257]=-3;&quot;! Challenge's type missing !&quot;;IF([.I257]=-4;&quot;! Difficulty rating missing !&quot;;CONCATENATE(iferror(CONCATENATE(LEFT([.D257];1);MID([.D257];SEARCH(&quot;-&quot;;[.D257];1)+1;1));LEFT([.D257];1));COUNTIF([.$D$5:.$D257];[.D257]);&quot;_&quot;;SUBSTITUTE(PROPER([.B257]);&quot; &quot;;&quot;&quot;);&quot;_&quot;;[.E257]))))))" office:value-type="string" office:string-value="-">
            <text:p>-</text:p>
          </table:table-cell>
          <table:table-cell table:style-name="ce178" table:formula="of:=IF(AND([.B257]=&quot;&quot;;[.C257]=&quot;&quot;;[.D257]=&quot;&quot;;[.E257]=&quot;&quot;);0;IF(AND([.B257]=&quot;&quot;;[.C257]&lt;&gt;&quot;&quot;;[.D257]&lt;&gt;&quot;&quot;;[.E257]&lt;&gt;&quot;&quot;);-1;IF(AND([.B257]&lt;&gt;&quot;&quot;;[.C257]=&quot;&quot;;[.D257]&lt;&gt;&quot;&quot;;[.E257]&lt;&gt;&quot;&quot;);-2;IF(AND([.B257]&lt;&gt;&quot;&quot;;[.C257]&lt;&gt;&quot;&quot;;[.D257]=&quot;&quot;;[.E257]&lt;&gt;&quot;&quot;);-3;IF(AND([.B257]=&quot;&quot;;[.C257]&lt;&gt;&quot;&quot;;[.D257]&lt;&gt;&quot;&quot;;[.E257]=&quot;&quot;);-3;IF(AND([.B257]&lt;&gt;&quot;&quot;;[.C257]&lt;&gt;&quot;&quot;;[.D257]&lt;&gt;&quot;&quot;;[.E257]&lt;&gt;&quot;&quot;);1;-4))))))" office:value-type="float" office:value="0">
            <text:p>0</text:p>
          </table:table-cell>
          <table:table-cell table:number-columns-repeated="1015"/>
        </table:table-row>
        <table:table-row table:style-name="ro3">
          <table:table-cell table:style-name="ce150" office:value-type="float" office:value="254">
            <text:p>254</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258]=0;&quot;-&quot;;IF([.I258]=-1;&quot;! Mini-game's name missing !&quot;;IF([.I258]=-2;&quot;! Developer's name missing !&quot;;IF([.I258]=-3;&quot;! Challenge's type missing !&quot;;IF([.I258]=-4;&quot;! Difficulty rating missing !&quot;;CONCATENATE(iferror(CONCATENATE(LEFT([.D258];1);MID([.D258];SEARCH(&quot;-&quot;;[.D258];1)+1;1));LEFT([.D258];1));COUNTIF([.$D$5:.$D258];[.D258]);&quot;_&quot;;SUBSTITUTE(PROPER([.B258]);&quot; &quot;;&quot;&quot;);&quot;_&quot;;[.E258]))))))" office:value-type="string" office:string-value="-">
            <text:p>-</text:p>
          </table:table-cell>
          <table:table-cell table:style-name="ce178" table:formula="of:=IF(AND([.B258]=&quot;&quot;;[.C258]=&quot;&quot;;[.D258]=&quot;&quot;;[.E258]=&quot;&quot;);0;IF(AND([.B258]=&quot;&quot;;[.C258]&lt;&gt;&quot;&quot;;[.D258]&lt;&gt;&quot;&quot;;[.E258]&lt;&gt;&quot;&quot;);-1;IF(AND([.B258]&lt;&gt;&quot;&quot;;[.C258]=&quot;&quot;;[.D258]&lt;&gt;&quot;&quot;;[.E258]&lt;&gt;&quot;&quot;);-2;IF(AND([.B258]&lt;&gt;&quot;&quot;;[.C258]&lt;&gt;&quot;&quot;;[.D258]=&quot;&quot;;[.E258]&lt;&gt;&quot;&quot;);-3;IF(AND([.B258]=&quot;&quot;;[.C258]&lt;&gt;&quot;&quot;;[.D258]&lt;&gt;&quot;&quot;;[.E258]=&quot;&quot;);-3;IF(AND([.B258]&lt;&gt;&quot;&quot;;[.C258]&lt;&gt;&quot;&quot;;[.D258]&lt;&gt;&quot;&quot;;[.E258]&lt;&gt;&quot;&quot;);1;-4))))))" office:value-type="float" office:value="0">
            <text:p>0</text:p>
          </table:table-cell>
          <table:table-cell table:number-columns-repeated="1015"/>
        </table:table-row>
        <table:table-row table:style-name="ro3">
          <table:table-cell table:style-name="ce150" office:value-type="float" office:value="255">
            <text:p>255</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259]=0;&quot;-&quot;;IF([.I259]=-1;&quot;! Mini-game's name missing !&quot;;IF([.I259]=-2;&quot;! Developer's name missing !&quot;;IF([.I259]=-3;&quot;! Challenge's type missing !&quot;;IF([.I259]=-4;&quot;! Difficulty rating missing !&quot;;CONCATENATE(iferror(CONCATENATE(LEFT([.D259];1);MID([.D259];SEARCH(&quot;-&quot;;[.D259];1)+1;1));LEFT([.D259];1));COUNTIF([.$D$5:.$D259];[.D259]);&quot;_&quot;;SUBSTITUTE(PROPER([.B259]);&quot; &quot;;&quot;&quot;);&quot;_&quot;;[.E259]))))))" office:value-type="string" office:string-value="-">
            <text:p>-</text:p>
          </table:table-cell>
          <table:table-cell table:style-name="ce178" table:formula="of:=IF(AND([.B259]=&quot;&quot;;[.C259]=&quot;&quot;;[.D259]=&quot;&quot;;[.E259]=&quot;&quot;);0;IF(AND([.B259]=&quot;&quot;;[.C259]&lt;&gt;&quot;&quot;;[.D259]&lt;&gt;&quot;&quot;;[.E259]&lt;&gt;&quot;&quot;);-1;IF(AND([.B259]&lt;&gt;&quot;&quot;;[.C259]=&quot;&quot;;[.D259]&lt;&gt;&quot;&quot;;[.E259]&lt;&gt;&quot;&quot;);-2;IF(AND([.B259]&lt;&gt;&quot;&quot;;[.C259]&lt;&gt;&quot;&quot;;[.D259]=&quot;&quot;;[.E259]&lt;&gt;&quot;&quot;);-3;IF(AND([.B259]=&quot;&quot;;[.C259]&lt;&gt;&quot;&quot;;[.D259]&lt;&gt;&quot;&quot;;[.E259]=&quot;&quot;);-3;IF(AND([.B259]&lt;&gt;&quot;&quot;;[.C259]&lt;&gt;&quot;&quot;;[.D259]&lt;&gt;&quot;&quot;;[.E259]&lt;&gt;&quot;&quot;);1;-4))))))" office:value-type="float" office:value="0">
            <text:p>0</text:p>
          </table:table-cell>
          <table:table-cell table:number-columns-repeated="1015"/>
        </table:table-row>
        <table:table-row table:style-name="ro3">
          <table:table-cell table:style-name="ce150" office:value-type="float" office:value="256">
            <text:p>256</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260]=0;&quot;-&quot;;IF([.I260]=-1;&quot;! Mini-game's name missing !&quot;;IF([.I260]=-2;&quot;! Developer's name missing !&quot;;IF([.I260]=-3;&quot;! Challenge's type missing !&quot;;IF([.I260]=-4;&quot;! Difficulty rating missing !&quot;;CONCATENATE(iferror(CONCATENATE(LEFT([.D260];1);MID([.D260];SEARCH(&quot;-&quot;;[.D260];1)+1;1));LEFT([.D260];1));COUNTIF([.$D$5:.$D260];[.D260]);&quot;_&quot;;SUBSTITUTE(PROPER([.B260]);&quot; &quot;;&quot;&quot;);&quot;_&quot;;[.E260]))))))" office:value-type="string" office:string-value="-">
            <text:p>-</text:p>
          </table:table-cell>
          <table:table-cell table:style-name="ce178" table:formula="of:=IF(AND([.B260]=&quot;&quot;;[.C260]=&quot;&quot;;[.D260]=&quot;&quot;;[.E260]=&quot;&quot;);0;IF(AND([.B260]=&quot;&quot;;[.C260]&lt;&gt;&quot;&quot;;[.D260]&lt;&gt;&quot;&quot;;[.E260]&lt;&gt;&quot;&quot;);-1;IF(AND([.B260]&lt;&gt;&quot;&quot;;[.C260]=&quot;&quot;;[.D260]&lt;&gt;&quot;&quot;;[.E260]&lt;&gt;&quot;&quot;);-2;IF(AND([.B260]&lt;&gt;&quot;&quot;;[.C260]&lt;&gt;&quot;&quot;;[.D260]=&quot;&quot;;[.E260]&lt;&gt;&quot;&quot;);-3;IF(AND([.B260]=&quot;&quot;;[.C260]&lt;&gt;&quot;&quot;;[.D260]&lt;&gt;&quot;&quot;;[.E260]=&quot;&quot;);-3;IF(AND([.B260]&lt;&gt;&quot;&quot;;[.C260]&lt;&gt;&quot;&quot;;[.D260]&lt;&gt;&quot;&quot;;[.E260]&lt;&gt;&quot;&quot;);1;-4))))))" office:value-type="float" office:value="0">
            <text:p>0</text:p>
          </table:table-cell>
          <table:table-cell table:number-columns-repeated="1015"/>
        </table:table-row>
        <table:table-row table:style-name="ro3">
          <table:table-cell table:style-name="ce150" office:value-type="float" office:value="257">
            <text:p>257</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261]=0;&quot;-&quot;;IF([.I261]=-1;&quot;! Mini-game's name missing !&quot;;IF([.I261]=-2;&quot;! Developer's name missing !&quot;;IF([.I261]=-3;&quot;! Challenge's type missing !&quot;;IF([.I261]=-4;&quot;! Difficulty rating missing !&quot;;CONCATENATE(iferror(CONCATENATE(LEFT([.D261];1);MID([.D261];SEARCH(&quot;-&quot;;[.D261];1)+1;1));LEFT([.D261];1));COUNTIF([.$D$5:.$D261];[.D261]);&quot;_&quot;;SUBSTITUTE(PROPER([.B261]);&quot; &quot;;&quot;&quot;);&quot;_&quot;;[.E261]))))))" office:value-type="string" office:string-value="-">
            <text:p>-</text:p>
          </table:table-cell>
          <table:table-cell table:style-name="ce178" table:formula="of:=IF(AND([.B261]=&quot;&quot;;[.C261]=&quot;&quot;;[.D261]=&quot;&quot;;[.E261]=&quot;&quot;);0;IF(AND([.B261]=&quot;&quot;;[.C261]&lt;&gt;&quot;&quot;;[.D261]&lt;&gt;&quot;&quot;;[.E261]&lt;&gt;&quot;&quot;);-1;IF(AND([.B261]&lt;&gt;&quot;&quot;;[.C261]=&quot;&quot;;[.D261]&lt;&gt;&quot;&quot;;[.E261]&lt;&gt;&quot;&quot;);-2;IF(AND([.B261]&lt;&gt;&quot;&quot;;[.C261]&lt;&gt;&quot;&quot;;[.D261]=&quot;&quot;;[.E261]&lt;&gt;&quot;&quot;);-3;IF(AND([.B261]=&quot;&quot;;[.C261]&lt;&gt;&quot;&quot;;[.D261]&lt;&gt;&quot;&quot;;[.E261]=&quot;&quot;);-3;IF(AND([.B261]&lt;&gt;&quot;&quot;;[.C261]&lt;&gt;&quot;&quot;;[.D261]&lt;&gt;&quot;&quot;;[.E261]&lt;&gt;&quot;&quot;);1;-4))))))" office:value-type="float" office:value="0">
            <text:p>0</text:p>
          </table:table-cell>
          <table:table-cell table:number-columns-repeated="1015"/>
        </table:table-row>
        <table:table-row table:style-name="ro3">
          <table:table-cell table:style-name="ce150" office:value-type="float" office:value="258">
            <text:p>258</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262]=0;&quot;-&quot;;IF([.I262]=-1;&quot;! Mini-game's name missing !&quot;;IF([.I262]=-2;&quot;! Developer's name missing !&quot;;IF([.I262]=-3;&quot;! Challenge's type missing !&quot;;IF([.I262]=-4;&quot;! Difficulty rating missing !&quot;;CONCATENATE(iferror(CONCATENATE(LEFT([.D262];1);MID([.D262];SEARCH(&quot;-&quot;;[.D262];1)+1;1));LEFT([.D262];1));COUNTIF([.$D$5:.$D262];[.D262]);&quot;_&quot;;SUBSTITUTE(PROPER([.B262]);&quot; &quot;;&quot;&quot;);&quot;_&quot;;[.E262]))))))" office:value-type="string" office:string-value="-">
            <text:p>-</text:p>
          </table:table-cell>
          <table:table-cell table:style-name="ce178" table:formula="of:=IF(AND([.B262]=&quot;&quot;;[.C262]=&quot;&quot;;[.D262]=&quot;&quot;;[.E262]=&quot;&quot;);0;IF(AND([.B262]=&quot;&quot;;[.C262]&lt;&gt;&quot;&quot;;[.D262]&lt;&gt;&quot;&quot;;[.E262]&lt;&gt;&quot;&quot;);-1;IF(AND([.B262]&lt;&gt;&quot;&quot;;[.C262]=&quot;&quot;;[.D262]&lt;&gt;&quot;&quot;;[.E262]&lt;&gt;&quot;&quot;);-2;IF(AND([.B262]&lt;&gt;&quot;&quot;;[.C262]&lt;&gt;&quot;&quot;;[.D262]=&quot;&quot;;[.E262]&lt;&gt;&quot;&quot;);-3;IF(AND([.B262]=&quot;&quot;;[.C262]&lt;&gt;&quot;&quot;;[.D262]&lt;&gt;&quot;&quot;;[.E262]=&quot;&quot;);-3;IF(AND([.B262]&lt;&gt;&quot;&quot;;[.C262]&lt;&gt;&quot;&quot;;[.D262]&lt;&gt;&quot;&quot;;[.E262]&lt;&gt;&quot;&quot;);1;-4))))))" office:value-type="float" office:value="0">
            <text:p>0</text:p>
          </table:table-cell>
          <table:table-cell table:number-columns-repeated="1015"/>
        </table:table-row>
        <table:table-row table:style-name="ro3">
          <table:table-cell table:style-name="ce150" office:value-type="float" office:value="259">
            <text:p>259</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263]=0;&quot;-&quot;;IF([.I263]=-1;&quot;! Mini-game's name missing !&quot;;IF([.I263]=-2;&quot;! Developer's name missing !&quot;;IF([.I263]=-3;&quot;! Challenge's type missing !&quot;;IF([.I263]=-4;&quot;! Difficulty rating missing !&quot;;CONCATENATE(iferror(CONCATENATE(LEFT([.D263];1);MID([.D263];SEARCH(&quot;-&quot;;[.D263];1)+1;1));LEFT([.D263];1));COUNTIF([.$D$5:.$D263];[.D263]);&quot;_&quot;;SUBSTITUTE(PROPER([.B263]);&quot; &quot;;&quot;&quot;);&quot;_&quot;;[.E263]))))))" office:value-type="string" office:string-value="-">
            <text:p>-</text:p>
          </table:table-cell>
          <table:table-cell table:style-name="ce178" table:formula="of:=IF(AND([.B263]=&quot;&quot;;[.C263]=&quot;&quot;;[.D263]=&quot;&quot;;[.E263]=&quot;&quot;);0;IF(AND([.B263]=&quot;&quot;;[.C263]&lt;&gt;&quot;&quot;;[.D263]&lt;&gt;&quot;&quot;;[.E263]&lt;&gt;&quot;&quot;);-1;IF(AND([.B263]&lt;&gt;&quot;&quot;;[.C263]=&quot;&quot;;[.D263]&lt;&gt;&quot;&quot;;[.E263]&lt;&gt;&quot;&quot;);-2;IF(AND([.B263]&lt;&gt;&quot;&quot;;[.C263]&lt;&gt;&quot;&quot;;[.D263]=&quot;&quot;;[.E263]&lt;&gt;&quot;&quot;);-3;IF(AND([.B263]=&quot;&quot;;[.C263]&lt;&gt;&quot;&quot;;[.D263]&lt;&gt;&quot;&quot;;[.E263]=&quot;&quot;);-3;IF(AND([.B263]&lt;&gt;&quot;&quot;;[.C263]&lt;&gt;&quot;&quot;;[.D263]&lt;&gt;&quot;&quot;;[.E263]&lt;&gt;&quot;&quot;);1;-4))))))" office:value-type="float" office:value="0">
            <text:p>0</text:p>
          </table:table-cell>
          <table:table-cell table:number-columns-repeated="1015"/>
        </table:table-row>
        <table:table-row table:style-name="ro3">
          <table:table-cell table:style-name="ce150" office:value-type="float" office:value="260">
            <text:p>260</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264]=0;&quot;-&quot;;IF([.I264]=-1;&quot;! Mini-game's name missing !&quot;;IF([.I264]=-2;&quot;! Developer's name missing !&quot;;IF([.I264]=-3;&quot;! Challenge's type missing !&quot;;IF([.I264]=-4;&quot;! Difficulty rating missing !&quot;;CONCATENATE(iferror(CONCATENATE(LEFT([.D264];1);MID([.D264];SEARCH(&quot;-&quot;;[.D264];1)+1;1));LEFT([.D264];1));COUNTIF([.$D$5:.$D264];[.D264]);&quot;_&quot;;SUBSTITUTE(PROPER([.B264]);&quot; &quot;;&quot;&quot;);&quot;_&quot;;[.E264]))))))" office:value-type="string" office:string-value="-">
            <text:p>-</text:p>
          </table:table-cell>
          <table:table-cell table:style-name="ce178" table:formula="of:=IF(AND([.B264]=&quot;&quot;;[.C264]=&quot;&quot;;[.D264]=&quot;&quot;;[.E264]=&quot;&quot;);0;IF(AND([.B264]=&quot;&quot;;[.C264]&lt;&gt;&quot;&quot;;[.D264]&lt;&gt;&quot;&quot;;[.E264]&lt;&gt;&quot;&quot;);-1;IF(AND([.B264]&lt;&gt;&quot;&quot;;[.C264]=&quot;&quot;;[.D264]&lt;&gt;&quot;&quot;;[.E264]&lt;&gt;&quot;&quot;);-2;IF(AND([.B264]&lt;&gt;&quot;&quot;;[.C264]&lt;&gt;&quot;&quot;;[.D264]=&quot;&quot;;[.E264]&lt;&gt;&quot;&quot;);-3;IF(AND([.B264]=&quot;&quot;;[.C264]&lt;&gt;&quot;&quot;;[.D264]&lt;&gt;&quot;&quot;;[.E264]=&quot;&quot;);-3;IF(AND([.B264]&lt;&gt;&quot;&quot;;[.C264]&lt;&gt;&quot;&quot;;[.D264]&lt;&gt;&quot;&quot;;[.E264]&lt;&gt;&quot;&quot;);1;-4))))))" office:value-type="float" office:value="0">
            <text:p>0</text:p>
          </table:table-cell>
          <table:table-cell table:number-columns-repeated="1015"/>
        </table:table-row>
        <table:table-row table:style-name="ro3">
          <table:table-cell table:style-name="ce150" office:value-type="float" office:value="261">
            <text:p>261</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265]=0;&quot;-&quot;;IF([.I265]=-1;&quot;! Mini-game's name missing !&quot;;IF([.I265]=-2;&quot;! Developer's name missing !&quot;;IF([.I265]=-3;&quot;! Challenge's type missing !&quot;;IF([.I265]=-4;&quot;! Difficulty rating missing !&quot;;CONCATENATE(iferror(CONCATENATE(LEFT([.D265];1);MID([.D265];SEARCH(&quot;-&quot;;[.D265];1)+1;1));LEFT([.D265];1));COUNTIF([.$D$5:.$D265];[.D265]);&quot;_&quot;;SUBSTITUTE(PROPER([.B265]);&quot; &quot;;&quot;&quot;);&quot;_&quot;;[.E265]))))))" office:value-type="string" office:string-value="-">
            <text:p>-</text:p>
          </table:table-cell>
          <table:table-cell table:style-name="ce178" table:formula="of:=IF(AND([.B265]=&quot;&quot;;[.C265]=&quot;&quot;;[.D265]=&quot;&quot;;[.E265]=&quot;&quot;);0;IF(AND([.B265]=&quot;&quot;;[.C265]&lt;&gt;&quot;&quot;;[.D265]&lt;&gt;&quot;&quot;;[.E265]&lt;&gt;&quot;&quot;);-1;IF(AND([.B265]&lt;&gt;&quot;&quot;;[.C265]=&quot;&quot;;[.D265]&lt;&gt;&quot;&quot;;[.E265]&lt;&gt;&quot;&quot;);-2;IF(AND([.B265]&lt;&gt;&quot;&quot;;[.C265]&lt;&gt;&quot;&quot;;[.D265]=&quot;&quot;;[.E265]&lt;&gt;&quot;&quot;);-3;IF(AND([.B265]=&quot;&quot;;[.C265]&lt;&gt;&quot;&quot;;[.D265]&lt;&gt;&quot;&quot;;[.E265]=&quot;&quot;);-3;IF(AND([.B265]&lt;&gt;&quot;&quot;;[.C265]&lt;&gt;&quot;&quot;;[.D265]&lt;&gt;&quot;&quot;;[.E265]&lt;&gt;&quot;&quot;);1;-4))))))" office:value-type="float" office:value="0">
            <text:p>0</text:p>
          </table:table-cell>
          <table:table-cell table:number-columns-repeated="1015"/>
        </table:table-row>
        <table:table-row table:style-name="ro3">
          <table:table-cell table:style-name="ce150" office:value-type="float" office:value="262">
            <text:p>262</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266]=0;&quot;-&quot;;IF([.I266]=-1;&quot;! Mini-game's name missing !&quot;;IF([.I266]=-2;&quot;! Developer's name missing !&quot;;IF([.I266]=-3;&quot;! Challenge's type missing !&quot;;IF([.I266]=-4;&quot;! Difficulty rating missing !&quot;;CONCATENATE(iferror(CONCATENATE(LEFT([.D266];1);MID([.D266];SEARCH(&quot;-&quot;;[.D266];1)+1;1));LEFT([.D266];1));COUNTIF([.$D$5:.$D266];[.D266]);&quot;_&quot;;SUBSTITUTE(PROPER([.B266]);&quot; &quot;;&quot;&quot;);&quot;_&quot;;[.E266]))))))" office:value-type="string" office:string-value="-">
            <text:p>-</text:p>
          </table:table-cell>
          <table:table-cell table:style-name="ce178" table:formula="of:=IF(AND([.B266]=&quot;&quot;;[.C266]=&quot;&quot;;[.D266]=&quot;&quot;;[.E266]=&quot;&quot;);0;IF(AND([.B266]=&quot;&quot;;[.C266]&lt;&gt;&quot;&quot;;[.D266]&lt;&gt;&quot;&quot;;[.E266]&lt;&gt;&quot;&quot;);-1;IF(AND([.B266]&lt;&gt;&quot;&quot;;[.C266]=&quot;&quot;;[.D266]&lt;&gt;&quot;&quot;;[.E266]&lt;&gt;&quot;&quot;);-2;IF(AND([.B266]&lt;&gt;&quot;&quot;;[.C266]&lt;&gt;&quot;&quot;;[.D266]=&quot;&quot;;[.E266]&lt;&gt;&quot;&quot;);-3;IF(AND([.B266]=&quot;&quot;;[.C266]&lt;&gt;&quot;&quot;;[.D266]&lt;&gt;&quot;&quot;;[.E266]=&quot;&quot;);-3;IF(AND([.B266]&lt;&gt;&quot;&quot;;[.C266]&lt;&gt;&quot;&quot;;[.D266]&lt;&gt;&quot;&quot;;[.E266]&lt;&gt;&quot;&quot;);1;-4))))))" office:value-type="float" office:value="0">
            <text:p>0</text:p>
          </table:table-cell>
          <table:table-cell table:number-columns-repeated="1015"/>
        </table:table-row>
        <table:table-row table:style-name="ro3">
          <table:table-cell table:style-name="ce150" office:value-type="float" office:value="263">
            <text:p>263</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267]=0;&quot;-&quot;;IF([.I267]=-1;&quot;! Mini-game's name missing !&quot;;IF([.I267]=-2;&quot;! Developer's name missing !&quot;;IF([.I267]=-3;&quot;! Challenge's type missing !&quot;;IF([.I267]=-4;&quot;! Difficulty rating missing !&quot;;CONCATENATE(iferror(CONCATENATE(LEFT([.D267];1);MID([.D267];SEARCH(&quot;-&quot;;[.D267];1)+1;1));LEFT([.D267];1));COUNTIF([.$D$5:.$D267];[.D267]);&quot;_&quot;;SUBSTITUTE(PROPER([.B267]);&quot; &quot;;&quot;&quot;);&quot;_&quot;;[.E267]))))))" office:value-type="string" office:string-value="-">
            <text:p>-</text:p>
          </table:table-cell>
          <table:table-cell table:style-name="ce178" table:formula="of:=IF(AND([.B267]=&quot;&quot;;[.C267]=&quot;&quot;;[.D267]=&quot;&quot;;[.E267]=&quot;&quot;);0;IF(AND([.B267]=&quot;&quot;;[.C267]&lt;&gt;&quot;&quot;;[.D267]&lt;&gt;&quot;&quot;;[.E267]&lt;&gt;&quot;&quot;);-1;IF(AND([.B267]&lt;&gt;&quot;&quot;;[.C267]=&quot;&quot;;[.D267]&lt;&gt;&quot;&quot;;[.E267]&lt;&gt;&quot;&quot;);-2;IF(AND([.B267]&lt;&gt;&quot;&quot;;[.C267]&lt;&gt;&quot;&quot;;[.D267]=&quot;&quot;;[.E267]&lt;&gt;&quot;&quot;);-3;IF(AND([.B267]=&quot;&quot;;[.C267]&lt;&gt;&quot;&quot;;[.D267]&lt;&gt;&quot;&quot;;[.E267]=&quot;&quot;);-3;IF(AND([.B267]&lt;&gt;&quot;&quot;;[.C267]&lt;&gt;&quot;&quot;;[.D267]&lt;&gt;&quot;&quot;;[.E267]&lt;&gt;&quot;&quot;);1;-4))))))" office:value-type="float" office:value="0">
            <text:p>0</text:p>
          </table:table-cell>
          <table:table-cell table:number-columns-repeated="1015"/>
        </table:table-row>
        <table:table-row table:style-name="ro3">
          <table:table-cell table:style-name="ce150" office:value-type="float" office:value="264">
            <text:p>264</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268]=0;&quot;-&quot;;IF([.I268]=-1;&quot;! Mini-game's name missing !&quot;;IF([.I268]=-2;&quot;! Developer's name missing !&quot;;IF([.I268]=-3;&quot;! Challenge's type missing !&quot;;IF([.I268]=-4;&quot;! Difficulty rating missing !&quot;;CONCATENATE(iferror(CONCATENATE(LEFT([.D268];1);MID([.D268];SEARCH(&quot;-&quot;;[.D268];1)+1;1));LEFT([.D268];1));COUNTIF([.$D$5:.$D268];[.D268]);&quot;_&quot;;SUBSTITUTE(PROPER([.B268]);&quot; &quot;;&quot;&quot;);&quot;_&quot;;[.E268]))))))" office:value-type="string" office:string-value="-">
            <text:p>-</text:p>
          </table:table-cell>
          <table:table-cell table:style-name="ce178" table:formula="of:=IF(AND([.B268]=&quot;&quot;;[.C268]=&quot;&quot;;[.D268]=&quot;&quot;;[.E268]=&quot;&quot;);0;IF(AND([.B268]=&quot;&quot;;[.C268]&lt;&gt;&quot;&quot;;[.D268]&lt;&gt;&quot;&quot;;[.E268]&lt;&gt;&quot;&quot;);-1;IF(AND([.B268]&lt;&gt;&quot;&quot;;[.C268]=&quot;&quot;;[.D268]&lt;&gt;&quot;&quot;;[.E268]&lt;&gt;&quot;&quot;);-2;IF(AND([.B268]&lt;&gt;&quot;&quot;;[.C268]&lt;&gt;&quot;&quot;;[.D268]=&quot;&quot;;[.E268]&lt;&gt;&quot;&quot;);-3;IF(AND([.B268]=&quot;&quot;;[.C268]&lt;&gt;&quot;&quot;;[.D268]&lt;&gt;&quot;&quot;;[.E268]=&quot;&quot;);-3;IF(AND([.B268]&lt;&gt;&quot;&quot;;[.C268]&lt;&gt;&quot;&quot;;[.D268]&lt;&gt;&quot;&quot;;[.E268]&lt;&gt;&quot;&quot;);1;-4))))))" office:value-type="float" office:value="0">
            <text:p>0</text:p>
          </table:table-cell>
          <table:table-cell table:number-columns-repeated="1015"/>
        </table:table-row>
        <table:table-row table:style-name="ro3">
          <table:table-cell table:style-name="ce150" office:value-type="float" office:value="265">
            <text:p>265</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269]=0;&quot;-&quot;;IF([.I269]=-1;&quot;! Mini-game's name missing !&quot;;IF([.I269]=-2;&quot;! Developer's name missing !&quot;;IF([.I269]=-3;&quot;! Challenge's type missing !&quot;;IF([.I269]=-4;&quot;! Difficulty rating missing !&quot;;CONCATENATE(iferror(CONCATENATE(LEFT([.D269];1);MID([.D269];SEARCH(&quot;-&quot;;[.D269];1)+1;1));LEFT([.D269];1));COUNTIF([.$D$5:.$D269];[.D269]);&quot;_&quot;;SUBSTITUTE(PROPER([.B269]);&quot; &quot;;&quot;&quot;);&quot;_&quot;;[.E269]))))))" office:value-type="string" office:string-value="-">
            <text:p>-</text:p>
          </table:table-cell>
          <table:table-cell table:style-name="ce178" table:formula="of:=IF(AND([.B269]=&quot;&quot;;[.C269]=&quot;&quot;;[.D269]=&quot;&quot;;[.E269]=&quot;&quot;);0;IF(AND([.B269]=&quot;&quot;;[.C269]&lt;&gt;&quot;&quot;;[.D269]&lt;&gt;&quot;&quot;;[.E269]&lt;&gt;&quot;&quot;);-1;IF(AND([.B269]&lt;&gt;&quot;&quot;;[.C269]=&quot;&quot;;[.D269]&lt;&gt;&quot;&quot;;[.E269]&lt;&gt;&quot;&quot;);-2;IF(AND([.B269]&lt;&gt;&quot;&quot;;[.C269]&lt;&gt;&quot;&quot;;[.D269]=&quot;&quot;;[.E269]&lt;&gt;&quot;&quot;);-3;IF(AND([.B269]=&quot;&quot;;[.C269]&lt;&gt;&quot;&quot;;[.D269]&lt;&gt;&quot;&quot;;[.E269]=&quot;&quot;);-3;IF(AND([.B269]&lt;&gt;&quot;&quot;;[.C269]&lt;&gt;&quot;&quot;;[.D269]&lt;&gt;&quot;&quot;;[.E269]&lt;&gt;&quot;&quot;);1;-4))))))" office:value-type="float" office:value="0">
            <text:p>0</text:p>
          </table:table-cell>
          <table:table-cell table:number-columns-repeated="1015"/>
        </table:table-row>
        <table:table-row table:style-name="ro3">
          <table:table-cell table:style-name="ce150" office:value-type="float" office:value="266">
            <text:p>266</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270]=0;&quot;-&quot;;IF([.I270]=-1;&quot;! Mini-game's name missing !&quot;;IF([.I270]=-2;&quot;! Developer's name missing !&quot;;IF([.I270]=-3;&quot;! Challenge's type missing !&quot;;IF([.I270]=-4;&quot;! Difficulty rating missing !&quot;;CONCATENATE(iferror(CONCATENATE(LEFT([.D270];1);MID([.D270];SEARCH(&quot;-&quot;;[.D270];1)+1;1));LEFT([.D270];1));COUNTIF([.$D$5:.$D270];[.D270]);&quot;_&quot;;SUBSTITUTE(PROPER([.B270]);&quot; &quot;;&quot;&quot;);&quot;_&quot;;[.E270]))))))" office:value-type="string" office:string-value="-">
            <text:p>-</text:p>
          </table:table-cell>
          <table:table-cell table:style-name="ce178" table:formula="of:=IF(AND([.B270]=&quot;&quot;;[.C270]=&quot;&quot;;[.D270]=&quot;&quot;;[.E270]=&quot;&quot;);0;IF(AND([.B270]=&quot;&quot;;[.C270]&lt;&gt;&quot;&quot;;[.D270]&lt;&gt;&quot;&quot;;[.E270]&lt;&gt;&quot;&quot;);-1;IF(AND([.B270]&lt;&gt;&quot;&quot;;[.C270]=&quot;&quot;;[.D270]&lt;&gt;&quot;&quot;;[.E270]&lt;&gt;&quot;&quot;);-2;IF(AND([.B270]&lt;&gt;&quot;&quot;;[.C270]&lt;&gt;&quot;&quot;;[.D270]=&quot;&quot;;[.E270]&lt;&gt;&quot;&quot;);-3;IF(AND([.B270]=&quot;&quot;;[.C270]&lt;&gt;&quot;&quot;;[.D270]&lt;&gt;&quot;&quot;;[.E270]=&quot;&quot;);-3;IF(AND([.B270]&lt;&gt;&quot;&quot;;[.C270]&lt;&gt;&quot;&quot;;[.D270]&lt;&gt;&quot;&quot;;[.E270]&lt;&gt;&quot;&quot;);1;-4))))))" office:value-type="float" office:value="0">
            <text:p>0</text:p>
          </table:table-cell>
          <table:table-cell table:number-columns-repeated="1015"/>
        </table:table-row>
        <table:table-row table:style-name="ro3">
          <table:table-cell table:style-name="ce150" office:value-type="float" office:value="267">
            <text:p>267</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271]=0;&quot;-&quot;;IF([.I271]=-1;&quot;! Mini-game's name missing !&quot;;IF([.I271]=-2;&quot;! Developer's name missing !&quot;;IF([.I271]=-3;&quot;! Challenge's type missing !&quot;;IF([.I271]=-4;&quot;! Difficulty rating missing !&quot;;CONCATENATE(iferror(CONCATENATE(LEFT([.D271];1);MID([.D271];SEARCH(&quot;-&quot;;[.D271];1)+1;1));LEFT([.D271];1));COUNTIF([.$D$5:.$D271];[.D271]);&quot;_&quot;;SUBSTITUTE(PROPER([.B271]);&quot; &quot;;&quot;&quot;);&quot;_&quot;;[.E271]))))))" office:value-type="string" office:string-value="-">
            <text:p>-</text:p>
          </table:table-cell>
          <table:table-cell table:style-name="ce178" table:formula="of:=IF(AND([.B271]=&quot;&quot;;[.C271]=&quot;&quot;;[.D271]=&quot;&quot;;[.E271]=&quot;&quot;);0;IF(AND([.B271]=&quot;&quot;;[.C271]&lt;&gt;&quot;&quot;;[.D271]&lt;&gt;&quot;&quot;;[.E271]&lt;&gt;&quot;&quot;);-1;IF(AND([.B271]&lt;&gt;&quot;&quot;;[.C271]=&quot;&quot;;[.D271]&lt;&gt;&quot;&quot;;[.E271]&lt;&gt;&quot;&quot;);-2;IF(AND([.B271]&lt;&gt;&quot;&quot;;[.C271]&lt;&gt;&quot;&quot;;[.D271]=&quot;&quot;;[.E271]&lt;&gt;&quot;&quot;);-3;IF(AND([.B271]=&quot;&quot;;[.C271]&lt;&gt;&quot;&quot;;[.D271]&lt;&gt;&quot;&quot;;[.E271]=&quot;&quot;);-3;IF(AND([.B271]&lt;&gt;&quot;&quot;;[.C271]&lt;&gt;&quot;&quot;;[.D271]&lt;&gt;&quot;&quot;;[.E271]&lt;&gt;&quot;&quot;);1;-4))))))" office:value-type="float" office:value="0">
            <text:p>0</text:p>
          </table:table-cell>
          <table:table-cell table:number-columns-repeated="1015"/>
        </table:table-row>
        <table:table-row table:style-name="ro3">
          <table:table-cell table:style-name="ce150" office:value-type="float" office:value="268">
            <text:p>268</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272]=0;&quot;-&quot;;IF([.I272]=-1;&quot;! Mini-game's name missing !&quot;;IF([.I272]=-2;&quot;! Developer's name missing !&quot;;IF([.I272]=-3;&quot;! Challenge's type missing !&quot;;IF([.I272]=-4;&quot;! Difficulty rating missing !&quot;;CONCATENATE(iferror(CONCATENATE(LEFT([.D272];1);MID([.D272];SEARCH(&quot;-&quot;;[.D272];1)+1;1));LEFT([.D272];1));COUNTIF([.$D$5:.$D272];[.D272]);&quot;_&quot;;SUBSTITUTE(PROPER([.B272]);&quot; &quot;;&quot;&quot;);&quot;_&quot;;[.E272]))))))" office:value-type="string" office:string-value="-">
            <text:p>-</text:p>
          </table:table-cell>
          <table:table-cell table:style-name="ce178" table:formula="of:=IF(AND([.B272]=&quot;&quot;;[.C272]=&quot;&quot;;[.D272]=&quot;&quot;;[.E272]=&quot;&quot;);0;IF(AND([.B272]=&quot;&quot;;[.C272]&lt;&gt;&quot;&quot;;[.D272]&lt;&gt;&quot;&quot;;[.E272]&lt;&gt;&quot;&quot;);-1;IF(AND([.B272]&lt;&gt;&quot;&quot;;[.C272]=&quot;&quot;;[.D272]&lt;&gt;&quot;&quot;;[.E272]&lt;&gt;&quot;&quot;);-2;IF(AND([.B272]&lt;&gt;&quot;&quot;;[.C272]&lt;&gt;&quot;&quot;;[.D272]=&quot;&quot;;[.E272]&lt;&gt;&quot;&quot;);-3;IF(AND([.B272]=&quot;&quot;;[.C272]&lt;&gt;&quot;&quot;;[.D272]&lt;&gt;&quot;&quot;;[.E272]=&quot;&quot;);-3;IF(AND([.B272]&lt;&gt;&quot;&quot;;[.C272]&lt;&gt;&quot;&quot;;[.D272]&lt;&gt;&quot;&quot;;[.E272]&lt;&gt;&quot;&quot;);1;-4))))))" office:value-type="float" office:value="0">
            <text:p>0</text:p>
          </table:table-cell>
          <table:table-cell table:number-columns-repeated="1015"/>
        </table:table-row>
        <table:table-row table:style-name="ro3">
          <table:table-cell table:style-name="ce150" office:value-type="float" office:value="269">
            <text:p>269</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273]=0;&quot;-&quot;;IF([.I273]=-1;&quot;! Mini-game's name missing !&quot;;IF([.I273]=-2;&quot;! Developer's name missing !&quot;;IF([.I273]=-3;&quot;! Challenge's type missing !&quot;;IF([.I273]=-4;&quot;! Difficulty rating missing !&quot;;CONCATENATE(iferror(CONCATENATE(LEFT([.D273];1);MID([.D273];SEARCH(&quot;-&quot;;[.D273];1)+1;1));LEFT([.D273];1));COUNTIF([.$D$5:.$D273];[.D273]);&quot;_&quot;;SUBSTITUTE(PROPER([.B273]);&quot; &quot;;&quot;&quot;);&quot;_&quot;;[.E273]))))))" office:value-type="string" office:string-value="-">
            <text:p>-</text:p>
          </table:table-cell>
          <table:table-cell table:style-name="ce178" table:formula="of:=IF(AND([.B273]=&quot;&quot;;[.C273]=&quot;&quot;;[.D273]=&quot;&quot;;[.E273]=&quot;&quot;);0;IF(AND([.B273]=&quot;&quot;;[.C273]&lt;&gt;&quot;&quot;;[.D273]&lt;&gt;&quot;&quot;;[.E273]&lt;&gt;&quot;&quot;);-1;IF(AND([.B273]&lt;&gt;&quot;&quot;;[.C273]=&quot;&quot;;[.D273]&lt;&gt;&quot;&quot;;[.E273]&lt;&gt;&quot;&quot;);-2;IF(AND([.B273]&lt;&gt;&quot;&quot;;[.C273]&lt;&gt;&quot;&quot;;[.D273]=&quot;&quot;;[.E273]&lt;&gt;&quot;&quot;);-3;IF(AND([.B273]=&quot;&quot;;[.C273]&lt;&gt;&quot;&quot;;[.D273]&lt;&gt;&quot;&quot;;[.E273]=&quot;&quot;);-3;IF(AND([.B273]&lt;&gt;&quot;&quot;;[.C273]&lt;&gt;&quot;&quot;;[.D273]&lt;&gt;&quot;&quot;;[.E273]&lt;&gt;&quot;&quot;);1;-4))))))" office:value-type="float" office:value="0">
            <text:p>0</text:p>
          </table:table-cell>
          <table:table-cell table:number-columns-repeated="1015"/>
        </table:table-row>
        <table:table-row table:style-name="ro3">
          <table:table-cell table:style-name="ce150" office:value-type="float" office:value="270">
            <text:p>270</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274]=0;&quot;-&quot;;IF([.I274]=-1;&quot;! Mini-game's name missing !&quot;;IF([.I274]=-2;&quot;! Developer's name missing !&quot;;IF([.I274]=-3;&quot;! Challenge's type missing !&quot;;IF([.I274]=-4;&quot;! Difficulty rating missing !&quot;;CONCATENATE(iferror(CONCATENATE(LEFT([.D274];1);MID([.D274];SEARCH(&quot;-&quot;;[.D274];1)+1;1));LEFT([.D274];1));COUNTIF([.$D$5:.$D274];[.D274]);&quot;_&quot;;SUBSTITUTE(PROPER([.B274]);&quot; &quot;;&quot;&quot;);&quot;_&quot;;[.E274]))))))" office:value-type="string" office:string-value="-">
            <text:p>-</text:p>
          </table:table-cell>
          <table:table-cell table:style-name="ce178" table:formula="of:=IF(AND([.B274]=&quot;&quot;;[.C274]=&quot;&quot;;[.D274]=&quot;&quot;;[.E274]=&quot;&quot;);0;IF(AND([.B274]=&quot;&quot;;[.C274]&lt;&gt;&quot;&quot;;[.D274]&lt;&gt;&quot;&quot;;[.E274]&lt;&gt;&quot;&quot;);-1;IF(AND([.B274]&lt;&gt;&quot;&quot;;[.C274]=&quot;&quot;;[.D274]&lt;&gt;&quot;&quot;;[.E274]&lt;&gt;&quot;&quot;);-2;IF(AND([.B274]&lt;&gt;&quot;&quot;;[.C274]&lt;&gt;&quot;&quot;;[.D274]=&quot;&quot;;[.E274]&lt;&gt;&quot;&quot;);-3;IF(AND([.B274]=&quot;&quot;;[.C274]&lt;&gt;&quot;&quot;;[.D274]&lt;&gt;&quot;&quot;;[.E274]=&quot;&quot;);-3;IF(AND([.B274]&lt;&gt;&quot;&quot;;[.C274]&lt;&gt;&quot;&quot;;[.D274]&lt;&gt;&quot;&quot;;[.E274]&lt;&gt;&quot;&quot;);1;-4))))))" office:value-type="float" office:value="0">
            <text:p>0</text:p>
          </table:table-cell>
          <table:table-cell table:number-columns-repeated="1015"/>
        </table:table-row>
        <table:table-row table:style-name="ro3">
          <table:table-cell table:style-name="ce150" office:value-type="float" office:value="271">
            <text:p>271</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275]=0;&quot;-&quot;;IF([.I275]=-1;&quot;! Mini-game's name missing !&quot;;IF([.I275]=-2;&quot;! Developer's name missing !&quot;;IF([.I275]=-3;&quot;! Challenge's type missing !&quot;;IF([.I275]=-4;&quot;! Difficulty rating missing !&quot;;CONCATENATE(iferror(CONCATENATE(LEFT([.D275];1);MID([.D275];SEARCH(&quot;-&quot;;[.D275];1)+1;1));LEFT([.D275];1));COUNTIF([.$D$5:.$D275];[.D275]);&quot;_&quot;;SUBSTITUTE(PROPER([.B275]);&quot; &quot;;&quot;&quot;);&quot;_&quot;;[.E275]))))))" office:value-type="string" office:string-value="-">
            <text:p>-</text:p>
          </table:table-cell>
          <table:table-cell table:style-name="ce178" table:formula="of:=IF(AND([.B275]=&quot;&quot;;[.C275]=&quot;&quot;;[.D275]=&quot;&quot;;[.E275]=&quot;&quot;);0;IF(AND([.B275]=&quot;&quot;;[.C275]&lt;&gt;&quot;&quot;;[.D275]&lt;&gt;&quot;&quot;;[.E275]&lt;&gt;&quot;&quot;);-1;IF(AND([.B275]&lt;&gt;&quot;&quot;;[.C275]=&quot;&quot;;[.D275]&lt;&gt;&quot;&quot;;[.E275]&lt;&gt;&quot;&quot;);-2;IF(AND([.B275]&lt;&gt;&quot;&quot;;[.C275]&lt;&gt;&quot;&quot;;[.D275]=&quot;&quot;;[.E275]&lt;&gt;&quot;&quot;);-3;IF(AND([.B275]=&quot;&quot;;[.C275]&lt;&gt;&quot;&quot;;[.D275]&lt;&gt;&quot;&quot;;[.E275]=&quot;&quot;);-3;IF(AND([.B275]&lt;&gt;&quot;&quot;;[.C275]&lt;&gt;&quot;&quot;;[.D275]&lt;&gt;&quot;&quot;;[.E275]&lt;&gt;&quot;&quot;);1;-4))))))" office:value-type="float" office:value="0">
            <text:p>0</text:p>
          </table:table-cell>
          <table:table-cell table:number-columns-repeated="1015"/>
        </table:table-row>
        <table:table-row table:style-name="ro3">
          <table:table-cell table:style-name="ce150" office:value-type="float" office:value="272">
            <text:p>272</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276]=0;&quot;-&quot;;IF([.I276]=-1;&quot;! Mini-game's name missing !&quot;;IF([.I276]=-2;&quot;! Developer's name missing !&quot;;IF([.I276]=-3;&quot;! Challenge's type missing !&quot;;IF([.I276]=-4;&quot;! Difficulty rating missing !&quot;;CONCATENATE(iferror(CONCATENATE(LEFT([.D276];1);MID([.D276];SEARCH(&quot;-&quot;;[.D276];1)+1;1));LEFT([.D276];1));COUNTIF([.$D$5:.$D276];[.D276]);&quot;_&quot;;SUBSTITUTE(PROPER([.B276]);&quot; &quot;;&quot;&quot;);&quot;_&quot;;[.E276]))))))" office:value-type="string" office:string-value="-">
            <text:p>-</text:p>
          </table:table-cell>
          <table:table-cell table:style-name="ce178" table:formula="of:=IF(AND([.B276]=&quot;&quot;;[.C276]=&quot;&quot;;[.D276]=&quot;&quot;;[.E276]=&quot;&quot;);0;IF(AND([.B276]=&quot;&quot;;[.C276]&lt;&gt;&quot;&quot;;[.D276]&lt;&gt;&quot;&quot;;[.E276]&lt;&gt;&quot;&quot;);-1;IF(AND([.B276]&lt;&gt;&quot;&quot;;[.C276]=&quot;&quot;;[.D276]&lt;&gt;&quot;&quot;;[.E276]&lt;&gt;&quot;&quot;);-2;IF(AND([.B276]&lt;&gt;&quot;&quot;;[.C276]&lt;&gt;&quot;&quot;;[.D276]=&quot;&quot;;[.E276]&lt;&gt;&quot;&quot;);-3;IF(AND([.B276]=&quot;&quot;;[.C276]&lt;&gt;&quot;&quot;;[.D276]&lt;&gt;&quot;&quot;;[.E276]=&quot;&quot;);-3;IF(AND([.B276]&lt;&gt;&quot;&quot;;[.C276]&lt;&gt;&quot;&quot;;[.D276]&lt;&gt;&quot;&quot;;[.E276]&lt;&gt;&quot;&quot;);1;-4))))))" office:value-type="float" office:value="0">
            <text:p>0</text:p>
          </table:table-cell>
          <table:table-cell table:number-columns-repeated="1015"/>
        </table:table-row>
        <table:table-row table:style-name="ro3">
          <table:table-cell table:style-name="ce150" office:value-type="float" office:value="273">
            <text:p>273</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277]=0;&quot;-&quot;;IF([.I277]=-1;&quot;! Mini-game's name missing !&quot;;IF([.I277]=-2;&quot;! Developer's name missing !&quot;;IF([.I277]=-3;&quot;! Challenge's type missing !&quot;;IF([.I277]=-4;&quot;! Difficulty rating missing !&quot;;CONCATENATE(iferror(CONCATENATE(LEFT([.D277];1);MID([.D277];SEARCH(&quot;-&quot;;[.D277];1)+1;1));LEFT([.D277];1));COUNTIF([.$D$5:.$D277];[.D277]);&quot;_&quot;;SUBSTITUTE(PROPER([.B277]);&quot; &quot;;&quot;&quot;);&quot;_&quot;;[.E277]))))))" office:value-type="string" office:string-value="-">
            <text:p>-</text:p>
          </table:table-cell>
          <table:table-cell table:style-name="ce178" table:formula="of:=IF(AND([.B277]=&quot;&quot;;[.C277]=&quot;&quot;;[.D277]=&quot;&quot;;[.E277]=&quot;&quot;);0;IF(AND([.B277]=&quot;&quot;;[.C277]&lt;&gt;&quot;&quot;;[.D277]&lt;&gt;&quot;&quot;;[.E277]&lt;&gt;&quot;&quot;);-1;IF(AND([.B277]&lt;&gt;&quot;&quot;;[.C277]=&quot;&quot;;[.D277]&lt;&gt;&quot;&quot;;[.E277]&lt;&gt;&quot;&quot;);-2;IF(AND([.B277]&lt;&gt;&quot;&quot;;[.C277]&lt;&gt;&quot;&quot;;[.D277]=&quot;&quot;;[.E277]&lt;&gt;&quot;&quot;);-3;IF(AND([.B277]=&quot;&quot;;[.C277]&lt;&gt;&quot;&quot;;[.D277]&lt;&gt;&quot;&quot;;[.E277]=&quot;&quot;);-3;IF(AND([.B277]&lt;&gt;&quot;&quot;;[.C277]&lt;&gt;&quot;&quot;;[.D277]&lt;&gt;&quot;&quot;;[.E277]&lt;&gt;&quot;&quot;);1;-4))))))" office:value-type="float" office:value="0">
            <text:p>0</text:p>
          </table:table-cell>
          <table:table-cell table:number-columns-repeated="1015"/>
        </table:table-row>
        <table:table-row table:style-name="ro3">
          <table:table-cell table:style-name="ce150" office:value-type="float" office:value="274">
            <text:p>274</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278]=0;&quot;-&quot;;IF([.I278]=-1;&quot;! Mini-game's name missing !&quot;;IF([.I278]=-2;&quot;! Developer's name missing !&quot;;IF([.I278]=-3;&quot;! Challenge's type missing !&quot;;IF([.I278]=-4;&quot;! Difficulty rating missing !&quot;;CONCATENATE(iferror(CONCATENATE(LEFT([.D278];1);MID([.D278];SEARCH(&quot;-&quot;;[.D278];1)+1;1));LEFT([.D278];1));COUNTIF([.$D$5:.$D278];[.D278]);&quot;_&quot;;SUBSTITUTE(PROPER([.B278]);&quot; &quot;;&quot;&quot;);&quot;_&quot;;[.E278]))))))" office:value-type="string" office:string-value="-">
            <text:p>-</text:p>
          </table:table-cell>
          <table:table-cell table:style-name="ce178" table:formula="of:=IF(AND([.B278]=&quot;&quot;;[.C278]=&quot;&quot;;[.D278]=&quot;&quot;;[.E278]=&quot;&quot;);0;IF(AND([.B278]=&quot;&quot;;[.C278]&lt;&gt;&quot;&quot;;[.D278]&lt;&gt;&quot;&quot;;[.E278]&lt;&gt;&quot;&quot;);-1;IF(AND([.B278]&lt;&gt;&quot;&quot;;[.C278]=&quot;&quot;;[.D278]&lt;&gt;&quot;&quot;;[.E278]&lt;&gt;&quot;&quot;);-2;IF(AND([.B278]&lt;&gt;&quot;&quot;;[.C278]&lt;&gt;&quot;&quot;;[.D278]=&quot;&quot;;[.E278]&lt;&gt;&quot;&quot;);-3;IF(AND([.B278]=&quot;&quot;;[.C278]&lt;&gt;&quot;&quot;;[.D278]&lt;&gt;&quot;&quot;;[.E278]=&quot;&quot;);-3;IF(AND([.B278]&lt;&gt;&quot;&quot;;[.C278]&lt;&gt;&quot;&quot;;[.D278]&lt;&gt;&quot;&quot;;[.E278]&lt;&gt;&quot;&quot;);1;-4))))))" office:value-type="float" office:value="0">
            <text:p>0</text:p>
          </table:table-cell>
          <table:table-cell table:number-columns-repeated="1015"/>
        </table:table-row>
        <table:table-row table:style-name="ro3">
          <table:table-cell table:style-name="ce150" office:value-type="float" office:value="275">
            <text:p>275</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279]=0;&quot;-&quot;;IF([.I279]=-1;&quot;! Mini-game's name missing !&quot;;IF([.I279]=-2;&quot;! Developer's name missing !&quot;;IF([.I279]=-3;&quot;! Challenge's type missing !&quot;;IF([.I279]=-4;&quot;! Difficulty rating missing !&quot;;CONCATENATE(iferror(CONCATENATE(LEFT([.D279];1);MID([.D279];SEARCH(&quot;-&quot;;[.D279];1)+1;1));LEFT([.D279];1));COUNTIF([.$D$5:.$D279];[.D279]);&quot;_&quot;;SUBSTITUTE(PROPER([.B279]);&quot; &quot;;&quot;&quot;);&quot;_&quot;;[.E279]))))))" office:value-type="string" office:string-value="-">
            <text:p>-</text:p>
          </table:table-cell>
          <table:table-cell table:style-name="ce178" table:formula="of:=IF(AND([.B279]=&quot;&quot;;[.C279]=&quot;&quot;;[.D279]=&quot;&quot;;[.E279]=&quot;&quot;);0;IF(AND([.B279]=&quot;&quot;;[.C279]&lt;&gt;&quot;&quot;;[.D279]&lt;&gt;&quot;&quot;;[.E279]&lt;&gt;&quot;&quot;);-1;IF(AND([.B279]&lt;&gt;&quot;&quot;;[.C279]=&quot;&quot;;[.D279]&lt;&gt;&quot;&quot;;[.E279]&lt;&gt;&quot;&quot;);-2;IF(AND([.B279]&lt;&gt;&quot;&quot;;[.C279]&lt;&gt;&quot;&quot;;[.D279]=&quot;&quot;;[.E279]&lt;&gt;&quot;&quot;);-3;IF(AND([.B279]=&quot;&quot;;[.C279]&lt;&gt;&quot;&quot;;[.D279]&lt;&gt;&quot;&quot;;[.E279]=&quot;&quot;);-3;IF(AND([.B279]&lt;&gt;&quot;&quot;;[.C279]&lt;&gt;&quot;&quot;;[.D279]&lt;&gt;&quot;&quot;;[.E279]&lt;&gt;&quot;&quot;);1;-4))))))" office:value-type="float" office:value="0">
            <text:p>0</text:p>
          </table:table-cell>
          <table:table-cell table:number-columns-repeated="1015"/>
        </table:table-row>
        <table:table-row table:style-name="ro3">
          <table:table-cell table:style-name="ce150" office:value-type="float" office:value="276">
            <text:p>276</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280]=0;&quot;-&quot;;IF([.I280]=-1;&quot;! Mini-game's name missing !&quot;;IF([.I280]=-2;&quot;! Developer's name missing !&quot;;IF([.I280]=-3;&quot;! Challenge's type missing !&quot;;IF([.I280]=-4;&quot;! Difficulty rating missing !&quot;;CONCATENATE(iferror(CONCATENATE(LEFT([.D280];1);MID([.D280];SEARCH(&quot;-&quot;;[.D280];1)+1;1));LEFT([.D280];1));COUNTIF([.$D$5:.$D280];[.D280]);&quot;_&quot;;SUBSTITUTE(PROPER([.B280]);&quot; &quot;;&quot;&quot;);&quot;_&quot;;[.E280]))))))" office:value-type="string" office:string-value="-">
            <text:p>-</text:p>
          </table:table-cell>
          <table:table-cell table:style-name="ce178" table:formula="of:=IF(AND([.B280]=&quot;&quot;;[.C280]=&quot;&quot;;[.D280]=&quot;&quot;;[.E280]=&quot;&quot;);0;IF(AND([.B280]=&quot;&quot;;[.C280]&lt;&gt;&quot;&quot;;[.D280]&lt;&gt;&quot;&quot;;[.E280]&lt;&gt;&quot;&quot;);-1;IF(AND([.B280]&lt;&gt;&quot;&quot;;[.C280]=&quot;&quot;;[.D280]&lt;&gt;&quot;&quot;;[.E280]&lt;&gt;&quot;&quot;);-2;IF(AND([.B280]&lt;&gt;&quot;&quot;;[.C280]&lt;&gt;&quot;&quot;;[.D280]=&quot;&quot;;[.E280]&lt;&gt;&quot;&quot;);-3;IF(AND([.B280]=&quot;&quot;;[.C280]&lt;&gt;&quot;&quot;;[.D280]&lt;&gt;&quot;&quot;;[.E280]=&quot;&quot;);-3;IF(AND([.B280]&lt;&gt;&quot;&quot;;[.C280]&lt;&gt;&quot;&quot;;[.D280]&lt;&gt;&quot;&quot;;[.E280]&lt;&gt;&quot;&quot;);1;-4))))))" office:value-type="float" office:value="0">
            <text:p>0</text:p>
          </table:table-cell>
          <table:table-cell table:number-columns-repeated="1015"/>
        </table:table-row>
        <table:table-row table:style-name="ro3">
          <table:table-cell table:style-name="ce150" office:value-type="float" office:value="277">
            <text:p>277</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281]=0;&quot;-&quot;;IF([.I281]=-1;&quot;! Mini-game's name missing !&quot;;IF([.I281]=-2;&quot;! Developer's name missing !&quot;;IF([.I281]=-3;&quot;! Challenge's type missing !&quot;;IF([.I281]=-4;&quot;! Difficulty rating missing !&quot;;CONCATENATE(iferror(CONCATENATE(LEFT([.D281];1);MID([.D281];SEARCH(&quot;-&quot;;[.D281];1)+1;1));LEFT([.D281];1));COUNTIF([.$D$5:.$D281];[.D281]);&quot;_&quot;;SUBSTITUTE(PROPER([.B281]);&quot; &quot;;&quot;&quot;);&quot;_&quot;;[.E281]))))))" office:value-type="string" office:string-value="-">
            <text:p>-</text:p>
          </table:table-cell>
          <table:table-cell table:style-name="ce178" table:formula="of:=IF(AND([.B281]=&quot;&quot;;[.C281]=&quot;&quot;;[.D281]=&quot;&quot;;[.E281]=&quot;&quot;);0;IF(AND([.B281]=&quot;&quot;;[.C281]&lt;&gt;&quot;&quot;;[.D281]&lt;&gt;&quot;&quot;;[.E281]&lt;&gt;&quot;&quot;);-1;IF(AND([.B281]&lt;&gt;&quot;&quot;;[.C281]=&quot;&quot;;[.D281]&lt;&gt;&quot;&quot;;[.E281]&lt;&gt;&quot;&quot;);-2;IF(AND([.B281]&lt;&gt;&quot;&quot;;[.C281]&lt;&gt;&quot;&quot;;[.D281]=&quot;&quot;;[.E281]&lt;&gt;&quot;&quot;);-3;IF(AND([.B281]=&quot;&quot;;[.C281]&lt;&gt;&quot;&quot;;[.D281]&lt;&gt;&quot;&quot;;[.E281]=&quot;&quot;);-3;IF(AND([.B281]&lt;&gt;&quot;&quot;;[.C281]&lt;&gt;&quot;&quot;;[.D281]&lt;&gt;&quot;&quot;;[.E281]&lt;&gt;&quot;&quot;);1;-4))))))" office:value-type="float" office:value="0">
            <text:p>0</text:p>
          </table:table-cell>
          <table:table-cell table:number-columns-repeated="1015"/>
        </table:table-row>
        <table:table-row table:style-name="ro3">
          <table:table-cell table:style-name="ce150" office:value-type="float" office:value="278">
            <text:p>278</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282]=0;&quot;-&quot;;IF([.I282]=-1;&quot;! Mini-game's name missing !&quot;;IF([.I282]=-2;&quot;! Developer's name missing !&quot;;IF([.I282]=-3;&quot;! Challenge's type missing !&quot;;IF([.I282]=-4;&quot;! Difficulty rating missing !&quot;;CONCATENATE(iferror(CONCATENATE(LEFT([.D282];1);MID([.D282];SEARCH(&quot;-&quot;;[.D282];1)+1;1));LEFT([.D282];1));COUNTIF([.$D$5:.$D282];[.D282]);&quot;_&quot;;SUBSTITUTE(PROPER([.B282]);&quot; &quot;;&quot;&quot;);&quot;_&quot;;[.E282]))))))" office:value-type="string" office:string-value="-">
            <text:p>-</text:p>
          </table:table-cell>
          <table:table-cell table:style-name="ce178" table:formula="of:=IF(AND([.B282]=&quot;&quot;;[.C282]=&quot;&quot;;[.D282]=&quot;&quot;;[.E282]=&quot;&quot;);0;IF(AND([.B282]=&quot;&quot;;[.C282]&lt;&gt;&quot;&quot;;[.D282]&lt;&gt;&quot;&quot;;[.E282]&lt;&gt;&quot;&quot;);-1;IF(AND([.B282]&lt;&gt;&quot;&quot;;[.C282]=&quot;&quot;;[.D282]&lt;&gt;&quot;&quot;;[.E282]&lt;&gt;&quot;&quot;);-2;IF(AND([.B282]&lt;&gt;&quot;&quot;;[.C282]&lt;&gt;&quot;&quot;;[.D282]=&quot;&quot;;[.E282]&lt;&gt;&quot;&quot;);-3;IF(AND([.B282]=&quot;&quot;;[.C282]&lt;&gt;&quot;&quot;;[.D282]&lt;&gt;&quot;&quot;;[.E282]=&quot;&quot;);-3;IF(AND([.B282]&lt;&gt;&quot;&quot;;[.C282]&lt;&gt;&quot;&quot;;[.D282]&lt;&gt;&quot;&quot;;[.E282]&lt;&gt;&quot;&quot;);1;-4))))))" office:value-type="float" office:value="0">
            <text:p>0</text:p>
          </table:table-cell>
          <table:table-cell table:number-columns-repeated="1015"/>
        </table:table-row>
        <table:table-row table:style-name="ro3">
          <table:table-cell table:style-name="ce150" office:value-type="float" office:value="279">
            <text:p>279</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283]=0;&quot;-&quot;;IF([.I283]=-1;&quot;! Mini-game's name missing !&quot;;IF([.I283]=-2;&quot;! Developer's name missing !&quot;;IF([.I283]=-3;&quot;! Challenge's type missing !&quot;;IF([.I283]=-4;&quot;! Difficulty rating missing !&quot;;CONCATENATE(iferror(CONCATENATE(LEFT([.D283];1);MID([.D283];SEARCH(&quot;-&quot;;[.D283];1)+1;1));LEFT([.D283];1));COUNTIF([.$D$5:.$D283];[.D283]);&quot;_&quot;;SUBSTITUTE(PROPER([.B283]);&quot; &quot;;&quot;&quot;);&quot;_&quot;;[.E283]))))))" office:value-type="string" office:string-value="-">
            <text:p>-</text:p>
          </table:table-cell>
          <table:table-cell table:style-name="ce178" table:formula="of:=IF(AND([.B283]=&quot;&quot;;[.C283]=&quot;&quot;;[.D283]=&quot;&quot;;[.E283]=&quot;&quot;);0;IF(AND([.B283]=&quot;&quot;;[.C283]&lt;&gt;&quot;&quot;;[.D283]&lt;&gt;&quot;&quot;;[.E283]&lt;&gt;&quot;&quot;);-1;IF(AND([.B283]&lt;&gt;&quot;&quot;;[.C283]=&quot;&quot;;[.D283]&lt;&gt;&quot;&quot;;[.E283]&lt;&gt;&quot;&quot;);-2;IF(AND([.B283]&lt;&gt;&quot;&quot;;[.C283]&lt;&gt;&quot;&quot;;[.D283]=&quot;&quot;;[.E283]&lt;&gt;&quot;&quot;);-3;IF(AND([.B283]=&quot;&quot;;[.C283]&lt;&gt;&quot;&quot;;[.D283]&lt;&gt;&quot;&quot;;[.E283]=&quot;&quot;);-3;IF(AND([.B283]&lt;&gt;&quot;&quot;;[.C283]&lt;&gt;&quot;&quot;;[.D283]&lt;&gt;&quot;&quot;;[.E283]&lt;&gt;&quot;&quot;);1;-4))))))" office:value-type="float" office:value="0">
            <text:p>0</text:p>
          </table:table-cell>
          <table:table-cell table:number-columns-repeated="1015"/>
        </table:table-row>
        <table:table-row table:style-name="ro3">
          <table:table-cell table:style-name="ce150" office:value-type="float" office:value="280">
            <text:p>280</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284]=0;&quot;-&quot;;IF([.I284]=-1;&quot;! Mini-game's name missing !&quot;;IF([.I284]=-2;&quot;! Developer's name missing !&quot;;IF([.I284]=-3;&quot;! Challenge's type missing !&quot;;IF([.I284]=-4;&quot;! Difficulty rating missing !&quot;;CONCATENATE(iferror(CONCATENATE(LEFT([.D284];1);MID([.D284];SEARCH(&quot;-&quot;;[.D284];1)+1;1));LEFT([.D284];1));COUNTIF([.$D$5:.$D284];[.D284]);&quot;_&quot;;SUBSTITUTE(PROPER([.B284]);&quot; &quot;;&quot;&quot;);&quot;_&quot;;[.E284]))))))" office:value-type="string" office:string-value="-">
            <text:p>-</text:p>
          </table:table-cell>
          <table:table-cell table:style-name="ce178" table:formula="of:=IF(AND([.B284]=&quot;&quot;;[.C284]=&quot;&quot;;[.D284]=&quot;&quot;;[.E284]=&quot;&quot;);0;IF(AND([.B284]=&quot;&quot;;[.C284]&lt;&gt;&quot;&quot;;[.D284]&lt;&gt;&quot;&quot;;[.E284]&lt;&gt;&quot;&quot;);-1;IF(AND([.B284]&lt;&gt;&quot;&quot;;[.C284]=&quot;&quot;;[.D284]&lt;&gt;&quot;&quot;;[.E284]&lt;&gt;&quot;&quot;);-2;IF(AND([.B284]&lt;&gt;&quot;&quot;;[.C284]&lt;&gt;&quot;&quot;;[.D284]=&quot;&quot;;[.E284]&lt;&gt;&quot;&quot;);-3;IF(AND([.B284]=&quot;&quot;;[.C284]&lt;&gt;&quot;&quot;;[.D284]&lt;&gt;&quot;&quot;;[.E284]=&quot;&quot;);-3;IF(AND([.B284]&lt;&gt;&quot;&quot;;[.C284]&lt;&gt;&quot;&quot;;[.D284]&lt;&gt;&quot;&quot;;[.E284]&lt;&gt;&quot;&quot;);1;-4))))))" office:value-type="float" office:value="0">
            <text:p>0</text:p>
          </table:table-cell>
          <table:table-cell table:number-columns-repeated="1015"/>
        </table:table-row>
        <table:table-row table:style-name="ro3">
          <table:table-cell table:style-name="ce150" office:value-type="float" office:value="281">
            <text:p>281</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285]=0;&quot;-&quot;;IF([.I285]=-1;&quot;! Mini-game's name missing !&quot;;IF([.I285]=-2;&quot;! Developer's name missing !&quot;;IF([.I285]=-3;&quot;! Challenge's type missing !&quot;;IF([.I285]=-4;&quot;! Difficulty rating missing !&quot;;CONCATENATE(iferror(CONCATENATE(LEFT([.D285];1);MID([.D285];SEARCH(&quot;-&quot;;[.D285];1)+1;1));LEFT([.D285];1));COUNTIF([.$D$5:.$D285];[.D285]);&quot;_&quot;;SUBSTITUTE(PROPER([.B285]);&quot; &quot;;&quot;&quot;);&quot;_&quot;;[.E285]))))))" office:value-type="string" office:string-value="-">
            <text:p>-</text:p>
          </table:table-cell>
          <table:table-cell table:style-name="ce178" table:formula="of:=IF(AND([.B285]=&quot;&quot;;[.C285]=&quot;&quot;;[.D285]=&quot;&quot;;[.E285]=&quot;&quot;);0;IF(AND([.B285]=&quot;&quot;;[.C285]&lt;&gt;&quot;&quot;;[.D285]&lt;&gt;&quot;&quot;;[.E285]&lt;&gt;&quot;&quot;);-1;IF(AND([.B285]&lt;&gt;&quot;&quot;;[.C285]=&quot;&quot;;[.D285]&lt;&gt;&quot;&quot;;[.E285]&lt;&gt;&quot;&quot;);-2;IF(AND([.B285]&lt;&gt;&quot;&quot;;[.C285]&lt;&gt;&quot;&quot;;[.D285]=&quot;&quot;;[.E285]&lt;&gt;&quot;&quot;);-3;IF(AND([.B285]=&quot;&quot;;[.C285]&lt;&gt;&quot;&quot;;[.D285]&lt;&gt;&quot;&quot;;[.E285]=&quot;&quot;);-3;IF(AND([.B285]&lt;&gt;&quot;&quot;;[.C285]&lt;&gt;&quot;&quot;;[.D285]&lt;&gt;&quot;&quot;;[.E285]&lt;&gt;&quot;&quot;);1;-4))))))" office:value-type="float" office:value="0">
            <text:p>0</text:p>
          </table:table-cell>
          <table:table-cell table:number-columns-repeated="1015"/>
        </table:table-row>
        <table:table-row table:style-name="ro3">
          <table:table-cell table:style-name="ce150" office:value-type="float" office:value="282">
            <text:p>282</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286]=0;&quot;-&quot;;IF([.I286]=-1;&quot;! Mini-game's name missing !&quot;;IF([.I286]=-2;&quot;! Developer's name missing !&quot;;IF([.I286]=-3;&quot;! Challenge's type missing !&quot;;IF([.I286]=-4;&quot;! Difficulty rating missing !&quot;;CONCATENATE(iferror(CONCATENATE(LEFT([.D286];1);MID([.D286];SEARCH(&quot;-&quot;;[.D286];1)+1;1));LEFT([.D286];1));COUNTIF([.$D$5:.$D286];[.D286]);&quot;_&quot;;SUBSTITUTE(PROPER([.B286]);&quot; &quot;;&quot;&quot;);&quot;_&quot;;[.E286]))))))" office:value-type="string" office:string-value="-">
            <text:p>-</text:p>
          </table:table-cell>
          <table:table-cell table:style-name="ce178" table:formula="of:=IF(AND([.B286]=&quot;&quot;;[.C286]=&quot;&quot;;[.D286]=&quot;&quot;;[.E286]=&quot;&quot;);0;IF(AND([.B286]=&quot;&quot;;[.C286]&lt;&gt;&quot;&quot;;[.D286]&lt;&gt;&quot;&quot;;[.E286]&lt;&gt;&quot;&quot;);-1;IF(AND([.B286]&lt;&gt;&quot;&quot;;[.C286]=&quot;&quot;;[.D286]&lt;&gt;&quot;&quot;;[.E286]&lt;&gt;&quot;&quot;);-2;IF(AND([.B286]&lt;&gt;&quot;&quot;;[.C286]&lt;&gt;&quot;&quot;;[.D286]=&quot;&quot;;[.E286]&lt;&gt;&quot;&quot;);-3;IF(AND([.B286]=&quot;&quot;;[.C286]&lt;&gt;&quot;&quot;;[.D286]&lt;&gt;&quot;&quot;;[.E286]=&quot;&quot;);-3;IF(AND([.B286]&lt;&gt;&quot;&quot;;[.C286]&lt;&gt;&quot;&quot;;[.D286]&lt;&gt;&quot;&quot;;[.E286]&lt;&gt;&quot;&quot;);1;-4))))))" office:value-type="float" office:value="0">
            <text:p>0</text:p>
          </table:table-cell>
          <table:table-cell table:number-columns-repeated="1015"/>
        </table:table-row>
        <table:table-row table:style-name="ro3">
          <table:table-cell table:style-name="ce150" office:value-type="float" office:value="283">
            <text:p>283</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287]=0;&quot;-&quot;;IF([.I287]=-1;&quot;! Mini-game's name missing !&quot;;IF([.I287]=-2;&quot;! Developer's name missing !&quot;;IF([.I287]=-3;&quot;! Challenge's type missing !&quot;;IF([.I287]=-4;&quot;! Difficulty rating missing !&quot;;CONCATENATE(iferror(CONCATENATE(LEFT([.D287];1);MID([.D287];SEARCH(&quot;-&quot;;[.D287];1)+1;1));LEFT([.D287];1));COUNTIF([.$D$5:.$D287];[.D287]);&quot;_&quot;;SUBSTITUTE(PROPER([.B287]);&quot; &quot;;&quot;&quot;);&quot;_&quot;;[.E287]))))))" office:value-type="string" office:string-value="-">
            <text:p>-</text:p>
          </table:table-cell>
          <table:table-cell table:style-name="ce178" table:formula="of:=IF(AND([.B287]=&quot;&quot;;[.C287]=&quot;&quot;;[.D287]=&quot;&quot;;[.E287]=&quot;&quot;);0;IF(AND([.B287]=&quot;&quot;;[.C287]&lt;&gt;&quot;&quot;;[.D287]&lt;&gt;&quot;&quot;;[.E287]&lt;&gt;&quot;&quot;);-1;IF(AND([.B287]&lt;&gt;&quot;&quot;;[.C287]=&quot;&quot;;[.D287]&lt;&gt;&quot;&quot;;[.E287]&lt;&gt;&quot;&quot;);-2;IF(AND([.B287]&lt;&gt;&quot;&quot;;[.C287]&lt;&gt;&quot;&quot;;[.D287]=&quot;&quot;;[.E287]&lt;&gt;&quot;&quot;);-3;IF(AND([.B287]=&quot;&quot;;[.C287]&lt;&gt;&quot;&quot;;[.D287]&lt;&gt;&quot;&quot;;[.E287]=&quot;&quot;);-3;IF(AND([.B287]&lt;&gt;&quot;&quot;;[.C287]&lt;&gt;&quot;&quot;;[.D287]&lt;&gt;&quot;&quot;;[.E287]&lt;&gt;&quot;&quot;);1;-4))))))" office:value-type="float" office:value="0">
            <text:p>0</text:p>
          </table:table-cell>
          <table:table-cell table:number-columns-repeated="1015"/>
        </table:table-row>
        <table:table-row table:style-name="ro3">
          <table:table-cell table:style-name="ce150" office:value-type="float" office:value="284">
            <text:p>284</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288]=0;&quot;-&quot;;IF([.I288]=-1;&quot;! Mini-game's name missing !&quot;;IF([.I288]=-2;&quot;! Developer's name missing !&quot;;IF([.I288]=-3;&quot;! Challenge's type missing !&quot;;IF([.I288]=-4;&quot;! Difficulty rating missing !&quot;;CONCATENATE(iferror(CONCATENATE(LEFT([.D288];1);MID([.D288];SEARCH(&quot;-&quot;;[.D288];1)+1;1));LEFT([.D288];1));COUNTIF([.$D$5:.$D288];[.D288]);&quot;_&quot;;SUBSTITUTE(PROPER([.B288]);&quot; &quot;;&quot;&quot;);&quot;_&quot;;[.E288]))))))" office:value-type="string" office:string-value="-">
            <text:p>-</text:p>
          </table:table-cell>
          <table:table-cell table:style-name="ce178" table:formula="of:=IF(AND([.B288]=&quot;&quot;;[.C288]=&quot;&quot;;[.D288]=&quot;&quot;;[.E288]=&quot;&quot;);0;IF(AND([.B288]=&quot;&quot;;[.C288]&lt;&gt;&quot;&quot;;[.D288]&lt;&gt;&quot;&quot;;[.E288]&lt;&gt;&quot;&quot;);-1;IF(AND([.B288]&lt;&gt;&quot;&quot;;[.C288]=&quot;&quot;;[.D288]&lt;&gt;&quot;&quot;;[.E288]&lt;&gt;&quot;&quot;);-2;IF(AND([.B288]&lt;&gt;&quot;&quot;;[.C288]&lt;&gt;&quot;&quot;;[.D288]=&quot;&quot;;[.E288]&lt;&gt;&quot;&quot;);-3;IF(AND([.B288]=&quot;&quot;;[.C288]&lt;&gt;&quot;&quot;;[.D288]&lt;&gt;&quot;&quot;;[.E288]=&quot;&quot;);-3;IF(AND([.B288]&lt;&gt;&quot;&quot;;[.C288]&lt;&gt;&quot;&quot;;[.D288]&lt;&gt;&quot;&quot;;[.E288]&lt;&gt;&quot;&quot;);1;-4))))))" office:value-type="float" office:value="0">
            <text:p>0</text:p>
          </table:table-cell>
          <table:table-cell table:number-columns-repeated="1015"/>
        </table:table-row>
        <table:table-row table:style-name="ro3">
          <table:table-cell table:style-name="ce150" office:value-type="float" office:value="285">
            <text:p>285</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289]=0;&quot;-&quot;;IF([.I289]=-1;&quot;! Mini-game's name missing !&quot;;IF([.I289]=-2;&quot;! Developer's name missing !&quot;;IF([.I289]=-3;&quot;! Challenge's type missing !&quot;;IF([.I289]=-4;&quot;! Difficulty rating missing !&quot;;CONCATENATE(iferror(CONCATENATE(LEFT([.D289];1);MID([.D289];SEARCH(&quot;-&quot;;[.D289];1)+1;1));LEFT([.D289];1));COUNTIF([.$D$5:.$D289];[.D289]);&quot;_&quot;;SUBSTITUTE(PROPER([.B289]);&quot; &quot;;&quot;&quot;);&quot;_&quot;;[.E289]))))))" office:value-type="string" office:string-value="-">
            <text:p>-</text:p>
          </table:table-cell>
          <table:table-cell table:style-name="ce178" table:formula="of:=IF(AND([.B289]=&quot;&quot;;[.C289]=&quot;&quot;;[.D289]=&quot;&quot;;[.E289]=&quot;&quot;);0;IF(AND([.B289]=&quot;&quot;;[.C289]&lt;&gt;&quot;&quot;;[.D289]&lt;&gt;&quot;&quot;;[.E289]&lt;&gt;&quot;&quot;);-1;IF(AND([.B289]&lt;&gt;&quot;&quot;;[.C289]=&quot;&quot;;[.D289]&lt;&gt;&quot;&quot;;[.E289]&lt;&gt;&quot;&quot;);-2;IF(AND([.B289]&lt;&gt;&quot;&quot;;[.C289]&lt;&gt;&quot;&quot;;[.D289]=&quot;&quot;;[.E289]&lt;&gt;&quot;&quot;);-3;IF(AND([.B289]=&quot;&quot;;[.C289]&lt;&gt;&quot;&quot;;[.D289]&lt;&gt;&quot;&quot;;[.E289]=&quot;&quot;);-3;IF(AND([.B289]&lt;&gt;&quot;&quot;;[.C289]&lt;&gt;&quot;&quot;;[.D289]&lt;&gt;&quot;&quot;;[.E289]&lt;&gt;&quot;&quot;);1;-4))))))" office:value-type="float" office:value="0">
            <text:p>0</text:p>
          </table:table-cell>
          <table:table-cell table:number-columns-repeated="1015"/>
        </table:table-row>
        <table:table-row table:style-name="ro3">
          <table:table-cell table:style-name="ce150" office:value-type="float" office:value="286">
            <text:p>286</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290]=0;&quot;-&quot;;IF([.I290]=-1;&quot;! Mini-game's name missing !&quot;;IF([.I290]=-2;&quot;! Developer's name missing !&quot;;IF([.I290]=-3;&quot;! Challenge's type missing !&quot;;IF([.I290]=-4;&quot;! Difficulty rating missing !&quot;;CONCATENATE(iferror(CONCATENATE(LEFT([.D290];1);MID([.D290];SEARCH(&quot;-&quot;;[.D290];1)+1;1));LEFT([.D290];1));COUNTIF([.$D$5:.$D290];[.D290]);&quot;_&quot;;SUBSTITUTE(PROPER([.B290]);&quot; &quot;;&quot;&quot;);&quot;_&quot;;[.E290]))))))" office:value-type="string" office:string-value="-">
            <text:p>-</text:p>
          </table:table-cell>
          <table:table-cell table:style-name="ce178" table:formula="of:=IF(AND([.B290]=&quot;&quot;;[.C290]=&quot;&quot;;[.D290]=&quot;&quot;;[.E290]=&quot;&quot;);0;IF(AND([.B290]=&quot;&quot;;[.C290]&lt;&gt;&quot;&quot;;[.D290]&lt;&gt;&quot;&quot;;[.E290]&lt;&gt;&quot;&quot;);-1;IF(AND([.B290]&lt;&gt;&quot;&quot;;[.C290]=&quot;&quot;;[.D290]&lt;&gt;&quot;&quot;;[.E290]&lt;&gt;&quot;&quot;);-2;IF(AND([.B290]&lt;&gt;&quot;&quot;;[.C290]&lt;&gt;&quot;&quot;;[.D290]=&quot;&quot;;[.E290]&lt;&gt;&quot;&quot;);-3;IF(AND([.B290]=&quot;&quot;;[.C290]&lt;&gt;&quot;&quot;;[.D290]&lt;&gt;&quot;&quot;;[.E290]=&quot;&quot;);-3;IF(AND([.B290]&lt;&gt;&quot;&quot;;[.C290]&lt;&gt;&quot;&quot;;[.D290]&lt;&gt;&quot;&quot;;[.E290]&lt;&gt;&quot;&quot;);1;-4))))))" office:value-type="float" office:value="0">
            <text:p>0</text:p>
          </table:table-cell>
          <table:table-cell table:number-columns-repeated="1015"/>
        </table:table-row>
        <table:table-row table:style-name="ro3">
          <table:table-cell table:style-name="ce150" office:value-type="float" office:value="287">
            <text:p>287</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291]=0;&quot;-&quot;;IF([.I291]=-1;&quot;! Mini-game's name missing !&quot;;IF([.I291]=-2;&quot;! Developer's name missing !&quot;;IF([.I291]=-3;&quot;! Challenge's type missing !&quot;;IF([.I291]=-4;&quot;! Difficulty rating missing !&quot;;CONCATENATE(iferror(CONCATENATE(LEFT([.D291];1);MID([.D291];SEARCH(&quot;-&quot;;[.D291];1)+1;1));LEFT([.D291];1));COUNTIF([.$D$5:.$D291];[.D291]);&quot;_&quot;;SUBSTITUTE(PROPER([.B291]);&quot; &quot;;&quot;&quot;);&quot;_&quot;;[.E291]))))))" office:value-type="string" office:string-value="-">
            <text:p>-</text:p>
          </table:table-cell>
          <table:table-cell table:style-name="ce178" table:formula="of:=IF(AND([.B291]=&quot;&quot;;[.C291]=&quot;&quot;;[.D291]=&quot;&quot;;[.E291]=&quot;&quot;);0;IF(AND([.B291]=&quot;&quot;;[.C291]&lt;&gt;&quot;&quot;;[.D291]&lt;&gt;&quot;&quot;;[.E291]&lt;&gt;&quot;&quot;);-1;IF(AND([.B291]&lt;&gt;&quot;&quot;;[.C291]=&quot;&quot;;[.D291]&lt;&gt;&quot;&quot;;[.E291]&lt;&gt;&quot;&quot;);-2;IF(AND([.B291]&lt;&gt;&quot;&quot;;[.C291]&lt;&gt;&quot;&quot;;[.D291]=&quot;&quot;;[.E291]&lt;&gt;&quot;&quot;);-3;IF(AND([.B291]=&quot;&quot;;[.C291]&lt;&gt;&quot;&quot;;[.D291]&lt;&gt;&quot;&quot;;[.E291]=&quot;&quot;);-3;IF(AND([.B291]&lt;&gt;&quot;&quot;;[.C291]&lt;&gt;&quot;&quot;;[.D291]&lt;&gt;&quot;&quot;;[.E291]&lt;&gt;&quot;&quot;);1;-4))))))" office:value-type="float" office:value="0">
            <text:p>0</text:p>
          </table:table-cell>
          <table:table-cell table:number-columns-repeated="1015"/>
        </table:table-row>
        <table:table-row table:style-name="ro3">
          <table:table-cell table:style-name="ce150" office:value-type="float" office:value="288">
            <text:p>288</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292]=0;&quot;-&quot;;IF([.I292]=-1;&quot;! Mini-game's name missing !&quot;;IF([.I292]=-2;&quot;! Developer's name missing !&quot;;IF([.I292]=-3;&quot;! Challenge's type missing !&quot;;IF([.I292]=-4;&quot;! Difficulty rating missing !&quot;;CONCATENATE(iferror(CONCATENATE(LEFT([.D292];1);MID([.D292];SEARCH(&quot;-&quot;;[.D292];1)+1;1));LEFT([.D292];1));COUNTIF([.$D$5:.$D292];[.D292]);&quot;_&quot;;SUBSTITUTE(PROPER([.B292]);&quot; &quot;;&quot;&quot;);&quot;_&quot;;[.E292]))))))" office:value-type="string" office:string-value="-">
            <text:p>-</text:p>
          </table:table-cell>
          <table:table-cell table:style-name="ce178" table:formula="of:=IF(AND([.B292]=&quot;&quot;;[.C292]=&quot;&quot;;[.D292]=&quot;&quot;;[.E292]=&quot;&quot;);0;IF(AND([.B292]=&quot;&quot;;[.C292]&lt;&gt;&quot;&quot;;[.D292]&lt;&gt;&quot;&quot;;[.E292]&lt;&gt;&quot;&quot;);-1;IF(AND([.B292]&lt;&gt;&quot;&quot;;[.C292]=&quot;&quot;;[.D292]&lt;&gt;&quot;&quot;;[.E292]&lt;&gt;&quot;&quot;);-2;IF(AND([.B292]&lt;&gt;&quot;&quot;;[.C292]&lt;&gt;&quot;&quot;;[.D292]=&quot;&quot;;[.E292]&lt;&gt;&quot;&quot;);-3;IF(AND([.B292]=&quot;&quot;;[.C292]&lt;&gt;&quot;&quot;;[.D292]&lt;&gt;&quot;&quot;;[.E292]=&quot;&quot;);-3;IF(AND([.B292]&lt;&gt;&quot;&quot;;[.C292]&lt;&gt;&quot;&quot;;[.D292]&lt;&gt;&quot;&quot;;[.E292]&lt;&gt;&quot;&quot;);1;-4))))))" office:value-type="float" office:value="0">
            <text:p>0</text:p>
          </table:table-cell>
          <table:table-cell table:number-columns-repeated="1015"/>
        </table:table-row>
        <table:table-row table:style-name="ro3">
          <table:table-cell table:style-name="ce150" office:value-type="float" office:value="289">
            <text:p>289</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293]=0;&quot;-&quot;;IF([.I293]=-1;&quot;! Mini-game's name missing !&quot;;IF([.I293]=-2;&quot;! Developer's name missing !&quot;;IF([.I293]=-3;&quot;! Challenge's type missing !&quot;;IF([.I293]=-4;&quot;! Difficulty rating missing !&quot;;CONCATENATE(iferror(CONCATENATE(LEFT([.D293];1);MID([.D293];SEARCH(&quot;-&quot;;[.D293];1)+1;1));LEFT([.D293];1));COUNTIF([.$D$5:.$D293];[.D293]);&quot;_&quot;;SUBSTITUTE(PROPER([.B293]);&quot; &quot;;&quot;&quot;);&quot;_&quot;;[.E293]))))))" office:value-type="string" office:string-value="-">
            <text:p>-</text:p>
          </table:table-cell>
          <table:table-cell table:style-name="ce178" table:formula="of:=IF(AND([.B293]=&quot;&quot;;[.C293]=&quot;&quot;;[.D293]=&quot;&quot;;[.E293]=&quot;&quot;);0;IF(AND([.B293]=&quot;&quot;;[.C293]&lt;&gt;&quot;&quot;;[.D293]&lt;&gt;&quot;&quot;;[.E293]&lt;&gt;&quot;&quot;);-1;IF(AND([.B293]&lt;&gt;&quot;&quot;;[.C293]=&quot;&quot;;[.D293]&lt;&gt;&quot;&quot;;[.E293]&lt;&gt;&quot;&quot;);-2;IF(AND([.B293]&lt;&gt;&quot;&quot;;[.C293]&lt;&gt;&quot;&quot;;[.D293]=&quot;&quot;;[.E293]&lt;&gt;&quot;&quot;);-3;IF(AND([.B293]=&quot;&quot;;[.C293]&lt;&gt;&quot;&quot;;[.D293]&lt;&gt;&quot;&quot;;[.E293]=&quot;&quot;);-3;IF(AND([.B293]&lt;&gt;&quot;&quot;;[.C293]&lt;&gt;&quot;&quot;;[.D293]&lt;&gt;&quot;&quot;;[.E293]&lt;&gt;&quot;&quot;);1;-4))))))" office:value-type="float" office:value="0">
            <text:p>0</text:p>
          </table:table-cell>
          <table:table-cell table:number-columns-repeated="1015"/>
        </table:table-row>
        <table:table-row table:style-name="ro3">
          <table:table-cell table:style-name="ce150" office:value-type="float" office:value="290">
            <text:p>290</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294]=0;&quot;-&quot;;IF([.I294]=-1;&quot;! Mini-game's name missing !&quot;;IF([.I294]=-2;&quot;! Developer's name missing !&quot;;IF([.I294]=-3;&quot;! Challenge's type missing !&quot;;IF([.I294]=-4;&quot;! Difficulty rating missing !&quot;;CONCATENATE(iferror(CONCATENATE(LEFT([.D294];1);MID([.D294];SEARCH(&quot;-&quot;;[.D294];1)+1;1));LEFT([.D294];1));COUNTIF([.$D$5:.$D294];[.D294]);&quot;_&quot;;SUBSTITUTE(PROPER([.B294]);&quot; &quot;;&quot;&quot;);&quot;_&quot;;[.E294]))))))" office:value-type="string" office:string-value="-">
            <text:p>-</text:p>
          </table:table-cell>
          <table:table-cell table:style-name="ce178" table:formula="of:=IF(AND([.B294]=&quot;&quot;;[.C294]=&quot;&quot;;[.D294]=&quot;&quot;;[.E294]=&quot;&quot;);0;IF(AND([.B294]=&quot;&quot;;[.C294]&lt;&gt;&quot;&quot;;[.D294]&lt;&gt;&quot;&quot;;[.E294]&lt;&gt;&quot;&quot;);-1;IF(AND([.B294]&lt;&gt;&quot;&quot;;[.C294]=&quot;&quot;;[.D294]&lt;&gt;&quot;&quot;;[.E294]&lt;&gt;&quot;&quot;);-2;IF(AND([.B294]&lt;&gt;&quot;&quot;;[.C294]&lt;&gt;&quot;&quot;;[.D294]=&quot;&quot;;[.E294]&lt;&gt;&quot;&quot;);-3;IF(AND([.B294]=&quot;&quot;;[.C294]&lt;&gt;&quot;&quot;;[.D294]&lt;&gt;&quot;&quot;;[.E294]=&quot;&quot;);-3;IF(AND([.B294]&lt;&gt;&quot;&quot;;[.C294]&lt;&gt;&quot;&quot;;[.D294]&lt;&gt;&quot;&quot;;[.E294]&lt;&gt;&quot;&quot;);1;-4))))))" office:value-type="float" office:value="0">
            <text:p>0</text:p>
          </table:table-cell>
          <table:table-cell table:number-columns-repeated="1015"/>
        </table:table-row>
        <table:table-row table:style-name="ro3">
          <table:table-cell table:style-name="ce150" office:value-type="float" office:value="291">
            <text:p>291</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295]=0;&quot;-&quot;;IF([.I295]=-1;&quot;! Mini-game's name missing !&quot;;IF([.I295]=-2;&quot;! Developer's name missing !&quot;;IF([.I295]=-3;&quot;! Challenge's type missing !&quot;;IF([.I295]=-4;&quot;! Difficulty rating missing !&quot;;CONCATENATE(iferror(CONCATENATE(LEFT([.D295];1);MID([.D295];SEARCH(&quot;-&quot;;[.D295];1)+1;1));LEFT([.D295];1));COUNTIF([.$D$5:.$D295];[.D295]);&quot;_&quot;;SUBSTITUTE(PROPER([.B295]);&quot; &quot;;&quot;&quot;);&quot;_&quot;;[.E295]))))))" office:value-type="string" office:string-value="-">
            <text:p>-</text:p>
          </table:table-cell>
          <table:table-cell table:style-name="ce178" table:formula="of:=IF(AND([.B295]=&quot;&quot;;[.C295]=&quot;&quot;;[.D295]=&quot;&quot;;[.E295]=&quot;&quot;);0;IF(AND([.B295]=&quot;&quot;;[.C295]&lt;&gt;&quot;&quot;;[.D295]&lt;&gt;&quot;&quot;;[.E295]&lt;&gt;&quot;&quot;);-1;IF(AND([.B295]&lt;&gt;&quot;&quot;;[.C295]=&quot;&quot;;[.D295]&lt;&gt;&quot;&quot;;[.E295]&lt;&gt;&quot;&quot;);-2;IF(AND([.B295]&lt;&gt;&quot;&quot;;[.C295]&lt;&gt;&quot;&quot;;[.D295]=&quot;&quot;;[.E295]&lt;&gt;&quot;&quot;);-3;IF(AND([.B295]=&quot;&quot;;[.C295]&lt;&gt;&quot;&quot;;[.D295]&lt;&gt;&quot;&quot;;[.E295]=&quot;&quot;);-3;IF(AND([.B295]&lt;&gt;&quot;&quot;;[.C295]&lt;&gt;&quot;&quot;;[.D295]&lt;&gt;&quot;&quot;;[.E295]&lt;&gt;&quot;&quot;);1;-4))))))" office:value-type="float" office:value="0">
            <text:p>0</text:p>
          </table:table-cell>
          <table:table-cell table:number-columns-repeated="1015"/>
        </table:table-row>
        <table:table-row table:style-name="ro3">
          <table:table-cell table:style-name="ce150" office:value-type="float" office:value="292">
            <text:p>292</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296]=0;&quot;-&quot;;IF([.I296]=-1;&quot;! Mini-game's name missing !&quot;;IF([.I296]=-2;&quot;! Developer's name missing !&quot;;IF([.I296]=-3;&quot;! Challenge's type missing !&quot;;IF([.I296]=-4;&quot;! Difficulty rating missing !&quot;;CONCATENATE(iferror(CONCATENATE(LEFT([.D296];1);MID([.D296];SEARCH(&quot;-&quot;;[.D296];1)+1;1));LEFT([.D296];1));COUNTIF([.$D$5:.$D296];[.D296]);&quot;_&quot;;SUBSTITUTE(PROPER([.B296]);&quot; &quot;;&quot;&quot;);&quot;_&quot;;[.E296]))))))" office:value-type="string" office:string-value="-">
            <text:p>-</text:p>
          </table:table-cell>
          <table:table-cell table:style-name="ce178" table:formula="of:=IF(AND([.B296]=&quot;&quot;;[.C296]=&quot;&quot;;[.D296]=&quot;&quot;;[.E296]=&quot;&quot;);0;IF(AND([.B296]=&quot;&quot;;[.C296]&lt;&gt;&quot;&quot;;[.D296]&lt;&gt;&quot;&quot;;[.E296]&lt;&gt;&quot;&quot;);-1;IF(AND([.B296]&lt;&gt;&quot;&quot;;[.C296]=&quot;&quot;;[.D296]&lt;&gt;&quot;&quot;;[.E296]&lt;&gt;&quot;&quot;);-2;IF(AND([.B296]&lt;&gt;&quot;&quot;;[.C296]&lt;&gt;&quot;&quot;;[.D296]=&quot;&quot;;[.E296]&lt;&gt;&quot;&quot;);-3;IF(AND([.B296]=&quot;&quot;;[.C296]&lt;&gt;&quot;&quot;;[.D296]&lt;&gt;&quot;&quot;;[.E296]=&quot;&quot;);-3;IF(AND([.B296]&lt;&gt;&quot;&quot;;[.C296]&lt;&gt;&quot;&quot;;[.D296]&lt;&gt;&quot;&quot;;[.E296]&lt;&gt;&quot;&quot;);1;-4))))))" office:value-type="float" office:value="0">
            <text:p>0</text:p>
          </table:table-cell>
          <table:table-cell table:number-columns-repeated="1015"/>
        </table:table-row>
        <table:table-row table:style-name="ro3">
          <table:table-cell table:style-name="ce150" office:value-type="float" office:value="293">
            <text:p>293</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297]=0;&quot;-&quot;;IF([.I297]=-1;&quot;! Mini-game's name missing !&quot;;IF([.I297]=-2;&quot;! Developer's name missing !&quot;;IF([.I297]=-3;&quot;! Challenge's type missing !&quot;;IF([.I297]=-4;&quot;! Difficulty rating missing !&quot;;CONCATENATE(iferror(CONCATENATE(LEFT([.D297];1);MID([.D297];SEARCH(&quot;-&quot;;[.D297];1)+1;1));LEFT([.D297];1));COUNTIF([.$D$5:.$D297];[.D297]);&quot;_&quot;;SUBSTITUTE(PROPER([.B297]);&quot; &quot;;&quot;&quot;);&quot;_&quot;;[.E297]))))))" office:value-type="string" office:string-value="-">
            <text:p>-</text:p>
          </table:table-cell>
          <table:table-cell table:style-name="ce178" table:formula="of:=IF(AND([.B297]=&quot;&quot;;[.C297]=&quot;&quot;;[.D297]=&quot;&quot;;[.E297]=&quot;&quot;);0;IF(AND([.B297]=&quot;&quot;;[.C297]&lt;&gt;&quot;&quot;;[.D297]&lt;&gt;&quot;&quot;;[.E297]&lt;&gt;&quot;&quot;);-1;IF(AND([.B297]&lt;&gt;&quot;&quot;;[.C297]=&quot;&quot;;[.D297]&lt;&gt;&quot;&quot;;[.E297]&lt;&gt;&quot;&quot;);-2;IF(AND([.B297]&lt;&gt;&quot;&quot;;[.C297]&lt;&gt;&quot;&quot;;[.D297]=&quot;&quot;;[.E297]&lt;&gt;&quot;&quot;);-3;IF(AND([.B297]=&quot;&quot;;[.C297]&lt;&gt;&quot;&quot;;[.D297]&lt;&gt;&quot;&quot;;[.E297]=&quot;&quot;);-3;IF(AND([.B297]&lt;&gt;&quot;&quot;;[.C297]&lt;&gt;&quot;&quot;;[.D297]&lt;&gt;&quot;&quot;;[.E297]&lt;&gt;&quot;&quot;);1;-4))))))" office:value-type="float" office:value="0">
            <text:p>0</text:p>
          </table:table-cell>
          <table:table-cell table:number-columns-repeated="1015"/>
        </table:table-row>
        <table:table-row table:style-name="ro3">
          <table:table-cell table:style-name="ce150" office:value-type="float" office:value="294">
            <text:p>294</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298]=0;&quot;-&quot;;IF([.I298]=-1;&quot;! Mini-game's name missing !&quot;;IF([.I298]=-2;&quot;! Developer's name missing !&quot;;IF([.I298]=-3;&quot;! Challenge's type missing !&quot;;IF([.I298]=-4;&quot;! Difficulty rating missing !&quot;;CONCATENATE(iferror(CONCATENATE(LEFT([.D298];1);MID([.D298];SEARCH(&quot;-&quot;;[.D298];1)+1;1));LEFT([.D298];1));COUNTIF([.$D$5:.$D298];[.D298]);&quot;_&quot;;SUBSTITUTE(PROPER([.B298]);&quot; &quot;;&quot;&quot;);&quot;_&quot;;[.E298]))))))" office:value-type="string" office:string-value="-">
            <text:p>-</text:p>
          </table:table-cell>
          <table:table-cell table:style-name="ce178" table:formula="of:=IF(AND([.B298]=&quot;&quot;;[.C298]=&quot;&quot;;[.D298]=&quot;&quot;;[.E298]=&quot;&quot;);0;IF(AND([.B298]=&quot;&quot;;[.C298]&lt;&gt;&quot;&quot;;[.D298]&lt;&gt;&quot;&quot;;[.E298]&lt;&gt;&quot;&quot;);-1;IF(AND([.B298]&lt;&gt;&quot;&quot;;[.C298]=&quot;&quot;;[.D298]&lt;&gt;&quot;&quot;;[.E298]&lt;&gt;&quot;&quot;);-2;IF(AND([.B298]&lt;&gt;&quot;&quot;;[.C298]&lt;&gt;&quot;&quot;;[.D298]=&quot;&quot;;[.E298]&lt;&gt;&quot;&quot;);-3;IF(AND([.B298]=&quot;&quot;;[.C298]&lt;&gt;&quot;&quot;;[.D298]&lt;&gt;&quot;&quot;;[.E298]=&quot;&quot;);-3;IF(AND([.B298]&lt;&gt;&quot;&quot;;[.C298]&lt;&gt;&quot;&quot;;[.D298]&lt;&gt;&quot;&quot;;[.E298]&lt;&gt;&quot;&quot;);1;-4))))))" office:value-type="float" office:value="0">
            <text:p>0</text:p>
          </table:table-cell>
          <table:table-cell table:number-columns-repeated="1015"/>
        </table:table-row>
        <table:table-row table:style-name="ro3">
          <table:table-cell table:style-name="ce150" office:value-type="float" office:value="295">
            <text:p>295</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299]=0;&quot;-&quot;;IF([.I299]=-1;&quot;! Mini-game's name missing !&quot;;IF([.I299]=-2;&quot;! Developer's name missing !&quot;;IF([.I299]=-3;&quot;! Challenge's type missing !&quot;;IF([.I299]=-4;&quot;! Difficulty rating missing !&quot;;CONCATENATE(iferror(CONCATENATE(LEFT([.D299];1);MID([.D299];SEARCH(&quot;-&quot;;[.D299];1)+1;1));LEFT([.D299];1));COUNTIF([.$D$5:.$D299];[.D299]);&quot;_&quot;;SUBSTITUTE(PROPER([.B299]);&quot; &quot;;&quot;&quot;);&quot;_&quot;;[.E299]))))))" office:value-type="string" office:string-value="-">
            <text:p>-</text:p>
          </table:table-cell>
          <table:table-cell table:style-name="ce178" table:formula="of:=IF(AND([.B299]=&quot;&quot;;[.C299]=&quot;&quot;;[.D299]=&quot;&quot;;[.E299]=&quot;&quot;);0;IF(AND([.B299]=&quot;&quot;;[.C299]&lt;&gt;&quot;&quot;;[.D299]&lt;&gt;&quot;&quot;;[.E299]&lt;&gt;&quot;&quot;);-1;IF(AND([.B299]&lt;&gt;&quot;&quot;;[.C299]=&quot;&quot;;[.D299]&lt;&gt;&quot;&quot;;[.E299]&lt;&gt;&quot;&quot;);-2;IF(AND([.B299]&lt;&gt;&quot;&quot;;[.C299]&lt;&gt;&quot;&quot;;[.D299]=&quot;&quot;;[.E299]&lt;&gt;&quot;&quot;);-3;IF(AND([.B299]=&quot;&quot;;[.C299]&lt;&gt;&quot;&quot;;[.D299]&lt;&gt;&quot;&quot;;[.E299]=&quot;&quot;);-3;IF(AND([.B299]&lt;&gt;&quot;&quot;;[.C299]&lt;&gt;&quot;&quot;;[.D299]&lt;&gt;&quot;&quot;;[.E299]&lt;&gt;&quot;&quot;);1;-4))))))" office:value-type="float" office:value="0">
            <text:p>0</text:p>
          </table:table-cell>
          <table:table-cell table:number-columns-repeated="1015"/>
        </table:table-row>
        <table:table-row table:style-name="ro3">
          <table:table-cell table:style-name="ce150" office:value-type="float" office:value="296">
            <text:p>296</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300]=0;&quot;-&quot;;IF([.I300]=-1;&quot;! Mini-game's name missing !&quot;;IF([.I300]=-2;&quot;! Developer's name missing !&quot;;IF([.I300]=-3;&quot;! Challenge's type missing !&quot;;IF([.I300]=-4;&quot;! Difficulty rating missing !&quot;;CONCATENATE(iferror(CONCATENATE(LEFT([.D300];1);MID([.D300];SEARCH(&quot;-&quot;;[.D300];1)+1;1));LEFT([.D300];1));COUNTIF([.$D$5:.$D300];[.D300]);&quot;_&quot;;SUBSTITUTE(PROPER([.B300]);&quot; &quot;;&quot;&quot;);&quot;_&quot;;[.E300]))))))" office:value-type="string" office:string-value="-">
            <text:p>-</text:p>
          </table:table-cell>
          <table:table-cell table:style-name="ce178" table:formula="of:=IF(AND([.B300]=&quot;&quot;;[.C300]=&quot;&quot;;[.D300]=&quot;&quot;;[.E300]=&quot;&quot;);0;IF(AND([.B300]=&quot;&quot;;[.C300]&lt;&gt;&quot;&quot;;[.D300]&lt;&gt;&quot;&quot;;[.E300]&lt;&gt;&quot;&quot;);-1;IF(AND([.B300]&lt;&gt;&quot;&quot;;[.C300]=&quot;&quot;;[.D300]&lt;&gt;&quot;&quot;;[.E300]&lt;&gt;&quot;&quot;);-2;IF(AND([.B300]&lt;&gt;&quot;&quot;;[.C300]&lt;&gt;&quot;&quot;;[.D300]=&quot;&quot;;[.E300]&lt;&gt;&quot;&quot;);-3;IF(AND([.B300]=&quot;&quot;;[.C300]&lt;&gt;&quot;&quot;;[.D300]&lt;&gt;&quot;&quot;;[.E300]=&quot;&quot;);-3;IF(AND([.B300]&lt;&gt;&quot;&quot;;[.C300]&lt;&gt;&quot;&quot;;[.D300]&lt;&gt;&quot;&quot;;[.E300]&lt;&gt;&quot;&quot;);1;-4))))))" office:value-type="float" office:value="0">
            <text:p>0</text:p>
          </table:table-cell>
          <table:table-cell table:number-columns-repeated="1015"/>
        </table:table-row>
        <table:table-row table:style-name="ro3">
          <table:table-cell table:style-name="ce150" office:value-type="float" office:value="297">
            <text:p>297</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301]=0;&quot;-&quot;;IF([.I301]=-1;&quot;! Mini-game's name missing !&quot;;IF([.I301]=-2;&quot;! Developer's name missing !&quot;;IF([.I301]=-3;&quot;! Challenge's type missing !&quot;;IF([.I301]=-4;&quot;! Difficulty rating missing !&quot;;CONCATENATE(iferror(CONCATENATE(LEFT([.D301];1);MID([.D301];SEARCH(&quot;-&quot;;[.D301];1)+1;1));LEFT([.D301];1));COUNTIF([.$D$5:.$D301];[.D301]);&quot;_&quot;;SUBSTITUTE(PROPER([.B301]);&quot; &quot;;&quot;&quot;);&quot;_&quot;;[.E301]))))))" office:value-type="string" office:string-value="-">
            <text:p>-</text:p>
          </table:table-cell>
          <table:table-cell table:style-name="ce178" table:formula="of:=IF(AND([.B301]=&quot;&quot;;[.C301]=&quot;&quot;;[.D301]=&quot;&quot;;[.E301]=&quot;&quot;);0;IF(AND([.B301]=&quot;&quot;;[.C301]&lt;&gt;&quot;&quot;;[.D301]&lt;&gt;&quot;&quot;;[.E301]&lt;&gt;&quot;&quot;);-1;IF(AND([.B301]&lt;&gt;&quot;&quot;;[.C301]=&quot;&quot;;[.D301]&lt;&gt;&quot;&quot;;[.E301]&lt;&gt;&quot;&quot;);-2;IF(AND([.B301]&lt;&gt;&quot;&quot;;[.C301]&lt;&gt;&quot;&quot;;[.D301]=&quot;&quot;;[.E301]&lt;&gt;&quot;&quot;);-3;IF(AND([.B301]=&quot;&quot;;[.C301]&lt;&gt;&quot;&quot;;[.D301]&lt;&gt;&quot;&quot;;[.E301]=&quot;&quot;);-3;IF(AND([.B301]&lt;&gt;&quot;&quot;;[.C301]&lt;&gt;&quot;&quot;;[.D301]&lt;&gt;&quot;&quot;;[.E301]&lt;&gt;&quot;&quot;);1;-4))))))" office:value-type="float" office:value="0">
            <text:p>0</text:p>
          </table:table-cell>
          <table:table-cell table:number-columns-repeated="1015"/>
        </table:table-row>
        <table:table-row table:style-name="ro3">
          <table:table-cell table:style-name="ce150" office:value-type="float" office:value="298">
            <text:p>298</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302]=0;&quot;-&quot;;IF([.I302]=-1;&quot;! Mini-game's name missing !&quot;;IF([.I302]=-2;&quot;! Developer's name missing !&quot;;IF([.I302]=-3;&quot;! Challenge's type missing !&quot;;IF([.I302]=-4;&quot;! Difficulty rating missing !&quot;;CONCATENATE(iferror(CONCATENATE(LEFT([.D302];1);MID([.D302];SEARCH(&quot;-&quot;;[.D302];1)+1;1));LEFT([.D302];1));COUNTIF([.$D$5:.$D302];[.D302]);&quot;_&quot;;SUBSTITUTE(PROPER([.B302]);&quot; &quot;;&quot;&quot;);&quot;_&quot;;[.E302]))))))" office:value-type="string" office:string-value="-">
            <text:p>-</text:p>
          </table:table-cell>
          <table:table-cell table:style-name="ce178" table:formula="of:=IF(AND([.B302]=&quot;&quot;;[.C302]=&quot;&quot;;[.D302]=&quot;&quot;;[.E302]=&quot;&quot;);0;IF(AND([.B302]=&quot;&quot;;[.C302]&lt;&gt;&quot;&quot;;[.D302]&lt;&gt;&quot;&quot;;[.E302]&lt;&gt;&quot;&quot;);-1;IF(AND([.B302]&lt;&gt;&quot;&quot;;[.C302]=&quot;&quot;;[.D302]&lt;&gt;&quot;&quot;;[.E302]&lt;&gt;&quot;&quot;);-2;IF(AND([.B302]&lt;&gt;&quot;&quot;;[.C302]&lt;&gt;&quot;&quot;;[.D302]=&quot;&quot;;[.E302]&lt;&gt;&quot;&quot;);-3;IF(AND([.B302]=&quot;&quot;;[.C302]&lt;&gt;&quot;&quot;;[.D302]&lt;&gt;&quot;&quot;;[.E302]=&quot;&quot;);-3;IF(AND([.B302]&lt;&gt;&quot;&quot;;[.C302]&lt;&gt;&quot;&quot;;[.D302]&lt;&gt;&quot;&quot;;[.E302]&lt;&gt;&quot;&quot;);1;-4))))))" office:value-type="float" office:value="0">
            <text:p>0</text:p>
          </table:table-cell>
          <table:table-cell table:number-columns-repeated="1015"/>
        </table:table-row>
        <table:table-row table:style-name="ro3">
          <table:table-cell table:style-name="ce150" office:value-type="float" office:value="299">
            <text:p>299</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303]=0;&quot;-&quot;;IF([.I303]=-1;&quot;! Mini-game's name missing !&quot;;IF([.I303]=-2;&quot;! Developer's name missing !&quot;;IF([.I303]=-3;&quot;! Challenge's type missing !&quot;;IF([.I303]=-4;&quot;! Difficulty rating missing !&quot;;CONCATENATE(iferror(CONCATENATE(LEFT([.D303];1);MID([.D303];SEARCH(&quot;-&quot;;[.D303];1)+1;1));LEFT([.D303];1));COUNTIF([.$D$5:.$D303];[.D303]);&quot;_&quot;;SUBSTITUTE(PROPER([.B303]);&quot; &quot;;&quot;&quot;);&quot;_&quot;;[.E303]))))))" office:value-type="string" office:string-value="-">
            <text:p>-</text:p>
          </table:table-cell>
          <table:table-cell table:style-name="ce178" table:formula="of:=IF(AND([.B303]=&quot;&quot;;[.C303]=&quot;&quot;;[.D303]=&quot;&quot;;[.E303]=&quot;&quot;);0;IF(AND([.B303]=&quot;&quot;;[.C303]&lt;&gt;&quot;&quot;;[.D303]&lt;&gt;&quot;&quot;;[.E303]&lt;&gt;&quot;&quot;);-1;IF(AND([.B303]&lt;&gt;&quot;&quot;;[.C303]=&quot;&quot;;[.D303]&lt;&gt;&quot;&quot;;[.E303]&lt;&gt;&quot;&quot;);-2;IF(AND([.B303]&lt;&gt;&quot;&quot;;[.C303]&lt;&gt;&quot;&quot;;[.D303]=&quot;&quot;;[.E303]&lt;&gt;&quot;&quot;);-3;IF(AND([.B303]=&quot;&quot;;[.C303]&lt;&gt;&quot;&quot;;[.D303]&lt;&gt;&quot;&quot;;[.E303]=&quot;&quot;);-3;IF(AND([.B303]&lt;&gt;&quot;&quot;;[.C303]&lt;&gt;&quot;&quot;;[.D303]&lt;&gt;&quot;&quot;;[.E303]&lt;&gt;&quot;&quot;);1;-4))))))" office:value-type="float" office:value="0">
            <text:p>0</text:p>
          </table:table-cell>
          <table:table-cell table:number-columns-repeated="1015"/>
        </table:table-row>
        <table:table-row table:style-name="ro3">
          <table:table-cell table:style-name="ce150" office:value-type="float" office:value="300">
            <text:p>300</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304]=0;&quot;-&quot;;IF([.I304]=-1;&quot;! Mini-game's name missing !&quot;;IF([.I304]=-2;&quot;! Developer's name missing !&quot;;IF([.I304]=-3;&quot;! Challenge's type missing !&quot;;IF([.I304]=-4;&quot;! Difficulty rating missing !&quot;;CONCATENATE(iferror(CONCATENATE(LEFT([.D304];1);MID([.D304];SEARCH(&quot;-&quot;;[.D304];1)+1;1));LEFT([.D304];1));COUNTIF([.$D$5:.$D304];[.D304]);&quot;_&quot;;SUBSTITUTE(PROPER([.B304]);&quot; &quot;;&quot;&quot;);&quot;_&quot;;[.E304]))))))" office:value-type="string" office:string-value="-">
            <text:p>-</text:p>
          </table:table-cell>
          <table:table-cell table:style-name="ce178" table:formula="of:=IF(AND([.B304]=&quot;&quot;;[.C304]=&quot;&quot;;[.D304]=&quot;&quot;;[.E304]=&quot;&quot;);0;IF(AND([.B304]=&quot;&quot;;[.C304]&lt;&gt;&quot;&quot;;[.D304]&lt;&gt;&quot;&quot;;[.E304]&lt;&gt;&quot;&quot;);-1;IF(AND([.B304]&lt;&gt;&quot;&quot;;[.C304]=&quot;&quot;;[.D304]&lt;&gt;&quot;&quot;;[.E304]&lt;&gt;&quot;&quot;);-2;IF(AND([.B304]&lt;&gt;&quot;&quot;;[.C304]&lt;&gt;&quot;&quot;;[.D304]=&quot;&quot;;[.E304]&lt;&gt;&quot;&quot;);-3;IF(AND([.B304]=&quot;&quot;;[.C304]&lt;&gt;&quot;&quot;;[.D304]&lt;&gt;&quot;&quot;;[.E304]=&quot;&quot;);-3;IF(AND([.B304]&lt;&gt;&quot;&quot;;[.C304]&lt;&gt;&quot;&quot;;[.D304]&lt;&gt;&quot;&quot;;[.E304]&lt;&gt;&quot;&quot;);1;-4))))))" office:value-type="float" office:value="0">
            <text:p>0</text:p>
          </table:table-cell>
          <table:table-cell table:number-columns-repeated="1015"/>
        </table:table-row>
        <table:table-row table:style-name="ro3">
          <table:table-cell table:style-name="ce150" office:value-type="float" office:value="301">
            <text:p>301</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305]=0;&quot;-&quot;;IF([.I305]=-1;&quot;! Mini-game's name missing !&quot;;IF([.I305]=-2;&quot;! Developer's name missing !&quot;;IF([.I305]=-3;&quot;! Challenge's type missing !&quot;;IF([.I305]=-4;&quot;! Difficulty rating missing !&quot;;CONCATENATE(iferror(CONCATENATE(LEFT([.D305];1);MID([.D305];SEARCH(&quot;-&quot;;[.D305];1)+1;1));LEFT([.D305];1));COUNTIF([.$D$5:.$D305];[.D305]);&quot;_&quot;;SUBSTITUTE(PROPER([.B305]);&quot; &quot;;&quot;&quot;);&quot;_&quot;;[.E305]))))))" office:value-type="string" office:string-value="-">
            <text:p>-</text:p>
          </table:table-cell>
          <table:table-cell table:style-name="ce178" table:formula="of:=IF(AND([.B305]=&quot;&quot;;[.C305]=&quot;&quot;;[.D305]=&quot;&quot;;[.E305]=&quot;&quot;);0;IF(AND([.B305]=&quot;&quot;;[.C305]&lt;&gt;&quot;&quot;;[.D305]&lt;&gt;&quot;&quot;;[.E305]&lt;&gt;&quot;&quot;);-1;IF(AND([.B305]&lt;&gt;&quot;&quot;;[.C305]=&quot;&quot;;[.D305]&lt;&gt;&quot;&quot;;[.E305]&lt;&gt;&quot;&quot;);-2;IF(AND([.B305]&lt;&gt;&quot;&quot;;[.C305]&lt;&gt;&quot;&quot;;[.D305]=&quot;&quot;;[.E305]&lt;&gt;&quot;&quot;);-3;IF(AND([.B305]=&quot;&quot;;[.C305]&lt;&gt;&quot;&quot;;[.D305]&lt;&gt;&quot;&quot;;[.E305]=&quot;&quot;);-3;IF(AND([.B305]&lt;&gt;&quot;&quot;;[.C305]&lt;&gt;&quot;&quot;;[.D305]&lt;&gt;&quot;&quot;;[.E305]&lt;&gt;&quot;&quot;);1;-4))))))" office:value-type="float" office:value="0">
            <text:p>0</text:p>
          </table:table-cell>
          <table:table-cell table:number-columns-repeated="1015"/>
        </table:table-row>
        <table:table-row table:style-name="ro3">
          <table:table-cell table:style-name="ce150" office:value-type="float" office:value="302">
            <text:p>302</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306]=0;&quot;-&quot;;IF([.I306]=-1;&quot;! Mini-game's name missing !&quot;;IF([.I306]=-2;&quot;! Developer's name missing !&quot;;IF([.I306]=-3;&quot;! Challenge's type missing !&quot;;IF([.I306]=-4;&quot;! Difficulty rating missing !&quot;;CONCATENATE(iferror(CONCATENATE(LEFT([.D306];1);MID([.D306];SEARCH(&quot;-&quot;;[.D306];1)+1;1));LEFT([.D306];1));COUNTIF([.$D$5:.$D306];[.D306]);&quot;_&quot;;SUBSTITUTE(PROPER([.B306]);&quot; &quot;;&quot;&quot;);&quot;_&quot;;[.E306]))))))" office:value-type="string" office:string-value="-">
            <text:p>-</text:p>
          </table:table-cell>
          <table:table-cell table:style-name="ce178" table:formula="of:=IF(AND([.B306]=&quot;&quot;;[.C306]=&quot;&quot;;[.D306]=&quot;&quot;;[.E306]=&quot;&quot;);0;IF(AND([.B306]=&quot;&quot;;[.C306]&lt;&gt;&quot;&quot;;[.D306]&lt;&gt;&quot;&quot;;[.E306]&lt;&gt;&quot;&quot;);-1;IF(AND([.B306]&lt;&gt;&quot;&quot;;[.C306]=&quot;&quot;;[.D306]&lt;&gt;&quot;&quot;;[.E306]&lt;&gt;&quot;&quot;);-2;IF(AND([.B306]&lt;&gt;&quot;&quot;;[.C306]&lt;&gt;&quot;&quot;;[.D306]=&quot;&quot;;[.E306]&lt;&gt;&quot;&quot;);-3;IF(AND([.B306]=&quot;&quot;;[.C306]&lt;&gt;&quot;&quot;;[.D306]&lt;&gt;&quot;&quot;;[.E306]=&quot;&quot;);-3;IF(AND([.B306]&lt;&gt;&quot;&quot;;[.C306]&lt;&gt;&quot;&quot;;[.D306]&lt;&gt;&quot;&quot;;[.E306]&lt;&gt;&quot;&quot;);1;-4))))))" office:value-type="float" office:value="0">
            <text:p>0</text:p>
          </table:table-cell>
          <table:table-cell table:number-columns-repeated="1015"/>
        </table:table-row>
        <table:table-row table:style-name="ro3">
          <table:table-cell table:style-name="ce150" office:value-type="float" office:value="303">
            <text:p>303</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307]=0;&quot;-&quot;;IF([.I307]=-1;&quot;! Mini-game's name missing !&quot;;IF([.I307]=-2;&quot;! Developer's name missing !&quot;;IF([.I307]=-3;&quot;! Challenge's type missing !&quot;;IF([.I307]=-4;&quot;! Difficulty rating missing !&quot;;CONCATENATE(iferror(CONCATENATE(LEFT([.D307];1);MID([.D307];SEARCH(&quot;-&quot;;[.D307];1)+1;1));LEFT([.D307];1));COUNTIF([.$D$5:.$D307];[.D307]);&quot;_&quot;;SUBSTITUTE(PROPER([.B307]);&quot; &quot;;&quot;&quot;);&quot;_&quot;;[.E307]))))))" office:value-type="string" office:string-value="-">
            <text:p>-</text:p>
          </table:table-cell>
          <table:table-cell table:style-name="ce178" table:formula="of:=IF(AND([.B307]=&quot;&quot;;[.C307]=&quot;&quot;;[.D307]=&quot;&quot;;[.E307]=&quot;&quot;);0;IF(AND([.B307]=&quot;&quot;;[.C307]&lt;&gt;&quot;&quot;;[.D307]&lt;&gt;&quot;&quot;;[.E307]&lt;&gt;&quot;&quot;);-1;IF(AND([.B307]&lt;&gt;&quot;&quot;;[.C307]=&quot;&quot;;[.D307]&lt;&gt;&quot;&quot;;[.E307]&lt;&gt;&quot;&quot;);-2;IF(AND([.B307]&lt;&gt;&quot;&quot;;[.C307]&lt;&gt;&quot;&quot;;[.D307]=&quot;&quot;;[.E307]&lt;&gt;&quot;&quot;);-3;IF(AND([.B307]=&quot;&quot;;[.C307]&lt;&gt;&quot;&quot;;[.D307]&lt;&gt;&quot;&quot;;[.E307]=&quot;&quot;);-3;IF(AND([.B307]&lt;&gt;&quot;&quot;;[.C307]&lt;&gt;&quot;&quot;;[.D307]&lt;&gt;&quot;&quot;;[.E307]&lt;&gt;&quot;&quot;);1;-4))))))" office:value-type="float" office:value="0">
            <text:p>0</text:p>
          </table:table-cell>
          <table:table-cell table:number-columns-repeated="1015"/>
        </table:table-row>
        <table:table-row table:style-name="ro3">
          <table:table-cell table:style-name="ce150" office:value-type="float" office:value="304">
            <text:p>304</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308]=0;&quot;-&quot;;IF([.I308]=-1;&quot;! Mini-game's name missing !&quot;;IF([.I308]=-2;&quot;! Developer's name missing !&quot;;IF([.I308]=-3;&quot;! Challenge's type missing !&quot;;IF([.I308]=-4;&quot;! Difficulty rating missing !&quot;;CONCATENATE(iferror(CONCATENATE(LEFT([.D308];1);MID([.D308];SEARCH(&quot;-&quot;;[.D308];1)+1;1));LEFT([.D308];1));COUNTIF([.$D$5:.$D308];[.D308]);&quot;_&quot;;SUBSTITUTE(PROPER([.B308]);&quot; &quot;;&quot;&quot;);&quot;_&quot;;[.E308]))))))" office:value-type="string" office:string-value="-">
            <text:p>-</text:p>
          </table:table-cell>
          <table:table-cell table:style-name="ce178" table:formula="of:=IF(AND([.B308]=&quot;&quot;;[.C308]=&quot;&quot;;[.D308]=&quot;&quot;;[.E308]=&quot;&quot;);0;IF(AND([.B308]=&quot;&quot;;[.C308]&lt;&gt;&quot;&quot;;[.D308]&lt;&gt;&quot;&quot;;[.E308]&lt;&gt;&quot;&quot;);-1;IF(AND([.B308]&lt;&gt;&quot;&quot;;[.C308]=&quot;&quot;;[.D308]&lt;&gt;&quot;&quot;;[.E308]&lt;&gt;&quot;&quot;);-2;IF(AND([.B308]&lt;&gt;&quot;&quot;;[.C308]&lt;&gt;&quot;&quot;;[.D308]=&quot;&quot;;[.E308]&lt;&gt;&quot;&quot;);-3;IF(AND([.B308]=&quot;&quot;;[.C308]&lt;&gt;&quot;&quot;;[.D308]&lt;&gt;&quot;&quot;;[.E308]=&quot;&quot;);-3;IF(AND([.B308]&lt;&gt;&quot;&quot;;[.C308]&lt;&gt;&quot;&quot;;[.D308]&lt;&gt;&quot;&quot;;[.E308]&lt;&gt;&quot;&quot;);1;-4))))))" office:value-type="float" office:value="0">
            <text:p>0</text:p>
          </table:table-cell>
          <table:table-cell table:number-columns-repeated="1015"/>
        </table:table-row>
        <table:table-row table:style-name="ro3">
          <table:table-cell table:style-name="ce150" office:value-type="float" office:value="305">
            <text:p>305</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309]=0;&quot;-&quot;;IF([.I309]=-1;&quot;! Mini-game's name missing !&quot;;IF([.I309]=-2;&quot;! Developer's name missing !&quot;;IF([.I309]=-3;&quot;! Challenge's type missing !&quot;;IF([.I309]=-4;&quot;! Difficulty rating missing !&quot;;CONCATENATE(iferror(CONCATENATE(LEFT([.D309];1);MID([.D309];SEARCH(&quot;-&quot;;[.D309];1)+1;1));LEFT([.D309];1));COUNTIF([.$D$5:.$D309];[.D309]);&quot;_&quot;;SUBSTITUTE(PROPER([.B309]);&quot; &quot;;&quot;&quot;);&quot;_&quot;;[.E309]))))))" office:value-type="string" office:string-value="-">
            <text:p>-</text:p>
          </table:table-cell>
          <table:table-cell table:style-name="ce178" table:formula="of:=IF(AND([.B309]=&quot;&quot;;[.C309]=&quot;&quot;;[.D309]=&quot;&quot;;[.E309]=&quot;&quot;);0;IF(AND([.B309]=&quot;&quot;;[.C309]&lt;&gt;&quot;&quot;;[.D309]&lt;&gt;&quot;&quot;;[.E309]&lt;&gt;&quot;&quot;);-1;IF(AND([.B309]&lt;&gt;&quot;&quot;;[.C309]=&quot;&quot;;[.D309]&lt;&gt;&quot;&quot;;[.E309]&lt;&gt;&quot;&quot;);-2;IF(AND([.B309]&lt;&gt;&quot;&quot;;[.C309]&lt;&gt;&quot;&quot;;[.D309]=&quot;&quot;;[.E309]&lt;&gt;&quot;&quot;);-3;IF(AND([.B309]=&quot;&quot;;[.C309]&lt;&gt;&quot;&quot;;[.D309]&lt;&gt;&quot;&quot;;[.E309]=&quot;&quot;);-3;IF(AND([.B309]&lt;&gt;&quot;&quot;;[.C309]&lt;&gt;&quot;&quot;;[.D309]&lt;&gt;&quot;&quot;;[.E309]&lt;&gt;&quot;&quot;);1;-4))))))" office:value-type="float" office:value="0">
            <text:p>0</text:p>
          </table:table-cell>
          <table:table-cell table:number-columns-repeated="1015"/>
        </table:table-row>
        <table:table-row table:style-name="ro3">
          <table:table-cell table:style-name="ce150" office:value-type="float" office:value="306">
            <text:p>306</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310]=0;&quot;-&quot;;IF([.I310]=-1;&quot;! Mini-game's name missing !&quot;;IF([.I310]=-2;&quot;! Developer's name missing !&quot;;IF([.I310]=-3;&quot;! Challenge's type missing !&quot;;IF([.I310]=-4;&quot;! Difficulty rating missing !&quot;;CONCATENATE(iferror(CONCATENATE(LEFT([.D310];1);MID([.D310];SEARCH(&quot;-&quot;;[.D310];1)+1;1));LEFT([.D310];1));COUNTIF([.$D$5:.$D310];[.D310]);&quot;_&quot;;SUBSTITUTE(PROPER([.B310]);&quot; &quot;;&quot;&quot;);&quot;_&quot;;[.E310]))))))" office:value-type="string" office:string-value="-">
            <text:p>-</text:p>
          </table:table-cell>
          <table:table-cell table:style-name="ce178" table:formula="of:=IF(AND([.B310]=&quot;&quot;;[.C310]=&quot;&quot;;[.D310]=&quot;&quot;;[.E310]=&quot;&quot;);0;IF(AND([.B310]=&quot;&quot;;[.C310]&lt;&gt;&quot;&quot;;[.D310]&lt;&gt;&quot;&quot;;[.E310]&lt;&gt;&quot;&quot;);-1;IF(AND([.B310]&lt;&gt;&quot;&quot;;[.C310]=&quot;&quot;;[.D310]&lt;&gt;&quot;&quot;;[.E310]&lt;&gt;&quot;&quot;);-2;IF(AND([.B310]&lt;&gt;&quot;&quot;;[.C310]&lt;&gt;&quot;&quot;;[.D310]=&quot;&quot;;[.E310]&lt;&gt;&quot;&quot;);-3;IF(AND([.B310]=&quot;&quot;;[.C310]&lt;&gt;&quot;&quot;;[.D310]&lt;&gt;&quot;&quot;;[.E310]=&quot;&quot;);-3;IF(AND([.B310]&lt;&gt;&quot;&quot;;[.C310]&lt;&gt;&quot;&quot;;[.D310]&lt;&gt;&quot;&quot;;[.E310]&lt;&gt;&quot;&quot;);1;-4))))))" office:value-type="float" office:value="0">
            <text:p>0</text:p>
          </table:table-cell>
          <table:table-cell table:number-columns-repeated="1015"/>
        </table:table-row>
        <table:table-row table:style-name="ro3">
          <table:table-cell table:style-name="ce150" office:value-type="float" office:value="307">
            <text:p>307</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311]=0;&quot;-&quot;;IF([.I311]=-1;&quot;! Mini-game's name missing !&quot;;IF([.I311]=-2;&quot;! Developer's name missing !&quot;;IF([.I311]=-3;&quot;! Challenge's type missing !&quot;;IF([.I311]=-4;&quot;! Difficulty rating missing !&quot;;CONCATENATE(iferror(CONCATENATE(LEFT([.D311];1);MID([.D311];SEARCH(&quot;-&quot;;[.D311];1)+1;1));LEFT([.D311];1));COUNTIF([.$D$5:.$D311];[.D311]);&quot;_&quot;;SUBSTITUTE(PROPER([.B311]);&quot; &quot;;&quot;&quot;);&quot;_&quot;;[.E311]))))))" office:value-type="string" office:string-value="-">
            <text:p>-</text:p>
          </table:table-cell>
          <table:table-cell table:style-name="ce178" table:formula="of:=IF(AND([.B311]=&quot;&quot;;[.C311]=&quot;&quot;;[.D311]=&quot;&quot;;[.E311]=&quot;&quot;);0;IF(AND([.B311]=&quot;&quot;;[.C311]&lt;&gt;&quot;&quot;;[.D311]&lt;&gt;&quot;&quot;;[.E311]&lt;&gt;&quot;&quot;);-1;IF(AND([.B311]&lt;&gt;&quot;&quot;;[.C311]=&quot;&quot;;[.D311]&lt;&gt;&quot;&quot;;[.E311]&lt;&gt;&quot;&quot;);-2;IF(AND([.B311]&lt;&gt;&quot;&quot;;[.C311]&lt;&gt;&quot;&quot;;[.D311]=&quot;&quot;;[.E311]&lt;&gt;&quot;&quot;);-3;IF(AND([.B311]=&quot;&quot;;[.C311]&lt;&gt;&quot;&quot;;[.D311]&lt;&gt;&quot;&quot;;[.E311]=&quot;&quot;);-3;IF(AND([.B311]&lt;&gt;&quot;&quot;;[.C311]&lt;&gt;&quot;&quot;;[.D311]&lt;&gt;&quot;&quot;;[.E311]&lt;&gt;&quot;&quot;);1;-4))))))" office:value-type="float" office:value="0">
            <text:p>0</text:p>
          </table:table-cell>
          <table:table-cell table:number-columns-repeated="1015"/>
        </table:table-row>
        <table:table-row table:style-name="ro3">
          <table:table-cell table:style-name="ce150" office:value-type="float" office:value="308">
            <text:p>308</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312]=0;&quot;-&quot;;IF([.I312]=-1;&quot;! Mini-game's name missing !&quot;;IF([.I312]=-2;&quot;! Developer's name missing !&quot;;IF([.I312]=-3;&quot;! Challenge's type missing !&quot;;IF([.I312]=-4;&quot;! Difficulty rating missing !&quot;;CONCATENATE(iferror(CONCATENATE(LEFT([.D312];1);MID([.D312];SEARCH(&quot;-&quot;;[.D312];1)+1;1));LEFT([.D312];1));COUNTIF([.$D$5:.$D312];[.D312]);&quot;_&quot;;SUBSTITUTE(PROPER([.B312]);&quot; &quot;;&quot;&quot;);&quot;_&quot;;[.E312]))))))" office:value-type="string" office:string-value="-">
            <text:p>-</text:p>
          </table:table-cell>
          <table:table-cell table:style-name="ce178" table:formula="of:=IF(AND([.B312]=&quot;&quot;;[.C312]=&quot;&quot;;[.D312]=&quot;&quot;;[.E312]=&quot;&quot;);0;IF(AND([.B312]=&quot;&quot;;[.C312]&lt;&gt;&quot;&quot;;[.D312]&lt;&gt;&quot;&quot;;[.E312]&lt;&gt;&quot;&quot;);-1;IF(AND([.B312]&lt;&gt;&quot;&quot;;[.C312]=&quot;&quot;;[.D312]&lt;&gt;&quot;&quot;;[.E312]&lt;&gt;&quot;&quot;);-2;IF(AND([.B312]&lt;&gt;&quot;&quot;;[.C312]&lt;&gt;&quot;&quot;;[.D312]=&quot;&quot;;[.E312]&lt;&gt;&quot;&quot;);-3;IF(AND([.B312]=&quot;&quot;;[.C312]&lt;&gt;&quot;&quot;;[.D312]&lt;&gt;&quot;&quot;;[.E312]=&quot;&quot;);-3;IF(AND([.B312]&lt;&gt;&quot;&quot;;[.C312]&lt;&gt;&quot;&quot;;[.D312]&lt;&gt;&quot;&quot;;[.E312]&lt;&gt;&quot;&quot;);1;-4))))))" office:value-type="float" office:value="0">
            <text:p>0</text:p>
          </table:table-cell>
          <table:table-cell table:number-columns-repeated="1015"/>
        </table:table-row>
        <table:table-row table:style-name="ro3">
          <table:table-cell table:style-name="ce150" office:value-type="float" office:value="309">
            <text:p>309</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313]=0;&quot;-&quot;;IF([.I313]=-1;&quot;! Mini-game's name missing !&quot;;IF([.I313]=-2;&quot;! Developer's name missing !&quot;;IF([.I313]=-3;&quot;! Challenge's type missing !&quot;;IF([.I313]=-4;&quot;! Difficulty rating missing !&quot;;CONCATENATE(iferror(CONCATENATE(LEFT([.D313];1);MID([.D313];SEARCH(&quot;-&quot;;[.D313];1)+1;1));LEFT([.D313];1));COUNTIF([.$D$5:.$D313];[.D313]);&quot;_&quot;;SUBSTITUTE(PROPER([.B313]);&quot; &quot;;&quot;&quot;);&quot;_&quot;;[.E313]))))))" office:value-type="string" office:string-value="-">
            <text:p>-</text:p>
          </table:table-cell>
          <table:table-cell table:style-name="ce178" table:formula="of:=IF(AND([.B313]=&quot;&quot;;[.C313]=&quot;&quot;;[.D313]=&quot;&quot;;[.E313]=&quot;&quot;);0;IF(AND([.B313]=&quot;&quot;;[.C313]&lt;&gt;&quot;&quot;;[.D313]&lt;&gt;&quot;&quot;;[.E313]&lt;&gt;&quot;&quot;);-1;IF(AND([.B313]&lt;&gt;&quot;&quot;;[.C313]=&quot;&quot;;[.D313]&lt;&gt;&quot;&quot;;[.E313]&lt;&gt;&quot;&quot;);-2;IF(AND([.B313]&lt;&gt;&quot;&quot;;[.C313]&lt;&gt;&quot;&quot;;[.D313]=&quot;&quot;;[.E313]&lt;&gt;&quot;&quot;);-3;IF(AND([.B313]=&quot;&quot;;[.C313]&lt;&gt;&quot;&quot;;[.D313]&lt;&gt;&quot;&quot;;[.E313]=&quot;&quot;);-3;IF(AND([.B313]&lt;&gt;&quot;&quot;;[.C313]&lt;&gt;&quot;&quot;;[.D313]&lt;&gt;&quot;&quot;;[.E313]&lt;&gt;&quot;&quot;);1;-4))))))" office:value-type="float" office:value="0">
            <text:p>0</text:p>
          </table:table-cell>
          <table:table-cell table:number-columns-repeated="1015"/>
        </table:table-row>
        <table:table-row table:style-name="ro3">
          <table:table-cell table:style-name="ce150" office:value-type="float" office:value="310">
            <text:p>310</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314]=0;&quot;-&quot;;IF([.I314]=-1;&quot;! Mini-game's name missing !&quot;;IF([.I314]=-2;&quot;! Developer's name missing !&quot;;IF([.I314]=-3;&quot;! Challenge's type missing !&quot;;IF([.I314]=-4;&quot;! Difficulty rating missing !&quot;;CONCATENATE(iferror(CONCATENATE(LEFT([.D314];1);MID([.D314];SEARCH(&quot;-&quot;;[.D314];1)+1;1));LEFT([.D314];1));COUNTIF([.$D$5:.$D314];[.D314]);&quot;_&quot;;SUBSTITUTE(PROPER([.B314]);&quot; &quot;;&quot;&quot;);&quot;_&quot;;[.E314]))))))" office:value-type="string" office:string-value="-">
            <text:p>-</text:p>
          </table:table-cell>
          <table:table-cell table:style-name="ce178" table:formula="of:=IF(AND([.B314]=&quot;&quot;;[.C314]=&quot;&quot;;[.D314]=&quot;&quot;;[.E314]=&quot;&quot;);0;IF(AND([.B314]=&quot;&quot;;[.C314]&lt;&gt;&quot;&quot;;[.D314]&lt;&gt;&quot;&quot;;[.E314]&lt;&gt;&quot;&quot;);-1;IF(AND([.B314]&lt;&gt;&quot;&quot;;[.C314]=&quot;&quot;;[.D314]&lt;&gt;&quot;&quot;;[.E314]&lt;&gt;&quot;&quot;);-2;IF(AND([.B314]&lt;&gt;&quot;&quot;;[.C314]&lt;&gt;&quot;&quot;;[.D314]=&quot;&quot;;[.E314]&lt;&gt;&quot;&quot;);-3;IF(AND([.B314]=&quot;&quot;;[.C314]&lt;&gt;&quot;&quot;;[.D314]&lt;&gt;&quot;&quot;;[.E314]=&quot;&quot;);-3;IF(AND([.B314]&lt;&gt;&quot;&quot;;[.C314]&lt;&gt;&quot;&quot;;[.D314]&lt;&gt;&quot;&quot;;[.E314]&lt;&gt;&quot;&quot;);1;-4))))))" office:value-type="float" office:value="0">
            <text:p>0</text:p>
          </table:table-cell>
          <table:table-cell table:number-columns-repeated="1015"/>
        </table:table-row>
        <table:table-row table:style-name="ro3">
          <table:table-cell table:style-name="ce150" office:value-type="float" office:value="311">
            <text:p>311</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315]=0;&quot;-&quot;;IF([.I315]=-1;&quot;! Mini-game's name missing !&quot;;IF([.I315]=-2;&quot;! Developer's name missing !&quot;;IF([.I315]=-3;&quot;! Challenge's type missing !&quot;;IF([.I315]=-4;&quot;! Difficulty rating missing !&quot;;CONCATENATE(iferror(CONCATENATE(LEFT([.D315];1);MID([.D315];SEARCH(&quot;-&quot;;[.D315];1)+1;1));LEFT([.D315];1));COUNTIF([.$D$5:.$D315];[.D315]);&quot;_&quot;;SUBSTITUTE(PROPER([.B315]);&quot; &quot;;&quot;&quot;);&quot;_&quot;;[.E315]))))))" office:value-type="string" office:string-value="-">
            <text:p>-</text:p>
          </table:table-cell>
          <table:table-cell table:style-name="ce178" table:formula="of:=IF(AND([.B315]=&quot;&quot;;[.C315]=&quot;&quot;;[.D315]=&quot;&quot;;[.E315]=&quot;&quot;);0;IF(AND([.B315]=&quot;&quot;;[.C315]&lt;&gt;&quot;&quot;;[.D315]&lt;&gt;&quot;&quot;;[.E315]&lt;&gt;&quot;&quot;);-1;IF(AND([.B315]&lt;&gt;&quot;&quot;;[.C315]=&quot;&quot;;[.D315]&lt;&gt;&quot;&quot;;[.E315]&lt;&gt;&quot;&quot;);-2;IF(AND([.B315]&lt;&gt;&quot;&quot;;[.C315]&lt;&gt;&quot;&quot;;[.D315]=&quot;&quot;;[.E315]&lt;&gt;&quot;&quot;);-3;IF(AND([.B315]=&quot;&quot;;[.C315]&lt;&gt;&quot;&quot;;[.D315]&lt;&gt;&quot;&quot;;[.E315]=&quot;&quot;);-3;IF(AND([.B315]&lt;&gt;&quot;&quot;;[.C315]&lt;&gt;&quot;&quot;;[.D315]&lt;&gt;&quot;&quot;;[.E315]&lt;&gt;&quot;&quot;);1;-4))))))" office:value-type="float" office:value="0">
            <text:p>0</text:p>
          </table:table-cell>
          <table:table-cell table:number-columns-repeated="1015"/>
        </table:table-row>
        <table:table-row table:style-name="ro3">
          <table:table-cell table:style-name="ce150" office:value-type="float" office:value="312">
            <text:p>312</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316]=0;&quot;-&quot;;IF([.I316]=-1;&quot;! Mini-game's name missing !&quot;;IF([.I316]=-2;&quot;! Developer's name missing !&quot;;IF([.I316]=-3;&quot;! Challenge's type missing !&quot;;IF([.I316]=-4;&quot;! Difficulty rating missing !&quot;;CONCATENATE(iferror(CONCATENATE(LEFT([.D316];1);MID([.D316];SEARCH(&quot;-&quot;;[.D316];1)+1;1));LEFT([.D316];1));COUNTIF([.$D$5:.$D316];[.D316]);&quot;_&quot;;SUBSTITUTE(PROPER([.B316]);&quot; &quot;;&quot;&quot;);&quot;_&quot;;[.E316]))))))" office:value-type="string" office:string-value="-">
            <text:p>-</text:p>
          </table:table-cell>
          <table:table-cell table:style-name="ce178" table:formula="of:=IF(AND([.B316]=&quot;&quot;;[.C316]=&quot;&quot;;[.D316]=&quot;&quot;;[.E316]=&quot;&quot;);0;IF(AND([.B316]=&quot;&quot;;[.C316]&lt;&gt;&quot;&quot;;[.D316]&lt;&gt;&quot;&quot;;[.E316]&lt;&gt;&quot;&quot;);-1;IF(AND([.B316]&lt;&gt;&quot;&quot;;[.C316]=&quot;&quot;;[.D316]&lt;&gt;&quot;&quot;;[.E316]&lt;&gt;&quot;&quot;);-2;IF(AND([.B316]&lt;&gt;&quot;&quot;;[.C316]&lt;&gt;&quot;&quot;;[.D316]=&quot;&quot;;[.E316]&lt;&gt;&quot;&quot;);-3;IF(AND([.B316]=&quot;&quot;;[.C316]&lt;&gt;&quot;&quot;;[.D316]&lt;&gt;&quot;&quot;;[.E316]=&quot;&quot;);-3;IF(AND([.B316]&lt;&gt;&quot;&quot;;[.C316]&lt;&gt;&quot;&quot;;[.D316]&lt;&gt;&quot;&quot;;[.E316]&lt;&gt;&quot;&quot;);1;-4))))))" office:value-type="float" office:value="0">
            <text:p>0</text:p>
          </table:table-cell>
          <table:table-cell table:number-columns-repeated="1015"/>
        </table:table-row>
        <table:table-row table:style-name="ro3">
          <table:table-cell table:style-name="ce150" office:value-type="float" office:value="313">
            <text:p>313</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317]=0;&quot;-&quot;;IF([.I317]=-1;&quot;! Mini-game's name missing !&quot;;IF([.I317]=-2;&quot;! Developer's name missing !&quot;;IF([.I317]=-3;&quot;! Challenge's type missing !&quot;;IF([.I317]=-4;&quot;! Difficulty rating missing !&quot;;CONCATENATE(iferror(CONCATENATE(LEFT([.D317];1);MID([.D317];SEARCH(&quot;-&quot;;[.D317];1)+1;1));LEFT([.D317];1));COUNTIF([.$D$5:.$D317];[.D317]);&quot;_&quot;;SUBSTITUTE(PROPER([.B317]);&quot; &quot;;&quot;&quot;);&quot;_&quot;;[.E317]))))))" office:value-type="string" office:string-value="-">
            <text:p>-</text:p>
          </table:table-cell>
          <table:table-cell table:style-name="ce178" table:formula="of:=IF(AND([.B317]=&quot;&quot;;[.C317]=&quot;&quot;;[.D317]=&quot;&quot;;[.E317]=&quot;&quot;);0;IF(AND([.B317]=&quot;&quot;;[.C317]&lt;&gt;&quot;&quot;;[.D317]&lt;&gt;&quot;&quot;;[.E317]&lt;&gt;&quot;&quot;);-1;IF(AND([.B317]&lt;&gt;&quot;&quot;;[.C317]=&quot;&quot;;[.D317]&lt;&gt;&quot;&quot;;[.E317]&lt;&gt;&quot;&quot;);-2;IF(AND([.B317]&lt;&gt;&quot;&quot;;[.C317]&lt;&gt;&quot;&quot;;[.D317]=&quot;&quot;;[.E317]&lt;&gt;&quot;&quot;);-3;IF(AND([.B317]=&quot;&quot;;[.C317]&lt;&gt;&quot;&quot;;[.D317]&lt;&gt;&quot;&quot;;[.E317]=&quot;&quot;);-3;IF(AND([.B317]&lt;&gt;&quot;&quot;;[.C317]&lt;&gt;&quot;&quot;;[.D317]&lt;&gt;&quot;&quot;;[.E317]&lt;&gt;&quot;&quot;);1;-4))))))" office:value-type="float" office:value="0">
            <text:p>0</text:p>
          </table:table-cell>
          <table:table-cell table:number-columns-repeated="1015"/>
        </table:table-row>
        <table:table-row table:style-name="ro3">
          <table:table-cell table:style-name="ce150" office:value-type="float" office:value="314">
            <text:p>314</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318]=0;&quot;-&quot;;IF([.I318]=-1;&quot;! Mini-game's name missing !&quot;;IF([.I318]=-2;&quot;! Developer's name missing !&quot;;IF([.I318]=-3;&quot;! Challenge's type missing !&quot;;IF([.I318]=-4;&quot;! Difficulty rating missing !&quot;;CONCATENATE(iferror(CONCATENATE(LEFT([.D318];1);MID([.D318];SEARCH(&quot;-&quot;;[.D318];1)+1;1));LEFT([.D318];1));COUNTIF([.$D$5:.$D318];[.D318]);&quot;_&quot;;SUBSTITUTE(PROPER([.B318]);&quot; &quot;;&quot;&quot;);&quot;_&quot;;[.E318]))))))" office:value-type="string" office:string-value="-">
            <text:p>-</text:p>
          </table:table-cell>
          <table:table-cell table:style-name="ce178" table:formula="of:=IF(AND([.B318]=&quot;&quot;;[.C318]=&quot;&quot;;[.D318]=&quot;&quot;;[.E318]=&quot;&quot;);0;IF(AND([.B318]=&quot;&quot;;[.C318]&lt;&gt;&quot;&quot;;[.D318]&lt;&gt;&quot;&quot;;[.E318]&lt;&gt;&quot;&quot;);-1;IF(AND([.B318]&lt;&gt;&quot;&quot;;[.C318]=&quot;&quot;;[.D318]&lt;&gt;&quot;&quot;;[.E318]&lt;&gt;&quot;&quot;);-2;IF(AND([.B318]&lt;&gt;&quot;&quot;;[.C318]&lt;&gt;&quot;&quot;;[.D318]=&quot;&quot;;[.E318]&lt;&gt;&quot;&quot;);-3;IF(AND([.B318]=&quot;&quot;;[.C318]&lt;&gt;&quot;&quot;;[.D318]&lt;&gt;&quot;&quot;;[.E318]=&quot;&quot;);-3;IF(AND([.B318]&lt;&gt;&quot;&quot;;[.C318]&lt;&gt;&quot;&quot;;[.D318]&lt;&gt;&quot;&quot;;[.E318]&lt;&gt;&quot;&quot;);1;-4))))))" office:value-type="float" office:value="0">
            <text:p>0</text:p>
          </table:table-cell>
          <table:table-cell table:number-columns-repeated="1015"/>
        </table:table-row>
        <table:table-row table:style-name="ro3">
          <table:table-cell table:style-name="ce150" office:value-type="float" office:value="315">
            <text:p>315</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319]=0;&quot;-&quot;;IF([.I319]=-1;&quot;! Mini-game's name missing !&quot;;IF([.I319]=-2;&quot;! Developer's name missing !&quot;;IF([.I319]=-3;&quot;! Challenge's type missing !&quot;;IF([.I319]=-4;&quot;! Difficulty rating missing !&quot;;CONCATENATE(iferror(CONCATENATE(LEFT([.D319];1);MID([.D319];SEARCH(&quot;-&quot;;[.D319];1)+1;1));LEFT([.D319];1));COUNTIF([.$D$5:.$D319];[.D319]);&quot;_&quot;;SUBSTITUTE(PROPER([.B319]);&quot; &quot;;&quot;&quot;);&quot;_&quot;;[.E319]))))))" office:value-type="string" office:string-value="-">
            <text:p>-</text:p>
          </table:table-cell>
          <table:table-cell table:style-name="ce178" table:formula="of:=IF(AND([.B319]=&quot;&quot;;[.C319]=&quot;&quot;;[.D319]=&quot;&quot;;[.E319]=&quot;&quot;);0;IF(AND([.B319]=&quot;&quot;;[.C319]&lt;&gt;&quot;&quot;;[.D319]&lt;&gt;&quot;&quot;;[.E319]&lt;&gt;&quot;&quot;);-1;IF(AND([.B319]&lt;&gt;&quot;&quot;;[.C319]=&quot;&quot;;[.D319]&lt;&gt;&quot;&quot;;[.E319]&lt;&gt;&quot;&quot;);-2;IF(AND([.B319]&lt;&gt;&quot;&quot;;[.C319]&lt;&gt;&quot;&quot;;[.D319]=&quot;&quot;;[.E319]&lt;&gt;&quot;&quot;);-3;IF(AND([.B319]=&quot;&quot;;[.C319]&lt;&gt;&quot;&quot;;[.D319]&lt;&gt;&quot;&quot;;[.E319]=&quot;&quot;);-3;IF(AND([.B319]&lt;&gt;&quot;&quot;;[.C319]&lt;&gt;&quot;&quot;;[.D319]&lt;&gt;&quot;&quot;;[.E319]&lt;&gt;&quot;&quot;);1;-4))))))" office:value-type="float" office:value="0">
            <text:p>0</text:p>
          </table:table-cell>
          <table:table-cell table:number-columns-repeated="1015"/>
        </table:table-row>
        <table:table-row table:style-name="ro3">
          <table:table-cell table:style-name="ce150" office:value-type="float" office:value="316">
            <text:p>316</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320]=0;&quot;-&quot;;IF([.I320]=-1;&quot;! Mini-game's name missing !&quot;;IF([.I320]=-2;&quot;! Developer's name missing !&quot;;IF([.I320]=-3;&quot;! Challenge's type missing !&quot;;IF([.I320]=-4;&quot;! Difficulty rating missing !&quot;;CONCATENATE(iferror(CONCATENATE(LEFT([.D320];1);MID([.D320];SEARCH(&quot;-&quot;;[.D320];1)+1;1));LEFT([.D320];1));COUNTIF([.$D$5:.$D320];[.D320]);&quot;_&quot;;SUBSTITUTE(PROPER([.B320]);&quot; &quot;;&quot;&quot;);&quot;_&quot;;[.E320]))))))" office:value-type="string" office:string-value="-">
            <text:p>-</text:p>
          </table:table-cell>
          <table:table-cell table:style-name="ce178" table:formula="of:=IF(AND([.B320]=&quot;&quot;;[.C320]=&quot;&quot;;[.D320]=&quot;&quot;;[.E320]=&quot;&quot;);0;IF(AND([.B320]=&quot;&quot;;[.C320]&lt;&gt;&quot;&quot;;[.D320]&lt;&gt;&quot;&quot;;[.E320]&lt;&gt;&quot;&quot;);-1;IF(AND([.B320]&lt;&gt;&quot;&quot;;[.C320]=&quot;&quot;;[.D320]&lt;&gt;&quot;&quot;;[.E320]&lt;&gt;&quot;&quot;);-2;IF(AND([.B320]&lt;&gt;&quot;&quot;;[.C320]&lt;&gt;&quot;&quot;;[.D320]=&quot;&quot;;[.E320]&lt;&gt;&quot;&quot;);-3;IF(AND([.B320]=&quot;&quot;;[.C320]&lt;&gt;&quot;&quot;;[.D320]&lt;&gt;&quot;&quot;;[.E320]=&quot;&quot;);-3;IF(AND([.B320]&lt;&gt;&quot;&quot;;[.C320]&lt;&gt;&quot;&quot;;[.D320]&lt;&gt;&quot;&quot;;[.E320]&lt;&gt;&quot;&quot;);1;-4))))))" office:value-type="float" office:value="0">
            <text:p>0</text:p>
          </table:table-cell>
          <table:table-cell table:number-columns-repeated="1015"/>
        </table:table-row>
        <table:table-row table:style-name="ro3">
          <table:table-cell table:style-name="ce150" office:value-type="float" office:value="317">
            <text:p>317</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321]=0;&quot;-&quot;;IF([.I321]=-1;&quot;! Mini-game's name missing !&quot;;IF([.I321]=-2;&quot;! Developer's name missing !&quot;;IF([.I321]=-3;&quot;! Challenge's type missing !&quot;;IF([.I321]=-4;&quot;! Difficulty rating missing !&quot;;CONCATENATE(iferror(CONCATENATE(LEFT([.D321];1);MID([.D321];SEARCH(&quot;-&quot;;[.D321];1)+1;1));LEFT([.D321];1));COUNTIF([.$D$5:.$D321];[.D321]);&quot;_&quot;;SUBSTITUTE(PROPER([.B321]);&quot; &quot;;&quot;&quot;);&quot;_&quot;;[.E321]))))))" office:value-type="string" office:string-value="-">
            <text:p>-</text:p>
          </table:table-cell>
          <table:table-cell table:style-name="ce178" table:formula="of:=IF(AND([.B321]=&quot;&quot;;[.C321]=&quot;&quot;;[.D321]=&quot;&quot;;[.E321]=&quot;&quot;);0;IF(AND([.B321]=&quot;&quot;;[.C321]&lt;&gt;&quot;&quot;;[.D321]&lt;&gt;&quot;&quot;;[.E321]&lt;&gt;&quot;&quot;);-1;IF(AND([.B321]&lt;&gt;&quot;&quot;;[.C321]=&quot;&quot;;[.D321]&lt;&gt;&quot;&quot;;[.E321]&lt;&gt;&quot;&quot;);-2;IF(AND([.B321]&lt;&gt;&quot;&quot;;[.C321]&lt;&gt;&quot;&quot;;[.D321]=&quot;&quot;;[.E321]&lt;&gt;&quot;&quot;);-3;IF(AND([.B321]=&quot;&quot;;[.C321]&lt;&gt;&quot;&quot;;[.D321]&lt;&gt;&quot;&quot;;[.E321]=&quot;&quot;);-3;IF(AND([.B321]&lt;&gt;&quot;&quot;;[.C321]&lt;&gt;&quot;&quot;;[.D321]&lt;&gt;&quot;&quot;;[.E321]&lt;&gt;&quot;&quot;);1;-4))))))" office:value-type="float" office:value="0">
            <text:p>0</text:p>
          </table:table-cell>
          <table:table-cell table:number-columns-repeated="1015"/>
        </table:table-row>
        <table:table-row table:style-name="ro3">
          <table:table-cell table:style-name="ce150" office:value-type="float" office:value="318">
            <text:p>318</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322]=0;&quot;-&quot;;IF([.I322]=-1;&quot;! Mini-game's name missing !&quot;;IF([.I322]=-2;&quot;! Developer's name missing !&quot;;IF([.I322]=-3;&quot;! Challenge's type missing !&quot;;IF([.I322]=-4;&quot;! Difficulty rating missing !&quot;;CONCATENATE(iferror(CONCATENATE(LEFT([.D322];1);MID([.D322];SEARCH(&quot;-&quot;;[.D322];1)+1;1));LEFT([.D322];1));COUNTIF([.$D$5:.$D322];[.D322]);&quot;_&quot;;SUBSTITUTE(PROPER([.B322]);&quot; &quot;;&quot;&quot;);&quot;_&quot;;[.E322]))))))" office:value-type="string" office:string-value="-">
            <text:p>-</text:p>
          </table:table-cell>
          <table:table-cell table:style-name="ce178" table:formula="of:=IF(AND([.B322]=&quot;&quot;;[.C322]=&quot;&quot;;[.D322]=&quot;&quot;;[.E322]=&quot;&quot;);0;IF(AND([.B322]=&quot;&quot;;[.C322]&lt;&gt;&quot;&quot;;[.D322]&lt;&gt;&quot;&quot;;[.E322]&lt;&gt;&quot;&quot;);-1;IF(AND([.B322]&lt;&gt;&quot;&quot;;[.C322]=&quot;&quot;;[.D322]&lt;&gt;&quot;&quot;;[.E322]&lt;&gt;&quot;&quot;);-2;IF(AND([.B322]&lt;&gt;&quot;&quot;;[.C322]&lt;&gt;&quot;&quot;;[.D322]=&quot;&quot;;[.E322]&lt;&gt;&quot;&quot;);-3;IF(AND([.B322]=&quot;&quot;;[.C322]&lt;&gt;&quot;&quot;;[.D322]&lt;&gt;&quot;&quot;;[.E322]=&quot;&quot;);-3;IF(AND([.B322]&lt;&gt;&quot;&quot;;[.C322]&lt;&gt;&quot;&quot;;[.D322]&lt;&gt;&quot;&quot;;[.E322]&lt;&gt;&quot;&quot;);1;-4))))))" office:value-type="float" office:value="0">
            <text:p>0</text:p>
          </table:table-cell>
          <table:table-cell table:number-columns-repeated="1015"/>
        </table:table-row>
        <table:table-row table:style-name="ro3">
          <table:table-cell table:style-name="ce150" office:value-type="float" office:value="319">
            <text:p>319</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323]=0;&quot;-&quot;;IF([.I323]=-1;&quot;! Mini-game's name missing !&quot;;IF([.I323]=-2;&quot;! Developer's name missing !&quot;;IF([.I323]=-3;&quot;! Challenge's type missing !&quot;;IF([.I323]=-4;&quot;! Difficulty rating missing !&quot;;CONCATENATE(iferror(CONCATENATE(LEFT([.D323];1);MID([.D323];SEARCH(&quot;-&quot;;[.D323];1)+1;1));LEFT([.D323];1));COUNTIF([.$D$5:.$D323];[.D323]);&quot;_&quot;;SUBSTITUTE(PROPER([.B323]);&quot; &quot;;&quot;&quot;);&quot;_&quot;;[.E323]))))))" office:value-type="string" office:string-value="-">
            <text:p>-</text:p>
          </table:table-cell>
          <table:table-cell table:style-name="ce178" table:formula="of:=IF(AND([.B323]=&quot;&quot;;[.C323]=&quot;&quot;;[.D323]=&quot;&quot;;[.E323]=&quot;&quot;);0;IF(AND([.B323]=&quot;&quot;;[.C323]&lt;&gt;&quot;&quot;;[.D323]&lt;&gt;&quot;&quot;;[.E323]&lt;&gt;&quot;&quot;);-1;IF(AND([.B323]&lt;&gt;&quot;&quot;;[.C323]=&quot;&quot;;[.D323]&lt;&gt;&quot;&quot;;[.E323]&lt;&gt;&quot;&quot;);-2;IF(AND([.B323]&lt;&gt;&quot;&quot;;[.C323]&lt;&gt;&quot;&quot;;[.D323]=&quot;&quot;;[.E323]&lt;&gt;&quot;&quot;);-3;IF(AND([.B323]=&quot;&quot;;[.C323]&lt;&gt;&quot;&quot;;[.D323]&lt;&gt;&quot;&quot;;[.E323]=&quot;&quot;);-3;IF(AND([.B323]&lt;&gt;&quot;&quot;;[.C323]&lt;&gt;&quot;&quot;;[.D323]&lt;&gt;&quot;&quot;;[.E323]&lt;&gt;&quot;&quot;);1;-4))))))" office:value-type="float" office:value="0">
            <text:p>0</text:p>
          </table:table-cell>
          <table:table-cell table:number-columns-repeated="1015"/>
        </table:table-row>
        <table:table-row table:style-name="ro3">
          <table:table-cell table:style-name="ce150" office:value-type="float" office:value="320">
            <text:p>320</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324]=0;&quot;-&quot;;IF([.I324]=-1;&quot;! Mini-game's name missing !&quot;;IF([.I324]=-2;&quot;! Developer's name missing !&quot;;IF([.I324]=-3;&quot;! Challenge's type missing !&quot;;IF([.I324]=-4;&quot;! Difficulty rating missing !&quot;;CONCATENATE(iferror(CONCATENATE(LEFT([.D324];1);MID([.D324];SEARCH(&quot;-&quot;;[.D324];1)+1;1));LEFT([.D324];1));COUNTIF([.$D$5:.$D324];[.D324]);&quot;_&quot;;SUBSTITUTE(PROPER([.B324]);&quot; &quot;;&quot;&quot;);&quot;_&quot;;[.E324]))))))" office:value-type="string" office:string-value="-">
            <text:p>-</text:p>
          </table:table-cell>
          <table:table-cell table:style-name="ce178" table:formula="of:=IF(AND([.B324]=&quot;&quot;;[.C324]=&quot;&quot;;[.D324]=&quot;&quot;;[.E324]=&quot;&quot;);0;IF(AND([.B324]=&quot;&quot;;[.C324]&lt;&gt;&quot;&quot;;[.D324]&lt;&gt;&quot;&quot;;[.E324]&lt;&gt;&quot;&quot;);-1;IF(AND([.B324]&lt;&gt;&quot;&quot;;[.C324]=&quot;&quot;;[.D324]&lt;&gt;&quot;&quot;;[.E324]&lt;&gt;&quot;&quot;);-2;IF(AND([.B324]&lt;&gt;&quot;&quot;;[.C324]&lt;&gt;&quot;&quot;;[.D324]=&quot;&quot;;[.E324]&lt;&gt;&quot;&quot;);-3;IF(AND([.B324]=&quot;&quot;;[.C324]&lt;&gt;&quot;&quot;;[.D324]&lt;&gt;&quot;&quot;;[.E324]=&quot;&quot;);-3;IF(AND([.B324]&lt;&gt;&quot;&quot;;[.C324]&lt;&gt;&quot;&quot;;[.D324]&lt;&gt;&quot;&quot;;[.E324]&lt;&gt;&quot;&quot;);1;-4))))))" office:value-type="float" office:value="0">
            <text:p>0</text:p>
          </table:table-cell>
          <table:table-cell table:number-columns-repeated="1015"/>
        </table:table-row>
        <table:table-row table:style-name="ro3">
          <table:table-cell table:style-name="ce150" office:value-type="float" office:value="321">
            <text:p>321</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325]=0;&quot;-&quot;;IF([.I325]=-1;&quot;! Mini-game's name missing !&quot;;IF([.I325]=-2;&quot;! Developer's name missing !&quot;;IF([.I325]=-3;&quot;! Challenge's type missing !&quot;;IF([.I325]=-4;&quot;! Difficulty rating missing !&quot;;CONCATENATE(iferror(CONCATENATE(LEFT([.D325];1);MID([.D325];SEARCH(&quot;-&quot;;[.D325];1)+1;1));LEFT([.D325];1));COUNTIF([.$D$5:.$D325];[.D325]);&quot;_&quot;;SUBSTITUTE(PROPER([.B325]);&quot; &quot;;&quot;&quot;);&quot;_&quot;;[.E325]))))))" office:value-type="string" office:string-value="-">
            <text:p>-</text:p>
          </table:table-cell>
          <table:table-cell table:style-name="ce178" table:formula="of:=IF(AND([.B325]=&quot;&quot;;[.C325]=&quot;&quot;;[.D325]=&quot;&quot;;[.E325]=&quot;&quot;);0;IF(AND([.B325]=&quot;&quot;;[.C325]&lt;&gt;&quot;&quot;;[.D325]&lt;&gt;&quot;&quot;;[.E325]&lt;&gt;&quot;&quot;);-1;IF(AND([.B325]&lt;&gt;&quot;&quot;;[.C325]=&quot;&quot;;[.D325]&lt;&gt;&quot;&quot;;[.E325]&lt;&gt;&quot;&quot;);-2;IF(AND([.B325]&lt;&gt;&quot;&quot;;[.C325]&lt;&gt;&quot;&quot;;[.D325]=&quot;&quot;;[.E325]&lt;&gt;&quot;&quot;);-3;IF(AND([.B325]=&quot;&quot;;[.C325]&lt;&gt;&quot;&quot;;[.D325]&lt;&gt;&quot;&quot;;[.E325]=&quot;&quot;);-3;IF(AND([.B325]&lt;&gt;&quot;&quot;;[.C325]&lt;&gt;&quot;&quot;;[.D325]&lt;&gt;&quot;&quot;;[.E325]&lt;&gt;&quot;&quot;);1;-4))))))" office:value-type="float" office:value="0">
            <text:p>0</text:p>
          </table:table-cell>
          <table:table-cell table:number-columns-repeated="1015"/>
        </table:table-row>
        <table:table-row table:style-name="ro3">
          <table:table-cell table:style-name="ce150" office:value-type="float" office:value="322">
            <text:p>322</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326]=0;&quot;-&quot;;IF([.I326]=-1;&quot;! Mini-game's name missing !&quot;;IF([.I326]=-2;&quot;! Developer's name missing !&quot;;IF([.I326]=-3;&quot;! Challenge's type missing !&quot;;IF([.I326]=-4;&quot;! Difficulty rating missing !&quot;;CONCATENATE(iferror(CONCATENATE(LEFT([.D326];1);MID([.D326];SEARCH(&quot;-&quot;;[.D326];1)+1;1));LEFT([.D326];1));COUNTIF([.$D$5:.$D326];[.D326]);&quot;_&quot;;SUBSTITUTE(PROPER([.B326]);&quot; &quot;;&quot;&quot;);&quot;_&quot;;[.E326]))))))" office:value-type="string" office:string-value="-">
            <text:p>-</text:p>
          </table:table-cell>
          <table:table-cell table:style-name="ce178" table:formula="of:=IF(AND([.B326]=&quot;&quot;;[.C326]=&quot;&quot;;[.D326]=&quot;&quot;;[.E326]=&quot;&quot;);0;IF(AND([.B326]=&quot;&quot;;[.C326]&lt;&gt;&quot;&quot;;[.D326]&lt;&gt;&quot;&quot;;[.E326]&lt;&gt;&quot;&quot;);-1;IF(AND([.B326]&lt;&gt;&quot;&quot;;[.C326]=&quot;&quot;;[.D326]&lt;&gt;&quot;&quot;;[.E326]&lt;&gt;&quot;&quot;);-2;IF(AND([.B326]&lt;&gt;&quot;&quot;;[.C326]&lt;&gt;&quot;&quot;;[.D326]=&quot;&quot;;[.E326]&lt;&gt;&quot;&quot;);-3;IF(AND([.B326]=&quot;&quot;;[.C326]&lt;&gt;&quot;&quot;;[.D326]&lt;&gt;&quot;&quot;;[.E326]=&quot;&quot;);-3;IF(AND([.B326]&lt;&gt;&quot;&quot;;[.C326]&lt;&gt;&quot;&quot;;[.D326]&lt;&gt;&quot;&quot;;[.E326]&lt;&gt;&quot;&quot;);1;-4))))))" office:value-type="float" office:value="0">
            <text:p>0</text:p>
          </table:table-cell>
          <table:table-cell table:number-columns-repeated="1015"/>
        </table:table-row>
        <table:table-row table:style-name="ro3">
          <table:table-cell table:style-name="ce150" office:value-type="float" office:value="323">
            <text:p>323</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327]=0;&quot;-&quot;;IF([.I327]=-1;&quot;! Mini-game's name missing !&quot;;IF([.I327]=-2;&quot;! Developer's name missing !&quot;;IF([.I327]=-3;&quot;! Challenge's type missing !&quot;;IF([.I327]=-4;&quot;! Difficulty rating missing !&quot;;CONCATENATE(iferror(CONCATENATE(LEFT([.D327];1);MID([.D327];SEARCH(&quot;-&quot;;[.D327];1)+1;1));LEFT([.D327];1));COUNTIF([.$D$5:.$D327];[.D327]);&quot;_&quot;;SUBSTITUTE(PROPER([.B327]);&quot; &quot;;&quot;&quot;);&quot;_&quot;;[.E327]))))))" office:value-type="string" office:string-value="-">
            <text:p>-</text:p>
          </table:table-cell>
          <table:table-cell table:style-name="ce178" table:formula="of:=IF(AND([.B327]=&quot;&quot;;[.C327]=&quot;&quot;;[.D327]=&quot;&quot;;[.E327]=&quot;&quot;);0;IF(AND([.B327]=&quot;&quot;;[.C327]&lt;&gt;&quot;&quot;;[.D327]&lt;&gt;&quot;&quot;;[.E327]&lt;&gt;&quot;&quot;);-1;IF(AND([.B327]&lt;&gt;&quot;&quot;;[.C327]=&quot;&quot;;[.D327]&lt;&gt;&quot;&quot;;[.E327]&lt;&gt;&quot;&quot;);-2;IF(AND([.B327]&lt;&gt;&quot;&quot;;[.C327]&lt;&gt;&quot;&quot;;[.D327]=&quot;&quot;;[.E327]&lt;&gt;&quot;&quot;);-3;IF(AND([.B327]=&quot;&quot;;[.C327]&lt;&gt;&quot;&quot;;[.D327]&lt;&gt;&quot;&quot;;[.E327]=&quot;&quot;);-3;IF(AND([.B327]&lt;&gt;&quot;&quot;;[.C327]&lt;&gt;&quot;&quot;;[.D327]&lt;&gt;&quot;&quot;;[.E327]&lt;&gt;&quot;&quot;);1;-4))))))" office:value-type="float" office:value="0">
            <text:p>0</text:p>
          </table:table-cell>
          <table:table-cell table:number-columns-repeated="1015"/>
        </table:table-row>
        <table:table-row table:style-name="ro3">
          <table:table-cell table:style-name="ce150" office:value-type="float" office:value="324">
            <text:p>324</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328]=0;&quot;-&quot;;IF([.I328]=-1;&quot;! Mini-game's name missing !&quot;;IF([.I328]=-2;&quot;! Developer's name missing !&quot;;IF([.I328]=-3;&quot;! Challenge's type missing !&quot;;IF([.I328]=-4;&quot;! Difficulty rating missing !&quot;;CONCATENATE(iferror(CONCATENATE(LEFT([.D328];1);MID([.D328];SEARCH(&quot;-&quot;;[.D328];1)+1;1));LEFT([.D328];1));COUNTIF([.$D$5:.$D328];[.D328]);&quot;_&quot;;SUBSTITUTE(PROPER([.B328]);&quot; &quot;;&quot;&quot;);&quot;_&quot;;[.E328]))))))" office:value-type="string" office:string-value="-">
            <text:p>-</text:p>
          </table:table-cell>
          <table:table-cell table:style-name="ce178" table:formula="of:=IF(AND([.B328]=&quot;&quot;;[.C328]=&quot;&quot;;[.D328]=&quot;&quot;;[.E328]=&quot;&quot;);0;IF(AND([.B328]=&quot;&quot;;[.C328]&lt;&gt;&quot;&quot;;[.D328]&lt;&gt;&quot;&quot;;[.E328]&lt;&gt;&quot;&quot;);-1;IF(AND([.B328]&lt;&gt;&quot;&quot;;[.C328]=&quot;&quot;;[.D328]&lt;&gt;&quot;&quot;;[.E328]&lt;&gt;&quot;&quot;);-2;IF(AND([.B328]&lt;&gt;&quot;&quot;;[.C328]&lt;&gt;&quot;&quot;;[.D328]=&quot;&quot;;[.E328]&lt;&gt;&quot;&quot;);-3;IF(AND([.B328]=&quot;&quot;;[.C328]&lt;&gt;&quot;&quot;;[.D328]&lt;&gt;&quot;&quot;;[.E328]=&quot;&quot;);-3;IF(AND([.B328]&lt;&gt;&quot;&quot;;[.C328]&lt;&gt;&quot;&quot;;[.D328]&lt;&gt;&quot;&quot;;[.E328]&lt;&gt;&quot;&quot;);1;-4))))))" office:value-type="float" office:value="0">
            <text:p>0</text:p>
          </table:table-cell>
          <table:table-cell table:number-columns-repeated="1015"/>
        </table:table-row>
        <table:table-row table:style-name="ro3">
          <table:table-cell table:style-name="ce150" office:value-type="float" office:value="325">
            <text:p>325</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329]=0;&quot;-&quot;;IF([.I329]=-1;&quot;! Mini-game's name missing !&quot;;IF([.I329]=-2;&quot;! Developer's name missing !&quot;;IF([.I329]=-3;&quot;! Challenge's type missing !&quot;;IF([.I329]=-4;&quot;! Difficulty rating missing !&quot;;CONCATENATE(iferror(CONCATENATE(LEFT([.D329];1);MID([.D329];SEARCH(&quot;-&quot;;[.D329];1)+1;1));LEFT([.D329];1));COUNTIF([.$D$5:.$D329];[.D329]);&quot;_&quot;;SUBSTITUTE(PROPER([.B329]);&quot; &quot;;&quot;&quot;);&quot;_&quot;;[.E329]))))))" office:value-type="string" office:string-value="-">
            <text:p>-</text:p>
          </table:table-cell>
          <table:table-cell table:style-name="ce178" table:formula="of:=IF(AND([.B329]=&quot;&quot;;[.C329]=&quot;&quot;;[.D329]=&quot;&quot;;[.E329]=&quot;&quot;);0;IF(AND([.B329]=&quot;&quot;;[.C329]&lt;&gt;&quot;&quot;;[.D329]&lt;&gt;&quot;&quot;;[.E329]&lt;&gt;&quot;&quot;);-1;IF(AND([.B329]&lt;&gt;&quot;&quot;;[.C329]=&quot;&quot;;[.D329]&lt;&gt;&quot;&quot;;[.E329]&lt;&gt;&quot;&quot;);-2;IF(AND([.B329]&lt;&gt;&quot;&quot;;[.C329]&lt;&gt;&quot;&quot;;[.D329]=&quot;&quot;;[.E329]&lt;&gt;&quot;&quot;);-3;IF(AND([.B329]=&quot;&quot;;[.C329]&lt;&gt;&quot;&quot;;[.D329]&lt;&gt;&quot;&quot;;[.E329]=&quot;&quot;);-3;IF(AND([.B329]&lt;&gt;&quot;&quot;;[.C329]&lt;&gt;&quot;&quot;;[.D329]&lt;&gt;&quot;&quot;;[.E329]&lt;&gt;&quot;&quot;);1;-4))))))" office:value-type="float" office:value="0">
            <text:p>0</text:p>
          </table:table-cell>
          <table:table-cell table:number-columns-repeated="1015"/>
        </table:table-row>
        <table:table-row table:style-name="ro3">
          <table:table-cell table:style-name="ce150" office:value-type="float" office:value="326">
            <text:p>326</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330]=0;&quot;-&quot;;IF([.I330]=-1;&quot;! Mini-game's name missing !&quot;;IF([.I330]=-2;&quot;! Developer's name missing !&quot;;IF([.I330]=-3;&quot;! Challenge's type missing !&quot;;IF([.I330]=-4;&quot;! Difficulty rating missing !&quot;;CONCATENATE(iferror(CONCATENATE(LEFT([.D330];1);MID([.D330];SEARCH(&quot;-&quot;;[.D330];1)+1;1));LEFT([.D330];1));COUNTIF([.$D$5:.$D330];[.D330]);&quot;_&quot;;SUBSTITUTE(PROPER([.B330]);&quot; &quot;;&quot;&quot;);&quot;_&quot;;[.E330]))))))" office:value-type="string" office:string-value="-">
            <text:p>-</text:p>
          </table:table-cell>
          <table:table-cell table:style-name="ce178" table:formula="of:=IF(AND([.B330]=&quot;&quot;;[.C330]=&quot;&quot;;[.D330]=&quot;&quot;;[.E330]=&quot;&quot;);0;IF(AND([.B330]=&quot;&quot;;[.C330]&lt;&gt;&quot;&quot;;[.D330]&lt;&gt;&quot;&quot;;[.E330]&lt;&gt;&quot;&quot;);-1;IF(AND([.B330]&lt;&gt;&quot;&quot;;[.C330]=&quot;&quot;;[.D330]&lt;&gt;&quot;&quot;;[.E330]&lt;&gt;&quot;&quot;);-2;IF(AND([.B330]&lt;&gt;&quot;&quot;;[.C330]&lt;&gt;&quot;&quot;;[.D330]=&quot;&quot;;[.E330]&lt;&gt;&quot;&quot;);-3;IF(AND([.B330]=&quot;&quot;;[.C330]&lt;&gt;&quot;&quot;;[.D330]&lt;&gt;&quot;&quot;;[.E330]=&quot;&quot;);-3;IF(AND([.B330]&lt;&gt;&quot;&quot;;[.C330]&lt;&gt;&quot;&quot;;[.D330]&lt;&gt;&quot;&quot;;[.E330]&lt;&gt;&quot;&quot;);1;-4))))))" office:value-type="float" office:value="0">
            <text:p>0</text:p>
          </table:table-cell>
          <table:table-cell table:number-columns-repeated="1015"/>
        </table:table-row>
        <table:table-row table:style-name="ro3">
          <table:table-cell table:style-name="ce150" office:value-type="float" office:value="327">
            <text:p>327</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331]=0;&quot;-&quot;;IF([.I331]=-1;&quot;! Mini-game's name missing !&quot;;IF([.I331]=-2;&quot;! Developer's name missing !&quot;;IF([.I331]=-3;&quot;! Challenge's type missing !&quot;;IF([.I331]=-4;&quot;! Difficulty rating missing !&quot;;CONCATENATE(iferror(CONCATENATE(LEFT([.D331];1);MID([.D331];SEARCH(&quot;-&quot;;[.D331];1)+1;1));LEFT([.D331];1));COUNTIF([.$D$5:.$D331];[.D331]);&quot;_&quot;;SUBSTITUTE(PROPER([.B331]);&quot; &quot;;&quot;&quot;);&quot;_&quot;;[.E331]))))))" office:value-type="string" office:string-value="-">
            <text:p>-</text:p>
          </table:table-cell>
          <table:table-cell table:style-name="ce178" table:formula="of:=IF(AND([.B331]=&quot;&quot;;[.C331]=&quot;&quot;;[.D331]=&quot;&quot;;[.E331]=&quot;&quot;);0;IF(AND([.B331]=&quot;&quot;;[.C331]&lt;&gt;&quot;&quot;;[.D331]&lt;&gt;&quot;&quot;;[.E331]&lt;&gt;&quot;&quot;);-1;IF(AND([.B331]&lt;&gt;&quot;&quot;;[.C331]=&quot;&quot;;[.D331]&lt;&gt;&quot;&quot;;[.E331]&lt;&gt;&quot;&quot;);-2;IF(AND([.B331]&lt;&gt;&quot;&quot;;[.C331]&lt;&gt;&quot;&quot;;[.D331]=&quot;&quot;;[.E331]&lt;&gt;&quot;&quot;);-3;IF(AND([.B331]=&quot;&quot;;[.C331]&lt;&gt;&quot;&quot;;[.D331]&lt;&gt;&quot;&quot;;[.E331]=&quot;&quot;);-3;IF(AND([.B331]&lt;&gt;&quot;&quot;;[.C331]&lt;&gt;&quot;&quot;;[.D331]&lt;&gt;&quot;&quot;;[.E331]&lt;&gt;&quot;&quot;);1;-4))))))" office:value-type="float" office:value="0">
            <text:p>0</text:p>
          </table:table-cell>
          <table:table-cell table:number-columns-repeated="1015"/>
        </table:table-row>
        <table:table-row table:style-name="ro3">
          <table:table-cell table:style-name="ce150" office:value-type="float" office:value="328">
            <text:p>328</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332]=0;&quot;-&quot;;IF([.I332]=-1;&quot;! Mini-game's name missing !&quot;;IF([.I332]=-2;&quot;! Developer's name missing !&quot;;IF([.I332]=-3;&quot;! Challenge's type missing !&quot;;IF([.I332]=-4;&quot;! Difficulty rating missing !&quot;;CONCATENATE(iferror(CONCATENATE(LEFT([.D332];1);MID([.D332];SEARCH(&quot;-&quot;;[.D332];1)+1;1));LEFT([.D332];1));COUNTIF([.$D$5:.$D332];[.D332]);&quot;_&quot;;SUBSTITUTE(PROPER([.B332]);&quot; &quot;;&quot;&quot;);&quot;_&quot;;[.E332]))))))" office:value-type="string" office:string-value="-">
            <text:p>-</text:p>
          </table:table-cell>
          <table:table-cell table:style-name="ce178" table:formula="of:=IF(AND([.B332]=&quot;&quot;;[.C332]=&quot;&quot;;[.D332]=&quot;&quot;;[.E332]=&quot;&quot;);0;IF(AND([.B332]=&quot;&quot;;[.C332]&lt;&gt;&quot;&quot;;[.D332]&lt;&gt;&quot;&quot;;[.E332]&lt;&gt;&quot;&quot;);-1;IF(AND([.B332]&lt;&gt;&quot;&quot;;[.C332]=&quot;&quot;;[.D332]&lt;&gt;&quot;&quot;;[.E332]&lt;&gt;&quot;&quot;);-2;IF(AND([.B332]&lt;&gt;&quot;&quot;;[.C332]&lt;&gt;&quot;&quot;;[.D332]=&quot;&quot;;[.E332]&lt;&gt;&quot;&quot;);-3;IF(AND([.B332]=&quot;&quot;;[.C332]&lt;&gt;&quot;&quot;;[.D332]&lt;&gt;&quot;&quot;;[.E332]=&quot;&quot;);-3;IF(AND([.B332]&lt;&gt;&quot;&quot;;[.C332]&lt;&gt;&quot;&quot;;[.D332]&lt;&gt;&quot;&quot;;[.E332]&lt;&gt;&quot;&quot;);1;-4))))))" office:value-type="float" office:value="0">
            <text:p>0</text:p>
          </table:table-cell>
          <table:table-cell table:number-columns-repeated="1015"/>
        </table:table-row>
        <table:table-row table:style-name="ro3">
          <table:table-cell table:style-name="ce150" office:value-type="float" office:value="329">
            <text:p>329</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333]=0;&quot;-&quot;;IF([.I333]=-1;&quot;! Mini-game's name missing !&quot;;IF([.I333]=-2;&quot;! Developer's name missing !&quot;;IF([.I333]=-3;&quot;! Challenge's type missing !&quot;;IF([.I333]=-4;&quot;! Difficulty rating missing !&quot;;CONCATENATE(iferror(CONCATENATE(LEFT([.D333];1);MID([.D333];SEARCH(&quot;-&quot;;[.D333];1)+1;1));LEFT([.D333];1));COUNTIF([.$D$5:.$D333];[.D333]);&quot;_&quot;;SUBSTITUTE(PROPER([.B333]);&quot; &quot;;&quot;&quot;);&quot;_&quot;;[.E333]))))))" office:value-type="string" office:string-value="-">
            <text:p>-</text:p>
          </table:table-cell>
          <table:table-cell table:style-name="ce178" table:formula="of:=IF(AND([.B333]=&quot;&quot;;[.C333]=&quot;&quot;;[.D333]=&quot;&quot;;[.E333]=&quot;&quot;);0;IF(AND([.B333]=&quot;&quot;;[.C333]&lt;&gt;&quot;&quot;;[.D333]&lt;&gt;&quot;&quot;;[.E333]&lt;&gt;&quot;&quot;);-1;IF(AND([.B333]&lt;&gt;&quot;&quot;;[.C333]=&quot;&quot;;[.D333]&lt;&gt;&quot;&quot;;[.E333]&lt;&gt;&quot;&quot;);-2;IF(AND([.B333]&lt;&gt;&quot;&quot;;[.C333]&lt;&gt;&quot;&quot;;[.D333]=&quot;&quot;;[.E333]&lt;&gt;&quot;&quot;);-3;IF(AND([.B333]=&quot;&quot;;[.C333]&lt;&gt;&quot;&quot;;[.D333]&lt;&gt;&quot;&quot;;[.E333]=&quot;&quot;);-3;IF(AND([.B333]&lt;&gt;&quot;&quot;;[.C333]&lt;&gt;&quot;&quot;;[.D333]&lt;&gt;&quot;&quot;;[.E333]&lt;&gt;&quot;&quot;);1;-4))))))" office:value-type="float" office:value="0">
            <text:p>0</text:p>
          </table:table-cell>
          <table:table-cell table:number-columns-repeated="1015"/>
        </table:table-row>
        <table:table-row table:style-name="ro3">
          <table:table-cell table:style-name="ce150" office:value-type="float" office:value="330">
            <text:p>330</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334]=0;&quot;-&quot;;IF([.I334]=-1;&quot;! Mini-game's name missing !&quot;;IF([.I334]=-2;&quot;! Developer's name missing !&quot;;IF([.I334]=-3;&quot;! Challenge's type missing !&quot;;IF([.I334]=-4;&quot;! Difficulty rating missing !&quot;;CONCATENATE(iferror(CONCATENATE(LEFT([.D334];1);MID([.D334];SEARCH(&quot;-&quot;;[.D334];1)+1;1));LEFT([.D334];1));COUNTIF([.$D$5:.$D334];[.D334]);&quot;_&quot;;SUBSTITUTE(PROPER([.B334]);&quot; &quot;;&quot;&quot;);&quot;_&quot;;[.E334]))))))" office:value-type="string" office:string-value="-">
            <text:p>-</text:p>
          </table:table-cell>
          <table:table-cell table:style-name="ce178" table:formula="of:=IF(AND([.B334]=&quot;&quot;;[.C334]=&quot;&quot;;[.D334]=&quot;&quot;;[.E334]=&quot;&quot;);0;IF(AND([.B334]=&quot;&quot;;[.C334]&lt;&gt;&quot;&quot;;[.D334]&lt;&gt;&quot;&quot;;[.E334]&lt;&gt;&quot;&quot;);-1;IF(AND([.B334]&lt;&gt;&quot;&quot;;[.C334]=&quot;&quot;;[.D334]&lt;&gt;&quot;&quot;;[.E334]&lt;&gt;&quot;&quot;);-2;IF(AND([.B334]&lt;&gt;&quot;&quot;;[.C334]&lt;&gt;&quot;&quot;;[.D334]=&quot;&quot;;[.E334]&lt;&gt;&quot;&quot;);-3;IF(AND([.B334]=&quot;&quot;;[.C334]&lt;&gt;&quot;&quot;;[.D334]&lt;&gt;&quot;&quot;;[.E334]=&quot;&quot;);-3;IF(AND([.B334]&lt;&gt;&quot;&quot;;[.C334]&lt;&gt;&quot;&quot;;[.D334]&lt;&gt;&quot;&quot;;[.E334]&lt;&gt;&quot;&quot;);1;-4))))))" office:value-type="float" office:value="0">
            <text:p>0</text:p>
          </table:table-cell>
          <table:table-cell table:number-columns-repeated="1015"/>
        </table:table-row>
        <table:table-row table:style-name="ro3">
          <table:table-cell table:style-name="ce150" office:value-type="float" office:value="331">
            <text:p>331</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335]=0;&quot;-&quot;;IF([.I335]=-1;&quot;! Mini-game's name missing !&quot;;IF([.I335]=-2;&quot;! Developer's name missing !&quot;;IF([.I335]=-3;&quot;! Challenge's type missing !&quot;;IF([.I335]=-4;&quot;! Difficulty rating missing !&quot;;CONCATENATE(iferror(CONCATENATE(LEFT([.D335];1);MID([.D335];SEARCH(&quot;-&quot;;[.D335];1)+1;1));LEFT([.D335];1));COUNTIF([.$D$5:.$D335];[.D335]);&quot;_&quot;;SUBSTITUTE(PROPER([.B335]);&quot; &quot;;&quot;&quot;);&quot;_&quot;;[.E335]))))))" office:value-type="string" office:string-value="-">
            <text:p>-</text:p>
          </table:table-cell>
          <table:table-cell table:style-name="ce178" table:formula="of:=IF(AND([.B335]=&quot;&quot;;[.C335]=&quot;&quot;;[.D335]=&quot;&quot;;[.E335]=&quot;&quot;);0;IF(AND([.B335]=&quot;&quot;;[.C335]&lt;&gt;&quot;&quot;;[.D335]&lt;&gt;&quot;&quot;;[.E335]&lt;&gt;&quot;&quot;);-1;IF(AND([.B335]&lt;&gt;&quot;&quot;;[.C335]=&quot;&quot;;[.D335]&lt;&gt;&quot;&quot;;[.E335]&lt;&gt;&quot;&quot;);-2;IF(AND([.B335]&lt;&gt;&quot;&quot;;[.C335]&lt;&gt;&quot;&quot;;[.D335]=&quot;&quot;;[.E335]&lt;&gt;&quot;&quot;);-3;IF(AND([.B335]=&quot;&quot;;[.C335]&lt;&gt;&quot;&quot;;[.D335]&lt;&gt;&quot;&quot;;[.E335]=&quot;&quot;);-3;IF(AND([.B335]&lt;&gt;&quot;&quot;;[.C335]&lt;&gt;&quot;&quot;;[.D335]&lt;&gt;&quot;&quot;;[.E335]&lt;&gt;&quot;&quot;);1;-4))))))" office:value-type="float" office:value="0">
            <text:p>0</text:p>
          </table:table-cell>
          <table:table-cell table:number-columns-repeated="1015"/>
        </table:table-row>
        <table:table-row table:style-name="ro3">
          <table:table-cell table:style-name="ce150" office:value-type="float" office:value="332">
            <text:p>332</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336]=0;&quot;-&quot;;IF([.I336]=-1;&quot;! Mini-game's name missing !&quot;;IF([.I336]=-2;&quot;! Developer's name missing !&quot;;IF([.I336]=-3;&quot;! Challenge's type missing !&quot;;IF([.I336]=-4;&quot;! Difficulty rating missing !&quot;;CONCATENATE(iferror(CONCATENATE(LEFT([.D336];1);MID([.D336];SEARCH(&quot;-&quot;;[.D336];1)+1;1));LEFT([.D336];1));COUNTIF([.$D$5:.$D336];[.D336]);&quot;_&quot;;SUBSTITUTE(PROPER([.B336]);&quot; &quot;;&quot;&quot;);&quot;_&quot;;[.E336]))))))" office:value-type="string" office:string-value="-">
            <text:p>-</text:p>
          </table:table-cell>
          <table:table-cell table:style-name="ce178" table:formula="of:=IF(AND([.B336]=&quot;&quot;;[.C336]=&quot;&quot;;[.D336]=&quot;&quot;;[.E336]=&quot;&quot;);0;IF(AND([.B336]=&quot;&quot;;[.C336]&lt;&gt;&quot;&quot;;[.D336]&lt;&gt;&quot;&quot;;[.E336]&lt;&gt;&quot;&quot;);-1;IF(AND([.B336]&lt;&gt;&quot;&quot;;[.C336]=&quot;&quot;;[.D336]&lt;&gt;&quot;&quot;;[.E336]&lt;&gt;&quot;&quot;);-2;IF(AND([.B336]&lt;&gt;&quot;&quot;;[.C336]&lt;&gt;&quot;&quot;;[.D336]=&quot;&quot;;[.E336]&lt;&gt;&quot;&quot;);-3;IF(AND([.B336]=&quot;&quot;;[.C336]&lt;&gt;&quot;&quot;;[.D336]&lt;&gt;&quot;&quot;;[.E336]=&quot;&quot;);-3;IF(AND([.B336]&lt;&gt;&quot;&quot;;[.C336]&lt;&gt;&quot;&quot;;[.D336]&lt;&gt;&quot;&quot;;[.E336]&lt;&gt;&quot;&quot;);1;-4))))))" office:value-type="float" office:value="0">
            <text:p>0</text:p>
          </table:table-cell>
          <table:table-cell table:number-columns-repeated="1015"/>
        </table:table-row>
        <table:table-row table:style-name="ro3">
          <table:table-cell table:style-name="ce150" office:value-type="float" office:value="333">
            <text:p>333</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337]=0;&quot;-&quot;;IF([.I337]=-1;&quot;! Mini-game's name missing !&quot;;IF([.I337]=-2;&quot;! Developer's name missing !&quot;;IF([.I337]=-3;&quot;! Challenge's type missing !&quot;;IF([.I337]=-4;&quot;! Difficulty rating missing !&quot;;CONCATENATE(iferror(CONCATENATE(LEFT([.D337];1);MID([.D337];SEARCH(&quot;-&quot;;[.D337];1)+1;1));LEFT([.D337];1));COUNTIF([.$D$5:.$D337];[.D337]);&quot;_&quot;;SUBSTITUTE(PROPER([.B337]);&quot; &quot;;&quot;&quot;);&quot;_&quot;;[.E337]))))))" office:value-type="string" office:string-value="-">
            <text:p>-</text:p>
          </table:table-cell>
          <table:table-cell table:style-name="ce178" table:formula="of:=IF(AND([.B337]=&quot;&quot;;[.C337]=&quot;&quot;;[.D337]=&quot;&quot;;[.E337]=&quot;&quot;);0;IF(AND([.B337]=&quot;&quot;;[.C337]&lt;&gt;&quot;&quot;;[.D337]&lt;&gt;&quot;&quot;;[.E337]&lt;&gt;&quot;&quot;);-1;IF(AND([.B337]&lt;&gt;&quot;&quot;;[.C337]=&quot;&quot;;[.D337]&lt;&gt;&quot;&quot;;[.E337]&lt;&gt;&quot;&quot;);-2;IF(AND([.B337]&lt;&gt;&quot;&quot;;[.C337]&lt;&gt;&quot;&quot;;[.D337]=&quot;&quot;;[.E337]&lt;&gt;&quot;&quot;);-3;IF(AND([.B337]=&quot;&quot;;[.C337]&lt;&gt;&quot;&quot;;[.D337]&lt;&gt;&quot;&quot;;[.E337]=&quot;&quot;);-3;IF(AND([.B337]&lt;&gt;&quot;&quot;;[.C337]&lt;&gt;&quot;&quot;;[.D337]&lt;&gt;&quot;&quot;;[.E337]&lt;&gt;&quot;&quot;);1;-4))))))" office:value-type="float" office:value="0">
            <text:p>0</text:p>
          </table:table-cell>
          <table:table-cell table:number-columns-repeated="1015"/>
        </table:table-row>
        <table:table-row table:style-name="ro3">
          <table:table-cell table:style-name="ce150" office:value-type="float" office:value="334">
            <text:p>334</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338]=0;&quot;-&quot;;IF([.I338]=-1;&quot;! Mini-game's name missing !&quot;;IF([.I338]=-2;&quot;! Developer's name missing !&quot;;IF([.I338]=-3;&quot;! Challenge's type missing !&quot;;IF([.I338]=-4;&quot;! Difficulty rating missing !&quot;;CONCATENATE(iferror(CONCATENATE(LEFT([.D338];1);MID([.D338];SEARCH(&quot;-&quot;;[.D338];1)+1;1));LEFT([.D338];1));COUNTIF([.$D$5:.$D338];[.D338]);&quot;_&quot;;SUBSTITUTE(PROPER([.B338]);&quot; &quot;;&quot;&quot;);&quot;_&quot;;[.E338]))))))" office:value-type="string" office:string-value="-">
            <text:p>-</text:p>
          </table:table-cell>
          <table:table-cell table:style-name="ce178" table:formula="of:=IF(AND([.B338]=&quot;&quot;;[.C338]=&quot;&quot;;[.D338]=&quot;&quot;;[.E338]=&quot;&quot;);0;IF(AND([.B338]=&quot;&quot;;[.C338]&lt;&gt;&quot;&quot;;[.D338]&lt;&gt;&quot;&quot;;[.E338]&lt;&gt;&quot;&quot;);-1;IF(AND([.B338]&lt;&gt;&quot;&quot;;[.C338]=&quot;&quot;;[.D338]&lt;&gt;&quot;&quot;;[.E338]&lt;&gt;&quot;&quot;);-2;IF(AND([.B338]&lt;&gt;&quot;&quot;;[.C338]&lt;&gt;&quot;&quot;;[.D338]=&quot;&quot;;[.E338]&lt;&gt;&quot;&quot;);-3;IF(AND([.B338]=&quot;&quot;;[.C338]&lt;&gt;&quot;&quot;;[.D338]&lt;&gt;&quot;&quot;;[.E338]=&quot;&quot;);-3;IF(AND([.B338]&lt;&gt;&quot;&quot;;[.C338]&lt;&gt;&quot;&quot;;[.D338]&lt;&gt;&quot;&quot;;[.E338]&lt;&gt;&quot;&quot;);1;-4))))))" office:value-type="float" office:value="0">
            <text:p>0</text:p>
          </table:table-cell>
          <table:table-cell table:number-columns-repeated="1015"/>
        </table:table-row>
        <table:table-row table:style-name="ro3">
          <table:table-cell table:style-name="ce150" office:value-type="float" office:value="335">
            <text:p>335</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339]=0;&quot;-&quot;;IF([.I339]=-1;&quot;! Mini-game's name missing !&quot;;IF([.I339]=-2;&quot;! Developer's name missing !&quot;;IF([.I339]=-3;&quot;! Challenge's type missing !&quot;;IF([.I339]=-4;&quot;! Difficulty rating missing !&quot;;CONCATENATE(iferror(CONCATENATE(LEFT([.D339];1);MID([.D339];SEARCH(&quot;-&quot;;[.D339];1)+1;1));LEFT([.D339];1));COUNTIF([.$D$5:.$D339];[.D339]);&quot;_&quot;;SUBSTITUTE(PROPER([.B339]);&quot; &quot;;&quot;&quot;);&quot;_&quot;;[.E339]))))))" office:value-type="string" office:string-value="-">
            <text:p>-</text:p>
          </table:table-cell>
          <table:table-cell table:style-name="ce178" table:formula="of:=IF(AND([.B339]=&quot;&quot;;[.C339]=&quot;&quot;;[.D339]=&quot;&quot;;[.E339]=&quot;&quot;);0;IF(AND([.B339]=&quot;&quot;;[.C339]&lt;&gt;&quot;&quot;;[.D339]&lt;&gt;&quot;&quot;;[.E339]&lt;&gt;&quot;&quot;);-1;IF(AND([.B339]&lt;&gt;&quot;&quot;;[.C339]=&quot;&quot;;[.D339]&lt;&gt;&quot;&quot;;[.E339]&lt;&gt;&quot;&quot;);-2;IF(AND([.B339]&lt;&gt;&quot;&quot;;[.C339]&lt;&gt;&quot;&quot;;[.D339]=&quot;&quot;;[.E339]&lt;&gt;&quot;&quot;);-3;IF(AND([.B339]=&quot;&quot;;[.C339]&lt;&gt;&quot;&quot;;[.D339]&lt;&gt;&quot;&quot;;[.E339]=&quot;&quot;);-3;IF(AND([.B339]&lt;&gt;&quot;&quot;;[.C339]&lt;&gt;&quot;&quot;;[.D339]&lt;&gt;&quot;&quot;;[.E339]&lt;&gt;&quot;&quot;);1;-4))))))" office:value-type="float" office:value="0">
            <text:p>0</text:p>
          </table:table-cell>
          <table:table-cell table:number-columns-repeated="1015"/>
        </table:table-row>
        <table:table-row table:style-name="ro3">
          <table:table-cell table:style-name="ce150" office:value-type="float" office:value="336">
            <text:p>336</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340]=0;&quot;-&quot;;IF([.I340]=-1;&quot;! Mini-game's name missing !&quot;;IF([.I340]=-2;&quot;! Developer's name missing !&quot;;IF([.I340]=-3;&quot;! Challenge's type missing !&quot;;IF([.I340]=-4;&quot;! Difficulty rating missing !&quot;;CONCATENATE(iferror(CONCATENATE(LEFT([.D340];1);MID([.D340];SEARCH(&quot;-&quot;;[.D340];1)+1;1));LEFT([.D340];1));COUNTIF([.$D$5:.$D340];[.D340]);&quot;_&quot;;SUBSTITUTE(PROPER([.B340]);&quot; &quot;;&quot;&quot;);&quot;_&quot;;[.E340]))))))" office:value-type="string" office:string-value="-">
            <text:p>-</text:p>
          </table:table-cell>
          <table:table-cell table:style-name="ce178" table:formula="of:=IF(AND([.B340]=&quot;&quot;;[.C340]=&quot;&quot;;[.D340]=&quot;&quot;;[.E340]=&quot;&quot;);0;IF(AND([.B340]=&quot;&quot;;[.C340]&lt;&gt;&quot;&quot;;[.D340]&lt;&gt;&quot;&quot;;[.E340]&lt;&gt;&quot;&quot;);-1;IF(AND([.B340]&lt;&gt;&quot;&quot;;[.C340]=&quot;&quot;;[.D340]&lt;&gt;&quot;&quot;;[.E340]&lt;&gt;&quot;&quot;);-2;IF(AND([.B340]&lt;&gt;&quot;&quot;;[.C340]&lt;&gt;&quot;&quot;;[.D340]=&quot;&quot;;[.E340]&lt;&gt;&quot;&quot;);-3;IF(AND([.B340]=&quot;&quot;;[.C340]&lt;&gt;&quot;&quot;;[.D340]&lt;&gt;&quot;&quot;;[.E340]=&quot;&quot;);-3;IF(AND([.B340]&lt;&gt;&quot;&quot;;[.C340]&lt;&gt;&quot;&quot;;[.D340]&lt;&gt;&quot;&quot;;[.E340]&lt;&gt;&quot;&quot;);1;-4))))))" office:value-type="float" office:value="0">
            <text:p>0</text:p>
          </table:table-cell>
          <table:table-cell table:number-columns-repeated="1015"/>
        </table:table-row>
        <table:table-row table:style-name="ro3">
          <table:table-cell table:style-name="ce150" office:value-type="float" office:value="337">
            <text:p>337</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341]=0;&quot;-&quot;;IF([.I341]=-1;&quot;! Mini-game's name missing !&quot;;IF([.I341]=-2;&quot;! Developer's name missing !&quot;;IF([.I341]=-3;&quot;! Challenge's type missing !&quot;;IF([.I341]=-4;&quot;! Difficulty rating missing !&quot;;CONCATENATE(iferror(CONCATENATE(LEFT([.D341];1);MID([.D341];SEARCH(&quot;-&quot;;[.D341];1)+1;1));LEFT([.D341];1));COUNTIF([.$D$5:.$D341];[.D341]);&quot;_&quot;;SUBSTITUTE(PROPER([.B341]);&quot; &quot;;&quot;&quot;);&quot;_&quot;;[.E341]))))))" office:value-type="string" office:string-value="-">
            <text:p>-</text:p>
          </table:table-cell>
          <table:table-cell table:style-name="ce178" table:formula="of:=IF(AND([.B341]=&quot;&quot;;[.C341]=&quot;&quot;;[.D341]=&quot;&quot;;[.E341]=&quot;&quot;);0;IF(AND([.B341]=&quot;&quot;;[.C341]&lt;&gt;&quot;&quot;;[.D341]&lt;&gt;&quot;&quot;;[.E341]&lt;&gt;&quot;&quot;);-1;IF(AND([.B341]&lt;&gt;&quot;&quot;;[.C341]=&quot;&quot;;[.D341]&lt;&gt;&quot;&quot;;[.E341]&lt;&gt;&quot;&quot;);-2;IF(AND([.B341]&lt;&gt;&quot;&quot;;[.C341]&lt;&gt;&quot;&quot;;[.D341]=&quot;&quot;;[.E341]&lt;&gt;&quot;&quot;);-3;IF(AND([.B341]=&quot;&quot;;[.C341]&lt;&gt;&quot;&quot;;[.D341]&lt;&gt;&quot;&quot;;[.E341]=&quot;&quot;);-3;IF(AND([.B341]&lt;&gt;&quot;&quot;;[.C341]&lt;&gt;&quot;&quot;;[.D341]&lt;&gt;&quot;&quot;;[.E341]&lt;&gt;&quot;&quot;);1;-4))))))" office:value-type="float" office:value="0">
            <text:p>0</text:p>
          </table:table-cell>
          <table:table-cell table:number-columns-repeated="1015"/>
        </table:table-row>
        <table:table-row table:style-name="ro3">
          <table:table-cell table:style-name="ce150" office:value-type="float" office:value="338">
            <text:p>338</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342]=0;&quot;-&quot;;IF([.I342]=-1;&quot;! Mini-game's name missing !&quot;;IF([.I342]=-2;&quot;! Developer's name missing !&quot;;IF([.I342]=-3;&quot;! Challenge's type missing !&quot;;IF([.I342]=-4;&quot;! Difficulty rating missing !&quot;;CONCATENATE(iferror(CONCATENATE(LEFT([.D342];1);MID([.D342];SEARCH(&quot;-&quot;;[.D342];1)+1;1));LEFT([.D342];1));COUNTIF([.$D$5:.$D342];[.D342]);&quot;_&quot;;SUBSTITUTE(PROPER([.B342]);&quot; &quot;;&quot;&quot;);&quot;_&quot;;[.E342]))))))" office:value-type="string" office:string-value="-">
            <text:p>-</text:p>
          </table:table-cell>
          <table:table-cell table:style-name="ce178" table:formula="of:=IF(AND([.B342]=&quot;&quot;;[.C342]=&quot;&quot;;[.D342]=&quot;&quot;;[.E342]=&quot;&quot;);0;IF(AND([.B342]=&quot;&quot;;[.C342]&lt;&gt;&quot;&quot;;[.D342]&lt;&gt;&quot;&quot;;[.E342]&lt;&gt;&quot;&quot;);-1;IF(AND([.B342]&lt;&gt;&quot;&quot;;[.C342]=&quot;&quot;;[.D342]&lt;&gt;&quot;&quot;;[.E342]&lt;&gt;&quot;&quot;);-2;IF(AND([.B342]&lt;&gt;&quot;&quot;;[.C342]&lt;&gt;&quot;&quot;;[.D342]=&quot;&quot;;[.E342]&lt;&gt;&quot;&quot;);-3;IF(AND([.B342]=&quot;&quot;;[.C342]&lt;&gt;&quot;&quot;;[.D342]&lt;&gt;&quot;&quot;;[.E342]=&quot;&quot;);-3;IF(AND([.B342]&lt;&gt;&quot;&quot;;[.C342]&lt;&gt;&quot;&quot;;[.D342]&lt;&gt;&quot;&quot;;[.E342]&lt;&gt;&quot;&quot;);1;-4))))))" office:value-type="float" office:value="0">
            <text:p>0</text:p>
          </table:table-cell>
          <table:table-cell table:number-columns-repeated="1015"/>
        </table:table-row>
        <table:table-row table:style-name="ro3">
          <table:table-cell table:style-name="ce150" office:value-type="float" office:value="339">
            <text:p>339</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343]=0;&quot;-&quot;;IF([.I343]=-1;&quot;! Mini-game's name missing !&quot;;IF([.I343]=-2;&quot;! Developer's name missing !&quot;;IF([.I343]=-3;&quot;! Challenge's type missing !&quot;;IF([.I343]=-4;&quot;! Difficulty rating missing !&quot;;CONCATENATE(iferror(CONCATENATE(LEFT([.D343];1);MID([.D343];SEARCH(&quot;-&quot;;[.D343];1)+1;1));LEFT([.D343];1));COUNTIF([.$D$5:.$D343];[.D343]);&quot;_&quot;;SUBSTITUTE(PROPER([.B343]);&quot; &quot;;&quot;&quot;);&quot;_&quot;;[.E343]))))))" office:value-type="string" office:string-value="-">
            <text:p>-</text:p>
          </table:table-cell>
          <table:table-cell table:style-name="ce178" table:formula="of:=IF(AND([.B343]=&quot;&quot;;[.C343]=&quot;&quot;;[.D343]=&quot;&quot;;[.E343]=&quot;&quot;);0;IF(AND([.B343]=&quot;&quot;;[.C343]&lt;&gt;&quot;&quot;;[.D343]&lt;&gt;&quot;&quot;;[.E343]&lt;&gt;&quot;&quot;);-1;IF(AND([.B343]&lt;&gt;&quot;&quot;;[.C343]=&quot;&quot;;[.D343]&lt;&gt;&quot;&quot;;[.E343]&lt;&gt;&quot;&quot;);-2;IF(AND([.B343]&lt;&gt;&quot;&quot;;[.C343]&lt;&gt;&quot;&quot;;[.D343]=&quot;&quot;;[.E343]&lt;&gt;&quot;&quot;);-3;IF(AND([.B343]=&quot;&quot;;[.C343]&lt;&gt;&quot;&quot;;[.D343]&lt;&gt;&quot;&quot;;[.E343]=&quot;&quot;);-3;IF(AND([.B343]&lt;&gt;&quot;&quot;;[.C343]&lt;&gt;&quot;&quot;;[.D343]&lt;&gt;&quot;&quot;;[.E343]&lt;&gt;&quot;&quot;);1;-4))))))" office:value-type="float" office:value="0">
            <text:p>0</text:p>
          </table:table-cell>
          <table:table-cell table:number-columns-repeated="1015"/>
        </table:table-row>
        <table:table-row table:style-name="ro3">
          <table:table-cell table:style-name="ce150" office:value-type="float" office:value="340">
            <text:p>340</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344]=0;&quot;-&quot;;IF([.I344]=-1;&quot;! Mini-game's name missing !&quot;;IF([.I344]=-2;&quot;! Developer's name missing !&quot;;IF([.I344]=-3;&quot;! Challenge's type missing !&quot;;IF([.I344]=-4;&quot;! Difficulty rating missing !&quot;;CONCATENATE(iferror(CONCATENATE(LEFT([.D344];1);MID([.D344];SEARCH(&quot;-&quot;;[.D344];1)+1;1));LEFT([.D344];1));COUNTIF([.$D$5:.$D344];[.D344]);&quot;_&quot;;SUBSTITUTE(PROPER([.B344]);&quot; &quot;;&quot;&quot;);&quot;_&quot;;[.E344]))))))" office:value-type="string" office:string-value="-">
            <text:p>-</text:p>
          </table:table-cell>
          <table:table-cell table:style-name="ce178" table:formula="of:=IF(AND([.B344]=&quot;&quot;;[.C344]=&quot;&quot;;[.D344]=&quot;&quot;;[.E344]=&quot;&quot;);0;IF(AND([.B344]=&quot;&quot;;[.C344]&lt;&gt;&quot;&quot;;[.D344]&lt;&gt;&quot;&quot;;[.E344]&lt;&gt;&quot;&quot;);-1;IF(AND([.B344]&lt;&gt;&quot;&quot;;[.C344]=&quot;&quot;;[.D344]&lt;&gt;&quot;&quot;;[.E344]&lt;&gt;&quot;&quot;);-2;IF(AND([.B344]&lt;&gt;&quot;&quot;;[.C344]&lt;&gt;&quot;&quot;;[.D344]=&quot;&quot;;[.E344]&lt;&gt;&quot;&quot;);-3;IF(AND([.B344]=&quot;&quot;;[.C344]&lt;&gt;&quot;&quot;;[.D344]&lt;&gt;&quot;&quot;;[.E344]=&quot;&quot;);-3;IF(AND([.B344]&lt;&gt;&quot;&quot;;[.C344]&lt;&gt;&quot;&quot;;[.D344]&lt;&gt;&quot;&quot;;[.E344]&lt;&gt;&quot;&quot;);1;-4))))))" office:value-type="float" office:value="0">
            <text:p>0</text:p>
          </table:table-cell>
          <table:table-cell table:number-columns-repeated="1015"/>
        </table:table-row>
        <table:table-row table:style-name="ro3">
          <table:table-cell table:style-name="ce150" office:value-type="float" office:value="341">
            <text:p>341</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345]=0;&quot;-&quot;;IF([.I345]=-1;&quot;! Mini-game's name missing !&quot;;IF([.I345]=-2;&quot;! Developer's name missing !&quot;;IF([.I345]=-3;&quot;! Challenge's type missing !&quot;;IF([.I345]=-4;&quot;! Difficulty rating missing !&quot;;CONCATENATE(iferror(CONCATENATE(LEFT([.D345];1);MID([.D345];SEARCH(&quot;-&quot;;[.D345];1)+1;1));LEFT([.D345];1));COUNTIF([.$D$5:.$D345];[.D345]);&quot;_&quot;;SUBSTITUTE(PROPER([.B345]);&quot; &quot;;&quot;&quot;);&quot;_&quot;;[.E345]))))))" office:value-type="string" office:string-value="-">
            <text:p>-</text:p>
          </table:table-cell>
          <table:table-cell table:style-name="ce178" table:formula="of:=IF(AND([.B345]=&quot;&quot;;[.C345]=&quot;&quot;;[.D345]=&quot;&quot;;[.E345]=&quot;&quot;);0;IF(AND([.B345]=&quot;&quot;;[.C345]&lt;&gt;&quot;&quot;;[.D345]&lt;&gt;&quot;&quot;;[.E345]&lt;&gt;&quot;&quot;);-1;IF(AND([.B345]&lt;&gt;&quot;&quot;;[.C345]=&quot;&quot;;[.D345]&lt;&gt;&quot;&quot;;[.E345]&lt;&gt;&quot;&quot;);-2;IF(AND([.B345]&lt;&gt;&quot;&quot;;[.C345]&lt;&gt;&quot;&quot;;[.D345]=&quot;&quot;;[.E345]&lt;&gt;&quot;&quot;);-3;IF(AND([.B345]=&quot;&quot;;[.C345]&lt;&gt;&quot;&quot;;[.D345]&lt;&gt;&quot;&quot;;[.E345]=&quot;&quot;);-3;IF(AND([.B345]&lt;&gt;&quot;&quot;;[.C345]&lt;&gt;&quot;&quot;;[.D345]&lt;&gt;&quot;&quot;;[.E345]&lt;&gt;&quot;&quot;);1;-4))))))" office:value-type="float" office:value="0">
            <text:p>0</text:p>
          </table:table-cell>
          <table:table-cell table:number-columns-repeated="1015"/>
        </table:table-row>
        <table:table-row table:style-name="ro3">
          <table:table-cell table:style-name="ce150" office:value-type="float" office:value="342">
            <text:p>342</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346]=0;&quot;-&quot;;IF([.I346]=-1;&quot;! Mini-game's name missing !&quot;;IF([.I346]=-2;&quot;! Developer's name missing !&quot;;IF([.I346]=-3;&quot;! Challenge's type missing !&quot;;IF([.I346]=-4;&quot;! Difficulty rating missing !&quot;;CONCATENATE(iferror(CONCATENATE(LEFT([.D346];1);MID([.D346];SEARCH(&quot;-&quot;;[.D346];1)+1;1));LEFT([.D346];1));COUNTIF([.$D$5:.$D346];[.D346]);&quot;_&quot;;SUBSTITUTE(PROPER([.B346]);&quot; &quot;;&quot;&quot;);&quot;_&quot;;[.E346]))))))" office:value-type="string" office:string-value="-">
            <text:p>-</text:p>
          </table:table-cell>
          <table:table-cell table:style-name="ce178" table:formula="of:=IF(AND([.B346]=&quot;&quot;;[.C346]=&quot;&quot;;[.D346]=&quot;&quot;;[.E346]=&quot;&quot;);0;IF(AND([.B346]=&quot;&quot;;[.C346]&lt;&gt;&quot;&quot;;[.D346]&lt;&gt;&quot;&quot;;[.E346]&lt;&gt;&quot;&quot;);-1;IF(AND([.B346]&lt;&gt;&quot;&quot;;[.C346]=&quot;&quot;;[.D346]&lt;&gt;&quot;&quot;;[.E346]&lt;&gt;&quot;&quot;);-2;IF(AND([.B346]&lt;&gt;&quot;&quot;;[.C346]&lt;&gt;&quot;&quot;;[.D346]=&quot;&quot;;[.E346]&lt;&gt;&quot;&quot;);-3;IF(AND([.B346]=&quot;&quot;;[.C346]&lt;&gt;&quot;&quot;;[.D346]&lt;&gt;&quot;&quot;;[.E346]=&quot;&quot;);-3;IF(AND([.B346]&lt;&gt;&quot;&quot;;[.C346]&lt;&gt;&quot;&quot;;[.D346]&lt;&gt;&quot;&quot;;[.E346]&lt;&gt;&quot;&quot;);1;-4))))))" office:value-type="float" office:value="0">
            <text:p>0</text:p>
          </table:table-cell>
          <table:table-cell table:number-columns-repeated="1015"/>
        </table:table-row>
        <table:table-row table:style-name="ro3">
          <table:table-cell table:style-name="ce150" office:value-type="float" office:value="343">
            <text:p>343</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347]=0;&quot;-&quot;;IF([.I347]=-1;&quot;! Mini-game's name missing !&quot;;IF([.I347]=-2;&quot;! Developer's name missing !&quot;;IF([.I347]=-3;&quot;! Challenge's type missing !&quot;;IF([.I347]=-4;&quot;! Difficulty rating missing !&quot;;CONCATENATE(iferror(CONCATENATE(LEFT([.D347];1);MID([.D347];SEARCH(&quot;-&quot;;[.D347];1)+1;1));LEFT([.D347];1));COUNTIF([.$D$5:.$D347];[.D347]);&quot;_&quot;;SUBSTITUTE(PROPER([.B347]);&quot; &quot;;&quot;&quot;);&quot;_&quot;;[.E347]))))))" office:value-type="string" office:string-value="-">
            <text:p>-</text:p>
          </table:table-cell>
          <table:table-cell table:style-name="ce178" table:formula="of:=IF(AND([.B347]=&quot;&quot;;[.C347]=&quot;&quot;;[.D347]=&quot;&quot;;[.E347]=&quot;&quot;);0;IF(AND([.B347]=&quot;&quot;;[.C347]&lt;&gt;&quot;&quot;;[.D347]&lt;&gt;&quot;&quot;;[.E347]&lt;&gt;&quot;&quot;);-1;IF(AND([.B347]&lt;&gt;&quot;&quot;;[.C347]=&quot;&quot;;[.D347]&lt;&gt;&quot;&quot;;[.E347]&lt;&gt;&quot;&quot;);-2;IF(AND([.B347]&lt;&gt;&quot;&quot;;[.C347]&lt;&gt;&quot;&quot;;[.D347]=&quot;&quot;;[.E347]&lt;&gt;&quot;&quot;);-3;IF(AND([.B347]=&quot;&quot;;[.C347]&lt;&gt;&quot;&quot;;[.D347]&lt;&gt;&quot;&quot;;[.E347]=&quot;&quot;);-3;IF(AND([.B347]&lt;&gt;&quot;&quot;;[.C347]&lt;&gt;&quot;&quot;;[.D347]&lt;&gt;&quot;&quot;;[.E347]&lt;&gt;&quot;&quot;);1;-4))))))" office:value-type="float" office:value="0">
            <text:p>0</text:p>
          </table:table-cell>
          <table:table-cell table:number-columns-repeated="1015"/>
        </table:table-row>
        <table:table-row table:style-name="ro3">
          <table:table-cell table:style-name="ce150" office:value-type="float" office:value="344">
            <text:p>344</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348]=0;&quot;-&quot;;IF([.I348]=-1;&quot;! Mini-game's name missing !&quot;;IF([.I348]=-2;&quot;! Developer's name missing !&quot;;IF([.I348]=-3;&quot;! Challenge's type missing !&quot;;IF([.I348]=-4;&quot;! Difficulty rating missing !&quot;;CONCATENATE(iferror(CONCATENATE(LEFT([.D348];1);MID([.D348];SEARCH(&quot;-&quot;;[.D348];1)+1;1));LEFT([.D348];1));COUNTIF([.$D$5:.$D348];[.D348]);&quot;_&quot;;SUBSTITUTE(PROPER([.B348]);&quot; &quot;;&quot;&quot;);&quot;_&quot;;[.E348]))))))" office:value-type="string" office:string-value="-">
            <text:p>-</text:p>
          </table:table-cell>
          <table:table-cell table:style-name="ce178" table:formula="of:=IF(AND([.B348]=&quot;&quot;;[.C348]=&quot;&quot;;[.D348]=&quot;&quot;;[.E348]=&quot;&quot;);0;IF(AND([.B348]=&quot;&quot;;[.C348]&lt;&gt;&quot;&quot;;[.D348]&lt;&gt;&quot;&quot;;[.E348]&lt;&gt;&quot;&quot;);-1;IF(AND([.B348]&lt;&gt;&quot;&quot;;[.C348]=&quot;&quot;;[.D348]&lt;&gt;&quot;&quot;;[.E348]&lt;&gt;&quot;&quot;);-2;IF(AND([.B348]&lt;&gt;&quot;&quot;;[.C348]&lt;&gt;&quot;&quot;;[.D348]=&quot;&quot;;[.E348]&lt;&gt;&quot;&quot;);-3;IF(AND([.B348]=&quot;&quot;;[.C348]&lt;&gt;&quot;&quot;;[.D348]&lt;&gt;&quot;&quot;;[.E348]=&quot;&quot;);-3;IF(AND([.B348]&lt;&gt;&quot;&quot;;[.C348]&lt;&gt;&quot;&quot;;[.D348]&lt;&gt;&quot;&quot;;[.E348]&lt;&gt;&quot;&quot;);1;-4))))))" office:value-type="float" office:value="0">
            <text:p>0</text:p>
          </table:table-cell>
          <table:table-cell table:number-columns-repeated="1015"/>
        </table:table-row>
        <table:table-row table:style-name="ro3">
          <table:table-cell table:style-name="ce150" office:value-type="float" office:value="345">
            <text:p>345</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349]=0;&quot;-&quot;;IF([.I349]=-1;&quot;! Mini-game's name missing !&quot;;IF([.I349]=-2;&quot;! Developer's name missing !&quot;;IF([.I349]=-3;&quot;! Challenge's type missing !&quot;;IF([.I349]=-4;&quot;! Difficulty rating missing !&quot;;CONCATENATE(iferror(CONCATENATE(LEFT([.D349];1);MID([.D349];SEARCH(&quot;-&quot;;[.D349];1)+1;1));LEFT([.D349];1));COUNTIF([.$D$5:.$D349];[.D349]);&quot;_&quot;;SUBSTITUTE(PROPER([.B349]);&quot; &quot;;&quot;&quot;);&quot;_&quot;;[.E349]))))))" office:value-type="string" office:string-value="-">
            <text:p>-</text:p>
          </table:table-cell>
          <table:table-cell table:style-name="ce178" table:formula="of:=IF(AND([.B349]=&quot;&quot;;[.C349]=&quot;&quot;;[.D349]=&quot;&quot;;[.E349]=&quot;&quot;);0;IF(AND([.B349]=&quot;&quot;;[.C349]&lt;&gt;&quot;&quot;;[.D349]&lt;&gt;&quot;&quot;;[.E349]&lt;&gt;&quot;&quot;);-1;IF(AND([.B349]&lt;&gt;&quot;&quot;;[.C349]=&quot;&quot;;[.D349]&lt;&gt;&quot;&quot;;[.E349]&lt;&gt;&quot;&quot;);-2;IF(AND([.B349]&lt;&gt;&quot;&quot;;[.C349]&lt;&gt;&quot;&quot;;[.D349]=&quot;&quot;;[.E349]&lt;&gt;&quot;&quot;);-3;IF(AND([.B349]=&quot;&quot;;[.C349]&lt;&gt;&quot;&quot;;[.D349]&lt;&gt;&quot;&quot;;[.E349]=&quot;&quot;);-3;IF(AND([.B349]&lt;&gt;&quot;&quot;;[.C349]&lt;&gt;&quot;&quot;;[.D349]&lt;&gt;&quot;&quot;;[.E349]&lt;&gt;&quot;&quot;);1;-4))))))" office:value-type="float" office:value="0">
            <text:p>0</text:p>
          </table:table-cell>
          <table:table-cell table:number-columns-repeated="1015"/>
        </table:table-row>
        <table:table-row table:style-name="ro3">
          <table:table-cell table:style-name="ce150" office:value-type="float" office:value="346">
            <text:p>346</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350]=0;&quot;-&quot;;IF([.I350]=-1;&quot;! Mini-game's name missing !&quot;;IF([.I350]=-2;&quot;! Developer's name missing !&quot;;IF([.I350]=-3;&quot;! Challenge's type missing !&quot;;IF([.I350]=-4;&quot;! Difficulty rating missing !&quot;;CONCATENATE(iferror(CONCATENATE(LEFT([.D350];1);MID([.D350];SEARCH(&quot;-&quot;;[.D350];1)+1;1));LEFT([.D350];1));COUNTIF([.$D$5:.$D350];[.D350]);&quot;_&quot;;SUBSTITUTE(PROPER([.B350]);&quot; &quot;;&quot;&quot;);&quot;_&quot;;[.E350]))))))" office:value-type="string" office:string-value="-">
            <text:p>-</text:p>
          </table:table-cell>
          <table:table-cell table:style-name="ce178" table:formula="of:=IF(AND([.B350]=&quot;&quot;;[.C350]=&quot;&quot;;[.D350]=&quot;&quot;;[.E350]=&quot;&quot;);0;IF(AND([.B350]=&quot;&quot;;[.C350]&lt;&gt;&quot;&quot;;[.D350]&lt;&gt;&quot;&quot;;[.E350]&lt;&gt;&quot;&quot;);-1;IF(AND([.B350]&lt;&gt;&quot;&quot;;[.C350]=&quot;&quot;;[.D350]&lt;&gt;&quot;&quot;;[.E350]&lt;&gt;&quot;&quot;);-2;IF(AND([.B350]&lt;&gt;&quot;&quot;;[.C350]&lt;&gt;&quot;&quot;;[.D350]=&quot;&quot;;[.E350]&lt;&gt;&quot;&quot;);-3;IF(AND([.B350]=&quot;&quot;;[.C350]&lt;&gt;&quot;&quot;;[.D350]&lt;&gt;&quot;&quot;;[.E350]=&quot;&quot;);-3;IF(AND([.B350]&lt;&gt;&quot;&quot;;[.C350]&lt;&gt;&quot;&quot;;[.D350]&lt;&gt;&quot;&quot;;[.E350]&lt;&gt;&quot;&quot;);1;-4))))))" office:value-type="float" office:value="0">
            <text:p>0</text:p>
          </table:table-cell>
          <table:table-cell table:number-columns-repeated="1015"/>
        </table:table-row>
        <table:table-row table:style-name="ro3">
          <table:table-cell table:style-name="ce150" office:value-type="float" office:value="347">
            <text:p>347</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351]=0;&quot;-&quot;;IF([.I351]=-1;&quot;! Mini-game's name missing !&quot;;IF([.I351]=-2;&quot;! Developer's name missing !&quot;;IF([.I351]=-3;&quot;! Challenge's type missing !&quot;;IF([.I351]=-4;&quot;! Difficulty rating missing !&quot;;CONCATENATE(iferror(CONCATENATE(LEFT([.D351];1);MID([.D351];SEARCH(&quot;-&quot;;[.D351];1)+1;1));LEFT([.D351];1));COUNTIF([.$D$5:.$D351];[.D351]);&quot;_&quot;;SUBSTITUTE(PROPER([.B351]);&quot; &quot;;&quot;&quot;);&quot;_&quot;;[.E351]))))))" office:value-type="string" office:string-value="-">
            <text:p>-</text:p>
          </table:table-cell>
          <table:table-cell table:style-name="ce178" table:formula="of:=IF(AND([.B351]=&quot;&quot;;[.C351]=&quot;&quot;;[.D351]=&quot;&quot;;[.E351]=&quot;&quot;);0;IF(AND([.B351]=&quot;&quot;;[.C351]&lt;&gt;&quot;&quot;;[.D351]&lt;&gt;&quot;&quot;;[.E351]&lt;&gt;&quot;&quot;);-1;IF(AND([.B351]&lt;&gt;&quot;&quot;;[.C351]=&quot;&quot;;[.D351]&lt;&gt;&quot;&quot;;[.E351]&lt;&gt;&quot;&quot;);-2;IF(AND([.B351]&lt;&gt;&quot;&quot;;[.C351]&lt;&gt;&quot;&quot;;[.D351]=&quot;&quot;;[.E351]&lt;&gt;&quot;&quot;);-3;IF(AND([.B351]=&quot;&quot;;[.C351]&lt;&gt;&quot;&quot;;[.D351]&lt;&gt;&quot;&quot;;[.E351]=&quot;&quot;);-3;IF(AND([.B351]&lt;&gt;&quot;&quot;;[.C351]&lt;&gt;&quot;&quot;;[.D351]&lt;&gt;&quot;&quot;;[.E351]&lt;&gt;&quot;&quot;);1;-4))))))" office:value-type="float" office:value="0">
            <text:p>0</text:p>
          </table:table-cell>
          <table:table-cell table:number-columns-repeated="1015"/>
        </table:table-row>
        <table:table-row table:style-name="ro3">
          <table:table-cell table:style-name="ce150" office:value-type="float" office:value="348">
            <text:p>348</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352]=0;&quot;-&quot;;IF([.I352]=-1;&quot;! Mini-game's name missing !&quot;;IF([.I352]=-2;&quot;! Developer's name missing !&quot;;IF([.I352]=-3;&quot;! Challenge's type missing !&quot;;IF([.I352]=-4;&quot;! Difficulty rating missing !&quot;;CONCATENATE(iferror(CONCATENATE(LEFT([.D352];1);MID([.D352];SEARCH(&quot;-&quot;;[.D352];1)+1;1));LEFT([.D352];1));COUNTIF([.$D$5:.$D352];[.D352]);&quot;_&quot;;SUBSTITUTE(PROPER([.B352]);&quot; &quot;;&quot;&quot;);&quot;_&quot;;[.E352]))))))" office:value-type="string" office:string-value="-">
            <text:p>-</text:p>
          </table:table-cell>
          <table:table-cell table:style-name="ce178" table:formula="of:=IF(AND([.B352]=&quot;&quot;;[.C352]=&quot;&quot;;[.D352]=&quot;&quot;;[.E352]=&quot;&quot;);0;IF(AND([.B352]=&quot;&quot;;[.C352]&lt;&gt;&quot;&quot;;[.D352]&lt;&gt;&quot;&quot;;[.E352]&lt;&gt;&quot;&quot;);-1;IF(AND([.B352]&lt;&gt;&quot;&quot;;[.C352]=&quot;&quot;;[.D352]&lt;&gt;&quot;&quot;;[.E352]&lt;&gt;&quot;&quot;);-2;IF(AND([.B352]&lt;&gt;&quot;&quot;;[.C352]&lt;&gt;&quot;&quot;;[.D352]=&quot;&quot;;[.E352]&lt;&gt;&quot;&quot;);-3;IF(AND([.B352]=&quot;&quot;;[.C352]&lt;&gt;&quot;&quot;;[.D352]&lt;&gt;&quot;&quot;;[.E352]=&quot;&quot;);-3;IF(AND([.B352]&lt;&gt;&quot;&quot;;[.C352]&lt;&gt;&quot;&quot;;[.D352]&lt;&gt;&quot;&quot;;[.E352]&lt;&gt;&quot;&quot;);1;-4))))))" office:value-type="float" office:value="0">
            <text:p>0</text:p>
          </table:table-cell>
          <table:table-cell table:number-columns-repeated="1015"/>
        </table:table-row>
        <table:table-row table:style-name="ro3">
          <table:table-cell table:style-name="ce150" office:value-type="float" office:value="349">
            <text:p>349</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353]=0;&quot;-&quot;;IF([.I353]=-1;&quot;! Mini-game's name missing !&quot;;IF([.I353]=-2;&quot;! Developer's name missing !&quot;;IF([.I353]=-3;&quot;! Challenge's type missing !&quot;;IF([.I353]=-4;&quot;! Difficulty rating missing !&quot;;CONCATENATE(iferror(CONCATENATE(LEFT([.D353];1);MID([.D353];SEARCH(&quot;-&quot;;[.D353];1)+1;1));LEFT([.D353];1));COUNTIF([.$D$5:.$D353];[.D353]);&quot;_&quot;;SUBSTITUTE(PROPER([.B353]);&quot; &quot;;&quot;&quot;);&quot;_&quot;;[.E353]))))))" office:value-type="string" office:string-value="-">
            <text:p>-</text:p>
          </table:table-cell>
          <table:table-cell table:style-name="ce178" table:formula="of:=IF(AND([.B353]=&quot;&quot;;[.C353]=&quot;&quot;;[.D353]=&quot;&quot;;[.E353]=&quot;&quot;);0;IF(AND([.B353]=&quot;&quot;;[.C353]&lt;&gt;&quot;&quot;;[.D353]&lt;&gt;&quot;&quot;;[.E353]&lt;&gt;&quot;&quot;);-1;IF(AND([.B353]&lt;&gt;&quot;&quot;;[.C353]=&quot;&quot;;[.D353]&lt;&gt;&quot;&quot;;[.E353]&lt;&gt;&quot;&quot;);-2;IF(AND([.B353]&lt;&gt;&quot;&quot;;[.C353]&lt;&gt;&quot;&quot;;[.D353]=&quot;&quot;;[.E353]&lt;&gt;&quot;&quot;);-3;IF(AND([.B353]=&quot;&quot;;[.C353]&lt;&gt;&quot;&quot;;[.D353]&lt;&gt;&quot;&quot;;[.E353]=&quot;&quot;);-3;IF(AND([.B353]&lt;&gt;&quot;&quot;;[.C353]&lt;&gt;&quot;&quot;;[.D353]&lt;&gt;&quot;&quot;;[.E353]&lt;&gt;&quot;&quot;);1;-4))))))" office:value-type="float" office:value="0">
            <text:p>0</text:p>
          </table:table-cell>
          <table:table-cell table:number-columns-repeated="1015"/>
        </table:table-row>
        <table:table-row table:style-name="ro3">
          <table:table-cell table:style-name="ce150" office:value-type="float" office:value="350">
            <text:p>350</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354]=0;&quot;-&quot;;IF([.I354]=-1;&quot;! Mini-game's name missing !&quot;;IF([.I354]=-2;&quot;! Developer's name missing !&quot;;IF([.I354]=-3;&quot;! Challenge's type missing !&quot;;IF([.I354]=-4;&quot;! Difficulty rating missing !&quot;;CONCATENATE(iferror(CONCATENATE(LEFT([.D354];1);MID([.D354];SEARCH(&quot;-&quot;;[.D354];1)+1;1));LEFT([.D354];1));COUNTIF([.$D$5:.$D354];[.D354]);&quot;_&quot;;SUBSTITUTE(PROPER([.B354]);&quot; &quot;;&quot;&quot;);&quot;_&quot;;[.E354]))))))" office:value-type="string" office:string-value="-">
            <text:p>-</text:p>
          </table:table-cell>
          <table:table-cell table:style-name="ce178" table:formula="of:=IF(AND([.B354]=&quot;&quot;;[.C354]=&quot;&quot;;[.D354]=&quot;&quot;;[.E354]=&quot;&quot;);0;IF(AND([.B354]=&quot;&quot;;[.C354]&lt;&gt;&quot;&quot;;[.D354]&lt;&gt;&quot;&quot;;[.E354]&lt;&gt;&quot;&quot;);-1;IF(AND([.B354]&lt;&gt;&quot;&quot;;[.C354]=&quot;&quot;;[.D354]&lt;&gt;&quot;&quot;;[.E354]&lt;&gt;&quot;&quot;);-2;IF(AND([.B354]&lt;&gt;&quot;&quot;;[.C354]&lt;&gt;&quot;&quot;;[.D354]=&quot;&quot;;[.E354]&lt;&gt;&quot;&quot;);-3;IF(AND([.B354]=&quot;&quot;;[.C354]&lt;&gt;&quot;&quot;;[.D354]&lt;&gt;&quot;&quot;;[.E354]=&quot;&quot;);-3;IF(AND([.B354]&lt;&gt;&quot;&quot;;[.C354]&lt;&gt;&quot;&quot;;[.D354]&lt;&gt;&quot;&quot;;[.E354]&lt;&gt;&quot;&quot;);1;-4))))))" office:value-type="float" office:value="0">
            <text:p>0</text:p>
          </table:table-cell>
          <table:table-cell table:number-columns-repeated="1015"/>
        </table:table-row>
        <table:table-row table:style-name="ro3">
          <table:table-cell table:style-name="ce150" office:value-type="float" office:value="351">
            <text:p>351</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355]=0;&quot;-&quot;;IF([.I355]=-1;&quot;! Mini-game's name missing !&quot;;IF([.I355]=-2;&quot;! Developer's name missing !&quot;;IF([.I355]=-3;&quot;! Challenge's type missing !&quot;;IF([.I355]=-4;&quot;! Difficulty rating missing !&quot;;CONCATENATE(iferror(CONCATENATE(LEFT([.D355];1);MID([.D355];SEARCH(&quot;-&quot;;[.D355];1)+1;1));LEFT([.D355];1));COUNTIF([.$D$5:.$D355];[.D355]);&quot;_&quot;;SUBSTITUTE(PROPER([.B355]);&quot; &quot;;&quot;&quot;);&quot;_&quot;;[.E355]))))))" office:value-type="string" office:string-value="-">
            <text:p>-</text:p>
          </table:table-cell>
          <table:table-cell table:style-name="ce178" table:formula="of:=IF(AND([.B355]=&quot;&quot;;[.C355]=&quot;&quot;;[.D355]=&quot;&quot;;[.E355]=&quot;&quot;);0;IF(AND([.B355]=&quot;&quot;;[.C355]&lt;&gt;&quot;&quot;;[.D355]&lt;&gt;&quot;&quot;;[.E355]&lt;&gt;&quot;&quot;);-1;IF(AND([.B355]&lt;&gt;&quot;&quot;;[.C355]=&quot;&quot;;[.D355]&lt;&gt;&quot;&quot;;[.E355]&lt;&gt;&quot;&quot;);-2;IF(AND([.B355]&lt;&gt;&quot;&quot;;[.C355]&lt;&gt;&quot;&quot;;[.D355]=&quot;&quot;;[.E355]&lt;&gt;&quot;&quot;);-3;IF(AND([.B355]=&quot;&quot;;[.C355]&lt;&gt;&quot;&quot;;[.D355]&lt;&gt;&quot;&quot;;[.E355]=&quot;&quot;);-3;IF(AND([.B355]&lt;&gt;&quot;&quot;;[.C355]&lt;&gt;&quot;&quot;;[.D355]&lt;&gt;&quot;&quot;;[.E355]&lt;&gt;&quot;&quot;);1;-4))))))" office:value-type="float" office:value="0">
            <text:p>0</text:p>
          </table:table-cell>
          <table:table-cell table:number-columns-repeated="1015"/>
        </table:table-row>
        <table:table-row table:style-name="ro3">
          <table:table-cell table:style-name="ce150" office:value-type="float" office:value="352">
            <text:p>352</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356]=0;&quot;-&quot;;IF([.I356]=-1;&quot;! Mini-game's name missing !&quot;;IF([.I356]=-2;&quot;! Developer's name missing !&quot;;IF([.I356]=-3;&quot;! Challenge's type missing !&quot;;IF([.I356]=-4;&quot;! Difficulty rating missing !&quot;;CONCATENATE(iferror(CONCATENATE(LEFT([.D356];1);MID([.D356];SEARCH(&quot;-&quot;;[.D356];1)+1;1));LEFT([.D356];1));COUNTIF([.$D$5:.$D356];[.D356]);&quot;_&quot;;SUBSTITUTE(PROPER([.B356]);&quot; &quot;;&quot;&quot;);&quot;_&quot;;[.E356]))))))" office:value-type="string" office:string-value="-">
            <text:p>-</text:p>
          </table:table-cell>
          <table:table-cell table:style-name="ce178" table:formula="of:=IF(AND([.B356]=&quot;&quot;;[.C356]=&quot;&quot;;[.D356]=&quot;&quot;;[.E356]=&quot;&quot;);0;IF(AND([.B356]=&quot;&quot;;[.C356]&lt;&gt;&quot;&quot;;[.D356]&lt;&gt;&quot;&quot;;[.E356]&lt;&gt;&quot;&quot;);-1;IF(AND([.B356]&lt;&gt;&quot;&quot;;[.C356]=&quot;&quot;;[.D356]&lt;&gt;&quot;&quot;;[.E356]&lt;&gt;&quot;&quot;);-2;IF(AND([.B356]&lt;&gt;&quot;&quot;;[.C356]&lt;&gt;&quot;&quot;;[.D356]=&quot;&quot;;[.E356]&lt;&gt;&quot;&quot;);-3;IF(AND([.B356]=&quot;&quot;;[.C356]&lt;&gt;&quot;&quot;;[.D356]&lt;&gt;&quot;&quot;;[.E356]=&quot;&quot;);-3;IF(AND([.B356]&lt;&gt;&quot;&quot;;[.C356]&lt;&gt;&quot;&quot;;[.D356]&lt;&gt;&quot;&quot;;[.E356]&lt;&gt;&quot;&quot;);1;-4))))))" office:value-type="float" office:value="0">
            <text:p>0</text:p>
          </table:table-cell>
          <table:table-cell table:number-columns-repeated="1015"/>
        </table:table-row>
        <table:table-row table:style-name="ro3">
          <table:table-cell table:style-name="ce150" office:value-type="float" office:value="353">
            <text:p>353</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357]=0;&quot;-&quot;;IF([.I357]=-1;&quot;! Mini-game's name missing !&quot;;IF([.I357]=-2;&quot;! Developer's name missing !&quot;;IF([.I357]=-3;&quot;! Challenge's type missing !&quot;;IF([.I357]=-4;&quot;! Difficulty rating missing !&quot;;CONCATENATE(iferror(CONCATENATE(LEFT([.D357];1);MID([.D357];SEARCH(&quot;-&quot;;[.D357];1)+1;1));LEFT([.D357];1));COUNTIF([.$D$5:.$D357];[.D357]);&quot;_&quot;;SUBSTITUTE(PROPER([.B357]);&quot; &quot;;&quot;&quot;);&quot;_&quot;;[.E357]))))))" office:value-type="string" office:string-value="-">
            <text:p>-</text:p>
          </table:table-cell>
          <table:table-cell table:style-name="ce178" table:formula="of:=IF(AND([.B357]=&quot;&quot;;[.C357]=&quot;&quot;;[.D357]=&quot;&quot;;[.E357]=&quot;&quot;);0;IF(AND([.B357]=&quot;&quot;;[.C357]&lt;&gt;&quot;&quot;;[.D357]&lt;&gt;&quot;&quot;;[.E357]&lt;&gt;&quot;&quot;);-1;IF(AND([.B357]&lt;&gt;&quot;&quot;;[.C357]=&quot;&quot;;[.D357]&lt;&gt;&quot;&quot;;[.E357]&lt;&gt;&quot;&quot;);-2;IF(AND([.B357]&lt;&gt;&quot;&quot;;[.C357]&lt;&gt;&quot;&quot;;[.D357]=&quot;&quot;;[.E357]&lt;&gt;&quot;&quot;);-3;IF(AND([.B357]=&quot;&quot;;[.C357]&lt;&gt;&quot;&quot;;[.D357]&lt;&gt;&quot;&quot;;[.E357]=&quot;&quot;);-3;IF(AND([.B357]&lt;&gt;&quot;&quot;;[.C357]&lt;&gt;&quot;&quot;;[.D357]&lt;&gt;&quot;&quot;;[.E357]&lt;&gt;&quot;&quot;);1;-4))))))" office:value-type="float" office:value="0">
            <text:p>0</text:p>
          </table:table-cell>
          <table:table-cell table:number-columns-repeated="1015"/>
        </table:table-row>
        <table:table-row table:style-name="ro3">
          <table:table-cell table:style-name="ce150" office:value-type="float" office:value="354">
            <text:p>354</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358]=0;&quot;-&quot;;IF([.I358]=-1;&quot;! Mini-game's name missing !&quot;;IF([.I358]=-2;&quot;! Developer's name missing !&quot;;IF([.I358]=-3;&quot;! Challenge's type missing !&quot;;IF([.I358]=-4;&quot;! Difficulty rating missing !&quot;;CONCATENATE(iferror(CONCATENATE(LEFT([.D358];1);MID([.D358];SEARCH(&quot;-&quot;;[.D358];1)+1;1));LEFT([.D358];1));COUNTIF([.$D$5:.$D358];[.D358]);&quot;_&quot;;SUBSTITUTE(PROPER([.B358]);&quot; &quot;;&quot;&quot;);&quot;_&quot;;[.E358]))))))" office:value-type="string" office:string-value="-">
            <text:p>-</text:p>
          </table:table-cell>
          <table:table-cell table:style-name="ce178" table:formula="of:=IF(AND([.B358]=&quot;&quot;;[.C358]=&quot;&quot;;[.D358]=&quot;&quot;;[.E358]=&quot;&quot;);0;IF(AND([.B358]=&quot;&quot;;[.C358]&lt;&gt;&quot;&quot;;[.D358]&lt;&gt;&quot;&quot;;[.E358]&lt;&gt;&quot;&quot;);-1;IF(AND([.B358]&lt;&gt;&quot;&quot;;[.C358]=&quot;&quot;;[.D358]&lt;&gt;&quot;&quot;;[.E358]&lt;&gt;&quot;&quot;);-2;IF(AND([.B358]&lt;&gt;&quot;&quot;;[.C358]&lt;&gt;&quot;&quot;;[.D358]=&quot;&quot;;[.E358]&lt;&gt;&quot;&quot;);-3;IF(AND([.B358]=&quot;&quot;;[.C358]&lt;&gt;&quot;&quot;;[.D358]&lt;&gt;&quot;&quot;;[.E358]=&quot;&quot;);-3;IF(AND([.B358]&lt;&gt;&quot;&quot;;[.C358]&lt;&gt;&quot;&quot;;[.D358]&lt;&gt;&quot;&quot;;[.E358]&lt;&gt;&quot;&quot;);1;-4))))))" office:value-type="float" office:value="0">
            <text:p>0</text:p>
          </table:table-cell>
          <table:table-cell table:number-columns-repeated="1015"/>
        </table:table-row>
        <table:table-row table:style-name="ro3">
          <table:table-cell table:style-name="ce150" office:value-type="float" office:value="355">
            <text:p>355</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359]=0;&quot;-&quot;;IF([.I359]=-1;&quot;! Mini-game's name missing !&quot;;IF([.I359]=-2;&quot;! Developer's name missing !&quot;;IF([.I359]=-3;&quot;! Challenge's type missing !&quot;;IF([.I359]=-4;&quot;! Difficulty rating missing !&quot;;CONCATENATE(iferror(CONCATENATE(LEFT([.D359];1);MID([.D359];SEARCH(&quot;-&quot;;[.D359];1)+1;1));LEFT([.D359];1));COUNTIF([.$D$5:.$D359];[.D359]);&quot;_&quot;;SUBSTITUTE(PROPER([.B359]);&quot; &quot;;&quot;&quot;);&quot;_&quot;;[.E359]))))))" office:value-type="string" office:string-value="-">
            <text:p>-</text:p>
          </table:table-cell>
          <table:table-cell table:style-name="ce178" table:formula="of:=IF(AND([.B359]=&quot;&quot;;[.C359]=&quot;&quot;;[.D359]=&quot;&quot;;[.E359]=&quot;&quot;);0;IF(AND([.B359]=&quot;&quot;;[.C359]&lt;&gt;&quot;&quot;;[.D359]&lt;&gt;&quot;&quot;;[.E359]&lt;&gt;&quot;&quot;);-1;IF(AND([.B359]&lt;&gt;&quot;&quot;;[.C359]=&quot;&quot;;[.D359]&lt;&gt;&quot;&quot;;[.E359]&lt;&gt;&quot;&quot;);-2;IF(AND([.B359]&lt;&gt;&quot;&quot;;[.C359]&lt;&gt;&quot;&quot;;[.D359]=&quot;&quot;;[.E359]&lt;&gt;&quot;&quot;);-3;IF(AND([.B359]=&quot;&quot;;[.C359]&lt;&gt;&quot;&quot;;[.D359]&lt;&gt;&quot;&quot;;[.E359]=&quot;&quot;);-3;IF(AND([.B359]&lt;&gt;&quot;&quot;;[.C359]&lt;&gt;&quot;&quot;;[.D359]&lt;&gt;&quot;&quot;;[.E359]&lt;&gt;&quot;&quot;);1;-4))))))" office:value-type="float" office:value="0">
            <text:p>0</text:p>
          </table:table-cell>
          <table:table-cell table:number-columns-repeated="1015"/>
        </table:table-row>
        <table:table-row table:style-name="ro3">
          <table:table-cell table:style-name="ce150" office:value-type="float" office:value="356">
            <text:p>356</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360]=0;&quot;-&quot;;IF([.I360]=-1;&quot;! Mini-game's name missing !&quot;;IF([.I360]=-2;&quot;! Developer's name missing !&quot;;IF([.I360]=-3;&quot;! Challenge's type missing !&quot;;IF([.I360]=-4;&quot;! Difficulty rating missing !&quot;;CONCATENATE(iferror(CONCATENATE(LEFT([.D360];1);MID([.D360];SEARCH(&quot;-&quot;;[.D360];1)+1;1));LEFT([.D360];1));COUNTIF([.$D$5:.$D360];[.D360]);&quot;_&quot;;SUBSTITUTE(PROPER([.B360]);&quot; &quot;;&quot;&quot;);&quot;_&quot;;[.E360]))))))" office:value-type="string" office:string-value="-">
            <text:p>-</text:p>
          </table:table-cell>
          <table:table-cell table:style-name="ce178" table:formula="of:=IF(AND([.B360]=&quot;&quot;;[.C360]=&quot;&quot;;[.D360]=&quot;&quot;;[.E360]=&quot;&quot;);0;IF(AND([.B360]=&quot;&quot;;[.C360]&lt;&gt;&quot;&quot;;[.D360]&lt;&gt;&quot;&quot;;[.E360]&lt;&gt;&quot;&quot;);-1;IF(AND([.B360]&lt;&gt;&quot;&quot;;[.C360]=&quot;&quot;;[.D360]&lt;&gt;&quot;&quot;;[.E360]&lt;&gt;&quot;&quot;);-2;IF(AND([.B360]&lt;&gt;&quot;&quot;;[.C360]&lt;&gt;&quot;&quot;;[.D360]=&quot;&quot;;[.E360]&lt;&gt;&quot;&quot;);-3;IF(AND([.B360]=&quot;&quot;;[.C360]&lt;&gt;&quot;&quot;;[.D360]&lt;&gt;&quot;&quot;;[.E360]=&quot;&quot;);-3;IF(AND([.B360]&lt;&gt;&quot;&quot;;[.C360]&lt;&gt;&quot;&quot;;[.D360]&lt;&gt;&quot;&quot;;[.E360]&lt;&gt;&quot;&quot;);1;-4))))))" office:value-type="float" office:value="0">
            <text:p>0</text:p>
          </table:table-cell>
          <table:table-cell table:number-columns-repeated="1015"/>
        </table:table-row>
        <table:table-row table:style-name="ro3">
          <table:table-cell table:style-name="ce150" office:value-type="float" office:value="357">
            <text:p>357</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361]=0;&quot;-&quot;;IF([.I361]=-1;&quot;! Mini-game's name missing !&quot;;IF([.I361]=-2;&quot;! Developer's name missing !&quot;;IF([.I361]=-3;&quot;! Challenge's type missing !&quot;;IF([.I361]=-4;&quot;! Difficulty rating missing !&quot;;CONCATENATE(iferror(CONCATENATE(LEFT([.D361];1);MID([.D361];SEARCH(&quot;-&quot;;[.D361];1)+1;1));LEFT([.D361];1));COUNTIF([.$D$5:.$D361];[.D361]);&quot;_&quot;;SUBSTITUTE(PROPER([.B361]);&quot; &quot;;&quot;&quot;);&quot;_&quot;;[.E361]))))))" office:value-type="string" office:string-value="-">
            <text:p>-</text:p>
          </table:table-cell>
          <table:table-cell table:style-name="ce178" table:formula="of:=IF(AND([.B361]=&quot;&quot;;[.C361]=&quot;&quot;;[.D361]=&quot;&quot;;[.E361]=&quot;&quot;);0;IF(AND([.B361]=&quot;&quot;;[.C361]&lt;&gt;&quot;&quot;;[.D361]&lt;&gt;&quot;&quot;;[.E361]&lt;&gt;&quot;&quot;);-1;IF(AND([.B361]&lt;&gt;&quot;&quot;;[.C361]=&quot;&quot;;[.D361]&lt;&gt;&quot;&quot;;[.E361]&lt;&gt;&quot;&quot;);-2;IF(AND([.B361]&lt;&gt;&quot;&quot;;[.C361]&lt;&gt;&quot;&quot;;[.D361]=&quot;&quot;;[.E361]&lt;&gt;&quot;&quot;);-3;IF(AND([.B361]=&quot;&quot;;[.C361]&lt;&gt;&quot;&quot;;[.D361]&lt;&gt;&quot;&quot;;[.E361]=&quot;&quot;);-3;IF(AND([.B361]&lt;&gt;&quot;&quot;;[.C361]&lt;&gt;&quot;&quot;;[.D361]&lt;&gt;&quot;&quot;;[.E361]&lt;&gt;&quot;&quot;);1;-4))))))" office:value-type="float" office:value="0">
            <text:p>0</text:p>
          </table:table-cell>
          <table:table-cell table:number-columns-repeated="1015"/>
        </table:table-row>
        <table:table-row table:style-name="ro3">
          <table:table-cell table:style-name="ce150" office:value-type="float" office:value="358">
            <text:p>358</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362]=0;&quot;-&quot;;IF([.I362]=-1;&quot;! Mini-game's name missing !&quot;;IF([.I362]=-2;&quot;! Developer's name missing !&quot;;IF([.I362]=-3;&quot;! Challenge's type missing !&quot;;IF([.I362]=-4;&quot;! Difficulty rating missing !&quot;;CONCATENATE(iferror(CONCATENATE(LEFT([.D362];1);MID([.D362];SEARCH(&quot;-&quot;;[.D362];1)+1;1));LEFT([.D362];1));COUNTIF([.$D$5:.$D362];[.D362]);&quot;_&quot;;SUBSTITUTE(PROPER([.B362]);&quot; &quot;;&quot;&quot;);&quot;_&quot;;[.E362]))))))" office:value-type="string" office:string-value="-">
            <text:p>-</text:p>
          </table:table-cell>
          <table:table-cell table:style-name="ce178" table:formula="of:=IF(AND([.B362]=&quot;&quot;;[.C362]=&quot;&quot;;[.D362]=&quot;&quot;;[.E362]=&quot;&quot;);0;IF(AND([.B362]=&quot;&quot;;[.C362]&lt;&gt;&quot;&quot;;[.D362]&lt;&gt;&quot;&quot;;[.E362]&lt;&gt;&quot;&quot;);-1;IF(AND([.B362]&lt;&gt;&quot;&quot;;[.C362]=&quot;&quot;;[.D362]&lt;&gt;&quot;&quot;;[.E362]&lt;&gt;&quot;&quot;);-2;IF(AND([.B362]&lt;&gt;&quot;&quot;;[.C362]&lt;&gt;&quot;&quot;;[.D362]=&quot;&quot;;[.E362]&lt;&gt;&quot;&quot;);-3;IF(AND([.B362]=&quot;&quot;;[.C362]&lt;&gt;&quot;&quot;;[.D362]&lt;&gt;&quot;&quot;;[.E362]=&quot;&quot;);-3;IF(AND([.B362]&lt;&gt;&quot;&quot;;[.C362]&lt;&gt;&quot;&quot;;[.D362]&lt;&gt;&quot;&quot;;[.E362]&lt;&gt;&quot;&quot;);1;-4))))))" office:value-type="float" office:value="0">
            <text:p>0</text:p>
          </table:table-cell>
          <table:table-cell table:number-columns-repeated="1015"/>
        </table:table-row>
        <table:table-row table:style-name="ro3">
          <table:table-cell table:style-name="ce150" office:value-type="float" office:value="359">
            <text:p>359</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363]=0;&quot;-&quot;;IF([.I363]=-1;&quot;! Mini-game's name missing !&quot;;IF([.I363]=-2;&quot;! Developer's name missing !&quot;;IF([.I363]=-3;&quot;! Challenge's type missing !&quot;;IF([.I363]=-4;&quot;! Difficulty rating missing !&quot;;CONCATENATE(iferror(CONCATENATE(LEFT([.D363];1);MID([.D363];SEARCH(&quot;-&quot;;[.D363];1)+1;1));LEFT([.D363];1));COUNTIF([.$D$5:.$D363];[.D363]);&quot;_&quot;;SUBSTITUTE(PROPER([.B363]);&quot; &quot;;&quot;&quot;);&quot;_&quot;;[.E363]))))))" office:value-type="string" office:string-value="-">
            <text:p>-</text:p>
          </table:table-cell>
          <table:table-cell table:style-name="ce178" table:formula="of:=IF(AND([.B363]=&quot;&quot;;[.C363]=&quot;&quot;;[.D363]=&quot;&quot;;[.E363]=&quot;&quot;);0;IF(AND([.B363]=&quot;&quot;;[.C363]&lt;&gt;&quot;&quot;;[.D363]&lt;&gt;&quot;&quot;;[.E363]&lt;&gt;&quot;&quot;);-1;IF(AND([.B363]&lt;&gt;&quot;&quot;;[.C363]=&quot;&quot;;[.D363]&lt;&gt;&quot;&quot;;[.E363]&lt;&gt;&quot;&quot;);-2;IF(AND([.B363]&lt;&gt;&quot;&quot;;[.C363]&lt;&gt;&quot;&quot;;[.D363]=&quot;&quot;;[.E363]&lt;&gt;&quot;&quot;);-3;IF(AND([.B363]=&quot;&quot;;[.C363]&lt;&gt;&quot;&quot;;[.D363]&lt;&gt;&quot;&quot;;[.E363]=&quot;&quot;);-3;IF(AND([.B363]&lt;&gt;&quot;&quot;;[.C363]&lt;&gt;&quot;&quot;;[.D363]&lt;&gt;&quot;&quot;;[.E363]&lt;&gt;&quot;&quot;);1;-4))))))" office:value-type="float" office:value="0">
            <text:p>0</text:p>
          </table:table-cell>
          <table:table-cell table:number-columns-repeated="1015"/>
        </table:table-row>
        <table:table-row table:style-name="ro3">
          <table:table-cell table:style-name="ce150" office:value-type="float" office:value="360">
            <text:p>360</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364]=0;&quot;-&quot;;IF([.I364]=-1;&quot;! Mini-game's name missing !&quot;;IF([.I364]=-2;&quot;! Developer's name missing !&quot;;IF([.I364]=-3;&quot;! Challenge's type missing !&quot;;IF([.I364]=-4;&quot;! Difficulty rating missing !&quot;;CONCATENATE(iferror(CONCATENATE(LEFT([.D364];1);MID([.D364];SEARCH(&quot;-&quot;;[.D364];1)+1;1));LEFT([.D364];1));COUNTIF([.$D$5:.$D364];[.D364]);&quot;_&quot;;SUBSTITUTE(PROPER([.B364]);&quot; &quot;;&quot;&quot;);&quot;_&quot;;[.E364]))))))" office:value-type="string" office:string-value="-">
            <text:p>-</text:p>
          </table:table-cell>
          <table:table-cell table:style-name="ce178" table:formula="of:=IF(AND([.B364]=&quot;&quot;;[.C364]=&quot;&quot;;[.D364]=&quot;&quot;;[.E364]=&quot;&quot;);0;IF(AND([.B364]=&quot;&quot;;[.C364]&lt;&gt;&quot;&quot;;[.D364]&lt;&gt;&quot;&quot;;[.E364]&lt;&gt;&quot;&quot;);-1;IF(AND([.B364]&lt;&gt;&quot;&quot;;[.C364]=&quot;&quot;;[.D364]&lt;&gt;&quot;&quot;;[.E364]&lt;&gt;&quot;&quot;);-2;IF(AND([.B364]&lt;&gt;&quot;&quot;;[.C364]&lt;&gt;&quot;&quot;;[.D364]=&quot;&quot;;[.E364]&lt;&gt;&quot;&quot;);-3;IF(AND([.B364]=&quot;&quot;;[.C364]&lt;&gt;&quot;&quot;;[.D364]&lt;&gt;&quot;&quot;;[.E364]=&quot;&quot;);-3;IF(AND([.B364]&lt;&gt;&quot;&quot;;[.C364]&lt;&gt;&quot;&quot;;[.D364]&lt;&gt;&quot;&quot;;[.E364]&lt;&gt;&quot;&quot;);1;-4))))))" office:value-type="float" office:value="0">
            <text:p>0</text:p>
          </table:table-cell>
          <table:table-cell table:number-columns-repeated="1015"/>
        </table:table-row>
        <table:table-row table:style-name="ro3">
          <table:table-cell table:style-name="ce150" office:value-type="float" office:value="361">
            <text:p>361</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365]=0;&quot;-&quot;;IF([.I365]=-1;&quot;! Mini-game's name missing !&quot;;IF([.I365]=-2;&quot;! Developer's name missing !&quot;;IF([.I365]=-3;&quot;! Challenge's type missing !&quot;;IF([.I365]=-4;&quot;! Difficulty rating missing !&quot;;CONCATENATE(iferror(CONCATENATE(LEFT([.D365];1);MID([.D365];SEARCH(&quot;-&quot;;[.D365];1)+1;1));LEFT([.D365];1));COUNTIF([.$D$5:.$D365];[.D365]);&quot;_&quot;;SUBSTITUTE(PROPER([.B365]);&quot; &quot;;&quot;&quot;);&quot;_&quot;;[.E365]))))))" office:value-type="string" office:string-value="-">
            <text:p>-</text:p>
          </table:table-cell>
          <table:table-cell table:style-name="ce178" table:formula="of:=IF(AND([.B365]=&quot;&quot;;[.C365]=&quot;&quot;;[.D365]=&quot;&quot;;[.E365]=&quot;&quot;);0;IF(AND([.B365]=&quot;&quot;;[.C365]&lt;&gt;&quot;&quot;;[.D365]&lt;&gt;&quot;&quot;;[.E365]&lt;&gt;&quot;&quot;);-1;IF(AND([.B365]&lt;&gt;&quot;&quot;;[.C365]=&quot;&quot;;[.D365]&lt;&gt;&quot;&quot;;[.E365]&lt;&gt;&quot;&quot;);-2;IF(AND([.B365]&lt;&gt;&quot;&quot;;[.C365]&lt;&gt;&quot;&quot;;[.D365]=&quot;&quot;;[.E365]&lt;&gt;&quot;&quot;);-3;IF(AND([.B365]=&quot;&quot;;[.C365]&lt;&gt;&quot;&quot;;[.D365]&lt;&gt;&quot;&quot;;[.E365]=&quot;&quot;);-3;IF(AND([.B365]&lt;&gt;&quot;&quot;;[.C365]&lt;&gt;&quot;&quot;;[.D365]&lt;&gt;&quot;&quot;;[.E365]&lt;&gt;&quot;&quot;);1;-4))))))" office:value-type="float" office:value="0">
            <text:p>0</text:p>
          </table:table-cell>
          <table:table-cell table:number-columns-repeated="1015"/>
        </table:table-row>
        <table:table-row table:style-name="ro3">
          <table:table-cell table:style-name="ce150" office:value-type="float" office:value="362">
            <text:p>362</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366]=0;&quot;-&quot;;IF([.I366]=-1;&quot;! Mini-game's name missing !&quot;;IF([.I366]=-2;&quot;! Developer's name missing !&quot;;IF([.I366]=-3;&quot;! Challenge's type missing !&quot;;IF([.I366]=-4;&quot;! Difficulty rating missing !&quot;;CONCATENATE(iferror(CONCATENATE(LEFT([.D366];1);MID([.D366];SEARCH(&quot;-&quot;;[.D366];1)+1;1));LEFT([.D366];1));COUNTIF([.$D$5:.$D366];[.D366]);&quot;_&quot;;SUBSTITUTE(PROPER([.B366]);&quot; &quot;;&quot;&quot;);&quot;_&quot;;[.E366]))))))" office:value-type="string" office:string-value="-">
            <text:p>-</text:p>
          </table:table-cell>
          <table:table-cell table:style-name="ce178" table:formula="of:=IF(AND([.B366]=&quot;&quot;;[.C366]=&quot;&quot;;[.D366]=&quot;&quot;;[.E366]=&quot;&quot;);0;IF(AND([.B366]=&quot;&quot;;[.C366]&lt;&gt;&quot;&quot;;[.D366]&lt;&gt;&quot;&quot;;[.E366]&lt;&gt;&quot;&quot;);-1;IF(AND([.B366]&lt;&gt;&quot;&quot;;[.C366]=&quot;&quot;;[.D366]&lt;&gt;&quot;&quot;;[.E366]&lt;&gt;&quot;&quot;);-2;IF(AND([.B366]&lt;&gt;&quot;&quot;;[.C366]&lt;&gt;&quot;&quot;;[.D366]=&quot;&quot;;[.E366]&lt;&gt;&quot;&quot;);-3;IF(AND([.B366]=&quot;&quot;;[.C366]&lt;&gt;&quot;&quot;;[.D366]&lt;&gt;&quot;&quot;;[.E366]=&quot;&quot;);-3;IF(AND([.B366]&lt;&gt;&quot;&quot;;[.C366]&lt;&gt;&quot;&quot;;[.D366]&lt;&gt;&quot;&quot;;[.E366]&lt;&gt;&quot;&quot;);1;-4))))))" office:value-type="float" office:value="0">
            <text:p>0</text:p>
          </table:table-cell>
          <table:table-cell table:number-columns-repeated="1015"/>
        </table:table-row>
        <table:table-row table:style-name="ro3">
          <table:table-cell table:style-name="ce150" office:value-type="float" office:value="363">
            <text:p>363</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367]=0;&quot;-&quot;;IF([.I367]=-1;&quot;! Mini-game's name missing !&quot;;IF([.I367]=-2;&quot;! Developer's name missing !&quot;;IF([.I367]=-3;&quot;! Challenge's type missing !&quot;;IF([.I367]=-4;&quot;! Difficulty rating missing !&quot;;CONCATENATE(iferror(CONCATENATE(LEFT([.D367];1);MID([.D367];SEARCH(&quot;-&quot;;[.D367];1)+1;1));LEFT([.D367];1));COUNTIF([.$D$5:.$D367];[.D367]);&quot;_&quot;;SUBSTITUTE(PROPER([.B367]);&quot; &quot;;&quot;&quot;);&quot;_&quot;;[.E367]))))))" office:value-type="string" office:string-value="-">
            <text:p>-</text:p>
          </table:table-cell>
          <table:table-cell table:style-name="ce178" table:formula="of:=IF(AND([.B367]=&quot;&quot;;[.C367]=&quot;&quot;;[.D367]=&quot;&quot;;[.E367]=&quot;&quot;);0;IF(AND([.B367]=&quot;&quot;;[.C367]&lt;&gt;&quot;&quot;;[.D367]&lt;&gt;&quot;&quot;;[.E367]&lt;&gt;&quot;&quot;);-1;IF(AND([.B367]&lt;&gt;&quot;&quot;;[.C367]=&quot;&quot;;[.D367]&lt;&gt;&quot;&quot;;[.E367]&lt;&gt;&quot;&quot;);-2;IF(AND([.B367]&lt;&gt;&quot;&quot;;[.C367]&lt;&gt;&quot;&quot;;[.D367]=&quot;&quot;;[.E367]&lt;&gt;&quot;&quot;);-3;IF(AND([.B367]=&quot;&quot;;[.C367]&lt;&gt;&quot;&quot;;[.D367]&lt;&gt;&quot;&quot;;[.E367]=&quot;&quot;);-3;IF(AND([.B367]&lt;&gt;&quot;&quot;;[.C367]&lt;&gt;&quot;&quot;;[.D367]&lt;&gt;&quot;&quot;;[.E367]&lt;&gt;&quot;&quot;);1;-4))))))" office:value-type="float" office:value="0">
            <text:p>0</text:p>
          </table:table-cell>
          <table:table-cell table:number-columns-repeated="1015"/>
        </table:table-row>
        <table:table-row table:style-name="ro3">
          <table:table-cell table:style-name="ce150" office:value-type="float" office:value="364">
            <text:p>364</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368]=0;&quot;-&quot;;IF([.I368]=-1;&quot;! Mini-game's name missing !&quot;;IF([.I368]=-2;&quot;! Developer's name missing !&quot;;IF([.I368]=-3;&quot;! Challenge's type missing !&quot;;IF([.I368]=-4;&quot;! Difficulty rating missing !&quot;;CONCATENATE(iferror(CONCATENATE(LEFT([.D368];1);MID([.D368];SEARCH(&quot;-&quot;;[.D368];1)+1;1));LEFT([.D368];1));COUNTIF([.$D$5:.$D368];[.D368]);&quot;_&quot;;SUBSTITUTE(PROPER([.B368]);&quot; &quot;;&quot;&quot;);&quot;_&quot;;[.E368]))))))" office:value-type="string" office:string-value="-">
            <text:p>-</text:p>
          </table:table-cell>
          <table:table-cell table:style-name="ce178" table:formula="of:=IF(AND([.B368]=&quot;&quot;;[.C368]=&quot;&quot;;[.D368]=&quot;&quot;;[.E368]=&quot;&quot;);0;IF(AND([.B368]=&quot;&quot;;[.C368]&lt;&gt;&quot;&quot;;[.D368]&lt;&gt;&quot;&quot;;[.E368]&lt;&gt;&quot;&quot;);-1;IF(AND([.B368]&lt;&gt;&quot;&quot;;[.C368]=&quot;&quot;;[.D368]&lt;&gt;&quot;&quot;;[.E368]&lt;&gt;&quot;&quot;);-2;IF(AND([.B368]&lt;&gt;&quot;&quot;;[.C368]&lt;&gt;&quot;&quot;;[.D368]=&quot;&quot;;[.E368]&lt;&gt;&quot;&quot;);-3;IF(AND([.B368]=&quot;&quot;;[.C368]&lt;&gt;&quot;&quot;;[.D368]&lt;&gt;&quot;&quot;;[.E368]=&quot;&quot;);-3;IF(AND([.B368]&lt;&gt;&quot;&quot;;[.C368]&lt;&gt;&quot;&quot;;[.D368]&lt;&gt;&quot;&quot;;[.E368]&lt;&gt;&quot;&quot;);1;-4))))))" office:value-type="float" office:value="0">
            <text:p>0</text:p>
          </table:table-cell>
          <table:table-cell table:number-columns-repeated="1015"/>
        </table:table-row>
        <table:table-row table:style-name="ro3">
          <table:table-cell table:style-name="ce150" office:value-type="float" office:value="365">
            <text:p>365</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369]=0;&quot;-&quot;;IF([.I369]=-1;&quot;! Mini-game's name missing !&quot;;IF([.I369]=-2;&quot;! Developer's name missing !&quot;;IF([.I369]=-3;&quot;! Challenge's type missing !&quot;;IF([.I369]=-4;&quot;! Difficulty rating missing !&quot;;CONCATENATE(iferror(CONCATENATE(LEFT([.D369];1);MID([.D369];SEARCH(&quot;-&quot;;[.D369];1)+1;1));LEFT([.D369];1));COUNTIF([.$D$5:.$D369];[.D369]);&quot;_&quot;;SUBSTITUTE(PROPER([.B369]);&quot; &quot;;&quot;&quot;);&quot;_&quot;;[.E369]))))))" office:value-type="string" office:string-value="-">
            <text:p>-</text:p>
          </table:table-cell>
          <table:table-cell table:style-name="ce178" table:formula="of:=IF(AND([.B369]=&quot;&quot;;[.C369]=&quot;&quot;;[.D369]=&quot;&quot;;[.E369]=&quot;&quot;);0;IF(AND([.B369]=&quot;&quot;;[.C369]&lt;&gt;&quot;&quot;;[.D369]&lt;&gt;&quot;&quot;;[.E369]&lt;&gt;&quot;&quot;);-1;IF(AND([.B369]&lt;&gt;&quot;&quot;;[.C369]=&quot;&quot;;[.D369]&lt;&gt;&quot;&quot;;[.E369]&lt;&gt;&quot;&quot;);-2;IF(AND([.B369]&lt;&gt;&quot;&quot;;[.C369]&lt;&gt;&quot;&quot;;[.D369]=&quot;&quot;;[.E369]&lt;&gt;&quot;&quot;);-3;IF(AND([.B369]=&quot;&quot;;[.C369]&lt;&gt;&quot;&quot;;[.D369]&lt;&gt;&quot;&quot;;[.E369]=&quot;&quot;);-3;IF(AND([.B369]&lt;&gt;&quot;&quot;;[.C369]&lt;&gt;&quot;&quot;;[.D369]&lt;&gt;&quot;&quot;;[.E369]&lt;&gt;&quot;&quot;);1;-4))))))" office:value-type="float" office:value="0">
            <text:p>0</text:p>
          </table:table-cell>
          <table:table-cell table:number-columns-repeated="1015"/>
        </table:table-row>
        <table:table-row table:style-name="ro3">
          <table:table-cell table:style-name="ce150" office:value-type="float" office:value="366">
            <text:p>366</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370]=0;&quot;-&quot;;IF([.I370]=-1;&quot;! Mini-game's name missing !&quot;;IF([.I370]=-2;&quot;! Developer's name missing !&quot;;IF([.I370]=-3;&quot;! Challenge's type missing !&quot;;IF([.I370]=-4;&quot;! Difficulty rating missing !&quot;;CONCATENATE(iferror(CONCATENATE(LEFT([.D370];1);MID([.D370];SEARCH(&quot;-&quot;;[.D370];1)+1;1));LEFT([.D370];1));COUNTIF([.$D$5:.$D370];[.D370]);&quot;_&quot;;SUBSTITUTE(PROPER([.B370]);&quot; &quot;;&quot;&quot;);&quot;_&quot;;[.E370]))))))" office:value-type="string" office:string-value="-">
            <text:p>-</text:p>
          </table:table-cell>
          <table:table-cell table:style-name="ce178" table:formula="of:=IF(AND([.B370]=&quot;&quot;;[.C370]=&quot;&quot;;[.D370]=&quot;&quot;;[.E370]=&quot;&quot;);0;IF(AND([.B370]=&quot;&quot;;[.C370]&lt;&gt;&quot;&quot;;[.D370]&lt;&gt;&quot;&quot;;[.E370]&lt;&gt;&quot;&quot;);-1;IF(AND([.B370]&lt;&gt;&quot;&quot;;[.C370]=&quot;&quot;;[.D370]&lt;&gt;&quot;&quot;;[.E370]&lt;&gt;&quot;&quot;);-2;IF(AND([.B370]&lt;&gt;&quot;&quot;;[.C370]&lt;&gt;&quot;&quot;;[.D370]=&quot;&quot;;[.E370]&lt;&gt;&quot;&quot;);-3;IF(AND([.B370]=&quot;&quot;;[.C370]&lt;&gt;&quot;&quot;;[.D370]&lt;&gt;&quot;&quot;;[.E370]=&quot;&quot;);-3;IF(AND([.B370]&lt;&gt;&quot;&quot;;[.C370]&lt;&gt;&quot;&quot;;[.D370]&lt;&gt;&quot;&quot;;[.E370]&lt;&gt;&quot;&quot;);1;-4))))))" office:value-type="float" office:value="0">
            <text:p>0</text:p>
          </table:table-cell>
          <table:table-cell table:number-columns-repeated="1015"/>
        </table:table-row>
        <table:table-row table:style-name="ro3">
          <table:table-cell table:style-name="ce150" office:value-type="float" office:value="367">
            <text:p>367</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371]=0;&quot;-&quot;;IF([.I371]=-1;&quot;! Mini-game's name missing !&quot;;IF([.I371]=-2;&quot;! Developer's name missing !&quot;;IF([.I371]=-3;&quot;! Challenge's type missing !&quot;;IF([.I371]=-4;&quot;! Difficulty rating missing !&quot;;CONCATENATE(iferror(CONCATENATE(LEFT([.D371];1);MID([.D371];SEARCH(&quot;-&quot;;[.D371];1)+1;1));LEFT([.D371];1));COUNTIF([.$D$5:.$D371];[.D371]);&quot;_&quot;;SUBSTITUTE(PROPER([.B371]);&quot; &quot;;&quot;&quot;);&quot;_&quot;;[.E371]))))))" office:value-type="string" office:string-value="-">
            <text:p>-</text:p>
          </table:table-cell>
          <table:table-cell table:style-name="ce178" table:formula="of:=IF(AND([.B371]=&quot;&quot;;[.C371]=&quot;&quot;;[.D371]=&quot;&quot;;[.E371]=&quot;&quot;);0;IF(AND([.B371]=&quot;&quot;;[.C371]&lt;&gt;&quot;&quot;;[.D371]&lt;&gt;&quot;&quot;;[.E371]&lt;&gt;&quot;&quot;);-1;IF(AND([.B371]&lt;&gt;&quot;&quot;;[.C371]=&quot;&quot;;[.D371]&lt;&gt;&quot;&quot;;[.E371]&lt;&gt;&quot;&quot;);-2;IF(AND([.B371]&lt;&gt;&quot;&quot;;[.C371]&lt;&gt;&quot;&quot;;[.D371]=&quot;&quot;;[.E371]&lt;&gt;&quot;&quot;);-3;IF(AND([.B371]=&quot;&quot;;[.C371]&lt;&gt;&quot;&quot;;[.D371]&lt;&gt;&quot;&quot;;[.E371]=&quot;&quot;);-3;IF(AND([.B371]&lt;&gt;&quot;&quot;;[.C371]&lt;&gt;&quot;&quot;;[.D371]&lt;&gt;&quot;&quot;;[.E371]&lt;&gt;&quot;&quot;);1;-4))))))" office:value-type="float" office:value="0">
            <text:p>0</text:p>
          </table:table-cell>
          <table:table-cell table:number-columns-repeated="1015"/>
        </table:table-row>
        <table:table-row table:style-name="ro3">
          <table:table-cell table:style-name="ce150" office:value-type="float" office:value="368">
            <text:p>368</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372]=0;&quot;-&quot;;IF([.I372]=-1;&quot;! Mini-game's name missing !&quot;;IF([.I372]=-2;&quot;! Developer's name missing !&quot;;IF([.I372]=-3;&quot;! Challenge's type missing !&quot;;IF([.I372]=-4;&quot;! Difficulty rating missing !&quot;;CONCATENATE(iferror(CONCATENATE(LEFT([.D372];1);MID([.D372];SEARCH(&quot;-&quot;;[.D372];1)+1;1));LEFT([.D372];1));COUNTIF([.$D$5:.$D372];[.D372]);&quot;_&quot;;SUBSTITUTE(PROPER([.B372]);&quot; &quot;;&quot;&quot;);&quot;_&quot;;[.E372]))))))" office:value-type="string" office:string-value="-">
            <text:p>-</text:p>
          </table:table-cell>
          <table:table-cell table:style-name="ce178" table:formula="of:=IF(AND([.B372]=&quot;&quot;;[.C372]=&quot;&quot;;[.D372]=&quot;&quot;;[.E372]=&quot;&quot;);0;IF(AND([.B372]=&quot;&quot;;[.C372]&lt;&gt;&quot;&quot;;[.D372]&lt;&gt;&quot;&quot;;[.E372]&lt;&gt;&quot;&quot;);-1;IF(AND([.B372]&lt;&gt;&quot;&quot;;[.C372]=&quot;&quot;;[.D372]&lt;&gt;&quot;&quot;;[.E372]&lt;&gt;&quot;&quot;);-2;IF(AND([.B372]&lt;&gt;&quot;&quot;;[.C372]&lt;&gt;&quot;&quot;;[.D372]=&quot;&quot;;[.E372]&lt;&gt;&quot;&quot;);-3;IF(AND([.B372]=&quot;&quot;;[.C372]&lt;&gt;&quot;&quot;;[.D372]&lt;&gt;&quot;&quot;;[.E372]=&quot;&quot;);-3;IF(AND([.B372]&lt;&gt;&quot;&quot;;[.C372]&lt;&gt;&quot;&quot;;[.D372]&lt;&gt;&quot;&quot;;[.E372]&lt;&gt;&quot;&quot;);1;-4))))))" office:value-type="float" office:value="0">
            <text:p>0</text:p>
          </table:table-cell>
          <table:table-cell table:number-columns-repeated="1015"/>
        </table:table-row>
        <table:table-row table:style-name="ro3">
          <table:table-cell table:style-name="ce150" office:value-type="float" office:value="369">
            <text:p>369</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373]=0;&quot;-&quot;;IF([.I373]=-1;&quot;! Mini-game's name missing !&quot;;IF([.I373]=-2;&quot;! Developer's name missing !&quot;;IF([.I373]=-3;&quot;! Challenge's type missing !&quot;;IF([.I373]=-4;&quot;! Difficulty rating missing !&quot;;CONCATENATE(iferror(CONCATENATE(LEFT([.D373];1);MID([.D373];SEARCH(&quot;-&quot;;[.D373];1)+1;1));LEFT([.D373];1));COUNTIF([.$D$5:.$D373];[.D373]);&quot;_&quot;;SUBSTITUTE(PROPER([.B373]);&quot; &quot;;&quot;&quot;);&quot;_&quot;;[.E373]))))))" office:value-type="string" office:string-value="-">
            <text:p>-</text:p>
          </table:table-cell>
          <table:table-cell table:style-name="ce178" table:formula="of:=IF(AND([.B373]=&quot;&quot;;[.C373]=&quot;&quot;;[.D373]=&quot;&quot;;[.E373]=&quot;&quot;);0;IF(AND([.B373]=&quot;&quot;;[.C373]&lt;&gt;&quot;&quot;;[.D373]&lt;&gt;&quot;&quot;;[.E373]&lt;&gt;&quot;&quot;);-1;IF(AND([.B373]&lt;&gt;&quot;&quot;;[.C373]=&quot;&quot;;[.D373]&lt;&gt;&quot;&quot;;[.E373]&lt;&gt;&quot;&quot;);-2;IF(AND([.B373]&lt;&gt;&quot;&quot;;[.C373]&lt;&gt;&quot;&quot;;[.D373]=&quot;&quot;;[.E373]&lt;&gt;&quot;&quot;);-3;IF(AND([.B373]=&quot;&quot;;[.C373]&lt;&gt;&quot;&quot;;[.D373]&lt;&gt;&quot;&quot;;[.E373]=&quot;&quot;);-3;IF(AND([.B373]&lt;&gt;&quot;&quot;;[.C373]&lt;&gt;&quot;&quot;;[.D373]&lt;&gt;&quot;&quot;;[.E373]&lt;&gt;&quot;&quot;);1;-4))))))" office:value-type="float" office:value="0">
            <text:p>0</text:p>
          </table:table-cell>
          <table:table-cell table:number-columns-repeated="1015"/>
        </table:table-row>
        <table:table-row table:style-name="ro3">
          <table:table-cell table:style-name="ce150" office:value-type="float" office:value="370">
            <text:p>370</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374]=0;&quot;-&quot;;IF([.I374]=-1;&quot;! Mini-game's name missing !&quot;;IF([.I374]=-2;&quot;! Developer's name missing !&quot;;IF([.I374]=-3;&quot;! Challenge's type missing !&quot;;IF([.I374]=-4;&quot;! Difficulty rating missing !&quot;;CONCATENATE(iferror(CONCATENATE(LEFT([.D374];1);MID([.D374];SEARCH(&quot;-&quot;;[.D374];1)+1;1));LEFT([.D374];1));COUNTIF([.$D$5:.$D374];[.D374]);&quot;_&quot;;SUBSTITUTE(PROPER([.B374]);&quot; &quot;;&quot;&quot;);&quot;_&quot;;[.E374]))))))" office:value-type="string" office:string-value="-">
            <text:p>-</text:p>
          </table:table-cell>
          <table:table-cell table:style-name="ce178" table:formula="of:=IF(AND([.B374]=&quot;&quot;;[.C374]=&quot;&quot;;[.D374]=&quot;&quot;;[.E374]=&quot;&quot;);0;IF(AND([.B374]=&quot;&quot;;[.C374]&lt;&gt;&quot;&quot;;[.D374]&lt;&gt;&quot;&quot;;[.E374]&lt;&gt;&quot;&quot;);-1;IF(AND([.B374]&lt;&gt;&quot;&quot;;[.C374]=&quot;&quot;;[.D374]&lt;&gt;&quot;&quot;;[.E374]&lt;&gt;&quot;&quot;);-2;IF(AND([.B374]&lt;&gt;&quot;&quot;;[.C374]&lt;&gt;&quot;&quot;;[.D374]=&quot;&quot;;[.E374]&lt;&gt;&quot;&quot;);-3;IF(AND([.B374]=&quot;&quot;;[.C374]&lt;&gt;&quot;&quot;;[.D374]&lt;&gt;&quot;&quot;;[.E374]=&quot;&quot;);-3;IF(AND([.B374]&lt;&gt;&quot;&quot;;[.C374]&lt;&gt;&quot;&quot;;[.D374]&lt;&gt;&quot;&quot;;[.E374]&lt;&gt;&quot;&quot;);1;-4))))))" office:value-type="float" office:value="0">
            <text:p>0</text:p>
          </table:table-cell>
          <table:table-cell table:number-columns-repeated="1015"/>
        </table:table-row>
        <table:table-row table:style-name="ro3">
          <table:table-cell table:style-name="ce150" office:value-type="float" office:value="371">
            <text:p>371</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375]=0;&quot;-&quot;;IF([.I375]=-1;&quot;! Mini-game's name missing !&quot;;IF([.I375]=-2;&quot;! Developer's name missing !&quot;;IF([.I375]=-3;&quot;! Challenge's type missing !&quot;;IF([.I375]=-4;&quot;! Difficulty rating missing !&quot;;CONCATENATE(iferror(CONCATENATE(LEFT([.D375];1);MID([.D375];SEARCH(&quot;-&quot;;[.D375];1)+1;1));LEFT([.D375];1));COUNTIF([.$D$5:.$D375];[.D375]);&quot;_&quot;;SUBSTITUTE(PROPER([.B375]);&quot; &quot;;&quot;&quot;);&quot;_&quot;;[.E375]))))))" office:value-type="string" office:string-value="-">
            <text:p>-</text:p>
          </table:table-cell>
          <table:table-cell table:style-name="ce178" table:formula="of:=IF(AND([.B375]=&quot;&quot;;[.C375]=&quot;&quot;;[.D375]=&quot;&quot;;[.E375]=&quot;&quot;);0;IF(AND([.B375]=&quot;&quot;;[.C375]&lt;&gt;&quot;&quot;;[.D375]&lt;&gt;&quot;&quot;;[.E375]&lt;&gt;&quot;&quot;);-1;IF(AND([.B375]&lt;&gt;&quot;&quot;;[.C375]=&quot;&quot;;[.D375]&lt;&gt;&quot;&quot;;[.E375]&lt;&gt;&quot;&quot;);-2;IF(AND([.B375]&lt;&gt;&quot;&quot;;[.C375]&lt;&gt;&quot;&quot;;[.D375]=&quot;&quot;;[.E375]&lt;&gt;&quot;&quot;);-3;IF(AND([.B375]=&quot;&quot;;[.C375]&lt;&gt;&quot;&quot;;[.D375]&lt;&gt;&quot;&quot;;[.E375]=&quot;&quot;);-3;IF(AND([.B375]&lt;&gt;&quot;&quot;;[.C375]&lt;&gt;&quot;&quot;;[.D375]&lt;&gt;&quot;&quot;;[.E375]&lt;&gt;&quot;&quot;);1;-4))))))" office:value-type="float" office:value="0">
            <text:p>0</text:p>
          </table:table-cell>
          <table:table-cell table:number-columns-repeated="1015"/>
        </table:table-row>
        <table:table-row table:style-name="ro3">
          <table:table-cell table:style-name="ce150" office:value-type="float" office:value="372">
            <text:p>372</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376]=0;&quot;-&quot;;IF([.I376]=-1;&quot;! Mini-game's name missing !&quot;;IF([.I376]=-2;&quot;! Developer's name missing !&quot;;IF([.I376]=-3;&quot;! Challenge's type missing !&quot;;IF([.I376]=-4;&quot;! Difficulty rating missing !&quot;;CONCATENATE(iferror(CONCATENATE(LEFT([.D376];1);MID([.D376];SEARCH(&quot;-&quot;;[.D376];1)+1;1));LEFT([.D376];1));COUNTIF([.$D$5:.$D376];[.D376]);&quot;_&quot;;SUBSTITUTE(PROPER([.B376]);&quot; &quot;;&quot;&quot;);&quot;_&quot;;[.E376]))))))" office:value-type="string" office:string-value="-">
            <text:p>-</text:p>
          </table:table-cell>
          <table:table-cell table:style-name="ce178" table:formula="of:=IF(AND([.B376]=&quot;&quot;;[.C376]=&quot;&quot;;[.D376]=&quot;&quot;;[.E376]=&quot;&quot;);0;IF(AND([.B376]=&quot;&quot;;[.C376]&lt;&gt;&quot;&quot;;[.D376]&lt;&gt;&quot;&quot;;[.E376]&lt;&gt;&quot;&quot;);-1;IF(AND([.B376]&lt;&gt;&quot;&quot;;[.C376]=&quot;&quot;;[.D376]&lt;&gt;&quot;&quot;;[.E376]&lt;&gt;&quot;&quot;);-2;IF(AND([.B376]&lt;&gt;&quot;&quot;;[.C376]&lt;&gt;&quot;&quot;;[.D376]=&quot;&quot;;[.E376]&lt;&gt;&quot;&quot;);-3;IF(AND([.B376]=&quot;&quot;;[.C376]&lt;&gt;&quot;&quot;;[.D376]&lt;&gt;&quot;&quot;;[.E376]=&quot;&quot;);-3;IF(AND([.B376]&lt;&gt;&quot;&quot;;[.C376]&lt;&gt;&quot;&quot;;[.D376]&lt;&gt;&quot;&quot;;[.E376]&lt;&gt;&quot;&quot;);1;-4))))))" office:value-type="float" office:value="0">
            <text:p>0</text:p>
          </table:table-cell>
          <table:table-cell table:number-columns-repeated="1015"/>
        </table:table-row>
        <table:table-row table:style-name="ro3">
          <table:table-cell table:style-name="ce150" office:value-type="float" office:value="373">
            <text:p>373</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377]=0;&quot;-&quot;;IF([.I377]=-1;&quot;! Mini-game's name missing !&quot;;IF([.I377]=-2;&quot;! Developer's name missing !&quot;;IF([.I377]=-3;&quot;! Challenge's type missing !&quot;;IF([.I377]=-4;&quot;! Difficulty rating missing !&quot;;CONCATENATE(iferror(CONCATENATE(LEFT([.D377];1);MID([.D377];SEARCH(&quot;-&quot;;[.D377];1)+1;1));LEFT([.D377];1));COUNTIF([.$D$5:.$D377];[.D377]);&quot;_&quot;;SUBSTITUTE(PROPER([.B377]);&quot; &quot;;&quot;&quot;);&quot;_&quot;;[.E377]))))))" office:value-type="string" office:string-value="-">
            <text:p>-</text:p>
          </table:table-cell>
          <table:table-cell table:style-name="ce178" table:formula="of:=IF(AND([.B377]=&quot;&quot;;[.C377]=&quot;&quot;;[.D377]=&quot;&quot;;[.E377]=&quot;&quot;);0;IF(AND([.B377]=&quot;&quot;;[.C377]&lt;&gt;&quot;&quot;;[.D377]&lt;&gt;&quot;&quot;;[.E377]&lt;&gt;&quot;&quot;);-1;IF(AND([.B377]&lt;&gt;&quot;&quot;;[.C377]=&quot;&quot;;[.D377]&lt;&gt;&quot;&quot;;[.E377]&lt;&gt;&quot;&quot;);-2;IF(AND([.B377]&lt;&gt;&quot;&quot;;[.C377]&lt;&gt;&quot;&quot;;[.D377]=&quot;&quot;;[.E377]&lt;&gt;&quot;&quot;);-3;IF(AND([.B377]=&quot;&quot;;[.C377]&lt;&gt;&quot;&quot;;[.D377]&lt;&gt;&quot;&quot;;[.E377]=&quot;&quot;);-3;IF(AND([.B377]&lt;&gt;&quot;&quot;;[.C377]&lt;&gt;&quot;&quot;;[.D377]&lt;&gt;&quot;&quot;;[.E377]&lt;&gt;&quot;&quot;);1;-4))))))" office:value-type="float" office:value="0">
            <text:p>0</text:p>
          </table:table-cell>
          <table:table-cell table:number-columns-repeated="1015"/>
        </table:table-row>
        <table:table-row table:style-name="ro3">
          <table:table-cell table:style-name="ce150" office:value-type="float" office:value="374">
            <text:p>374</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378]=0;&quot;-&quot;;IF([.I378]=-1;&quot;! Mini-game's name missing !&quot;;IF([.I378]=-2;&quot;! Developer's name missing !&quot;;IF([.I378]=-3;&quot;! Challenge's type missing !&quot;;IF([.I378]=-4;&quot;! Difficulty rating missing !&quot;;CONCATENATE(iferror(CONCATENATE(LEFT([.D378];1);MID([.D378];SEARCH(&quot;-&quot;;[.D378];1)+1;1));LEFT([.D378];1));COUNTIF([.$D$5:.$D378];[.D378]);&quot;_&quot;;SUBSTITUTE(PROPER([.B378]);&quot; &quot;;&quot;&quot;);&quot;_&quot;;[.E378]))))))" office:value-type="string" office:string-value="-">
            <text:p>-</text:p>
          </table:table-cell>
          <table:table-cell table:style-name="ce178" table:formula="of:=IF(AND([.B378]=&quot;&quot;;[.C378]=&quot;&quot;;[.D378]=&quot;&quot;;[.E378]=&quot;&quot;);0;IF(AND([.B378]=&quot;&quot;;[.C378]&lt;&gt;&quot;&quot;;[.D378]&lt;&gt;&quot;&quot;;[.E378]&lt;&gt;&quot;&quot;);-1;IF(AND([.B378]&lt;&gt;&quot;&quot;;[.C378]=&quot;&quot;;[.D378]&lt;&gt;&quot;&quot;;[.E378]&lt;&gt;&quot;&quot;);-2;IF(AND([.B378]&lt;&gt;&quot;&quot;;[.C378]&lt;&gt;&quot;&quot;;[.D378]=&quot;&quot;;[.E378]&lt;&gt;&quot;&quot;);-3;IF(AND([.B378]=&quot;&quot;;[.C378]&lt;&gt;&quot;&quot;;[.D378]&lt;&gt;&quot;&quot;;[.E378]=&quot;&quot;);-3;IF(AND([.B378]&lt;&gt;&quot;&quot;;[.C378]&lt;&gt;&quot;&quot;;[.D378]&lt;&gt;&quot;&quot;;[.E378]&lt;&gt;&quot;&quot;);1;-4))))))" office:value-type="float" office:value="0">
            <text:p>0</text:p>
          </table:table-cell>
          <table:table-cell table:number-columns-repeated="1015"/>
        </table:table-row>
        <table:table-row table:style-name="ro3">
          <table:table-cell table:style-name="ce150" office:value-type="float" office:value="375">
            <text:p>375</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379]=0;&quot;-&quot;;IF([.I379]=-1;&quot;! Mini-game's name missing !&quot;;IF([.I379]=-2;&quot;! Developer's name missing !&quot;;IF([.I379]=-3;&quot;! Challenge's type missing !&quot;;IF([.I379]=-4;&quot;! Difficulty rating missing !&quot;;CONCATENATE(iferror(CONCATENATE(LEFT([.D379];1);MID([.D379];SEARCH(&quot;-&quot;;[.D379];1)+1;1));LEFT([.D379];1));COUNTIF([.$D$5:.$D379];[.D379]);&quot;_&quot;;SUBSTITUTE(PROPER([.B379]);&quot; &quot;;&quot;&quot;);&quot;_&quot;;[.E379]))))))" office:value-type="string" office:string-value="-">
            <text:p>-</text:p>
          </table:table-cell>
          <table:table-cell table:style-name="ce178" table:formula="of:=IF(AND([.B379]=&quot;&quot;;[.C379]=&quot;&quot;;[.D379]=&quot;&quot;;[.E379]=&quot;&quot;);0;IF(AND([.B379]=&quot;&quot;;[.C379]&lt;&gt;&quot;&quot;;[.D379]&lt;&gt;&quot;&quot;;[.E379]&lt;&gt;&quot;&quot;);-1;IF(AND([.B379]&lt;&gt;&quot;&quot;;[.C379]=&quot;&quot;;[.D379]&lt;&gt;&quot;&quot;;[.E379]&lt;&gt;&quot;&quot;);-2;IF(AND([.B379]&lt;&gt;&quot;&quot;;[.C379]&lt;&gt;&quot;&quot;;[.D379]=&quot;&quot;;[.E379]&lt;&gt;&quot;&quot;);-3;IF(AND([.B379]=&quot;&quot;;[.C379]&lt;&gt;&quot;&quot;;[.D379]&lt;&gt;&quot;&quot;;[.E379]=&quot;&quot;);-3;IF(AND([.B379]&lt;&gt;&quot;&quot;;[.C379]&lt;&gt;&quot;&quot;;[.D379]&lt;&gt;&quot;&quot;;[.E379]&lt;&gt;&quot;&quot;);1;-4))))))" office:value-type="float" office:value="0">
            <text:p>0</text:p>
          </table:table-cell>
          <table:table-cell table:number-columns-repeated="1015"/>
        </table:table-row>
        <table:table-row table:style-name="ro3">
          <table:table-cell table:style-name="ce150" office:value-type="float" office:value="376">
            <text:p>376</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380]=0;&quot;-&quot;;IF([.I380]=-1;&quot;! Mini-game's name missing !&quot;;IF([.I380]=-2;&quot;! Developer's name missing !&quot;;IF([.I380]=-3;&quot;! Challenge's type missing !&quot;;IF([.I380]=-4;&quot;! Difficulty rating missing !&quot;;CONCATENATE(iferror(CONCATENATE(LEFT([.D380];1);MID([.D380];SEARCH(&quot;-&quot;;[.D380];1)+1;1));LEFT([.D380];1));COUNTIF([.$D$5:.$D380];[.D380]);&quot;_&quot;;SUBSTITUTE(PROPER([.B380]);&quot; &quot;;&quot;&quot;);&quot;_&quot;;[.E380]))))))" office:value-type="string" office:string-value="-">
            <text:p>-</text:p>
          </table:table-cell>
          <table:table-cell table:style-name="ce178" table:formula="of:=IF(AND([.B380]=&quot;&quot;;[.C380]=&quot;&quot;;[.D380]=&quot;&quot;;[.E380]=&quot;&quot;);0;IF(AND([.B380]=&quot;&quot;;[.C380]&lt;&gt;&quot;&quot;;[.D380]&lt;&gt;&quot;&quot;;[.E380]&lt;&gt;&quot;&quot;);-1;IF(AND([.B380]&lt;&gt;&quot;&quot;;[.C380]=&quot;&quot;;[.D380]&lt;&gt;&quot;&quot;;[.E380]&lt;&gt;&quot;&quot;);-2;IF(AND([.B380]&lt;&gt;&quot;&quot;;[.C380]&lt;&gt;&quot;&quot;;[.D380]=&quot;&quot;;[.E380]&lt;&gt;&quot;&quot;);-3;IF(AND([.B380]=&quot;&quot;;[.C380]&lt;&gt;&quot;&quot;;[.D380]&lt;&gt;&quot;&quot;;[.E380]=&quot;&quot;);-3;IF(AND([.B380]&lt;&gt;&quot;&quot;;[.C380]&lt;&gt;&quot;&quot;;[.D380]&lt;&gt;&quot;&quot;;[.E380]&lt;&gt;&quot;&quot;);1;-4))))))" office:value-type="float" office:value="0">
            <text:p>0</text:p>
          </table:table-cell>
          <table:table-cell table:number-columns-repeated="1015"/>
        </table:table-row>
        <table:table-row table:style-name="ro3">
          <table:table-cell table:style-name="ce150" office:value-type="float" office:value="377">
            <text:p>377</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381]=0;&quot;-&quot;;IF([.I381]=-1;&quot;! Mini-game's name missing !&quot;;IF([.I381]=-2;&quot;! Developer's name missing !&quot;;IF([.I381]=-3;&quot;! Challenge's type missing !&quot;;IF([.I381]=-4;&quot;! Difficulty rating missing !&quot;;CONCATENATE(iferror(CONCATENATE(LEFT([.D381];1);MID([.D381];SEARCH(&quot;-&quot;;[.D381];1)+1;1));LEFT([.D381];1));COUNTIF([.$D$5:.$D381];[.D381]);&quot;_&quot;;SUBSTITUTE(PROPER([.B381]);&quot; &quot;;&quot;&quot;);&quot;_&quot;;[.E381]))))))" office:value-type="string" office:string-value="-">
            <text:p>-</text:p>
          </table:table-cell>
          <table:table-cell table:style-name="ce178" table:formula="of:=IF(AND([.B381]=&quot;&quot;;[.C381]=&quot;&quot;;[.D381]=&quot;&quot;;[.E381]=&quot;&quot;);0;IF(AND([.B381]=&quot;&quot;;[.C381]&lt;&gt;&quot;&quot;;[.D381]&lt;&gt;&quot;&quot;;[.E381]&lt;&gt;&quot;&quot;);-1;IF(AND([.B381]&lt;&gt;&quot;&quot;;[.C381]=&quot;&quot;;[.D381]&lt;&gt;&quot;&quot;;[.E381]&lt;&gt;&quot;&quot;);-2;IF(AND([.B381]&lt;&gt;&quot;&quot;;[.C381]&lt;&gt;&quot;&quot;;[.D381]=&quot;&quot;;[.E381]&lt;&gt;&quot;&quot;);-3;IF(AND([.B381]=&quot;&quot;;[.C381]&lt;&gt;&quot;&quot;;[.D381]&lt;&gt;&quot;&quot;;[.E381]=&quot;&quot;);-3;IF(AND([.B381]&lt;&gt;&quot;&quot;;[.C381]&lt;&gt;&quot;&quot;;[.D381]&lt;&gt;&quot;&quot;;[.E381]&lt;&gt;&quot;&quot;);1;-4))))))" office:value-type="float" office:value="0">
            <text:p>0</text:p>
          </table:table-cell>
          <table:table-cell table:number-columns-repeated="1015"/>
        </table:table-row>
        <table:table-row table:style-name="ro3">
          <table:table-cell table:style-name="ce150" office:value-type="float" office:value="378">
            <text:p>378</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382]=0;&quot;-&quot;;IF([.I382]=-1;&quot;! Mini-game's name missing !&quot;;IF([.I382]=-2;&quot;! Developer's name missing !&quot;;IF([.I382]=-3;&quot;! Challenge's type missing !&quot;;IF([.I382]=-4;&quot;! Difficulty rating missing !&quot;;CONCATENATE(iferror(CONCATENATE(LEFT([.D382];1);MID([.D382];SEARCH(&quot;-&quot;;[.D382];1)+1;1));LEFT([.D382];1));COUNTIF([.$D$5:.$D382];[.D382]);&quot;_&quot;;SUBSTITUTE(PROPER([.B382]);&quot; &quot;;&quot;&quot;);&quot;_&quot;;[.E382]))))))" office:value-type="string" office:string-value="-">
            <text:p>-</text:p>
          </table:table-cell>
          <table:table-cell table:style-name="ce178" table:formula="of:=IF(AND([.B382]=&quot;&quot;;[.C382]=&quot;&quot;;[.D382]=&quot;&quot;;[.E382]=&quot;&quot;);0;IF(AND([.B382]=&quot;&quot;;[.C382]&lt;&gt;&quot;&quot;;[.D382]&lt;&gt;&quot;&quot;;[.E382]&lt;&gt;&quot;&quot;);-1;IF(AND([.B382]&lt;&gt;&quot;&quot;;[.C382]=&quot;&quot;;[.D382]&lt;&gt;&quot;&quot;;[.E382]&lt;&gt;&quot;&quot;);-2;IF(AND([.B382]&lt;&gt;&quot;&quot;;[.C382]&lt;&gt;&quot;&quot;;[.D382]=&quot;&quot;;[.E382]&lt;&gt;&quot;&quot;);-3;IF(AND([.B382]=&quot;&quot;;[.C382]&lt;&gt;&quot;&quot;;[.D382]&lt;&gt;&quot;&quot;;[.E382]=&quot;&quot;);-3;IF(AND([.B382]&lt;&gt;&quot;&quot;;[.C382]&lt;&gt;&quot;&quot;;[.D382]&lt;&gt;&quot;&quot;;[.E382]&lt;&gt;&quot;&quot;);1;-4))))))" office:value-type="float" office:value="0">
            <text:p>0</text:p>
          </table:table-cell>
          <table:table-cell table:number-columns-repeated="1015"/>
        </table:table-row>
        <table:table-row table:style-name="ro3">
          <table:table-cell table:style-name="ce150" office:value-type="float" office:value="379">
            <text:p>379</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383]=0;&quot;-&quot;;IF([.I383]=-1;&quot;! Mini-game's name missing !&quot;;IF([.I383]=-2;&quot;! Developer's name missing !&quot;;IF([.I383]=-3;&quot;! Challenge's type missing !&quot;;IF([.I383]=-4;&quot;! Difficulty rating missing !&quot;;CONCATENATE(iferror(CONCATENATE(LEFT([.D383];1);MID([.D383];SEARCH(&quot;-&quot;;[.D383];1)+1;1));LEFT([.D383];1));COUNTIF([.$D$5:.$D383];[.D383]);&quot;_&quot;;SUBSTITUTE(PROPER([.B383]);&quot; &quot;;&quot;&quot;);&quot;_&quot;;[.E383]))))))" office:value-type="string" office:string-value="-">
            <text:p>-</text:p>
          </table:table-cell>
          <table:table-cell table:style-name="ce178" table:formula="of:=IF(AND([.B383]=&quot;&quot;;[.C383]=&quot;&quot;;[.D383]=&quot;&quot;;[.E383]=&quot;&quot;);0;IF(AND([.B383]=&quot;&quot;;[.C383]&lt;&gt;&quot;&quot;;[.D383]&lt;&gt;&quot;&quot;;[.E383]&lt;&gt;&quot;&quot;);-1;IF(AND([.B383]&lt;&gt;&quot;&quot;;[.C383]=&quot;&quot;;[.D383]&lt;&gt;&quot;&quot;;[.E383]&lt;&gt;&quot;&quot;);-2;IF(AND([.B383]&lt;&gt;&quot;&quot;;[.C383]&lt;&gt;&quot;&quot;;[.D383]=&quot;&quot;;[.E383]&lt;&gt;&quot;&quot;);-3;IF(AND([.B383]=&quot;&quot;;[.C383]&lt;&gt;&quot;&quot;;[.D383]&lt;&gt;&quot;&quot;;[.E383]=&quot;&quot;);-3;IF(AND([.B383]&lt;&gt;&quot;&quot;;[.C383]&lt;&gt;&quot;&quot;;[.D383]&lt;&gt;&quot;&quot;;[.E383]&lt;&gt;&quot;&quot;);1;-4))))))" office:value-type="float" office:value="0">
            <text:p>0</text:p>
          </table:table-cell>
          <table:table-cell table:number-columns-repeated="1015"/>
        </table:table-row>
        <table:table-row table:style-name="ro3">
          <table:table-cell table:style-name="ce150" office:value-type="float" office:value="380">
            <text:p>380</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384]=0;&quot;-&quot;;IF([.I384]=-1;&quot;! Mini-game's name missing !&quot;;IF([.I384]=-2;&quot;! Developer's name missing !&quot;;IF([.I384]=-3;&quot;! Challenge's type missing !&quot;;IF([.I384]=-4;&quot;! Difficulty rating missing !&quot;;CONCATENATE(iferror(CONCATENATE(LEFT([.D384];1);MID([.D384];SEARCH(&quot;-&quot;;[.D384];1)+1;1));LEFT([.D384];1));COUNTIF([.$D$5:.$D384];[.D384]);&quot;_&quot;;SUBSTITUTE(PROPER([.B384]);&quot; &quot;;&quot;&quot;);&quot;_&quot;;[.E384]))))))" office:value-type="string" office:string-value="-">
            <text:p>-</text:p>
          </table:table-cell>
          <table:table-cell table:style-name="ce178" table:formula="of:=IF(AND([.B384]=&quot;&quot;;[.C384]=&quot;&quot;;[.D384]=&quot;&quot;;[.E384]=&quot;&quot;);0;IF(AND([.B384]=&quot;&quot;;[.C384]&lt;&gt;&quot;&quot;;[.D384]&lt;&gt;&quot;&quot;;[.E384]&lt;&gt;&quot;&quot;);-1;IF(AND([.B384]&lt;&gt;&quot;&quot;;[.C384]=&quot;&quot;;[.D384]&lt;&gt;&quot;&quot;;[.E384]&lt;&gt;&quot;&quot;);-2;IF(AND([.B384]&lt;&gt;&quot;&quot;;[.C384]&lt;&gt;&quot;&quot;;[.D384]=&quot;&quot;;[.E384]&lt;&gt;&quot;&quot;);-3;IF(AND([.B384]=&quot;&quot;;[.C384]&lt;&gt;&quot;&quot;;[.D384]&lt;&gt;&quot;&quot;;[.E384]=&quot;&quot;);-3;IF(AND([.B384]&lt;&gt;&quot;&quot;;[.C384]&lt;&gt;&quot;&quot;;[.D384]&lt;&gt;&quot;&quot;;[.E384]&lt;&gt;&quot;&quot;);1;-4))))))" office:value-type="float" office:value="0">
            <text:p>0</text:p>
          </table:table-cell>
          <table:table-cell table:number-columns-repeated="1015"/>
        </table:table-row>
        <table:table-row table:style-name="ro3">
          <table:table-cell table:style-name="ce150" office:value-type="float" office:value="381">
            <text:p>381</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385]=0;&quot;-&quot;;IF([.I385]=-1;&quot;! Mini-game's name missing !&quot;;IF([.I385]=-2;&quot;! Developer's name missing !&quot;;IF([.I385]=-3;&quot;! Challenge's type missing !&quot;;IF([.I385]=-4;&quot;! Difficulty rating missing !&quot;;CONCATENATE(iferror(CONCATENATE(LEFT([.D385];1);MID([.D385];SEARCH(&quot;-&quot;;[.D385];1)+1;1));LEFT([.D385];1));COUNTIF([.$D$5:.$D385];[.D385]);&quot;_&quot;;SUBSTITUTE(PROPER([.B385]);&quot; &quot;;&quot;&quot;);&quot;_&quot;;[.E385]))))))" office:value-type="string" office:string-value="-">
            <text:p>-</text:p>
          </table:table-cell>
          <table:table-cell table:style-name="ce178" table:formula="of:=IF(AND([.B385]=&quot;&quot;;[.C385]=&quot;&quot;;[.D385]=&quot;&quot;;[.E385]=&quot;&quot;);0;IF(AND([.B385]=&quot;&quot;;[.C385]&lt;&gt;&quot;&quot;;[.D385]&lt;&gt;&quot;&quot;;[.E385]&lt;&gt;&quot;&quot;);-1;IF(AND([.B385]&lt;&gt;&quot;&quot;;[.C385]=&quot;&quot;;[.D385]&lt;&gt;&quot;&quot;;[.E385]&lt;&gt;&quot;&quot;);-2;IF(AND([.B385]&lt;&gt;&quot;&quot;;[.C385]&lt;&gt;&quot;&quot;;[.D385]=&quot;&quot;;[.E385]&lt;&gt;&quot;&quot;);-3;IF(AND([.B385]=&quot;&quot;;[.C385]&lt;&gt;&quot;&quot;;[.D385]&lt;&gt;&quot;&quot;;[.E385]=&quot;&quot;);-3;IF(AND([.B385]&lt;&gt;&quot;&quot;;[.C385]&lt;&gt;&quot;&quot;;[.D385]&lt;&gt;&quot;&quot;;[.E385]&lt;&gt;&quot;&quot;);1;-4))))))" office:value-type="float" office:value="0">
            <text:p>0</text:p>
          </table:table-cell>
          <table:table-cell table:number-columns-repeated="1015"/>
        </table:table-row>
        <table:table-row table:style-name="ro3">
          <table:table-cell table:style-name="ce150" office:value-type="float" office:value="382">
            <text:p>382</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386]=0;&quot;-&quot;;IF([.I386]=-1;&quot;! Mini-game's name missing !&quot;;IF([.I386]=-2;&quot;! Developer's name missing !&quot;;IF([.I386]=-3;&quot;! Challenge's type missing !&quot;;IF([.I386]=-4;&quot;! Difficulty rating missing !&quot;;CONCATENATE(iferror(CONCATENATE(LEFT([.D386];1);MID([.D386];SEARCH(&quot;-&quot;;[.D386];1)+1;1));LEFT([.D386];1));COUNTIF([.$D$5:.$D386];[.D386]);&quot;_&quot;;SUBSTITUTE(PROPER([.B386]);&quot; &quot;;&quot;&quot;);&quot;_&quot;;[.E386]))))))" office:value-type="string" office:string-value="-">
            <text:p>-</text:p>
          </table:table-cell>
          <table:table-cell table:style-name="ce178" table:formula="of:=IF(AND([.B386]=&quot;&quot;;[.C386]=&quot;&quot;;[.D386]=&quot;&quot;;[.E386]=&quot;&quot;);0;IF(AND([.B386]=&quot;&quot;;[.C386]&lt;&gt;&quot;&quot;;[.D386]&lt;&gt;&quot;&quot;;[.E386]&lt;&gt;&quot;&quot;);-1;IF(AND([.B386]&lt;&gt;&quot;&quot;;[.C386]=&quot;&quot;;[.D386]&lt;&gt;&quot;&quot;;[.E386]&lt;&gt;&quot;&quot;);-2;IF(AND([.B386]&lt;&gt;&quot;&quot;;[.C386]&lt;&gt;&quot;&quot;;[.D386]=&quot;&quot;;[.E386]&lt;&gt;&quot;&quot;);-3;IF(AND([.B386]=&quot;&quot;;[.C386]&lt;&gt;&quot;&quot;;[.D386]&lt;&gt;&quot;&quot;;[.E386]=&quot;&quot;);-3;IF(AND([.B386]&lt;&gt;&quot;&quot;;[.C386]&lt;&gt;&quot;&quot;;[.D386]&lt;&gt;&quot;&quot;;[.E386]&lt;&gt;&quot;&quot;);1;-4))))))" office:value-type="float" office:value="0">
            <text:p>0</text:p>
          </table:table-cell>
          <table:table-cell table:number-columns-repeated="1015"/>
        </table:table-row>
        <table:table-row table:style-name="ro3">
          <table:table-cell table:style-name="ce150" office:value-type="float" office:value="383">
            <text:p>383</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387]=0;&quot;-&quot;;IF([.I387]=-1;&quot;! Mini-game's name missing !&quot;;IF([.I387]=-2;&quot;! Developer's name missing !&quot;;IF([.I387]=-3;&quot;! Challenge's type missing !&quot;;IF([.I387]=-4;&quot;! Difficulty rating missing !&quot;;CONCATENATE(iferror(CONCATENATE(LEFT([.D387];1);MID([.D387];SEARCH(&quot;-&quot;;[.D387];1)+1;1));LEFT([.D387];1));COUNTIF([.$D$5:.$D387];[.D387]);&quot;_&quot;;SUBSTITUTE(PROPER([.B387]);&quot; &quot;;&quot;&quot;);&quot;_&quot;;[.E387]))))))" office:value-type="string" office:string-value="-">
            <text:p>-</text:p>
          </table:table-cell>
          <table:table-cell table:style-name="ce178" table:formula="of:=IF(AND([.B387]=&quot;&quot;;[.C387]=&quot;&quot;;[.D387]=&quot;&quot;;[.E387]=&quot;&quot;);0;IF(AND([.B387]=&quot;&quot;;[.C387]&lt;&gt;&quot;&quot;;[.D387]&lt;&gt;&quot;&quot;;[.E387]&lt;&gt;&quot;&quot;);-1;IF(AND([.B387]&lt;&gt;&quot;&quot;;[.C387]=&quot;&quot;;[.D387]&lt;&gt;&quot;&quot;;[.E387]&lt;&gt;&quot;&quot;);-2;IF(AND([.B387]&lt;&gt;&quot;&quot;;[.C387]&lt;&gt;&quot;&quot;;[.D387]=&quot;&quot;;[.E387]&lt;&gt;&quot;&quot;);-3;IF(AND([.B387]=&quot;&quot;;[.C387]&lt;&gt;&quot;&quot;;[.D387]&lt;&gt;&quot;&quot;;[.E387]=&quot;&quot;);-3;IF(AND([.B387]&lt;&gt;&quot;&quot;;[.C387]&lt;&gt;&quot;&quot;;[.D387]&lt;&gt;&quot;&quot;;[.E387]&lt;&gt;&quot;&quot;);1;-4))))))" office:value-type="float" office:value="0">
            <text:p>0</text:p>
          </table:table-cell>
          <table:table-cell table:number-columns-repeated="1015"/>
        </table:table-row>
        <table:table-row table:style-name="ro3">
          <table:table-cell table:style-name="ce150" office:value-type="float" office:value="384">
            <text:p>384</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388]=0;&quot;-&quot;;IF([.I388]=-1;&quot;! Mini-game's name missing !&quot;;IF([.I388]=-2;&quot;! Developer's name missing !&quot;;IF([.I388]=-3;&quot;! Challenge's type missing !&quot;;IF([.I388]=-4;&quot;! Difficulty rating missing !&quot;;CONCATENATE(iferror(CONCATENATE(LEFT([.D388];1);MID([.D388];SEARCH(&quot;-&quot;;[.D388];1)+1;1));LEFT([.D388];1));COUNTIF([.$D$5:.$D388];[.D388]);&quot;_&quot;;SUBSTITUTE(PROPER([.B388]);&quot; &quot;;&quot;&quot;);&quot;_&quot;;[.E388]))))))" office:value-type="string" office:string-value="-">
            <text:p>-</text:p>
          </table:table-cell>
          <table:table-cell table:style-name="ce178" table:formula="of:=IF(AND([.B388]=&quot;&quot;;[.C388]=&quot;&quot;;[.D388]=&quot;&quot;;[.E388]=&quot;&quot;);0;IF(AND([.B388]=&quot;&quot;;[.C388]&lt;&gt;&quot;&quot;;[.D388]&lt;&gt;&quot;&quot;;[.E388]&lt;&gt;&quot;&quot;);-1;IF(AND([.B388]&lt;&gt;&quot;&quot;;[.C388]=&quot;&quot;;[.D388]&lt;&gt;&quot;&quot;;[.E388]&lt;&gt;&quot;&quot;);-2;IF(AND([.B388]&lt;&gt;&quot;&quot;;[.C388]&lt;&gt;&quot;&quot;;[.D388]=&quot;&quot;;[.E388]&lt;&gt;&quot;&quot;);-3;IF(AND([.B388]=&quot;&quot;;[.C388]&lt;&gt;&quot;&quot;;[.D388]&lt;&gt;&quot;&quot;;[.E388]=&quot;&quot;);-3;IF(AND([.B388]&lt;&gt;&quot;&quot;;[.C388]&lt;&gt;&quot;&quot;;[.D388]&lt;&gt;&quot;&quot;;[.E388]&lt;&gt;&quot;&quot;);1;-4))))))" office:value-type="float" office:value="0">
            <text:p>0</text:p>
          </table:table-cell>
          <table:table-cell table:number-columns-repeated="1015"/>
        </table:table-row>
        <table:table-row table:style-name="ro3">
          <table:table-cell table:style-name="ce150" office:value-type="float" office:value="385">
            <text:p>385</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389]=0;&quot;-&quot;;IF([.I389]=-1;&quot;! Mini-game's name missing !&quot;;IF([.I389]=-2;&quot;! Developer's name missing !&quot;;IF([.I389]=-3;&quot;! Challenge's type missing !&quot;;IF([.I389]=-4;&quot;! Difficulty rating missing !&quot;;CONCATENATE(iferror(CONCATENATE(LEFT([.D389];1);MID([.D389];SEARCH(&quot;-&quot;;[.D389];1)+1;1));LEFT([.D389];1));COUNTIF([.$D$5:.$D389];[.D389]);&quot;_&quot;;SUBSTITUTE(PROPER([.B389]);&quot; &quot;;&quot;&quot;);&quot;_&quot;;[.E389]))))))" office:value-type="string" office:string-value="-">
            <text:p>-</text:p>
          </table:table-cell>
          <table:table-cell table:style-name="ce178" table:formula="of:=IF(AND([.B389]=&quot;&quot;;[.C389]=&quot;&quot;;[.D389]=&quot;&quot;;[.E389]=&quot;&quot;);0;IF(AND([.B389]=&quot;&quot;;[.C389]&lt;&gt;&quot;&quot;;[.D389]&lt;&gt;&quot;&quot;;[.E389]&lt;&gt;&quot;&quot;);-1;IF(AND([.B389]&lt;&gt;&quot;&quot;;[.C389]=&quot;&quot;;[.D389]&lt;&gt;&quot;&quot;;[.E389]&lt;&gt;&quot;&quot;);-2;IF(AND([.B389]&lt;&gt;&quot;&quot;;[.C389]&lt;&gt;&quot;&quot;;[.D389]=&quot;&quot;;[.E389]&lt;&gt;&quot;&quot;);-3;IF(AND([.B389]=&quot;&quot;;[.C389]&lt;&gt;&quot;&quot;;[.D389]&lt;&gt;&quot;&quot;;[.E389]=&quot;&quot;);-3;IF(AND([.B389]&lt;&gt;&quot;&quot;;[.C389]&lt;&gt;&quot;&quot;;[.D389]&lt;&gt;&quot;&quot;;[.E389]&lt;&gt;&quot;&quot;);1;-4))))))" office:value-type="float" office:value="0">
            <text:p>0</text:p>
          </table:table-cell>
          <table:table-cell table:number-columns-repeated="1015"/>
        </table:table-row>
        <table:table-row table:style-name="ro3">
          <table:table-cell table:style-name="ce150" office:value-type="float" office:value="386">
            <text:p>386</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390]=0;&quot;-&quot;;IF([.I390]=-1;&quot;! Mini-game's name missing !&quot;;IF([.I390]=-2;&quot;! Developer's name missing !&quot;;IF([.I390]=-3;&quot;! Challenge's type missing !&quot;;IF([.I390]=-4;&quot;! Difficulty rating missing !&quot;;CONCATENATE(iferror(CONCATENATE(LEFT([.D390];1);MID([.D390];SEARCH(&quot;-&quot;;[.D390];1)+1;1));LEFT([.D390];1));COUNTIF([.$D$5:.$D390];[.D390]);&quot;_&quot;;SUBSTITUTE(PROPER([.B390]);&quot; &quot;;&quot;&quot;);&quot;_&quot;;[.E390]))))))" office:value-type="string" office:string-value="-">
            <text:p>-</text:p>
          </table:table-cell>
          <table:table-cell table:style-name="ce178" table:formula="of:=IF(AND([.B390]=&quot;&quot;;[.C390]=&quot;&quot;;[.D390]=&quot;&quot;;[.E390]=&quot;&quot;);0;IF(AND([.B390]=&quot;&quot;;[.C390]&lt;&gt;&quot;&quot;;[.D390]&lt;&gt;&quot;&quot;;[.E390]&lt;&gt;&quot;&quot;);-1;IF(AND([.B390]&lt;&gt;&quot;&quot;;[.C390]=&quot;&quot;;[.D390]&lt;&gt;&quot;&quot;;[.E390]&lt;&gt;&quot;&quot;);-2;IF(AND([.B390]&lt;&gt;&quot;&quot;;[.C390]&lt;&gt;&quot;&quot;;[.D390]=&quot;&quot;;[.E390]&lt;&gt;&quot;&quot;);-3;IF(AND([.B390]=&quot;&quot;;[.C390]&lt;&gt;&quot;&quot;;[.D390]&lt;&gt;&quot;&quot;;[.E390]=&quot;&quot;);-3;IF(AND([.B390]&lt;&gt;&quot;&quot;;[.C390]&lt;&gt;&quot;&quot;;[.D390]&lt;&gt;&quot;&quot;;[.E390]&lt;&gt;&quot;&quot;);1;-4))))))" office:value-type="float" office:value="0">
            <text:p>0</text:p>
          </table:table-cell>
          <table:table-cell table:number-columns-repeated="1015"/>
        </table:table-row>
        <table:table-row table:style-name="ro3">
          <table:table-cell table:style-name="ce150" office:value-type="float" office:value="387">
            <text:p>387</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391]=0;&quot;-&quot;;IF([.I391]=-1;&quot;! Mini-game's name missing !&quot;;IF([.I391]=-2;&quot;! Developer's name missing !&quot;;IF([.I391]=-3;&quot;! Challenge's type missing !&quot;;IF([.I391]=-4;&quot;! Difficulty rating missing !&quot;;CONCATENATE(iferror(CONCATENATE(LEFT([.D391];1);MID([.D391];SEARCH(&quot;-&quot;;[.D391];1)+1;1));LEFT([.D391];1));COUNTIF([.$D$5:.$D391];[.D391]);&quot;_&quot;;SUBSTITUTE(PROPER([.B391]);&quot; &quot;;&quot;&quot;);&quot;_&quot;;[.E391]))))))" office:value-type="string" office:string-value="-">
            <text:p>-</text:p>
          </table:table-cell>
          <table:table-cell table:style-name="ce178" table:formula="of:=IF(AND([.B391]=&quot;&quot;;[.C391]=&quot;&quot;;[.D391]=&quot;&quot;;[.E391]=&quot;&quot;);0;IF(AND([.B391]=&quot;&quot;;[.C391]&lt;&gt;&quot;&quot;;[.D391]&lt;&gt;&quot;&quot;;[.E391]&lt;&gt;&quot;&quot;);-1;IF(AND([.B391]&lt;&gt;&quot;&quot;;[.C391]=&quot;&quot;;[.D391]&lt;&gt;&quot;&quot;;[.E391]&lt;&gt;&quot;&quot;);-2;IF(AND([.B391]&lt;&gt;&quot;&quot;;[.C391]&lt;&gt;&quot;&quot;;[.D391]=&quot;&quot;;[.E391]&lt;&gt;&quot;&quot;);-3;IF(AND([.B391]=&quot;&quot;;[.C391]&lt;&gt;&quot;&quot;;[.D391]&lt;&gt;&quot;&quot;;[.E391]=&quot;&quot;);-3;IF(AND([.B391]&lt;&gt;&quot;&quot;;[.C391]&lt;&gt;&quot;&quot;;[.D391]&lt;&gt;&quot;&quot;;[.E391]&lt;&gt;&quot;&quot;);1;-4))))))" office:value-type="float" office:value="0">
            <text:p>0</text:p>
          </table:table-cell>
          <table:table-cell table:number-columns-repeated="1015"/>
        </table:table-row>
        <table:table-row table:style-name="ro3">
          <table:table-cell table:style-name="ce150" office:value-type="float" office:value="388">
            <text:p>388</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392]=0;&quot;-&quot;;IF([.I392]=-1;&quot;! Mini-game's name missing !&quot;;IF([.I392]=-2;&quot;! Developer's name missing !&quot;;IF([.I392]=-3;&quot;! Challenge's type missing !&quot;;IF([.I392]=-4;&quot;! Difficulty rating missing !&quot;;CONCATENATE(iferror(CONCATENATE(LEFT([.D392];1);MID([.D392];SEARCH(&quot;-&quot;;[.D392];1)+1;1));LEFT([.D392];1));COUNTIF([.$D$5:.$D392];[.D392]);&quot;_&quot;;SUBSTITUTE(PROPER([.B392]);&quot; &quot;;&quot;&quot;);&quot;_&quot;;[.E392]))))))" office:value-type="string" office:string-value="-">
            <text:p>-</text:p>
          </table:table-cell>
          <table:table-cell table:style-name="ce178" table:formula="of:=IF(AND([.B392]=&quot;&quot;;[.C392]=&quot;&quot;;[.D392]=&quot;&quot;;[.E392]=&quot;&quot;);0;IF(AND([.B392]=&quot;&quot;;[.C392]&lt;&gt;&quot;&quot;;[.D392]&lt;&gt;&quot;&quot;;[.E392]&lt;&gt;&quot;&quot;);-1;IF(AND([.B392]&lt;&gt;&quot;&quot;;[.C392]=&quot;&quot;;[.D392]&lt;&gt;&quot;&quot;;[.E392]&lt;&gt;&quot;&quot;);-2;IF(AND([.B392]&lt;&gt;&quot;&quot;;[.C392]&lt;&gt;&quot;&quot;;[.D392]=&quot;&quot;;[.E392]&lt;&gt;&quot;&quot;);-3;IF(AND([.B392]=&quot;&quot;;[.C392]&lt;&gt;&quot;&quot;;[.D392]&lt;&gt;&quot;&quot;;[.E392]=&quot;&quot;);-3;IF(AND([.B392]&lt;&gt;&quot;&quot;;[.C392]&lt;&gt;&quot;&quot;;[.D392]&lt;&gt;&quot;&quot;;[.E392]&lt;&gt;&quot;&quot;);1;-4))))))" office:value-type="float" office:value="0">
            <text:p>0</text:p>
          </table:table-cell>
          <table:table-cell table:number-columns-repeated="1015"/>
        </table:table-row>
        <table:table-row table:style-name="ro3">
          <table:table-cell table:style-name="ce150" office:value-type="float" office:value="389">
            <text:p>389</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393]=0;&quot;-&quot;;IF([.I393]=-1;&quot;! Mini-game's name missing !&quot;;IF([.I393]=-2;&quot;! Developer's name missing !&quot;;IF([.I393]=-3;&quot;! Challenge's type missing !&quot;;IF([.I393]=-4;&quot;! Difficulty rating missing !&quot;;CONCATENATE(iferror(CONCATENATE(LEFT([.D393];1);MID([.D393];SEARCH(&quot;-&quot;;[.D393];1)+1;1));LEFT([.D393];1));COUNTIF([.$D$5:.$D393];[.D393]);&quot;_&quot;;SUBSTITUTE(PROPER([.B393]);&quot; &quot;;&quot;&quot;);&quot;_&quot;;[.E393]))))))" office:value-type="string" office:string-value="-">
            <text:p>-</text:p>
          </table:table-cell>
          <table:table-cell table:style-name="ce178" table:formula="of:=IF(AND([.B393]=&quot;&quot;;[.C393]=&quot;&quot;;[.D393]=&quot;&quot;;[.E393]=&quot;&quot;);0;IF(AND([.B393]=&quot;&quot;;[.C393]&lt;&gt;&quot;&quot;;[.D393]&lt;&gt;&quot;&quot;;[.E393]&lt;&gt;&quot;&quot;);-1;IF(AND([.B393]&lt;&gt;&quot;&quot;;[.C393]=&quot;&quot;;[.D393]&lt;&gt;&quot;&quot;;[.E393]&lt;&gt;&quot;&quot;);-2;IF(AND([.B393]&lt;&gt;&quot;&quot;;[.C393]&lt;&gt;&quot;&quot;;[.D393]=&quot;&quot;;[.E393]&lt;&gt;&quot;&quot;);-3;IF(AND([.B393]=&quot;&quot;;[.C393]&lt;&gt;&quot;&quot;;[.D393]&lt;&gt;&quot;&quot;;[.E393]=&quot;&quot;);-3;IF(AND([.B393]&lt;&gt;&quot;&quot;;[.C393]&lt;&gt;&quot;&quot;;[.D393]&lt;&gt;&quot;&quot;;[.E393]&lt;&gt;&quot;&quot;);1;-4))))))" office:value-type="float" office:value="0">
            <text:p>0</text:p>
          </table:table-cell>
          <table:table-cell table:number-columns-repeated="1015"/>
        </table:table-row>
        <table:table-row table:style-name="ro3">
          <table:table-cell table:style-name="ce150" office:value-type="float" office:value="390">
            <text:p>390</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394]=0;&quot;-&quot;;IF([.I394]=-1;&quot;! Mini-game's name missing !&quot;;IF([.I394]=-2;&quot;! Developer's name missing !&quot;;IF([.I394]=-3;&quot;! Challenge's type missing !&quot;;IF([.I394]=-4;&quot;! Difficulty rating missing !&quot;;CONCATENATE(iferror(CONCATENATE(LEFT([.D394];1);MID([.D394];SEARCH(&quot;-&quot;;[.D394];1)+1;1));LEFT([.D394];1));COUNTIF([.$D$5:.$D394];[.D394]);&quot;_&quot;;SUBSTITUTE(PROPER([.B394]);&quot; &quot;;&quot;&quot;);&quot;_&quot;;[.E394]))))))" office:value-type="string" office:string-value="-">
            <text:p>-</text:p>
          </table:table-cell>
          <table:table-cell table:style-name="ce178" table:formula="of:=IF(AND([.B394]=&quot;&quot;;[.C394]=&quot;&quot;;[.D394]=&quot;&quot;;[.E394]=&quot;&quot;);0;IF(AND([.B394]=&quot;&quot;;[.C394]&lt;&gt;&quot;&quot;;[.D394]&lt;&gt;&quot;&quot;;[.E394]&lt;&gt;&quot;&quot;);-1;IF(AND([.B394]&lt;&gt;&quot;&quot;;[.C394]=&quot;&quot;;[.D394]&lt;&gt;&quot;&quot;;[.E394]&lt;&gt;&quot;&quot;);-2;IF(AND([.B394]&lt;&gt;&quot;&quot;;[.C394]&lt;&gt;&quot;&quot;;[.D394]=&quot;&quot;;[.E394]&lt;&gt;&quot;&quot;);-3;IF(AND([.B394]=&quot;&quot;;[.C394]&lt;&gt;&quot;&quot;;[.D394]&lt;&gt;&quot;&quot;;[.E394]=&quot;&quot;);-3;IF(AND([.B394]&lt;&gt;&quot;&quot;;[.C394]&lt;&gt;&quot;&quot;;[.D394]&lt;&gt;&quot;&quot;;[.E394]&lt;&gt;&quot;&quot;);1;-4))))))" office:value-type="float" office:value="0">
            <text:p>0</text:p>
          </table:table-cell>
          <table:table-cell table:number-columns-repeated="1015"/>
        </table:table-row>
        <table:table-row table:style-name="ro3">
          <table:table-cell table:style-name="ce150" office:value-type="float" office:value="391">
            <text:p>391</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395]=0;&quot;-&quot;;IF([.I395]=-1;&quot;! Mini-game's name missing !&quot;;IF([.I395]=-2;&quot;! Developer's name missing !&quot;;IF([.I395]=-3;&quot;! Challenge's type missing !&quot;;IF([.I395]=-4;&quot;! Difficulty rating missing !&quot;;CONCATENATE(iferror(CONCATENATE(LEFT([.D395];1);MID([.D395];SEARCH(&quot;-&quot;;[.D395];1)+1;1));LEFT([.D395];1));COUNTIF([.$D$5:.$D395];[.D395]);&quot;_&quot;;SUBSTITUTE(PROPER([.B395]);&quot; &quot;;&quot;&quot;);&quot;_&quot;;[.E395]))))))" office:value-type="string" office:string-value="-">
            <text:p>-</text:p>
          </table:table-cell>
          <table:table-cell table:style-name="ce178" table:formula="of:=IF(AND([.B395]=&quot;&quot;;[.C395]=&quot;&quot;;[.D395]=&quot;&quot;;[.E395]=&quot;&quot;);0;IF(AND([.B395]=&quot;&quot;;[.C395]&lt;&gt;&quot;&quot;;[.D395]&lt;&gt;&quot;&quot;;[.E395]&lt;&gt;&quot;&quot;);-1;IF(AND([.B395]&lt;&gt;&quot;&quot;;[.C395]=&quot;&quot;;[.D395]&lt;&gt;&quot;&quot;;[.E395]&lt;&gt;&quot;&quot;);-2;IF(AND([.B395]&lt;&gt;&quot;&quot;;[.C395]&lt;&gt;&quot;&quot;;[.D395]=&quot;&quot;;[.E395]&lt;&gt;&quot;&quot;);-3;IF(AND([.B395]=&quot;&quot;;[.C395]&lt;&gt;&quot;&quot;;[.D395]&lt;&gt;&quot;&quot;;[.E395]=&quot;&quot;);-3;IF(AND([.B395]&lt;&gt;&quot;&quot;;[.C395]&lt;&gt;&quot;&quot;;[.D395]&lt;&gt;&quot;&quot;;[.E395]&lt;&gt;&quot;&quot;);1;-4))))))" office:value-type="float" office:value="0">
            <text:p>0</text:p>
          </table:table-cell>
          <table:table-cell table:number-columns-repeated="1015"/>
        </table:table-row>
        <table:table-row table:style-name="ro3">
          <table:table-cell table:style-name="ce150" office:value-type="float" office:value="392">
            <text:p>392</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396]=0;&quot;-&quot;;IF([.I396]=-1;&quot;! Mini-game's name missing !&quot;;IF([.I396]=-2;&quot;! Developer's name missing !&quot;;IF([.I396]=-3;&quot;! Challenge's type missing !&quot;;IF([.I396]=-4;&quot;! Difficulty rating missing !&quot;;CONCATENATE(iferror(CONCATENATE(LEFT([.D396];1);MID([.D396];SEARCH(&quot;-&quot;;[.D396];1)+1;1));LEFT([.D396];1));COUNTIF([.$D$5:.$D396];[.D396]);&quot;_&quot;;SUBSTITUTE(PROPER([.B396]);&quot; &quot;;&quot;&quot;);&quot;_&quot;;[.E396]))))))" office:value-type="string" office:string-value="-">
            <text:p>-</text:p>
          </table:table-cell>
          <table:table-cell table:style-name="ce178" table:formula="of:=IF(AND([.B396]=&quot;&quot;;[.C396]=&quot;&quot;;[.D396]=&quot;&quot;;[.E396]=&quot;&quot;);0;IF(AND([.B396]=&quot;&quot;;[.C396]&lt;&gt;&quot;&quot;;[.D396]&lt;&gt;&quot;&quot;;[.E396]&lt;&gt;&quot;&quot;);-1;IF(AND([.B396]&lt;&gt;&quot;&quot;;[.C396]=&quot;&quot;;[.D396]&lt;&gt;&quot;&quot;;[.E396]&lt;&gt;&quot;&quot;);-2;IF(AND([.B396]&lt;&gt;&quot;&quot;;[.C396]&lt;&gt;&quot;&quot;;[.D396]=&quot;&quot;;[.E396]&lt;&gt;&quot;&quot;);-3;IF(AND([.B396]=&quot;&quot;;[.C396]&lt;&gt;&quot;&quot;;[.D396]&lt;&gt;&quot;&quot;;[.E396]=&quot;&quot;);-3;IF(AND([.B396]&lt;&gt;&quot;&quot;;[.C396]&lt;&gt;&quot;&quot;;[.D396]&lt;&gt;&quot;&quot;;[.E396]&lt;&gt;&quot;&quot;);1;-4))))))" office:value-type="float" office:value="0">
            <text:p>0</text:p>
          </table:table-cell>
          <table:table-cell table:number-columns-repeated="1015"/>
        </table:table-row>
        <table:table-row table:style-name="ro3">
          <table:table-cell table:style-name="ce150" office:value-type="float" office:value="393">
            <text:p>393</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397]=0;&quot;-&quot;;IF([.I397]=-1;&quot;! Mini-game's name missing !&quot;;IF([.I397]=-2;&quot;! Developer's name missing !&quot;;IF([.I397]=-3;&quot;! Challenge's type missing !&quot;;IF([.I397]=-4;&quot;! Difficulty rating missing !&quot;;CONCATENATE(iferror(CONCATENATE(LEFT([.D397];1);MID([.D397];SEARCH(&quot;-&quot;;[.D397];1)+1;1));LEFT([.D397];1));COUNTIF([.$D$5:.$D397];[.D397]);&quot;_&quot;;SUBSTITUTE(PROPER([.B397]);&quot; &quot;;&quot;&quot;);&quot;_&quot;;[.E397]))))))" office:value-type="string" office:string-value="-">
            <text:p>-</text:p>
          </table:table-cell>
          <table:table-cell table:style-name="ce178" table:formula="of:=IF(AND([.B397]=&quot;&quot;;[.C397]=&quot;&quot;;[.D397]=&quot;&quot;;[.E397]=&quot;&quot;);0;IF(AND([.B397]=&quot;&quot;;[.C397]&lt;&gt;&quot;&quot;;[.D397]&lt;&gt;&quot;&quot;;[.E397]&lt;&gt;&quot;&quot;);-1;IF(AND([.B397]&lt;&gt;&quot;&quot;;[.C397]=&quot;&quot;;[.D397]&lt;&gt;&quot;&quot;;[.E397]&lt;&gt;&quot;&quot;);-2;IF(AND([.B397]&lt;&gt;&quot;&quot;;[.C397]&lt;&gt;&quot;&quot;;[.D397]=&quot;&quot;;[.E397]&lt;&gt;&quot;&quot;);-3;IF(AND([.B397]=&quot;&quot;;[.C397]&lt;&gt;&quot;&quot;;[.D397]&lt;&gt;&quot;&quot;;[.E397]=&quot;&quot;);-3;IF(AND([.B397]&lt;&gt;&quot;&quot;;[.C397]&lt;&gt;&quot;&quot;;[.D397]&lt;&gt;&quot;&quot;;[.E397]&lt;&gt;&quot;&quot;);1;-4))))))" office:value-type="float" office:value="0">
            <text:p>0</text:p>
          </table:table-cell>
          <table:table-cell table:number-columns-repeated="1015"/>
        </table:table-row>
        <table:table-row table:style-name="ro3">
          <table:table-cell table:style-name="ce150" office:value-type="float" office:value="394">
            <text:p>394</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398]=0;&quot;-&quot;;IF([.I398]=-1;&quot;! Mini-game's name missing !&quot;;IF([.I398]=-2;&quot;! Developer's name missing !&quot;;IF([.I398]=-3;&quot;! Challenge's type missing !&quot;;IF([.I398]=-4;&quot;! Difficulty rating missing !&quot;;CONCATENATE(iferror(CONCATENATE(LEFT([.D398];1);MID([.D398];SEARCH(&quot;-&quot;;[.D398];1)+1;1));LEFT([.D398];1));COUNTIF([.$D$5:.$D398];[.D398]);&quot;_&quot;;SUBSTITUTE(PROPER([.B398]);&quot; &quot;;&quot;&quot;);&quot;_&quot;;[.E398]))))))" office:value-type="string" office:string-value="-">
            <text:p>-</text:p>
          </table:table-cell>
          <table:table-cell table:style-name="ce178" table:formula="of:=IF(AND([.B398]=&quot;&quot;;[.C398]=&quot;&quot;;[.D398]=&quot;&quot;;[.E398]=&quot;&quot;);0;IF(AND([.B398]=&quot;&quot;;[.C398]&lt;&gt;&quot;&quot;;[.D398]&lt;&gt;&quot;&quot;;[.E398]&lt;&gt;&quot;&quot;);-1;IF(AND([.B398]&lt;&gt;&quot;&quot;;[.C398]=&quot;&quot;;[.D398]&lt;&gt;&quot;&quot;;[.E398]&lt;&gt;&quot;&quot;);-2;IF(AND([.B398]&lt;&gt;&quot;&quot;;[.C398]&lt;&gt;&quot;&quot;;[.D398]=&quot;&quot;;[.E398]&lt;&gt;&quot;&quot;);-3;IF(AND([.B398]=&quot;&quot;;[.C398]&lt;&gt;&quot;&quot;;[.D398]&lt;&gt;&quot;&quot;;[.E398]=&quot;&quot;);-3;IF(AND([.B398]&lt;&gt;&quot;&quot;;[.C398]&lt;&gt;&quot;&quot;;[.D398]&lt;&gt;&quot;&quot;;[.E398]&lt;&gt;&quot;&quot;);1;-4))))))" office:value-type="float" office:value="0">
            <text:p>0</text:p>
          </table:table-cell>
          <table:table-cell table:number-columns-repeated="1015"/>
        </table:table-row>
        <table:table-row table:style-name="ro3">
          <table:table-cell table:style-name="ce150" office:value-type="float" office:value="395">
            <text:p>395</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399]=0;&quot;-&quot;;IF([.I399]=-1;&quot;! Mini-game's name missing !&quot;;IF([.I399]=-2;&quot;! Developer's name missing !&quot;;IF([.I399]=-3;&quot;! Challenge's type missing !&quot;;IF([.I399]=-4;&quot;! Difficulty rating missing !&quot;;CONCATENATE(iferror(CONCATENATE(LEFT([.D399];1);MID([.D399];SEARCH(&quot;-&quot;;[.D399];1)+1;1));LEFT([.D399];1));COUNTIF([.$D$5:.$D399];[.D399]);&quot;_&quot;;SUBSTITUTE(PROPER([.B399]);&quot; &quot;;&quot;&quot;);&quot;_&quot;;[.E399]))))))" office:value-type="string" office:string-value="-">
            <text:p>-</text:p>
          </table:table-cell>
          <table:table-cell table:style-name="ce178" table:formula="of:=IF(AND([.B399]=&quot;&quot;;[.C399]=&quot;&quot;;[.D399]=&quot;&quot;;[.E399]=&quot;&quot;);0;IF(AND([.B399]=&quot;&quot;;[.C399]&lt;&gt;&quot;&quot;;[.D399]&lt;&gt;&quot;&quot;;[.E399]&lt;&gt;&quot;&quot;);-1;IF(AND([.B399]&lt;&gt;&quot;&quot;;[.C399]=&quot;&quot;;[.D399]&lt;&gt;&quot;&quot;;[.E399]&lt;&gt;&quot;&quot;);-2;IF(AND([.B399]&lt;&gt;&quot;&quot;;[.C399]&lt;&gt;&quot;&quot;;[.D399]=&quot;&quot;;[.E399]&lt;&gt;&quot;&quot;);-3;IF(AND([.B399]=&quot;&quot;;[.C399]&lt;&gt;&quot;&quot;;[.D399]&lt;&gt;&quot;&quot;;[.E399]=&quot;&quot;);-3;IF(AND([.B399]&lt;&gt;&quot;&quot;;[.C399]&lt;&gt;&quot;&quot;;[.D399]&lt;&gt;&quot;&quot;;[.E399]&lt;&gt;&quot;&quot;);1;-4))))))" office:value-type="float" office:value="0">
            <text:p>0</text:p>
          </table:table-cell>
          <table:table-cell table:number-columns-repeated="1015"/>
        </table:table-row>
        <table:table-row table:style-name="ro3">
          <table:table-cell table:style-name="ce150" office:value-type="float" office:value="396">
            <text:p>396</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400]=0;&quot;-&quot;;IF([.I400]=-1;&quot;! Mini-game's name missing !&quot;;IF([.I400]=-2;&quot;! Developer's name missing !&quot;;IF([.I400]=-3;&quot;! Challenge's type missing !&quot;;IF([.I400]=-4;&quot;! Difficulty rating missing !&quot;;CONCATENATE(iferror(CONCATENATE(LEFT([.D400];1);MID([.D400];SEARCH(&quot;-&quot;;[.D400];1)+1;1));LEFT([.D400];1));COUNTIF([.$D$5:.$D400];[.D400]);&quot;_&quot;;SUBSTITUTE(PROPER([.B400]);&quot; &quot;;&quot;&quot;);&quot;_&quot;;[.E400]))))))" office:value-type="string" office:string-value="-">
            <text:p>-</text:p>
          </table:table-cell>
          <table:table-cell table:style-name="ce178" table:formula="of:=IF(AND([.B400]=&quot;&quot;;[.C400]=&quot;&quot;;[.D400]=&quot;&quot;;[.E400]=&quot;&quot;);0;IF(AND([.B400]=&quot;&quot;;[.C400]&lt;&gt;&quot;&quot;;[.D400]&lt;&gt;&quot;&quot;;[.E400]&lt;&gt;&quot;&quot;);-1;IF(AND([.B400]&lt;&gt;&quot;&quot;;[.C400]=&quot;&quot;;[.D400]&lt;&gt;&quot;&quot;;[.E400]&lt;&gt;&quot;&quot;);-2;IF(AND([.B400]&lt;&gt;&quot;&quot;;[.C400]&lt;&gt;&quot;&quot;;[.D400]=&quot;&quot;;[.E400]&lt;&gt;&quot;&quot;);-3;IF(AND([.B400]=&quot;&quot;;[.C400]&lt;&gt;&quot;&quot;;[.D400]&lt;&gt;&quot;&quot;;[.E400]=&quot;&quot;);-3;IF(AND([.B400]&lt;&gt;&quot;&quot;;[.C400]&lt;&gt;&quot;&quot;;[.D400]&lt;&gt;&quot;&quot;;[.E400]&lt;&gt;&quot;&quot;);1;-4))))))" office:value-type="float" office:value="0">
            <text:p>0</text:p>
          </table:table-cell>
          <table:table-cell table:number-columns-repeated="1015"/>
        </table:table-row>
        <table:table-row table:style-name="ro3">
          <table:table-cell table:style-name="ce150" office:value-type="float" office:value="397">
            <text:p>397</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401]=0;&quot;-&quot;;IF([.I401]=-1;&quot;! Mini-game's name missing !&quot;;IF([.I401]=-2;&quot;! Developer's name missing !&quot;;IF([.I401]=-3;&quot;! Challenge's type missing !&quot;;IF([.I401]=-4;&quot;! Difficulty rating missing !&quot;;CONCATENATE(iferror(CONCATENATE(LEFT([.D401];1);MID([.D401];SEARCH(&quot;-&quot;;[.D401];1)+1;1));LEFT([.D401];1));COUNTIF([.$D$5:.$D401];[.D401]);&quot;_&quot;;SUBSTITUTE(PROPER([.B401]);&quot; &quot;;&quot;&quot;);&quot;_&quot;;[.E401]))))))" office:value-type="string" office:string-value="-">
            <text:p>-</text:p>
          </table:table-cell>
          <table:table-cell table:style-name="ce178" table:formula="of:=IF(AND([.B401]=&quot;&quot;;[.C401]=&quot;&quot;;[.D401]=&quot;&quot;;[.E401]=&quot;&quot;);0;IF(AND([.B401]=&quot;&quot;;[.C401]&lt;&gt;&quot;&quot;;[.D401]&lt;&gt;&quot;&quot;;[.E401]&lt;&gt;&quot;&quot;);-1;IF(AND([.B401]&lt;&gt;&quot;&quot;;[.C401]=&quot;&quot;;[.D401]&lt;&gt;&quot;&quot;;[.E401]&lt;&gt;&quot;&quot;);-2;IF(AND([.B401]&lt;&gt;&quot;&quot;;[.C401]&lt;&gt;&quot;&quot;;[.D401]=&quot;&quot;;[.E401]&lt;&gt;&quot;&quot;);-3;IF(AND([.B401]=&quot;&quot;;[.C401]&lt;&gt;&quot;&quot;;[.D401]&lt;&gt;&quot;&quot;;[.E401]=&quot;&quot;);-3;IF(AND([.B401]&lt;&gt;&quot;&quot;;[.C401]&lt;&gt;&quot;&quot;;[.D401]&lt;&gt;&quot;&quot;;[.E401]&lt;&gt;&quot;&quot;);1;-4))))))" office:value-type="float" office:value="0">
            <text:p>0</text:p>
          </table:table-cell>
          <table:table-cell table:number-columns-repeated="1015"/>
        </table:table-row>
        <table:table-row table:style-name="ro3">
          <table:table-cell table:style-name="ce150" office:value-type="float" office:value="398">
            <text:p>398</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402]=0;&quot;-&quot;;IF([.I402]=-1;&quot;! Mini-game's name missing !&quot;;IF([.I402]=-2;&quot;! Developer's name missing !&quot;;IF([.I402]=-3;&quot;! Challenge's type missing !&quot;;IF([.I402]=-4;&quot;! Difficulty rating missing !&quot;;CONCATENATE(iferror(CONCATENATE(LEFT([.D402];1);MID([.D402];SEARCH(&quot;-&quot;;[.D402];1)+1;1));LEFT([.D402];1));COUNTIF([.$D$5:.$D402];[.D402]);&quot;_&quot;;SUBSTITUTE(PROPER([.B402]);&quot; &quot;;&quot;&quot;);&quot;_&quot;;[.E402]))))))" office:value-type="string" office:string-value="-">
            <text:p>-</text:p>
          </table:table-cell>
          <table:table-cell table:style-name="ce178" table:formula="of:=IF(AND([.B402]=&quot;&quot;;[.C402]=&quot;&quot;;[.D402]=&quot;&quot;;[.E402]=&quot;&quot;);0;IF(AND([.B402]=&quot;&quot;;[.C402]&lt;&gt;&quot;&quot;;[.D402]&lt;&gt;&quot;&quot;;[.E402]&lt;&gt;&quot;&quot;);-1;IF(AND([.B402]&lt;&gt;&quot;&quot;;[.C402]=&quot;&quot;;[.D402]&lt;&gt;&quot;&quot;;[.E402]&lt;&gt;&quot;&quot;);-2;IF(AND([.B402]&lt;&gt;&quot;&quot;;[.C402]&lt;&gt;&quot;&quot;;[.D402]=&quot;&quot;;[.E402]&lt;&gt;&quot;&quot;);-3;IF(AND([.B402]=&quot;&quot;;[.C402]&lt;&gt;&quot;&quot;;[.D402]&lt;&gt;&quot;&quot;;[.E402]=&quot;&quot;);-3;IF(AND([.B402]&lt;&gt;&quot;&quot;;[.C402]&lt;&gt;&quot;&quot;;[.D402]&lt;&gt;&quot;&quot;;[.E402]&lt;&gt;&quot;&quot;);1;-4))))))" office:value-type="float" office:value="0">
            <text:p>0</text:p>
          </table:table-cell>
          <table:table-cell table:number-columns-repeated="1015"/>
        </table:table-row>
        <table:table-row table:style-name="ro3">
          <table:table-cell table:style-name="ce150" office:value-type="float" office:value="399">
            <text:p>399</text:p>
          </table:table-cell>
          <table:table-cell table:style-name="ce155"/>
          <table:table-cell table:style-name="ce160"/>
          <table:table-cell table:style-name="ce163" table:content-validation-name="val1"/>
          <table:table-cell table:style-name="ce166"/>
          <table:table-cell table:style-name="ce166"/>
          <table:table-cell table:style-name="ce169"/>
          <table:table-cell table:style-name="ce172" table:formula="of:=IF([.I403]=0;&quot;-&quot;;IF([.I403]=-1;&quot;! Mini-game's name missing !&quot;;IF([.I403]=-2;&quot;! Developer's name missing !&quot;;IF([.I403]=-3;&quot;! Challenge's type missing !&quot;;IF([.I403]=-4;&quot;! Difficulty rating missing !&quot;;CONCATENATE(iferror(CONCATENATE(LEFT([.D403];1);MID([.D403];SEARCH(&quot;-&quot;;[.D403];1)+1;1));LEFT([.D403];1));COUNTIF([.$D$5:.$D403];[.D403]);&quot;_&quot;;SUBSTITUTE(PROPER([.B403]);&quot; &quot;;&quot;&quot;);&quot;_&quot;;[.E403]))))))" office:value-type="string" office:string-value="-">
            <text:p>-</text:p>
          </table:table-cell>
          <table:table-cell table:style-name="ce178" table:formula="of:=IF(AND([.B403]=&quot;&quot;;[.C403]=&quot;&quot;;[.D403]=&quot;&quot;;[.E403]=&quot;&quot;);0;IF(AND([.B403]=&quot;&quot;;[.C403]&lt;&gt;&quot;&quot;;[.D403]&lt;&gt;&quot;&quot;;[.E403]&lt;&gt;&quot;&quot;);-1;IF(AND([.B403]&lt;&gt;&quot;&quot;;[.C403]=&quot;&quot;;[.D403]&lt;&gt;&quot;&quot;;[.E403]&lt;&gt;&quot;&quot;);-2;IF(AND([.B403]&lt;&gt;&quot;&quot;;[.C403]&lt;&gt;&quot;&quot;;[.D403]=&quot;&quot;;[.E403]&lt;&gt;&quot;&quot;);-3;IF(AND([.B403]=&quot;&quot;;[.C403]&lt;&gt;&quot;&quot;;[.D403]&lt;&gt;&quot;&quot;;[.E403]=&quot;&quot;);-3;IF(AND([.B403]&lt;&gt;&quot;&quot;;[.C403]&lt;&gt;&quot;&quot;;[.D403]&lt;&gt;&quot;&quot;;[.E403]&lt;&gt;&quot;&quot;);1;-4))))))" office:value-type="float" office:value="0">
            <text:p>0</text:p>
          </table:table-cell>
          <table:table-cell table:number-columns-repeated="1015"/>
        </table:table-row>
        <table:table-row table:style-name="ro3">
          <table:table-cell table:style-name="ce150" office:value-type="float" office:value="400">
            <text:p>400</text:p>
          </table:table-cell>
          <table:table-cell table:style-name="ce156"/>
          <table:table-cell table:style-name="ce161"/>
          <table:table-cell table:style-name="ce164" table:content-validation-name="val1"/>
          <table:table-cell table:style-name="ce167"/>
          <table:table-cell table:style-name="ce167"/>
          <table:table-cell table:style-name="ce170"/>
          <table:table-cell table:style-name="ce173" table:formula="of:=IF([.I404]=0;&quot;-&quot;;IF([.I404]=-1;&quot;! Mini-game's name missing !&quot;;IF([.I404]=-2;&quot;! Developer's name missing !&quot;;IF([.I404]=-3;&quot;! Challenge's type missing !&quot;;IF([.I404]=-4;&quot;! Difficulty rating missing !&quot;;CONCATENATE(iferror(CONCATENATE(LEFT([.D404];1);MID([.D404];SEARCH(&quot;-&quot;;[.D404];1)+1;1));LEFT([.D404];1));COUNTIF([.$D$5:.$D404];[.D404]);&quot;_&quot;;SUBSTITUTE(PROPER([.B404]);&quot; &quot;;&quot;&quot;);&quot;_&quot;;[.E404]))))))" office:value-type="string" office:string-value="-">
            <text:p>-</text:p>
          </table:table-cell>
          <table:table-cell table:style-name="ce179" table:formula="of:=IF(AND([.B404]=&quot;&quot;;[.C404]=&quot;&quot;;[.D404]=&quot;&quot;;[.E404]=&quot;&quot;);0;IF(AND([.B404]=&quot;&quot;;[.C404]&lt;&gt;&quot;&quot;;[.D404]&lt;&gt;&quot;&quot;;[.E404]&lt;&gt;&quot;&quot;);-1;IF(AND([.B404]&lt;&gt;&quot;&quot;;[.C404]=&quot;&quot;;[.D404]&lt;&gt;&quot;&quot;;[.E404]&lt;&gt;&quot;&quot;);-2;IF(AND([.B404]&lt;&gt;&quot;&quot;;[.C404]&lt;&gt;&quot;&quot;;[.D404]=&quot;&quot;;[.E404]&lt;&gt;&quot;&quot;);-3;IF(AND([.B404]=&quot;&quot;;[.C404]&lt;&gt;&quot;&quot;;[.D404]&lt;&gt;&quot;&quot;;[.E404]=&quot;&quot;);-3;IF(AND([.B404]&lt;&gt;&quot;&quot;;[.C404]&lt;&gt;&quot;&quot;;[.D404]&lt;&gt;&quot;&quot;;[.E404]&lt;&gt;&quot;&quot;);1;-4))))))" office:value-type="float" office:value="0">
            <text:p>0</text:p>
          </table:table-cell>
          <table:table-cell table:number-columns-repeated="1015"/>
        </table:table-row>
        <table:table-row table:style-name="ro3" table:number-rows-repeated="1048171">
          <table:table-cell table:number-columns-repeated="1024"/>
        </table:table-row>
        <table:table-row table:style-name="ro3">
          <table:table-cell table:number-columns-repeated="1024"/>
        </table:table-row>
        <table:named-expressions/>
      </table:table>
      <table:named-expressions>
        <table:named-expression table:name="DATA_DamnedFlies_FLY" table:base-cell-address="$DATA.$A$1" table:expression="'mini-game sheet'!#ref!"/>
        <table:named-expression table:name="DATA_DamnedFlies_SWATTER" table:base-cell-address="$DATA.$A$1" table:expression="'mini-game sheet'!#ref!"/>
        <table:named-range table:name="ETU_Sections" table:base-cell-address="$DATA.$A$1" table:cell-range-address="$DATA.$B$5:.$B$8"/>
        <table:named-range table:name="LOG_AllGames" table:base-cell-address="$DATA.$A$1" table:cell-range-address="$'MINI-GAMES LIST'.$B$5:.$H$16"/>
        <table:named-range table:name="LOG_ChallengeType" table:base-cell-address="$DATA.$A$1" table:cell-range-address="$DATA.$D$5:.$D$9"/>
        <table:named-expression table:name="LOG_DifficultyOptions" table:base-cell-address="$DATA.$A$1" table:expression="data!#ref!"/>
        <table:named-range table:name="LOG_WareAssigned" table:base-cell-address="$DATA.$A$1" table:cell-range-address="$DATA.$E$5:.$E$8"/>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8000" number:language="fr" number:country="FR">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number-style style:name="N8107P0" style:volatile="true" number:language="fr" number:country="FR">
      <number:number number:decimal-places="0" number:min-integer-digits="1" number:grouping="true"/>
      <number:text> €</number:text>
    </number:number-style>
    <number:number-style style:name="N8107" number:language="fr" number:country="FR">
      <number:text>-</number:text>
      <number:number number:decimal-places="0" number:min-integer-digits="1" number:grouping="true"/>
      <number:text> €</number:text>
      <style:map style:condition="value()&gt;=0" style:apply-style-name="N8107P0"/>
    </number:number-style>
    <number:number-style style:name="N8108P0" style:volatile="true" number:language="fr" number:country="FR">
      <number:number number:decimal-places="0" number:min-integer-digits="1" number:grouping="true"/>
      <number:text> €</number:text>
    </number:number-style>
    <number:number-style style:name="N8108" number:language="fr" number:country="FR">
      <style:text-properties fo:color="#ff0000"/>
      <number:text>-</number:text>
      <number:number number:decimal-places="0" number:min-integer-digits="1" number:grouping="true"/>
      <number:text> €</number:text>
      <style:map style:condition="value()&gt;=0" style:apply-style-name="N8108P0"/>
    </number:number-style>
    <number:number-style style:name="N8110P0" style:volatile="true" number:language="fr" number:country="FR">
      <number:number number:decimal-places="2" number:min-integer-digits="1" number:grouping="true"/>
      <number:text> €</number:text>
    </number:number-style>
    <number:number-style style:name="N8110" number:language="fr" number:country="FR">
      <number:text>-</number:text>
      <number:number number:decimal-places="2" number:min-integer-digits="1" number:grouping="true"/>
      <number:text> €</number:text>
      <style:map style:condition="value()&gt;=0" style:apply-style-name="N8110P0"/>
    </number:number-style>
    <number:number-style style:name="N8111P0" style:volatile="true" number:language="fr" number:country="FR">
      <number:number number:decimal-places="2" number:min-integer-digits="1" number:grouping="true"/>
      <number:text> €</number:text>
    </number:number-style>
    <number:number-style style:name="N8111" number:language="fr" number:country="FR">
      <style:text-properties fo:color="#ff0000"/>
      <number:text>-</number:text>
      <number:number number:decimal-places="2" number:min-integer-digits="1" number:grouping="true"/>
      <number:text> €</number:text>
      <style:map style:condition="value()&gt;=0" style:apply-style-name="N8111P0"/>
    </number:number-style>
    <number:date-style style:name="N8112" number:language="fr" number:country="FR">
      <number:day number:style="long"/>
      <number:text>-</number:text>
      <number:month number:textual="true"/>
      <number:text>-</number:text>
      <number:year/>
    </number:date-style>
    <number:date-style style:name="N8113" number:language="fr" number:country="FR">
      <number:day number:style="long"/>
      <number:text>-</number:text>
      <number:month number:textual="true"/>
    </number:date-style>
    <number:date-style style:name="N8114" number:language="fr" number:country="FR">
      <number:month number:textual="true"/>
      <number:text>-</number:text>
      <number:year/>
    </number:date-style>
    <number:time-style style:name="N8115" number:language="fr" number:country="FR">
      <number:hours/>
      <number:text>:</number:text>
      <number:minutes number:style="long"/>
      <number:text> </number:text>
      <number:am-pm/>
    </number:time-style>
    <number:time-style style:name="N8116" number:language="fr" number:country="FR">
      <number:hours/>
      <number:text>:</number:text>
      <number:minutes number:style="long"/>
      <number:text>:</number:text>
      <number:seconds number:style="long"/>
      <number:text> </number:text>
      <number:am-pm/>
    </number:time-style>
    <number:date-style style:name="N8117"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9P0" style:volatile="true" number:language="fr" number:country="FR">
      <number:number number:decimal-places="0" number:min-integer-digits="1" number:grouping="true"/>
      <number:text>   </number:text>
    </number:number-style>
    <number:number-style style:name="N8119" number:language="fr" number:country="FR">
      <number:text>-</number:text>
      <number:number number:decimal-places="0" number:min-integer-digits="1" number:grouping="true"/>
      <number:text>   </number:text>
      <style:map style:condition="value()&gt;=0" style:apply-style-name="N8119P0"/>
    </number:number-style>
    <number:number-style style:name="N8120P0" style:volatile="true" number:language="fr" number:country="FR">
      <number:number number:decimal-places="0" number:min-integer-digits="1" number:grouping="true"/>
      <number:text>   </number:text>
    </number:number-style>
    <number:number-style style:name="N8120" number:language="fr" number:country="FR">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fr" number:country="FR">
      <number:number number:decimal-places="2" number:min-integer-digits="1" number:grouping="true"/>
      <number:text>   </number:text>
    </number:number-style>
    <number:number-style style:name="N8122" number:language="fr" number:country="FR">
      <number:text>-</number:text>
      <number:number number:decimal-places="2" number:min-integer-digits="1" number:grouping="true"/>
      <number:text>   </number:text>
      <style:map style:condition="value()&gt;=0" style:apply-style-name="N8122P0"/>
    </number:number-style>
    <number:number-style style:name="N8123P0" style:volatile="true" number:language="fr" number:country="FR">
      <number:number number:decimal-places="2" number:min-integer-digits="1" number:grouping="true"/>
      <number:text>   </number:text>
    </number:number-style>
    <number:number-style style:name="N8123" number:language="fr" number:country="FR">
      <style:text-properties fo:color="#ff0000"/>
      <number:text>-</number:text>
      <number:number number:decimal-places="2" number:min-integer-digits="1" number:grouping="true"/>
      <number:text>   </number:text>
      <style:map style:condition="value()&gt;=0" style:apply-style-name="N8123P0"/>
    </number:number-style>
    <number:number-style style:name="N8127P0" style:volatile="true" number:language="fr" number:country="FR">
      <number:text> </number:text>
      <number:number number:decimal-places="0" number:min-integer-digits="1" number:grouping="true"/>
      <number:text>    </number:text>
    </number:number-style>
    <number:number-style style:name="N8127P1" style:volatile="true" number:language="fr" number:country="FR">
      <number:text>-</number:text>
      <number:number number:decimal-places="0" number:min-integer-digits="1" number:grouping="true"/>
      <number:text>    </number:text>
    </number:number-style>
    <number:number-style style:name="N8127P2" style:volatile="true" number:language="fr" number:country="FR">
      <number:text> -    </number:text>
    </number:number-style>
    <number:text-style style:name="N8127" number:language="fr" number:country="FR">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fr" number:country="FR">
      <number:text> </number:text>
      <number:number number:decimal-places="0" number:min-integer-digits="1" number:grouping="true"/>
      <number:text> € </number:text>
    </number:number-style>
    <number:number-style style:name="N8131P1" style:volatile="true" number:language="fr" number:country="FR">
      <number:text>-</number:text>
      <number:number number:decimal-places="0" number:min-integer-digits="1" number:grouping="true"/>
      <number:text> € </number:text>
    </number:number-style>
    <number:number-style style:name="N8131P2" style:volatile="true" number:language="fr" number:country="FR">
      <number:text> - € </number:text>
    </number:number-style>
    <number:text-style style:name="N8131" number:language="fr" number:country="FR">
      <number:text-content/>
      <number:text> </number:text>
      <style:map style:condition="value()&gt;0" style:apply-style-name="N8131P0"/>
      <style:map style:condition="value()&lt;0" style:apply-style-name="N8131P1"/>
      <style:map style:condition="value()=0" style:apply-style-name="N8131P2"/>
    </number:text-style>
    <number:number-style style:name="N8135P0" style:volatile="true" number:language="fr" number:country="FR">
      <number:text> </number:text>
      <number:number number:decimal-places="2" number:min-integer-digits="1" number:grouping="true"/>
      <number:text>    </number:text>
    </number:number-style>
    <number:number-style style:name="N8135P1" style:volatile="true" number:language="fr" number:country="FR">
      <number:text>-</number:text>
      <number:number number:decimal-places="2" number:min-integer-digits="1" number:grouping="true"/>
      <number:text>    </number:text>
    </number:number-style>
    <number:number-style style:name="N8135P2" style:volatile="true" number:language="fr" number:country="FR">
      <number:text> -</number:text>
      <number:number number:decimal-places="0" number:min-integer-digits="0"/>
      <number:text>    </number:text>
    </number:number-style>
    <number:text-style style:name="N8135" number:language="fr" number:country="FR">
      <number:text-content/>
      <number:text> </number:text>
      <style:map style:condition="value()&gt;0" style:apply-style-name="N8135P0"/>
      <style:map style:condition="value()&lt;0" style:apply-style-name="N8135P1"/>
      <style:map style:condition="value()=0" style:apply-style-name="N8135P2"/>
    </number:text-style>
    <number:number-style style:name="N8139P0" style:volatile="true" number:language="fr" number:country="FR">
      <number:text> </number:text>
      <number:number number:decimal-places="2" number:min-integer-digits="1" number:grouping="true"/>
      <number:text> € </number:text>
    </number:number-style>
    <number:number-style style:name="N8139P1" style:volatile="true" number:language="fr" number:country="FR">
      <number:text>-</number:text>
      <number:number number:decimal-places="2" number:min-integer-digits="1" number:grouping="true"/>
      <number:text> € </number:text>
    </number:number-style>
    <number:number-style style:name="N8139P2" style:volatile="true" number:language="fr" number:country="FR">
      <number:text> -</number:text>
      <number:number number:decimal-places="0" number:min-integer-digits="0"/>
      <number:text> € </number:text>
    </number:number-style>
    <number:text-style style:name="N8139" number:language="fr" number:country="FR">
      <number:text-content/>
      <number:text> </number:text>
      <style:map style:condition="value()&gt;0" style:apply-style-name="N8139P0"/>
      <style:map style:condition="value()&lt;0" style:apply-style-name="N8139P1"/>
      <style:map style:condition="value()=0" style:apply-style-name="N8139P2"/>
    </number:text-style>
    <number:time-style style:name="N8140" number:language="fr" number:country="FR">
      <number:minutes number:style="long"/>
      <number:text>:</number:text>
      <number:seconds number:style="long"/>
    </number:time-style>
    <number:time-style style:name="N8141" number:language="fr" number:country="FR" number:truncate-on-overflow="false">
      <number:hours/>
      <number:text>:</number:text>
      <number:minutes number:style="long"/>
      <number:text>:</number:text>
      <number:seconds number:style="long"/>
    </number:time-style>
    <number:time-style style:name="N8142" number:language="fr" number:country="FR">
      <number:minutes number:style="long"/>
      <number:text>:</number:text>
      <number:seconds number:style="long" number:decimal-places="1"/>
    </number:time-style>
    <number:number-style style:name="N8143" number:language="fr" number:country="FR">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ormal_20_1" style:display-name="Excel Built-in Normal 1" style:family="table-cell" style:parent-style-name="Excel_20_Built-in_20_Normal"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12">12/06/2017</text:date>, <text:time>16:13:57</text:time></text:p>
        </style:region-right>
      </style:header>
      <style:header-left style:display="false"/>
      <style:footer>
        <text:p>Page <text:page-number>1</text:page-number> / <text:page-count>99</text:page-count></text:p>
      </style:footer>
      <style:footer-left style:display="false"/>
    </style:master-page>
    <style:master-page style:name="PageStyle_5f_DATA" style:display-name="PageStyle_DATA" style:page-layout-name="Mpm3">
      <style:header style:display="false"/>
      <style:header-left style:display="false"/>
      <style:footer style:display="false"/>
      <style:footer-left style:display="false"/>
    </style:master-page>
    <style:master-page style:name="PageStyle_5f_MINI-GAME_20_SHEET" style:display-name="PageStyle_MINI-GAME SHEET" style:page-layout-name="Mpm3">
      <style:header style:display="false"/>
      <style:header-left style:display="false"/>
      <style:footer style:display="false"/>
      <style:footer-left style:display="false"/>
    </style:master-page>
    <style:master-page style:name="PageStyle_5f_MINI-GAMES_20_LIST" style:display-name="PageStyle_MINI-GAMES LIS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6-12T16:13:57.25</dc:date>
    <dc:creator>Wahler Rebecca</dc:creator>
    <meta:generator>OpenOffice/4.0.1$Win32 OpenOffice.org_project/401m5$Build-9714</meta:generator>
    <meta:editing-duration>PT1H33M15S</meta:editing-duration>
    <meta:editing-cycles>16</meta:editing-cycles>
    <meta:document-statistic meta:table-count="7" meta:cell-count="3755" meta:object-count="0"/>
  </office:meta>
</office:document-meta>
</file>